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51pt"/>
    </style:style>
    <style:style style:name="co2" style:family="table-column">
      <style:table-column-properties fo:break-before="auto" style:column-width="58.65pt"/>
    </style:style>
    <style:style style:name="co3" style:family="table-column">
      <style:table-column-properties fo:break-before="auto" style:column-width="49.15pt"/>
    </style:style>
    <style:style style:name="co4" style:family="table-column">
      <style:table-column-properties fo:break-before="auto" style:column-width="67.41pt"/>
    </style:style>
    <style:style style:name="co5" style:family="table-column">
      <style:table-column-properties fo:break-before="auto" style:column-width="48.36pt"/>
    </style:style>
    <style:style style:name="co6" style:family="table-column">
      <style:table-column-properties fo:break-before="auto" style:column-width="71.35pt"/>
    </style:style>
    <style:style style:name="co7" style:family="table-column">
      <style:table-column-properties fo:break-before="auto" style:column-width="80.05pt"/>
    </style:style>
    <style:style style:name="co8" style:family="table-column">
      <style:table-column-properties fo:break-before="auto" style:column-width="68.14pt"/>
    </style:style>
    <style:style style:name="co9" style:family="table-column">
      <style:table-column-properties fo:break-before="auto" style:column-width="296.5pt"/>
    </style:style>
    <style:style style:name="co10" style:family="table-column">
      <style:table-column-properties fo:break-before="auto" style:column-width="95.16pt"/>
    </style:style>
    <style:style style:name="co11" style:family="table-column">
      <style:table-column-properties fo:break-before="auto" style:column-width="95.1pt"/>
    </style:style>
    <style:style style:name="co12" style:family="table-column">
      <style:table-column-properties fo:break-before="auto" style:column-width="64.01pt"/>
    </style:style>
    <style:style style:name="ro1" style:family="table-row">
      <style:table-row-properties style:row-height="26.84pt" fo:break-before="auto" style:use-optimal-row-height="false"/>
    </style:style>
    <style:style style:name="ro2" style:family="table-row">
      <style:table-row-properties style:row-height="110.41pt" fo:break-before="auto" style:use-optimal-row-height="false"/>
    </style:style>
    <style:style style:name="ro3" style:family="table-row">
      <style:table-row-properties style:row-height="86.54pt" fo:break-before="auto" style:use-optimal-row-height="false"/>
    </style:style>
    <style:style style:name="ro4" style:family="table-row">
      <style:table-row-properties style:row-height="74.61pt" fo:break-before="auto" style:use-optimal-row-height="false"/>
    </style:style>
    <style:style style:name="ro5" style:family="table-row">
      <style:table-row-properties style:row-height="50.71pt" fo:break-before="auto" style:use-optimal-row-height="false"/>
    </style:style>
    <style:style style:name="ro6" style:family="table-row">
      <style:table-row-properties style:row-height="158.2pt" fo:break-before="auto" style:use-optimal-row-height="false"/>
    </style:style>
    <style:style style:name="ro7" style:family="table-row">
      <style:table-row-properties style:row-height="205.94pt" fo:break-before="auto" style:use-optimal-row-height="false"/>
    </style:style>
    <style:style style:name="ro8" style:family="table-row">
      <style:table-row-properties style:row-height="98.5pt" fo:break-before="auto" style:use-optimal-row-height="false"/>
    </style:style>
    <style:style style:name="ro9" style:family="table-row">
      <style:table-row-properties style:row-height="62.65pt" fo:break-before="auto" style:use-optimal-row-height="false"/>
    </style:style>
    <style:style style:name="ro10" style:family="table-row">
      <style:table-row-properties style:row-height="122.34pt" fo:break-before="auto" style:use-optimal-row-height="false"/>
    </style:style>
    <style:style style:name="ro11" style:family="table-row">
      <style:table-row-properties style:row-height="170.11pt" fo:break-before="auto" style:use-optimal-row-height="false"/>
    </style:style>
    <style:style style:name="ro12" style:family="table-row">
      <style:table-row-properties style:row-height="38.81pt" fo:break-before="auto" style:use-optimal-row-height="false"/>
    </style:style>
    <style:style style:name="ro13" style:family="table-row">
      <style:table-row-properties style:row-height="146.24pt" fo:break-before="auto" style:use-optimal-row-height="false"/>
    </style:style>
    <style:style style:name="ro14" style:family="table-row">
      <style:table-row-properties style:row-height="194pt" fo:break-before="auto" style:use-optimal-row-height="false"/>
    </style:style>
    <style:style style:name="ro15" style:family="table-row">
      <style:table-row-properties style:row-height="134.31pt" fo:break-before="auto" style:use-optimal-row-height="false"/>
    </style:style>
    <style:style style:name="ro16" style:family="table-row">
      <style:table-row-properties style:row-height="289.56pt" fo:break-before="auto" style:use-optimal-row-height="false"/>
    </style:style>
    <style:style style:name="ro17" style:family="table-row">
      <style:table-row-properties style:row-height="217.9pt" fo:break-before="auto" style:use-optimal-row-height="false"/>
    </style:style>
    <style:style style:name="ro18" style:family="table-row">
      <style:table-row-properties style:row-height="229.86pt" fo:break-before="auto" style:use-optimal-row-height="false"/>
    </style:style>
    <style:style style:name="ro19" style:family="table-row">
      <style:table-row-properties style:row-height="182.04pt" fo:break-before="auto" style:use-optimal-row-height="false"/>
    </style:style>
    <style:style style:name="ro20" style:family="table-row">
      <style:table-row-properties style:row-height="14.66pt" fo:break-before="auto" style:use-optimal-row-height="false"/>
    </style:style>
    <style:style style:name="ro21" style:family="table-row">
      <style:table-row-properties style:row-height="14.91pt" fo:break-before="auto" style:use-optimal-row-height="false"/>
    </style:style>
    <style:style style:name="ro22" style:family="table-row">
      <style:table-row-properties style:row-height="14.66pt" fo:break-before="auto" style:use-optimal-row-height="false"/>
    </style:style>
    <style:style style:name="ro23" style:family="table-row">
      <style:table-row-properties style:row-height="12.81pt" fo:break-before="auto" style:use-optimal-row-height="fals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map style:condition="cell-content()=ISBLANK()" style:apply-style-name="Untitled1" style:base-cell-address="Sheet2.A1"/>
    </style:style>
    <style:style style:name="ce3" style:family="table-cell" style:parent-style-name="Default">
      <style:map style:condition="cell-content()=ISBLANK()" style:apply-style-name="Untitled1" style:base-cell-address="Sheet2.A1"/>
    </style:style>
    <style:style style:name="ce4" style:family="table-cell" style:parent-style-name="Default">
      <style:map style:condition="cell-content()=ISBLANK()" style:apply-style-name="Untitled1" style:base-cell-address="Sheet2.A1"/>
    </style:style>
    <style:style style:name="ce5" style:family="table-cell" style:parent-style-name="Pivot_20_Table_20_Field">
      <style:table-cell-properties fo:border-bottom="0.99pt solid #000000" fo:border-left="2.01pt solid #000000" fo:border-right="0.99pt solid #000000" fo:border-top="2.01pt solid #000000"/>
    </style:style>
    <style:style style:name="ce6" style:family="table-cell" style:parent-style-name="Pivot_20_Table_20_Category" style:data-style-name="N0">
      <style:table-cell-properties fo:border-bottom="none" fo:border-left="2.01pt solid #000000" fo:border-right="0.99pt solid #000000" fo:border-top="0.99pt solid #000000"/>
    </style:style>
    <style:style style:name="ce7" style:family="table-cell" style:parent-style-name="Pivot_20_Table_20_Category" style:data-style-name="N0">
      <style:table-cell-properties fo:border-bottom="none" fo:border-left="2.01pt solid #000000" fo:border-right="0.99pt solid #000000" fo:border-top="none"/>
    </style:style>
    <style:style style:name="ce8" style:family="table-cell" style:parent-style-name="Pivot_20_Table_20_Title" style:data-style-name="N0">
      <style:table-cell-properties fo:border-bottom="2.01pt solid #000000" fo:border-left="2.01pt solid #000000" fo:border-right="0.99pt solid #000000" fo:border-top="0.99pt solid #000000"/>
    </style:style>
    <style:style style:name="ce9" style:family="table-cell" style:parent-style-name="Pivot_20_Table_20_Corner">
      <style:table-cell-properties fo:border-bottom="0.99pt solid #000000" fo:border-left="0.99pt solid #000000" fo:border-right="2.01pt solid #000000" fo:border-top="2.01pt solid #000000"/>
    </style:style>
    <style:style style:name="ce10" style:family="table-cell" style:parent-style-name="Pivot_20_Table_20_Value" style:data-style-name="N0">
      <style:table-cell-properties fo:border-bottom="none" fo:border-left="0.99pt solid #000000" fo:border-right="2.01pt solid #000000" fo:border-top="0.99pt solid #000000"/>
    </style:style>
    <style:style style:name="ce11" style:family="table-cell" style:parent-style-name="Pivot_20_Table_20_Value" style:data-style-name="N0">
      <style:table-cell-properties fo:border-bottom="none" fo:border-left="0.99pt solid #000000" fo:border-right="2.01pt solid #000000" fo:border-top="none"/>
    </style:style>
    <style:style style:name="ce12" style:family="table-cell" style:parent-style-name="Pivot_20_Table_20_Value">
      <style:table-cell-properties fo:border-bottom="0.99pt solid #000000" fo:border-left="0.99pt solid #000000" fo:border-right="2.01pt solid #000000" fo:border-top="none"/>
    </style:style>
    <style:style style:name="ce13" style:family="table-cell" style:parent-style-name="Pivot_20_Table_20_Result" style:data-style-name="N0">
      <style:table-cell-properties fo:border-bottom="2.01pt solid #000000" fo:border-left="0.99pt solid #000000" fo:border-right="2.01pt solid #000000" fo:border-top="0.99pt solid #000000"/>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8" table:default-cell-style-name="ce1"/>
        <table:table-column table:style-name="co11" table:number-columns-repeated="1007" table:default-cell-style-name="ce1"/>
        <table:table-row table:style-name="ro1">
          <table:table-cell office:value-type="string" calcext:value-type="string">
            <text:p>Landgrabbed</text:p>
          </table:table-cell>
          <table:table-cell office:value-type="string" calcext:value-type="string">
            <text:p>Landgrabber</text:p>
          </table:table-cell>
          <table:table-cell office:value-type="string" calcext:value-type="string">
            <text:p>Base</text:p>
          </table:table-cell>
          <table:table-cell office:value-type="string" calcext:value-type="string">
            <text:p>Sector</text:p>
          </table:table-cell>
          <table:table-cell office:value-type="string" calcext:value-type="string">
            <text:p>Hectares</text:p>
          </table:table-cell>
          <table:table-cell office:value-type="string" calcext:value-type="string">
            <text:p>Production</text:p>
          </table:table-cell>
          <table:table-cell office:value-type="string" calcext:value-type="string">
            <text:p>Projected investment</text:p>
          </table:table-cell>
          <table:table-cell office:value-type="string" calcext:value-type="string">
            <text:p>Status of deal</text:p>
          </table:table-cell>
          <table:table-cell office:value-type="string" calcext:value-type="string">
            <text:p>Summary</text:p>
          </table:table-cell>
          <table:table-cell table:number-columns-repeated="1015"/>
        </table:table-row>
        <table:table-row table:style-name="ro2">
          <table:table-cell office:value-type="string" calcext:value-type="string">
            <text:p>Algeria</text:p>
          </table:table-cell>
          <table:table-cell office:value-type="string" calcext:value-type="string">
            <text:p>Al Qudra</text:p>
          </table:table-cell>
          <table:table-cell office:value-type="string" calcext:value-type="string">
            <text:p>UAE</text:p>
          </table:table-cell>
          <table:table-cell office:value-type="string" calcext:value-type="string">
            <text:p>Finance, real estate</text:p>
          </table:table-cell>
          <table:table-cell office:value-type="float" office:value="31000" calcext:value-type="float">
            <text:p>31000</text:p>
          </table:table-cell>
          <table:table-cell office:value-type="string" calcext:value-type="string">
            <text:p>Milk, olive oil, potatoes</text:p>
          </table:table-cell>
          <table:table-cell/>
          <table:table-cell office:value-type="string" calcext:value-type="string">
            <text:p>Done</text:p>
          </table:table-cell>
          <table:table-cell office:value-type="string" calcext:value-type="string">
            <text:p>Al Qudra Holding is a joint-stock company established in Abu Dhabi in 2005. In February 2008, the company told Le Matin that it had acquired concessions covering 31,000 ha of agricultural lands in Algeria where it intends to produce potatoes, olives and dairy. It also said that it was planning to set up a joint venture with Moroccan investors to produce olive oil on 14,000 ha in Morocco. In September 2009, The National reported that Al Qudra was considering buying land in Pakistan, Syria, Vietnam, Sudan and India to increase its land holdings to 400,000 ha.</text:p>
          </table:table-cell>
          <table:table-cell table:number-columns-repeated="1015"/>
        </table:table-row>
        <table:table-row table:style-name="ro3">
          <table:table-cell office:value-type="string" calcext:value-type="string">
            <text:p>Angola</text:p>
          </table:table-cell>
          <table:table-cell office:value-type="string" calcext:value-type="string">
            <text:p>CAMC Engineering Co. Ltd</text:p>
          </table:table-cell>
          <table:table-cell office:value-type="string" calcext:value-type="string">
            <text:p>China</text:p>
          </table:table-cell>
          <table:table-cell office:value-type="string" calcext:value-type="string">
            <text:p>Construction</text:p>
          </table:table-cell>
          <table:table-cell office:value-type="float" office:value="1500" calcext:value-type="float">
            <text:p>1500</text:p>
          </table:table-cell>
          <table:table-cell office:value-type="string" calcext:value-type="string">
            <text:p>Rice</text:p>
          </table:table-cell>
          <table:table-cell office:value-type="string" calcext:value-type="string">
            <text:p>US$77 million</text:p>
          </table:table-cell>
          <table:table-cell office:value-type="string" calcext:value-type="string">
            <text:p>Done</text:p>
          </table:table-cell>
          <table:table-cell office:value-type="string" calcext:value-type="string">
            <text:p>CAMCE is a subsidiary of the China National Machinery Industry Corporation. In April 2011, the Angolan Press Agency reported that the Angolan government had approved CAMCE's proposed project to construct a rice mill in Longa and establish a 1,500-ha pilot rice farm in the area. China National Development Bank will be providing CAMCE with a credit line for the project.</text:p>
          </table:table-cell>
          <table:table-cell table:number-columns-repeated="1015"/>
        </table:table-row>
        <table:table-row table:style-name="ro4">
          <table:table-cell office:value-type="string" calcext:value-type="string">
            <text:p>Angola</text:p>
          </table:table-cell>
          <table:table-cell office:value-type="string" calcext:value-type="string">
            <text:p>ENI</text:p>
          </table:table-cell>
          <table:table-cell office:value-type="string" calcext:value-type="string">
            <text:p>Italy</text:p>
          </table:table-cell>
          <table:table-cell office:value-type="string" calcext:value-type="string">
            <text:p>Energy</text:p>
          </table:table-cell>
          <table:table-cell office:value-type="float" office:value="12000" calcext:value-type="float">
            <text:p>12000</text:p>
          </table:table-cell>
          <table:table-cell office:value-type="string" calcext:value-type="string">
            <text:p>Oil palm</text:p>
          </table:table-cell>
          <table:table-cell/>
          <table:table-cell office:value-type="string" calcext:value-type="string">
            <text:p>In process</text:p>
          </table:table-cell>
          <table:table-cell office:value-type="string" calcext:value-type="string">
            <text:p>The project is a joint venture between Sonangol, an Angolan state-owed company responsible for the exploration, production and transportation of hydrocarbons in Angola, and ENI, one of the world's largest oil companies. In December 2011, the two companies signed an agreement for the execution of a pilot project in food and biodiesel production.</text:p>
          </table:table-cell>
          <table:table-cell table:number-columns-repeated="1015"/>
        </table:table-row>
        <table:table-row table:style-name="ro5">
          <table:table-cell office:value-type="string" calcext:value-type="string">
            <text:p>Angola</text:p>
          </table:table-cell>
          <table:table-cell office:value-type="string" calcext:value-type="string">
            <text:p>AfriAgro</text:p>
          </table:table-cell>
          <table:table-cell office:value-type="string" calcext:value-type="string">
            <text:p>Portugal</text:p>
          </table:table-cell>
          <table:table-cell office:value-type="string" calcext:value-type="string">
            <text:p>Finance, real estate</text:p>
          </table:table-cell>
          <table:table-cell office:value-type="float" office:value="5000" calcext:value-type="float">
            <text:p>5000</text:p>
          </table:table-cell>
          <table:table-cell office:value-type="string" calcext:value-type="string">
            <text:p>Oil palm</text:p>
          </table:table-cell>
          <table:table-cell office:value-type="string" calcext:value-type="string">
            <text:p>US$30-35 million</text:p>
          </table:table-cell>
          <table:table-cell office:value-type="string" calcext:value-type="string">
            <text:p>Done</text:p>
          </table:table-cell>
          <table:table-cell office:value-type="string" calcext:value-type="string">
            <text:p>AfriAgro is a subsidiary of the Portugal-based Atlantica Group. The company acquired a 50-year lease on 5,000 ha of land near the city of Ambriz in Bengo Province, Mozambique. It intends to expand to 20,000 ha.</text:p>
          </table:table-cell>
          <table:table-cell table:number-columns-repeated="1015"/>
        </table:table-row>
        <table:table-row table:style-name="ro5">
          <table:table-cell office:value-type="string" calcext:value-type="string">
            <text:p>Angola</text:p>
          </table:table-cell>
          <table:table-cell office:value-type="string" calcext:value-type="string">
            <text:p>Eurico Ferreira</text:p>
          </table:table-cell>
          <table:table-cell office:value-type="string" calcext:value-type="string">
            <text:p>Portugal</text:p>
          </table:table-cell>
          <table:table-cell office:value-type="string" calcext:value-type="string">
            <text:p>Energy, telecommunications</text:p>
          </table:table-cell>
          <table:table-cell office:value-type="float" office:value="30000" calcext:value-type="float">
            <text:p>30000</text:p>
          </table:table-cell>
          <table:table-cell office:value-type="string" calcext:value-type="string">
            <text:p>Sugar cane</text:p>
          </table:table-cell>
          <table:table-cell office:value-type="string" calcext:value-type="string">
            <text:p>US$200 million</text:p>
          </table:table-cell>
          <table:table-cell office:value-type="string" calcext:value-type="string">
            <text:p>Done</text:p>
          </table:table-cell>
          <table:table-cell office:value-type="string" calcext:value-type="string">
            <text:p>In 2008, Portuguese conglomerate Eurico Ferreira's renewable energy subsidiary, Proef, announced that it was pursuing a US$200-million, 30,000-ha sugar-cane project in the Zaire Province of northern Angola.</text:p>
          </table:table-cell>
          <table:table-cell table:number-columns-repeated="1015"/>
        </table:table-row>
        <table:table-row table:style-name="ro6">
          <table:table-cell office:value-type="string" calcext:value-type="string">
            <text:p>Angola</text:p>
          </table:table-cell>
          <table:table-cell office:value-type="string" calcext:value-type="string">
            <text:p>Quifel Natural Resources</text:p>
          </table:table-cell>
          <table:table-cell office:value-type="string" calcext:value-type="string">
            <text:p>Portugal</text:p>
          </table:table-cell>
          <table:table-cell office:value-type="string" calcext:value-type="string">
            <text:p>Agribusiness, energy</text:p>
          </table:table-cell>
          <table:table-cell office:value-type="float" office:value="10000" calcext:value-type="float">
            <text:p>10000</text:p>
          </table:table-cell>
          <table:table-cell office:value-type="string" calcext:value-type="string">
            <text:p>Oilseed</text:p>
          </table:table-cell>
          <table:table-cell/>
          <table:table-cell office:value-type="string" calcext:value-type="string">
            <text:p>Done</text:p>
          </table:table-cell>
          <table:table-cell office:value-type="string" calcext:value-type="string">
            <text:p>Quifel Natural Resources is part of Portugal's Quifel Group, a holding company controlled by Portuguese aristocrat, businessman and amateur race 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In Angola it has a concession for 10,000 ha with a further 30,000 ha awaiting government approval.</text:p>
          </table:table-cell>
          <table:table-cell table:number-columns-repeated="1015"/>
        </table:table-row>
        <table:table-row table:style-name="ro7">
          <table:table-cell office:value-type="string" calcext:value-type="string">
            <text:p>Angola</text:p>
          </table:table-cell>
          <table:table-cell office:value-type="string" calcext:value-type="string">
            <text:p>Lonrho</text:p>
          </table:table-cell>
          <table:table-cell office:value-type="string" calcext:value-type="string">
            <text:p>UK</text:p>
          </table:table-cell>
          <table:table-cell office:value-type="string" calcext:value-type="string">
            <text:p>Agribusiness</text:p>
          </table:table-cell>
          <table:table-cell office:value-type="float" office:value="25000" calcext:value-type="float">
            <text:p>25000</text:p>
          </table:table-cell>
          <table:table-cell office:value-type="string" calcext:value-type="string">
            <text:p>Rice</text:p>
          </table:table-cell>
          <table:table-cell/>
          <table:table-cell office:value-type="string" calcext:value-type="string">
            <text:p>Done (50-yr lease)</text:p>
          </table:table-cell>
          <table:table-cell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50-year lease for 25,000 ha of farmland in Angola, and commenced feasibility studies for 25,000 ha of agricultural land in Malawi and up to 100,000 ha in Mali. White says that the company will focus on horticulture. “We don’t think there’s risk in non-cereal farming. If there’s a famine, people won’t come after our green peppers.”</text:p>
          </table:table-cell>
          <table:table-cell table:number-columns-repeated="1015"/>
        </table:table-row>
        <table:table-row table:style-name="ro4">
          <table:table-cell office:value-type="string" calcext:value-type="string">
            <text:p>Argentina</text:p>
          </table:table-cell>
          <table:table-cell office:value-type="string" calcext:value-type="string">
            <text:p>Grupo Maggi</text:p>
          </table:table-cell>
          <table:table-cell office:value-type="string" calcext:value-type="string">
            <text:p>Brazil</text:p>
          </table:table-cell>
          <table:table-cell office:value-type="string" calcext:value-type="string">
            <text:p>Agribusiness</text:p>
          </table:table-cell>
          <table:table-cell office:value-type="float" office:value="7000" calcext:value-type="float">
            <text:p>7000</text:p>
          </table:table-cell>
          <table:table-cell office:value-type="string" calcext:value-type="string">
            <text:p>Soybeans</text:p>
          </table:table-cell>
          <table:table-cell/>
          <table:table-cell office:value-type="string" calcext:value-type="string">
            <text:p>Done</text:p>
          </table:table-cell>
          <table:table-cell office:value-type="string" calcext:value-type="string">
            <text:p>Grupo Maggi, controlled by Blairo Maggi, one of the world's largest soybean producers, with around 200,000 ha under production in Brazil, disclosed to Valor Económico in 2011 that it would be expanding outside Brazil, beginning with 7,000 ha in Argentina in 2011, and looking for opportunities in Africa and Colombia.</text:p>
          </table:table-cell>
          <table:table-cell table:number-columns-repeated="1015"/>
        </table:table-row>
        <table:table-row table:style-name="ro7">
          <table:table-cell office:value-type="string" calcext:value-type="string">
            <text:p>Argentina</text:p>
          </table:table-cell>
          <table:table-cell office:value-type="string" calcext:value-type="string">
            <text:p>Beidahuang</text:p>
          </table:table-cell>
          <table:table-cell office:value-type="string" calcext:value-type="string">
            <text:p>China</text:p>
          </table:table-cell>
          <table:table-cell office:value-type="string" calcext:value-type="string">
            <text:p>Agribusiness</text:p>
          </table:table-cell>
          <table:table-cell office:value-type="float" office:value="320000" calcext:value-type="float">
            <text:p>320000</text:p>
          </table:table-cell>
          <table:table-cell office:value-type="string" calcext:value-type="string">
            <text:p>Maize, soybeans, wheat</text:p>
          </table:table-cell>
          <table:table-cell office:value-type="string" calcext:value-type="string">
            <text:p>US$1,500 million</text:p>
          </table:table-cell>
          <table:table-cell office:value-type="string" calcext:value-type="string">
            <text:p>Suspended</text:p>
          </table:table-cell>
          <table:table-cell office:value-type="string" calcext:value-type="string">
            <text:p>State-owned Beidahuang is the largest farming company in China, managing over 2 million ha of farmland in the Province of Heilongjiang. Since 2008, the company has been expanding its farming operations overseas. In 2010, during a visit to China, the governor of Argentina's Río Negro province signed a US$1.4-million deal with Beidahuang that would give the company exclusive control over the supply of soybeans, maize and other crops for 20 years from farms covering an area of up to 320,000 ha. In November 2011, the superior court of the Province of Río Negro ruled that the project should be suspended, and there has been no public information on the status of the deal subsequent to a change in the provincial government in December 2011. Meanwhile, Beidahuang signed an agreement in 2011 with Cresud, the largest farming company in Argentina, to collaborate on the acquisition of farmland, mainly for soybean production, and it continues to pursue land deals in the Philippines and Australia.</text:p>
          </table:table-cell>
          <table:table-cell table:number-columns-repeated="1015"/>
        </table:table-row>
        <table:table-row table:style-name="ro5">
          <table:table-cell office:value-type="string" calcext:value-type="string">
            <text:p>Argentina</text:p>
          </table:table-cell>
          <table:table-cell office:value-type="string" calcext:value-type="string">
            <text:p>Ingleby Company</text:p>
          </table:table-cell>
          <table:table-cell office:value-type="string" calcext:value-type="string">
            <text:p>Denmark</text:p>
          </table:table-cell>
          <table:table-cell office:value-type="string" calcext:value-type="string">
            <text:p>Finance</text:p>
          </table:table-cell>
          <table:table-cell office:value-type="float" office:value="12433" calcext:value-type="float">
            <text:p>12433</text:p>
          </table:table-cell>
          <table:table-cell office:value-type="string" calcext:value-type="string">
            <text:p>Barley, maize, soybeans, sunflower, wheat</text:p>
          </table:table-cell>
          <table:table-cell/>
          <table:table-cell office:value-type="string" calcext:value-type="string">
            <text:p>Done</text:p>
          </table:table-cell>
          <table:table-cell office:value-type="string" calcext:value-type="string">
            <text:p>The Ingleby Company, which is owned by the Rausing family, has farmland investments in Argentina, Romania, USA, Uruguay, New Zealand and Australia.</text:p>
          </table:table-cell>
          <table:table-cell table:number-columns-repeated="1015"/>
        </table:table-row>
        <table:table-row table:style-name="ro4">
          <table:table-cell office:value-type="string" calcext:value-type="string">
            <text:p>Argentina</text:p>
          </table:table-cell>
          <table:table-cell office:value-type="string" calcext:value-type="string">
            <text:p>AgroGeneration</text:p>
          </table:table-cell>
          <table:table-cell office:value-type="string" calcext:value-type="string">
            <text:p>France</text:p>
          </table:table-cell>
          <table:table-cell office:value-type="string" calcext:value-type="string">
            <text:p>Agribusiness</text:p>
          </table:table-cell>
          <table:table-cell office:value-type="float" office:value="1700" calcext:value-type="float">
            <text:p>17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AgroGeneration is a French farmland investment fund created by businessman Charles Beigbeder. It has 50,000 ha of farmland under lease in Ukraine and says it plans to double this amount by 2014. In 2011, the company said it was pursuing the acquisition of 50,000 ha of farmland in Argentina with an unnamed partner following the completion of trials on 700 ha.</text:p>
          </table:table-cell>
          <table:table-cell table:number-columns-repeated="1015"/>
        </table:table-row>
        <table:table-row table:style-name="ro8">
          <table:table-cell office:value-type="string" calcext:value-type="string">
            <text:p>Argentina</text:p>
          </table:table-cell>
          <table:table-cell office:value-type="string" calcext:value-type="string">
            <text:p>Calyx Agro</text:p>
          </table:table-cell>
          <table:table-cell office:value-type="string" calcext:value-type="string">
            <text:p>France</text:p>
          </table:table-cell>
          <table:table-cell office:value-type="string" calcext:value-type="string">
            <text:p>Finance</text:p>
          </table:table-cell>
          <table:table-cell office:value-type="float" office:value="5719" calcext:value-type="float">
            <text:p>5719</text:p>
          </table:table-cell>
          <table:table-cell office:value-type="string" calcext:value-type="string">
            <text:p>Crops (mainly soybean)</text:p>
          </table:table-cell>
          <table:table-cell/>
          <table:table-cell office:value-type="string" calcext:value-type="string">
            <text:p>Done</text:p>
          </table:table-cell>
          <table:table-cell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cell table:number-columns-repeated="1015"/>
        </table:table-row>
        <table:table-row table:style-name="ro9">
          <table:table-cell office:value-type="string" calcext:value-type="string">
            <text:p>Argentina</text:p>
          </table:table-cell>
          <table:table-cell office:value-type="string" calcext:value-type="string">
            <text:p>Campos Orientales</text:p>
          </table:table-cell>
          <table:table-cell office:value-type="string" calcext:value-type="string">
            <text:p>France</text:p>
          </table:table-cell>
          <table:table-cell office:value-type="string" calcext:value-type="string">
            <text:p>Finance</text:p>
          </table:table-cell>
          <table:table-cell office:value-type="float" office:value="19000" calcext:value-type="float">
            <text:p>19000</text:p>
          </table:table-cell>
          <table:table-cell table:number-columns-repeated="2"/>
          <table:table-cell office:value-type="string" calcext:value-type="string">
            <text:p>Done</text:p>
          </table:table-cell>
          <table:table-cell office:value-type="string" calcext:value-type="string">
            <text:p>Campos Orientales is operated by Pergam Finance, a fund based in France, managed by Olivier Combastet. It acquires farms in the Southern Cone of Latin America, where it can convert pasture to soybean crops, and then, within a few years, sell the farms at a profit.</text:p>
          </table:table-cell>
          <table:table-cell table:number-columns-repeated="1015"/>
        </table:table-row>
        <table:table-row table:style-name="ro10">
          <table:table-cell office:value-type="string" calcext:value-type="string">
            <text:p>Argentina</text:p>
          </table:table-cell>
          <table:table-cell office:value-type="string" calcext:value-type="string">
            <text:p>Terra Magna Capital</text:p>
          </table:table-cell>
          <table:table-cell office:value-type="string" calcext:value-type="string">
            <text:p>France</text:p>
          </table:table-cell>
          <table:table-cell office:value-type="string" calcext:value-type="string">
            <text:p>Finance</text:p>
          </table:table-cell>
          <table:table-cell office:value-type="float" office:value="70500" calcext:value-type="float">
            <text:p>705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Terra Magna Capital is a Luxembourg-based fund created by the farmland investment boutique Maera Capital of the UK and Massena Partners, a Paris and Geneva-based firm that manages investments for wealthy families. In November 2011, Terra Magna announced that after two years of looking it had decided to purchase 15 farms in Argentina, Brazil, Paraguay and Uruguay, covering a total area of 70,500 ha. The management of the farms will be handled by one of the region's largest farmland owners/operators -- MSU, the company of Argentine businessman Manuel Santos Uribelarrea.</text:p>
          </table:table-cell>
          <table:table-cell table:number-columns-repeated="1015"/>
        </table:table-row>
        <table:table-row table:style-name="ro5">
          <table:table-cell office:value-type="string" calcext:value-type="string">
            <text:p>Argentina</text:p>
          </table:table-cell>
          <table:table-cell office:value-type="string" calcext:value-type="string">
            <text:p>DWS GALOF</text:p>
          </table:table-cell>
          <table:table-cell office:value-type="string" calcext:value-type="string">
            <text:p>Germany</text:p>
          </table:table-cell>
          <table:table-cell office:value-type="string" calcext:value-type="string">
            <text:p>Finance</text:p>
          </table:table-cell>
          <table:table-cell office:value-type="float" office:value="20000" calcext:value-type="float">
            <text:p>20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cell table:number-columns-repeated="1015"/>
        </table:table-row>
        <table:table-row table:style-name="ro4">
          <table:table-cell office:value-type="string" calcext:value-type="string">
            <text:p>Argentina</text:p>
          </table:table-cell>
          <table:table-cell office:value-type="string" calcext:value-type="string">
            <text:p>Sojitz</text:p>
          </table:table-cell>
          <table:table-cell office:value-type="string" calcext:value-type="string">
            <text:p>Japan</text:p>
          </table:table-cell>
          <table:table-cell office:value-type="string" calcext:value-type="string">
            <text:p>Industrial</text:p>
          </table:table-cell>
          <table:table-cell office:value-type="float" office:value="11000" calcext:value-type="float">
            <text:p>11000</text:p>
          </table:table-cell>
          <table:table-cell office:value-type="string" calcext:value-type="string">
            <text:p>Soybeans and other crops</text:p>
          </table:table-cell>
          <table:table-cell/>
          <table:table-cell office:value-type="string" calcext:value-type="string">
            <text:p>In process</text:p>
          </table:table-cell>
          <table:table-cell office:value-type="string" calcext:value-type="string">
            <text:p>In 2011, Japan's Sojitz Corporation established a subsidiary, Sojitz Buenas Tierra del Sur, to produce staple crops for export to Japan. It says it will consider expanding the area under cultivation to 200,000 ha in Argentina, Brazil and other South American countries by 2017, with state-backed Nippon Export and Investment Insurance providing risk insurance.</text:p>
          </table:table-cell>
          <table:table-cell table:number-columns-repeated="1015"/>
        </table:table-row>
        <table:table-row table:style-name="ro11">
          <table:table-cell office:value-type="string" calcext:value-type="string">
            <text:p>Argentina</text:p>
          </table:table-cell>
          <table:table-cell office:value-type="string" calcext:value-type="string">
            <text:p>Al-Khorayef Group</text:p>
          </table:table-cell>
          <table:table-cell office:value-type="string" calcext:value-type="string">
            <text:p>Saudi Arabia</text:p>
          </table:table-cell>
          <table:table-cell office:value-type="string" calcext:value-type="string">
            <text:p>Agribusiness</text:p>
          </table:table-cell>
          <table:table-cell office:value-type="float" office:value="200000" calcext:value-type="float">
            <text:p>200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In October 2010, in a meeting with the Governor of the Argentine Province of Chaco, Jorge Capitanich, Saudi Sheik Mohammed Al-Khorayef put forward a proposal for a large-scale project to produce food for export to Saudi Arabia. In February 2011, representatives of Al-Khorayef's family company signed an agreement with the Chaco government for a US$400-million agricultural project in which the company would be allocated rights over 200,000 ha of farmland in the El Impenetrable region of the province to produce crops for the Saudi market. Al-Khorayef is represented in Argentina by Siasa latinoamericana (SIASA), which is run by Daniel Tardito, CEO of Eduardo Eurnekian, one of the biggest landowners in the Chaco, with close connections to the current and former governors of the Province.</text:p>
          </table:table-cell>
          <table:table-cell table:number-columns-repeated="1015"/>
        </table:table-row>
        <table:table-row table:style-name="ro10">
          <table:table-cell office:value-type="string" calcext:value-type="string">
            <text:p>Argentina</text:p>
          </table:table-cell>
          <table:table-cell office:value-type="string" calcext:value-type="string">
            <text:p>Almarai Co</text:p>
          </table:table-cell>
          <table:table-cell office:value-type="string" calcext:value-type="string">
            <text:p>Saudi Arabia</text:p>
          </table:table-cell>
          <table:table-cell office:value-type="string" calcext:value-type="string">
            <text:p>Agribusiness</text:p>
          </table:table-cell>
          <table:table-cell office:value-type="float" office:value="12306" calcext:value-type="float">
            <text:p>12306</text:p>
          </table:table-cell>
          <table:table-cell office:value-type="string" calcext:value-type="string">
            <text:p>Maize, soybean</text:p>
          </table:table-cell>
          <table:table-cell office:value-type="string" calcext:value-type="string">
            <text:p>US$83 million</text:p>
          </table:table-cell>
          <table:table-cell office:value-type="string" calcext:value-type="string">
            <text:p>Done</text:p>
          </table:table-cell>
          <table:table-cell office:value-type="string" calcext:value-type="string">
            <text:p>Almarai, the largest dairy company in the Gulf, purchased the Argentine agribusiness company Fondomonte SA in December 2011 in order to secure lands owned by Fondomonte for the production of fodder crops to export to its farms in the Gulf. Almarai is part-owned by Savola, Saudi Arabia's largest food company, and it operates internationally through a joint venture with PepsiCo. It has large-scale dairy farms in Saudi Arabia, Jordan and Egypt, as well as several poultry farms in Saudi Arabia through its 2009 takeover of Saudi poultry producer HADCO.</text:p>
          </table:table-cell>
          <table:table-cell table:number-columns-repeated="1015"/>
        </table:table-row>
        <table:table-row table:style-name="ro2">
          <table:table-cell office:value-type="string" calcext:value-type="string">
            <text:p>Argentina</text:p>
          </table:table-cell>
          <table:table-cell office:value-type="string" calcext:value-type="string">
            <text:p>Olam International</text:p>
          </table:table-cell>
          <table:table-cell office:value-type="string" calcext:value-type="string">
            <text:p>Singapore</text:p>
          </table:table-cell>
          <table:table-cell office:value-type="string" calcext:value-type="string">
            <text:p>Agribusiness</text:p>
          </table:table-cell>
          <table:table-cell office:value-type="float" office:value="17000" calcext:value-type="float">
            <text:p>17000</text:p>
          </table:table-cell>
          <table:table-cell office:value-type="string" calcext:value-type="string">
            <text:p>Maize, peanuts and soybeans</text:p>
          </table:table-cell>
          <table:table-cell/>
          <table:table-cell office:value-type="string" calcext:value-type="string">
            <text:p>Done</text:p>
          </table:table-cell>
          <table:table-cell office:value-type="string" calcext:value-type="string">
            <text:p>Olam is an Indian non-resident company, based in Singapore. It is one of the world's largest commodity traders and is investing heavily in farming operations and contract farming schemes, particularly in Africa and Latin America. Olam cultivates 12,000 ha of peanut farms and another 5,000 ha of soybeans and maize in Río Cuarto area in Córdoba province, Argentina. Olam says that it has plans to continue the increase in acreage and grow other crops such as wheat, soya and pulses, which could be exported to India.</text:p>
          </table:table-cell>
          <table:table-cell table:number-columns-repeated="1015"/>
        </table:table-row>
        <table:table-row table:style-name="ro8">
          <table:table-cell office:value-type="string" calcext:value-type="string">
            <text:p>Argentina</text:p>
          </table:table-cell>
          <table:table-cell office:value-type="string" calcext:value-type="string">
            <text:p>Korean Overseas Development Corporation</text:p>
          </table:table-cell>
          <table:table-cell office:value-type="string" calcext:value-type="string">
            <text:p>South Korea</text:p>
          </table:table-cell>
          <table:table-cell office:value-type="string" calcext:value-type="string">
            <text:p>Government</text:p>
          </table:table-cell>
          <table:table-cell office:value-type="float" office:value="20894" calcext:value-type="float">
            <text:p>20894</text:p>
          </table:table-cell>
          <table:table-cell office:value-type="string" calcext:value-type="string">
            <text:p>Forest and pasture</text:p>
          </table:table-cell>
          <table:table-cell/>
          <table:table-cell office:value-type="string" calcext:value-type="string">
            <text:p>Done</text:p>
          </table:table-cell>
          <table:table-cell office:value-type="string" calcext:value-type="string">
            <text:p>The Korean government's Overseas Development Corporation bought 21,000 ha of land in the Argentine pampas in 1978 for US$2,115,000. Korea planned to send 300 farmers to the area to build a Korean village, but the crops planted by the initial emigrants failed and the project never moved forward. In 2008, Chosun Ilbo reported that the Korea International Cooperation Agency was working to resurrect the project, developing the lands into pasture and forest.</text:p>
          </table:table-cell>
          <table:table-cell table:number-columns-repeated="1015"/>
        </table:table-row>
        <table:table-row table:style-name="ro3">
          <table:table-cell office:value-type="string" calcext:value-type="string">
            <text:p>Argentina</text:p>
          </table:table-cell>
          <table:table-cell office:value-type="string" calcext:value-type="string">
            <text:p>Adecoagro</text:p>
          </table:table-cell>
          <table:table-cell office:value-type="string" calcext:value-type="string">
            <text:p>US</text:p>
          </table:table-cell>
          <table:table-cell office:value-type="string" calcext:value-type="string">
            <text:p>Agribusiness</text:p>
          </table:table-cell>
          <table:table-cell office:value-type="float" office:value="242000" calcext:value-type="float">
            <text:p>242000</text:p>
          </table:table-cell>
          <table:table-cell office:value-type="string" calcext:value-type="string">
            <text:p>Cattle, dairy, grains, soybeans</text:p>
          </table:table-cell>
          <table:table-cell/>
          <table:table-cell office:value-type="string" calcext:value-type="string">
            <text:p>Done</text:p>
          </table:table-cell>
          <table:table-cell office:value-type="string" calcext:value-type="string">
            <text:p>Adecoagro is a publicly traded company launched and controlled by the fund of US billionaire George Soros, with Dutch pension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cell table:number-columns-repeated="1015"/>
        </table:table-row>
        <table:table-row table:style-name="ro9">
          <table:table-cell office:value-type="string" calcext:value-type="string">
            <text:p>Argentina</text:p>
          </table:table-cell>
          <table:table-cell office:value-type="string" calcext:value-type="string">
            <text:p>Siva Group</text:p>
          </table:table-cell>
          <table:table-cell office:value-type="string" calcext:value-type="string">
            <text:p>Singapore</text:p>
          </table:table-cell>
          <table:table-cell office:value-type="string" calcext:value-type="string">
            <text:p>Agribusiness</text:p>
          </table:table-cell>
          <table:table-cell office:value-type="float" office:value="2000" calcext:value-type="float">
            <text:p>2000</text:p>
          </table:table-cell>
          <table:table-cell office:value-type="string" calcext:value-type="string">
            <text:p>Olives</text:p>
          </table:table-cell>
          <table:table-cell/>
          <table:table-cell office:value-type="string" calcext:value-type="string">
            <text:p>Done</text:p>
          </table:table-cell>
          <table:table-cell office:value-type="string" calcext:value-type="string">
            <text:p>Siva Group is a company registered in Singapore that is owned by C. Sivasankaran, one of India's richest men. Since 2008, the Siva Group has been investing heavily in farmland, especially for palm-oil production in Africa. The 2,000-ha olive farm was acquired through Siva Group's subsidiary, the Sterling Group.</text:p>
          </table:table-cell>
          <table:table-cell table:number-columns-repeated="1015"/>
        </table:table-row>
        <table:table-row table:style-name="ro4">
          <table:table-cell office:value-type="string" calcext:value-type="string">
            <text:p>Australia</text:p>
          </table:table-cell>
          <table:table-cell office:value-type="string" calcext:value-type="string">
            <text:p>JBS</text:p>
          </table:table-cell>
          <table:table-cell office:value-type="string" calcext:value-type="string">
            <text:p>Brazil</text:p>
          </table:table-cell>
          <table:table-cell office:value-type="string" calcext:value-type="string">
            <text:p>Agribusiness</text:p>
          </table:table-cell>
          <table:table-cell office:value-type="float" office:value="1876" calcext:value-type="float">
            <text:p>1876</text:p>
          </table:table-cell>
          <table:table-cell office:value-type="string" calcext:value-type="string">
            <text:p>Livestock</text:p>
          </table:table-cell>
          <table:table-cell office:value-type="string" calcext:value-type="string">
            <text:p>US$40 million</text:p>
          </table:table-cell>
          <table:table-cell office:value-type="string" calcext:value-type="string">
            <text:p>Done</text:p>
          </table:table-cell>
          <table:table-cell office:value-type="string" calcext:value-type="string">
            <text:p>In 2007, Brazilian meat giant JBS acquired US-based Swift Food &amp; Co., giving it control over ten meat plants and five feedlots in Australia. In 2010, the Australian Competition and Consumer Commission approved JBS' A$38-million purchase of a 53,000 cattle capacity feedlot, which included a feed mill, abattoir and around 2,000 ha of land.</text:p>
          </table:table-cell>
          <table:table-cell table:number-columns-repeated="1015"/>
        </table:table-row>
        <table:table-row table:style-name="ro3">
          <table:table-cell office:value-type="string" calcext:value-type="string">
            <text:p>Australia</text:p>
          </table:table-cell>
          <table:table-cell office:value-type="string" calcext:value-type="string">
            <text:p>Alberta Investment Management Company</text:p>
          </table:table-cell>
          <table:table-cell office:value-type="string" calcext:value-type="string">
            <text:p>Canada</text:p>
          </table:table-cell>
          <table:table-cell office:value-type="string" calcext:value-type="string">
            <text:p>Finance</text:p>
          </table:table-cell>
          <table:table-cell office:value-type="float" office:value="252000" calcext:value-type="float">
            <text:p>252000</text:p>
          </table:table-cell>
          <table:table-cell/>
          <table:table-cell office:value-type="string" calcext:value-type="string">
            <text:p>US$415 million</text:p>
          </table:table-cell>
          <table:table-cell office:value-type="string" calcext:value-type="string">
            <text:p>Done</text:p>
          </table:table-cell>
          <table:table-cell office:value-type="string" calcext:value-type="string">
            <text:p>In 2011, the Alberta Investment Management Company (AIMCo), through a joint venture with Australia's New Forest, purchased 252,000 ha of land, covering a number of titles across several Australian states, from Great Southern Plantations. AIMCo, one of the largest pension fund managers in Canada, says that it expects to develop a mix of forestry and agricultural production on the lands.</text:p>
          </table:table-cell>
          <table:table-cell table:number-columns-repeated="1015"/>
        </table:table-row>
        <table:table-row table:style-name="ro9">
          <table:table-cell office:value-type="string" calcext:value-type="string">
            <text:p>Australia</text:p>
          </table:table-cell>
          <table:table-cell office:value-type="string" calcext:value-type="string">
            <text:p>Hancock</text:p>
          </table:table-cell>
          <table:table-cell office:value-type="string" calcext:value-type="string">
            <text:p>Canada</text:p>
          </table:table-cell>
          <table:table-cell office:value-type="string" calcext:value-type="string">
            <text:p>Finance</text:p>
          </table:table-cell>
          <table:table-cell office:value-type="float" office:value="2430" calcext:value-type="float">
            <text:p>2430</text:p>
          </table:table-cell>
          <table:table-cell office:value-type="string" calcext:value-type="string">
            <text:p>Grapes, nuts</text:p>
          </table:table-cell>
          <table:table-cell/>
          <table:table-cell office:value-type="string" calcext:value-type="string">
            <text:p>Done</text:p>
          </table:table-cell>
          <table:table-cell office:value-type="string" calcext:value-type="string">
            <text:p>Hancock Agricultural Investment Group, a unit of Toronto-based Manulife Financial Corp., Canada’s largest insurer, manages US$1.4 billion in real estate, covering 93,000 ha of farmland in the US, as well as 2,400 ha in Australia and 400 ha in Canada. It also manages 240,453 ha of forest in New Zealand.</text:p>
          </table:table-cell>
          <table:table-cell table:number-columns-repeated="1015"/>
        </table:table-row>
        <table:table-row table:style-name="ro2">
          <table:table-cell office:value-type="string" calcext:value-type="string">
            <text:p>Australia</text:p>
          </table:table-cell>
          <table:table-cell office:value-type="string" calcext:value-type="string">
            <text:p>Beidahuang</text:p>
          </table:table-cell>
          <table:table-cell office:value-type="string" calcext:value-type="string">
            <text:p>China</text:p>
          </table:table-cell>
          <table:table-cell office:value-type="string" calcext:value-type="string">
            <text:p>Agribusiness</text:p>
          </table:table-cell>
          <table:table-cell office:value-type="float" office:value="80000" calcext:value-type="float">
            <text:p>80000</text:p>
          </table:table-cell>
          <table:table-cell office:value-type="string" calcext:value-type="string">
            <text:p>Dairy and grain farms</text:p>
          </table:table-cell>
          <table:table-cell/>
          <table:table-cell office:value-type="string" calcext:value-type="string">
            <text:p>In process</text:p>
          </table:table-cell>
          <table:table-cell office:value-type="string" calcext:value-type="string">
            <text:p>State-owned Beidahuang is the largest farming company in China, managing over 2 million ha of farmland in the Province of Heilongjiang. Since 2008, the company has been expanding its farming operations overseas. It is in negotiations for large farmland deals in Argentina and the Philippines, and the Autralian Broadcasting Corporation reports that, in 2011, the company had made offers on a number of farms in Western Australia, amounting to about 80,000 ha of land to produce food for export to China.</text:p>
          </table:table-cell>
          <table:table-cell table:number-columns-repeated="1015"/>
        </table:table-row>
        <table:table-row table:style-name="ro5">
          <table:table-cell office:value-type="string" calcext:value-type="string">
            <text:p>Australia</text:p>
          </table:table-cell>
          <table:table-cell office:value-type="string" calcext:value-type="string">
            <text:p>Chinese interests</text:p>
          </table:table-cell>
          <table:table-cell office:value-type="string" calcext:value-type="string">
            <text:p>China</text:p>
          </table:table-cell>
          <table:table-cell/>
          <table:table-cell office:value-type="float" office:value="2800" calcext:value-type="float">
            <text:p>2800</text:p>
          </table:table-cell>
          <table:table-cell office:value-type="string" calcext:value-type="string">
            <text:p>Cattle</text:p>
          </table:table-cell>
          <table:table-cell office:value-type="string" calcext:value-type="string">
            <text:p>US$6.4 million</text:p>
          </table:table-cell>
          <table:table-cell office:value-type="string" calcext:value-type="string">
            <text:p>Done</text:p>
          </table:table-cell>
          <table:table-cell office:value-type="string" calcext:value-type="string">
            <text:p>In December 2011, the Property Observer reported that Chinese investors had bought the 2,800-ha Mount Falcon Station, which runs sheep and cattle, from entrepreneur Sean Howard for A$6 million.</text:p>
          </table:table-cell>
          <table:table-cell table:number-columns-repeated="1015"/>
        </table:table-row>
        <table:table-row table:style-name="ro12">
          <table:table-cell office:value-type="string" calcext:value-type="string">
            <text:p>Australia</text:p>
          </table:table-cell>
          <table:table-cell office:value-type="string" calcext:value-type="string">
            <text:p>Nanshan Group</text:p>
          </table:table-cell>
          <table:table-cell office:value-type="string" calcext:value-type="string">
            <text:p>China</text:p>
          </table:table-cell>
          <table:table-cell office:value-type="string" calcext:value-type="string">
            <text:p>Industrial, real estate</text:p>
          </table:table-cell>
          <table:table-cell office:value-type="float" office:value="30000" calcext:value-type="float">
            <text:p>30000</text:p>
          </table:table-cell>
          <table:table-cell office:value-type="string" calcext:value-type="string">
            <text:p>Superfine wool</text:p>
          </table:table-cell>
          <table:table-cell/>
          <table:table-cell office:value-type="string" calcext:value-type="string">
            <text:p>In process</text:p>
          </table:table-cell>
          <table:table-cell office:value-type="string" calcext:value-type="string">
            <text:p>In January 2012, the Australian Financial Review reported that Nanshan Group, the 188th-largest enterprise in China, had made an offer for four sheep farms in New South Wales and Tasmania.</text:p>
          </table:table-cell>
          <table:table-cell table:number-columns-repeated="1015"/>
        </table:table-row>
        <table:table-row table:style-name="ro8">
          <table:table-cell office:value-type="string" calcext:value-type="string">
            <text:p>Australia</text:p>
          </table:table-cell>
          <table:table-cell office:value-type="string" calcext:value-type="string">
            <text:p>Nexis Holding</text:p>
          </table:table-cell>
          <table:table-cell office:value-type="string" calcext:value-type="string">
            <text:p>China</text:p>
          </table:table-cell>
          <table:table-cell office:value-type="string" calcext:value-type="string">
            <text:p>Construction</text:p>
          </table:table-cell>
          <table:table-cell office:value-type="float" office:value="1705" calcext:value-type="float">
            <text:p>1705</text:p>
          </table:table-cell>
          <table:table-cell office:value-type="string" calcext:value-type="string">
            <text:p>Cattle, nuts</text:p>
          </table:table-cell>
          <table:table-cell office:value-type="string" calcext:value-type="string">
            <text:p>US$27 million</text:p>
          </table:table-cell>
          <table:table-cell office:value-type="string" calcext:value-type="string">
            <text:p>Done</text:p>
          </table:table-cell>
          <table:table-cell office:value-type="string" calcext:value-type="string">
            <text:p>Nexis Holdings is a Hong Kong-based company that converts waste materials into low-cost building materials for houses. In 2010, the company began buying farmland in Australia. It purchased a 50-ha macadamia farm for A$20 million on the Coast and then a 1,685-ha cattle operation near Kin Kin for A$25 million. The company’s founder and executive chairman is Walter Filler, a German who lived in Australia for more than 40 years.</text:p>
          </table:table-cell>
          <table:table-cell table:number-columns-repeated="1015"/>
        </table:table-row>
        <table:table-row table:style-name="ro3">
          <table:table-cell office:value-type="string" calcext:value-type="string">
            <text:p>Australia</text:p>
          </table:table-cell>
          <table:table-cell office:value-type="string" calcext:value-type="string">
            <text:p>Shaanxi Kingbull Livestock Co</text:p>
          </table:table-cell>
          <table:table-cell office:value-type="string" calcext:value-type="string">
            <text:p>China</text:p>
          </table:table-cell>
          <table:table-cell office:value-type="string" calcext:value-type="string">
            <text:p>Agribusiness</text:p>
          </table:table-cell>
          <table:table-cell office:value-type="float" office:value="5000" calcext:value-type="float">
            <text:p>5000</text:p>
          </table:table-cell>
          <table:table-cell office:value-type="string" calcext:value-type="string">
            <text:p>Cattle</text:p>
          </table:table-cell>
          <table:table-cell/>
          <table:table-cell office:value-type="string" calcext:value-type="string">
            <text:p>In process</text:p>
          </table:table-cell>
          <table:table-cell office:value-type="string" calcext:value-type="string">
            <text:p>In January 2012, the Australian Financial Review reported that China's state-owned Shaanxi Kingbull Livestock Co. offered to buy a 5,000-ha cattle station in Australia as a stepping stone to importing 10,000 high-quality beef cattle and calves from Australia each year. Kingbull has more than 80 feedlots in China's Shaanxi Province, each holding between 300 and 1,000 cattle.</text:p>
          </table:table-cell>
          <table:table-cell table:number-columns-repeated="1015"/>
        </table:table-row>
        <table:table-row table:style-name="ro12">
          <table:table-cell office:value-type="string" calcext:value-type="string">
            <text:p>Australia</text:p>
          </table:table-cell>
          <table:table-cell office:value-type="string" calcext:value-type="string">
            <text:p>Ingleby Company</text:p>
          </table:table-cell>
          <table:table-cell office:value-type="string" calcext:value-type="string">
            <text:p>Denmark</text:p>
          </table:table-cell>
          <table:table-cell office:value-type="string" calcext:value-type="string">
            <text:p>Finance</text:p>
          </table:table-cell>
          <table:table-cell office:value-type="float" office:value="18170" calcext:value-type="float">
            <text:p>18170</text:p>
          </table:table-cell>
          <table:table-cell office:value-type="string" calcext:value-type="string">
            <text:p>Cattle, crops, sheep</text:p>
          </table:table-cell>
          <table:table-cell/>
          <table:table-cell office:value-type="string" calcext:value-type="string">
            <text:p>Done</text:p>
          </table:table-cell>
          <table:table-cell office:value-type="string" calcext:value-type="string">
            <text:p>The Ingleby Company, which is owned by the Rausing family. has farmland investments in Argentina, Romania, USA, Uruguay, New Zealand and Australia.</text:p>
          </table:table-cell>
          <table:table-cell table:number-columns-repeated="1015"/>
        </table:table-row>
        <table:table-row table:style-name="ro4">
          <table:table-cell office:value-type="string" calcext:value-type="string">
            <text:p>Australia</text:p>
          </table:table-cell>
          <table:table-cell office:value-type="string" calcext:value-type="string">
            <text:p>DWS GALOF</text:p>
          </table:table-cell>
          <table:table-cell office:value-type="string" calcext:value-type="string">
            <text:p>Germany</text:p>
          </table:table-cell>
          <table:table-cell office:value-type="string" calcext:value-type="string">
            <text:p>Finance</text:p>
          </table:table-cell>
          <table:table-cell office:value-type="float" office:value="27000" calcext:value-type="float">
            <text:p>27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The DWS GALOF fund is offered by Deutsche Bank but the day-to-day management of the fund is delegated to Duxton Asset Management based in Singapore. It was launched in 2007, with a running time until 2016, and assets of €110 million. In Australia 31 properties were aggregated by GALOF into a farm of around 10,000 hectares.</text:p>
          </table:table-cell>
          <table:table-cell table:number-columns-repeated="1015"/>
        </table:table-row>
        <table:table-row table:style-name="ro2">
          <table:table-cell office:value-type="string" calcext:value-type="string">
            <text:p>Australia</text:p>
          </table:table-cell>
          <table:table-cell office:value-type="string" calcext:value-type="string">
            <text:p>JPT Capital Agrifund</text:p>
          </table:table-cell>
          <table:table-cell office:value-type="string" calcext:value-type="string">
            <text:p>Mauritius</text:p>
          </table:table-cell>
          <table:table-cell office:value-type="string" calcext:value-type="string">
            <text:p>Finance</text:p>
          </table:table-cell>
          <table:table-cell office:value-type="float" office:value="33000" calcext:value-type="float">
            <text:p>33000</text:p>
          </table:table-cell>
          <table:table-cell office:value-type="string" calcext:value-type="string">
            <text:p>Wheat</text:p>
          </table:table-cell>
          <table:table-cell office:value-type="string" calcext:value-type="string">
            <text:p>US$79 million</text:p>
          </table:table-cell>
          <table:table-cell office:value-type="string" calcext:value-type="string">
            <text:p>Done</text:p>
          </table:table-cell>
          <table:table-cell office:value-type="string" calcext:value-type="string">
            <text:p>John Paul Thwaytes, a London City financial trader, runs JPT Capital out of Monaco. Recently JPT launched the JPT Capital Agrifund, based in Mauritius, to acquire and operate farms in Australia. In February 2011, Agrimoney reported that the fund had raised around £10 million and acquired 6 farms, covering 15,000 ha, with plans to acquire 30 farms when it has raised the £50m it is targeting. JPT plans to list the fund on the Dublin Stock Exchange and to exit fully from its acquisitions after 8-10 years.</text:p>
          </table:table-cell>
          <table:table-cell table:number-columns-repeated="1015"/>
        </table:table-row>
        <table:table-row table:style-name="ro13">
          <table:table-cell office:value-type="string" calcext:value-type="string">
            <text:p>Australia</text:p>
          </table:table-cell>
          <table:table-cell office:value-type="string" calcext:value-type="string">
            <text:p>Hassad Food</text:p>
          </table:table-cell>
          <table:table-cell office:value-type="string" calcext:value-type="string">
            <text:p>Qatar</text:p>
          </table:table-cell>
          <table:table-cell office:value-type="string" calcext:value-type="string">
            <text:p>Agribusiness</text:p>
          </table:table-cell>
          <table:table-cell office:value-type="float" office:value="750000" calcext:value-type="float">
            <text:p>750000</text:p>
          </table:table-cell>
          <table:table-cell office:value-type="string" calcext:value-type="string">
            <text:p>Sheep, wheat</text:p>
          </table:table-cell>
          <table:table-cell office:value-type="string" calcext:value-type="string">
            <text:p>US$400 million</text:p>
          </table:table-cell>
          <table:table-cell office:value-type="string" calcext:value-type="string">
            <text:p>Done</text:p>
          </table:table-cell>
          <table:table-cell office:value-type="string" calcext:value-type="string">
            <text:p>Hassad Food is a US$1-billion company established by Qatar's sovereign wealth fund. It has been leading the country's quest to secure farmland overseas for the export of food to Qatar. So far, Hassad Food has acquired 13 large farms in Australia for sheep and wheat production, which, according to Stock &amp; Land, amount to 750,000 ha. It has also acquired 100,000 ha of land in Sudan. Hassad Food intends to double its investments in Australia, from US$200 to US$400 million, and negotiations are also under way for it to establish a company with US$100 million capital in Turkey for the production of sheep and cereals, a forage company in Brazil, and rice farms in Vietnam, Pakistan and India.</text:p>
          </table:table-cell>
          <table:table-cell table:number-columns-repeated="1015"/>
        </table:table-row>
        <table:table-row table:style-name="ro5">
          <table:table-cell office:value-type="string" calcext:value-type="string">
            <text:p>Australia</text:p>
          </table:table-cell>
          <table:table-cell office:value-type="string" calcext:value-type="string">
            <text:p>Wilmar International</text:p>
          </table:table-cell>
          <table:table-cell office:value-type="string" calcext:value-type="string">
            <text:p>Singapore</text:p>
          </table:table-cell>
          <table:table-cell office:value-type="string" calcext:value-type="string">
            <text:p>Agribusiness</text:p>
          </table:table-cell>
          <table:table-cell office:value-type="float" office:value="2500" calcext:value-type="float">
            <text:p>2500</text:p>
          </table:table-cell>
          <table:table-cell office:value-type="string" calcext:value-type="string">
            <text:p>Sugar cane</text:p>
          </table:table-cell>
          <table:table-cell office:value-type="string" calcext:value-type="string">
            <text:p>US$1,876 million</text:p>
          </table:table-cell>
          <table:table-cell office:value-type="string" calcext:value-type="string">
            <text:p>Done</text:p>
          </table:table-cell>
          <table:table-cell office:value-type="string" calcext:value-type="string">
            <text:p>Wilmar, one of the world's largest agricultural commodity producers and traders, bought Sucrogen Ltd, wich owns 2,500 hectares of prime agricultural land in Queensland's Burdekin region in 2011.</text:p>
          </table:table-cell>
          <table:table-cell table:number-columns-repeated="1015"/>
        </table:table-row>
        <table:table-row table:style-name="ro3">
          <table:table-cell office:value-type="string" calcext:value-type="string">
            <text:p>Australia</text:p>
          </table:table-cell>
          <table:table-cell office:value-type="string" calcext:value-type="string">
            <text:p>Ho Myoung Farm</text:p>
          </table:table-cell>
          <table:table-cell office:value-type="string" calcext:value-type="string">
            <text:p>South Korea</text:p>
          </table:table-cell>
          <table:table-cell office:value-type="string" calcext:value-type="string">
            <text:p>Industrial</text:p>
          </table:table-cell>
          <table:table-cell office:value-type="float" office:value="216000" calcext:value-type="float">
            <text:p>216000</text:p>
          </table:table-cell>
          <table:table-cell office:value-type="string" calcext:value-type="string">
            <text:p>Cattle, goats, sheep</text:p>
          </table:table-cell>
          <table:table-cell/>
          <table:table-cell office:value-type="string" calcext:value-type="string">
            <text:p>Done</text:p>
          </table:table-cell>
          <table:table-cell office:value-type="string" calcext:value-type="string">
            <text:p>Ho Myoung Farm is owned by the Young An Group, a corporation controlled by Korean billionaire businessman and philanthropist Baik Sung-hak. Mr Baik made his fortune in the hat trade, accounting for about one third of the global market in baseball, cowboy and dress hats. His company started investing in farmland in New South Wales, Australia in 2010 and now owns around 216,000 ha.</text:p>
          </table:table-cell>
          <table:table-cell table:number-columns-repeated="1015"/>
        </table:table-row>
        <table:table-row table:style-name="ro5">
          <table:table-cell office:value-type="string" calcext:value-type="string">
            <text:p>Australia</text:p>
          </table:table-cell>
          <table:table-cell office:value-type="string" calcext:value-type="string">
            <text:p>Count Gustav Wachmeister</text:p>
          </table:table-cell>
          <table:table-cell office:value-type="string" calcext:value-type="string">
            <text:p>Sweden</text:p>
          </table:table-cell>
          <table:table-cell office:value-type="string" calcext:value-type="string">
            <text:p>Finance</text:p>
          </table:table-cell>
          <table:table-cell office:value-type="float" office:value="15700" calcext:value-type="float">
            <text:p>15700</text:p>
          </table:table-cell>
          <table:table-cell office:value-type="string" calcext:value-type="string">
            <text:p>livestock, cereal</text:p>
          </table:table-cell>
          <table:table-cell office:value-type="string" calcext:value-type="string">
            <text:p>US$21 million</text:p>
          </table:table-cell>
          <table:table-cell office:value-type="string" calcext:value-type="string">
            <text:p>Done</text:p>
          </table:table-cell>
          <table:table-cell office:value-type="string" calcext:value-type="string">
            <text:p>In January 2010, Count Carl Gustav Wachmeister of Sweden purchased Mount Elephant Station, a 15,700-ha livestock farm in Victoria State, Australia for A$20 million.</text:p>
          </table:table-cell>
          <table:table-cell table:number-columns-repeated="1015"/>
        </table:table-row>
        <table:table-row table:style-name="ro4">
          <table:table-cell office:value-type="string" calcext:value-type="string">
            <text:p>Australia</text:p>
          </table:table-cell>
          <table:table-cell office:value-type="string" calcext:value-type="string">
            <text:p>Mitr Phol Group</text:p>
          </table:table-cell>
          <table:table-cell office:value-type="string" calcext:value-type="string">
            <text:p>Thailand</text:p>
          </table:table-cell>
          <table:table-cell office:value-type="string" calcext:value-type="string">
            <text:p>Agribusiness</text:p>
          </table:table-cell>
          <table:table-cell office:value-type="float" office:value="6000" calcext:value-type="float">
            <text:p>6000</text:p>
          </table:table-cell>
          <table:table-cell office:value-type="string" calcext:value-type="string">
            <text:p>Sugar cane</text:p>
          </table:table-cell>
          <table:table-cell office:value-type="string" calcext:value-type="string">
            <text:p>US$336 million</text:p>
          </table:table-cell>
          <table:table-cell office:value-type="string" calcext:value-type="string">
            <text:p>In process</text:p>
          </table:table-cell>
          <table:table-cell office:value-type="string" calcext:value-type="string">
            <text:p>In November 2011, Thai sugar giant Mitr Phol offered to acquire MSF Sugar, which would give it control of four Queensland sugar mills and more than 6,000 ha of agricultural land and other infrastructure assets. <text:s/>Mitr Phol is Asia’s largest sugar producer and among the six biggest in the world, with operations in Thailand, Laos and China.</text:p>
          </table:table-cell>
          <table:table-cell table:number-columns-repeated="1015"/>
        </table:table-row>
        <table:table-row table:style-name="ro4">
          <table:table-cell office:value-type="string" calcext:value-type="string">
            <text:p>Australia</text:p>
          </table:table-cell>
          <table:table-cell office:value-type="string" calcext:value-type="string">
            <text:p>MHPF</text:p>
          </table:table-cell>
          <table:table-cell office:value-type="string" calcext:value-type="string">
            <text:p>UK</text:p>
          </table:table-cell>
          <table:table-cell office:value-type="string" calcext:value-type="string">
            <text:p>Finance</text:p>
          </table:table-cell>
          <table:table-cell office:value-type="float" office:value="47100" calcext:value-type="float">
            <text:p>47100</text:p>
          </table:table-cell>
          <table:table-cell office:value-type="string" calcext:value-type="string">
            <text:p>Cereals, livestock, sugar cane</text:p>
          </table:table-cell>
          <table:table-cell office:value-type="string" calcext:value-type="string">
            <text:p>US$136 million</text:p>
          </table:table-cell>
          <table:table-cell office:value-type="string" calcext:value-type="string">
            <text:p>Done</text:p>
          </table:table-cell>
          <table:table-cell office:value-type="string" calcext:value-type="string">
            <text:p>The private UK-based pension fund of billionaire Michael Hintze, MHPF, has purchased 11 rural properties in New South Wales for a total of A$127 million since 2007. The 11 farms cover 47,100 ha and produce livestock, winter crops and sugar cane. The Hintze portfolio has been accumulated and managed by Richard Taylor, a director of Growth Farms Australia.</text:p>
          </table:table-cell>
          <table:table-cell table:number-columns-repeated="1015"/>
        </table:table-row>
        <table:table-row table:style-name="ro14">
          <table:table-cell office:value-type="string" calcext:value-type="string">
            <text:p>Australia</text:p>
          </table:table-cell>
          <table:table-cell office:value-type="string" calcext:value-type="string">
            <text:p>Southern Agricultural Resources</text:p>
          </table:table-cell>
          <table:table-cell office:value-type="string" calcext:value-type="string">
            <text:p>UK</text:p>
          </table:table-cell>
          <table:table-cell office:value-type="string" calcext:value-type="string">
            <text:p>Finance</text:p>
          </table:table-cell>
          <table:table-cell office:value-type="float" office:value="100000" calcext:value-type="float">
            <text:p>100000</text:p>
          </table:table-cell>
          <table:table-cell office:value-type="string" calcext:value-type="string">
            <text:p>Cotton, wheat</text:p>
          </table:table-cell>
          <table:table-cell office:value-type="string" calcext:value-type="string">
            <text:p>US$400 million</text:p>
          </table:table-cell>
          <table:table-cell office:value-type="string" calcext:value-type="string">
            <text:p>In process</text:p>
          </table:table-cell>
          <table:table-cell office:value-type="string" calcext:value-type="string">
            <text:p>The UK-based Southern Agricultural Resources fund was launched in 2010 to acquire wheat and cotton farms in Australia. In December 2011, the Australian Financial Review reported that the fund had already identified 24 properties to be purchased covering more than 100,000 ha. The fund stated that it planned to raise £10 million by October 2011 to purchase its first farm, and £100 million by the second half of 2012 to acquire more farms. The fund's eventual target is US$400 million. The farms will be managed by Australian company Customised Farm Management, which manages farms for US pension-fund manager TIAA-CREF. The fund’s chairman is David Montgomery, former chair of the Australian Cotton Industry Council, and its non-executive director is Derek Shaw, a board member and shareholder of MP Evans, which owns large areas of oil-palm plantations in Indonesia and pastoral lands in Australia.</text:p>
          </table:table-cell>
          <table:table-cell table:number-columns-repeated="1015"/>
        </table:table-row>
        <table:table-row table:style-name="ro5">
          <table:table-cell office:value-type="string" calcext:value-type="string">
            <text:p>Australia</text:p>
          </table:table-cell>
          <table:table-cell office:value-type="string" calcext:value-type="string">
            <text:p>Terra Firma Capital</text:p>
          </table:table-cell>
          <table:table-cell office:value-type="string" calcext:value-type="string">
            <text:p>UK</text:p>
          </table:table-cell>
          <table:table-cell office:value-type="string" calcext:value-type="string">
            <text:p>Finance</text:p>
          </table:table-cell>
          <table:table-cell office:value-type="float" office:value="3200000" calcext:value-type="float">
            <text:p>3200000</text:p>
          </table:table-cell>
          <table:table-cell office:value-type="string" calcext:value-type="string">
            <text:p>Livestock</text:p>
          </table:table-cell>
          <table:table-cell office:value-type="string" calcext:value-type="string">
            <text:p>US$456 million</text:p>
          </table:table-cell>
          <table:table-cell office:value-type="string" calcext:value-type="string">
            <text:p>Done</text:p>
          </table:table-cell>
          <table:table-cell office:value-type="string" calcext:value-type="string">
            <text:p>In 2009, British private equity company Terra Firma Capital purchased 90% of the Consolidated Pastoral Company for A$425 million, giving it control over approximately 2.6 million ha in Queensland. It purchased a further 600,000 ha in 2009–10.</text:p>
          </table:table-cell>
          <table:table-cell table:number-columns-repeated="1015"/>
        </table:table-row>
        <table:table-row table:style-name="ro5">
          <table:table-cell office:value-type="string" calcext:value-type="string">
            <text:p>Australia</text:p>
          </table:table-cell>
          <table:table-cell office:value-type="string" calcext:value-type="string">
            <text:p>Jim Rogers Fund</text:p>
          </table:table-cell>
          <table:table-cell office:value-type="string" calcext:value-type="string">
            <text:p>US</text:p>
          </table:table-cell>
          <table:table-cell office:value-type="string" calcext:value-type="string">
            <text:p>Finance</text:p>
          </table:table-cell>
          <table:table-cell office:value-type="float" office:value="80000" calcext:value-type="float">
            <text:p>80000</text:p>
          </table:table-cell>
          <table:table-cell/>
          <table:table-cell office:value-type="string" calcext:value-type="string">
            <text:p>US$375 million</text:p>
          </table:table-cell>
          <table:table-cell office:value-type="string" calcext:value-type="string">
            <text:p>In process</text:p>
          </table:table-cell>
          <table:table-cell office:value-type="string" calcext:value-type="string">
            <text:p>The Jim Rogers Fund is reported to have identified 16 properties for acquisition, covering 80,000 ha.The fund, which seeks to raise US$375 million, will be opened first to Australian investors and then to foreign groups.</text:p>
          </table:table-cell>
          <table:table-cell table:number-columns-repeated="1015"/>
        </table:table-row>
        <table:table-row table:style-name="ro15">
          <table:table-cell office:value-type="string" calcext:value-type="string">
            <text:p>Australia</text:p>
          </table:table-cell>
          <table:table-cell office:value-type="string" calcext:value-type="string">
            <text:p>Teachers Insurance and Annuity Association - College Retirement Equities Fund (TIAA-CREF)</text:p>
          </table:table-cell>
          <table:table-cell office:value-type="string" calcext:value-type="string">
            <text:p>US</text:p>
          </table:table-cell>
          <table:table-cell office:value-type="string" calcext:value-type="string">
            <text:p>Finance</text:p>
          </table:table-cell>
          <table:table-cell office:value-type="float" office:value="73000" calcext:value-type="float">
            <text:p>73000</text:p>
          </table:table-cell>
          <table:table-cell/>
          <table:table-cell office:value-type="string" calcext:value-type="string">
            <text:p>US$16.7 million</text:p>
          </table:table-cell>
          <table:table-cell office:value-type="string" calcext:value-type="string">
            <text:p>Done</text:p>
          </table:table-cell>
          <table:table-cell office:value-type="string" calcext:value-type="string">
            <text:p>US pension-fund manager TIAA-CREF has around US$2 billion invested in farmland globally, of the US$426 billion that it has under management. Through its acquisition of 85% of the Westchester Group in 2010, TIAA-CREF boosted it ownership of farmland in Australia to 180,000 ha, which it holds through Westchester Group's US$300-million International Agricultural Investors Fund. TIAA-CREF's farms in Australia are managed by the Australian company Customised Farm Management.</text:p>
          </table:table-cell>
          <table:table-cell table:number-columns-repeated="1015"/>
        </table:table-row>
        <table:table-row table:style-name="ro9">
          <table:table-cell office:value-type="string" calcext:value-type="string">
            <text:p>Australia</text:p>
          </table:table-cell>
          <table:table-cell office:value-type="string" calcext:value-type="string">
            <text:p>Black River Asset Management</text:p>
          </table:table-cell>
          <table:table-cell office:value-type="string" calcext:value-type="string">
            <text:p>US</text:p>
          </table:table-cell>
          <table:table-cell office:value-type="string" calcext:value-type="string">
            <text:p>Finance</text:p>
          </table:table-cell>
          <table:table-cell office:value-type="float" office:value="2100" calcext:value-type="float">
            <text:p>2100</text:p>
          </table:table-cell>
          <table:table-cell office:value-type="string" calcext:value-type="string">
            <text:p>Grain</text:p>
          </table:table-cell>
          <table:table-cell office:value-type="string" calcext:value-type="string">
            <text:p>US$5 million</text:p>
          </table:table-cell>
          <table:table-cell office:value-type="string" calcext:value-type="string">
            <text:p>Done</text:p>
          </table:table-cell>
          <table:table-cell office:value-type="string" calcext:value-type="string">
            <text:p>Black River, a hedge fund owned by US agribusiness giant Cargill, is targeting farmland acquisitions, mainly in South America and Asia. In August 2011, the Sydney Morning Herald reported that Black River's subsidiary BFB Pty Ltd was buying a 2,100-ha grain farm in the Bland shire, Australia.</text:p>
          </table:table-cell>
          <table:table-cell table:number-columns-repeated="1015"/>
        </table:table-row>
        <table:table-row table:style-name="ro4">
          <table:table-cell office:value-type="string" calcext:value-type="string">
            <text:p>Benin</text:p>
          </table:table-cell>
          <table:table-cell office:value-type="string" calcext:value-type="string">
            <text:p>"Chinese investment group"</text:p>
          </table:table-cell>
          <table:table-cell office:value-type="string" calcext:value-type="string">
            <text:p>China</text:p>
          </table:table-cell>
          <table:table-cell/>
          <table:table-cell office:value-type="float" office:value="10000" calcext:value-type="float">
            <text:p>10000</text:p>
          </table:table-cell>
          <table:table-cell office:value-type="string" calcext:value-type="string">
            <text:p>Oil palm</text:p>
          </table:table-cell>
          <table:table-cell/>
          <table:table-cell office:value-type="string" calcext:value-type="string">
            <text:p>In process</text:p>
          </table:table-cell>
          <table:table-cell office:value-type="string" calcext:value-type="string">
            <text:p>In July 2010, ANA reported that the Chinese ambassador to Benin, Geng Wenbing, had announced that a group of Chinese businessmen, having completed as assessment of local conditions, were planning to invest in palm-oil production in Benin and would immediately require at least 10,000 ha of land to begin the development of oil-palm plantations.</text:p>
          </table:table-cell>
          <table:table-cell table:number-columns-repeated="1015"/>
        </table:table-row>
        <table:table-row table:style-name="ro16">
          <table:table-cell office:value-type="string" calcext:value-type="string">
            <text:p>Benin</text:p>
          </table:table-cell>
          <table:table-cell office:value-type="string" calcext:value-type="string">
            <text:p>COMPLANT</text:p>
          </table:table-cell>
          <table:table-cell office:value-type="string" calcext:value-type="string">
            <text:p>China</text:p>
          </table:table-cell>
          <table:table-cell office:value-type="string" calcext:value-type="string">
            <text:p>Agribusiness, construction</text:p>
          </table:table-cell>
          <table:table-cell office:value-type="float" office:value="4800" calcext:value-type="float">
            <text:p>4800</text:p>
          </table:table-cell>
          <table:table-cell office:value-type="string" calcext:value-type="string">
            <text:p>Cassava, sugar cane</text:p>
          </table:table-cell>
          <table:table-cell/>
          <table:table-cell office:value-type="string" calcext:value-type="string">
            <text:p>In process</text:p>
          </table:table-cell>
          <table:table-cell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cell table:number-columns-repeated="1015"/>
        </table:table-row>
        <table:table-row table:style-name="ro5">
          <table:table-cell office:value-type="string" calcext:value-type="string">
            <text:p>Benin</text:p>
          </table:table-cell>
          <table:table-cell office:value-type="string" calcext:value-type="string">
            <text:p>Green Waves</text:p>
          </table:table-cell>
          <table:table-cell office:value-type="string" calcext:value-type="string">
            <text:p>Italy</text:p>
          </table:table-cell>
          <table:table-cell office:value-type="string" calcext:value-type="string">
            <text:p>Finance</text:p>
          </table:table-cell>
          <table:table-cell office:value-type="float" office:value="250000" calcext:value-type="float">
            <text:p>250000</text:p>
          </table:table-cell>
          <table:table-cell office:value-type="string" calcext:value-type="string">
            <text:p>Sunflower</text:p>
          </table:table-cell>
          <table:table-cell/>
          <table:table-cell office:value-type="string" calcext:value-type="string">
            <text:p>Done</text:p>
          </table:table-cell>
          <table:table-cell office:value-type="string" calcext:value-type="string">
            <text:p>In August 2007, Le Matinal reported that the Italian company Green Waves was given the authorisation and the support of the Government of Benin to produce sunflower on 250,000 ha in Ouèssè, Benin.</text:p>
          </table:table-cell>
          <table:table-cell table:number-columns-repeated="1015"/>
        </table:table-row>
        <table:table-row table:style-name="ro12">
          <table:table-cell office:value-type="string" calcext:value-type="string">
            <text:p>Benin</text:p>
          </table:table-cell>
          <table:table-cell office:value-type="string" calcext:value-type="string">
            <text:p>Libyan investors</text:p>
          </table:table-cell>
          <table:table-cell office:value-type="string" calcext:value-type="string">
            <text:p>Libya</text:p>
          </table:table-cell>
          <table:table-cell/>
          <table:table-cell office:value-type="float" office:value="2000" calcext:value-type="float">
            <text:p>2000</text:p>
          </table:table-cell>
          <table:table-cell table:number-columns-repeated="2"/>
          <table:table-cell office:value-type="string" calcext:value-type="string">
            <text:p>In process</text:p>
          </table:table-cell>
          <table:table-cell office:value-type="string" calcext:value-type="string">
            <text:p>According to a 2010 report by Benin's farmers organisation Synergie Paysanne, a group of Libyan investors acquired 2,000 ha of land in Zakpota.</text:p>
          </table:table-cell>
          <table:table-cell table:number-columns-repeated="1015"/>
        </table:table-row>
        <table:table-row table:style-name="ro12">
          <table:table-cell office:value-type="string" calcext:value-type="string">
            <text:p>Benin</text:p>
          </table:table-cell>
          <table:table-cell office:value-type="string" calcext:value-type="string">
            <text:p>BETEXCO</text:p>
          </table:table-cell>
          <table:table-cell office:value-type="string" calcext:value-type="string">
            <text:p>Nigeria</text:p>
          </table:table-cell>
          <table:table-cell office:value-type="string" calcext:value-type="string">
            <text:p>Energy</text:p>
          </table:table-cell>
          <table:table-cell office:value-type="float" office:value="1500" calcext:value-type="float">
            <text:p>1500</text:p>
          </table:table-cell>
          <table:table-cell office:value-type="string" calcext:value-type="string">
            <text:p>Cassava</text:p>
          </table:table-cell>
          <table:table-cell/>
          <table:table-cell office:value-type="string" calcext:value-type="string">
            <text:p>Done</text:p>
          </table:table-cell>
          <table:table-cell office:value-type="string" calcext:value-type="string">
            <text:p>According to a 2010 report by Benin's farmers organisation Synergie Paysanne, the Nigerian company BETEXCO acquired 1,500 ha of land in Zogbodomey for cassava production.</text:p>
          </table:table-cell>
          <table:table-cell table:number-columns-repeated="1015"/>
        </table:table-row>
        <table:table-row table:style-name="ro17">
          <table:table-cell office:value-type="string" calcext:value-type="string">
            <text:p>Bolivia</text:p>
          </table:table-cell>
          <table:table-cell office:value-type="string" calcext:value-type="string">
            <text:p>Cresud</text:p>
          </table:table-cell>
          <table:table-cell office:value-type="string" calcext:value-type="string">
            <text:p>Argentina</text:p>
          </table:table-cell>
          <table:table-cell office:value-type="string" calcext:value-type="string">
            <text:p>Agribusiness</text:p>
          </table:table-cell>
          <table:table-cell office:value-type="float" office:value="17000" calcext:value-type="float">
            <text:p>17000</text:p>
          </table:table-cell>
          <table:table-cell office:value-type="string" calcext:value-type="string">
            <text:p>Soybean</text:p>
          </table:table-cell>
          <table:table-cell/>
          <table:table-cell office:value-type="string" calcext:value-type="string">
            <text:p>Done</text:p>
          </table:table-cell>
          <table:table-cell office:value-type="string" calcext:value-type="string">
            <text:p>Cresud was a small farmland operator managing 20,000 ha when it was taken over by George Soros and Argentinian real-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cell table:number-columns-repeated="1015"/>
        </table:table-row>
        <table:table-row table:style-name="ro6">
          <table:table-cell office:value-type="string" calcext:value-type="string">
            <text:p>Bolivia</text:p>
          </table:table-cell>
          <table:table-cell office:value-type="string" calcext:value-type="string">
            <text:p>Pengxin Group</text:p>
          </table:table-cell>
          <table:table-cell office:value-type="string" calcext:value-type="string">
            <text:p>China</text:p>
          </table:table-cell>
          <table:table-cell office:value-type="string" calcext:value-type="string">
            <text:p>Real estate</text:p>
          </table:table-cell>
          <table:table-cell office:value-type="float" office:value="12500" calcext:value-type="float">
            <text:p>12500</text:p>
          </table:table-cell>
          <table:table-cell office:value-type="string" calcext:value-type="string">
            <text:p>Maize, soybean</text:p>
          </table:table-cell>
          <table:table-cell/>
          <table:table-cell office:value-type="string" calcext:value-type="string">
            <text:p>Done</text:p>
          </table:table-cell>
          <table:table-cell office:value-type="string" calcext:value-type="string">
            <text:p>Shanghai real-estate mogul Jiang Zhaobai, Chairman and owner of the Pen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of land in Brazil to grow soybeans and cotton. In January 2011, it made an offer to buy Crafar farms in New Zealand, which encompasses 16 dairy farms, following an unsuccessful bid by China’s Natural Dairy (NZ) Holdings Ltd. The sale was approved by New Zealand's government in January 2012.</text:p>
          </table:table-cell>
          <table:table-cell table:number-columns-repeated="1015"/>
        </table:table-row>
        <table:table-row table:style-name="ro17">
          <table:table-cell office:value-type="string" calcext:value-type="string">
            <text:p>Brazil</text:p>
          </table:table-cell>
          <table:table-cell office:value-type="string" calcext:value-type="string">
            <text:p>Cresud</text:p>
          </table:table-cell>
          <table:table-cell office:value-type="string" calcext:value-type="string">
            <text:p>Argentina</text:p>
          </table:table-cell>
          <table:table-cell office:value-type="string" calcext:value-type="string">
            <text:p>Agribusiness</text:p>
          </table:table-cell>
          <table:table-cell office:value-type="float" office:value="175000" calcext:value-type="float">
            <text:p>175000</text:p>
          </table:table-cell>
          <table:table-cell office:value-type="string" calcext:value-type="string">
            <text:p>Cattle, crops, sugar cane</text:p>
          </table:table-cell>
          <table:table-cell/>
          <table:table-cell office:value-type="string" calcext:value-type="string">
            <text:p>Done</text:p>
          </table:table-cell>
          <table:table-cell office:value-type="string" calcext:value-type="string">
            <text:p>Cresud was a small farmland operator managing 20,000 ha when it was taken over by George Soros and Argentinian real 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cell table:number-columns-repeated="1015"/>
        </table:table-row>
        <table:table-row table:style-name="ro11">
          <table:table-cell office:value-type="string" calcext:value-type="string">
            <text:p>Brazil</text:p>
          </table:table-cell>
          <table:table-cell office:value-type="string" calcext:value-type="string">
            <text:p>El Tejar</text:p>
          </table:table-cell>
          <table:table-cell office:value-type="string" calcext:value-type="string">
            <text:p>Argentina</text:p>
          </table:table-cell>
          <table:table-cell office:value-type="string" calcext:value-type="string">
            <text:p>Agribusiness</text:p>
          </table:table-cell>
          <table:table-cell office:value-type="float" office:value="220000" calcext:value-type="float">
            <text:p>220000</text:p>
          </table:table-cell>
          <table:table-cell office:value-type="string" calcext:value-type="string">
            <text:p>Cereals, oilseeds</text:p>
          </table:table-cell>
          <table:table-cell/>
          <table:table-cell office:value-type="string" calcext:value-type="string">
            <text:p>Done</text:p>
          </table:table-cell>
          <table:table-cell office:value-type="string" calcext:value-type="string">
            <text:p>El Tejar began as an association of Argentine cattle farmers in the 1980s, but then became involved in grain production in the 1990s. By the end of the decade it was one of the largest soybean producers in the country, farming on rented land. After 2006, foreign investors entered the company, such as London-based hedge fund Altima Partners, which now owns 40% of the company, the World Bank's International Finance Corporation and US private equity firm Capital Group, and El Tejar started to acquire its own farms in Argentina, Uruguay and Brazil, where it is now the largest farm operator. In 2006, El Tejar was farming around 200,000 ha, and today they are farming close to 800,000 ha. The company intends to launch an IPO on New York or São Paulo stock exchanges to access more capital to expand its landholdings.</text:p>
          </table:table-cell>
          <table:table-cell table:number-columns-repeated="1015"/>
        </table:table-row>
        <table:table-row table:style-name="ro11">
          <table:table-cell office:value-type="string" calcext:value-type="string">
            <text:p>Brazil</text:p>
          </table:table-cell>
          <table:table-cell office:value-type="string" calcext:value-type="string">
            <text:p>Los Grobo</text:p>
          </table:table-cell>
          <table:table-cell office:value-type="string" calcext:value-type="string">
            <text:p>Argentina</text:p>
          </table:table-cell>
          <table:table-cell office:value-type="string" calcext:value-type="string">
            <text:p>Agribusiness</text:p>
          </table:table-cell>
          <table:table-cell office:value-type="float" office:value="60000" calcext:value-type="float">
            <text:p>60000</text:p>
          </table:table-cell>
          <table:table-cell office:value-type="string" calcext:value-type="string">
            <text:p>Soybeans</text:p>
          </table:table-cell>
          <table:table-cell/>
          <table:table-cell office:value-type="string" calcext:value-type="string">
            <text:p>Done</text:p>
          </table:table-cell>
          <table:table-cell office:value-type="string" calcext:value-type="string">
            <text:p>Los Grobo is owned by Argentina's Grobocopatel family, the second-largest soybean producer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it plans to triple its land holdings over the next few years by way of a joint venture company called LG Agro, formed in 2011 with Brazil’s Grupo Vinci Partners. In August 2011, Los Grobo's Brazilian subsidiaries were merged into LG Agro, along with Sollus Capital, a farmland fund in which Los Grobo is active, and Grupo Vinci's Companhia Mineira de Açúcar e Álcool, a major sugar and ethanol producer in Brazil.</text:p>
          </table:table-cell>
          <table:table-cell table:number-columns-repeated="1015"/>
        </table:table-row>
        <table:table-row table:style-name="ro5">
          <table:table-cell office:value-type="string" calcext:value-type="string">
            <text:p>Brazil</text:p>
          </table:table-cell>
          <table:table-cell office:value-type="string" calcext:value-type="string">
            <text:p>Brookfield Asset Management</text:p>
          </table:table-cell>
          <table:table-cell office:value-type="string" calcext:value-type="string">
            <text:p>Canada</text:p>
          </table:table-cell>
          <table:table-cell office:value-type="string" calcext:value-type="string">
            <text:p>Finance</text:p>
          </table:table-cell>
          <table:table-cell office:value-type="float" office:value="97124" calcext:value-type="float">
            <text:p>97124</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Brookfield Asset Management is a Canadian fund manager that invests in farmland in Brazil through its US$330-million Brookfield Brazil Agriland Fund.</text:p>
          </table:table-cell>
          <table:table-cell table:number-columns-repeated="1015"/>
        </table:table-row>
        <table:table-row table:style-name="ro18">
          <table:table-cell office:value-type="string" calcext:value-type="string">
            <text:p>Brazil</text:p>
          </table:table-cell>
          <table:table-cell office:value-type="string" calcext:value-type="string">
            <text:p>Chongqing Grain Group</text:p>
          </table:table-cell>
          <table:table-cell office:value-type="string" calcext:value-type="string">
            <text:p>China</text:p>
          </table:table-cell>
          <table:table-cell office:value-type="string" calcext:value-type="string">
            <text:p>Agribusiness</text:p>
          </table:table-cell>
          <table:table-cell office:value-type="float" office:value="200000" calcext:value-type="float">
            <text:p>200000</text:p>
          </table:table-cell>
          <table:table-cell office:value-type="string" calcext:value-type="string">
            <text:p>Soybean</text:p>
          </table:table-cell>
          <table:table-cell office:value-type="string" calcext:value-type="string">
            <text:p>US$879 million</text:p>
          </table:table-cell>
          <table:table-cell office:value-type="string" calcext:value-type="string">
            <text:p>In process</text:p>
          </table:table-cell>
          <table:table-cell office:value-type="string" calcext:value-type="string">
            <text:p>Chongqing Grain Group is one of China's largest state-owned grain corporations. In April 2010, the company announced plans for a US$300-million soybean project in Bahia, Brazil that would include infrastructure construction and control over 100,000 ha of land, with option to expand to 200,000 ha. Brazilian authorities publicly denied that the deal involved the transfer of lands, but, in February 2011, Huang Qifan, the mayor of Chongqing, in an interview with state TV channel CCTV, reiterated that the company had been allocated the land and that the project would be managed by a joint venture company 70% owned by Chongqing Grain and 30% by Brazilian investors, with partnerships worked out with local producers. He also said that the company would invest US$879 million in the project, with much of this being provided by the Development Bank of China. Chongqing's Brazilian project is part of an overall US$3.4-billion plan the company has to outsource food production overseas. In April 2011, it said that, apart from soybean production in Brazil, it would pursue the production of oilseed rape in Canada and Australia, rice in Cambodia and palm oil in Malaysia.</text:p>
          </table:table-cell>
          <table:table-cell table:number-columns-repeated="1015"/>
        </table:table-row>
        <table:table-row table:style-name="ro6">
          <table:table-cell office:value-type="string" calcext:value-type="string">
            <text:p>Brazil</text:p>
          </table:table-cell>
          <table:table-cell office:value-type="string" calcext:value-type="string">
            <text:p>Pengxin Group</text:p>
          </table:table-cell>
          <table:table-cell office:value-type="string" calcext:value-type="string">
            <text:p>China</text:p>
          </table:table-cell>
          <table:table-cell office:value-type="string" calcext:value-type="string">
            <text:p>Real estate</text:p>
          </table:table-cell>
          <table:table-cell office:value-type="float" office:value="200000" calcext:value-type="float">
            <text:p>200000</text:p>
          </table:table-cell>
          <table:table-cell office:value-type="string" calcext:value-type="string">
            <text:p>Cotton, soybean</text:p>
          </table:table-cell>
          <table:table-cell/>
          <table:table-cell office:value-type="string" calcext:value-type="string">
            <text:p>In process</text:p>
          </table:table-cell>
          <table:table-cell office:value-type="string" calcext:value-type="string">
            <text:p>Shanghai real-estate mogul Jiang Zhaobai, Chairman and owner of the Pen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of land in Brazil to grow soybeans and cotton. in January 2011, it made an offer to buy Crafar farms in New Zealand, which encompasses 16 dairy farms, following an unsuccessful bid by China’s Natural Dairy (NZ) Holdings Ltd. The sale was approved by New Zealand's government in January 2012.</text:p>
          </table:table-cell>
          <table:table-cell table:number-columns-repeated="1015"/>
        </table:table-row>
        <table:table-row table:style-name="ro8">
          <table:table-cell office:value-type="string" calcext:value-type="string">
            <text:p>Brazil</text:p>
          </table:table-cell>
          <table:table-cell office:value-type="string" calcext:value-type="string">
            <text:p>Calyx Agro</text:p>
          </table:table-cell>
          <table:table-cell office:value-type="string" calcext:value-type="string">
            <text:p>France</text:p>
          </table:table-cell>
          <table:table-cell office:value-type="string" calcext:value-type="string">
            <text:p>Finance</text:p>
          </table:table-cell>
          <table:table-cell office:value-type="float" office:value="61352" calcext:value-type="float">
            <text:p>61352</text:p>
          </table:table-cell>
          <table:table-cell office:value-type="string" calcext:value-type="string">
            <text:p>Crops (mainly soybean)</text:p>
          </table:table-cell>
          <table:table-cell/>
          <table:table-cell office:value-type="string" calcext:value-type="string">
            <text:p>Done</text:p>
          </table:table-cell>
          <table:table-cell office:value-type="string" calcext:value-type="string">
            <text:p>Calyx Agro was established by Louis Dreyfus Commodities as a fund to purchase and turn over farmland in the Southern Cone of Latin America. Other key investors are PineBridge Investments (subsidiary of the Hong-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cell table:number-columns-repeated="1015"/>
        </table:table-row>
        <table:table-row table:style-name="ro8">
          <table:table-cell office:value-type="string" calcext:value-type="string">
            <text:p>Brazil</text:p>
          </table:table-cell>
          <table:table-cell office:value-type="string" calcext:value-type="string">
            <text:p>Louis Dreyfus</text:p>
          </table:table-cell>
          <table:table-cell office:value-type="string" calcext:value-type="string">
            <text:p>France</text:p>
          </table:table-cell>
          <table:table-cell office:value-type="string" calcext:value-type="string">
            <text:p>Agribusiness</text:p>
          </table:table-cell>
          <table:table-cell office:value-type="float" office:value="329000" calcext:value-type="float">
            <text:p>329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Louis Dreyfus, a privately owned French company, is one of the largest agricultural commodity traders in the world, and one of the world's largest sugar producers. In October 2009, LDC Bioenergia of Louis Dreyfus Commodities merged with Santelisa Vale, a major Brazilian sugar-cane production and processing company, to form LDC-SEV, with Louis Dreyfus holding 60% of the company. Through the deal, Louis Dreyfus now controls 329,000 ha of sugar-cane plantations in Brazil</text:p>
          </table:table-cell>
          <table:table-cell table:number-columns-repeated="1015"/>
        </table:table-row>
        <table:table-row table:style-name="ro8">
          <table:table-cell office:value-type="string" calcext:value-type="string">
            <text:p>Brazil</text:p>
          </table:table-cell>
          <table:table-cell office:value-type="string" calcext:value-type="string">
            <text:p>Aquila</text:p>
          </table:table-cell>
          <table:table-cell office:value-type="string" calcext:value-type="string">
            <text:p>Germany</text:p>
          </table:table-cell>
          <table:table-cell office:value-type="string" calcext:value-type="string">
            <text:p>Finance</text:p>
          </table:table-cell>
          <table:table-cell office:value-type="float" office:value="250000" calcext:value-type="float">
            <text:p>250000</text:p>
          </table:table-cell>
          <table:table-cell office:value-type="string" calcext:value-type="string">
            <text:p>Cattle, sugar cane</text:p>
          </table:table-cell>
          <table:table-cell/>
          <table:table-cell office:value-type="string" calcext:value-type="string">
            <text:p>In process</text:p>
          </table:table-cell>
          <table:table-cell office:value-type="string" calcext:value-type="string">
            <text:p>Aquila Capital's AgrarInvest fund manages investments for around 1,000 German investors. The fund focuses on the acquisition of dairy farms in New Zealand and cattle farms and sugar-cane planations in Brazil. In Brazil, Aquila is pursuing investments in Proterra Agropecuária, a ranch of 6,500 cattle managed by the New Zealand company AgInvest, and sugar-cane company Proterra, which has sugar-cane plantations on around 250,000 ha.</text:p>
          </table:table-cell>
          <table:table-cell table:number-columns-repeated="1015"/>
        </table:table-row>
        <table:table-row table:style-name="ro3">
          <table:table-cell office:value-type="string" calcext:value-type="string">
            <text:p>Brazil</text:p>
          </table:table-cell>
          <table:table-cell office:value-type="string" calcext:value-type="string">
            <text:p>Shree Renuka Sugars</text:p>
          </table:table-cell>
          <table:table-cell office:value-type="string" calcext:value-type="string">
            <text:p>India</text:p>
          </table:table-cell>
          <table:table-cell office:value-type="string" calcext:value-type="string">
            <text:p>Agribusiness</text:p>
          </table:table-cell>
          <table:table-cell office:value-type="float" office:value="133000" calcext:value-type="float">
            <text:p>133000</text:p>
          </table:table-cell>
          <table:table-cell office:value-type="string" calcext:value-type="string">
            <text:p>Sugar cane</text:p>
          </table:table-cell>
          <table:table-cell office:value-type="string" calcext:value-type="string">
            <text:p>US$569 million</text:p>
          </table:table-cell>
          <table:table-cell office:value-type="string" calcext:value-type="string">
            <text:p>Done</text:p>
          </table:table-cell>
          <table:table-cell office:value-type="string" calcext:value-type="string">
            <text:p>In November 2010, Shree Renuka Sugars, India's largest sugar refiner, acquired Brazilian sugar company Vale do Ivai SA Açúcar e Álcool for US$240 million, including its 18,000-ha sugar-cane plantation, and a 51% stake in another Brazilian sugar company, Equipav SA Açúcar e Álcool for US$329 million, including its 115,000 ha of cane-growing land in south-eastern Brazil.</text:p>
          </table:table-cell>
          <table:table-cell table:number-columns-repeated="1015"/>
        </table:table-row>
        <table:table-row table:style-name="ro9">
          <table:table-cell office:value-type="string" calcext:value-type="string">
            <text:p>Brazil</text:p>
          </table:table-cell>
          <table:table-cell office:value-type="string" calcext:value-type="string">
            <text:p>Mitsui</text:p>
          </table:table-cell>
          <table:table-cell office:value-type="string" calcext:value-type="string">
            <text:p>Japan</text:p>
          </table:table-cell>
          <table:table-cell office:value-type="string" calcext:value-type="string">
            <text:p>Industrial</text:p>
          </table:table-cell>
          <table:table-cell office:value-type="float" office:value="100000" calcext:value-type="float">
            <text:p>100000</text:p>
          </table:table-cell>
          <table:table-cell office:value-type="string" calcext:value-type="string">
            <text:p>Cotton, maize, soybean</text:p>
          </table:table-cell>
          <table:table-cell/>
          <table:table-cell office:value-type="string" calcext:value-type="string">
            <text:p>Done</text:p>
          </table:table-cell>
          <table:table-cell office:value-type="string" calcext:value-type="string">
            <text:p>In May 2011, Mitsui bought Swiss-based Multigrain AG. Multigrain, through its subsidiary XinguAgri, owns over 100,000 ha of farmland in the states of Maranhão, Minas Gerais and Bahia, where it produces soybeans, cotton and maize predominantly for export.</text:p>
          </table:table-cell>
          <table:table-cell table:number-columns-repeated="1015"/>
        </table:table-row>
        <table:table-row table:style-name="ro3">
          <table:table-cell office:value-type="string" calcext:value-type="string">
            <text:p>Brazil</text:p>
          </table:table-cell>
          <table:table-cell office:value-type="string" calcext:value-type="string">
            <text:p>Fonterra</text:p>
          </table:table-cell>
          <table:table-cell office:value-type="string" calcext:value-type="string">
            <text:p>New Zealand</text:p>
          </table:table-cell>
          <table:table-cell office:value-type="string" calcext:value-type="string">
            <text:p>Agribusiness</text:p>
          </table:table-cell>
          <table:table-cell office:value-type="float" office:value="850" calcext:value-type="float">
            <text:p>850</text:p>
          </table:table-cell>
          <table:table-cell office:value-type="string" calcext:value-type="string">
            <text:p>Dairy farm</text:p>
          </table:table-cell>
          <table:table-cell/>
          <table:table-cell office:value-type="string" calcext:value-type="string">
            <text:p>Done</text:p>
          </table:table-cell>
          <table:table-cell office:value-type="string" calcext:value-type="string">
            <text:p>New Zealand dairy cooperative Fonterra is the world's largest producer of milk. Over the past few years it has begun to establish large-scale dairy farms overseas, in China, India and Brazil. In May 2011, it announced that it had purchased an 850-ha dairy farm in Goiás State, Brazil, where it would establish a pilot farm with a view to developing its own production base in the country..</text:p>
          </table:table-cell>
          <table:table-cell table:number-columns-repeated="1015"/>
        </table:table-row>
        <table:table-row table:style-name="ro9">
          <table:table-cell office:value-type="string" calcext:value-type="string">
            <text:p>Brazil</text:p>
          </table:table-cell>
          <table:table-cell office:value-type="string" calcext:value-type="string">
            <text:p>Prio Foods</text:p>
          </table:table-cell>
          <table:table-cell office:value-type="string" calcext:value-type="string">
            <text:p>Portugal</text:p>
          </table:table-cell>
          <table:table-cell office:value-type="string" calcext:value-type="string">
            <text:p>Agribusiness</text:p>
          </table:table-cell>
          <table:table-cell office:value-type="float" office:value="29528" calcext:value-type="float">
            <text:p>29528</text:p>
          </table:table-cell>
          <table:table-cell office:value-type="string" calcext:value-type="string">
            <text:p>Soybean</text:p>
          </table:table-cell>
          <table:table-cell/>
          <table:table-cell office:value-type="string" calcext:value-type="string">
            <text:p>Done</text:p>
          </table:table-cell>
          <table:table-cell office:value-type="string" calcext:value-type="string">
            <text:p>In 2005, Prio Foods, a subsidiary of Grupo Martifer, began investing in farmland as a way to secure supplies for its food operations. It currently operates farms in Brazil, Romania and Mozambique. In Brazil, it cultivates mainly soybean on nearly 30,000 ha, with plans to acquire a further 13,900 ha.</text:p>
          </table:table-cell>
          <table:table-cell table:number-columns-repeated="1015"/>
        </table:table-row>
        <table:table-row table:style-name="ro9">
          <table:table-cell office:value-type="string" calcext:value-type="string">
            <text:p>Brazil</text:p>
          </table:table-cell>
          <table:table-cell office:value-type="string" calcext:value-type="string">
            <text:p>Hyundai</text:p>
          </table:table-cell>
          <table:table-cell office:value-type="string" calcext:value-type="string">
            <text:p>South Korea</text:p>
          </table:table-cell>
          <table:table-cell office:value-type="string" calcext:value-type="string">
            <text:p>Industrial</text:p>
          </table:table-cell>
          <table:table-cell office:value-type="float" office:value="10000" calcext:value-type="float">
            <text:p>10000</text:p>
          </table:table-cell>
          <table:table-cell office:value-type="string" calcext:value-type="string">
            <text:p>Soybean</text:p>
          </table:table-cell>
          <table:table-cell/>
          <table:table-cell office:value-type="string" calcext:value-type="string">
            <text:p>In process</text:p>
          </table:table-cell>
          <table:table-cell office:value-type="string" calcext:value-type="string">
            <text:p>Hyundai is one of several South Korean transnational corporations that are pursuing overseas farmland acquisitions for the production of food crops to export to South Korea. In Brazil, Hyundai is looking for farmland in various states to cultivate soybeans.</text:p>
          </table:table-cell>
          <table:table-cell table:number-columns-repeated="1015"/>
        </table:table-row>
        <table:table-row table:style-name="ro2">
          <table:table-cell office:value-type="string" calcext:value-type="string">
            <text:p>Brazil</text:p>
          </table:table-cell>
          <table:table-cell office:value-type="string" calcext:value-type="string">
            <text:p>Clean Energy Brazil</text:p>
          </table:table-cell>
          <table:table-cell office:value-type="string" calcext:value-type="string">
            <text:p>UK</text:p>
          </table:table-cell>
          <table:table-cell office:value-type="string" calcext:value-type="string">
            <text:p>Agribusiness</text:p>
          </table:table-cell>
          <table:table-cell office:value-type="float" office:value="30000" calcext:value-type="float">
            <text:p>30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Clean Energy Brazil is an investment company based in the UK and registered in the Cayman Islands that was launched in 2006 by London financial house Numis and Mexican sugar trader Czarnikow, with over US$100 million in committed funds to invest in Brazilian sugar-cane production and processing. Through the acquisition of several Brazilian sugar-cane companies, it has acquired and leased lands for sugar-cane plantations that, when put into production, will cover more than 30,000 ha.</text:p>
          </table:table-cell>
          <table:table-cell table:number-columns-repeated="1015"/>
        </table:table-row>
        <table:table-row table:style-name="ro3">
          <table:table-cell office:value-type="string" calcext:value-type="string">
            <text:p>Brazil</text:p>
          </table:table-cell>
          <table:table-cell office:value-type="string" calcext:value-type="string">
            <text:p>Adecoagro</text:p>
          </table:table-cell>
          <table:table-cell office:value-type="string" calcext:value-type="string">
            <text:p>US</text:p>
          </table:table-cell>
          <table:table-cell office:value-type="string" calcext:value-type="string">
            <text:p>Agribusiness</text:p>
          </table:table-cell>
          <table:table-cell office:value-type="float" office:value="165000" calcext:value-type="float">
            <text:p>165000</text:p>
          </table:table-cell>
          <table:table-cell office:value-type="string" calcext:value-type="string">
            <text:p>Cattle, cofee, grains, soybeans, sugar cane</text:p>
          </table:table-cell>
          <table:table-cell/>
          <table:table-cell office:value-type="string" calcext:value-type="string">
            <text:p>Done</text:p>
          </table:table-cell>
          <table:table-cell office:value-type="string" calcext:value-type="string">
            <text:p>Adecoagro is a publicly traded company launched and controlled by the fund of US billionaire George Soros, with Dutch pension-fund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cell table:number-columns-repeated="1015"/>
        </table:table-row>
        <table:table-row table:style-name="ro8">
          <table:table-cell office:value-type="string" calcext:value-type="string">
            <text:p>Brazil</text:p>
          </table:table-cell>
          <table:table-cell office:value-type="string" calcext:value-type="string">
            <text:p>Archer Daniels Midland</text:p>
          </table:table-cell>
          <table:table-cell office:value-type="string" calcext:value-type="string">
            <text:p>US</text:p>
          </table:table-cell>
          <table:table-cell office:value-type="string" calcext:value-type="string">
            <text:p>Agribusiness</text:p>
          </table:table-cell>
          <table:table-cell office:value-type="float" office:value="12000" calcext:value-type="float">
            <text:p>12000</text:p>
          </table:table-cell>
          <table:table-cell office:value-type="string" calcext:value-type="string">
            <text:p>Oil palm</text:p>
          </table:table-cell>
          <table:table-cell/>
          <table:table-cell office:value-type="string" calcext:value-type="string">
            <text:p>In process</text:p>
          </table:table-cell>
          <table:table-cell office:value-type="string" calcext:value-type="string">
            <text:p>In February 2011, ADM, one of the world's largest agricultural commodity traders, announced that it would be establishing a processing plant and an oil-palm plantation on 12,000 ha in the northern Brazilian state of Pará. This will be ADM's first directly owned oil-palm plantation, although it is invested in oil-palm plantations in Asia and Africa through a minority stake in Singapore's Wilmar, one of the world's largest palm-oil companies.</text:p>
          </table:table-cell>
          <table:table-cell table:number-columns-repeated="1015"/>
        </table:table-row>
        <table:table-row table:style-name="ro8">
          <table:table-cell office:value-type="string" calcext:value-type="string">
            <text:p>Brazil</text:p>
          </table:table-cell>
          <table:table-cell office:value-type="string" calcext:value-type="string">
            <text:p>Black River Asset Management</text:p>
          </table:table-cell>
          <table:table-cell office:value-type="string" calcext:value-type="string">
            <text:p>US</text:p>
          </table:table-cell>
          <table:table-cell office:value-type="string" calcext:value-type="string">
            <text:p>Finance</text:p>
          </table:table-cell>
          <table:table-cell office:value-type="float" office:value="50000" calcext:value-type="float">
            <text:p>50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Black River, a hedge fund owned by US agribusiness giant Cargill, is targeting farmland acquisitions, mainly in South America and Asia. In November 2010, Reuters, referring to Brazil and Argentina, reported that the fund controlled 50,000 ha in the "region" and was seeking to expand its holdings. Reuters also reported that Black River was launching a food-focused fund in 2010 that will include investments in dairy farming in Asia and aquaculture in Central and South America.</text:p>
          </table:table-cell>
          <table:table-cell table:number-columns-repeated="1015"/>
        </table:table-row>
        <table:table-row table:style-name="ro5">
          <table:table-cell office:value-type="string" calcext:value-type="string">
            <text:p>Brazil</text:p>
          </table:table-cell>
          <table:table-cell office:value-type="string" calcext:value-type="string">
            <text:p>Bunge</text:p>
          </table:table-cell>
          <table:table-cell office:value-type="string" calcext:value-type="string">
            <text:p>US</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Sugar cane</text:p>
          </table:table-cell>
          <table:table-cell office:value-type="string" calcext:value-type="string">
            <text:p>US$80 million</text:p>
          </table:table-cell>
          <table:table-cell office:value-type="string" calcext:value-type="string">
            <text:p>In process</text:p>
          </table:table-cell>
          <table:table-cell office:value-type="string" calcext:value-type="string">
            <text:p>In 2010, US-based Bunge, one of the five largest agricultural commodity traders in the world, announced its plans to buy a 10,000-ha sugar-cane plantation in São Paulo, Brazil, from Açúcar Guaraní, a subsidiary of Tereos of France.</text:p>
          </table:table-cell>
          <table:table-cell table:number-columns-repeated="1015"/>
        </table:table-row>
        <table:table-row table:style-name="ro2">
          <table:table-cell office:value-type="string" calcext:value-type="string">
            <text:p>Brazil</text:p>
          </table:table-cell>
          <table:table-cell office:value-type="string" calcext:value-type="string">
            <text:p>Sollus Capital</text:p>
          </table:table-cell>
          <table:table-cell office:value-type="string" calcext:value-type="string">
            <text:p>US</text:p>
          </table:table-cell>
          <table:table-cell office:value-type="string" calcext:value-type="string">
            <text:p>Agribusiness</text:p>
          </table:table-cell>
          <table:table-cell office:value-type="float" office:value="35000" calcext:value-type="float">
            <text:p>35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Sollus Capital was established in 2008 by US hedge fund Touradji Capital Management to acquire farmland in Brazil, with the participation of Argentine soybean producer Los Grobo, which already cultivates 60,000 ha of soybeans in Brazil. In August 2011, Sollus Capital was merged with Los Grobo's Brazilian subsidiaries and the Companhia Mineira de Açúcar e Álcool, a major sugar and ethanol producer in Brazil owned by Brazil's Grupo Vinci Partners, into a joint venture company called LG Agro.</text:p>
          </table:table-cell>
          <table:table-cell table:number-columns-repeated="1015"/>
        </table:table-row>
        <table:table-row table:style-name="ro19">
          <table:table-cell office:value-type="string" calcext:value-type="string">
            <text:p>Brazil</text:p>
          </table:table-cell>
          <table:table-cell office:value-type="string" calcext:value-type="string">
            <text:p>Teachers Insurance and Annuity Association - College Retirement Equities Fund (TIAA-CREF)</text:p>
          </table:table-cell>
          <table:table-cell office:value-type="string" calcext:value-type="string">
            <text:p>US</text:p>
          </table:table-cell>
          <table:table-cell office:value-type="string" calcext:value-type="string">
            <text:p>Finance</text:p>
          </table:table-cell>
          <table:table-cell office:value-type="float" office:value="424000" calcext:value-type="float">
            <text:p>424000</text:p>
          </table:table-cell>
          <table:table-cell office:value-type="string" calcext:value-type="string">
            <text:p>Soybeans, sugar cane</text:p>
          </table:table-cell>
          <table:table-cell office:value-type="string" calcext:value-type="string">
            <text:p>US$1,240 million</text:p>
          </table:table-cell>
          <table:table-cell office:value-type="string" calcext:value-type="string">
            <text:p>Done</text:p>
          </table:table-cell>
          <table:table-cell office:value-type="string" calcext:value-type="string">
            <text:p>TIAA-CREF is one of the largest managers of retirement funds in the US. In Brazil, its farmland investments are made through a holding company, called Mansilla, which invests in the farmland fund, Radar Propriedades Agrícolas. Radar buys agricultural land for conversion to sugar-cane and soybean production and for speculation. The fund is 81.1% owned by TIAA-CREF, but entirely controlled by COSAN, which owns the remaining stake, and which is the largest sugar producer in Brazil and one of the largest in the world. At the end of 2010, Radar had spent US$440 million to acquire over 180 farms in Brazil, covering 84,000 ha, with plans to spend another US$800 million to acquire 60 more farms, covering 340,000 ha. Radar says that it will seek farms in other countries in Latin America and that Cosan may increase its stake in the company, after its major ethanol alliance with Shell.</text:p>
          </table:table-cell>
          <table:table-cell table:number-columns-repeated="1015"/>
        </table:table-row>
        <table:table-row table:style-name="ro10">
          <table:table-cell office:value-type="string" calcext:value-type="string">
            <text:p>Brazil</text:p>
          </table:table-cell>
          <table:table-cell office:value-type="string" calcext:value-type="string">
            <text:p>Tiba Agro</text:p>
          </table:table-cell>
          <table:table-cell office:value-type="string" calcext:value-type="string">
            <text:p>US</text:p>
          </table:table-cell>
          <table:table-cell office:value-type="string" calcext:value-type="string">
            <text:p>Agribusiness</text:p>
          </table:table-cell>
          <table:table-cell office:value-type="float" office:value="320000" calcext:value-type="float">
            <text:p>320000</text:p>
          </table:table-cell>
          <table:table-cell table:number-columns-repeated="2"/>
          <table:table-cell office:value-type="string" calcext:value-type="string">
            <text:p>Done</text:p>
          </table:table-cell>
          <table:table-cell office:value-type="string" calcext:value-type="string">
            <text:p>Tiba Agra was created by two former Brazilian executives of the Bank of America, <text:s/>Fabio Greco and Amauri Fonseca Junior, who now hold 25% of the company. Around 45% of the company is held by US and European private equity funds that have committed a total of US$300 million to Tiba, and the remaining 30% is held by Brazil's Francioni Brothers and the Golin Group, major farmland owners that handed their farmlands over to Tiba in exchange for major shares in the company. By 2010, the company had already taken control of 320,000 ha in the Brazilian Cerrado.</text:p>
          </table:table-cell>
          <table:table-cell table:number-columns-repeated="1015"/>
        </table:table-row>
        <table:table-row table:style-name="ro8">
          <table:table-cell office:value-type="string" calcext:value-type="string">
            <text:p>Brazil</text:p>
          </table:table-cell>
          <table:table-cell office:value-type="string" calcext:value-type="string">
            <text:p>Galtere</text:p>
          </table:table-cell>
          <table:table-cell office:value-type="string" calcext:value-type="string">
            <text:p>US</text:p>
          </table:table-cell>
          <table:table-cell office:value-type="string" calcext:value-type="string">
            <text:p>Finance</text:p>
          </table:table-cell>
          <table:table-cell office:value-type="float" office:value="25000" calcext:value-type="float">
            <text:p>25000</text:p>
          </table:table-cell>
          <table:table-cell office:value-type="string" calcext:value-type="string">
            <text:p>Rice, soybeans</text:p>
          </table:table-cell>
          <table:table-cell/>
          <table:table-cell office:value-type="string" calcext:value-type="string">
            <text:p>Done</text:p>
          </table:table-cell>
          <table:table-cell office:value-type="string" calcext:value-type="string">
            <text:p>Galtere is a US-based hedge fund formed by a former trader at Cargill. The company launched the Galtere Global Timber Fund in 2007 in conjunction with the Galtere Global Farmland Fund as a joint venture between Galtere Ltd and Harvest Capital Group LLC. In September 2010, Galtere said it would raise US$1 billion to buy farms in the US and Brazil. In Brazil it owns two farms, producing rice and soybeans on 25,000 ha, with another 22,000 ha in development.</text:p>
          </table:table-cell>
          <table:table-cell table:number-columns-repeated="1015"/>
        </table:table-row>
        <table:table-row table:style-name="ro4">
          <table:table-cell office:value-type="string" calcext:value-type="string">
            <text:p>Bulgaria</text:p>
          </table:table-cell>
          <table:table-cell office:value-type="string" calcext:value-type="string">
            <text:p>Ceres</text:p>
          </table:table-cell>
          <table:table-cell office:value-type="string" calcext:value-type="string">
            <text:p>Bulgaria</text:p>
          </table:table-cell>
          <table:table-cell office:value-type="string" calcext:value-type="string">
            <text:p>Finance</text:p>
          </table:table-cell>
          <table:table-cell office:value-type="float" office:value="21400" calcext:value-type="float">
            <text:p>214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Ceres is a private equity fund founded by Sofia-based Rosslynd Partners in 2006 to acquire and consolidate farmland in Bulgaria. It is now controlled by foreign shareholders such as Raiffeisen Centrobank AG, Firebird Management, Black RiverAsset Management, Mezzanine Management, and Rosslyn Capital.</text:p>
          </table:table-cell>
          <table:table-cell table:number-columns-repeated="1015"/>
        </table:table-row>
        <table:table-row table:style-name="ro4">
          <table:table-cell office:value-type="string" calcext:value-type="string">
            <text:p>Bulgaria</text:p>
          </table:table-cell>
          <table:table-cell office:value-type="string" calcext:value-type="string">
            <text:p>Tianjin State Farms Agribusiness Group Company</text:p>
          </table:table-cell>
          <table:table-cell office:value-type="string" calcext:value-type="string">
            <text:p>China</text:p>
          </table:table-cell>
          <table:table-cell office:value-type="string" calcext:value-type="string">
            <text:p>Agribusiness</text:p>
          </table:table-cell>
          <table:table-cell office:value-type="float" office:value="2000" calcext:value-type="float">
            <text:p>2000</text:p>
          </table:table-cell>
          <table:table-cell office:value-type="string" calcext:value-type="string">
            <text:p>Alfalfa, maize, sunflower</text:p>
          </table:table-cell>
          <table:table-cell office:value-type="string" calcext:value-type="string">
            <text:p>US$73 million</text:p>
          </table:table-cell>
          <table:table-cell office:value-type="string" calcext:value-type="string">
            <text:p>In process</text:p>
          </table:table-cell>
          <table:table-cell office:value-type="string" calcext:value-type="string">
            <text:p>Under an agreement with the Government of Bulgaria, China's Tianjin State Farms Agribusiness Group acquired 2,000 ha of land in May 2011 to grow maize, alfalfa and sunflower for export to China. The company is pursuing negotiations for a further 10,000 ha.</text:p>
          </table:table-cell>
          <table:table-cell table:number-columns-repeated="1015"/>
        </table:table-row>
        <table:table-row table:style-name="ro5">
          <table:table-cell office:value-type="string" calcext:value-type="string">
            <text:p>Bulgaria</text:p>
          </table:table-cell>
          <table:table-cell office:value-type="string" calcext:value-type="string">
            <text:p>Winslow Group JSC</text:p>
          </table:table-cell>
          <table:table-cell office:value-type="string" calcext:value-type="string">
            <text:p>UK</text:p>
          </table:table-cell>
          <table:table-cell office:value-type="string" calcext:value-type="string">
            <text:p>Agribusiness</text:p>
          </table:table-cell>
          <table:table-cell office:value-type="float" office:value="3500" calcext:value-type="float">
            <text:p>3500</text:p>
          </table:table-cell>
          <table:table-cell office:value-type="string" calcext:value-type="string">
            <text:p>Barley, maize, rape, sunflower, wheat</text:p>
          </table:table-cell>
          <table:table-cell/>
          <table:table-cell office:value-type="string" calcext:value-type="string">
            <text:p>Done</text:p>
          </table:table-cell>
          <table:table-cell office:value-type="string" calcext:value-type="string">
            <text:p>UK-based Winslow has been acquiring and operating farms in Bulgaria since 2004 through its Winslow Agro Fund. By <text:s/>December 2008, the fund had acquired 1,500 ha, with an additional 2,000 ha under lease.</text:p>
          </table:table-cell>
          <table:table-cell table:number-columns-repeated="1015"/>
        </table:table-row>
        <table:table-row table:style-name="ro9">
          <table:table-cell office:value-type="string" calcext:value-type="string">
            <text:p>Bulgaria</text:p>
          </table:table-cell>
          <table:table-cell office:value-type="string" calcext:value-type="string">
            <text:p>Elana Agricultural Land Opportunity Fund</text:p>
          </table:table-cell>
          <table:table-cell office:value-type="string" calcext:value-type="string">
            <text:p>US</text:p>
          </table:table-cell>
          <table:table-cell office:value-type="string" calcext:value-type="string">
            <text:p>Finance</text:p>
          </table:table-cell>
          <table:table-cell office:value-type="float" office:value="29320" calcext:value-type="float">
            <text:p>29320</text:p>
          </table:table-cell>
          <table:table-cell/>
          <table:table-cell office:value-type="string" calcext:value-type="string">
            <text:p>US$43 million</text:p>
          </table:table-cell>
          <table:table-cell office:value-type="string" calcext:value-type="string">
            <text:p>Done</text:p>
          </table:table-cell>
          <table:table-cell office:value-type="string" calcext:value-type="string">
            <text:p>The Elana Agricultural Land Opportunity Fund is owned by US hedge fund QVT (50%) and Allianz of Germany (26%). It has spent US$43 million to acquire 29,320 ha of land in Bulgaria.</text:p>
          </table:table-cell>
          <table:table-cell table:number-columns-repeated="1015"/>
        </table:table-row>
        <table:table-row table:style-name="ro4">
          <table:table-cell office:value-type="string" calcext:value-type="string">
            <text:p>Bulgaria</text:p>
          </table:table-cell>
          <table:table-cell office:value-type="string" calcext:value-type="string">
            <text:p>World Bank</text:p>
          </table:table-cell>
          <table:table-cell office:value-type="string" calcext:value-type="string">
            <text:p>US</text:p>
          </table:table-cell>
          <table:table-cell office:value-type="string" calcext:value-type="string">
            <text:p>Finance</text:p>
          </table:table-cell>
          <table:table-cell office:value-type="float" office:value="29409" calcext:value-type="float">
            <text:p>29409</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The Advanced Terra Fund is a real-estate investment trust (REIT) managed by Sofia's Karoll Finance, which acquires small farms in Bulgaria and consolidates them into large-scale operations. The fund is open to foreign investors, and the World Bank, through its International Finance Corporation, controls 17.1% of the fund.</text:p>
          </table:table-cell>
          <table:table-cell table:number-columns-repeated="1015"/>
        </table:table-row>
        <table:table-row table:style-name="ro9">
          <table:table-cell office:value-type="string" calcext:value-type="string">
            <text:p>Burma</text:p>
          </table:table-cell>
          <table:table-cell table:number-columns-repeated="2" office:value-type="string" calcext:value-type="string">
            <text:p>Bangladesh</text:p>
          </table:table-cell>
          <table:table-cell office:value-type="string" calcext:value-type="string">
            <text:p>Government</text:p>
          </table:table-cell>
          <table:table-cell office:value-type="float" office:value="20200" calcext:value-type="float">
            <text:p>20200</text:p>
          </table:table-cell>
          <table:table-cell office:value-type="string" calcext:value-type="string">
            <text:p>Maize, onion, paddy, soybeans, sugar cane, tea</text:p>
          </table:table-cell>
          <table:table-cell/>
          <table:table-cell office:value-type="string" calcext:value-type="string">
            <text:p>Proposed</text:p>
          </table:table-cell>
          <table:table-cell office:value-type="string" calcext:value-type="string">
            <text:p>The land was made available by the Burmese government upon request by the Government of Bangladesh in June 2008. Around 10,000 Bangladeshi farmers from the Chittagong region are expected to be brought in as labourers for the project.</text:p>
          </table:table-cell>
          <table:table-cell table:number-columns-repeated="1015"/>
        </table:table-row>
        <table:table-row table:style-name="ro9">
          <table:table-cell office:value-type="string" calcext:value-type="string">
            <text:p>Cambodia</text:p>
          </table:table-cell>
          <table:table-cell office:value-type="string" calcext:value-type="string">
            <text:p>BKK Partners</text:p>
          </table:table-cell>
          <table:table-cell office:value-type="string" calcext:value-type="string">
            <text:p>Australia</text:p>
          </table:table-cell>
          <table:table-cell office:value-type="string" calcext:value-type="string">
            <text:p>Finance</text:p>
          </table:table-cell>
          <table:table-cell office:value-type="float" office:value="100000" calcext:value-type="float">
            <text:p>100000</text:p>
          </table:table-cell>
          <table:table-cell office:value-type="string" calcext:value-type="string">
            <text:p>Bananas, palm oil, rice, sugar cane, teak</text:p>
          </table:table-cell>
          <table:table-cell office:value-type="string" calcext:value-type="string">
            <text:p>US$600 million</text:p>
          </table:table-cell>
          <table:table-cell office:value-type="string" calcext:value-type="string">
            <text:p>In process</text:p>
          </table:table-cell>
          <table:table-cell office:value-type="string" calcext:value-type="string">
            <text:p>BKK was founded by Peter Costello, a former Minister of Finance of Australia. In January 2010, the Phnom Penh Post reported that BKK, <text:s/>on behalf of its client Indochina Gateway Capital Limited, was in talks with Cambodia for 100,000 ha of land to produce rice, bananas and sugar.</text:p>
          </table:table-cell>
          <table:table-cell table:number-columns-repeated="1015"/>
        </table:table-row>
        <table:table-row table:style-name="ro11">
          <table:table-cell office:value-type="string" calcext:value-type="string">
            <text:p>Cambodia</text:p>
          </table:table-cell>
          <table:table-cell office:value-type="string" calcext:value-type="string">
            <text:p>Nagathom Fund</text:p>
          </table:table-cell>
          <table:table-cell office:value-type="string" calcext:value-type="string">
            <text:p>Cayman Islands</text:p>
          </table:table-cell>
          <table:table-cell office:value-type="string" calcext:value-type="string">
            <text:p>Finance</text:p>
          </table:table-cell>
          <table:table-cell office:value-type="float" office:value="2200" calcext:value-type="float">
            <text:p>2200</text:p>
          </table:table-cell>
          <table:table-cell office:value-type="string" calcext:value-type="string">
            <text:p>Fruit, rice, vegetables</text:p>
          </table:table-cell>
          <table:table-cell office:value-type="string" calcext:value-type="string">
            <text:p>US$23 million</text:p>
          </table:table-cell>
          <table:table-cell office:value-type="string" calcext:value-type="string">
            <text:p>Done</text:p>
          </table:table-cell>
          <table:table-cell office:value-type="string" calcext:value-type="string">
            <text:p>The Gulamerah Fund was set up in the Cayman Islands in 2008 by former Merrill Lynch executive Lionel Neave with the aim of acquiring, through lease arrangements via a local partner, farmland in Indonesia to produce premium cacao for the global chocolate market, as well as palm sugar, vegetables and fruit. Projected revenue streams include land values, which will be "substantially increased" through the application of organic farming techniques, and carbon credits. Subscriptions to the fund start at US$25,000 for individuals and US$100,000 for institutions. The Fund, which plans to raise US$30 million, may consider private equity investments in other farm deals in Indonesia. Its sister fund, the Nagathom Fund, was started by Neave in 2007. With US$23 million in assets, Nagathom runs 2,200 ha of rice, fruit and vegetable farmland in Cambodia.</text:p>
          </table:table-cell>
          <table:table-cell table:number-columns-repeated="1015"/>
        </table:table-row>
        <table:table-row table:style-name="ro4">
          <table:table-cell office:value-type="string" calcext:value-type="string">
            <text:p>Cambodia</text:p>
          </table:table-cell>
          <table:table-cell office:value-type="string" calcext:value-type="string">
            <text:p>Amira Group</text:p>
          </table:table-cell>
          <table:table-cell office:value-type="string" calcext:value-type="string">
            <text:p>India</text:p>
          </table:table-cell>
          <table:table-cell office:value-type="string" calcext:value-type="string">
            <text:p>Agribusiness</text:p>
          </table:table-cell>
          <table:table-cell office:value-type="float" office:value="25000" calcext:value-type="float">
            <text:p>25000</text:p>
          </table:table-cell>
          <table:table-cell office:value-type="string" calcext:value-type="string">
            <text:p>Rice</text:p>
          </table:table-cell>
          <table:table-cell office:value-type="string" calcext:value-type="string">
            <text:p>US$40 million</text:p>
          </table:table-cell>
          <table:table-cell office:value-type="string" calcext:value-type="string">
            <text:p>In process</text:p>
          </table:table-cell>
          <table:table-cell office:value-type="string" calcext:value-type="string">
            <text:p>In October 2010, Indian rice exporter the Amirga Group announced it was in talks with local partners to set up a rice-processing plant in Cambodia, its first outside India, and to acquire 25,000 ha of land to produce rice for export, taking advantage of Cambodia's participation within ASEAN and ASEAN-Australia-New Zealand free trade agreements.</text:p>
          </table:table-cell>
          <table:table-cell table:number-columns-repeated="1015"/>
        </table:table-row>
        <table:table-row table:style-name="ro9">
          <table:table-cell office:value-type="string" calcext:value-type="string">
            <text:p>Cambodia</text:p>
          </table:table-cell>
          <table:table-cell office:value-type="string" calcext:value-type="string">
            <text:p>Ruchi Group</text:p>
          </table:table-cell>
          <table:table-cell office:value-type="string" calcext:value-type="string">
            <text:p>India</text:p>
          </table:table-cell>
          <table:table-cell office:value-type="string" calcext:value-type="string">
            <text:p>Agribusiness</text:p>
          </table:table-cell>
          <table:table-cell office:value-type="float" office:value="20000" calcext:value-type="float">
            <text:p>20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In March 2011, India's Ruchi Group told the Hindu Business Line that it had signed an MoU with the Government of Cambodia to cultivate oil palm on 20,000 ha. The Cambodia project is part of a US$150-million overseas expansion to source vegetable-oil crops that the group's subsidiary Ruchi Soya is undertaking.</text:p>
          </table:table-cell>
          <table:table-cell table:number-columns-repeated="1015"/>
        </table:table-row>
        <table:table-row table:style-name="ro3">
          <table:table-cell office:value-type="string" calcext:value-type="string">
            <text:p>Cambodia</text:p>
          </table:table-cell>
          <table:table-cell office:value-type="string" calcext:value-type="string">
            <text:p>KomerCN</text:p>
          </table:table-cell>
          <table:table-cell office:value-type="string" calcext:value-type="string">
            <text:p>South Korea</text:p>
          </table:table-cell>
          <table:table-cell office:value-type="string" calcext:value-type="string">
            <text:p>Agribusiness</text:p>
          </table:table-cell>
          <table:table-cell office:value-type="float" office:value="13000" calcext:value-type="float">
            <text:p>13000</text:p>
          </table:table-cell>
          <table:table-cell office:value-type="string" calcext:value-type="string">
            <text:p>Maize</text:p>
          </table:table-cell>
          <table:table-cell/>
          <table:table-cell office:value-type="string" calcext:value-type="string">
            <text:p>In process</text:p>
          </table:table-cell>
          <table:table-cell office:value-type="string" calcext:value-type="string">
            <text:p>KomerCN was created by Korean farmer Lee Woo-chang in December 2008 with a loan from the Korean Ministry for Agriculture to produce maize in Cambodia for export to South Korea. The company began by establishing a 21-ha farm in Kampong Speu Province and an agricultural cooperative with 1,400 Cambodian farmers. KomerCN is now pursuing an expansion of its farm to 13,000 ha.</text:p>
          </table:table-cell>
          <table:table-cell table:number-columns-repeated="1015"/>
        </table:table-row>
        <table:table-row table:style-name="ro5">
          <table:table-cell office:value-type="string" calcext:value-type="string">
            <text:p>Cambodia</text:p>
          </table:table-cell>
          <table:table-cell office:value-type="string" calcext:value-type="string">
            <text:p>Korea BNA</text:p>
          </table:table-cell>
          <table:table-cell office:value-type="string" calcext:value-type="string">
            <text:p>South Korea</text:p>
          </table:table-cell>
          <table:table-cell office:value-type="string" calcext:value-type="string">
            <text:p>Agribusiness</text:p>
          </table:table-cell>
          <table:table-cell office:value-type="float" office:value="7500" calcext:value-type="float">
            <text:p>7500</text:p>
          </table:table-cell>
          <table:table-cell office:value-type="string" calcext:value-type="string">
            <text:p>Cassava, rubber</text:p>
          </table:table-cell>
          <table:table-cell/>
          <table:table-cell office:value-type="string" calcext:value-type="string">
            <text:p>Done</text:p>
          </table:table-cell>
          <table:table-cell office:value-type="string" calcext:value-type="string">
            <text:p>South Korea's BNA (Cam) Corp received a 7,500-ha land concession from the Cambodian government in September 2009 as part of a project aimed at developing rubber and cassava crops. The lease for the property was set at 70 years.</text:p>
          </table:table-cell>
          <table:table-cell table:number-columns-repeated="1015"/>
        </table:table-row>
        <table:table-row table:style-name="ro4">
          <table:table-cell office:value-type="string" calcext:value-type="string">
            <text:p>Cambodia</text:p>
          </table:table-cell>
          <table:table-cell office:value-type="string" calcext:value-type="string">
            <text:p>Muhak Alcohol</text:p>
          </table:table-cell>
          <table:table-cell office:value-type="string" calcext:value-type="string">
            <text:p>South Korea</text:p>
          </table:table-cell>
          <table:table-cell office:value-type="string" calcext:value-type="string">
            <text:p>Agribusiness</text:p>
          </table:table-cell>
          <table:table-cell office:value-type="float" office:value="2000" calcext:value-type="float">
            <text:p>2000</text:p>
          </table:table-cell>
          <table:table-cell office:value-type="string" calcext:value-type="string">
            <text:p>Cassava</text:p>
          </table:table-cell>
          <table:table-cell/>
          <table:table-cell office:value-type="string" calcext:value-type="string">
            <text:p>In process</text:p>
          </table:table-cell>
          <table:table-cell office:value-type="string" calcext:value-type="string">
            <text:p>South Korea's Muhak Alcohol has operated two land concessions of 3,000 ha and 5,000 ha in Kompong Speu province since the early 2000s, where it produces cassava for the production of ethanol for export to Europe. The company is in the process of identifying an additional 2,000 ha for cassava production.</text:p>
          </table:table-cell>
          <table:table-cell table:number-columns-repeated="1015"/>
        </table:table-row>
        <table:table-row table:style-name="ro8">
          <table:table-cell office:value-type="string" calcext:value-type="string">
            <text:p>Cambodia</text:p>
          </table:table-cell>
          <table:table-cell office:value-type="string" calcext:value-type="string">
            <text:p>Khon Kaen Sugar Industry</text:p>
          </table:table-cell>
          <table:table-cell office:value-type="string" calcext:value-type="string">
            <text:p>Thailand</text:p>
          </table:table-cell>
          <table:table-cell office:value-type="string" calcext:value-type="string">
            <text:p>Agribusiness</text:p>
          </table:table-cell>
          <table:table-cell office:value-type="float" office:value="20000" calcext:value-type="float">
            <text:p>20000</text:p>
          </table:table-cell>
          <table:table-cell office:value-type="string" calcext:value-type="string">
            <text:p>Sugar</text:p>
          </table:table-cell>
          <table:table-cell/>
          <table:table-cell office:value-type="string" calcext:value-type="string">
            <text:p>Done</text:p>
          </table:table-cell>
          <table:table-cell office:value-type="string" calcext:value-type="string">
            <text:p>Thai sugar giant Khon Kaen Sugar Industry (KSL) has a joint venture in Cambodia with Ly Yong Phat, a Cambodian businessmen who is close to Prime Minister Hun Sen, and the Taiwanese Ve Wong Corp. The joint venture finished construction of a sugar mill in January 2010, which it will supply from its own sugar-cane plantation that it is building on 20,000 ha in Koh Kong, along the Thai-Cambodian border, where it has a 90-year farming concession.</text:p>
          </table:table-cell>
          <table:table-cell table:number-columns-repeated="1015"/>
        </table:table-row>
        <table:table-row table:style-name="ro2">
          <table:table-cell office:value-type="string" calcext:value-type="string">
            <text:p>Cameroon</text:p>
          </table:table-cell>
          <table:table-cell office:value-type="string" calcext:value-type="string">
            <text:p>IKO</text:p>
          </table:table-cell>
          <table:table-cell office:value-type="string" calcext:value-type="string">
            <text:p>China</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Cassava, maize, rice</text:p>
          </table:table-cell>
          <table:table-cell office:value-type="string" calcext:value-type="string">
            <text:p>US$120 million</text:p>
          </table:table-cell>
          <table:table-cell office:value-type="string" calcext:value-type="string">
            <text:p>Done</text:p>
          </table:table-cell>
          <table:table-cell office:value-type="string" calcext:value-type="string">
            <text:p>In 2006, IKO, a subsidiary of Shaanxi Land Reclamation General Corporation (also known as Shaanxi State Farm), signed a US$120-million investment agreement with the Government of Cameroon, giving it the Nanga-Eboko rice station and a 99-year lease for another 10,000 ha of land -- 2,000 ha in Nanga-Eboko (close to the rice farm), 4,000 ha in nearby Ndjoré District, and 4,000 ha in the west of the country in Santchou. The company has begun trials of rice and maize, and also plans to grow cassava.</text:p>
          </table:table-cell>
          <table:table-cell table:number-columns-repeated="1015"/>
        </table:table-row>
        <table:table-row table:style-name="ro3">
          <table:table-cell office:value-type="string" calcext:value-type="string">
            <text:p>Cameroon</text:p>
          </table:table-cell>
          <table:table-cell office:value-type="string" calcext:value-type="string">
            <text:p>Sosucam</text:p>
          </table:table-cell>
          <table:table-cell office:value-type="string" calcext:value-type="string">
            <text:p>France</text:p>
          </table:table-cell>
          <table:table-cell office:value-type="string" calcext:value-type="string">
            <text:p>Agribusiness</text:p>
          </table:table-cell>
          <table:table-cell office:value-type="float" office:value="11980" calcext:value-type="float">
            <text:p>1198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Sosucam, the largest sugar company in Cameroon, is a subsidiary of Somdiaa, a giant food and agribusiness company owned by the Vilgrain Group and the Castle Group, both of France. Under a 2006 contract with the Government of Cameroon, Sosucam received a long-term lease for 11,980 ha of land at the site of its 10,000-ha sugar-cane plantation in the Haute-Sanaga region.</text:p>
          </table:table-cell>
          <table:table-cell table:number-columns-repeated="1015"/>
        </table:table-row>
        <table:table-row table:style-name="ro2">
          <table:table-cell office:value-type="string" calcext:value-type="string">
            <text:p>Cameroon</text:p>
          </table:table-cell>
          <table:table-cell office:value-type="string" calcext:value-type="string">
            <text:p>Biopalm Energy</text:p>
          </table:table-cell>
          <table:table-cell office:value-type="string" calcext:value-type="string">
            <text:p>India</text:p>
          </table:table-cell>
          <table:table-cell office:value-type="string" calcext:value-type="string">
            <text:p>Agribusiness</text:p>
          </table:table-cell>
          <table:table-cell office:value-type="float" office:value="200000" calcext:value-type="float">
            <text:p>200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Biopalm Energy is a subsidiary of Singapore-based Siva Group, owned by Indian billionaire C. Sivasankaran . The company is also seeking 80,000 ha in Sierra Leone and other lands in Ghana, Argentina, Côte d'Ivoire and DR Congo to produce palm oil for export to India. In February 2011, Biopalm acquired a 50% stake in the Liberian operations of Equatorial Palm Oil, which has 169,000 ha of land in the country. Sivasankaran is a significant shareholder in several other companies acquiring farmland overseas.</text:p>
          </table:table-cell>
          <table:table-cell table:number-columns-repeated="1015"/>
        </table:table-row>
        <table:table-row table:style-name="ro10">
          <table:table-cell office:value-type="string" calcext:value-type="string">
            <text:p>Cameroon</text:p>
          </table:table-cell>
          <table:table-cell office:value-type="string" calcext:value-type="string">
            <text:p>Herakles Capital</text:p>
          </table:table-cell>
          <table:table-cell office:value-type="string" calcext:value-type="string">
            <text:p>US</text:p>
          </table:table-cell>
          <table:table-cell office:value-type="string" calcext:value-type="string">
            <text:p>Finance</text:p>
          </table:table-cell>
          <table:table-cell office:value-type="float" office:value="73000" calcext:value-type="float">
            <text:p>73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Herakles Farms is an affiliate of Herakles Capital, a venture capital firm based in New York City. It is pursuing the acquisition and development of oil-palm plantations on more than 80,000 ha in West and Central Africa. In south-western Cameroon, the company acquired a 99-year lease for 73,000 ha adjacent to several important reserves, including the Korup National Park, where it will develop oil-palm plantations that environmental NGOs say will destroy forests and small farms in the area. In Ghana, the company has acquired over 4,000 ha in the Volta and Dodod Pepesu regions for oil-palm plantations.</text:p>
          </table:table-cell>
          <table:table-cell table:number-columns-repeated="1015"/>
        </table:table-row>
        <table:table-row table:style-name="ro6">
          <table:table-cell office:value-type="string" calcext:value-type="string">
            <text:p>China</text:p>
          </table:table-cell>
          <table:table-cell office:value-type="string" calcext:value-type="string">
            <text:p>Temasek</text:p>
          </table:table-cell>
          <table:table-cell office:value-type="string" calcext:value-type="string">
            <text:p>Singapore</text:p>
          </table:table-cell>
          <table:table-cell office:value-type="string" calcext:value-type="string">
            <text:p>Finance</text:p>
          </table:table-cell>
          <table:table-cell office:value-type="float" office:value="145000" calcext:value-type="float">
            <text:p>145000</text:p>
          </table:table-cell>
          <table:table-cell office:value-type="string" calcext:value-type="string">
            <text:p>Barley, flowers, fruits, ginseng, maize, oats, pork, rice, rye, soybeans, vegetables, wheat</text:p>
          </table:table-cell>
          <table:table-cell office:value-type="string" calcext:value-type="string">
            <text:p>US$18,400 million</text:p>
          </table:table-cell>
          <table:table-cell office:value-type="string" calcext:value-type="string">
            <text:p>Done</text:p>
          </table:table-cell>
          <table:table-cell office:value-type="string" calcext:value-type="string">
            <text:p>Singbridge, a unit of Singapore state investor Temasek, signed a series of agreements with China's Jilin city to construct the China Jilin (Singapore) Modern Agricultural Cooperation Food Zone. The US$16-billion project in north-east China will cover an area of 145,000 ha and will produce both maize and soybeans for the domestic market, and rice, pork, beef and dairy products for export to Singapore, Japan and South Korea. Al Futtaim Group and other UAE companies have been invited to join Singapore's Temasek in the project. The project includes a joint venture with Taiwan's DaChan Group, one of the largest meat producers in China, to build a massive integrated pig farm capable of processing 1 million pigs a year, mainly for export to Singapore.</text:p>
          </table:table-cell>
          <table:table-cell table:number-columns-repeated="1015"/>
        </table:table-row>
        <table:table-row table:style-name="ro9">
          <table:table-cell office:value-type="string" calcext:value-type="string">
            <text:p>Colombia</text:p>
          </table:table-cell>
          <table:table-cell office:value-type="string" calcext:value-type="string">
            <text:p>Ingacot Group</text:p>
          </table:table-cell>
          <table:table-cell office:value-type="string" calcext:value-type="string">
            <text:p>Argentina</text:p>
          </table:table-cell>
          <table:table-cell office:value-type="string" calcext:value-type="string">
            <text:p>Agribusiness</text:p>
          </table:table-cell>
          <table:table-cell office:value-type="float" office:value="1000" calcext:value-type="float">
            <text:p>1000</text:p>
          </table:table-cell>
          <table:table-cell office:value-type="string" calcext:value-type="string">
            <text:p>Maize, soybeans</text:p>
          </table:table-cell>
          <table:table-cell/>
          <table:table-cell office:value-type="string" calcext:value-type="string">
            <text:p>Done</text:p>
          </table:table-cell>
          <table:table-cell office:value-type="string" calcext:value-type="string">
            <text:p>The Ingacot Group, which produces soybeans and maize on large areas of land that it rents in Argentina, began operations in Colombia in 2009. It rents farmlands in the Magdalena Central area of Colombia, where it reproduces its soybean-maize rotation model of large-scale farming.</text:p>
          </table:table-cell>
          <table:table-cell table:number-columns-repeated="1015"/>
        </table:table-row>
        <table:table-row table:style-name="ro2">
          <table:table-cell office:value-type="string" calcext:value-type="string">
            <text:p>Colombia</text:p>
          </table:table-cell>
          <table:table-cell office:value-type="string" calcext:value-type="string">
            <text:p>Monica Semillas</text:p>
          </table:table-cell>
          <table:table-cell office:value-type="string" calcext:value-type="string">
            <text:p>Brazil</text:p>
          </table:table-cell>
          <table:table-cell office:value-type="string" calcext:value-type="string">
            <text:p>Agribusiness</text:p>
          </table:table-cell>
          <table:table-cell office:value-type="float" office:value="13000" calcext:value-type="float">
            <text:p>13000</text:p>
          </table:table-cell>
          <table:table-cell office:value-type="string" calcext:value-type="string">
            <text:p>Crops</text:p>
          </table:table-cell>
          <table:table-cell office:value-type="string" calcext:value-type="string">
            <text:p>US$6.2 million</text:p>
          </table:table-cell>
          <table:table-cell office:value-type="string" calcext:value-type="string">
            <text:p>Done</text:p>
          </table:table-cell>
          <table:table-cell office:value-type="string" calcext:value-type="string">
            <text:p>In 2008, Mónica, a company owned by Brazil's Marchett and Cambruzzi families that controls 160,000 ha of farmland in Brazil and Bolivia and is one of Latin America's largest producers of soybeans, established a number of subsidiaries in Colombia, under the control of their Bolivian subsidiary Mónica Semillas de Bolivia. By way of these subsidiaries, the company acquired 13,000 ha of farmland in Puerto Gaitan, Colombia, and was able to access subsidies and credit from the state programme Agro Ingreso Seguro.</text:p>
          </table:table-cell>
          <table:table-cell table:number-columns-repeated="1015"/>
        </table:table-row>
        <table:table-row table:style-name="ro3">
          <table:table-cell office:value-type="string" calcext:value-type="string">
            <text:p>Colombia</text:p>
          </table:table-cell>
          <table:table-cell table:number-columns-repeated="2" office:value-type="string" calcext:value-type="string">
            <text:p>China</text:p>
          </table:table-cell>
          <table:table-cell office:value-type="string" calcext:value-type="string">
            <text:p>Government</text:p>
          </table:table-cell>
          <table:table-cell office:value-type="float" office:value="400000" calcext:value-type="float">
            <text:p>400000</text:p>
          </table:table-cell>
          <table:table-cell office:value-type="string" calcext:value-type="string">
            <text:p>Cereals</text:p>
          </table:table-cell>
          <table:table-cell/>
          <table:table-cell office:value-type="string" calcext:value-type="string">
            <text:p>Proposed</text:p>
          </table:table-cell>
          <table:table-cell office:value-type="string" calcext:value-type="string">
            <text:p>In 2010, Portafolio reported that the Chinese Ambassador, accompanied by Chinese business representatives, made a request to the Government of Colombia on behalf of the Chinese government for 400,000 ha in Orinoquía to produce cereals for export to China using Chinese labour. Lands were not identified, however, and later reports indicate that the project has yet to move beyond the initial proposal.</text:p>
          </table:table-cell>
          <table:table-cell table:number-columns-repeated="1015"/>
        </table:table-row>
        <table:table-row table:style-name="ro8">
          <table:table-cell office:value-type="string" calcext:value-type="string">
            <text:p>Colombia</text:p>
          </table:table-cell>
          <table:table-cell office:value-type="string" calcext:value-type="string">
            <text:p>Merhav Group</text:p>
          </table:table-cell>
          <table:table-cell office:value-type="string" calcext:value-type="string">
            <text:p>Israel</text:p>
          </table:table-cell>
          <table:table-cell office:value-type="string" calcext:value-type="string">
            <text:p>Construction, finance</text:p>
          </table:table-cell>
          <table:table-cell office:value-type="float" office:value="10000" calcext:value-type="float">
            <text:p>10000</text:p>
          </table:table-cell>
          <table:table-cell office:value-type="string" calcext:value-type="string">
            <text:p>Sugar cane</text:p>
          </table:table-cell>
          <table:table-cell office:value-type="string" calcext:value-type="string">
            <text:p>US$300 million</text:p>
          </table:table-cell>
          <table:table-cell office:value-type="string" calcext:value-type="string">
            <text:p>Done</text:p>
          </table:table-cell>
          <table:table-cell office:value-type="string" calcext:value-type="string">
            <text:p>Israeli tycoon Yosef Maiman is the sole owner of the Merhav Group, which also controls 61.5% of Ampal-American Israel Corporation, a holding and investment company incorporated in New York and traded on Nasdaq and the Tel Aviv Stock Exchange. A joint venture between these companies, Merhav-Ampal Group, established a large-scale sugar-cane and ethanol project in Colombia in 2010 on 10,000 ha of lands that the company purchased and leased in Piviajay, Magdalena.</text:p>
          </table:table-cell>
          <table:table-cell table:number-columns-repeated="1015"/>
        </table:table-row>
        <table:table-row table:style-name="ro9">
          <table:table-cell office:value-type="string" calcext:value-type="string">
            <text:p>Colombia</text:p>
          </table:table-cell>
          <table:table-cell office:value-type="string" calcext:value-type="string">
            <text:p>Grupo Poligrow</text:p>
          </table:table-cell>
          <table:table-cell office:value-type="string" calcext:value-type="string">
            <text:p>Spain</text:p>
          </table:table-cell>
          <table:table-cell office:value-type="string" calcext:value-type="string">
            <text:p>Finance</text:p>
          </table:table-cell>
          <table:table-cell office:value-type="float" office:value="60000" calcext:value-type="float">
            <text:p>60000</text:p>
          </table:table-cell>
          <table:table-cell office:value-type="string" calcext:value-type="string">
            <text:p>Oil palm</text:p>
          </table:table-cell>
          <table:table-cell office:value-type="string" calcext:value-type="string">
            <text:p>US$7 million</text:p>
          </table:table-cell>
          <table:table-cell office:value-type="string" calcext:value-type="string">
            <text:p>Done</text:p>
          </table:table-cell>
          <table:table-cell office:value-type="string" calcext:value-type="string">
            <text:p>In 2008 Spain's Grupo Poligrow, through its subsidiary Poligrow Colombia Ltda, established a 2,500-ha oil-palm plantation on lands it acquired in Meta, Colombia. Colombian Senator Wilson Arias reports that the company has acquired a total of over 60,000 ha in Meta for around US$7 million.</text:p>
          </table:table-cell>
          <table:table-cell table:number-columns-repeated="1015"/>
        </table:table-row>
        <table:table-row table:style-name="ro2">
          <table:table-cell office:value-type="string" calcext:value-type="string">
            <text:p>Colombia</text:p>
          </table:table-cell>
          <table:table-cell office:value-type="string" calcext:value-type="string">
            <text:p>Black River Asset Management</text:p>
          </table:table-cell>
          <table:table-cell office:value-type="string" calcext:value-type="string">
            <text:p>US</text:p>
          </table:table-cell>
          <table:table-cell office:value-type="string" calcext:value-type="string">
            <text:p>Finance</text:p>
          </table:table-cell>
          <table:table-cell office:value-type="float" office:value="90000" calcext:value-type="float">
            <text:p>90000</text:p>
          </table:table-cell>
          <table:table-cell office:value-type="string" calcext:value-type="string">
            <text:p>Cereals</text:p>
          </table:table-cell>
          <table:table-cell office:value-type="string" calcext:value-type="string">
            <text:p>US$55 million</text:p>
          </table:table-cell>
          <table:table-cell office:value-type="string" calcext:value-type="string">
            <text:p>Done</text:p>
          </table:table-cell>
          <table:table-cell office:value-type="string" calcext:value-type="string">
            <text:p>Black River, a hedge fund owned by US agribusiness giant Cargill, is targeting farmland acquisitions, mainly in South America and Asia. In June 2011, Colombian Senator William Arias reported that Black River, through its recently created Colombian subsidiary, Colombia Agro SAS, had acquired 6 farms covering 25,000 ha in Altilllanura, a region targeted for the expansion of soybean production, for US$6.2 million. In January 2012, the newspaper El Tiempo reported that Cargill had spent US$ 55 million to acquire 90,000 ha.</text:p>
          </table:table-cell>
          <table:table-cell table:number-columns-repeated="1015"/>
        </table:table-row>
        <table:table-row table:style-name="ro9">
          <table:table-cell office:value-type="string" calcext:value-type="string">
            <text:p>Congo-Brazzaville</text:p>
          </table:table-cell>
          <table:table-cell office:value-type="string" calcext:value-type="string">
            <text:p>ENI</text:p>
          </table:table-cell>
          <table:table-cell office:value-type="string" calcext:value-type="string">
            <text:p>Italy</text:p>
          </table:table-cell>
          <table:table-cell office:value-type="string" calcext:value-type="string">
            <text:p>Energy</text:p>
          </table:table-cell>
          <table:table-cell office:value-type="float" office:value="70000" calcext:value-type="float">
            <text:p>70000</text:p>
          </table:table-cell>
          <table:table-cell office:value-type="string" calcext:value-type="string">
            <text:p>Oil palm</text:p>
          </table:table-cell>
          <table:table-cell office:value-type="string" calcext:value-type="string">
            <text:p>US$350 million</text:p>
          </table:table-cell>
          <table:table-cell office:value-type="string" calcext:value-type="string">
            <text:p>MoU signed (2009)</text:p>
          </table:table-cell>
          <table:table-cell office:value-type="string" calcext:value-type="string">
            <text:p>ENI is a giant Italian energy company majority owned by the the Italian Government. In 2009, ENI signed an MoU with the Government of the Republic of the Congo for an oil-palm plantation project, known as Food Plus Biodiesel, in the Niari region, in the north-west of the Congo.</text:p>
          </table:table-cell>
          <table:table-cell table:number-columns-repeated="1015"/>
        </table:table-row>
        <table:table-row table:style-name="ro3">
          <table:table-cell office:value-type="string" calcext:value-type="string">
            <text:p>Congo-Brazzaville</text:p>
          </table:table-cell>
          <table:table-cell office:value-type="string" calcext:value-type="string">
            <text:p>FRI-EL Green</text:p>
          </table:table-cell>
          <table:table-cell office:value-type="string" calcext:value-type="string">
            <text:p>Italy</text:p>
          </table:table-cell>
          <table:table-cell office:value-type="string" calcext:value-type="string">
            <text:p>Agribusiness</text:p>
          </table:table-cell>
          <table:table-cell office:value-type="float" office:value="44000" calcext:value-type="float">
            <text:p>44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In July 2008, Reuters reported that FRI-EL Green Power, an Italian company half-owned by German energy giant RWE, had purchased Congolese state-owned companies Sangha Palm and Congo National Palm Plantations Authority, giving it control of 4,000 ha of oil-palm plantations, and signed an agreement with the Government of the Congo to develop oil-palm plantations on an additional 40,000 ha over 30 years.</text:p>
          </table:table-cell>
          <table:table-cell table:number-columns-repeated="1015"/>
        </table:table-row>
        <table:table-row table:style-name="ro4">
          <table:table-cell office:value-type="string" calcext:value-type="string">
            <text:p>Congo-Brazzaville</text:p>
          </table:table-cell>
          <table:table-cell office:value-type="string" calcext:value-type="string">
            <text:p>Atama Plantation</text:p>
          </table:table-cell>
          <table:table-cell office:value-type="string" calcext:value-type="string">
            <text:p>Malaysia</text:p>
          </table:table-cell>
          <table:table-cell office:value-type="string" calcext:value-type="string">
            <text:p>Agribusiness</text:p>
          </table:table-cell>
          <table:table-cell office:value-type="float" office:value="470000" calcext:value-type="float">
            <text:p>470000</text:p>
          </table:table-cell>
          <table:table-cell office:value-type="string" calcext:value-type="string">
            <text:p>Oil palm</text:p>
          </table:table-cell>
          <table:table-cell office:value-type="string" calcext:value-type="string">
            <text:p>US$300 million</text:p>
          </table:table-cell>
          <table:table-cell office:value-type="string" calcext:value-type="string">
            <text:p>Done</text:p>
          </table:table-cell>
          <table:table-cell office:value-type="string" calcext:value-type="string">
            <text:p>In December 2010, AFP reported that the Government of Congo-Brazzaville had signed a deal with Malaysia's Atama Plantations, giving the company land concessions totalling 470,000 ha in the Cuvette (north) and Sangha (north-west) regions. Atama said it would develop oil-palm plantations on 180,000 ha within these concessions.</text:p>
          </table:table-cell>
          <table:table-cell table:number-columns-repeated="1015"/>
        </table:table-row>
        <table:table-row table:style-name="ro2">
          <table:table-cell office:value-type="string" calcext:value-type="string">
            <text:p>Congo-Brazzaville</text:p>
          </table:table-cell>
          <table:table-cell office:value-type="string" calcext:value-type="string">
            <text:p>Congo Agriculture</text:p>
          </table:table-cell>
          <table:table-cell office:value-type="string" calcext:value-type="string">
            <text:p>South Africa</text:p>
          </table:table-cell>
          <table:table-cell office:value-type="string" calcext:value-type="string">
            <text:p>Agribusiness</text:p>
          </table:table-cell>
          <table:table-cell office:value-type="float" office:value="80000" calcext:value-type="float">
            <text:p>80000</text:p>
          </table:table-cell>
          <table:table-cell office:value-type="string" calcext:value-type="string">
            <text:p>Livestock, rice, vegetables</text:p>
          </table:table-cell>
          <table:table-cell/>
          <table:table-cell office:value-type="string" calcext:value-type="string">
            <text:p>Done</text:p>
          </table:table-cell>
          <table:table-cell office:value-type="string" calcext:value-type="string">
            <text:p>Congo Agriculture is a company established by commercial South African farmers to set up large-scale farms in Congo-Brazzaville. The company obtained 80,000 ha from the government on a 30-year lease, of which 48,000 ha are in the Malolo district and have been divided into 30 farms that are offered to the participating South African farmers. The remaining 32,000 will be assigned at a different location. The company is closely connected with AgriSA, South Africa's largest commercial farmers' union.</text:p>
          </table:table-cell>
          <table:table-cell table:number-columns-repeated="1015"/>
        </table:table-row>
        <table:table-row table:style-name="ro4">
          <table:table-cell office:value-type="string" calcext:value-type="string">
            <text:p>Côte d'Ivoire</text:p>
          </table:table-cell>
          <table:table-cell office:value-type="string" calcext:value-type="string">
            <text:p>Wilmar International/Olam</text:p>
          </table:table-cell>
          <table:table-cell office:value-type="string" calcext:value-type="string">
            <text:p>Singapore</text:p>
          </table:table-cell>
          <table:table-cell office:value-type="string" calcext:value-type="string">
            <text:p>Agribusiness</text:p>
          </table:table-cell>
          <table:table-cell office:value-type="float" office:value="47000" calcext:value-type="float">
            <text:p>47000</text:p>
          </table:table-cell>
          <table:table-cell office:value-type="string" calcext:value-type="string">
            <text:p>Oil palm, sugar cane</text:p>
          </table:table-cell>
          <table:table-cell/>
          <table:table-cell office:value-type="string" calcext:value-type="string">
            <text:p>Done</text:p>
          </table:table-cell>
          <table:table-cell office:value-type="string" calcext:value-type="string">
            <text:p>In 2007 Wilmar and Olam created a joint venture, Nauvu, to take a 27% stake in SIFCA, the largest sugar-cane and oil-palm company in Côte d'Ivoire. The Billon family retains majority control of the company, but all parties intend to use SIFCA as a base for the expansion of palm-oil plantations throughout West Africa.</text:p>
          </table:table-cell>
          <table:table-cell table:number-columns-repeated="1015"/>
        </table:table-row>
        <table:table-row table:style-name="ro10">
          <table:table-cell office:value-type="string" calcext:value-type="string">
            <text:p>Democratic Republic of the Congo</text:p>
          </table:table-cell>
          <table:table-cell office:value-type="string" calcext:value-type="string">
            <text:p>Feronia Inc.</text:p>
          </table:table-cell>
          <table:table-cell office:value-type="string" calcext:value-type="string">
            <text:p>Canada</text:p>
          </table:table-cell>
          <table:table-cell office:value-type="string" calcext:value-type="string">
            <text:p>Agribusiness</text:p>
          </table:table-cell>
          <table:table-cell office:value-type="float" office:value="110000" calcext:value-type="float">
            <text:p>110000</text:p>
          </table:table-cell>
          <table:table-cell office:value-type="string" calcext:value-type="string">
            <text:p>Oil palm, rice, soybeans</text:p>
          </table:table-cell>
          <table:table-cell/>
          <table:table-cell office:value-type="string" calcext:value-type="string">
            <text:p>Done</text:p>
          </table:table-cell>
          <table:table-cell office:value-type="string" calcext:value-type="string">
            <text:p>Feronia Inc is a Canadian company established by TriNorth Capital to acquire and operate farms in Africa. Through its Cayman Islands subsidiary Feronia JCA Ltd, the company acquired a 100,000-ha oil-palm concession in the DRC from Unilever in 2009. Feronia also established an arable farming division, which has acquired 10,000 ha in the Bas Congo province, where it began producing NERICA rice in 2011. The company is currently pursuing an additional 90,000 ha for its arable farming division. The DRC's Ambassador to Great Britain is a member of Feronia's board of directors.</text:p>
          </table:table-cell>
          <table:table-cell table:number-columns-repeated="1015"/>
        </table:table-row>
        <table:table-row table:style-name="ro2">
          <table:table-cell office:value-type="string" calcext:value-type="string">
            <text:p>Democratic Republic of the Congo</text:p>
          </table:table-cell>
          <table:table-cell office:value-type="string" calcext:value-type="string">
            <text:p>ZTE</text:p>
          </table:table-cell>
          <table:table-cell office:value-type="string" calcext:value-type="string">
            <text:p>China</text:p>
          </table:table-cell>
          <table:table-cell office:value-type="string" calcext:value-type="string">
            <text:p>Telecommunications</text:p>
          </table:table-cell>
          <table:table-cell office:value-type="float" office:value="100000" calcext:value-type="float">
            <text:p>100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ZTE Corporation is China's largest telecommunications company, with operations in more than 140 countries. In 2007, it established ZTE Energy to invest in biofuels and food production in China and overseas. In 2008, ZTE purchased 258 ha in Menkao, near Kinshasa, to study the potential for agriculture five degrees north and south of the equator, and then purchased a 600-ha farm in 2010. It has a 100,000-ha concession for an oil-palm plantation from the Government of the DRC, but it has put this project on hold.</text:p>
          </table:table-cell>
          <table:table-cell table:number-columns-repeated="1015"/>
        </table:table-row>
        <table:table-row table:style-name="ro9">
          <table:table-cell office:value-type="string" calcext:value-type="string">
            <text:p>Democratic Republic of the Congo</text:p>
          </table:table-cell>
          <table:table-cell office:value-type="string" calcext:value-type="string">
            <text:p>DWS GALOF</text:p>
          </table:table-cell>
          <table:table-cell office:value-type="string" calcext:value-type="string">
            <text:p>Germany</text:p>
          </table:table-cell>
          <table:table-cell office:value-type="string" calcext:value-type="string">
            <text:p>Finance</text:p>
          </table:table-cell>
          <table:table-cell office:value-type="float" office:value="25000" calcext:value-type="float">
            <text:p>25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cell table:number-columns-repeated="1015"/>
        </table:table-row>
        <table:table-row table:style-name="ro9">
          <table:table-cell office:value-type="string" calcext:value-type="string">
            <text:p>East Timor</text:p>
          </table:table-cell>
          <table:table-cell office:value-type="string" calcext:value-type="string">
            <text:p>GTLeste Biotech</text:p>
          </table:table-cell>
          <table:table-cell office:value-type="string" calcext:value-type="string">
            <text:p>Indonesia</text:p>
          </table:table-cell>
          <table:table-cell office:value-type="string" calcext:value-type="string">
            <text:p>Agribusiness</text:p>
          </table:table-cell>
          <table:table-cell office:value-type="float" office:value="100000" calcext:value-type="float">
            <text:p>100000</text:p>
          </table:table-cell>
          <table:table-cell office:value-type="string" calcext:value-type="string">
            <text:p>Sugar cane</text:p>
          </table:table-cell>
          <table:table-cell office:value-type="string" calcext:value-type="string">
            <text:p>US$100 million</text:p>
          </table:table-cell>
          <table:table-cell office:value-type="string" calcext:value-type="string">
            <text:p>Done</text:p>
          </table:table-cell>
          <table:table-cell office:value-type="string" calcext:value-type="string">
            <text:p>In January 2008 the Ministry of Agriculture of Timor Leste signed an MoU with Indonesia's GTLeste Biotech, a company owned by Gino Sakiris, for a project that would provide the company with a 50-year renewable lease of 100,000 ha, around 25% of the country's arable land area, for the production of sugar cane.</text:p>
          </table:table-cell>
          <table:table-cell table:number-columns-repeated="1015"/>
        </table:table-row>
        <table:table-row table:style-name="ro17">
          <table:table-cell office:value-type="string" calcext:value-type="string">
            <text:p>Egypt</text:p>
          </table:table-cell>
          <table:table-cell office:value-type="string" calcext:value-type="string">
            <text:p>Al Rajhi International Investment Company</text:p>
          </table:table-cell>
          <table:table-cell office:value-type="string" calcext:value-type="string">
            <text:p>Saudi Arabia</text:p>
          </table:table-cell>
          <table:table-cell office:value-type="string" calcext:value-type="string">
            <text:p>Agribusiness, finance</text:p>
          </table:table-cell>
          <table:table-cell office:value-type="float" office:value="52500" calcext:value-type="float">
            <text:p>52500</text:p>
          </table:table-cell>
          <table:table-cell office:value-type="string" calcext:value-type="string">
            <text:p>Feed, wheat</text:p>
          </table:table-cell>
          <table:table-cell/>
          <table:table-cell office:value-type="string" calcext:value-type="string">
            <text:p>Done</text:p>
          </table:table-cell>
          <table:table-cell office:value-type="string" calcext:value-type="string">
            <text:p>In 2007 the Egyptian government signed an agreement with the Al Rajhi family's International Investment Company for a project to produce wheat and feed crops for export to Saudi Arabia on 10,000 ha of land during a first phase that has already been implemented, increasing to 52,500 ha in a second phase that was scheduled to begin in 2010. The Al Rajhi family is considered to be the wealthiest non-royals in Saudi Arabia. It owns the Tabuk Agricultural Development Co (TADCO), one of the largest agribusiness companies in the country, and since 2008 it has taken the lead within the private sector in securing farmland overseas for the King Abdullah Initiative for Saudi Agricultural Investment Abroad. In 2009, the Al Rajhi Group brought together several other major Saudi agribusiness companies, including Almarai and the Aljouf Agricultural Development Co, to form Jenat, a joint venture company to acquire farmland overseas, as well as the Far East Agricultural Co., which is focusing on the acquisition of lands for rice production in Asia.</text:p>
          </table:table-cell>
          <table:table-cell table:number-columns-repeated="1015"/>
        </table:table-row>
        <table:table-row table:style-name="ro3">
          <table:table-cell office:value-type="string" calcext:value-type="string">
            <text:p>Egypt</text:p>
          </table:table-cell>
          <table:table-cell office:value-type="string" calcext:value-type="string">
            <text:p>Jenat</text:p>
          </table:table-cell>
          <table:table-cell office:value-type="string" calcext:value-type="string">
            <text:p>Saudi Arabia</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Feed, wheat</text:p>
          </table:table-cell>
          <table:table-cell/>
          <table:table-cell office:value-type="string" calcext:value-type="string">
            <text:p>Done</text:p>
          </table:table-cell>
          <table:table-cell office:value-type="string" calcext:value-type="string">
            <text:p>In 2009, the Al Rajhi International Investment Company brought together several other major Saudi agribusiness companies, including Almarai and the Aljouf Agricultural Development Co, to form Jenat, a joint venture company to acquire farmland overseas. The company's first initiative is a SR70-million project to plant barley, wheat and livestock feed on 10,000 ha of farmland in Egypt.</text:p>
          </table:table-cell>
          <table:table-cell table:number-columns-repeated="1015"/>
        </table:table-row>
        <table:table-row table:style-name="ro3">
          <table:table-cell office:value-type="string" calcext:value-type="string">
            <text:p>Egypt</text:p>
          </table:table-cell>
          <table:table-cell office:value-type="string" calcext:value-type="string">
            <text:p>Kingdom Agricultural Development Holding</text:p>
          </table:table-cell>
          <table:table-cell office:value-type="string" calcext:value-type="string">
            <text:p>Saudi Arabia</text:p>
          </table:table-cell>
          <table:table-cell office:value-type="string" calcext:value-type="string">
            <text:p>Agribusiness</text:p>
          </table:table-cell>
          <table:table-cell office:value-type="float" office:value="10500" calcext:value-type="float">
            <text:p>10500</text:p>
          </table:table-cell>
          <table:table-cell table:number-columns-repeated="2"/>
          <table:table-cell office:value-type="string" calcext:value-type="string">
            <text:p>Done</text:p>
          </table:table-cell>
          <table:table-cell office:value-type="string" calcext:value-type="string">
            <text:p>Kingdom Agricultural Development Holding (KADCO) is owned by Saudi Prince Alwaleed bin Talal. Initially, in 1998, the project covered 42,000 ha, but in April 2011 the Egyptian public prosecutor declared the sale illegal, and the Saudi company was forced to reduce its holdings to 4,200 ha, while agreeing to cultivate on another 6,300 ha of which it would take ownership at a later date.</text:p>
          </table:table-cell>
          <table:table-cell table:number-columns-repeated="1015"/>
        </table:table-row>
        <table:table-row table:style-name="ro3">
          <table:table-cell office:value-type="string" calcext:value-type="string">
            <text:p>Egypt</text:p>
          </table:table-cell>
          <table:table-cell office:value-type="string" calcext:value-type="string">
            <text:p>Al Dahra</text:p>
          </table:table-cell>
          <table:table-cell office:value-type="string" calcext:value-type="string">
            <text:p>UAE</text:p>
          </table:table-cell>
          <table:table-cell office:value-type="string" calcext:value-type="string">
            <text:p>Agribusiness</text:p>
          </table:table-cell>
          <table:table-cell office:value-type="float" office:value="48500" calcext:value-type="float">
            <text:p>48500</text:p>
          </table:table-cell>
          <table:table-cell office:value-type="string" calcext:value-type="string">
            <text:p>Fodder</text:p>
          </table:table-cell>
          <table:table-cell/>
          <table:table-cell office:value-type="string" calcext:value-type="string">
            <text:p>Done</text:p>
          </table:table-cell>
          <table:table-cell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10,300 ha under production in Egypt, but says its landholdings will ultimately encompass 48,500 ha.</text:p>
          </table:table-cell>
          <table:table-cell table:number-columns-repeated="1015"/>
        </table:table-row>
        <table:table-row table:style-name="ro2">
          <table:table-cell office:value-type="string" calcext:value-type="string">
            <text:p>Egypt</text:p>
          </table:table-cell>
          <table:table-cell office:value-type="string" calcext:value-type="string">
            <text:p>Jenaan</text:p>
          </table:table-cell>
          <table:table-cell office:value-type="string" calcext:value-type="string">
            <text:p>UAE</text:p>
          </table:table-cell>
          <table:table-cell office:value-type="string" calcext:value-type="string">
            <text:p>Agribusiness</text:p>
          </table:table-cell>
          <table:table-cell office:value-type="float" office:value="20000" calcext:value-type="float">
            <text:p>20000</text:p>
          </table:table-cell>
          <table:table-cell office:value-type="string" calcext:value-type="string">
            <text:p>Dill, maize, potatoes, wheat</text:p>
          </table:table-cell>
          <table:table-cell/>
          <table:table-cell office:value-type="string" calcext:value-type="string">
            <text:p>Done</text:p>
          </table:table-cell>
          <table:table-cell office:value-type="string" calcext:value-type="string">
            <text:p>Jenaan Investment is a private company established in Abu Dhabi in 2005 to invest in agricultural projects abroad. In 2007 it invested US$25 million in a 2,520-ha fodder farm and feed plant in Egypt. In 2009 it announced plans to invest US$250 million to acquire an additional 42,000 ha for the production of wheat. The company also has a 30-year renewable lease for 40,000 ha in Sudan. In 2010 Jenaan said it would spend US$500 million over the next three years acquiring farmland in Tanzania, Ethiopia, the US and the Far East.</text:p>
          </table:table-cell>
          <table:table-cell table:number-columns-repeated="1015"/>
        </table:table-row>
        <table:table-row table:style-name="ro4">
          <table:table-cell office:value-type="string" calcext:value-type="string">
            <text:p>Ethiopia</text:p>
          </table:table-cell>
          <table:table-cell office:value-type="string" calcext:value-type="string">
            <text:p>Hunan Dafengyuan</text:p>
          </table:table-cell>
          <table:table-cell office:value-type="string" calcext:value-type="string">
            <text:p>China</text:p>
          </table:table-cell>
          <table:table-cell office:value-type="string" calcext:value-type="string">
            <text:p>Agribusiness</text:p>
          </table:table-cell>
          <table:table-cell office:value-type="float" office:value="25000" calcext:value-type="float">
            <text:p>25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In November 2010, China's Hunan DFY Agriculture Co. Ltd signed a contract with Ethiopia's Ministry of Agriculture giving it a 40-year lease to 25,000 ha of land in the Region of Gambela for a sugar-cane production project. Hunan DFY Agriculture is a joint venture between the ErShiSanYe Group and one of China's largest seed companies, Long Ping High-tech.</text:p>
          </table:table-cell>
          <table:table-cell table:number-columns-repeated="1015"/>
        </table:table-row>
        <table:table-row table:style-name="ro15">
          <table:table-cell office:value-type="string" calcext:value-type="string">
            <text:p>Ethiopia</text:p>
          </table:table-cell>
          <table:table-cell table:number-columns-repeated="2" office:value-type="string" calcext:value-type="string">
            <text:p>Djibouti</text:p>
          </table:table-cell>
          <table:table-cell office:value-type="string" calcext:value-type="string">
            <text:p>Government</text:p>
          </table:table-cell>
          <table:table-cell office:value-type="float" office:value="5000" calcext:value-type="float">
            <text:p>5000</text:p>
          </table:table-cell>
          <table:table-cell office:value-type="string" calcext:value-type="string">
            <text:p>Wheat</text:p>
          </table:table-cell>
          <table:table-cell/>
          <table:table-cell office:value-type="string" calcext:value-type="string">
            <text:p>Done</text:p>
          </table:table-cell>
          <table:table-cell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cell table:number-columns-repeated="1015"/>
        </table:table-row>
        <table:table-row table:style-name="ro4">
          <table:table-cell office:value-type="string" calcext:value-type="string">
            <text:p>Ethiopia</text:p>
          </table:table-cell>
          <table:table-cell office:value-type="string" calcext:value-type="string">
            <text:p>AfricaJUICE</text:p>
          </table:table-cell>
          <table:table-cell office:value-type="string" calcext:value-type="string">
            <text:p>Dutch</text:p>
          </table:table-cell>
          <table:table-cell office:value-type="string" calcext:value-type="string">
            <text:p>Agribusiness</text:p>
          </table:table-cell>
          <table:table-cell office:value-type="float" office:value="1200" calcext:value-type="float">
            <text:p>1200</text:p>
          </table:table-cell>
          <table:table-cell office:value-type="string" calcext:value-type="string">
            <text:p>Fruit</text:p>
          </table:table-cell>
          <table:table-cell/>
          <table:table-cell office:value-type="string" calcext:value-type="string">
            <text:p>Done</text:p>
          </table:table-cell>
          <table:table-cell office:value-type="string" calcext:value-type="string">
            <text:p>AfricaJUICE operates a a juice-production plant and fruit farm on 1,200 ha in Ethiopia. The company is backed by the South African private equity fund Agri-Vie, which is financed by South Africa's Development Bank of Southern Africa, the World Bank's IFC and the W.K. Kellogg Foundation. The World Banks' MIGA provided the project with US$10 million in guarantees.</text:p>
          </table:table-cell>
          <table:table-cell table:number-columns-repeated="1015"/>
        </table:table-row>
        <table:table-row table:style-name="ro9">
          <table:table-cell office:value-type="string" calcext:value-type="string">
            <text:p>Ethiopia</text:p>
          </table:table-cell>
          <table:table-cell office:value-type="string" calcext:value-type="string">
            <text:p>Egyptian National Bank</text:p>
          </table:table-cell>
          <table:table-cell office:value-type="string" calcext:value-type="string">
            <text:p>Egypt</text:p>
          </table:table-cell>
          <table:table-cell office:value-type="string" calcext:value-type="string">
            <text:p>Government</text:p>
          </table:table-cell>
          <table:table-cell office:value-type="float" office:value="20000" calcext:value-type="float">
            <text:p>20000</text:p>
          </table:table-cell>
          <table:table-cell office:value-type="string" calcext:value-type="string">
            <text:p>Cereals</text:p>
          </table:table-cell>
          <table:table-cell office:value-type="string" calcext:value-type="string">
            <text:p>US$40 million</text:p>
          </table:table-cell>
          <table:table-cell office:value-type="string" calcext:value-type="string">
            <text:p>Done</text:p>
          </table:table-cell>
          <table:table-cell office:value-type="string" calcext:value-type="string">
            <text:p>A US Embassy cable from February 2010, released by Wikileaks in 2011, claimed that the state-owned National Bank of Egypt planned to invest US$40 million to lease 20,000 ha of land in the Afar region of Sudan to grow cereals for export to Egypt.</text:p>
          </table:table-cell>
          <table:table-cell table:number-columns-repeated="1015"/>
        </table:table-row>
        <table:table-row table:style-name="ro4">
          <table:table-cell office:value-type="string" calcext:value-type="string">
            <text:p>Ethiopia</text:p>
          </table:table-cell>
          <table:table-cell office:value-type="string" calcext:value-type="string">
            <text:p>Acazis AG</text:p>
          </table:table-cell>
          <table:table-cell office:value-type="string" calcext:value-type="string">
            <text:p>Germany</text:p>
          </table:table-cell>
          <table:table-cell office:value-type="string" calcext:value-type="string">
            <text:p>Agribusiness</text:p>
          </table:table-cell>
          <table:table-cell office:value-type="float" office:value="56000" calcext:value-type="float">
            <text:p>56000</text:p>
          </table:table-cell>
          <table:table-cell office:value-type="string" calcext:value-type="string">
            <text:p>Castor crop, peanuts, vegetable oil</text:p>
          </table:table-cell>
          <table:table-cell office:value-type="string" calcext:value-type="string">
            <text:p>US$77 million</text:p>
          </table:table-cell>
          <table:table-cell office:value-type="string" calcext:value-type="string">
            <text:p>Done</text:p>
          </table:table-cell>
          <table:table-cell office:value-type="string" calcext:value-type="string">
            <text:p>Formerly Flora Ecopower Holding, which was a spin-off of the Israeli Hovev Group, Acazis is now majority-owned by the Luxembourg-based renewable energy group Athanor Equities, and trades on the Frankfurt Stock Exchange. With the freeze of edible-oil prices by the Ethiopian government in 2011, Acazis shifted production from castor to peanuts to produce peanut oil.</text:p>
          </table:table-cell>
          <table:table-cell table:number-columns-repeated="1015"/>
        </table:table-row>
        <table:table-row table:style-name="ro12">
          <table:table-cell office:value-type="string" calcext:value-type="string">
            <text:p>Ethiopia</text:p>
          </table:table-cell>
          <table:table-cell office:value-type="string" calcext:value-type="string">
            <text:p>Almidha</text:p>
          </table:table-cell>
          <table:table-cell office:value-type="string" calcext:value-type="string">
            <text:p>India</text:p>
          </table:table-cell>
          <table:table-cell/>
          <table:table-cell office:value-type="float" office:value="28000" calcext:value-type="float">
            <text:p>28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The Oakland Institute reports that the Indian company Almidha was granted lease rights to 28,000 ha in the Oromia Region for sugar-cane production.</text:p>
          </table:table-cell>
          <table:table-cell table:number-columns-repeated="1015"/>
        </table:table-row>
        <table:table-row table:style-name="ro9">
          <table:table-cell office:value-type="string" calcext:value-type="string">
            <text:p>Ethiopia</text:p>
          </table:table-cell>
          <table:table-cell office:value-type="string" calcext:value-type="string">
            <text:p>ARS Agrofoods</text:p>
          </table:table-cell>
          <table:table-cell office:value-type="string" calcext:value-type="string">
            <text:p>India</text:p>
          </table:table-cell>
          <table:table-cell office:value-type="string" calcext:value-type="string">
            <text:p>Agribusiness</text:p>
          </table:table-cell>
          <table:table-cell office:value-type="float" office:value="3000" calcext:value-type="float">
            <text:p>3000</text:p>
          </table:table-cell>
          <table:table-cell office:value-type="string" calcext:value-type="string">
            <text:p>Cotton, groundnut, sesame, soybean</text:p>
          </table:table-cell>
          <table:table-cell office:value-type="string" calcext:value-type="string">
            <text:p>US$5 million</text:p>
          </table:table-cell>
          <table:table-cell office:value-type="string" calcext:value-type="string">
            <text:p>In process</text:p>
          </table:table-cell>
          <table:table-cell office:value-type="string" calcext:value-type="string">
            <text:p>According to plans submitted by ARS Agrofoods to the Ethiopian government in November 2010, the company intends to lease 3,000 ha in the Abol District of the Gambela Regional State. Half of the land will be used for cotton, 30% for sesame, 10% for soybeans and 9% for groundnuts.</text:p>
          </table:table-cell>
          <table:table-cell table:number-columns-repeated="1015"/>
        </table:table-row>
        <table:table-row table:style-name="ro5">
          <table:table-cell office:value-type="string" calcext:value-type="string">
            <text:p>Ethiopia</text:p>
          </table:table-cell>
          <table:table-cell office:value-type="string" calcext:value-type="string">
            <text:p>BHO Agro</text:p>
          </table:table-cell>
          <table:table-cell office:value-type="string" calcext:value-type="string">
            <text:p>India</text:p>
          </table:table-cell>
          <table:table-cell office:value-type="string" calcext:value-type="string">
            <text:p>Agribusiness</text:p>
          </table:table-cell>
          <table:table-cell office:value-type="float" office:value="27000" calcext:value-type="float">
            <text:p>27000</text:p>
          </table:table-cell>
          <table:table-cell office:value-type="string" calcext:value-type="string">
            <text:p>Cereal, oilseeds, pulses</text:p>
          </table:table-cell>
          <table:table-cell office:value-type="string" calcext:value-type="string">
            <text:p>US$8/ha/yr (lease)</text:p>
          </table:table-cell>
          <table:table-cell office:value-type="string" calcext:value-type="string">
            <text:p>Done</text:p>
          </table:table-cell>
          <table:table-cell office:value-type="string" calcext:value-type="string">
            <text:p>In May 2010, BHO Bio Products signed an agreement with the Ethiopian government giving it a 25-year renewable lease for 25,000 ha in Gambela on which the company can grow cereals, pulses and edible oils.</text:p>
          </table:table-cell>
          <table:table-cell table:number-columns-repeated="1015"/>
        </table:table-row>
        <table:table-row table:style-name="ro9">
          <table:table-cell office:value-type="string" calcext:value-type="string">
            <text:p>Ethiopia</text:p>
          </table:table-cell>
          <table:table-cell office:value-type="string" calcext:value-type="string">
            <text:p>Chadha Agro Plc</text:p>
          </table:table-cell>
          <table:table-cell office:value-type="string" calcext:value-type="string">
            <text:p>India</text:p>
          </table:table-cell>
          <table:table-cell office:value-type="string" calcext:value-type="string">
            <text:p>Industrial</text:p>
          </table:table-cell>
          <table:table-cell office:value-type="float" office:value="100000" calcext:value-type="float">
            <text:p>100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The Indian company Chadha Agro requested 100,000 ha for sugar-cane production from Ethiopia's Ministry of Agriculture. It was granted an initial 22,000 ha in Guji Zone, Oromia Regional State, with a promise to allocate the remaining 78,000 ha once Chadha put these initial lands into production.</text:p>
          </table:table-cell>
          <table:table-cell table:number-columns-repeated="1015"/>
        </table:table-row>
        <table:table-row table:style-name="ro3">
          <table:table-cell office:value-type="string" calcext:value-type="string">
            <text:p>Ethiopia</text:p>
          </table:table-cell>
          <table:table-cell office:value-type="string" calcext:value-type="string">
            <text:p>Confederation of Potato Seed Farmers</text:p>
          </table:table-cell>
          <table:table-cell office:value-type="string" calcext:value-type="string">
            <text:p>India</text:p>
          </table:table-cell>
          <table:table-cell office:value-type="string" calcext:value-type="string">
            <text:p>Agribusiness</text:p>
          </table:table-cell>
          <table:table-cell office:value-type="float" office:value="50000" calcext:value-type="float">
            <text:p>50000</text:p>
          </table:table-cell>
          <table:table-cell office:value-type="string" calcext:value-type="string">
            <text:p>Maize, oilseeds, pulses, sugar cane</text:p>
          </table:table-cell>
          <table:table-cell office:value-type="string" calcext:value-type="string">
            <text:p>US$4/ha/yr (lease)</text:p>
          </table:table-cell>
          <table:table-cell office:value-type="string" calcext:value-type="string">
            <text:p>In process</text:p>
          </table:table-cell>
          <table:table-cell office:value-type="string" calcext:value-type="string">
            <text:p>In February 2011, the Business Standard reported that farmers from the Punjab, most of them members of the Confederation of Potato Seed Farmers (Poscon), had identified farmlands in the Ethiopian regions of Oromia, Gambela and Benhulgul, and were in the process of acquiring 2,000-5,000 ha on leases of between 25 and 45 years. The group of farmers said they were targeting an expansion of 5,000 ha per year over the next 10 years.</text:p>
          </table:table-cell>
          <table:table-cell table:number-columns-repeated="1015"/>
        </table:table-row>
        <table:table-row table:style-name="ro6">
          <table:table-cell office:value-type="string" calcext:value-type="string">
            <text:p>Ethiopia</text:p>
          </table:table-cell>
          <table:table-cell office:value-type="string" calcext:value-type="string">
            <text:p>Karuturi</text:p>
          </table:table-cell>
          <table:table-cell office:value-type="string" calcext:value-type="string">
            <text:p>India</text:p>
          </table:table-cell>
          <table:table-cell office:value-type="string" calcext:value-type="string">
            <text:p>Agribusiness</text:p>
          </table:table-cell>
          <table:table-cell office:value-type="float" office:value="311000" calcext:value-type="float">
            <text:p>311000</text:p>
          </table:table-cell>
          <table:table-cell office:value-type="string" calcext:value-type="string">
            <text:p>Maize, palm oil, rice, sugar</text:p>
          </table:table-cell>
          <table:table-cell office:value-type="string" calcext:value-type="string">
            <text:p>US$1.2/ha/yr (after first 7 years) in Gambela and US$8/ha/yr (after first 6 years) in Bako</text:p>
          </table:table-cell>
          <table:table-cell office:value-type="string" calcext:value-type="string">
            <text:p>Done</text:p>
          </table:table-cell>
          <table:table-cell office:value-type="string" calcext:value-type="string">
            <text:p>Bangalore-based Karuturi Global Ltd, founded by Sai Ramakrishna Karuturi, is the world's largest producer of cut flowers. In 2008, Karuturi started to invest in farmland and agricultural production in Africa through it's Dubai holding company, Karuturi Overseas. It began by acquiring a long-term lease on 11,000 ha in the Oromia Region of Ethiopia and a 50-year renewable lease on 100,000 ha in the Gambela Region, with an option for another 200,000 ha. It intends to produce palm oil and sugar, but primarily rice and wheat for export, and has already worked out a 40,000-tonne-per-year supply agreement with Djibouti, and is negotiating similar deals with other African countries. Beyond Ethiopia, Karuturi has announced intentions to acquire farmlands in Tanzania and Sudan.</text:p>
          </table:table-cell>
          <table:table-cell table:number-columns-repeated="1015"/>
        </table:table-row>
        <table:table-row table:style-name="ro6">
          <table:table-cell office:value-type="string" calcext:value-type="string">
            <text:p>Ethiopia</text:p>
          </table:table-cell>
          <table:table-cell office:value-type="string" calcext:value-type="string">
            <text:p>Neha International</text:p>
          </table:table-cell>
          <table:table-cell office:value-type="string" calcext:value-type="string">
            <text:p>India</text:p>
          </table:table-cell>
          <table:table-cell office:value-type="string" calcext:value-type="string">
            <text:p>Agribusiness</text:p>
          </table:table-cell>
          <table:table-cell office:value-type="float" office:value="4000" calcext:value-type="float">
            <text:p>4000</text:p>
          </table:table-cell>
          <table:table-cell office:value-type="string" calcext:value-type="string">
            <text:p>Oil seeds, pulses, rice, wheat</text:p>
          </table:table-cell>
          <table:table-cell/>
          <table:table-cell office:value-type="string" calcext:value-type="string">
            <text:p>Done</text:p>
          </table:table-cell>
          <table:table-cell office:value-type="string" calcext:value-type="string">
            <text:p>Neha International is a Hyderabad-based company founded by G Vinod Reddy, and is one of India's leading producers of cut flowers. It expanded operations into Africa in the 2000s, where it has recently moved into agricultural production. In June 2010, the company disclosed that it had acquired 4,000 ha for agricultural production in the Southern Nations, Nationalities and People's Region of Ethiopia. Then in December 2010 it announced that it had entered into an MoU with the Zambia Development Agency to facilitate the acquisition of 100,000 ha of farmland in Zambia. The company says that it is seeking to acquire and develop arable land in other countries of Eastern and Southern Africa as part of its business development strategy.</text:p>
          </table:table-cell>
          <table:table-cell table:number-columns-repeated="1015"/>
        </table:table-row>
        <table:table-row table:style-name="ro5">
          <table:table-cell office:value-type="string" calcext:value-type="string">
            <text:p>Ethiopia</text:p>
          </table:table-cell>
          <table:table-cell office:value-type="string" calcext:value-type="string">
            <text:p>Rashtriya Kissan Sangathan</text:p>
          </table:table-cell>
          <table:table-cell office:value-type="string" calcext:value-type="string">
            <text:p>India</text:p>
          </table:table-cell>
          <table:table-cell office:value-type="string" calcext:value-type="string">
            <text:p>Agribusiness</text:p>
          </table:table-cell>
          <table:table-cell office:value-type="float" office:value="5000" calcext:value-type="float">
            <text:p>5000</text:p>
          </table:table-cell>
          <table:table-cell office:value-type="string" calcext:value-type="string">
            <text:p>Cotton, oil seeds, rice</text:p>
          </table:table-cell>
          <table:table-cell/>
          <table:table-cell office:value-type="string" calcext:value-type="string">
            <text:p>Done</text:p>
          </table:table-cell>
          <table:table-cell office:value-type="string" calcext:value-type="string">
            <text:p>Rashtriya Kissan Sangathan is a commercial farmer organisation based in New Delhi. In 2011, the Business Standard reported that it was supporting its members to set up farms in Ethiopia.</text:p>
          </table:table-cell>
          <table:table-cell table:number-columns-repeated="1015"/>
        </table:table-row>
        <table:table-row table:style-name="ro12">
          <table:table-cell office:value-type="string" calcext:value-type="string">
            <text:p>Ethiopia</text:p>
          </table:table-cell>
          <table:table-cell office:value-type="string" calcext:value-type="string">
            <text:p>Romton Agri PLC</text:p>
          </table:table-cell>
          <table:table-cell office:value-type="string" calcext:value-type="string">
            <text:p>India</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Tomato farming</text:p>
          </table:table-cell>
          <table:table-cell/>
          <table:table-cell office:value-type="string" calcext:value-type="string">
            <text:p>Done</text:p>
          </table:table-cell>
          <table:table-cell office:value-type="string" calcext:value-type="string">
            <text:p>The Oakland Institute reports that India's Romton Agri has a lease for 10,000 ha for tomato production in Ethiopia's Oromia State.</text:p>
          </table:table-cell>
          <table:table-cell table:number-columns-repeated="1015"/>
        </table:table-row>
        <table:table-row table:style-name="ro3">
          <table:table-cell office:value-type="string" calcext:value-type="string">
            <text:p>Ethiopia</text:p>
          </table:table-cell>
          <table:table-cell office:value-type="string" calcext:value-type="string">
            <text:p>Ruchi Group</text:p>
          </table:table-cell>
          <table:table-cell office:value-type="string" calcext:value-type="string">
            <text:p>India</text:p>
          </table:table-cell>
          <table:table-cell office:value-type="string" calcext:value-type="string">
            <text:p>Agribusiness</text:p>
          </table:table-cell>
          <table:table-cell office:value-type="float" office:value="50000" calcext:value-type="float">
            <text:p>50000</text:p>
          </table:table-cell>
          <table:table-cell office:value-type="string" calcext:value-type="string">
            <text:p>Soybeans</text:p>
          </table:table-cell>
          <table:table-cell office:value-type="string" calcext:value-type="string">
            <text:p>US$4 million (lease cost for 25,000 ha)</text:p>
          </table:table-cell>
          <table:table-cell office:value-type="string" calcext:value-type="string">
            <text:p>Done</text:p>
          </table:table-cell>
          <table:table-cell office:value-type="string" calcext:value-type="string">
            <text:p>In April 2010, Ruchi Group's subsidiary, Ruchi Soya, one of India's largest vegetable-oil producers, signed a contract with the Ethiopian government giving it a 25-year lease on 25,000 ha in the Gambela Region for the production of soybeans, with an option to double the area under lease to 50,000 ha. The Ethiopia project is part of a US$150-million overseas expansion to source vegetable-oil crops that Ruchi Soya is undertaking.</text:p>
          </table:table-cell>
          <table:table-cell table:number-columns-repeated="1015"/>
        </table:table-row>
        <table:table-row table:style-name="ro9">
          <table:table-cell office:value-type="string" calcext:value-type="string">
            <text:p>Ethiopia</text:p>
          </table:table-cell>
          <table:table-cell office:value-type="string" calcext:value-type="string">
            <text:p>Sannati Agro Farm Enterprise</text:p>
          </table:table-cell>
          <table:table-cell office:value-type="string" calcext:value-type="string">
            <text:p>India</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Cereals, pulses, rice</text:p>
          </table:table-cell>
          <table:table-cell office:value-type="string" calcext:value-type="string">
            <text:p>US$10 million</text:p>
          </table:table-cell>
          <table:table-cell office:value-type="string" calcext:value-type="string">
            <text:p>Done</text:p>
          </table:table-cell>
          <table:table-cell office:value-type="string" calcext:value-type="string">
            <text:p>In October 2010, Sannati Agro of India signed a contract with the Ethiopian government for a 25-year lease on 10,000 ha of land in the Gambela Region on which it plans to cultivate mainly rice for export to the US. The company has said that it would like to double its operations to 20,000 ha.</text:p>
          </table:table-cell>
          <table:table-cell table:number-columns-repeated="1015"/>
        </table:table-row>
        <table:table-row table:style-name="ro9">
          <table:table-cell office:value-type="string" calcext:value-type="string">
            <text:p>Ethiopia</text:p>
          </table:table-cell>
          <table:table-cell office:value-type="string" calcext:value-type="string">
            <text:p>Shapoorji Pallonji and Co. (S &amp; P Co.)</text:p>
          </table:table-cell>
          <table:table-cell office:value-type="string" calcext:value-type="string">
            <text:p>India</text:p>
          </table:table-cell>
          <table:table-cell office:value-type="string" calcext:value-type="string">
            <text:p>Construction</text:p>
          </table:table-cell>
          <table:table-cell office:value-type="float" office:value="50000" calcext:value-type="float">
            <text:p>50000</text:p>
          </table:table-cell>
          <table:table-cell office:value-type="string" calcext:value-type="string">
            <text:p>Food crops, pongamia pinnata</text:p>
          </table:table-cell>
          <table:table-cell/>
          <table:table-cell office:value-type="string" calcext:value-type="string">
            <text:p>Done</text:p>
          </table:table-cell>
          <table:table-cell office:value-type="string" calcext:value-type="string">
            <text:p>In March 2011, India's S &amp; P Co. signed an agreement with the Government of Ethiopia to produce food crops and pongamia fruit for agrofuels on 50,000 ha in the Benishangul-Gumuz Region.</text:p>
          </table:table-cell>
          <table:table-cell table:number-columns-repeated="1015"/>
        </table:table-row>
        <table:table-row table:style-name="ro4">
          <table:table-cell office:value-type="string" calcext:value-type="string">
            <text:p>Ethiopia</text:p>
          </table:table-cell>
          <table:table-cell office:value-type="string" calcext:value-type="string">
            <text:p>Jalandhar Potato Growers' Association</text:p>
          </table:table-cell>
          <table:table-cell office:value-type="string" calcext:value-type="string">
            <text:p>India</text:p>
          </table:table-cell>
          <table:table-cell office:value-type="string" calcext:value-type="string">
            <text:p>Agribusiness</text:p>
          </table:table-cell>
          <table:table-cell office:value-type="float" office:value="100000" calcext:value-type="float">
            <text:p>100000</text:p>
          </table:table-cell>
          <table:table-cell office:value-type="string" calcext:value-type="string">
            <text:p>Cotton, maize, paddy, potatoes, pulses, wheat</text:p>
          </table:table-cell>
          <table:table-cell office:value-type="string" calcext:value-type="string">
            <text:p>US$4/ha/yr (lease)</text:p>
          </table:table-cell>
          <table:table-cell office:value-type="string" calcext:value-type="string">
            <text:p>In process</text:p>
          </table:table-cell>
          <table:table-cell office:value-type="string" calcext:value-type="string">
            <text:p>In July 2010, Sikh Sangat News reported that, following a visit of a delegation to Ethiopia, India's Jalandhar Potato Growers' Association was planning to acquire 100,000 ha of land in the Ethiopian regions of Gambela and Tigray. The Association plans to form a company of at least 200 farmers, each contributing an initial share capital of Rs 50 million.</text:p>
          </table:table-cell>
          <table:table-cell table:number-columns-repeated="1015"/>
        </table:table-row>
        <table:table-row table:style-name="ro9">
          <table:table-cell office:value-type="string" calcext:value-type="string">
            <text:p>Ethiopia</text:p>
          </table:table-cell>
          <table:table-cell office:value-type="string" calcext:value-type="string">
            <text:p>FRI-EL Green</text:p>
          </table:table-cell>
          <table:table-cell office:value-type="string" calcext:value-type="string">
            <text:p>Italy</text:p>
          </table:table-cell>
          <table:table-cell office:value-type="string" calcext:value-type="string">
            <text:p>Energy</text:p>
          </table:table-cell>
          <table:table-cell office:value-type="float" office:value="30000" calcext:value-type="float">
            <text:p>30000</text:p>
          </table:table-cell>
          <table:table-cell office:value-type="string" calcext:value-type="string">
            <text:p>Oil palm</text:p>
          </table:table-cell>
          <table:table-cell office:value-type="string" calcext:value-type="string">
            <text:p>US$18 million</text:p>
          </table:table-cell>
          <table:table-cell office:value-type="string" calcext:value-type="string">
            <text:p>Done</text:p>
          </table:table-cell>
          <table:table-cell office:value-type="string" calcext:value-type="string">
            <text:p>FRI-EL Green, an Italian company half-owned by German energy giant RWE, was allocated a 30,000-ha lease from the Privatisation and Public Enterprises Supervising Agency of the Southern Nations, Nationalities and Peoples’ Regional State of Ethiopia to cultivate oil palm and jatropha.</text:p>
          </table:table-cell>
          <table:table-cell table:number-columns-repeated="1015"/>
        </table:table-row>
        <table:table-row table:style-name="ro17">
          <table:table-cell office:value-type="string" calcext:value-type="string">
            <text:p>Ethiopia</text:p>
          </table:table-cell>
          <table:table-cell office:value-type="string" calcext:value-type="string">
            <text:p>Al Amoudi</text:p>
          </table:table-cell>
          <table:table-cell office:value-type="string" calcext:value-type="string">
            <text:p>Saudi Arabia</text:p>
          </table:table-cell>
          <table:table-cell office:value-type="string" calcext:value-type="string">
            <text:p>Finance</text:p>
          </table:table-cell>
          <table:table-cell office:value-type="float" office:value="140000" calcext:value-type="float">
            <text:p>140000</text:p>
          </table:table-cell>
          <table:table-cell office:value-type="string" calcext:value-type="string">
            <text:p>Livestock, maize, oilseeds, rice, sugar cane, teff</text:p>
          </table:table-cell>
          <table:table-cell office:value-type="string" calcext:value-type="string">
            <text:p>US$2,500 million</text:p>
          </table:table-cell>
          <table:table-cell office:value-type="string" calcext:value-type="string">
            <text:p>Done</text:p>
          </table:table-cell>
          <table:table-cell office:value-type="string" calcext:value-type="string">
            <text:p>Saudi Star PLC is a company owned by Saudi billionaire Sheik Al Amoudi. As part of the Kingdom's initiative to outsource food production overseas, Saudi Star acquired large areas of land in Gambela, Ethiopia in 2008 and began developing rice production on 10,000 ha. The total area Saudi Star has under lease in Gambela is 140,000 ha, but the company is reported to be in talks for an additional 290,000 ha. The company's stated target is to grow 1 million tonnes of rice per year to generate US$1 billion per year in export revenues. Al Amoudi also owns Ethiopia's largest livestock operation, Elfora AgroIndustries, and Horizon Plantation, a joint venture with Jemal Ahmed and Malaysia's AgriNexus that is pursuing a 58,000-ha oil-palm project in Gambela, a 100,000-ha jatropha plantation in Benishangul Gumuz and an 85,000-ha rubber estate in the Southern Nations, Nationalities, and People's Region. In January 2012, Human Rights Watch reported that local populations were being forcibly displaced for the Saudi Star rice project in Gambela.</text:p>
          </table:table-cell>
          <table:table-cell table:number-columns-repeated="1015"/>
        </table:table-row>
        <table:table-row table:style-name="ro9">
          <table:table-cell office:value-type="string" calcext:value-type="string">
            <text:p>Ethiopia</text:p>
          </table:table-cell>
          <table:table-cell office:value-type="string" calcext:value-type="string">
            <text:p>BDFC Ethiopia</text:p>
          </table:table-cell>
          <table:table-cell office:value-type="string" calcext:value-type="string">
            <text:p>US</text:p>
          </table:table-cell>
          <table:table-cell office:value-type="string" calcext:value-type="string">
            <text:p>Agribusiness</text:p>
          </table:table-cell>
          <table:table-cell office:value-type="float" office:value="17400" calcext:value-type="float">
            <text:p>174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BDFC Ethiopia is a subsidiary of the US-based B&amp;D Food Corp. The company is in negotiations with Hiber Sugar to create a joint venture to develop a sugar-cane plantation on the 17,400 ha of land it has under lease in the Amhara Regional State. BDFC also has a 5,000-ha coffee farm in the Jimma Region.</text:p>
          </table:table-cell>
          <table:table-cell table:number-columns-repeated="1015"/>
        </table:table-row>
        <table:table-row table:style-name="ro5">
          <table:table-cell office:value-type="string" calcext:value-type="string">
            <text:p>Gabon</text:p>
          </table:table-cell>
          <table:table-cell office:value-type="string" calcext:value-type="string">
            <text:p>SIAT</text:p>
          </table:table-cell>
          <table:table-cell office:value-type="string" calcext:value-type="string">
            <text:p>Belgium</text:p>
          </table:table-cell>
          <table:table-cell office:value-type="string" calcext:value-type="string">
            <text:p>Agribusiness</text:p>
          </table:table-cell>
          <table:table-cell office:value-type="float" office:value="107300" calcext:value-type="float">
            <text:p>107300</text:p>
          </table:table-cell>
          <table:table-cell office:value-type="string" calcext:value-type="string">
            <text:p>Cattle, palm oil</text:p>
          </table:table-cell>
          <table:table-cell/>
          <table:table-cell office:value-type="string" calcext:value-type="string">
            <text:p>Done</text:p>
          </table:table-cell>
          <table:table-cell office:value-type="string" calcext:value-type="string">
            <text:p>SIAT is a Belgian company with extensive agricultural operations in Africa. In Gabon, it has a 7,300-ha oil-palm plantation, a 12,100-ha rubber plantation, and a 100,000-ha cattle farm. It also has palm-oil operations in Nigeria and Ghana.</text:p>
          </table:table-cell>
          <table:table-cell table:number-columns-repeated="1015"/>
        </table:table-row>
        <table:table-row table:style-name="ro4">
          <table:table-cell office:value-type="string" calcext:value-type="string">
            <text:p>Gabon</text:p>
          </table:table-cell>
          <table:table-cell office:value-type="string" calcext:value-type="string">
            <text:p>Olam International</text:p>
          </table:table-cell>
          <table:table-cell office:value-type="string" calcext:value-type="string">
            <text:p>Singapore</text:p>
          </table:table-cell>
          <table:table-cell office:value-type="string" calcext:value-type="string">
            <text:p>Agribusiness</text:p>
          </table:table-cell>
          <table:table-cell office:value-type="float" office:value="300000" calcext:value-type="float">
            <text:p>300000</text:p>
          </table:table-cell>
          <table:table-cell office:value-type="string" calcext:value-type="string">
            <text:p>Palm oil</text:p>
          </table:table-cell>
          <table:table-cell office:value-type="string" calcext:value-type="string">
            <text:p>US$250 million</text:p>
          </table:table-cell>
          <table:table-cell office:value-type="string" calcext:value-type="string">
            <text:p>Done</text:p>
          </table:table-cell>
          <table:table-cell office:value-type="string" calcext:value-type="string">
            <text:p>Olam is an Indian non-resident company, based in Singapore. It is one of the world's largest commodity traders and is investing heavily in farming operations and contract farming schemes, particularly in Africa and Latin America. In January 2012, Olam announced a US$250-million investment to develop a 50,000-ha oil palm plantation in Gabon.</text:p>
          </table:table-cell>
          <table:table-cell table:number-columns-repeated="1015"/>
        </table:table-row>
        <table:table-row table:style-name="ro8">
          <table:table-cell office:value-type="string" calcext:value-type="string">
            <text:p>Gambia, The</text:p>
          </table:table-cell>
          <table:table-cell office:value-type="string" calcext:value-type="string">
            <text:p>Mercatalonia</text:p>
          </table:table-cell>
          <table:table-cell office:value-type="string" calcext:value-type="string">
            <text:p>Spain</text:p>
          </table:table-cell>
          <table:table-cell office:value-type="string" calcext:value-type="string">
            <text:p>Agribusiness</text:p>
          </table:table-cell>
          <table:table-cell office:value-type="float" office:value="200000" calcext:value-type="float">
            <text:p>200000</text:p>
          </table:table-cell>
          <table:table-cell office:value-type="string" calcext:value-type="string">
            <text:p>Fodder, maize, palm oil, rice, soybeans, sugar cane</text:p>
          </table:table-cell>
          <table:table-cell office:value-type="string" calcext:value-type="string">
            <text:p>US$328 million</text:p>
          </table:table-cell>
          <table:table-cell office:value-type="string" calcext:value-type="string">
            <text:p>Done</text:p>
          </table:table-cell>
          <table:table-cell office:value-type="string" calcext:value-type="string">
            <text:p>Mercatalonia is a Spanish company established by precious metals importer Modesto Beltrán Petter’s. It's subsidiary in The Gambia, Mercatalonia Banjul Co. Ltd, has an MoU with the government to implement Afropalma 2020, a project to develop plantations of sugar cane, soybeans, maize, rice, fodder, and palm oil on 150,000-200,000 ha. Canavialis, a Brazilian sugar-cane breeding company owned by Monsanto, is also collaborating in the project.</text:p>
          </table:table-cell>
          <table:table-cell table:number-columns-repeated="1015"/>
        </table:table-row>
        <table:table-row table:style-name="ro9">
          <table:table-cell office:value-type="string" calcext:value-type="string">
            <text:p>Ghana</text:p>
          </table:table-cell>
          <table:table-cell office:value-type="string" calcext:value-type="string">
            <text:p>Brazil Agro Business Group</text:p>
          </table:table-cell>
          <table:table-cell office:value-type="string" calcext:value-type="string">
            <text:p>Brazil</text:p>
          </table:table-cell>
          <table:table-cell office:value-type="string" calcext:value-type="string">
            <text:p>Agribusiness</text:p>
          </table:table-cell>
          <table:table-cell office:value-type="float" office:value="5000" calcext:value-type="float">
            <text:p>5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The Brazil Agro-Business Group is owned by Brazilian farmer Frademir Saccol and a Brazilian partner. The company, which is developing large-scale rice farms in Ghana, began with a 500-ha operation in 2009 on lands that it leased in Agave in the Volta Region. In 2009 it said it was planning to expand to 5,000 ha.</text:p>
          </table:table-cell>
          <table:table-cell table:number-columns-repeated="1015"/>
        </table:table-row>
        <table:table-row table:style-name="ro3">
          <table:table-cell office:value-type="string" calcext:value-type="string">
            <text:p>Ghana</text:p>
          </table:table-cell>
          <table:table-cell office:value-type="string" calcext:value-type="string">
            <text:p>Compagnie Fruitière</text:p>
          </table:table-cell>
          <table:table-cell office:value-type="string" calcext:value-type="string">
            <text:p>France</text:p>
          </table:table-cell>
          <table:table-cell office:value-type="string" calcext:value-type="string">
            <text:p>Agribusiness</text:p>
          </table:table-cell>
          <table:table-cell office:value-type="float" office:value="3500" calcext:value-type="float">
            <text:p>3500</text:p>
          </table:table-cell>
          <table:table-cell office:value-type="string" calcext:value-type="string">
            <text:p>Banaba, pineapple</text:p>
          </table:table-cell>
          <table:table-cell/>
          <table:table-cell office:value-type="string" calcext:value-type="string">
            <text:p>Done</text:p>
          </table:table-cell>
          <table:table-cell office:value-type="string" calcext:value-type="string">
            <text:p>Compagnie Fruitière is 40% owned by Dole (US). Its subsidiary in Ghana is Golden Exotics Ltd. The company controls 40% of pineapple production Ghana and 88% of banana production. It owns two plantations in the south of the country: one for pineapple and one for banana. Compagnie Fruitière also has plantations in Ivory Coast (3,600 ha), Cameroon (4,500 ha) and Senegal.</text:p>
          </table:table-cell>
          <table:table-cell table:number-columns-repeated="1015"/>
        </table:table-row>
        <table:table-row table:style-name="ro8">
          <table:table-cell office:value-type="string" calcext:value-type="string">
            <text:p>Ghana</text:p>
          </table:table-cell>
          <table:table-cell office:value-type="string" calcext:value-type="string">
            <text:p>Bionic Palm Limited</text:p>
          </table:table-cell>
          <table:table-cell office:value-type="string" calcext:value-type="string">
            <text:p>Germany</text:p>
          </table:table-cell>
          <table:table-cell office:value-type="string" calcext:value-type="string">
            <text:p>Energy</text:p>
          </table:table-cell>
          <table:table-cell office:value-type="float" office:value="3940" calcext:value-type="float">
            <text:p>3940</text:p>
          </table:table-cell>
          <table:table-cell office:value-type="string" calcext:value-type="string">
            <text:p>Biofuel and food crops</text:p>
          </table:table-cell>
          <table:table-cell/>
          <table:table-cell office:value-type="string" calcext:value-type="string">
            <text:p>Done</text:p>
          </table:table-cell>
          <table:table-cell office:value-type="string" calcext:value-type="string">
            <text:p>Bionic Fuel Group is an engineering company that develops and builds synthetic fuel reactors and turnkey production plants. In 2008, it established Bionic Palm Limited (BPL) in Ghana to invest in agricultural production. In Ghana, the company acquired a palm-oil mill and 1,750 ha on a 50-year lease for oil-palm plantations. The company says that it has completed negotiations for another 2,190 ha, and intends to increase its total oil-palm plantations to 10,000 ha.</text:p>
          </table:table-cell>
          <table:table-cell table:number-columns-repeated="1015"/>
        </table:table-row>
        <table:table-row table:style-name="ro4">
          <table:table-cell office:value-type="string" calcext:value-type="string">
            <text:p>Ghana</text:p>
          </table:table-cell>
          <table:table-cell office:value-type="string" calcext:value-type="string">
            <text:p>Symboil</text:p>
          </table:table-cell>
          <table:table-cell office:value-type="string" calcext:value-type="string">
            <text:p>Germany</text:p>
          </table:table-cell>
          <table:table-cell office:value-type="string" calcext:value-type="string">
            <text:p>Energy</text:p>
          </table:table-cell>
          <table:table-cell office:value-type="float" office:value="13500" calcext:value-type="float">
            <text:p>135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Symboil is a key supplier of vegetable oil to the operators of co-generation plants in Germany. It began operations in Ghana in 2007 for the production and export of palm oil, and has acquired 7,000 ha under a 49-year lease with an option to expand to 13,500 ha. It is also planning to invest in oil-crop production in Russia.</text:p>
          </table:table-cell>
          <table:table-cell table:number-columns-repeated="1015"/>
        </table:table-row>
        <table:table-row table:style-name="ro9">
          <table:table-cell office:value-type="string" calcext:value-type="string">
            <text:p>Ghana</text:p>
          </table:table-cell>
          <table:table-cell table:number-columns-repeated="2" office:value-type="string" calcext:value-type="string">
            <text:p>Qatar</text:p>
          </table:table-cell>
          <table:table-cell office:value-type="string" calcext:value-type="string">
            <text:p>Government</text:p>
          </table:table-cell>
          <table:table-cell office:value-type="float" office:value="50000" calcext:value-type="float">
            <text:p>50000</text:p>
          </table:table-cell>
          <table:table-cell office:value-type="string" calcext:value-type="string">
            <text:p>Food crops</text:p>
          </table:table-cell>
          <table:table-cell/>
          <table:table-cell office:value-type="string" calcext:value-type="string">
            <text:p>In process</text:p>
          </table:table-cell>
          <table:table-cell office:value-type="string" calcext:value-type="string">
            <text:p>In December 2010, Reuters reported that the governments of Ghana and Qatar had agreed to set up a joint venture company for the production of food crops in Ghana to export to Qatar. They announced that the project would begin with a 50,000-ha pilot project.</text:p>
          </table:table-cell>
          <table:table-cell table:number-columns-repeated="1015"/>
        </table:table-row>
        <table:table-row table:style-name="ro5">
          <table:table-cell office:value-type="string" calcext:value-type="string">
            <text:p>Ghana</text:p>
          </table:table-cell>
          <table:table-cell office:value-type="string" calcext:value-type="string">
            <text:p>Wilmar International</text:p>
          </table:table-cell>
          <table:table-cell office:value-type="string" calcext:value-type="string">
            <text:p>Singapore</text:p>
          </table:table-cell>
          <table:table-cell office:value-type="string" calcext:value-type="string">
            <text:p>Agribusiness</text:p>
          </table:table-cell>
          <table:table-cell office:value-type="float" office:value="6157" calcext:value-type="float">
            <text:p>6157</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As of March 2011, Wilmar, one of the world's largest commodity traders and palm-oil producers, became a major shareholder in Benso Oil Palm Plantation, which it acquired from UK-based Unilever. The plantation is located in the south of Ghana.</text:p>
          </table:table-cell>
          <table:table-cell table:number-columns-repeated="1015"/>
        </table:table-row>
        <table:table-row table:style-name="ro12">
          <table:table-cell office:value-type="string" calcext:value-type="string">
            <text:p>Ghana</text:p>
          </table:table-cell>
          <table:table-cell office:value-type="string" calcext:value-type="string">
            <text:p>Jose García-Carrion</text:p>
          </table:table-cell>
          <table:table-cell office:value-type="string" calcext:value-type="string">
            <text:p>Spain</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Fruit</text:p>
          </table:table-cell>
          <table:table-cell/>
          <table:table-cell office:value-type="string" calcext:value-type="string">
            <text:p>Done</text:p>
          </table:table-cell>
          <table:table-cell office:value-type="string" calcext:value-type="string">
            <text:p>Spanish fruit producer José García-Carrión acquired 10,000 ha of land in Ghana mainly for the production of pineapple for export to Europe.</text:p>
          </table:table-cell>
          <table:table-cell table:number-columns-repeated="1015"/>
        </table:table-row>
        <table:table-row table:style-name="ro13">
          <table:table-cell office:value-type="string" calcext:value-type="string">
            <text:p>Ghana</text:p>
          </table:table-cell>
          <table:table-cell office:value-type="string" calcext:value-type="string">
            <text:p>Africa Atlantic Holdings</text:p>
          </table:table-cell>
          <table:table-cell office:value-type="string" calcext:value-type="string">
            <text:p>UAE</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Maize</text:p>
          </table:table-cell>
          <table:table-cell/>
          <table:table-cell office:value-type="string" calcext:value-type="string">
            <text:p>Done</text:p>
          </table:table-cell>
          <table:table-cell office:value-type="string" calcext:value-type="string">
            <text:p>Africa Atlantic Holdings Ltd is a Dubai-based company investing in farmland in Ghana. So far it has secured a 50-year lease for 10,000 ha on the shores of Lake Volta in the Afram Plains region, where it will grow maize. The company was founded by former US congressional aid Jon Vandenheuvel and Kristopher Klokkenga, an American who formerly worked with ADM and Wilmar in Africa. The company is chaired by Issa Baluch, owner of the Swift Group in Dubai, one of the largest transport logistics companies in the UAE. Africa Atlantic also has a subsidiary, Africa Atlantic Franchise Farms Ltd, which will sell franchise rights to foreign and local investors for the farms that the company operates in Ghana.</text:p>
          </table:table-cell>
          <table:table-cell table:number-columns-repeated="1015"/>
        </table:table-row>
        <table:table-row table:style-name="ro9">
          <table:table-cell office:value-type="string" calcext:value-type="string">
            <text:p>Ghana</text:p>
          </table:table-cell>
          <table:table-cell office:value-type="string" calcext:value-type="string">
            <text:p>DOS Palm Oil Production Limited</text:p>
          </table:table-cell>
          <table:table-cell office:value-type="string" calcext:value-type="string">
            <text:p>UK</text:p>
          </table:table-cell>
          <table:table-cell office:value-type="string" calcext:value-type="string">
            <text:p>Agribusiness</text:p>
          </table:table-cell>
          <table:table-cell office:value-type="float" office:value="3000" calcext:value-type="float">
            <text:p>3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DOS Palm Oil is a UK company established in 2006 to develop oil-palm plantations in Africa. By 2012, the company had 700 ha under its own plantations in Ghana, with plans to increase this to 3,000 ha in the coming years. It owns two production plants in the Central and Western regions of Ghana.</text:p>
          </table:table-cell>
          <table:table-cell table:number-columns-repeated="1015"/>
        </table:table-row>
        <table:table-row table:style-name="ro13">
          <table:table-cell office:value-type="string" calcext:value-type="string">
            <text:p>Ghana</text:p>
          </table:table-cell>
          <table:table-cell office:value-type="string" calcext:value-type="string">
            <text:p>GADCO</text:p>
          </table:table-cell>
          <table:table-cell office:value-type="string" calcext:value-type="string">
            <text:p>UK</text:p>
          </table:table-cell>
          <table:table-cell office:value-type="string" calcext:value-type="string">
            <text:p>Agribusiness</text:p>
          </table:table-cell>
          <table:table-cell office:value-type="float" office:value="1000" calcext:value-type="float">
            <text:p>1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The Global Agri-Development Company (GADCO) is a US company with financial backing from US asset manager Summit Capital. The company is developing large-scale, vertically integrated rice production in West Africa. In 2011, GADCO signed a contract with local chiefs in South Tongu District in the Volta Region of Ghana, giving it a 30-year lease on 1,000 ha, which the company says it will expand to 4,000 ha within four years. The company has a strategic partnership with Agropecuária Foletto, a Brazilian company owned by one of Brazil's largest rice farmers, Ari Foletto, to oversee the operations of its rice farms in Ghana. It also has a partnership with the Alliance for A Green Revolution in Africa (AGRA).</text:p>
          </table:table-cell>
          <table:table-cell table:number-columns-repeated="1015"/>
        </table:table-row>
        <table:table-row table:style-name="ro4">
          <table:table-cell office:value-type="string" calcext:value-type="string">
            <text:p>Ghana</text:p>
          </table:table-cell>
          <table:table-cell office:value-type="string" calcext:value-type="string">
            <text:p>T4M</text:p>
          </table:table-cell>
          <table:table-cell office:value-type="string" calcext:value-type="string">
            <text:p>UK</text:p>
          </table:table-cell>
          <table:table-cell office:value-type="string" calcext:value-type="string">
            <text:p>Agribusiness</text:p>
          </table:table-cell>
          <table:table-cell office:value-type="float" office:value="100000" calcext:value-type="float">
            <text:p>100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T4M claims to have completed negotiations for 25-year leases on 100,000 ha in Ghana and 300,000 ha in Nigeria. It is working in partnership with the Government of Vietnam and is supported by the UK government. It is looking for investors to inject US$425 million for each 10,000-ha farm it plans to establish on the lands it has leased.</text:p>
          </table:table-cell>
          <table:table-cell table:number-columns-repeated="1015"/>
        </table:table-row>
        <table:table-row table:style-name="ro10">
          <table:table-cell office:value-type="string" calcext:value-type="string">
            <text:p>Ghana</text:p>
          </table:table-cell>
          <table:table-cell office:value-type="string" calcext:value-type="string">
            <text:p>Herakles Capital</text:p>
          </table:table-cell>
          <table:table-cell office:value-type="string" calcext:value-type="string">
            <text:p>US</text:p>
          </table:table-cell>
          <table:table-cell office:value-type="string" calcext:value-type="string">
            <text:p>Finance</text:p>
          </table:table-cell>
          <table:table-cell office:value-type="float" office:value="4364" calcext:value-type="float">
            <text:p>4364</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Herakles Farms is an affiliate of Herakles Capital, a venture capital firm based in New York City. It is pursuing the acquisition and development of oil-palm plantations on over 80,000 ha in West and Central Africa. In south-western Cameroon, the company acquired a 99-year lease for 73,000 ha adjacent to several important reserves, including the Korup National Park, where it will develop oil-palm plantations that environmental NGOs say will destroy forests and small farms in the area. In Ghana, the company has acquired over 4,000 ha in the Volta and Dodod Pepesu regions for oil-palm plantations.</text:p>
          </table:table-cell>
          <table:table-cell table:number-columns-repeated="1015"/>
        </table:table-row>
        <table:table-row table:style-name="ro17">
          <table:table-cell office:value-type="string" calcext:value-type="string">
            <text:p>Guinea</text:p>
          </table:table-cell>
          <table:table-cell office:value-type="string" calcext:value-type="string">
            <text:p>Farm Lands of Guinea, Inc</text:p>
          </table:table-cell>
          <table:table-cell office:value-type="string" calcext:value-type="string">
            <text:p>UK</text:p>
          </table:table-cell>
          <table:table-cell office:value-type="string" calcext:value-type="string">
            <text:p>Agribusiness</text:p>
          </table:table-cell>
          <table:table-cell office:value-type="float" office:value="106415" calcext:value-type="float">
            <text:p>106415</text:p>
          </table:table-cell>
          <table:table-cell office:value-type="string" calcext:value-type="string">
            <text:p>Maize, soybeans</text:p>
          </table:table-cell>
          <table:table-cell office:value-type="string" calcext:value-type="string">
            <text:p>US$5 million</text:p>
          </table:table-cell>
          <table:table-cell office:value-type="string" calcext:value-type="string">
            <text:p>Done</text:p>
          </table:table-cell>
          <table:table-cell office:value-type="string" calcext:value-type="string">
            <text:p>Farm Lands of Guinea (FLG) is a company based in Gibraltar and registered in the British Virgin Islands. On September 16, 2010, with a military junta in control of the Government of Guinea, FLG signed two deals with Guinea's Ministry of Agriculture, giving it 99-year lease rights to more than 100,000 ha of agricultural land, where it intends to grow maize and soybeans. Under a subsequent protocol, signed while the junta was still in power, FLG agreed to survey and map roughly 1.5 million ha and to "prepare it for third-party development under 99-year leases". FLG maintains that in return the Ministry of Agriculture gave it exclusive marketing rights over the lands "with a commission of 15% being payable on closed sales". Late in 2011, FLG reported that its representatives had been in Sierra Leone and The Gambia prospecting for land, and that it had identified 10,000 ha in Mali's Office du Niger with the country's Minister of Agriculture. In November 2011, London -based Craven House Capital, formely AIM Investments, bought US$1,000,000-worth of FLG common shares.</text:p>
          </table:table-cell>
          <table:table-cell table:number-columns-repeated="1015"/>
        </table:table-row>
        <table:table-row table:style-name="ro9">
          <table:table-cell office:value-type="string" calcext:value-type="string">
            <text:p>Hungary</text:p>
          </table:table-cell>
          <table:table-cell office:value-type="string" calcext:value-type="string">
            <text:p>Germanagrar</text:p>
          </table:table-cell>
          <table:table-cell office:value-type="string" calcext:value-type="string">
            <text:p>Germany</text:p>
          </table:table-cell>
          <table:table-cell office:value-type="string" calcext:value-type="string">
            <text:p>Real estate</text:p>
          </table:table-cell>
          <table:table-cell office:value-type="float" office:value="11300" calcext:value-type="float">
            <text:p>11300</text:p>
          </table:table-cell>
          <table:table-cell office:value-type="string" calcext:value-type="string">
            <text:p>Wheat</text:p>
          </table:table-cell>
          <table:table-cell/>
          <table:table-cell office:value-type="string" calcext:value-type="string">
            <text:p>Done</text:p>
          </table:table-cell>
          <table:table-cell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cell table:number-columns-repeated="1015"/>
        </table:table-row>
        <table:table-row table:style-name="ro9">
          <table:table-cell office:value-type="string" calcext:value-type="string">
            <text:p>Indonesia</text:p>
          </table:table-cell>
          <table:table-cell office:value-type="string" calcext:value-type="string">
            <text:p>"Chinese investors"</text:p>
          </table:table-cell>
          <table:table-cell office:value-type="string" calcext:value-type="string">
            <text:p>China</text:p>
          </table:table-cell>
          <table:table-cell/>
          <table:table-cell office:value-type="float" office:value="1000" calcext:value-type="float">
            <text:p>10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In April 2010, the Secretary of the Mamuju agriculture and animal husbandry agency told the ANTARA news agency that Chinese investors were planning to develop 1,000 ha of rice fields in Tommo subdistrict, Mamuju regency, West Sulawesi province. He did not disclose the name of the investor.</text:p>
          </table:table-cell>
          <table:table-cell table:number-columns-repeated="1015"/>
        </table:table-row>
        <table:table-row table:style-name="ro8">
          <table:table-cell office:value-type="string" calcext:value-type="string">
            <text:p>Indonesia</text:p>
          </table:table-cell>
          <table:table-cell office:value-type="string" calcext:value-type="string">
            <text:p>KS Oils</text:p>
          </table:table-cell>
          <table:table-cell office:value-type="string" calcext:value-type="string">
            <text:p>India</text:p>
          </table:table-cell>
          <table:table-cell office:value-type="string" calcext:value-type="string">
            <text:p>Agribusiness</text:p>
          </table:table-cell>
          <table:table-cell office:value-type="float" office:value="56000" calcext:value-type="float">
            <text:p>56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KS Oils is one of India’s largest edible-oil companies. The company began investing heavily in oil-palm plantations in Indonesia in 2008 through its Singapore-based subsidiary KS Natural Resources Pte <text:s/>Ltd. By October 2009, it had acquired 56,000 ha in Kalimantan and Sumatra. KS Oils is backed by Indian billionaire C. Sivasankaran and three private equity funds: New Silk Route, Citi Venture Capital and Barings Private Equity Asia.</text:p>
          </table:table-cell>
          <table:table-cell table:number-columns-repeated="1015"/>
        </table:table-row>
        <table:table-row table:style-name="ro2">
          <table:table-cell office:value-type="string" calcext:value-type="string">
            <text:p>Indonesia</text:p>
          </table:table-cell>
          <table:table-cell office:value-type="string" calcext:value-type="string">
            <text:p>Noble Group</text:p>
          </table:table-cell>
          <table:table-cell office:value-type="string" calcext:value-type="string">
            <text:p>Singapore</text:p>
          </table:table-cell>
          <table:table-cell office:value-type="string" calcext:value-type="string">
            <text:p>Agribusiness</text:p>
          </table:table-cell>
          <table:table-cell office:value-type="float" office:value="32500" calcext:value-type="float">
            <text:p>325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In June 2010, Noble Group, one of the world's largest global commodity traders, acquired a 51% stake in the Indonesian palm-oil company PT Henrison Inti Persada, a subsidiary of the Kayu Lapis Indonesia Group, giving it control of the 32,500 ha of forested lands in Sorong Regency, West Papua Province where Henrison Inti Persada is developing oil-palm plantations. Local communities were reported to have been paid as little as US$2.50 per hectare when the lands were acquired by Henrison Inti Persada.</text:p>
          </table:table-cell>
          <table:table-cell table:number-columns-repeated="1015"/>
        </table:table-row>
        <table:table-row table:style-name="ro10">
          <table:table-cell office:value-type="string" calcext:value-type="string">
            <text:p>Indonesia</text:p>
          </table:table-cell>
          <table:table-cell office:value-type="string" calcext:value-type="string">
            <text:p>Wilmar International</text:p>
          </table:table-cell>
          <table:table-cell office:value-type="string" calcext:value-type="string">
            <text:p>Singapore</text:p>
          </table:table-cell>
          <table:table-cell office:value-type="string" calcext:value-type="string">
            <text:p>Agribusiness</text:p>
          </table:table-cell>
          <table:table-cell office:value-type="float" office:value="200000" calcext:value-type="float">
            <text:p>200000</text:p>
          </table:table-cell>
          <table:table-cell office:value-type="string" calcext:value-type="string">
            <text:p>Sugar cane</text:p>
          </table:table-cell>
          <table:table-cell office:value-type="string" calcext:value-type="string">
            <text:p>US$2 billion</text:p>
          </table:table-cell>
          <table:table-cell office:value-type="string" calcext:value-type="string">
            <text:p>Done</text:p>
          </table:table-cell>
          <table:table-cell office:value-type="string" calcext:value-type="string">
            <text:p>Singapore-based Wilmar, controlled by the Malaysian tycoon Robert Kuok, is one of the world's largest palm-oil companies and a major sugar producer. In September 2009, the company secured a permit to convert 200,000 ha of mainly forested land in Papua, Indonesia into sugar-cane plantations, as part of the Merauke Integrated Food and Energy Estate mega-project that the Indonesian government is pursuing. In December 2010, Wilmar became the largest sugar producer in Australia when it acquired CSR Limited, giving it control over a number of sugar-cane farms in the country.</text:p>
          </table:table-cell>
          <table:table-cell table:number-columns-repeated="1015"/>
        </table:table-row>
        <table:table-row table:style-name="ro4">
          <table:table-cell office:value-type="string" calcext:value-type="string">
            <text:p>Indonesia</text:p>
          </table:table-cell>
          <table:table-cell office:value-type="string" calcext:value-type="string">
            <text:p>Agro Enerpia Indonesia</text:p>
          </table:table-cell>
          <table:table-cell office:value-type="string" calcext:value-type="string">
            <text:p>South Korea</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Maize</text:p>
          </table:table-cell>
          <table:table-cell office:value-type="string" calcext:value-type="string">
            <text:p>US$2 billion</text:p>
          </table:table-cell>
          <table:table-cell office:value-type="string" calcext:value-type="string">
            <text:p>In process</text:p>
          </table:table-cell>
          <table:table-cell office:value-type="string" calcext:value-type="string">
            <text:p>In July 2008, a spokesman for the Buol regional government told Antara News that South Korean-based PT Agro Enerpia Indonesia was going to invest US$2 billion in maize plantations in the <text:s/>the Buol district of Central Sulawesi. The company wanted 25,000 ha but the government offered to make available only 10,000 ha, in Palele Gadung and Bunobugu.</text:p>
          </table:table-cell>
          <table:table-cell table:number-columns-repeated="1015"/>
        </table:table-row>
        <table:table-row table:style-name="ro13">
          <table:table-cell office:value-type="string" calcext:value-type="string">
            <text:p>Indonesia</text:p>
          </table:table-cell>
          <table:table-cell office:value-type="string" calcext:value-type="string">
            <text:p>Daewoo Logistic Indonesia / Cheil Jedang Samsung</text:p>
          </table:table-cell>
          <table:table-cell office:value-type="string" calcext:value-type="string">
            <text:p>South Korea</text:p>
          </table:table-cell>
          <table:table-cell office:value-type="string" calcext:value-type="string">
            <text:p>Industrial</text:p>
          </table:table-cell>
          <table:table-cell office:value-type="float" office:value="24000" calcext:value-type="float">
            <text:p>24000</text:p>
          </table:table-cell>
          <table:table-cell office:value-type="string" calcext:value-type="string">
            <text:p>Maize</text:p>
          </table:table-cell>
          <table:table-cell office:value-type="string" calcext:value-type="string">
            <text:p>US$50 million</text:p>
          </table:table-cell>
          <table:table-cell office:value-type="string" calcext:value-type="string">
            <text:p>In process</text:p>
          </table:table-cell>
          <table:table-cell office:value-type="string" calcext:value-type="string">
            <text:p>In January 2009, Antara News reported that South Korea's PT Daewoo Logistic Indonesia and Cheil Jedang Samsung would invest US$50 million in a joint venture to produce maize on the islands of Buru and Sumba. The Chairman of Indonesia's National Corn Council said that around 12,000 ha were available on each of the islands for the project, which would also include the construction of processing facilities to produce flour, animal feed, methane gas, and ethanol, all of which would be exported. PT Daewoo Logistic Indonesia's mother company, Daewoo Logistics, filed for bankruptcy in July 2009 after its highly controversial 1.3 million-ha planned farming venture in Madagascar was jettisoned in a military coup earlier in the year.</text:p>
          </table:table-cell>
          <table:table-cell table:number-columns-repeated="1015"/>
        </table:table-row>
        <table:table-row table:style-name="ro4">
          <table:table-cell office:value-type="string" calcext:value-type="string">
            <text:p>Indonesia</text:p>
          </table:table-cell>
          <table:table-cell office:value-type="string" calcext:value-type="string">
            <text:p>Minerals Energy Commodities Holding</text:p>
          </table:table-cell>
          <table:table-cell office:value-type="string" calcext:value-type="string">
            <text:p>UAE</text:p>
          </table:table-cell>
          <table:table-cell office:value-type="string" calcext:value-type="string">
            <text:p>Mining</text:p>
          </table:table-cell>
          <table:table-cell office:value-type="float" office:value="100000" calcext:value-type="float">
            <text:p>100000</text:p>
          </table:table-cell>
          <table:table-cell office:value-type="string" calcext:value-type="string">
            <text:p>Fruit, palm oil, rice, sugar cane</text:p>
          </table:table-cell>
          <table:table-cell/>
          <table:table-cell office:value-type="string" calcext:value-type="string">
            <text:p>In process</text:p>
          </table:table-cell>
          <table:table-cell office:value-type="string" calcext:value-type="string">
            <text:p>Minerals Energy Commodities Holding (MEC) is a 50-50 joint venture between the Ras Al Khaimah Investment Authority of the UAE and the UAE-based mining company Trimex. In February 2010, it was reported that the company was planning a 100,000-ha agricultural project in the East Kalimantan region of Indonesia.</text:p>
          </table:table-cell>
          <table:table-cell table:number-columns-repeated="1015"/>
        </table:table-row>
        <table:table-row table:style-name="ro4">
          <table:table-cell office:value-type="string" calcext:value-type="string">
            <text:p>Indonesia</text:p>
          </table:table-cell>
          <table:table-cell office:value-type="string" calcext:value-type="string">
            <text:p>Bunge</text:p>
          </table:table-cell>
          <table:table-cell office:value-type="string" calcext:value-type="string">
            <text:p>US</text:p>
          </table:table-cell>
          <table:table-cell office:value-type="string" calcext:value-type="string">
            <text:p>Agribusiness</text:p>
          </table:table-cell>
          <table:table-cell office:value-type="float" office:value="25000" calcext:value-type="float">
            <text:p>25000</text:p>
          </table:table-cell>
          <table:table-cell office:value-type="string" calcext:value-type="string">
            <text:p>Oil palm</text:p>
          </table:table-cell>
          <table:table-cell/>
          <table:table-cell office:value-type="string" calcext:value-type="string">
            <text:p>In process</text:p>
          </table:table-cell>
          <table:table-cell office:value-type="string" calcext:value-type="string">
            <text:p>Bunge Agribusiness Singapore, the wholly owned subsidiary of Bunge Limited, "announced that it intends to form a joint venture with PT Bumiraya Investindo ('BRI'), the Indonesian palm plantation subsidiary of PT Tiga Pilar Sejahtera Food Tbk ('TPS Food')". TPS food has 25,000-ha oil-palm concessions in Indonesia. Bunge would acquire a 35% minority stake in BRI.</text:p>
          </table:table-cell>
          <table:table-cell table:number-columns-repeated="1015"/>
        </table:table-row>
        <table:table-row table:style-name="ro16">
          <table:table-cell office:value-type="string" calcext:value-type="string">
            <text:p>Jamaica</text:p>
          </table:table-cell>
          <table:table-cell office:value-type="string" calcext:value-type="string">
            <text:p>COMPLANT</text:p>
          </table:table-cell>
          <table:table-cell office:value-type="string" calcext:value-type="string">
            <text:p>China</text:p>
          </table:table-cell>
          <table:table-cell office:value-type="string" calcext:value-type="string">
            <text:p>Agribusiness, construction</text:p>
          </table:table-cell>
          <table:table-cell office:value-type="float" office:value="18000" calcext:value-type="float">
            <text:p>18000</text:p>
          </table:table-cell>
          <table:table-cell office:value-type="string" calcext:value-type="string">
            <text:p>Sugar cane</text:p>
          </table:table-cell>
          <table:table-cell office:value-type="string" calcext:value-type="string">
            <text:p>US$166 million</text:p>
          </table:table-cell>
          <table:table-cell office:value-type="string" calcext:value-type="string">
            <text:p>Done</text:p>
          </table:table-cell>
          <table:table-cell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f 10,000 ha for sugar-cane production.</text:p>
          </table:table-cell>
          <table:table-cell table:number-columns-repeated="1015"/>
        </table:table-row>
        <table:table-row table:style-name="ro12">
          <table:table-cell office:value-type="string" calcext:value-type="string">
            <text:p>Kenya</text:p>
          </table:table-cell>
          <table:table-cell office:value-type="string" calcext:value-type="string">
            <text:p>Omnicane</text:p>
          </table:table-cell>
          <table:table-cell office:value-type="string" calcext:value-type="string">
            <text:p>Mauritius</text:p>
          </table:table-cell>
          <table:table-cell office:value-type="string" calcext:value-type="string">
            <text:p>Agribusiness</text:p>
          </table:table-cell>
          <table:table-cell office:value-type="float" office:value="6879" calcext:value-type="float">
            <text:p>6879</text:p>
          </table:table-cell>
          <table:table-cell office:value-type="string" calcext:value-type="string">
            <text:p>Sugar cane</text:p>
          </table:table-cell>
          <table:table-cell/>
          <table:table-cell office:value-type="string" calcext:value-type="string">
            <text:p>In process</text:p>
          </table:table-cell>
          <table:table-cell office:value-type="string" calcext:value-type="string">
            <text:p>Omnicane, which is listed on the Stock Exchange of Mauritius, intends to team up with local investors to form a joint venture, Kwale International Sugar Company Limited (KISCOL).</text:p>
          </table:table-cell>
          <table:table-cell table:number-columns-repeated="1015"/>
        </table:table-row>
        <table:table-row table:style-name="ro11">
          <table:table-cell office:value-type="string" calcext:value-type="string">
            <text:p>Kenya</text:p>
          </table:table-cell>
          <table:table-cell office:value-type="string" calcext:value-type="string">
            <text:p>Dominion Farms</text:p>
          </table:table-cell>
          <table:table-cell office:value-type="string" calcext:value-type="string">
            <text:p>US</text:p>
          </table:table-cell>
          <table:table-cell office:value-type="string" calcext:value-type="string">
            <text:p>Agribusiness</text:p>
          </table:table-cell>
          <table:table-cell office:value-type="float" office:value="7000" calcext:value-type="float">
            <text:p>7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Dominion Farms is owned by Calvin Burgess, a wealthy American who made his fortune in construction and real estate. Burgess set up the company to develop rice farms in Africa. It established its first farm on a 7,000-ha piece of land in the Yala Swamp area in Kenya, which it obtained on a 25-year lease. The local communities living in the area complain of being displaced without compensation, of losing access to water and pasture for their livestock, of losing access to potable water and of pollution from the regular aerial spraying of fertilisers and agrochemicals. They continue to struggle to get their lands back and to get Dominion to leave. Undaunted by the opposition in Kenya, Burgess is now seeking to expand into Nigeria, where he has acquired 30,000 ha in Taraba State with the backing of former President Olusegun Obasanjo.</text:p>
          </table:table-cell>
          <table:table-cell table:number-columns-repeated="1015"/>
        </table:table-row>
        <table:table-row table:style-name="ro3">
          <table:table-cell office:value-type="string" calcext:value-type="string">
            <text:p>Laos</text:p>
          </table:table-cell>
          <table:table-cell office:value-type="string" calcext:value-type="string">
            <text:p>ZTE</text:p>
          </table:table-cell>
          <table:table-cell office:value-type="string" calcext:value-type="string">
            <text:p>China</text:p>
          </table:table-cell>
          <table:table-cell office:value-type="string" calcext:value-type="string">
            <text:p>Telecommunications</text:p>
          </table:table-cell>
          <table:table-cell office:value-type="float" office:value="50000" calcext:value-type="float">
            <text:p>50000</text:p>
          </table:table-cell>
          <table:table-cell office:value-type="string" calcext:value-type="string">
            <text:p>Cassava</text:p>
          </table:table-cell>
          <table:table-cell/>
          <table:table-cell office:value-type="string" calcext:value-type="string">
            <text:p>Done</text:p>
          </table:table-cell>
          <table:table-cell office:value-type="string" calcext:value-type="string">
            <text:p>ZTE Corporation is China's largest telecommunications company, with operations in more than 140 countries. In 2007, it established ZTE Energy to invest in biofuels and food production in China and overseas. In October 2010, Asian Sentinel reported that ZTE had reached an agreement with Laotian authorities for 50,000 ha to produce cassava, and that it was looking for up to 100,000 ha across four southern provinces.</text:p>
          </table:table-cell>
          <table:table-cell table:number-columns-repeated="1015"/>
        </table:table-row>
        <table:table-row table:style-name="ro8">
          <table:table-cell office:value-type="string" calcext:value-type="string">
            <text:p>Laos</text:p>
          </table:table-cell>
          <table:table-cell table:number-columns-repeated="2" office:value-type="string" calcext:value-type="string">
            <text:p>Kuwait</text:p>
          </table:table-cell>
          <table:table-cell office:value-type="string" calcext:value-type="string">
            <text:p>Government</text:p>
          </table:table-cell>
          <table:table-cell office:value-type="float" office:value="200000" calcext:value-type="float">
            <text:p>2000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The Government of Laos and Kuwait signed an agreement to investigate the potential for the production of rice for export to Kuwait. Laos has allocated 200,000 ha of land towards the project, and Kuwait has allocated US$350,000 towards an initial study that will examine the feasibility of expanding the Nabong Khoksa Pumping Irrigation Project in Xaythany district, Vientiane to irrigate 4,000 ha. Laos has invited the Thai government to participate in the project.</text:p>
          </table:table-cell>
          <table:table-cell table:number-columns-repeated="1015"/>
        </table:table-row>
        <table:table-row table:style-name="ro4">
          <table:table-cell office:value-type="string" calcext:value-type="string">
            <text:p>Laos</text:p>
          </table:table-cell>
          <table:table-cell table:number-columns-repeated="2" office:value-type="string" calcext:value-type="string">
            <text:p>Mongolia</text:p>
          </table:table-cell>
          <table:table-cell office:value-type="string" calcext:value-type="string">
            <text:p>Government</text:p>
          </table:table-cell>
          <table:table-cell office:value-type="float" office:value="10000" calcext:value-type="float">
            <text:p>10000</text:p>
          </table:table-cell>
          <table:table-cell office:value-type="string" calcext:value-type="string">
            <text:p>Rice and other crops</text:p>
          </table:table-cell>
          <table:table-cell/>
          <table:table-cell office:value-type="string" calcext:value-type="string">
            <text:p>In process</text:p>
          </table:table-cell>
          <table:table-cell office:value-type="string" calcext:value-type="string">
            <text:p>In March 2010, Laos and Mongolia signed an agreement for cooperation in agriculture, under which Laos agreed to consider Mongolia's request for 20,000 ha on which to produce rice and other crops, and up to 20 ha for the purpose of establishing a “Mongolian Agriculture Cooperation Centre” in the Special Economic Zone in Savannakhet Province.</text:p>
          </table:table-cell>
          <table:table-cell table:number-columns-repeated="1015"/>
        </table:table-row>
        <table:table-row table:style-name="ro4">
          <table:table-cell office:value-type="string" calcext:value-type="string">
            <text:p>Laos</text:p>
          </table:table-cell>
          <table:table-cell office:value-type="string" calcext:value-type="string">
            <text:p>Khon Kaen Sugar Industry</text:p>
          </table:table-cell>
          <table:table-cell office:value-type="string" calcext:value-type="string">
            <text:p>Thailand</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Thai sugar giant Khon Kaen Sugar Industry (KSL) operates a sugar mill in Laos and is developing a sugar-cane plantation on 10,000 ha in Sawannakhet, where it has a 30-year concession. The sugar will mainly be exported to Europe to take advantage of the privileged trade access that Laos has to the EU under the EU's "Everything but arms" programme.</text:p>
          </table:table-cell>
          <table:table-cell table:number-columns-repeated="1015"/>
        </table:table-row>
        <table:table-row table:style-name="ro8">
          <table:table-cell office:value-type="string" calcext:value-type="string">
            <text:p>Laos</text:p>
          </table:table-cell>
          <table:table-cell office:value-type="string" calcext:value-type="string">
            <text:p>Mitr Phol Group</text:p>
          </table:table-cell>
          <table:table-cell office:value-type="string" calcext:value-type="string">
            <text:p>Thailand</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Thailand's Mitr Phol is Asia’s largest sugar producer and among the six biggest in the world. In 2009, the company began exporting sugar to the EU from its 6,400-ha sugar-cane plantation in Laos, taking advantage of the country's preferential trade access to Europe. That same year it acquired a 40-year lease for a 10,000-ha concession in Laos to expand its sugar-cane production, and the company announced that it was conducting a feasibility study on another 10,000 ha.</text:p>
          </table:table-cell>
          <table:table-cell table:number-columns-repeated="1015"/>
        </table:table-row>
        <table:table-row table:style-name="ro9">
          <table:table-cell office:value-type="string" calcext:value-type="string">
            <text:p>Laos</text:p>
          </table:table-cell>
          <table:table-cell office:value-type="string" calcext:value-type="string">
            <text:p>RTL World Trade Company</text:p>
          </table:table-cell>
          <table:table-cell office:value-type="string" calcext:value-type="string">
            <text:p>Thailand</text:p>
          </table:table-cell>
          <table:table-cell/>
          <table:table-cell office:value-type="float" office:value="50000" calcext:value-type="float">
            <text:p>50000</text:p>
          </table:table-cell>
          <table:table-cell office:value-type="string" calcext:value-type="string">
            <text:p>Cassava and oil palm</text:p>
          </table:table-cell>
          <table:table-cell/>
          <table:table-cell office:value-type="string" calcext:value-type="string">
            <text:p>Done</text:p>
          </table:table-cell>
          <table:table-cell office:value-type="string" calcext:value-type="string">
            <text:p>In September 2011, the Government of Lao PDR signed an MoU with RTL World Trade Company of Thailand to survey land and conduct a feasibility study for cassava and oil-palm plantations in Vientiane province. RTL World Trade said it was looking for 50,000 ha.</text:p>
          </table:table-cell>
          <table:table-cell table:number-columns-repeated="1015"/>
        </table:table-row>
        <table:table-row table:style-name="ro8">
          <table:table-cell office:value-type="string" calcext:value-type="string">
            <text:p>Liberia</text:p>
          </table:table-cell>
          <table:table-cell office:value-type="string" calcext:value-type="string">
            <text:p>SIFCA</text:p>
          </table:table-cell>
          <table:table-cell office:value-type="string" calcext:value-type="string">
            <text:p>Côte d'Ivoire</text:p>
          </table:table-cell>
          <table:table-cell office:value-type="string" calcext:value-type="string">
            <text:p>Agribusiness</text:p>
          </table:table-cell>
          <table:table-cell office:value-type="float" office:value="8800" calcext:value-type="float">
            <text:p>8800</text:p>
          </table:table-cell>
          <table:table-cell office:value-type="string" calcext:value-type="string">
            <text:p>Oil palm</text:p>
          </table:table-cell>
          <table:table-cell office:value-type="string" calcext:value-type="string">
            <text:p>US$64 million</text:p>
          </table:table-cell>
          <table:table-cell office:value-type="string" calcext:value-type="string">
            <text:p>Done</text:p>
          </table:table-cell>
          <table:table-cell office:value-type="string" calcext:value-type="string">
            <text:p>In March 2011, the Government of Liberia and SIFCA signed an agreement involving the rehabilitation of an 8,800-ha oil-palm plantation, currently occupied by local farmers, and a 6,000-ha outgrower scheme. SIFCA was given a 25-year lease on the lands. In January 2012, SIFCA signed a subsequent agreement with the government to expand its rubber plantations from 8,000 ha to 35,000 ha in Maryland and River Gee counties. <text:s/>SIFCA is partly owned by Wilmar and Olam of Singapore.</text:p>
          </table:table-cell>
          <table:table-cell table:number-columns-repeated="1015"/>
        </table:table-row>
        <table:table-row table:style-name="ro15">
          <table:table-cell office:value-type="string" calcext:value-type="string">
            <text:p>Liberia</text:p>
          </table:table-cell>
          <table:table-cell office:value-type="string" calcext:value-type="string">
            <text:p>Libyan African Investment Portfolio</text:p>
          </table:table-cell>
          <table:table-cell office:value-type="string" calcext:value-type="string">
            <text:p>Libya</text:p>
          </table:table-cell>
          <table:table-cell office:value-type="string" calcext:value-type="string">
            <text:p>Government</text:p>
          </table:table-cell>
          <table:table-cell office:value-type="float" office:value="15000" calcext:value-type="float">
            <text:p>15000</text:p>
          </table:table-cell>
          <table:table-cell office:value-type="string" calcext:value-type="string">
            <text:p>Rice</text:p>
          </table:table-cell>
          <table:table-cell office:value-type="string" calcext:value-type="string">
            <text:p>US$30 million</text:p>
          </table:table-cell>
          <table:table-cell office:value-type="string" calcext:value-type="string">
            <text:p>Done</text:p>
          </table:table-cell>
          <table:table-cell office:value-type="string" calcext:value-type="string">
            <text:p>In December 2007, Libyan African Investment Portfolio, owned by Libya's sovereign wealth fund, invested US$30 million in a rice project in Liberia managed in partnership with the Government of Liberia and a local NGO created to implement the project, Foundation for African Development Aid (ADA). ADA was granted a 20-year concession on 15,000 ha of land where it intended to grow hybrid rice varieites from China. In May 2010, Liberia's President Sirleaf announced that the project had collapsed, owing to the overthrow of the Kadhafi regime, and that her government was in the process of identifying a new investor to replace ADA.</text:p>
          </table:table-cell>
          <table:table-cell table:number-columns-repeated="1015"/>
        </table:table-row>
        <table:table-row table:style-name="ro15">
          <table:table-cell office:value-type="string" calcext:value-type="string">
            <text:p>Liberia</text:p>
          </table:table-cell>
          <table:table-cell office:value-type="string" calcext:value-type="string">
            <text:p>Sime Darby</text:p>
          </table:table-cell>
          <table:table-cell office:value-type="string" calcext:value-type="string">
            <text:p>Malaysia</text:p>
          </table:table-cell>
          <table:table-cell office:value-type="string" calcext:value-type="string">
            <text:p>Agribusiness</text:p>
          </table:table-cell>
          <table:table-cell office:value-type="float" office:value="220000" calcext:value-type="float">
            <text:p>220000</text:p>
          </table:table-cell>
          <table:table-cell office:value-type="string" calcext:value-type="string">
            <text:p>Oil palm</text:p>
          </table:table-cell>
          <table:table-cell office:value-type="string" calcext:value-type="string">
            <text:p>US$3.1 billion</text:p>
          </table:table-cell>
          <table:table-cell office:value-type="string" calcext:value-type="string">
            <text:p>Done</text:p>
          </table:table-cell>
          <table:table-cell office:value-type="string" calcext:value-type="string">
            <text:p>Malaysia's Sime Darby is the world's largest agribusiness company and palm-oil producer. In 2009, the company was granted a 63-year lease for a 220,000-ha concession for palm-oil production spanning the counties of Grand Cape Mount, Bomi, Bong and Gbarpolu. According to the NGO Green Advocates, after local residents filed an appeal to the Roundtable on Sustainable Palm Oil, Sime Darby froze its operations and began meeting directly with the villagers. But Liberia's President Sirleaf stepped in and ended the discussions, telling the communities that attempts to defend their land rights “undermined” the Liberian government.</text:p>
          </table:table-cell>
          <table:table-cell table:number-columns-repeated="1015"/>
        </table:table-row>
        <table:table-row table:style-name="ro8">
          <table:table-cell office:value-type="string" calcext:value-type="string">
            <text:p>Liberia</text:p>
          </table:table-cell>
          <table:table-cell office:value-type="string" calcext:value-type="string">
            <text:p>Golden Agri Resources</text:p>
          </table:table-cell>
          <table:table-cell office:value-type="string" calcext:value-type="string">
            <text:p>Singapore</text:p>
          </table:table-cell>
          <table:table-cell office:value-type="string" calcext:value-type="string">
            <text:p>Agribusiness</text:p>
          </table:table-cell>
          <table:table-cell office:value-type="float" office:value="220000" calcext:value-type="float">
            <text:p>220000</text:p>
          </table:table-cell>
          <table:table-cell office:value-type="string" calcext:value-type="string">
            <text:p>Oil palm</text:p>
          </table:table-cell>
          <table:table-cell office:value-type="string" calcext:value-type="string">
            <text:p>US$1.6 billion</text:p>
          </table:table-cell>
          <table:table-cell office:value-type="string" calcext:value-type="string">
            <text:p>Done</text:p>
          </table:table-cell>
          <table:table-cell office:value-type="string" calcext:value-type="string">
            <text:p>Partnership between Golden Agri Resources (GAR) (through Golden Veroleum, a subsidiary of the New York-based Verdant Fund LP) and the Government of Liberia announced in August 2010. The concession is located in Sinoe County. GAR is the world's second-largest palm-oil plantation company, with a total planted area of 448,900 ha in Indonesia. Flamengo International, the holding for the Widjaja Family of Indonesia, owns 50% of GAR.</text:p>
          </table:table-cell>
          <table:table-cell table:number-columns-repeated="1015"/>
        </table:table-row>
        <table:table-row table:style-name="ro3">
          <table:table-cell office:value-type="string" calcext:value-type="string">
            <text:p>Liberia</text:p>
          </table:table-cell>
          <table:table-cell office:value-type="string" calcext:value-type="string">
            <text:p>Dominion Farms</text:p>
          </table:table-cell>
          <table:table-cell office:value-type="string" calcext:value-type="string">
            <text:p>US</text:p>
          </table:table-cell>
          <table:table-cell office:value-type="string" calcext:value-type="string">
            <text:p>Agribusiness</text:p>
          </table:table-cell>
          <table:table-cell office:value-type="float" office:value="17000" calcext:value-type="float">
            <text:p>17000</text:p>
          </table:table-cell>
          <table:table-cell office:value-type="string" calcext:value-type="string">
            <text:p>Rice and other crops</text:p>
          </table:table-cell>
          <table:table-cell/>
          <table:table-cell office:value-type="string" calcext:value-type="string">
            <text:p>Done</text:p>
          </table:table-cell>
          <table:table-cell office:value-type="string" calcext:value-type="string">
            <text:p>Dominion Farms is owned by Calvin Burgess, a wealthy American who made his fortune in construction and real estate. Burgess set up the company to develop rice farms in Africa. It established its first farm on a 7,000-ha piece of land in the Yala Swamp area in Kenya that it obtained on a 25-year lease. In 2009, Calvin Burgess announced that he has found investors to replicate his Kenyan farm model in Liberia.</text:p>
          </table:table-cell>
          <table:table-cell table:number-columns-repeated="1015"/>
        </table:table-row>
        <table:table-row table:style-name="ro3">
          <table:table-cell office:value-type="string" calcext:value-type="string">
            <text:p>Liberia</text:p>
          </table:table-cell>
          <table:table-cell office:value-type="string" calcext:value-type="string">
            <text:p>Equatorial Palm Oil</text:p>
          </table:table-cell>
          <table:table-cell office:value-type="string" calcext:value-type="string">
            <text:p>UK</text:p>
          </table:table-cell>
          <table:table-cell office:value-type="string" calcext:value-type="string">
            <text:p>Agribusiness</text:p>
          </table:table-cell>
          <table:table-cell office:value-type="float" office:value="169000" calcext:value-type="float">
            <text:p>169000</text:p>
          </table:table-cell>
          <table:table-cell office:value-type="string" calcext:value-type="string">
            <text:p>Oil palm</text:p>
          </table:table-cell>
          <table:table-cell office:value-type="string" calcext:value-type="string">
            <text:p>US$100 million</text:p>
          </table:table-cell>
          <table:table-cell office:value-type="string" calcext:value-type="string">
            <text:p>Done</text:p>
          </table:table-cell>
          <table:table-cell office:value-type="string" calcext:value-type="string">
            <text:p>EPO has three concessions between Buchanan and Greenville, totalling 169,000 ha. In February 2011, the company's Liberian palm-oil plantations and assets were incorporated into a 50-50 joint venture with Biopalm Energy, a Singaporean company controlled by Indian billionaire C. Sivasankaran, which has recently acquired other large-scale palm-oil concessions in Cameroon and Sierra Leone.</text:p>
          </table:table-cell>
          <table:table-cell table:number-columns-repeated="1015"/>
        </table:table-row>
        <table:table-row table:style-name="ro9">
          <table:table-cell office:value-type="string" calcext:value-type="string">
            <text:p>Lithuania</text:p>
          </table:table-cell>
          <table:table-cell office:value-type="string" calcext:value-type="string">
            <text:p>Germanagrar</text:p>
          </table:table-cell>
          <table:table-cell office:value-type="string" calcext:value-type="string">
            <text:p>Germany</text:p>
          </table:table-cell>
          <table:table-cell office:value-type="string" calcext:value-type="string">
            <text:p>Real estate</text:p>
          </table:table-cell>
          <table:table-cell office:value-type="float" office:value="1100" calcext:value-type="float">
            <text:p>1100</text:p>
          </table:table-cell>
          <table:table-cell office:value-type="string" calcext:value-type="string">
            <text:p>Cattle and crops</text:p>
            <text:p>Speculation</text:p>
          </table:table-cell>
          <table:table-cell/>
          <table:table-cell office:value-type="string" calcext:value-type="string">
            <text:p>Done</text:p>
          </table:table-cell>
          <table:table-cell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cell table:number-columns-repeated="1015"/>
        </table:table-row>
        <table:table-row table:style-name="ro5">
          <table:table-cell office:value-type="string" calcext:value-type="string">
            <text:p>Lithuania</text:p>
          </table:table-cell>
          <table:table-cell office:value-type="string" calcext:value-type="string">
            <text:p>KTG Agrar AG</text:p>
          </table:table-cell>
          <table:table-cell office:value-type="string" calcext:value-type="string">
            <text:p>Germany</text:p>
          </table:table-cell>
          <table:table-cell office:value-type="string" calcext:value-type="string">
            <text:p>Agribusiness</text:p>
          </table:table-cell>
          <table:table-cell office:value-type="float" office:value="7000" calcext:value-type="float">
            <text:p>7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German farm manager KTG Agrar owns 27,000 ha of farmland in Germany and supervises two farms in Romania covering 7,000 ha near the city of Jasi. In Lithuania it controls 7,000 ha of farmland.</text:p>
          </table:table-cell>
          <table:table-cell table:number-columns-repeated="1015"/>
        </table:table-row>
        <table:table-row table:style-name="ro5">
          <table:table-cell office:value-type="string" calcext:value-type="string">
            <text:p>Lithuania</text:p>
          </table:table-cell>
          <table:table-cell office:value-type="string" calcext:value-type="string">
            <text:p>Agricultural Capital Partners</text:p>
          </table:table-cell>
          <table:table-cell office:value-type="string" calcext:value-type="string">
            <text:p>Ireland</text:p>
          </table:table-cell>
          <table:table-cell office:value-type="string" calcext:value-type="string">
            <text:p>Finance</text:p>
          </table:table-cell>
          <table:table-cell office:value-type="float" office:value="582" calcext:value-type="float">
            <text:p>582</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cell table:number-columns-repeated="1015"/>
        </table:table-row>
        <table:table-row table:style-name="ro16">
          <table:table-cell office:value-type="string" calcext:value-type="string">
            <text:p>Madagascar</text:p>
          </table:table-cell>
          <table:table-cell office:value-type="string" calcext:value-type="string">
            <text:p>COMPLANT</text:p>
          </table:table-cell>
          <table:table-cell office:value-type="string" calcext:value-type="string">
            <text:p>China</text:p>
          </table:table-cell>
          <table:table-cell office:value-type="string" calcext:value-type="string">
            <text:p>Agribusiness, construction</text:p>
          </table:table-cell>
          <table:table-cell office:value-type="float" office:value="10000" calcext:value-type="float">
            <text:p>10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cell table:number-columns-repeated="1015"/>
        </table:table-row>
        <table:table-row table:style-name="ro10">
          <table:table-cell office:value-type="string" calcext:value-type="string">
            <text:p>Madagascar</text:p>
          </table:table-cell>
          <table:table-cell office:value-type="string" calcext:value-type="string">
            <text:p>Landmark</text:p>
          </table:table-cell>
          <table:table-cell office:value-type="string" calcext:value-type="string">
            <text:p>India</text:p>
          </table:table-cell>
          <table:table-cell office:value-type="string" calcext:value-type="string">
            <text:p>Agribusiness</text:p>
          </table:table-cell>
          <table:table-cell office:value-type="float" office:value="150000" calcext:value-type="float">
            <text:p>150000</text:p>
          </table:table-cell>
          <table:table-cell office:value-type="string" calcext:value-type="string">
            <text:p>Maize</text:p>
          </table:table-cell>
          <table:table-cell/>
          <table:table-cell office:value-type="string" calcext:value-type="string">
            <text:p>Done</text:p>
          </table:table-cell>
          <table:table-cell office:value-type="string" calcext:value-type="string">
            <text:p>In 2006, the Indian company Land Mark signed a protocol with a local chief in the Ihorombe Plateau in the south-centre of Madagascar for a 25-year lease covering 5,000-150,000 ha. The company has established a 1,000-ha maize operation on the lands, with plans to expand the farm to 5,000 ha. In October 2010, IfocapAdour reported that the company had built a maize-storage facility with a 5,000-tonne capacity next to the farm, but it was lying empty after the first harvest had failed. Some of the affected communities are reported to not have been consulted about the project.</text:p>
          </table:table-cell>
          <table:table-cell table:number-columns-repeated="1015"/>
        </table:table-row>
        <table:table-row table:style-name="ro12">
          <table:table-cell office:value-type="string" calcext:value-type="string">
            <text:p>Madagascar</text:p>
          </table:table-cell>
          <table:table-cell office:value-type="string" calcext:value-type="string">
            <text:p>Les Cultures du Cap Est</text:p>
          </table:table-cell>
          <table:table-cell office:value-type="string" calcext:value-type="string">
            <text:p>India</text:p>
          </table:table-cell>
          <table:table-cell office:value-type="string" calcext:value-type="string">
            <text:p>Agribusiness</text:p>
          </table:table-cell>
          <table:table-cell office:value-type="float" office:value="9100" calcext:value-type="float">
            <text:p>91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In 2010, GTZ reported that Les Cultures du Cap Est, a company controlled by Indian investors, had acquired 9,100 ha in Madagacar for palm oil production.</text:p>
          </table:table-cell>
          <table:table-cell table:number-columns-repeated="1015"/>
        </table:table-row>
        <table:table-row table:style-name="ro12">
          <table:table-cell office:value-type="string" calcext:value-type="string">
            <text:p>Madagascar</text:p>
          </table:table-cell>
          <table:table-cell office:value-type="string" calcext:value-type="string">
            <text:p>Madabeef</text:p>
          </table:table-cell>
          <table:table-cell office:value-type="string" calcext:value-type="string">
            <text:p>UK</text:p>
          </table:table-cell>
          <table:table-cell office:value-type="string" calcext:value-type="string">
            <text:p>Agribusiness</text:p>
          </table:table-cell>
          <table:table-cell office:value-type="float" office:value="200000" calcext:value-type="float">
            <text:p>200000</text:p>
          </table:table-cell>
          <table:table-cell office:value-type="string" calcext:value-type="string">
            <text:p>Beef cattle</text:p>
          </table:table-cell>
          <table:table-cell/>
          <table:table-cell office:value-type="string" calcext:value-type="string">
            <text:p>Done</text:p>
          </table:table-cell>
          <table:table-cell office:value-type="string" calcext:value-type="string">
            <text:p>In 2011, the International Land Coalition reported that Madabeef, a company owned by UK investors, had acquired 200,000 ha in Madagascar for cattle production.</text:p>
          </table:table-cell>
          <table:table-cell table:number-columns-repeated="1015"/>
        </table:table-row>
        <table:table-row table:style-name="ro15">
          <table:table-cell office:value-type="string" calcext:value-type="string">
            <text:p>Malawi</text:p>
          </table:table-cell>
          <table:table-cell table:number-columns-repeated="2" office:value-type="string" calcext:value-type="string">
            <text:p>Djibouti</text:p>
          </table:table-cell>
          <table:table-cell office:value-type="string" calcext:value-type="string">
            <text:p>Government</text:p>
          </table:table-cell>
          <table:table-cell office:value-type="float" office:value="55000" calcext:value-type="float">
            <text:p>55000</text:p>
          </table:table-cell>
          <table:table-cell office:value-type="string" calcext:value-type="string">
            <text:p>Food crops</text:p>
          </table:table-cell>
          <table:table-cell/>
          <table:table-cell office:value-type="string" calcext:value-type="string">
            <text:p>In process</text:p>
          </table:table-cell>
          <table:table-cell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cell table:number-columns-repeated="1015"/>
        </table:table-row>
        <table:table-row table:style-name="ro7">
          <table:table-cell office:value-type="string" calcext:value-type="string">
            <text:p>Malawi</text:p>
          </table:table-cell>
          <table:table-cell office:value-type="string" calcext:value-type="string">
            <text:p>Lonrho</text:p>
          </table:table-cell>
          <table:table-cell office:value-type="string" calcext:value-type="string">
            <text:p>UK</text:p>
          </table:table-cell>
          <table:table-cell office:value-type="string" calcext:value-type="string">
            <text:p>Agribusiness</text:p>
          </table:table-cell>
          <table:table-cell office:value-type="float" office:value="25000" calcext:value-type="float">
            <text:p>250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25,000-ha lease for farmlands in Angola, and commenced feasibility studies for 25,000 ha of agricultural land in Malawi and up to 100,000 ha in Mali. White says that the company will focus on horticulture. “We don’t think there’s risk in non-cereal farming. If there’s a famine, people won’t come after our green peppers.”</text:p>
          </table:table-cell>
          <table:table-cell table:number-columns-repeated="1015"/>
        </table:table-row>
        <table:table-row table:style-name="ro4">
          <table:table-cell office:value-type="string" calcext:value-type="string">
            <text:p>Mali</text:p>
          </table:table-cell>
          <table:table-cell office:value-type="string" calcext:value-type="string">
            <text:p>SeedRock Africa Agriculture</text:p>
          </table:table-cell>
          <table:table-cell office:value-type="string" calcext:value-type="string">
            <text:p>Canada</text:p>
          </table:table-cell>
          <table:table-cell office:value-type="string" calcext:value-type="string">
            <text:p>Finance</text:p>
          </table:table-cell>
          <table:table-cell office:value-type="float" office:value="40000" calcext:value-type="float">
            <text:p>40000</text:p>
          </table:table-cell>
          <table:table-cell office:value-type="string" calcext:value-type="string">
            <text:p>Maize, rice, sorghum, soybeans, sunflowers; produce &amp; sell hybrid seeds</text:p>
          </table:table-cell>
          <table:table-cell/>
          <table:table-cell office:value-type="string" calcext:value-type="string">
            <text:p>In process</text:p>
          </table:table-cell>
          <table:table-cell office:value-type="string" calcext:value-type="string">
            <text:p>SeedRock Africa Agriculture is a subsidiary of the SeedRock Corporation, and is registered in the British Virgin Islands. Its Advisory Council includes several former African heads of states and ministers. SeedRock intends to acquire 40,000 ha in the Office du Niger. The Oakland Institute reports that it is seeking a 40,000-ha lease in Mali'S Office du Niger.</text:p>
          </table:table-cell>
          <table:table-cell table:number-columns-repeated="1015"/>
        </table:table-row>
        <table:table-row table:style-name="ro15">
          <table:table-cell office:value-type="string" calcext:value-type="string">
            <text:p>Mali</text:p>
          </table:table-cell>
          <table:table-cell office:value-type="string" calcext:value-type="string">
            <text:p>China Light Industrial Corporation for Foreign Economic and Technical Cooperation</text:p>
          </table:table-cell>
          <table:table-cell office:value-type="string" calcext:value-type="string">
            <text:p>China</text:p>
          </table:table-cell>
          <table:table-cell office:value-type="string" calcext:value-type="string">
            <text:p>Industrial</text:p>
          </table:table-cell>
          <table:table-cell office:value-type="float" office:value="20000" calcext:value-type="float">
            <text:p>20000</text:p>
          </table:table-cell>
          <table:table-cell office:value-type="string" calcext:value-type="string">
            <text:p>Sugar cane</text:p>
          </table:table-cell>
          <table:table-cell office:value-type="string" calcext:value-type="string">
            <text:p>US$41 million</text:p>
          </table:table-cell>
          <table:table-cell office:value-type="string" calcext:value-type="string">
            <text:p>Done</text:p>
          </table:table-cell>
          <table:table-cell office:value-type="string" calcext:value-type="string">
            <text:p>In 1996, the Malian government and the China Light Industrial Corporation for Foreign Economic and Technical Cooperation (CLETC) entered into a joint venture to establish the Mali Sugar Conglomerate, with CLETC holding 60% of the company and the government holding 40%. The Conglomerate took control of two sugar factories that had been built with Chinese assistance in the 1960s and 1970s and sugar-cane plantations on 5,700 ha. In 2009, the Malian government signed a deal with CLETC to establish a new sugar project, in which CLETC was given a 50-year renewable lease on 20,000 ha of lands in the Office du Niger for irrigated sugar-cane production.</text:p>
          </table:table-cell>
          <table:table-cell table:number-columns-repeated="1015"/>
        </table:table-row>
        <table:table-row table:style-name="ro6">
          <table:table-cell office:value-type="string" calcext:value-type="string">
            <text:p>Mali</text:p>
          </table:table-cell>
          <table:table-cell office:value-type="string" calcext:value-type="string">
            <text:p>Agro-énergie Développement</text:p>
          </table:table-cell>
          <table:table-cell office:value-type="string" calcext:value-type="string">
            <text:p>France</text:p>
          </table:table-cell>
          <table:table-cell office:value-type="string" calcext:value-type="string">
            <text:p>Agribusiness</text:p>
          </table:table-cell>
          <table:table-cell office:value-type="float" office:value="2605" calcext:value-type="float">
            <text:p>2605</text:p>
          </table:table-cell>
          <table:table-cell office:value-type="string" calcext:value-type="string">
            <text:p>Sunflower</text:p>
          </table:table-cell>
          <table:table-cell/>
          <table:table-cell office:value-type="string" calcext:value-type="string">
            <text:p>In process</text:p>
          </table:table-cell>
          <table:table-cell office:value-type="string" calcext:value-type="string">
            <text:p>Agro-énergie Développement (AgroEd) is a company set up to invest in vertically integrated biofuels and food production in developing countries. It is 51% owned by France's LMBO Finances, with France's former Minister of Defence Charles Million as a director (although LMBO launched a legal suit against Million in 2010 for mismanaging funds for the benefit of other companies he was involved in). The company's acquisitions of farmland in West Africa are said to be mainly for jatropha, such as its November 2007 deal with Burkina Faso for 200,000 ha and its deal with Mail for 30,000 ha in the Office du Niger. However, the company has acquired 1,700 ha for sunflower in Burkina Faso and does intend to invest further in food-crop and cotton production, not merely biofuels.</text:p>
          </table:table-cell>
          <table:table-cell table:number-columns-repeated="1015"/>
        </table:table-row>
        <table:table-row table:style-name="ro4">
          <table:table-cell office:value-type="string" calcext:value-type="string">
            <text:p>Mali</text:p>
          </table:table-cell>
          <table:table-cell office:value-type="string" calcext:value-type="string">
            <text:p>Community of Sahel-Saharan States (CEN-SAD)</text:p>
          </table:table-cell>
          <table:table-cell office:value-type="string" calcext:value-type="string">
            <text:p>Libya</text:p>
          </table:table-cell>
          <table:table-cell office:value-type="string" calcext:value-type="string">
            <text:p>Government</text:p>
          </table:table-cell>
          <table:table-cell office:value-type="float" office:value="100000" calcext:value-type="float">
            <text:p>100000</text:p>
          </table:table-cell>
          <table:table-cell table:number-columns-repeated="2"/>
          <table:table-cell office:value-type="string" calcext:value-type="string">
            <text:p>In process</text:p>
          </table:table-cell>
          <table:table-cell office:value-type="string" calcext:value-type="string">
            <text:p>In 2010, at a meeting of the CEN-SAD, the Government of Mali reiterated that it had allocated 100,000 ha of land in the Office du Niger for companies based in the countries that are fellow CEN-SAD members.</text:p>
          </table:table-cell>
          <table:table-cell table:number-columns-repeated="1015"/>
        </table:table-row>
        <table:table-row table:style-name="ro19">
          <table:table-cell office:value-type="string" calcext:value-type="string">
            <text:p>Mali</text:p>
          </table:table-cell>
          <table:table-cell office:value-type="string" calcext:value-type="string">
            <text:p>Libya African Investment Portfolio</text:p>
          </table:table-cell>
          <table:table-cell office:value-type="string" calcext:value-type="string">
            <text:p>Libya</text:p>
          </table:table-cell>
          <table:table-cell office:value-type="string" calcext:value-type="string">
            <text:p>Government</text:p>
          </table:table-cell>
          <table:table-cell office:value-type="float" office:value="100000" calcext:value-type="float">
            <text:p>100000</text:p>
          </table:table-cell>
          <table:table-cell office:value-type="string" calcext:value-type="string">
            <text:p>Livestock, rice, vegetables</text:p>
          </table:table-cell>
          <table:table-cell/>
          <table:table-cell office:value-type="string" calcext:value-type="string">
            <text:p>Done</text:p>
          </table:table-cell>
          <table:table-cell office:value-type="string" calcext:value-type="string">
            <text:p>In May 2008, the Government of Mali and the Kadhafi Government of Libya signed an investment agreement giving Malibya, a subsidiary of the Libyan sovereign wealth fund's Libyan African Investment Portfolio, a 50-year renewable lease covering 100,000 ha in the Office du Niger. The land was given for free on condition that Malibya develop the lands for irrigated agricultural production. Malibya was also given unlimited access to water for a small user fee. By 2009, Malibya had completed a 40-km irrigation canal and had announced plans for the production of hybrid rice, but the project was suspended when the Kadhafi regime collapsed in 2011. In January 2012, representatives of Libya's new government, the National Transitional Council, stated that they would maintain "good" investments in Mali and pursue agricultural projects in Africa, referring only to Sudan and countries "close to Libya".</text:p>
          </table:table-cell>
          <table:table-cell table:number-columns-repeated="1015"/>
        </table:table-row>
        <table:table-row table:style-name="ro15">
          <table:table-cell office:value-type="string" calcext:value-type="string">
            <text:p>Mali</text:p>
          </table:table-cell>
          <table:table-cell office:value-type="string" calcext:value-type="string">
            <text:p>Foras International Investment Co</text:p>
          </table:table-cell>
          <table:table-cell office:value-type="string" calcext:value-type="string">
            <text:p>Saudi Arabia</text:p>
          </table:table-cell>
          <table:table-cell office:value-type="string" calcext:value-type="string">
            <text:p>Finance</text:p>
          </table:table-cell>
          <table:table-cell office:value-type="float" office:value="100000" calcext:value-type="float">
            <text:p>1000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Foras has completed a pilot study on 5,000 ha it has under a long-term lease in the Office du Niger, and now intends to expand to 50,000-100,000 ha, a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number-columns-repeated="1015"/>
        </table:table-row>
        <table:table-row table:style-name="ro11">
          <table:table-cell office:value-type="string" calcext:value-type="string">
            <text:p>Mali</text:p>
          </table:table-cell>
          <table:table-cell office:value-type="string" calcext:value-type="string">
            <text:p>Associated British Foods</text:p>
          </table:table-cell>
          <table:table-cell office:value-type="string" calcext:value-type="string">
            <text:p>UK</text:p>
          </table:table-cell>
          <table:table-cell office:value-type="string" calcext:value-type="string">
            <text:p>Agribusiness</text:p>
          </table:table-cell>
          <table:table-cell office:value-type="float" office:value="17000" calcext:value-type="float">
            <text:p>17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In 1999, USAID contracted the US company Schaffer and Associates to undertake a feasibility study for a sugar refinery in Mali's Office du Niger. Schaffer subsequently formed the Société Sucrière de Markala (Sosumar), with African sugar giant Illovo, a subsidiary of Associated British Foods, coming in as a majority owner. In 2007, Schaffer, Illovo and the Government of Mali signed a contract allocating Sosumar a 50-year lease on 17,000 ha of lands for sugar-cane plantations. Illovo says that the project's implementation "remains dependent upon the Government of Mali fulfilling certain undertakings", while a US Embassy cable released by Wikileaks indicates that the delay is due to competing claims to the land by another sugar refinery in the area, owned by China Light Industrial Corporation for Foreign Economic and Technical Cooperation.</text:p>
          </table:table-cell>
          <table:table-cell table:number-columns-repeated="1015"/>
        </table:table-row>
        <table:table-row table:style-name="ro15">
          <table:table-cell office:value-type="string" calcext:value-type="string">
            <text:p>Mali</text:p>
          </table:table-cell>
          <table:table-cell office:value-type="string" calcext:value-type="string">
            <text:p>Farm Lands of Guinea, Inc</text:p>
          </table:table-cell>
          <table:table-cell office:value-type="string" calcext:value-type="string">
            <text:p>UK</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Maize, rice, soybeans, wheat</text:p>
          </table:table-cell>
          <table:table-cell/>
          <table:table-cell office:value-type="string" calcext:value-type="string">
            <text:p>In process</text:p>
          </table:table-cell>
          <table:table-cell office:value-type="string" calcext:value-type="string">
            <text:p>Farm Lands of Guinea (FLG) is a company based in Gibraltar and registered in the British Virgin Islands. On 16 September 2010, with a military junta in control of the Government of Guinea, FLG signed agreements with Guinea's Ministry of Agriculture giving it 99-year lease rights to over 100,000 ha of agricultural lands where it intends to grow maize and soybeans. Late in 2011, FLG reported that its representatives had been in Sierra Leone and The Gambia prospecting for lands. And, in November 2011, after a meeting with the Minister of Agriculture and the Director General of Mali's Office du Niger in November 2011, FLG made a proposal for 10,000 ha in the Office du Niger.</text:p>
          </table:table-cell>
          <table:table-cell table:number-columns-repeated="1015"/>
        </table:table-row>
        <table:table-row table:style-name="ro7">
          <table:table-cell office:value-type="string" calcext:value-type="string">
            <text:p>Mali</text:p>
          </table:table-cell>
          <table:table-cell office:value-type="string" calcext:value-type="string">
            <text:p>Lonrho</text:p>
          </table:table-cell>
          <table:table-cell office:value-type="string" calcext:value-type="string">
            <text:p>UK</text:p>
          </table:table-cell>
          <table:table-cell office:value-type="string" calcext:value-type="string">
            <text:p>Agribusiness</text:p>
          </table:table-cell>
          <table:table-cell office:value-type="float" office:value="20000" calcext:value-type="float">
            <text:p>20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25,000-ha lease for farmlands in Angola, and commenced feasibility studies for 25,000 ha of agricultural land in Malawi and up to 100,000 ha in Mali, where the company has a lease on 20,000 ha. White says that the company will focus on horticulture. “We don’t think there’s risk in non-cereal farming. If there’s a famine, people won’t come after our green peppers.”</text:p>
          </table:table-cell>
          <table:table-cell table:number-columns-repeated="1015"/>
        </table:table-row>
        <table:table-row table:style-name="ro4">
          <table:table-cell office:value-type="string" calcext:value-type="string">
            <text:p>Mali</text:p>
          </table:table-cell>
          <table:table-cell office:value-type="string" calcext:value-type="string">
            <text:p>Millennium Challenge Corporation</text:p>
          </table:table-cell>
          <table:table-cell office:value-type="string" calcext:value-type="string">
            <text:p>US</text:p>
          </table:table-cell>
          <table:table-cell office:value-type="string" calcext:value-type="string">
            <text:p>Government</text:p>
          </table:table-cell>
          <table:table-cell office:value-type="float" office:value="22441" calcext:value-type="float">
            <text:p>22441</text:p>
          </table:table-cell>
          <table:table-cell office:value-type="string" calcext:value-type="string">
            <text:p>Cereals, rice</text:p>
          </table:table-cell>
          <table:table-cell/>
          <table:table-cell office:value-type="string" calcext:value-type="string">
            <text:p>Done</text:p>
          </table:table-cell>
          <table:table-cell office:value-type="string" calcext:value-type="string">
            <text:p>The Millennium Challenge Corporation (MCC) is a US government programme that provides overseas assistance to countries that meet specific criteria. In Mali, the MCC is pursuing and financing a project on over 20,000 ha in the Office du Niger to convert land mainly used for pastoralism to irrigated intensive farmland.</text:p>
          </table:table-cell>
          <table:table-cell table:number-columns-repeated="1015"/>
        </table:table-row>
        <table:table-row table:style-name="ro12">
          <table:table-cell office:value-type="string" calcext:value-type="string">
            <text:p>Mali</text:p>
          </table:table-cell>
          <table:table-cell office:value-type="string" calcext:value-type="string">
            <text:p>Southern Global Inc.</text:p>
          </table:table-cell>
          <table:table-cell office:value-type="string" calcext:value-type="string">
            <text:p>US</text:p>
          </table:table-cell>
          <table:table-cell office:value-type="string" calcext:value-type="string">
            <text:p>Agribusiness</text:p>
          </table:table-cell>
          <table:table-cell office:value-type="float" office:value="30000" calcext:value-type="float">
            <text:p>30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Southern Global Inc., incorporated in Albertville, Alabama, US, intends to produce rice in the Office du Niger as part of President Amadou Toumani Toure's "Initiative Riz".</text:p>
          </table:table-cell>
          <table:table-cell table:number-columns-repeated="1015"/>
        </table:table-row>
        <table:table-row table:style-name="ro5">
          <table:table-cell office:value-type="string" calcext:value-type="string">
            <text:p>Mali</text:p>
          </table:table-cell>
          <table:table-cell office:value-type="string" calcext:value-type="string">
            <text:p>UEMOA</text:p>
          </table:table-cell>
          <table:table-cell office:value-type="string" calcext:value-type="string">
            <text:p>West Africa</text:p>
          </table:table-cell>
          <table:table-cell office:value-type="string" calcext:value-type="string">
            <text:p>Government</text:p>
          </table:table-cell>
          <table:table-cell office:value-type="float" office:value="11288" calcext:value-type="float">
            <text:p>11288</text:p>
          </table:table-cell>
          <table:table-cell office:value-type="string" calcext:value-type="string">
            <text:p>Fruit, rice, vegetables</text:p>
          </table:table-cell>
          <table:table-cell/>
          <table:table-cell office:value-type="string" calcext:value-type="string">
            <text:p>Done</text:p>
          </table:table-cell>
          <table:table-cell office:value-type="string" calcext:value-type="string">
            <text:p>The project is located in Kandiourou and Touraba districts of the Office du Niger. The West African Economic and Monetary Union (WAEMU) will bring irrigation to the lands, and private investors will then be involved in the production of rice.</text:p>
          </table:table-cell>
          <table:table-cell table:number-columns-repeated="1015"/>
        </table:table-row>
        <table:table-row table:style-name="ro7">
          <table:table-cell office:value-type="string" calcext:value-type="string">
            <text:p>Mauritania</text:p>
          </table:table-cell>
          <table:table-cell office:value-type="string" calcext:value-type="string">
            <text:p>Al Rajhi International Investment Company</text:p>
          </table:table-cell>
          <table:table-cell office:value-type="string" calcext:value-type="string">
            <text:p>Saudi Arabia</text:p>
          </table:table-cell>
          <table:table-cell office:value-type="string" calcext:value-type="string">
            <text:p>Agribusiness, finance</text:p>
          </table:table-cell>
          <table:table-cell office:value-type="float" office:value="50000" calcext:value-type="float">
            <text:p>50000</text:p>
          </table:table-cell>
          <table:table-cell table:number-columns-repeated="2"/>
          <table:table-cell office:value-type="string" calcext:value-type="string">
            <text:p>In process</text:p>
          </table:table-cell>
          <table:table-cell office:value-type="string" calcext:value-type="string">
            <text:p>In July 2010, the Government of Mauritania issued two public notices informing communities in Boghé and Dar El Bakra that it was providing Saudi Arabia's Al Rajhi Group with 50,000 ha of their lands. Al-Rajhio is also pursuing a US$1-billion aquaculture project in Mauritania with the Saudi-based National Prawn Company. The Al Rajhi family is considered to be the wealthiest non-royals in Saudi Arabia. It owns the Tabuk Agricultural Development Co (TADCO), one of the largest agribusiness companies in the country, and since 2008 it has taken the lead within the private sector in securing farmland overseas for the King Abdullah Initiative for Saudi Agricultural Investment Abroad. In 2009, the Al Rajhi Group brought together several other major Saudi agribusiness companies, including Almarai and the Aljouf Agricultural Development Co, to form Jenat, a joint venture company to acquire 150,000-200,000 ha of farmland overseas, as well as the Far East Agricultural Co., which is focusing on the acquisition of lands for rice production in Asia.</text:p>
          </table:table-cell>
          <table:table-cell table:number-columns-repeated="1015"/>
        </table:table-row>
        <table:table-row table:style-name="ro10">
          <table:table-cell office:value-type="string" calcext:value-type="string">
            <text:p>Mauritania</text:p>
          </table:table-cell>
          <table:table-cell office:value-type="string" calcext:value-type="string">
            <text:p>Foras International Investment Co</text:p>
          </table:table-cell>
          <table:table-cell office:value-type="string" calcext:value-type="string">
            <text:p>Saudi Arabia</text:p>
          </table:table-cell>
          <table:table-cell office:value-type="string" calcext:value-type="string">
            <text:p>Finance</text:p>
          </table:table-cell>
          <table:table-cell office:value-type="float" office:value="2000" calcext:value-type="float">
            <text:p>2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Foras' acquired the land in Mauritania to conduct its initial studies of rice production, a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number-columns-repeated="1015"/>
        </table:table-row>
        <table:table-row table:style-name="ro13">
          <table:table-cell office:value-type="string" calcext:value-type="string">
            <text:p>Mauritius</text:p>
          </table:table-cell>
          <table:table-cell office:value-type="string" calcext:value-type="string">
            <text:p>Intrasia Capital</text:p>
          </table:table-cell>
          <table:table-cell office:value-type="string" calcext:value-type="string">
            <text:p>Singapore</text:p>
          </table:table-cell>
          <table:table-cell office:value-type="string" calcext:value-type="string">
            <text:p>Finance</text:p>
          </table:table-cell>
          <table:table-cell office:value-type="float" office:value="2500" calcext:value-type="float">
            <text:p>25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Vita Grain is a Singaporean company owned by portfolio investor Intrasia Capital that has been investing in hybrid rice development and production in Asia, Africa and Australia. The company's African investments in Mauritius, Mozambique and Tanzania are undertaken through a Mauritian holding company. In Mauritius, the company, by way of a subsidiary in which the Mauritian government holds a minority stake, is developing a 2,500-ha rice farm that it says will be capable of supplying 25% of the domestic rice market The Government of Mauritius is also sub-leasing 10,000 ha of lands that it leases in Mozambique to Vita Grain for rice production, some of which will also be intended for the Mauritian market.</text:p>
          </table:table-cell>
          <table:table-cell table:number-columns-repeated="1015"/>
        </table:table-row>
        <table:table-row table:style-name="ro4">
          <table:table-cell office:value-type="string" calcext:value-type="string">
            <text:p>Morocco</text:p>
          </table:table-cell>
          <table:table-cell office:value-type="string" calcext:value-type="string">
            <text:p>Tiris Euro Arab</text:p>
          </table:table-cell>
          <table:table-cell office:value-type="string" calcext:value-type="string">
            <text:p>UAE</text:p>
          </table:table-cell>
          <table:table-cell office:value-type="string" calcext:value-type="string">
            <text:p>Finance</text:p>
          </table:table-cell>
          <table:table-cell office:value-type="float" office:value="700000" calcext:value-type="float">
            <text:p>700000</text:p>
          </table:table-cell>
          <table:table-cell office:value-type="string" calcext:value-type="string">
            <text:p>Citrus and olives</text:p>
          </table:table-cell>
          <table:table-cell/>
          <table:table-cell office:value-type="string" calcext:value-type="string">
            <text:p>Done</text:p>
          </table:table-cell>
          <table:table-cell office:value-type="string" calcext:value-type="string">
            <text:p>In November 2009, Reuters reported that Tiris Euro Arab (TEA), an investment firm based in Abu Dhabi, had signed a contract with the Government of Morocco for a long-term lease covering 700,000 ha in the south of the country for the production of citrus fruits, olives and other crops for export to the Middle East and Europe.</text:p>
          </table:table-cell>
          <table:table-cell table:number-columns-repeated="1015"/>
        </table:table-row>
        <table:table-row table:style-name="ro12">
          <table:table-cell office:value-type="string" calcext:value-type="string">
            <text:p>Mozambique</text:p>
          </table:table-cell>
          <table:table-cell office:value-type="string" calcext:value-type="string">
            <text:p>Petro Buzi</text:p>
          </table:table-cell>
          <table:table-cell office:value-type="string" calcext:value-type="string">
            <text:p>Brazil</text:p>
          </table:table-cell>
          <table:table-cell office:value-type="string" calcext:value-type="string">
            <text:p>Energy</text:p>
          </table:table-cell>
          <table:table-cell office:value-type="float" office:value="40000" calcext:value-type="float">
            <text:p>40000</text:p>
          </table:table-cell>
          <table:table-cell office:value-type="string" calcext:value-type="string">
            <text:p>Sugar cane</text:p>
          </table:table-cell>
          <table:table-cell/>
          <table:table-cell office:value-type="string" calcext:value-type="string">
            <text:p>In process</text:p>
          </table:table-cell>
          <table:table-cell office:value-type="string" calcext:value-type="string">
            <text:p>According to a report by Justiçia Ambiental and the União Nacional de Camponeses, Petro Buzi is pursuing a 40,000-ha sugar-cane project in the Sofala Province.</text:p>
          </table:table-cell>
          <table:table-cell table:number-columns-repeated="1015"/>
        </table:table-row>
        <table:table-row table:style-name="ro5">
          <table:table-cell office:value-type="string" calcext:value-type="string">
            <text:p>Mozambique</text:p>
          </table:table-cell>
          <table:table-cell office:value-type="string" calcext:value-type="string">
            <text:p>Vale-Embrapa</text:p>
          </table:table-cell>
          <table:table-cell office:value-type="string" calcext:value-type="string">
            <text:p>Brazil</text:p>
          </table:table-cell>
          <table:table-cell office:value-type="string" calcext:value-type="string">
            <text:p>Mining</text:p>
          </table:table-cell>
          <table:table-cell office:value-type="float" office:value="30000" calcext:value-type="float">
            <text:p>30000</text:p>
          </table:table-cell>
          <table:table-cell office:value-type="string" calcext:value-type="string">
            <text:p>Oil palm</text:p>
          </table:table-cell>
          <table:table-cell/>
          <table:table-cell office:value-type="string" calcext:value-type="string">
            <text:p>In process</text:p>
          </table:table-cell>
          <table:table-cell office:value-type="string" calcext:value-type="string">
            <text:p>In April 2011, Brazilian mining giant Vale and the Brazilian Agricultural Research Corporation (Embrapa) announced they would enter into a joint venture to implement an oil-palm plantation on 30,000 ha in Mozambique.</text:p>
          </table:table-cell>
          <table:table-cell table:number-columns-repeated="1015"/>
        </table:table-row>
        <table:table-row table:style-name="ro9">
          <table:table-cell office:value-type="string" calcext:value-type="string">
            <text:p>Mozambique</text:p>
          </table:table-cell>
          <table:table-cell office:value-type="string" calcext:value-type="string">
            <text:p>Hubei SFAC</text:p>
          </table:table-cell>
          <table:table-cell office:value-type="string" calcext:value-type="string">
            <text:p>China</text:p>
          </table:table-cell>
          <table:table-cell office:value-type="string" calcext:value-type="string">
            <text:p>Agribusiness</text:p>
          </table:table-cell>
          <table:table-cell office:value-type="float" office:value="1000" calcext:value-type="float">
            <text:p>1000</text:p>
          </table:table-cell>
          <table:table-cell table:number-columns-repeated="2"/>
          <table:table-cell office:value-type="string" calcext:value-type="string">
            <text:p>Done</text:p>
          </table:table-cell>
          <table:table-cell office:value-type="string" calcext:value-type="string">
            <text:p>In 2005, China's Hubei State Farm Agribusiness Corp established a demonstration farm on 1,000 ha provided by the Government of Mozambique. Hubei SFAC subsequently formed Lianfeng Overseas Agricultural Development Co Ltd to expand its activities in Mozambique and other countries in Africa.</text:p>
          </table:table-cell>
          <table:table-cell table:number-columns-repeated="1015"/>
        </table:table-row>
        <table:table-row table:style-name="ro9">
          <table:table-cell office:value-type="string" calcext:value-type="string">
            <text:p>Mozambique</text:p>
          </table:table-cell>
          <table:table-cell office:value-type="string" calcext:value-type="string">
            <text:p>Tereos</text:p>
          </table:table-cell>
          <table:table-cell office:value-type="string" calcext:value-type="string">
            <text:p>France</text:p>
          </table:table-cell>
          <table:table-cell office:value-type="string" calcext:value-type="string">
            <text:p>Agribusiness</text:p>
          </table:table-cell>
          <table:table-cell office:value-type="float" office:value="100000" calcext:value-type="float">
            <text:p>100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In 2007, French sugar giant Tereos, through its Brazilian subsidiary, Açúcar Guaraní, acquired 75% of <text:s/>Mozambique’s Sena Holdings Ltd, giving it full control over Sena's sugar factory and a 50-year lease on 14,000 ha of sugar plantations in Zambezia province.</text:p>
          </table:table-cell>
          <table:table-cell table:number-columns-repeated="1015"/>
        </table:table-row>
        <table:table-row table:style-name="ro5">
          <table:table-cell office:value-type="string" calcext:value-type="string">
            <text:p>Mozambique</text:p>
          </table:table-cell>
          <table:table-cell office:value-type="string" calcext:value-type="string">
            <text:p>Tata Chemicals</text:p>
          </table:table-cell>
          <table:table-cell office:value-type="string" calcext:value-type="string">
            <text:p>India</text:p>
          </table:table-cell>
          <table:table-cell office:value-type="string" calcext:value-type="string">
            <text:p>Industrial</text:p>
          </table:table-cell>
          <table:table-cell office:value-type="float" office:value="24000" calcext:value-type="float">
            <text:p>24000</text:p>
          </table:table-cell>
          <table:table-cell office:value-type="string" calcext:value-type="string">
            <text:p>Sugar cane</text:p>
          </table:table-cell>
          <table:table-cell office:value-type="string" calcext:value-type="string">
            <text:p>US$320 million</text:p>
          </table:table-cell>
          <table:table-cell office:value-type="string" calcext:value-type="string">
            <text:p>Done</text:p>
          </table:table-cell>
          <table:table-cell office:value-type="string" calcext:value-type="string">
            <text:p>In July 2011, Bloomberg reported that Grow Energy, a subsidiary of India's Tata Chemicals, would invest US$320 million to develop an ethanol plant and sugar cane plantations on 24,000 ha in Mozambique.</text:p>
          </table:table-cell>
          <table:table-cell table:number-columns-repeated="1015"/>
        </table:table-row>
        <table:table-row table:style-name="ro5">
          <table:table-cell office:value-type="string" calcext:value-type="string">
            <text:p>Mozambique</text:p>
          </table:table-cell>
          <table:table-cell office:value-type="string" calcext:value-type="string">
            <text:p>MedEnergy</text:p>
          </table:table-cell>
          <table:table-cell office:value-type="string" calcext:value-type="string">
            <text:p>Italy</text:p>
          </table:table-cell>
          <table:table-cell office:value-type="string" calcext:value-type="string">
            <text:p>Energy</text:p>
          </table:table-cell>
          <table:table-cell office:value-type="float" office:value="10000" calcext:value-type="float">
            <text:p>10000</text:p>
          </table:table-cell>
          <table:table-cell office:value-type="string" calcext:value-type="string">
            <text:p>Oil palm</text:p>
          </table:table-cell>
          <table:table-cell/>
          <table:table-cell office:value-type="string" calcext:value-type="string">
            <text:p>In process</text:p>
          </table:table-cell>
          <table:table-cell office:value-type="string" calcext:value-type="string">
            <text:p>MedEnergy Global is a UK-based holding company owned by Italy's Belleli family, which made its fortune in the energy sector. MedEnergy is pursuing a 10,000-ha oil-palm plantation project in Mozambique's Cabo Delgado Province.</text:p>
          </table:table-cell>
          <table:table-cell table:number-columns-repeated="1015"/>
        </table:table-row>
        <table:table-row table:style-name="ro9">
          <table:table-cell office:value-type="string" calcext:value-type="string">
            <text:p>Mozambique</text:p>
          </table:table-cell>
          <table:table-cell office:value-type="string" calcext:value-type="string">
            <text:p>Società Fondiaria Industriale Romagnola</text:p>
          </table:table-cell>
          <table:table-cell office:value-type="string" calcext:value-type="string">
            <text:p>Italy</text:p>
          </table:table-cell>
          <table:table-cell office:value-type="string" calcext:value-type="string">
            <text:p>Agribusiness</text:p>
          </table:table-cell>
          <table:table-cell office:value-type="float" office:value="8600" calcext:value-type="float">
            <text:p>86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CIFOR reports that the Italian company Società Fondiaria Industriale Romagnola (SFIR) was allocated an 8,600-ha concession for sugar cane in Mozambique.</text:p>
          </table:table-cell>
          <table:table-cell table:number-columns-repeated="1015"/>
        </table:table-row>
        <table:table-row table:style-name="ro4">
          <table:table-cell office:value-type="string" calcext:value-type="string">
            <text:p>Mozambique</text:p>
          </table:table-cell>
          <table:table-cell office:value-type="string" calcext:value-type="string">
            <text:p>Libyan African Investment Portfolio</text:p>
          </table:table-cell>
          <table:table-cell office:value-type="string" calcext:value-type="string">
            <text:p>Libya</text:p>
          </table:table-cell>
          <table:table-cell office:value-type="string" calcext:value-type="string">
            <text:p>Government</text:p>
          </table:table-cell>
          <table:table-cell office:value-type="float" office:value="20000" calcext:value-type="float">
            <text:p>20000</text:p>
          </table:table-cell>
          <table:table-cell office:value-type="string" calcext:value-type="string">
            <text:p>Rice</text:p>
          </table:table-cell>
          <table:table-cell office:value-type="string" calcext:value-type="string">
            <text:p>US$33 million</text:p>
          </table:table-cell>
          <table:table-cell office:value-type="string" calcext:value-type="string">
            <text:p>Done</text:p>
          </table:table-cell>
          <table:table-cell office:value-type="string" calcext:value-type="string">
            <text:p>In 2009, the Libya Africa Investment Portfolio and the Mozambican company Ubuntu SA launched a US$33-million rice project that will cover 20,000 ha near Bela Vista, capital of Mozambique's southernmost district of Matutuine. By 2014, the companies intend to have 5,000 ha under production. The project is financed by the Libyan African Development Fund.</text:p>
          </table:table-cell>
          <table:table-cell table:number-columns-repeated="1015"/>
        </table:table-row>
        <table:table-row table:style-name="ro13">
          <table:table-cell office:value-type="string" calcext:value-type="string">
            <text:p>Mozambique</text:p>
          </table:table-cell>
          <table:table-cell table:number-columns-repeated="2" office:value-type="string" calcext:value-type="string">
            <text:p>Mauritius</text:p>
          </table:table-cell>
          <table:table-cell office:value-type="string" calcext:value-type="string">
            <text:p>Government</text:p>
          </table:table-cell>
          <table:table-cell office:value-type="float" office:value="23500" calcext:value-type="float">
            <text:p>23500</text:p>
          </table:table-cell>
          <table:table-cell office:value-type="string" calcext:value-type="string">
            <text:p>Rice, crops</text:p>
          </table:table-cell>
          <table:table-cell/>
          <table:table-cell office:value-type="string" calcext:value-type="string">
            <text:p>Done</text:p>
          </table:table-cell>
          <table:table-cell office:value-type="string" calcext:value-type="string">
            <text:p>In August 2009, Mauritius' Minister of Foreign Affairs said his government had acquired a long-term lease on 20,000 ha of farmland in Mozambique to produce rice for his country. He went on to add that 10,000 ha of the land would be sub-leased to Vita Grain, which would invest US$43.5 million in the production of its proprietary hybrid rice. Talks were also underway to sub-lease the remaining 10,000 ha to the Ning Group of Swaziland. A subsequent report by PANA in January 2010 said that Mozambique had provided Mauritius with 23,500 ha, and that Mauritius had set up a company to facilitate private investments on the land, under the provision that a quarter of the production would be destined for both countries.</text:p>
          </table:table-cell>
          <table:table-cell table:number-columns-repeated="1015"/>
        </table:table-row>
        <table:table-row table:style-name="ro4">
          <table:table-cell office:value-type="string" calcext:value-type="string">
            <text:p>Mozambique</text:p>
          </table:table-cell>
          <table:table-cell office:value-type="string" calcext:value-type="string">
            <text:p>Companhia do Búzi</text:p>
          </table:table-cell>
          <table:table-cell office:value-type="string" calcext:value-type="string">
            <text:p>Portugal</text:p>
          </table:table-cell>
          <table:table-cell office:value-type="string" calcext:value-type="string">
            <text:p>Agribusiness</text:p>
          </table:table-cell>
          <table:table-cell office:value-type="float" office:value="6214" calcext:value-type="float">
            <text:p>6214</text:p>
          </table:table-cell>
          <table:table-cell office:value-type="string" calcext:value-type="string">
            <text:p>Sugar cane</text:p>
          </table:table-cell>
          <table:table-cell office:value-type="string" calcext:value-type="string">
            <text:p>US$30 million</text:p>
          </table:table-cell>
          <table:table-cell office:value-type="string" calcext:value-type="string">
            <text:p>In process</text:p>
          </table:table-cell>
          <table:table-cell office:value-type="string" calcext:value-type="string">
            <text:p>In 2004, the Companhia do Búzi was sold by the Government of Mozambique to Portugal's Petiz family for US$1.3 million, giving the Petiz family control over the company's 15,000 ha of sugar-cane plantations. <text:s/>In 2010, the company submitted an application for an additional 6,214 ha of land for a US$30-million expansion of its operations.</text:p>
          </table:table-cell>
          <table:table-cell table:number-columns-repeated="1015"/>
        </table:table-row>
        <table:table-row table:style-name="ro7">
          <table:table-cell office:value-type="string" calcext:value-type="string">
            <text:p>Mozambique</text:p>
          </table:table-cell>
          <table:table-cell office:value-type="string" calcext:value-type="string">
            <text:p>Quifel Natural Resources</text:p>
          </table:table-cell>
          <table:table-cell office:value-type="string" calcext:value-type="string">
            <text:p>Portugal</text:p>
          </table:table-cell>
          <table:table-cell office:value-type="string" calcext:value-type="string">
            <text:p>Agribusiness, energy</text:p>
          </table:table-cell>
          <table:table-cell office:value-type="float" office:value="10000" calcext:value-type="float">
            <text:p>10000</text:p>
          </table:table-cell>
          <table:table-cell office:value-type="string" calcext:value-type="string">
            <text:p>Sesame, soybeans, sunflower seed</text:p>
          </table:table-cell>
          <table:table-cell/>
          <table:table-cell office:value-type="string" calcext:value-type="string">
            <text:p>Done</text:p>
          </table:table-cell>
          <table:table-cell office:value-type="string" calcext:value-type="string">
            <text:p>Quifel Natural Resources is part of Portugal's Quifel Group, a holding company controlled by Portuguese aristocrat, businessman and amateur racing-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Quifel's concession in Mozambique is located in Lioma, Zambezia Region. The company requested 30,000 ha in 2009 but was granted only 10,000 ha by the Mozambican government. According to an Oakland Institute report "the project (named Hoyo Hoyo) has already run into a serious conflict with local communities".</text:p>
          </table:table-cell>
          <table:table-cell table:number-columns-repeated="1015"/>
        </table:table-row>
        <table:table-row table:style-name="ro5">
          <table:table-cell office:value-type="string" calcext:value-type="string">
            <text:p>Mozambique</text:p>
          </table:table-cell>
          <table:table-cell office:value-type="string" calcext:value-type="string">
            <text:p>Sabiol</text:p>
          </table:table-cell>
          <table:table-cell office:value-type="string" calcext:value-type="string">
            <text:p>Portugal</text:p>
          </table:table-cell>
          <table:table-cell/>
          <table:table-cell office:value-type="float" office:value="29000" calcext:value-type="float">
            <text:p>29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According to a report by Justiçia Ambiental and the União Nacional de Camponeses and a report by IIED, a company called Sabiol is pursuing the production of sugar cane and coconut and palm oil on 29,000 ha of land in Mozambique.</text:p>
          </table:table-cell>
          <table:table-cell table:number-columns-repeated="1015"/>
        </table:table-row>
        <table:table-row table:style-name="ro2">
          <table:table-cell office:value-type="string" calcext:value-type="string">
            <text:p>Mozambique</text:p>
          </table:table-cell>
          <table:table-cell office:value-type="string" calcext:value-type="string">
            <text:p>Olam International</text:p>
          </table:table-cell>
          <table:table-cell office:value-type="string" calcext:value-type="string">
            <text:p>Singapore</text:p>
          </table:table-cell>
          <table:table-cell office:value-type="string" calcext:value-type="string">
            <text:p>Agribusiness</text:p>
          </table:table-cell>
          <table:table-cell office:value-type="float" office:value="227" calcext:value-type="float">
            <text:p>227</text:p>
          </table:table-cell>
          <table:table-cell office:value-type="string" calcext:value-type="string">
            <text:p>Rice</text:p>
          </table:table-cell>
          <table:table-cell office:value-type="string" calcext:value-type="string">
            <text:p>US$35 million</text:p>
          </table:table-cell>
          <table:table-cell office:value-type="string" calcext:value-type="string">
            <text:p>Done</text:p>
          </table:table-cell>
          <table:table-cell office:value-type="string" calcext:value-type="string">
            <text:p>Olam is an Indian non-resident company, based in Singapore. It is one of the world's largest commodity traders and is investing heavily in farming operations and contract farming schemes, particularly in Africa and Latin America. In 2011, Bloomberg reported that Olam is to invest over US$35 million to set up a rice-production base in the Mopeia area of Mozambique to produce eventually 100,000 tonnes of rice per year. So far, it has been reported that the company will set up its own operations on 227 ha, and that it will also contract from 100 farmers.</text:p>
          </table:table-cell>
          <table:table-cell table:number-columns-repeated="1015"/>
        </table:table-row>
        <table:table-row table:style-name="ro4">
          <table:table-cell office:value-type="string" calcext:value-type="string">
            <text:p>Mozambique</text:p>
          </table:table-cell>
          <table:table-cell office:value-type="string" calcext:value-type="string">
            <text:p>AgriSA</text:p>
          </table:table-cell>
          <table:table-cell office:value-type="string" calcext:value-type="string">
            <text:p>South Africa</text:p>
          </table:table-cell>
          <table:table-cell office:value-type="string" calcext:value-type="string">
            <text:p>Agribusiness</text:p>
          </table:table-cell>
          <table:table-cell office:value-type="float" office:value="1000000" calcext:value-type="float">
            <text:p>1000000</text:p>
          </table:table-cell>
          <table:table-cell table:number-columns-repeated="2"/>
          <table:table-cell office:value-type="string" calcext:value-type="string">
            <text:p>Done</text:p>
          </table:table-cell>
          <table:table-cell office:value-type="string" calcext:value-type="string">
            <text:p>In May 2011, The Guardian reported that 800 South African farmers had acquired 1 million ha in the Mozambican Province of Gaza, by way of an arrangement negotiated by sugar farmer Charl Senekal, an associate of the South African president Jacob Zuma. The deal was to be celebrated in Pretoria in June 2011.</text:p>
          </table:table-cell>
          <table:table-cell table:number-columns-repeated="1015"/>
        </table:table-row>
        <table:table-row table:style-name="ro12">
          <table:table-cell office:value-type="string" calcext:value-type="string">
            <text:p>Mozambique</text:p>
          </table:table-cell>
          <table:table-cell office:value-type="string" calcext:value-type="string">
            <text:p>Servir Moç</text:p>
          </table:table-cell>
          <table:table-cell office:value-type="string" calcext:value-type="string">
            <text:p>South Africa</text:p>
          </table:table-cell>
          <table:table-cell office:value-type="string" calcext:value-type="string">
            <text:p>Agribusiness</text:p>
          </table:table-cell>
          <table:table-cell office:value-type="float" office:value="2000" calcext:value-type="float">
            <text:p>2000</text:p>
          </table:table-cell>
          <table:table-cell office:value-type="string" calcext:value-type="string">
            <text:p>Mixed farming</text:p>
          </table:table-cell>
          <table:table-cell/>
          <table:table-cell office:value-type="string" calcext:value-type="string">
            <text:p>Done</text:p>
          </table:table-cell>
          <table:table-cell office:value-type="string" calcext:value-type="string">
            <text:p>In 2011, Justiça Ambiental &amp; União Nacional de Camponeses reported that the South African company Servir Moç had acquired a 2,000-ha mixed farming operation in Mozambique</text:p>
          </table:table-cell>
          <table:table-cell table:number-columns-repeated="1015"/>
        </table:table-row>
        <table:table-row table:style-name="ro12">
          <table:table-cell office:value-type="string" calcext:value-type="string">
            <text:p>Mozambique</text:p>
          </table:table-cell>
          <table:table-cell office:value-type="string" calcext:value-type="string">
            <text:p>Tenga Lda</text:p>
          </table:table-cell>
          <table:table-cell office:value-type="string" calcext:value-type="string">
            <text:p>South Africa</text:p>
          </table:table-cell>
          <table:table-cell office:value-type="string" calcext:value-type="string">
            <text:p>Agribusiness</text:p>
          </table:table-cell>
          <table:table-cell office:value-type="float" office:value="2000" calcext:value-type="float">
            <text:p>2000</text:p>
          </table:table-cell>
          <table:table-cell office:value-type="string" calcext:value-type="string">
            <text:p>Almonds</text:p>
          </table:table-cell>
          <table:table-cell/>
          <table:table-cell office:value-type="string" calcext:value-type="string">
            <text:p>Done</text:p>
          </table:table-cell>
          <table:table-cell office:value-type="string" calcext:value-type="string">
            <text:p>Tenga was established by a group of South African investors. It is developing an almond farm in Niassa province as well as a macadamia plantation on 500 ha.</text:p>
          </table:table-cell>
          <table:table-cell table:number-columns-repeated="1015"/>
        </table:table-row>
        <table:table-row table:style-name="ro5">
          <table:table-cell office:value-type="string" calcext:value-type="string">
            <text:p>Mozambique</text:p>
          </table:table-cell>
          <table:table-cell office:value-type="string" calcext:value-type="string">
            <text:p>Tongaat-Hulett</text:p>
          </table:table-cell>
          <table:table-cell office:value-type="string" calcext:value-type="string">
            <text:p>South Africa</text:p>
          </table:table-cell>
          <table:table-cell office:value-type="string" calcext:value-type="string">
            <text:p>Agribusiness</text:p>
          </table:table-cell>
          <table:table-cell office:value-type="float" office:value="31174" calcext:value-type="float">
            <text:p>31174</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Between 2006 and 2008, the Government of Mozambique allocated South African sugar company Tonga-Hulett concessions for sugar-cane plantations on over 30,000 ha of land in Mafambisse and Xinavane.</text:p>
          </table:table-cell>
          <table:table-cell table:number-columns-repeated="1015"/>
        </table:table-row>
        <table:table-row table:style-name="ro6">
          <table:table-cell office:value-type="string" calcext:value-type="string">
            <text:p>Mozambique</text:p>
          </table:table-cell>
          <table:table-cell office:value-type="string" calcext:value-type="string">
            <text:p>SEKAB</text:p>
          </table:table-cell>
          <table:table-cell office:value-type="string" calcext:value-type="string">
            <text:p>Sweden</text:p>
          </table:table-cell>
          <table:table-cell office:value-type="string" calcext:value-type="string">
            <text:p>Energy</text:p>
          </table:table-cell>
          <table:table-cell office:value-type="float" office:value="15000" calcext:value-type="float">
            <text:p>15000</text:p>
          </table:table-cell>
          <table:table-cell office:value-type="string" calcext:value-type="string">
            <text:p>Sweet sorghum</text:p>
          </table:table-cell>
          <table:table-cell/>
          <table:table-cell office:value-type="string" calcext:value-type="string">
            <text:p>Done</text:p>
          </table:table-cell>
          <table:table-cell office:value-type="string" calcext:value-type="string">
            <text:p>In 2008, Swedish Alcohol Chemistry AB (SEKAB), a corporation owned by three municipalities in northern Sweden, began the implementation of a massive 200,000-ha project in Tanzania to cultivate sugar cane for the production of ethanol for export to Sweden. SEKAB was also implementing a 15,000-ha sweet-sorghum project in the Cabo Delgado province of Mozambique. Opposition at home and abroad forced the company to back down from its projects, and in 2009 SEKAB sold all its African projects to its former CEO Per Carstedt for a token sum of €40. Carstedt has revived the Tanzania project and is setting up a sugar company, with an 8,000-ha sugar-cane plantation and a refinery in Bagamoyo. The project in Mozambique is now being run under the name AgroEconomy.</text:p>
          </table:table-cell>
          <table:table-cell table:number-columns-repeated="1015"/>
        </table:table-row>
        <table:table-row table:style-name="ro10">
          <table:table-cell office:value-type="string" calcext:value-type="string">
            <text:p>Mozambique</text:p>
          </table:table-cell>
          <table:table-cell office:value-type="string" calcext:value-type="string">
            <text:p>Agriterra</text:p>
          </table:table-cell>
          <table:table-cell office:value-type="string" calcext:value-type="string">
            <text:p>UK</text:p>
          </table:table-cell>
          <table:table-cell office:value-type="string" calcext:value-type="string">
            <text:p>Agribusiness</text:p>
          </table:table-cell>
          <table:table-cell office:value-type="float" office:value="16700" calcext:value-type="float">
            <text:p>16700</text:p>
          </table:table-cell>
          <table:table-cell office:value-type="string" calcext:value-type="string">
            <text:p>Cattle</text:p>
          </table:table-cell>
          <table:table-cell/>
          <table:table-cell office:value-type="string" calcext:value-type="string">
            <text:p>Done</text:p>
          </table:table-cell>
          <table:table-cell office:value-type="string" calcext:value-type="string">
            <text:p>Agriterra's founder and CEO is mining venture capitalist and <text:s/>former England cricket international Phil Edmonds. The company owns cattle ranches and maize farms in Mozambique, covering nearly 17,000 ha, with plans to expand to over 20,000 ha in the near future. In 2011, it acquired a 50-year lease (with an option to renew for a further 21 years) over approximately 45,000 ha of agricultural land in the Pujehun District in the Southern Province of Sierra Leone, where it intends to develop palm-oil plantations.</text:p>
          </table:table-cell>
          <table:table-cell table:number-columns-repeated="1015"/>
        </table:table-row>
        <table:table-row table:style-name="ro13">
          <table:table-cell office:value-type="string" calcext:value-type="string">
            <text:p>Mozambique</text:p>
          </table:table-cell>
          <table:table-cell office:value-type="string" calcext:value-type="string">
            <text:p>Emvest</text:p>
          </table:table-cell>
          <table:table-cell office:value-type="string" calcext:value-type="string">
            <text:p>UK</text:p>
          </table:table-cell>
          <table:table-cell office:value-type="string" calcext:value-type="string">
            <text:p>Finance</text:p>
          </table:table-cell>
          <table:table-cell office:value-type="float" office:value="3500" calcext:value-type="float">
            <text:p>3500</text:p>
          </table:table-cell>
          <table:table-cell office:value-type="string" calcext:value-type="string">
            <text:p>Cereals, oilseeds</text:p>
          </table:table-cell>
          <table:table-cell/>
          <table:table-cell office:value-type="string" calcext:value-type="string">
            <text:p>Done</text:p>
          </table:table-cell>
          <table:table-cell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In Mozambique, Emvest has 2,000 ha where it intends to produce jatropha and 1,500-ha of disputed land in the Chokwe District that it plans to irrigate and cultivate with row crops anyway. In 2011, Emvest was split off from Emergent Asset Management following the separation of its owners.</text:p>
          </table:table-cell>
          <table:table-cell table:number-columns-repeated="1015"/>
        </table:table-row>
        <table:table-row table:style-name="ro8">
          <table:table-cell office:value-type="string" calcext:value-type="string">
            <text:p>Mozambique</text:p>
          </table:table-cell>
          <table:table-cell office:value-type="string" calcext:value-type="string">
            <text:p>Principle Capital Holdings</text:p>
          </table:table-cell>
          <table:table-cell office:value-type="string" calcext:value-type="string">
            <text:p>UK</text:p>
          </table:table-cell>
          <table:table-cell office:value-type="string" calcext:value-type="string">
            <text:p>Finance</text:p>
          </table:table-cell>
          <table:table-cell office:value-type="float" office:value="23000" calcext:value-type="float">
            <text:p>23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In 2007, Principle, which is listed on London's AIM and backed by a group of hedge funds, began a project to develop a sugar-cane plantation on more than 20,000 ha in the Dombe District of central Mozambique that will provide feedstock for what it says will be one of the world's five largest ethanol plants. Shareholders of Principle include Nicholas Trust (Australia), Jupiter (UK), Deutsche Bank (Germany) and SVM Asset Management (UK).</text:p>
          </table:table-cell>
          <table:table-cell table:number-columns-repeated="1015"/>
        </table:table-row>
        <table:table-row table:style-name="ro3">
          <table:table-cell office:value-type="string" calcext:value-type="string">
            <text:p>Mozambique</text:p>
          </table:table-cell>
          <table:table-cell office:value-type="string" calcext:value-type="string">
            <text:p>Saxonian Estates</text:p>
          </table:table-cell>
          <table:table-cell office:value-type="string" calcext:value-type="string">
            <text:p>UK</text:p>
          </table:table-cell>
          <table:table-cell office:value-type="string" calcext:value-type="string">
            <text:p>Agribusiness</text:p>
          </table:table-cell>
          <table:table-cell office:value-type="float" office:value="150000" calcext:value-type="float">
            <text:p>150000</text:p>
          </table:table-cell>
          <table:table-cell office:value-type="string" calcext:value-type="string">
            <text:p>Animal ranching, coconut oil (export), jatropha, pineapple</text:p>
          </table:table-cell>
          <table:table-cell/>
          <table:table-cell office:value-type="string" calcext:value-type="string">
            <text:p>Done</text:p>
          </table:table-cell>
          <table:table-cell office:value-type="string" calcext:value-type="string">
            <text:p>Grupo Madal was taken over in 2005 by Rift Valley Holdings (RVH), a company established in 2005 through a merger of the African operations of Saxonian Estates and Höegh Capital Partners. RVH owns/leases roughly 400,000 ha of land in Mozambique, Tanzania, and Zimbabwe. RVH acquired 210,000 ha of land in Niassa Province, Mozambique in 2006 and is also seeking 3,000-5,000 ha for row crops in Burkina Faso.</text:p>
          </table:table-cell>
          <table:table-cell table:number-columns-repeated="1015"/>
        </table:table-row>
        <table:table-row table:style-name="ro15">
          <table:table-cell office:value-type="string" calcext:value-type="string">
            <text:p>Mozambique</text:p>
          </table:table-cell>
          <table:table-cell office:value-type="string" calcext:value-type="string">
            <text:p>Saxonian Estates</text:p>
          </table:table-cell>
          <table:table-cell office:value-type="string" calcext:value-type="string">
            <text:p>UK</text:p>
          </table:table-cell>
          <table:table-cell office:value-type="string" calcext:value-type="string">
            <text:p>Agribusiness</text:p>
          </table:table-cell>
          <table:table-cell office:value-type="float" office:value="3000" calcext:value-type="float">
            <text:p>3000</text:p>
          </table:table-cell>
          <table:table-cell office:value-type="string" calcext:value-type="string">
            <text:p>Bananas</text:p>
          </table:table-cell>
          <table:table-cell office:value-type="string" calcext:value-type="string">
            <text:p>US$7.7 million</text:p>
          </table:table-cell>
          <table:table-cell office:value-type="string" calcext:value-type="string">
            <text:p>Done</text:p>
          </table:table-cell>
          <table:table-cell office:value-type="string" calcext:value-type="string">
            <text:p>Matanuska is a Mozambique-based company owned by UK-based Saxion Estates subsidiary Rift Valley Holdings, one of the largest African farmland owners, and Matanuska Mauritius, which appears to be a shell company. Norfund has invested US$3.7 million in the company, giving it a 33.3% share, and provided it with US$4 million in loans. In a first phase of the company's operations, Matanuska established a 3,000-ha banana plantation and secured a 12-year supply agreement with Chiquita. According to a report by Mozambique's national farmers organisation UNAC, the company has made repeated labour-law violations.</text:p>
          </table:table-cell>
          <table:table-cell table:number-columns-repeated="1015"/>
        </table:table-row>
        <table:table-row table:style-name="ro13">
          <table:table-cell office:value-type="string" calcext:value-type="string">
            <text:p>Mozambique</text:p>
          </table:table-cell>
          <table:table-cell office:value-type="string" calcext:value-type="string">
            <text:p>Aslan Global Management</text:p>
          </table:table-cell>
          <table:table-cell office:value-type="string" calcext:value-type="string">
            <text:p>US</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Maize, soybeans</text:p>
          </table:table-cell>
          <table:table-cell/>
          <table:table-cell office:value-type="string" calcext:value-type="string">
            <text:p>Done</text:p>
          </table:table-cell>
          <table:table-cell office:value-type="string" calcext:value-type="string">
            <text:p>Aslan was created by Jes Tarp and Paul Larsen of the US after their experience in setting up farms with other foreign investors in the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imitada, and acquired a 50-year renewable lease to 10,000 ha of lands, where they are cultivating 2,000 ha of soybeans and maize. In July 2011, The Guardian (Tanzania) reported that Aslan had acquired 42,000 ha for cash-crop production in Morogoro Region of Tanzania.</text:p>
          </table:table-cell>
          <table:table-cell table:number-columns-repeated="1015"/>
        </table:table-row>
        <table:table-row table:style-name="ro8">
          <table:table-cell office:value-type="string" calcext:value-type="string">
            <text:p>Mozambique</text:p>
          </table:table-cell>
          <table:table-cell office:value-type="string" calcext:value-type="string">
            <text:p>Prio Foods</text:p>
          </table:table-cell>
          <table:table-cell office:value-type="string" calcext:value-type="string">
            <text:p>Portugal</text:p>
          </table:table-cell>
          <table:table-cell office:value-type="string" calcext:value-type="string">
            <text:p>Agribusiness</text:p>
          </table:table-cell>
          <table:table-cell office:value-type="float" office:value="24234" calcext:value-type="float">
            <text:p>24234</text:p>
          </table:table-cell>
          <table:table-cell office:value-type="string" calcext:value-type="string">
            <text:p>Maize, soybeans, sunflowers</text:p>
          </table:table-cell>
          <table:table-cell/>
          <table:table-cell office:value-type="string" calcext:value-type="string">
            <text:p>Done</text:p>
          </table:table-cell>
          <table:table-cell office:value-type="string" calcext:value-type="string">
            <text:p>In 2005, Prio Foods, a subsidiary of Grupo Martifer, began investing in farmland as a way to secure supplies for its food operations. It currently operates farms in Brazil, Romania and Mozambique. It began investing in farmland in Mozambique in 2008. By 2011, it had nearly 25,000 ha under concessions, although it was only cultivating sunflower on 3,000 ha. The company intends to expand production and begin cultivating cereals and soybeans.</text:p>
          </table:table-cell>
          <table:table-cell table:number-columns-repeated="1015"/>
        </table:table-row>
        <table:table-row table:style-name="ro3">
          <table:table-cell office:value-type="string" calcext:value-type="string">
            <text:p>Namibia</text:p>
          </table:table-cell>
          <table:table-cell office:value-type="string" calcext:value-type="string">
            <text:p>Al Dahra</text:p>
          </table:table-cell>
          <table:table-cell office:value-type="string" calcext:value-type="string">
            <text:p>UAE</text:p>
          </table:table-cell>
          <table:table-cell office:value-type="string" calcext:value-type="string">
            <text:p>Agribusiness</text:p>
          </table:table-cell>
          <table:table-cell office:value-type="float" office:value="200" calcext:value-type="float">
            <text:p>200</text:p>
          </table:table-cell>
          <table:table-cell office:value-type="string" calcext:value-type="string">
            <text:p>Date palm</text:p>
          </table:table-cell>
          <table:table-cell/>
          <table:table-cell office:value-type="string" calcext:value-type="string">
            <text:p>Done</text:p>
          </table:table-cell>
          <table:table-cell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200 ha under date-palm production in Namibia.</text:p>
          </table:table-cell>
          <table:table-cell table:number-columns-repeated="1015"/>
        </table:table-row>
        <table:table-row table:style-name="ro6">
          <table:table-cell office:value-type="string" calcext:value-type="string">
            <text:p>Namibia</text:p>
          </table:table-cell>
          <table:table-cell office:value-type="string" calcext:value-type="string">
            <text:p>Caparo group</text:p>
          </table:table-cell>
          <table:table-cell office:value-type="string" calcext:value-type="string">
            <text:p>UK</text:p>
          </table:table-cell>
          <table:table-cell office:value-type="string" calcext:value-type="string">
            <text:p>Industrial</text:p>
          </table:table-cell>
          <table:table-cell office:value-type="float" office:value="30000" calcext:value-type="float">
            <text:p>30000</text:p>
          </table:table-cell>
          <table:table-cell office:value-type="string" calcext:value-type="string">
            <text:p>Fruit, grains, herbs, nuts, pasture, vegetables</text:p>
          </table:table-cell>
          <table:table-cell office:value-type="string" calcext:value-type="string">
            <text:p>US$250 million</text:p>
          </table:table-cell>
          <table:table-cell office:value-type="string" calcext:value-type="string">
            <text:p>Done</text:p>
          </table:table-cell>
          <table:table-cell office:value-type="string" calcext:value-type="string">
            <text:p>Namibia Agriculture and Renewables (NAR) is a subsidiary of UK-based Caparo Group, which is owned by Baron Swraj Paul, an Indian-born, British-based business magnate and Labour politician close to former Prime Minister Gordon Brown. NAR originally planned to grow jatropha on 100,000 ha in the Caprivi Region of Namibia, but decided it was not viable. It is now pursuing a US$250-million deal to produce grains, pastures, fruit, vegetables, nuts, and herbs on 30,000 ha of irrigated lands in the same area. In October 2010, NAR project manager François Waal told Insight Magazine that his company had been waiting for over a year for the final go-ahead from the Ministry of Lands. Caparo also control over 40,000 ha of farmland in Sierra Leone for oil palm.</text:p>
          </table:table-cell>
          <table:table-cell table:number-columns-repeated="1015"/>
        </table:table-row>
        <table:table-row table:style-name="ro13">
          <table:table-cell office:value-type="string" calcext:value-type="string">
            <text:p>Namibia</text:p>
          </table:table-cell>
          <table:table-cell office:value-type="string" calcext:value-type="string">
            <text:p>Dem-Inter International</text:p>
          </table:table-cell>
          <table:table-cell office:value-type="string" calcext:value-type="string">
            <text:p>UK</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Canola, maize, rice, wheat</text:p>
          </table:table-cell>
          <table:table-cell office:value-type="string" calcext:value-type="string">
            <text:p>US$20 million</text:p>
          </table:table-cell>
          <table:table-cell office:value-type="string" calcext:value-type="string">
            <text:p>Done</text:p>
          </table:table-cell>
          <table:table-cell office:value-type="string" calcext:value-type="string">
            <text:p>Dem-Inter was founded in 2004 by Mark Lewis of the UK to establish and manage large farms in Russia on behalf of investors. The company then expanded to southern Africa, establishing a 3,000-ha operation with Jumba Royal Council in South Africa in 2009 and, in 2010, a partnership with Namibia's Labour Investment Holdings, owned by the National Union of Namibian Workers Trust, to develop a controversial 10,000-ha farm on a forested area of the Bwabwata National Park, on which several hundred families depend. The company acquired the lands in Namibia through a 25-year leasehold from the area's Traditional Authority in exchange for a 15% stake in the US$20-million project.</text:p>
          </table:table-cell>
          <table:table-cell table:number-columns-repeated="1015"/>
        </table:table-row>
        <table:table-row table:style-name="ro9">
          <table:table-cell office:value-type="string" calcext:value-type="string">
            <text:p>New Zealand</text:p>
          </table:table-cell>
          <table:table-cell office:value-type="string" calcext:value-type="string">
            <text:p>The Trust Company Limited</text:p>
          </table:table-cell>
          <table:table-cell office:value-type="string" calcext:value-type="string">
            <text:p>Australia</text:p>
          </table:table-cell>
          <table:table-cell office:value-type="string" calcext:value-type="string">
            <text:p>Finance</text:p>
          </table:table-cell>
          <table:table-cell office:value-type="float" office:value="13691" calcext:value-type="float">
            <text:p>13691</text:p>
          </table:table-cell>
          <table:table-cell/>
          <table:table-cell office:value-type="string" calcext:value-type="string">
            <text:p>US$42 million</text:p>
          </table:table-cell>
          <table:table-cell office:value-type="string" calcext:value-type="string">
            <text:p>Done</text:p>
          </table:table-cell>
          <table:table-cell office:value-type="string" calcext:value-type="string">
            <text:p>In March 2011, the Overseas Investment Office approved Australia's The Trust Company's purchase of The New Zealand Guardian Trust, which in a trustee capacity, owns or controls a freehold interest in 13,691.73 ha of land at various locations around New Zealand.</text:p>
          </table:table-cell>
          <table:table-cell table:number-columns-repeated="1015"/>
        </table:table-row>
        <table:table-row table:style-name="ro6">
          <table:table-cell office:value-type="string" calcext:value-type="string">
            <text:p>New Zealand</text:p>
          </table:table-cell>
          <table:table-cell office:value-type="string" calcext:value-type="string">
            <text:p>Pengxin Group</text:p>
          </table:table-cell>
          <table:table-cell office:value-type="string" calcext:value-type="string">
            <text:p>China</text:p>
          </table:table-cell>
          <table:table-cell office:value-type="string" calcext:value-type="string">
            <text:p>Real estate</text:p>
          </table:table-cell>
          <table:table-cell office:value-type="float" office:value="8615" calcext:value-type="float">
            <text:p>8615</text:p>
          </table:table-cell>
          <table:table-cell office:value-type="string" calcext:value-type="string">
            <text:p>Dairy farms</text:p>
          </table:table-cell>
          <table:table-cell/>
          <table:table-cell office:value-type="string" calcext:value-type="string">
            <text:p>Done</text:p>
          </table:table-cell>
          <table:table-cell office:value-type="string" calcext:value-type="string">
            <text:p>Shanghai real-estate mogul Jiang Zhaobai, Chairman and owner of the Peng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in Brazil to grow soybeans and cotton. in January 2011, it made an offer to buy Crafar farms in New Zealand, which encompasses 16 dairy farms, following an unsuccessful bid by China’s Natural Dairy (NZ) Holdings Ltd. The sale was approved by New Zealand government in January 2012.</text:p>
          </table:table-cell>
          <table:table-cell table:number-columns-repeated="1015"/>
        </table:table-row>
        <table:table-row table:style-name="ro3">
          <table:table-cell office:value-type="string" calcext:value-type="string">
            <text:p>New Zealand</text:p>
          </table:table-cell>
          <table:table-cell office:value-type="string" calcext:value-type="string">
            <text:p>Ingleby Company</text:p>
          </table:table-cell>
          <table:table-cell office:value-type="string" calcext:value-type="string">
            <text:p>Denmark</text:p>
          </table:table-cell>
          <table:table-cell office:value-type="string" calcext:value-type="string">
            <text:p>Finance</text:p>
          </table:table-cell>
          <table:table-cell office:value-type="float" office:value="14461" calcext:value-type="float">
            <text:p>14461</text:p>
          </table:table-cell>
          <table:table-cell office:value-type="string" calcext:value-type="string">
            <text:p>Cattle, sheep</text:p>
          </table:table-cell>
          <table:table-cell/>
          <table:table-cell office:value-type="string" calcext:value-type="string">
            <text:p>Done</text:p>
          </table:table-cell>
          <table:table-cell office:value-type="string" calcext:value-type="string">
            <text:p>The Ingleby Company, which is owned by Denmark's Rausing dynasty, began purchasing farms in New Zealand in 1999 and by 2011 it had acquired 17 farms, some of which have been amalgamated. The company recently sold two of its farms on the East Coast and is seeking more in King Country as a way to spread climate risks. The Rausings are also buying farmland in Argentina, Romania, USA, Uruguay and Australia.</text:p>
          </table:table-cell>
          <table:table-cell table:number-columns-repeated="1015"/>
        </table:table-row>
        <table:table-row table:style-name="ro2">
          <table:table-cell office:value-type="string" calcext:value-type="string">
            <text:p>New Zealand</text:p>
          </table:table-cell>
          <table:table-cell office:value-type="string" calcext:value-type="string">
            <text:p>Aquila</text:p>
          </table:table-cell>
          <table:table-cell office:value-type="string" calcext:value-type="string">
            <text:p>Germany</text:p>
          </table:table-cell>
          <table:table-cell office:value-type="string" calcext:value-type="string">
            <text:p>Finance</text:p>
          </table:table-cell>
          <table:table-cell office:value-type="float" office:value="4570" calcext:value-type="float">
            <text:p>4570</text:p>
          </table:table-cell>
          <table:table-cell office:value-type="string" calcext:value-type="string">
            <text:p>Dairy</text:p>
          </table:table-cell>
          <table:table-cell office:value-type="string" calcext:value-type="string">
            <text:p>US$111 million</text:p>
          </table:table-cell>
          <table:table-cell office:value-type="string" calcext:value-type="string">
            <text:p>Done</text:p>
          </table:table-cell>
          <table:table-cell office:value-type="string" calcext:value-type="string">
            <text:p>Aquila Capital's AgrarInvest fund manages investments for around 1,000 German investors. The fund focuses on the acquisition of dairy farms in New Zealand and cattle farms and sugar-cane plantations in Brazil. Through a German consortium with Neuseeland Milchfarm Investitions and Alceda Star and with the support of New Zealand's MyFarm, AgrarInvest acquired at least 11 dairy farms in New Zealand in 2010-11, making it one of the largest dairy producers in the country. Aquila is also targeting farmland in Brazil.</text:p>
          </table:table-cell>
          <table:table-cell table:number-columns-repeated="1015"/>
        </table:table-row>
        <table:table-row table:style-name="ro12">
          <table:table-cell office:value-type="string" calcext:value-type="string">
            <text:p>New Zealand</text:p>
          </table:table-cell>
          <table:table-cell office:value-type="string" calcext:value-type="string">
            <text:p>DAH Beteiligungs</text:p>
          </table:table-cell>
          <table:table-cell office:value-type="string" calcext:value-type="string">
            <text:p>Germany</text:p>
          </table:table-cell>
          <table:table-cell office:value-type="string" calcext:value-type="string">
            <text:p>Information technology</text:p>
          </table:table-cell>
          <table:table-cell office:value-type="float" office:value="1468" calcext:value-type="float">
            <text:p>1468</text:p>
          </table:table-cell>
          <table:table-cell office:value-type="string" calcext:value-type="string">
            <text:p>Dairy</text:p>
          </table:table-cell>
          <table:table-cell office:value-type="string" calcext:value-type="string">
            <text:p>US$53.2 million</text:p>
          </table:table-cell>
          <table:table-cell office:value-type="string" calcext:value-type="string">
            <text:p>Done</text:p>
          </table:table-cell>
          <table:table-cell office:value-type="string" calcext:value-type="string">
            <text:p>DAH Beteiligungs is a holding company owned by the family of Dietmar Hopp, who helped found the business software giant SAP in 1972. The company has purchased five farms.</text:p>
          </table:table-cell>
          <table:table-cell table:number-columns-repeated="1015"/>
        </table:table-row>
        <table:table-row table:style-name="ro5">
          <table:table-cell office:value-type="string" calcext:value-type="string">
            <text:p>New Zealand</text:p>
          </table:table-cell>
          <table:table-cell office:value-type="string" calcext:value-type="string">
            <text:p>Reda Holding</text:p>
          </table:table-cell>
          <table:table-cell office:value-type="string" calcext:value-type="string">
            <text:p>Italy</text:p>
          </table:table-cell>
          <table:table-cell office:value-type="string" calcext:value-type="string">
            <text:p>Industrial</text:p>
          </table:table-cell>
          <table:table-cell office:value-type="float" office:value="16666" calcext:value-type="float">
            <text:p>16666</text:p>
          </table:table-cell>
          <table:table-cell office:value-type="string" calcext:value-type="string">
            <text:p>Sheep</text:p>
          </table:table-cell>
          <table:table-cell office:value-type="string" calcext:value-type="string">
            <text:p>US$4.8 million</text:p>
          </table:table-cell>
          <table:table-cell office:value-type="string" calcext:value-type="string">
            <text:p>Done</text:p>
          </table:table-cell>
          <table:table-cell office:value-type="string" calcext:value-type="string">
            <text:p>Reda Holding, an Italian textile company, is owned by the Botto Poala family. In 2012, the company purchased two sheep farms in the Waitaki Valley that will supply its plants with merino fine wool.</text:p>
          </table:table-cell>
          <table:table-cell table:number-columns-repeated="1015"/>
        </table:table-row>
        <table:table-row table:style-name="ro5">
          <table:table-cell office:value-type="string" calcext:value-type="string">
            <text:p>New Zealand</text:p>
          </table:table-cell>
          <table:table-cell office:value-type="string" calcext:value-type="string">
            <text:p>Christian Welte</text:p>
          </table:table-cell>
          <table:table-cell office:value-type="string" calcext:value-type="string">
            <text:p>Switzerland</text:p>
          </table:table-cell>
          <table:table-cell office:value-type="string" calcext:value-type="string">
            <text:p>Finance</text:p>
          </table:table-cell>
          <table:table-cell office:value-type="float" office:value="8481" calcext:value-type="float">
            <text:p>8481</text:p>
          </table:table-cell>
          <table:table-cell office:value-type="string" calcext:value-type="string">
            <text:p>Sheep, cattle, forest</text:p>
          </table:table-cell>
          <table:table-cell office:value-type="string" calcext:value-type="string">
            <text:p>US$16.3 million</text:p>
          </table:table-cell>
          <table:table-cell office:value-type="string" calcext:value-type="string">
            <text:p>Done</text:p>
          </table:table-cell>
          <table:table-cell office:value-type="string" calcext:value-type="string">
            <text:p>Christian Welte, through his New Zealand-registered company Monte Forestry, purchased 3 farms in New Zealand in 2011 that he intends to combine into a single forestry and sheep/beef-farming operation.</text:p>
          </table:table-cell>
          <table:table-cell table:number-columns-repeated="1015"/>
        </table:table-row>
        <table:table-row table:style-name="ro4">
          <table:table-cell office:value-type="string" calcext:value-type="string">
            <text:p>New Zealand</text:p>
          </table:table-cell>
          <table:table-cell office:value-type="string" calcext:value-type="string">
            <text:p>Middle Mount Forest</text:p>
          </table:table-cell>
          <table:table-cell office:value-type="string" calcext:value-type="string">
            <text:p>Switzerland</text:p>
          </table:table-cell>
          <table:table-cell office:value-type="string" calcext:value-type="string">
            <text:p>Finance</text:p>
          </table:table-cell>
          <table:table-cell office:value-type="float" office:value="3200" calcext:value-type="float">
            <text:p>3200</text:p>
          </table:table-cell>
          <table:table-cell office:value-type="string" calcext:value-type="string">
            <text:p>Sheep, cattle</text:p>
          </table:table-cell>
          <table:table-cell office:value-type="string" calcext:value-type="string">
            <text:p>US$15 million</text:p>
          </table:table-cell>
          <table:table-cell office:value-type="string" calcext:value-type="string">
            <text:p>Done</text:p>
          </table:table-cell>
          <table:table-cell office:value-type="string" calcext:value-type="string">
            <text:p>Middle Mount Forest, owned by Heinrich Martin Henni of Switzerland, bought its first farm in New Zealand in 2006 and then another two in 2009, including a 1,000-ha sheep and cattle farm from Dutch bank Rabobank for US$4,275,000. The farms are located at Northern Hawkes Bay and Tiniroto, Gisborne.The company also owns 1,300 ha of forest in New Zealand.</text:p>
          </table:table-cell>
          <table:table-cell table:number-columns-repeated="1015"/>
        </table:table-row>
        <table:table-row table:style-name="ro5">
          <table:table-cell office:value-type="string" calcext:value-type="string">
            <text:p>New Zealand</text:p>
          </table:table-cell>
          <table:table-cell office:value-type="string" calcext:value-type="string">
            <text:p>Soho Property Limited</text:p>
          </table:table-cell>
          <table:table-cell office:value-type="string" calcext:value-type="string">
            <text:p>UK</text:p>
          </table:table-cell>
          <table:table-cell office:value-type="string" calcext:value-type="string">
            <text:p>Real estate</text:p>
          </table:table-cell>
          <table:table-cell office:value-type="float" office:value="22000" calcext:value-type="float">
            <text:p>22000</text:p>
          </table:table-cell>
          <table:table-cell office:value-type="string" calcext:value-type="string">
            <text:p>Sheep</text:p>
          </table:table-cell>
          <table:table-cell/>
          <table:table-cell office:value-type="string" calcext:value-type="string">
            <text:p>Done</text:p>
          </table:table-cell>
          <table:table-cell office:value-type="string" calcext:value-type="string">
            <text:p>In June 2011, Soho Property <text:s/>of the UK was given approval by the Overseas Investment Office to acquire 22,000 ha of low-value pastoral land, where the company intends to farm around 4,000 sheep and pursue ecotourism projects.</text:p>
          </table:table-cell>
          <table:table-cell table:number-columns-repeated="1015"/>
        </table:table-row>
        <table:table-row table:style-name="ro8">
          <table:table-cell office:value-type="string" calcext:value-type="string">
            <text:p>New Zealand</text:p>
          </table:table-cell>
          <table:table-cell office:value-type="string" calcext:value-type="string">
            <text:p>Harvard Management Company</text:p>
          </table:table-cell>
          <table:table-cell office:value-type="string" calcext:value-type="string">
            <text:p>US</text:p>
          </table:table-cell>
          <table:table-cell office:value-type="string" calcext:value-type="string">
            <text:p>Finance</text:p>
          </table:table-cell>
          <table:table-cell office:value-type="float" office:value="1760" calcext:value-type="float">
            <text:p>1760</text:p>
          </table:table-cell>
          <table:table-cell office:value-type="string" calcext:value-type="string">
            <text:p>Dairy</text:p>
          </table:table-cell>
          <table:table-cell office:value-type="string" calcext:value-type="string">
            <text:p>US$34.1 million</text:p>
          </table:table-cell>
          <table:table-cell office:value-type="string" calcext:value-type="string">
            <text:p>Done</text:p>
          </table:table-cell>
          <table:table-cell office:value-type="string" calcext:value-type="string">
            <text:p>Harvard Management Company is the endowment fund of Harvard University. In October 2010, New Zealand's Overseas Investment Office approved the Harvard fund's NZ$34-million purchase of Big Sky Dairy Farms, a 1,600-ha dairy farm in the Otago region. The farm will be integrated into its other dairy farm in Otago, making Harvard the region's largest operator. Harvard Management Company also invests in the African farmland fund of the UK's Emergent Asset Management.</text:p>
          </table:table-cell>
          <table:table-cell table:number-columns-repeated="1015"/>
        </table:table-row>
        <table:table-row table:style-name="ro3">
          <table:table-cell office:value-type="string" calcext:value-type="string">
            <text:p>Niger</text:p>
          </table:table-cell>
          <table:table-cell office:value-type="string" calcext:value-type="string">
            <text:p>Bin Taleb Group/Al Tamini Khaled Alhil</text:p>
          </table:table-cell>
          <table:table-cell office:value-type="string" calcext:value-type="string">
            <text:p>Saudi Arabia</text:p>
          </table:table-cell>
          <table:table-cell office:value-type="string" calcext:value-type="string">
            <text:p>Agribusiness, industrial</text:p>
          </table:table-cell>
          <table:table-cell office:value-type="float" office:value="15922" calcext:value-type="float">
            <text:p>15922</text:p>
          </table:table-cell>
          <table:table-cell office:value-type="string" calcext:value-type="string">
            <text:p>Ecotourism, irrigate crops</text:p>
          </table:table-cell>
          <table:table-cell/>
          <table:table-cell office:value-type="string" calcext:value-type="string">
            <text:p>Suspended</text:p>
          </table:table-cell>
          <table:table-cell office:value-type="string" calcext:value-type="string">
            <text:p>In January 2007, Niger's Minister of Agriculture announced that it had signed a deal with three Saudi companies, including Al Tamini Khaled Alhil and Bin Taleb International, to provide them with 15,922 ha of lands in the region of Dosso. In September 2009, Abdoul Karim Mamalo, Permanent Secretary of the Rural Code, a government agency opposed to the deal, reported that the agreement had been stopped.</text:p>
          </table:table-cell>
          <table:table-cell table:number-columns-repeated="1015"/>
        </table:table-row>
        <table:table-row table:style-name="ro5">
          <table:table-cell office:value-type="string" calcext:value-type="string">
            <text:p>Nigeria</text:p>
          </table:table-cell>
          <table:table-cell office:value-type="string" calcext:value-type="string">
            <text:p>Chinese investors</text:p>
          </table:table-cell>
          <table:table-cell office:value-type="string" calcext:value-type="string">
            <text:p>China</text:p>
          </table:table-cell>
          <table:table-cell/>
          <table:table-cell office:value-type="float" office:value="6000" calcext:value-type="float">
            <text:p>6000</text:p>
          </table:table-cell>
          <table:table-cell office:value-type="string" calcext:value-type="string">
            <text:p>Cassava</text:p>
          </table:table-cell>
          <table:table-cell/>
          <table:table-cell office:value-type="string" calcext:value-type="string">
            <text:p>Done</text:p>
          </table:table-cell>
          <table:table-cell office:value-type="string" calcext:value-type="string">
            <text:p>In July 2010, Tunde Lakoju, the Edo State Commissioner of Agriculture, said that an MoU had been signed with Chinese investors to cultivate 6,000 ha of cassava in the state. The identity of the Chinese investors was not disclosed.</text:p>
          </table:table-cell>
          <table:table-cell table:number-columns-repeated="1015"/>
        </table:table-row>
        <table:table-row table:style-name="ro5">
          <table:table-cell office:value-type="string" calcext:value-type="string">
            <text:p>Nigeria</text:p>
          </table:table-cell>
          <table:table-cell office:value-type="string" calcext:value-type="string">
            <text:p>FRI-EL Green</text:p>
          </table:table-cell>
          <table:table-cell office:value-type="string" calcext:value-type="string">
            <text:p>Italy</text:p>
          </table:table-cell>
          <table:table-cell office:value-type="string" calcext:value-type="string">
            <text:p>Energy</text:p>
          </table:table-cell>
          <table:table-cell office:value-type="float" office:value="11292" calcext:value-type="float">
            <text:p>11292</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In 2009, FRI-EL Green, an Italian company half-owned by German energy giant RWE, purchased an 11,000-ha oil-palm plantation in Abia State in southern Nigeria, with rights to expand the concession to up to 100,000 ha.</text:p>
          </table:table-cell>
          <table:table-cell table:number-columns-repeated="1015"/>
        </table:table-row>
        <table:table-row table:style-name="ro2">
          <table:table-cell office:value-type="string" calcext:value-type="string">
            <text:p>Nigeria</text:p>
          </table:table-cell>
          <table:table-cell office:value-type="string" calcext:value-type="string">
            <text:p>Foras International Investment Co</text:p>
          </table:table-cell>
          <table:table-cell office:value-type="string" calcext:value-type="string">
            <text:p>Saudi Arabia</text:p>
          </table:table-cell>
          <table:table-cell office:value-type="string" calcext:value-type="string">
            <text:p>Finance</text:p>
          </table:table-cell>
          <table:table-cell office:value-type="float" office:value="1000" calcext:value-type="float">
            <text:p>1000</text:p>
          </table:table-cell>
          <table:table-cell office:value-type="string" calcext:value-type="string">
            <text:p>Crops</text:p>
          </table:table-cell>
          <table:table-cell office:value-type="string" calcext:value-type="string">
            <text:p>US$100 million</text:p>
          </table:table-cell>
          <table:table-cell office:value-type="string" calcext:value-type="string">
            <text:p>Done</text:p>
          </table:table-cell>
          <table:table-cell office:value-type="string" calcext:value-type="string">
            <text:p>Foras' investment in Nigeria i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number-columns-repeated="1015"/>
        </table:table-row>
        <table:table-row table:style-name="ro4">
          <table:table-cell office:value-type="string" calcext:value-type="string">
            <text:p>Nigeria</text:p>
          </table:table-cell>
          <table:table-cell office:value-type="string" calcext:value-type="string">
            <text:p>T4M</text:p>
          </table:table-cell>
          <table:table-cell office:value-type="string" calcext:value-type="string">
            <text:p>UK</text:p>
          </table:table-cell>
          <table:table-cell office:value-type="string" calcext:value-type="string">
            <text:p>Agribusiness</text:p>
          </table:table-cell>
          <table:table-cell office:value-type="float" office:value="300000" calcext:value-type="float">
            <text:p>300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T4M claims to have completed negotiations for a 25-year lease on 100,000 ha in Ghana and 300,000 ha in Nigeria. It is working in partnership with the government of Vietnam and is supported by the UK government. It is looking for investors to inject US$425 million for each 10,000-ha farm it plans to establish on the lands it has leased.</text:p>
          </table:table-cell>
          <table:table-cell table:number-columns-repeated="1015"/>
        </table:table-row>
        <table:table-row table:style-name="ro11">
          <table:table-cell office:value-type="string" calcext:value-type="string">
            <text:p>Nigeria</text:p>
          </table:table-cell>
          <table:table-cell office:value-type="string" calcext:value-type="string">
            <text:p>Dominion Farms</text:p>
          </table:table-cell>
          <table:table-cell office:value-type="string" calcext:value-type="string">
            <text:p>US</text:p>
          </table:table-cell>
          <table:table-cell office:value-type="string" calcext:value-type="string">
            <text:p>Agribusiness</text:p>
          </table:table-cell>
          <table:table-cell office:value-type="float" office:value="30000" calcext:value-type="float">
            <text:p>30000</text:p>
          </table:table-cell>
          <table:table-cell office:value-type="string" calcext:value-type="string">
            <text:p>Rice</text:p>
          </table:table-cell>
          <table:table-cell office:value-type="string" calcext:value-type="string">
            <text:p>US$40 million</text:p>
          </table:table-cell>
          <table:table-cell office:value-type="string" calcext:value-type="string">
            <text:p>Done</text:p>
          </table:table-cell>
          <table:table-cell office:value-type="string" calcext:value-type="string">
            <text:p>Dominion Farms is owned by Calvin Burgess, a wealthy American who made his fortune in construction and real estate. Burgess set up the company to develop rice farms in Africa. It established its first farm on 7,000 ha in the Yala Swamp area in Kenya, which it obtained on a 25-year lease. The local communities living in the area complain of being displaced without compensation, of losing access to water and pasture for their livestock, of losing access to potable water and of pollution from the regular aerial spraying of fertilisers and agrochemicals. They continue to struggle to get their lands back and to get Dominion to leave. Undaunted by the opposition in Kenya, Burgess is now seeking to expand into Nigeria, where he has acquired a lease on more than 30,000 ha in Taraba State with the backing of former President Olusegun Obasanjo.</text:p>
          </table:table-cell>
          <table:table-cell table:number-columns-repeated="1015"/>
        </table:table-row>
        <table:table-row table:style-name="ro2">
          <table:table-cell office:value-type="string" calcext:value-type="string">
            <text:p>Nigeria</text:p>
          </table:table-cell>
          <table:table-cell office:value-type="string" calcext:value-type="string">
            <text:p>Vietnam Africa Agricultural Development Company</text:p>
          </table:table-cell>
          <table:table-cell office:value-type="string" calcext:value-type="string">
            <text:p>Vietnam</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Vietnam Africa Agricultural Development Company (VAADCO) is a Vietnamese and British joint venture seeking to develop intensive irrigated rice production in Africa. Its Chairman is Dr Vo-Tong Xuan, a high-level Vietnamese rice scientist who has worked closely with the international agriculture research centres. VAADCO is involved in rice-farm projects in Sudan, Mozambique, Rwanda, Burundi, Liberia, Ghana and Mauritania with various private sector partners. In 2009, it signed an MoU for a 10,000-ha concession in Nigeria's Anambra State.</text:p>
          </table:table-cell>
          <table:table-cell table:number-columns-repeated="1015"/>
        </table:table-row>
        <table:table-row table:style-name="ro5">
          <table:table-cell office:value-type="string" calcext:value-type="string">
            <text:p>Nigeria</text:p>
          </table:table-cell>
          <table:table-cell office:value-type="string" calcext:value-type="string">
            <text:p>Vietnamese investors</text:p>
          </table:table-cell>
          <table:table-cell office:value-type="string" calcext:value-type="string">
            <text:p>Vietnam</text:p>
          </table:table-cell>
          <table:table-cell/>
          <table:table-cell office:value-type="float" office:value="4000" calcext:value-type="float">
            <text:p>4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In July 2010, Tunde Lakoju, the Edo State Commissioner of Agriculture, said that an MoU had been signed with Vietnamese investors to cultivate 4,000 ha of rice in the state. The identity of the Vietnamese investors was not disclosed.</text:p>
          </table:table-cell>
          <table:table-cell table:number-columns-repeated="1015"/>
        </table:table-row>
        <table:table-row table:style-name="ro2">
          <table:table-cell office:value-type="string" calcext:value-type="string">
            <text:p>Pakistan</text:p>
          </table:table-cell>
          <table:table-cell office:value-type="string" calcext:value-type="string">
            <text:p>China Green</text:p>
          </table:table-cell>
          <table:table-cell office:value-type="string" calcext:value-type="string">
            <text:p>China</text:p>
          </table:table-cell>
          <table:table-cell office:value-type="string" calcext:value-type="string">
            <text:p>Agribusiness</text:p>
          </table:table-cell>
          <table:table-cell office:value-type="float" office:value="4000" calcext:value-type="float">
            <text:p>4000</text:p>
          </table:table-cell>
          <table:table-cell office:value-type="string" calcext:value-type="string">
            <text:p>Fruit, vegetables</text:p>
          </table:table-cell>
          <table:table-cell/>
          <table:table-cell office:value-type="string" calcext:value-type="string">
            <text:p>In process</text:p>
          </table:table-cell>
          <table:table-cell office:value-type="string" calcext:value-type="string">
            <text:p>China Green Agriculture, which is listed on the New York Stock Exchange, claims that it is China's largest private company in the agricultural sector. During a November 2011 meeting with Federal Minister for National Food Security and Research, Mir Israrullah Khan Zehri, the company requested an initial 4,000 ha for a project to produce fruit and vegetables. Zehri said that Pakistan offered an excellent opportunity for investment in the agriculture sector and foreign investors would be welcome to invest in the sector.</text:p>
          </table:table-cell>
          <table:table-cell table:number-columns-repeated="1015"/>
        </table:table-row>
        <table:table-row table:style-name="ro9">
          <table:table-cell office:value-type="string" calcext:value-type="string">
            <text:p>Pakistan</text:p>
          </table:table-cell>
          <table:table-cell table:number-columns-repeated="2" office:value-type="string" calcext:value-type="string">
            <text:p>Saudi Arabia</text:p>
          </table:table-cell>
          <table:table-cell office:value-type="string" calcext:value-type="string">
            <text:p>Government</text:p>
          </table:table-cell>
          <table:table-cell office:value-type="float" office:value="202400" calcext:value-type="float">
            <text:p>202400</text:p>
          </table:table-cell>
          <table:table-cell office:value-type="string" calcext:value-type="string">
            <text:p>Fruit, vegetables, wheat</text:p>
          </table:table-cell>
          <table:table-cell/>
          <table:table-cell office:value-type="string" calcext:value-type="string">
            <text:p>In process</text:p>
          </table:table-cell>
          <table:table-cell office:value-type="string" calcext:value-type="string">
            <text:p>In September 2009, Reuters reported that the Saudi government was in talks with Pakistan for 202,400 ha of farmland and that Pakistan's Ministry of Agriculture was in the process of identifying lands in four provinces to allocate to the Saudi project.</text:p>
          </table:table-cell>
          <table:table-cell table:number-columns-repeated="1015"/>
        </table:table-row>
        <table:table-row table:style-name="ro3">
          <table:table-cell office:value-type="string" calcext:value-type="string">
            <text:p>Pakistan</text:p>
          </table:table-cell>
          <table:table-cell office:value-type="string" calcext:value-type="string">
            <text:p>Al Dahra</text:p>
          </table:table-cell>
          <table:table-cell office:value-type="string" calcext:value-type="string">
            <text:p>UAE</text:p>
          </table:table-cell>
          <table:table-cell office:value-type="string" calcext:value-type="string">
            <text:p>Agribusiness</text:p>
          </table:table-cell>
          <table:table-cell office:value-type="float" office:value="10100" calcext:value-type="float">
            <text:p>101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4,050 ha under rice production in Pakistan and intends to bring that to 10,100 ha before 2013.</text:p>
          </table:table-cell>
          <table:table-cell table:number-columns-repeated="1015"/>
        </table:table-row>
        <table:table-row table:style-name="ro9">
          <table:table-cell office:value-type="string" calcext:value-type="string">
            <text:p>Pakistan</text:p>
          </table:table-cell>
          <table:table-cell office:value-type="string" calcext:value-type="string">
            <text:p>Emirates Investment Group</text:p>
          </table:table-cell>
          <table:table-cell office:value-type="string" calcext:value-type="string">
            <text:p>UAE</text:p>
          </table:table-cell>
          <table:table-cell office:value-type="string" calcext:value-type="string">
            <text:p>Finance</text:p>
          </table:table-cell>
          <table:table-cell office:value-type="float" office:value="35000" calcext:value-type="float">
            <text:p>35000</text:p>
          </table:table-cell>
          <table:table-cell office:value-type="string" calcext:value-type="string">
            <text:p>Crops, dairy</text:p>
          </table:table-cell>
          <table:table-cell/>
          <table:table-cell office:value-type="string" calcext:value-type="string">
            <text:p>In process</text:p>
          </table:table-cell>
          <table:table-cell office:value-type="string" calcext:value-type="string">
            <text:p>EIG is reported to be involved in two large farm projects in Pakistan, including one that would cover 35,000 ha. It is pursuing its dairy projects in Pakistan through a 50-50 joint venture with the New Zealand company Dairy SolutioNZ to develop large-scale farms in the Middle East and Pakistan.</text:p>
          </table:table-cell>
          <table:table-cell table:number-columns-repeated="1015"/>
        </table:table-row>
        <table:table-row table:style-name="ro3">
          <table:table-cell office:value-type="string" calcext:value-type="string">
            <text:p>Pakistan</text:p>
          </table:table-cell>
          <table:table-cell office:value-type="string" calcext:value-type="string">
            <text:p>United Arab Emirates</text:p>
          </table:table-cell>
          <table:table-cell office:value-type="string" calcext:value-type="string">
            <text:p>UAE</text:p>
          </table:table-cell>
          <table:table-cell office:value-type="string" calcext:value-type="string">
            <text:p>Government</text:p>
          </table:table-cell>
          <table:table-cell office:value-type="float" office:value="324000" calcext:value-type="float">
            <text:p>324000</text:p>
          </table:table-cell>
          <table:table-cell office:value-type="string" calcext:value-type="string">
            <text:p>Alfalfa, crops, livestock</text:p>
          </table:table-cell>
          <table:table-cell/>
          <table:table-cell office:value-type="string" calcext:value-type="string">
            <text:p>Done</text:p>
          </table:table-cell>
          <table:table-cell office:value-type="string" calcext:value-type="string">
            <text:p>In 2008, the UAE was reported to have acquired 324,000 ha of farmland in Punjab, Sindh and Balochistan provinces. The provinces were defining the terms for the land leases, with the central government providing security forces to protect the farms. Abraaj Capital, a Dubai-based private equity group which manages assets of over US$6 billion, is reported to be involved in the deal.</text:p>
          </table:table-cell>
          <table:table-cell table:number-columns-repeated="1015"/>
        </table:table-row>
        <table:table-row table:style-name="ro9">
          <table:table-cell office:value-type="string" calcext:value-type="string">
            <text:p>Papua New Guinea</text:p>
          </table:table-cell>
          <table:table-cell office:value-type="string" calcext:value-type="string">
            <text:p>Far East Holdings Berhad</text:p>
          </table:table-cell>
          <table:table-cell office:value-type="string" calcext:value-type="string">
            <text:p>Malaysia</text:p>
          </table:table-cell>
          <table:table-cell office:value-type="string" calcext:value-type="string">
            <text:p>Agribusiness</text:p>
          </table:table-cell>
          <table:table-cell office:value-type="float" office:value="140000" calcext:value-type="float">
            <text:p>140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In 2010, Malaysia's Prosper Group, whose palm-oil operations have since been absorbed into Far East Holdings Berhad, signed a deal with leaders of the local Bewani people in the Vanimo-Green electorate, West Sepik <text:s/>to convert 140,000 ha of virgin forest into the PNG's largest oil-palm plantation.</text:p>
          </table:table-cell>
          <table:table-cell table:number-columns-repeated="1015"/>
        </table:table-row>
        <table:table-row table:style-name="ro4">
          <table:table-cell office:value-type="string" calcext:value-type="string">
            <text:p>Papua New Guinea</text:p>
          </table:table-cell>
          <table:table-cell office:value-type="string" calcext:value-type="string">
            <text:p>Kulim</text:p>
          </table:table-cell>
          <table:table-cell office:value-type="string" calcext:value-type="string">
            <text:p>Malaysia</text:p>
          </table:table-cell>
          <table:table-cell office:value-type="string" calcext:value-type="string">
            <text:p>Agribusiness</text:p>
          </table:table-cell>
          <table:table-cell office:value-type="float" office:value="25000" calcext:value-type="float">
            <text:p>25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In 2010, Kulim paid US$175 million to acquire some 25,000 ha of oil-palm estates in Papua New Guinea from the world's largest agribusiness company, Cargill, and the Singapore government's investment arm Temasek Holdings. The acquisition will see the group's plantation acreage in Papua New Guinea increase 50% to about 75,000 ha.</text:p>
          </table:table-cell>
          <table:table-cell table:number-columns-repeated="1015"/>
        </table:table-row>
        <table:table-row table:style-name="ro4">
          <table:table-cell office:value-type="string" calcext:value-type="string">
            <text:p>Papua New Guinea</text:p>
          </table:table-cell>
          <table:table-cell office:value-type="string" calcext:value-type="string">
            <text:p>Mekeo Hinterland Holdings</text:p>
          </table:table-cell>
          <table:table-cell office:value-type="string" calcext:value-type="string">
            <text:p>Malaysia</text:p>
          </table:table-cell>
          <table:table-cell office:value-type="string" calcext:value-type="string">
            <text:p>Agribusiness</text:p>
          </table:table-cell>
          <table:table-cell office:value-type="float" office:value="116400" calcext:value-type="float">
            <text:p>1164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The PNG newspaper the National reports that Mekeo Hinterland Holdings was granted a 99-year special agriculture and business lease to 116,400 ha of land in PNG in 2007, without consultation of the local communities. Mekeo subsequently made a sub-lease arrangement with Malaysian company, Albright Ltd, to log the area and develop oil-palm plantations.</text:p>
          </table:table-cell>
          <table:table-cell table:number-columns-repeated="1015"/>
        </table:table-row>
        <table:table-row table:style-name="ro2">
          <table:table-cell office:value-type="string" calcext:value-type="string">
            <text:p>Papua New Guinea</text:p>
          </table:table-cell>
          <table:table-cell office:value-type="string" calcext:value-type="string">
            <text:p>Changhae Engineering</text:p>
          </table:table-cell>
          <table:table-cell office:value-type="string" calcext:value-type="string">
            <text:p>South Korea</text:p>
          </table:table-cell>
          <table:table-cell office:value-type="string" calcext:value-type="string">
            <text:p>Agribusiness</text:p>
          </table:table-cell>
          <table:table-cell office:value-type="float" office:value="33000" calcext:value-type="float">
            <text:p>33000</text:p>
          </table:table-cell>
          <table:table-cell office:value-type="string" calcext:value-type="string">
            <text:p>Cassava</text:p>
          </table:table-cell>
          <table:table-cell office:value-type="string" calcext:value-type="string">
            <text:p>US$100 million</text:p>
          </table:table-cell>
          <table:table-cell office:value-type="string" calcext:value-type="string">
            <text:p>Done</text:p>
          </table:table-cell>
          <table:table-cell office:value-type="string" calcext:value-type="string">
            <text:p>Changhae is a Korean producer of animal feeds and biofuels. In 2005, the company signed an agreement with the Government of PNG for a US$26-million cassava-based ethanol project. Through two subsidiaries in PNG, Changhae Tapioka Ltd and Cassava Etagon Holdings Ltd, Changhae acquired two concessions covering 33,000 ha in total in Central Province and New Ireland Province to produce cassava. PNG newspapers reported that Changhea would invest US$6 million in the development of its cassava plantations.</text:p>
          </table:table-cell>
          <table:table-cell table:number-columns-repeated="1015"/>
        </table:table-row>
        <table:table-row table:style-name="ro17">
          <table:table-cell office:value-type="string" calcext:value-type="string">
            <text:p>Paraguay</text:p>
          </table:table-cell>
          <table:table-cell office:value-type="string" calcext:value-type="string">
            <text:p>Cresud</text:p>
          </table:table-cell>
          <table:table-cell office:value-type="string" calcext:value-type="string">
            <text:p>Argentina</text:p>
          </table:table-cell>
          <table:table-cell office:value-type="string" calcext:value-type="string">
            <text:p>Agribusiness</text:p>
          </table:table-cell>
          <table:table-cell office:value-type="float" office:value="142000" calcext:value-type="float">
            <text:p>142000</text:p>
          </table:table-cell>
          <table:table-cell office:value-type="string" calcext:value-type="string">
            <text:p>Crops, soybeans, sunflowers</text:p>
          </table:table-cell>
          <table:table-cell/>
          <table:table-cell office:value-type="string" calcext:value-type="string">
            <text:p>Done</text:p>
          </table:table-cell>
          <table:table-cell office:value-type="string" calcext:value-type="string">
            <text:p>Cresud was a small farmland operator managing 20,000 ha when it was taken over by George Soros and Argentinian real-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cell table:number-columns-repeated="1015"/>
        </table:table-row>
        <table:table-row table:style-name="ro13">
          <table:table-cell office:value-type="string" calcext:value-type="string">
            <text:p>Paraguay</text:p>
          </table:table-cell>
          <table:table-cell office:value-type="string" calcext:value-type="string">
            <text:p>Los Grobo</text:p>
          </table:table-cell>
          <table:table-cell office:value-type="string" calcext:value-type="string">
            <text:p>Argentina</text:p>
          </table:table-cell>
          <table:table-cell office:value-type="string" calcext:value-type="string">
            <text:p>Agribusiness</text:p>
          </table:table-cell>
          <table:table-cell office:value-type="float" office:value="22000" calcext:value-type="float">
            <text:p>22000</text:p>
          </table:table-cell>
          <table:table-cell office:value-type="string" calcext:value-type="string">
            <text:p>Soybeans</text:p>
          </table:table-cell>
          <table:table-cell/>
          <table:table-cell office:value-type="string" calcext:value-type="string">
            <text:p>Done</text:p>
          </table:table-cell>
          <table:table-cell office:value-type="string" calcext:value-type="string">
            <text:p>Los Grobo is owned by Argentina's Grobocopatel family, the second-largest soybean producers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it plans to triple its land holdings over the next few years by way of a joint venture company called LG Agronegócios &amp; Participações SA, which will involve Brazil’s Grupo Vinci Partners, an investment company set up by former Banco Pactual SA parter Gilberto Sayao.</text:p>
          </table:table-cell>
          <table:table-cell table:number-columns-repeated="1015"/>
        </table:table-row>
        <table:table-row table:style-name="ro10">
          <table:table-cell office:value-type="string" calcext:value-type="string">
            <text:p>Paraguay</text:p>
          </table:table-cell>
          <table:table-cell office:value-type="string" calcext:value-type="string">
            <text:p>NFD Agro</text:p>
          </table:table-cell>
          <table:table-cell office:value-type="string" calcext:value-type="string">
            <text:p>Bermuda</text:p>
          </table:table-cell>
          <table:table-cell office:value-type="string" calcext:value-type="string">
            <text:p>Agribusiness</text:p>
          </table:table-cell>
          <table:table-cell office:value-type="float" office:value="34300" calcext:value-type="float">
            <text:p>34300</text:p>
          </table:table-cell>
          <table:table-cell office:value-type="string" calcext:value-type="string">
            <text:p>Maize, soybeans, sunflower</text:p>
          </table:table-cell>
          <table:table-cell/>
          <table:table-cell office:value-type="string" calcext:value-type="string">
            <text:p>Done</text:p>
          </table:table-cell>
          <table:table-cell office:value-type="string" calcext:value-type="string">
            <text:p>In 2009, the IFC approved a US$15-million loan to support the expansion plans of NFD Agro Ltd, a soybean-plantation company based in Paraguay that owns the company Desarrollo Agrícola del Paraguay (Grupo DAP) and that is heavily involved in the controversial Round Table on Responsible Soy Association. NFD Agro is controlled by Argentinian businessmen and the US bank JP Morgan, while TRG Management, a Calyx Agro shareholder, owns 11.7% of the company. NFD owns 26,600 ha and leases another 8,100 ha in Paraguay.</text:p>
          </table:table-cell>
          <table:table-cell table:number-columns-repeated="1015"/>
        </table:table-row>
        <table:table-row table:style-name="ro8">
          <table:table-cell office:value-type="string" calcext:value-type="string">
            <text:p>Paraguay</text:p>
          </table:table-cell>
          <table:table-cell office:value-type="string" calcext:value-type="string">
            <text:p>Calyx Agro</text:p>
          </table:table-cell>
          <table:table-cell office:value-type="string" calcext:value-type="string">
            <text:p>France</text:p>
          </table:table-cell>
          <table:table-cell office:value-type="string" calcext:value-type="string">
            <text:p>Finance</text:p>
          </table:table-cell>
          <table:table-cell office:value-type="float" office:value="2859" calcext:value-type="float">
            <text:p>2859</text:p>
          </table:table-cell>
          <table:table-cell office:value-type="string" calcext:value-type="string">
            <text:p>Crops, sugar cane</text:p>
          </table:table-cell>
          <table:table-cell/>
          <table:table-cell office:value-type="string" calcext:value-type="string">
            <text:p>Done</text:p>
          </table:table-cell>
          <table:table-cell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cell table:number-columns-repeated="1015"/>
        </table:table-row>
        <table:table-row table:style-name="ro2">
          <table:table-cell office:value-type="string" calcext:value-type="string">
            <text:p>Peru</text:p>
          </table:table-cell>
          <table:table-cell office:value-type="string" calcext:value-type="string">
            <text:p>Ecoamerica</text:p>
          </table:table-cell>
          <table:table-cell office:value-type="string" calcext:value-type="string">
            <text:p>South Korea</text:p>
          </table:table-cell>
          <table:table-cell office:value-type="string" calcext:value-type="string">
            <text:p>Agribusiness</text:p>
          </table:table-cell>
          <table:table-cell office:value-type="float" office:value="72000" calcext:value-type="float">
            <text:p>72000</text:p>
          </table:table-cell>
          <table:table-cell office:value-type="string" calcext:value-type="string">
            <text:p>Crops, forstry, livestock</text:p>
          </table:table-cell>
          <table:table-cell office:value-type="string" calcext:value-type="string">
            <text:p>US$57,600 (US$0.80/ha)</text:p>
          </table:table-cell>
          <table:table-cell office:value-type="string" calcext:value-type="string">
            <text:p>In process</text:p>
          </table:table-cell>
          <table:table-cell office:value-type="string" calcext:value-type="string">
            <text:p>In April 2011, two Shawi communities and one Kechwa community from the provinces of Alto Amazonas and San Martín, Peru, became aware that the South Korean company Ecoamerica had applied for the registration and titling of more than 72,000 ha of land, at a price of US$0.80 a hectare, for crop production, logging and livestock raising on lands within their territories. The communities have contested the concession, and the application has been put on hold, pending a decision by the Constitutional Court.</text:p>
          </table:table-cell>
          <table:table-cell table:number-columns-repeated="1015"/>
        </table:table-row>
        <table:table-row table:style-name="ro12">
          <table:table-cell office:value-type="string" calcext:value-type="string">
            <text:p>Peru</text:p>
          </table:table-cell>
          <table:table-cell office:value-type="string" calcext:value-type="string">
            <text:p>Maple Energy</text:p>
          </table:table-cell>
          <table:table-cell office:value-type="string" calcext:value-type="string">
            <text:p>US</text:p>
          </table:table-cell>
          <table:table-cell office:value-type="string" calcext:value-type="string">
            <text:p>Energy</text:p>
          </table:table-cell>
          <table:table-cell office:value-type="float" office:value="13500" calcext:value-type="float">
            <text:p>13500</text:p>
          </table:table-cell>
          <table:table-cell office:value-type="string" calcext:value-type="string">
            <text:p>Sugar cane</text:p>
          </table:table-cell>
          <table:table-cell office:value-type="string" calcext:value-type="string">
            <text:p>US$254 million</text:p>
          </table:table-cell>
          <table:table-cell office:value-type="string" calcext:value-type="string">
            <text:p>Done</text:p>
          </table:table-cell>
          <table:table-cell office:value-type="string" calcext:value-type="string">
            <text:p>Maple acquired 13,500 ha in Piura and plans to cultivate sugar cane on 7,800 ha. It has also constructed an ethanol plant which will produce ethanol for export to the US and Europe.</text:p>
          </table:table-cell>
          <table:table-cell table:number-columns-repeated="1015"/>
        </table:table-row>
        <table:table-row table:style-name="ro8">
          <table:table-cell office:value-type="string" calcext:value-type="string">
            <text:p>Philippines</text:p>
          </table:table-cell>
          <table:table-cell office:value-type="string" calcext:value-type="string">
            <text:p>Hassan Group</text:p>
          </table:table-cell>
          <table:table-cell office:value-type="string" calcext:value-type="string">
            <text:p>Bahrain</text:p>
          </table:table-cell>
          <table:table-cell office:value-type="string" calcext:value-type="string">
            <text:p>Construction</text:p>
          </table:table-cell>
          <table:table-cell office:value-type="float" office:value="10000" calcext:value-type="float">
            <text:p>10000</text:p>
          </table:table-cell>
          <table:table-cell office:value-type="string" calcext:value-type="string">
            <text:p>Bananas, rice and other crops</text:p>
          </table:table-cell>
          <table:table-cell office:value-type="string" calcext:value-type="string">
            <text:p>US$250 million</text:p>
          </table:table-cell>
          <table:table-cell office:value-type="string" calcext:value-type="string">
            <text:p>Done</text:p>
          </table:table-cell>
          <table:table-cell office:value-type="string" calcext:value-type="string">
            <text:p>Hassan Group, Bahrain's largest conglomerate, established a joint venture with the Philippines-based AMA Group in 2010 called RP Harvest. In January 2012 Hassan Group signed a US$50-million agriculture investment deal in Mindanao, for the first phase of the project. AMA Group is owned by the family of Amable R. Aguiluz V, the Philippines' Special Envoy to the Gulf Cooperation Council since 2003. 1,000 ha seems to be already cultivated (Ref 2).</text:p>
          </table:table-cell>
          <table:table-cell table:number-columns-repeated="1015"/>
        </table:table-row>
        <table:table-row table:style-name="ro4">
          <table:table-cell office:value-type="string" calcext:value-type="string">
            <text:p>Philippines</text:p>
          </table:table-cell>
          <table:table-cell office:value-type="string" calcext:value-type="string">
            <text:p>Brunei Investment Authority</text:p>
          </table:table-cell>
          <table:table-cell office:value-type="string" calcext:value-type="string">
            <text:p>Brunei</text:p>
          </table:table-cell>
          <table:table-cell office:value-type="string" calcext:value-type="string">
            <text:p>Government</text:p>
          </table:table-cell>
          <table:table-cell office:value-type="float" office:value="10000" calcext:value-type="float">
            <text:p>10000</text:p>
          </table:table-cell>
          <table:table-cell office:value-type="string" calcext:value-type="string">
            <text:p>Rice</text:p>
          </table:table-cell>
          <table:table-cell/>
          <table:table-cell office:value-type="string" calcext:value-type="string">
            <text:p>Proposed</text:p>
          </table:table-cell>
          <table:table-cell office:value-type="string" calcext:value-type="string">
            <text:p>In 2009 the Brunei Investment Authority was reported to be preparing an investment proposal for an agricultural project in Mindanao. In April 2010, the Minister of Agriculture of Brunei was in the Philippines, where he proposed a project for the establishment of a 10,000-ha rice operation, along with logistics and post-harvest and processing facilities.</text:p>
          </table:table-cell>
          <table:table-cell table:number-columns-repeated="1015"/>
        </table:table-row>
        <table:table-row table:style-name="ro2">
          <table:table-cell office:value-type="string" calcext:value-type="string">
            <text:p>Philippines</text:p>
          </table:table-cell>
          <table:table-cell table:number-columns-repeated="2" office:value-type="string" calcext:value-type="string">
            <text:p>China</text:p>
          </table:table-cell>
          <table:table-cell office:value-type="string" calcext:value-type="string">
            <text:p>Government</text:p>
          </table:table-cell>
          <table:table-cell office:value-type="float" office:value="1280000" calcext:value-type="float">
            <text:p>1280000</text:p>
          </table:table-cell>
          <table:table-cell office:value-type="string" calcext:value-type="string">
            <text:p>Various</text:p>
          </table:table-cell>
          <table:table-cell/>
          <table:table-cell office:value-type="string" calcext:value-type="string">
            <text:p>Suspended</text:p>
          </table:table-cell>
          <table:table-cell office:value-type="string" calcext:value-type="string">
            <text:p>In 2007, the Philippine government signed 18 deals with China to provide Chinese companies with access to land. Popular opposition to the agricultural deals and the deals signed in other sectors forced the government to put the deals on hold. In September 2011, it was reported that the lease contracts signed by the Department of Agriculture with Chinese and other foreign entities were under review. One of the deals includes a 200,000-ha project with China's Beidahuang to develop 200,000 ha of rice, maize, and other crops in the province of Luzon.</text:p>
          </table:table-cell>
          <table:table-cell table:number-columns-repeated="1015"/>
        </table:table-row>
        <table:table-row table:style-name="ro3">
          <table:table-cell office:value-type="string" calcext:value-type="string">
            <text:p>Philippines</text:p>
          </table:table-cell>
          <table:table-cell office:value-type="string" calcext:value-type="string">
            <text:p>Green Future Innovation</text:p>
          </table:table-cell>
          <table:table-cell office:value-type="string" calcext:value-type="string">
            <text:p>Japan</text:p>
          </table:table-cell>
          <table:table-cell office:value-type="string" calcext:value-type="string">
            <text:p>Agribusiness, industrial</text:p>
          </table:table-cell>
          <table:table-cell office:value-type="float" office:value="11000" calcext:value-type="float">
            <text:p>11000</text:p>
          </table:table-cell>
          <table:table-cell office:value-type="string" calcext:value-type="string">
            <text:p>Sugar cane</text:p>
          </table:table-cell>
          <table:table-cell office:value-type="string" calcext:value-type="string">
            <text:p>US$120 million</text:p>
          </table:table-cell>
          <table:table-cell office:value-type="string" calcext:value-type="string">
            <text:p>Done</text:p>
          </table:table-cell>
          <table:table-cell office:value-type="string" calcext:value-type="string">
            <text:p>Green Future Innovations is a joint-venture sugar-cane and ethanol project between Itochu Corp. and JGC Corp. of Japan, Bioethanol and Energy Investments Corp. of the Philippines and GCO of Taiwan. The project includes the development of an 11,000-ha sugar-cane plantation in the Province of Isabela that local groups say is already leading to the displacement of more than 1,000 farming families.</text:p>
          </table:table-cell>
          <table:table-cell table:number-columns-repeated="1015"/>
        </table:table-row>
        <table:table-row table:style-name="ro5">
          <table:table-cell office:value-type="string" calcext:value-type="string">
            <text:p>Philippines</text:p>
          </table:table-cell>
          <table:table-cell table:number-columns-repeated="2" office:value-type="string" calcext:value-type="string">
            <text:p>Kuwait</text:p>
          </table:table-cell>
          <table:table-cell office:value-type="string" calcext:value-type="string">
            <text:p>Government</text:p>
          </table:table-cell>
          <table:table-cell office:value-type="float" office:value="20000" calcext:value-type="float">
            <text:p>20000</text:p>
          </table:table-cell>
          <table:table-cell office:value-type="string" calcext:value-type="string">
            <text:p>Maize, rice</text:p>
          </table:table-cell>
          <table:table-cell/>
          <table:table-cell office:value-type="string" calcext:value-type="string">
            <text:p>In process</text:p>
          </table:table-cell>
          <table:table-cell office:value-type="string" calcext:value-type="string">
            <text:p>The Kuwait Ministry of Agriculture is considering a proposal from the Government of the Philippines for an agricultural project involving 10,000 ha for the cultivation of rice and 10,000 ha for maize</text:p>
          </table:table-cell>
          <table:table-cell table:number-columns-repeated="1015"/>
        </table:table-row>
        <table:table-row table:style-name="ro3">
          <table:table-cell office:value-type="string" calcext:value-type="string">
            <text:p>Philippines</text:p>
          </table:table-cell>
          <table:table-cell office:value-type="string" calcext:value-type="string">
            <text:p>Zuellig Group</text:p>
          </table:table-cell>
          <table:table-cell office:value-type="string" calcext:value-type="string">
            <text:p>Malaysia</text:p>
          </table:table-cell>
          <table:table-cell office:value-type="string" calcext:value-type="string">
            <text:p>Agribusiness, health care</text:p>
          </table:table-cell>
          <table:table-cell office:value-type="float" office:value="30000" calcext:value-type="float">
            <text:p>30000</text:p>
          </table:table-cell>
          <table:table-cell office:value-type="string" calcext:value-type="string">
            <text:p>Maize</text:p>
          </table:table-cell>
          <table:table-cell/>
          <table:table-cell office:value-type="string" calcext:value-type="string">
            <text:p>In process</text:p>
          </table:table-cell>
          <table:table-cell office:value-type="string" calcext:value-type="string">
            <text:p>The Zuellig Group, headquartered in Kuala Lumpur, Malaysia, is one of the largest privately held conglomerates in the world, with an annual turnover of over US$12 billion. In March 2011, the company said that it was test-growing maize in the Philippines, where it plans to set up a 30,000-ha plantation to grow maize to supply its subsidiary Gold Coin, one of Asia's largest feed producers.</text:p>
          </table:table-cell>
          <table:table-cell table:number-columns-repeated="1015"/>
        </table:table-row>
        <table:table-row table:style-name="ro12">
          <table:table-cell office:value-type="string" calcext:value-type="string">
            <text:p>Philippines</text:p>
          </table:table-cell>
          <table:table-cell table:number-columns-repeated="2" office:value-type="string" calcext:value-type="string">
            <text:p>Oman</text:p>
          </table:table-cell>
          <table:table-cell office:value-type="string" calcext:value-type="string">
            <text:p>Government</text:p>
          </table:table-cell>
          <table:table-cell office:value-type="float" office:value="10000" calcext:value-type="float">
            <text:p>100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The Oman Ministry of Agriculture is considering a proposal from the Government of the Philippines for an agricultural project involving 10,000 ha for the cultivation of rice.</text:p>
          </table:table-cell>
          <table:table-cell table:number-columns-repeated="1015"/>
        </table:table-row>
        <table:table-row table:style-name="ro12">
          <table:table-cell office:value-type="string" calcext:value-type="string">
            <text:p>Philippines</text:p>
          </table:table-cell>
          <table:table-cell table:number-columns-repeated="2" office:value-type="string" calcext:value-type="string">
            <text:p>Qatar</text:p>
          </table:table-cell>
          <table:table-cell office:value-type="string" calcext:value-type="string">
            <text:p>Government</text:p>
          </table:table-cell>
          <table:table-cell office:value-type="float" office:value="100000" calcext:value-type="float">
            <text:p>1000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In December 2008, the Philippines' government made a proposal to the Qatar Investment Authority for an agricultural project involving 100,000 ha for the production of rice.</text:p>
          </table:table-cell>
          <table:table-cell table:number-columns-repeated="1015"/>
        </table:table-row>
        <table:table-row table:style-name="ro6">
          <table:table-cell office:value-type="string" calcext:value-type="string">
            <text:p>Philippines</text:p>
          </table:table-cell>
          <table:table-cell office:value-type="string" calcext:value-type="string">
            <text:p>Far Eastern Agricultural Investment Company</text:p>
          </table:table-cell>
          <table:table-cell office:value-type="string" calcext:value-type="string">
            <text:p>Saudi Arabia</text:p>
          </table:table-cell>
          <table:table-cell office:value-type="string" calcext:value-type="string">
            <text:p>Agribusiness</text:p>
          </table:table-cell>
          <table:table-cell office:value-type="float" office:value="50000" calcext:value-type="float">
            <text:p>50000</text:p>
          </table:table-cell>
          <table:table-cell office:value-type="string" calcext:value-type="string">
            <text:p>Banana, maize, pineapple, rice</text:p>
          </table:table-cell>
          <table:table-cell/>
          <table:table-cell office:value-type="string" calcext:value-type="string">
            <text:p>Done</text:p>
          </table:table-cell>
          <table:table-cell office:value-type="string" calcext:value-type="string">
            <text:p>In 2009, the Al Rajhi Group brought together ten Saudi Arabian agricultural companies, to form the Far Eastern Agricultural Investment Company, a US$27-million investment vehicle for the acquisition of farmland in Asia, mainly for rice production. In June 2010, the Financial Times reported that the joint venture had arranged leases in Cambodia, Vietnam, Pakistan and the Philippines for aromatic and long-grain basmati rice production for export to Saudi Arabia. In May 2010, it signed an MoU with AgriNurture of the Philippines to develop production of pineapple, banana, rice and maize on 50,000 ha. AgriNuture is pursuing similar projects with Beidahuang of China. In December 2011, Black River Capital Partners, a hedge fund owned by Cargill, acquired 28.11% of AgriNurture for US$30.45 million.</text:p>
          </table:table-cell>
          <table:table-cell table:number-columns-repeated="1015"/>
        </table:table-row>
        <table:table-row table:style-name="ro3">
          <table:table-cell office:value-type="string" calcext:value-type="string">
            <text:p>Philippines</text:p>
          </table:table-cell>
          <table:table-cell office:value-type="string" calcext:value-type="string">
            <text:p>Jeonnam Feedstock</text:p>
          </table:table-cell>
          <table:table-cell office:value-type="string" calcext:value-type="string">
            <text:p>South Korea</text:p>
          </table:table-cell>
          <table:table-cell office:value-type="string" calcext:value-type="string">
            <text:p>Government</text:p>
          </table:table-cell>
          <table:table-cell office:value-type="float" office:value="94000" calcext:value-type="float">
            <text:p>94000</text:p>
          </table:table-cell>
          <table:table-cell office:value-type="string" calcext:value-type="string">
            <text:p>Maize</text:p>
          </table:table-cell>
          <table:table-cell/>
          <table:table-cell office:value-type="string" calcext:value-type="string">
            <text:p>Done</text:p>
          </table:table-cell>
          <table:table-cell office:value-type="string" calcext:value-type="string">
            <text:p>Jeonnam Feedstock is a company established by the government of the Province of South Jeolla, South Korea. In July 2009 it was reported that the company had acquired a 25-year lease for about 95,000 ha of farmland in Mindoro to grow low-cost grain for feed production. However, officials from both the central and provincial governments of the Philippines have denied knowledge of the deal.</text:p>
          </table:table-cell>
          <table:table-cell table:number-columns-repeated="1015"/>
        </table:table-row>
        <table:table-row table:style-name="ro9">
          <table:table-cell office:value-type="string" calcext:value-type="string">
            <text:p>Philippines</text:p>
          </table:table-cell>
          <table:table-cell office:value-type="string" calcext:value-type="string">
            <text:p>Lotte Group</text:p>
          </table:table-cell>
          <table:table-cell office:value-type="string" calcext:value-type="string">
            <text:p>South Korea</text:p>
          </table:table-cell>
          <table:table-cell office:value-type="string" calcext:value-type="string">
            <text:p>Agribusiness, construction, real estate</text:p>
          </table:table-cell>
          <table:table-cell office:value-type="float" office:value="10000" calcext:value-type="float">
            <text:p>10000</text:p>
          </table:table-cell>
          <table:table-cell office:value-type="string" calcext:value-type="string">
            <text:p>Sugar cane</text:p>
          </table:table-cell>
          <table:table-cell/>
          <table:table-cell office:value-type="string" calcext:value-type="string">
            <text:p>In process</text:p>
          </table:table-cell>
          <table:table-cell office:value-type="string" calcext:value-type="string">
            <text:p>In April 2011, it was reported that South Korea's Lotte group was pursuing a sugar-cane project involving around 10,000 ha in Central Luzon and the construction of a sugar mill. China's Wahaha Group has also indicated its interest in these same lands.</text:p>
          </table:table-cell>
          <table:table-cell table:number-columns-repeated="1015"/>
        </table:table-row>
        <table:table-row table:style-name="ro8">
          <table:table-cell office:value-type="string" calcext:value-type="string">
            <text:p>Philippines</text:p>
          </table:table-cell>
          <table:table-cell table:number-columns-repeated="2" office:value-type="string" calcext:value-type="string">
            <text:p>South Korea</text:p>
          </table:table-cell>
          <table:table-cell office:value-type="string" calcext:value-type="string">
            <text:p>Government</text:p>
          </table:table-cell>
          <table:table-cell office:value-type="float" office:value="100000" calcext:value-type="float">
            <text:p>100000</text:p>
          </table:table-cell>
          <table:table-cell office:value-type="string" calcext:value-type="string">
            <text:p>Maize, rice, sugar</text:p>
          </table:table-cell>
          <table:table-cell/>
          <table:table-cell office:value-type="string" calcext:value-type="string">
            <text:p>Done</text:p>
          </table:table-cell>
          <table:table-cell office:value-type="string" calcext:value-type="string">
            <text:p>The Korean and Philippine governments signed an MoU for the creation of a Multiple Industry Cluster, under which the Philippines will identify and make available 100,000 ha for private investors from South Korea, with the Korean International Cooperation Agency providing technical assistance. In April 2011, Trade Under-secretary Cristino Panlilio said that an inter-agency task force was working on the identification of both private and government land for the project.</text:p>
          </table:table-cell>
          <table:table-cell table:number-columns-repeated="1015"/>
        </table:table-row>
        <table:table-row table:style-name="ro2">
          <table:table-cell office:value-type="string" calcext:value-type="string">
            <text:p>Philippines</text:p>
          </table:table-cell>
          <table:table-cell office:value-type="string" calcext:value-type="string">
            <text:p>San Carlos Bio-Energy</text:p>
          </table:table-cell>
          <table:table-cell office:value-type="string" calcext:value-type="string">
            <text:p>UK</text:p>
          </table:table-cell>
          <table:table-cell office:value-type="string" calcext:value-type="string">
            <text:p>Agribusiness</text:p>
          </table:table-cell>
          <table:table-cell office:value-type="float" office:value="5000" calcext:value-type="float">
            <text:p>5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In 2003, Bronzeoak Ltd established Bronzeoak Philippines in partnership with Zabaleta &amp; Co. of the Philippines to develop sugar-cane-based energy projects in the Philippines. More recently, the Swiss-German ThomasLloyd Group and FE Clean Energy of New York have joined the company. In 2006, with financing from China Bank, Bronzeoak Philippines opened an ethanol plant on Negros Island that will be supplied by a 5,000-ha sugar-cane plantation that the company is also developing in the area.</text:p>
          </table:table-cell>
          <table:table-cell table:number-columns-repeated="1015"/>
        </table:table-row>
        <table:table-row table:style-name="ro9">
          <table:table-cell office:value-type="string" calcext:value-type="string">
            <text:p>Philippines</text:p>
          </table:table-cell>
          <table:table-cell office:value-type="string" calcext:value-type="string">
            <text:p>A. Brown Company</text:p>
          </table:table-cell>
          <table:table-cell office:value-type="string" calcext:value-type="string">
            <text:p>US</text:p>
          </table:table-cell>
          <table:table-cell office:value-type="string" calcext:value-type="string">
            <text:p>Agribusiness, real estate</text:p>
          </table:table-cell>
          <table:table-cell office:value-type="float" office:value="20000" calcext:value-type="float">
            <text:p>20000</text:p>
          </table:table-cell>
          <table:table-cell office:value-type="string" calcext:value-type="string">
            <text:p>Oil palm</text:p>
          </table:table-cell>
          <table:table-cell/>
          <table:table-cell office:value-type="string" calcext:value-type="string">
            <text:p>In process</text:p>
          </table:table-cell>
          <table:table-cell office:value-type="string" calcext:value-type="string">
            <text:p>In July 2011, Nakeen Corporation, a wholly owned subsidiary of ABERDI, A. Brown Co's agribusiness division, announced its intention to develop a 600-ha oil-palm plantation on public lands in Misamis Oriental. ABERDI is planning to expand the plantation to 20,000 ha.</text:p>
          </table:table-cell>
          <table:table-cell table:number-columns-repeated="1015"/>
        </table:table-row>
        <table:table-row table:style-name="ro5">
          <table:table-cell office:value-type="string" calcext:value-type="string">
            <text:p>Poland</text:p>
          </table:table-cell>
          <table:table-cell office:value-type="string" calcext:value-type="string">
            <text:p>Agricultural Capital Partners</text:p>
          </table:table-cell>
          <table:table-cell office:value-type="string" calcext:value-type="string">
            <text:p>Ireland</text:p>
          </table:table-cell>
          <table:table-cell office:value-type="string" calcext:value-type="string">
            <text:p>Finance</text:p>
          </table:table-cell>
          <table:table-cell office:value-type="float" office:value="1116" calcext:value-type="float">
            <text:p>1116</text:p>
          </table:table-cell>
          <table:table-cell office:value-type="string" calcext:value-type="string">
            <text:p>Crops, dairy</text:p>
          </table:table-cell>
          <table:table-cell/>
          <table:table-cell office:value-type="string" calcext:value-type="string">
            <text:p>Done</text:p>
          </table:table-cell>
          <table:table-cell office:value-type="string" calcext:value-type="string">
            <text:p>Agricultural Capital Partners was founded by five Irish entrepreneurs to acquire farms overseas and then sell them at a profit after five to seven years. The fund manages farms in Serbia, Lithuania, Australia and the USA.</text:p>
          </table:table-cell>
          <table:table-cell table:number-columns-repeated="1015"/>
        </table:table-row>
        <table:table-row table:style-name="ro8">
          <table:table-cell office:value-type="string" calcext:value-type="string">
            <text:p>Poland</text:p>
          </table:table-cell>
          <table:table-cell office:value-type="string" calcext:value-type="string">
            <text:p>Continental Farmers Group</text:p>
          </table:table-cell>
          <table:table-cell office:value-type="string" calcext:value-type="string">
            <text:p>Ireland</text:p>
          </table:table-cell>
          <table:table-cell office:value-type="string" calcext:value-type="string">
            <text:p>Agribusiness</text:p>
          </table:table-cell>
          <table:table-cell office:value-type="float" office:value="2500" calcext:value-type="float">
            <text:p>2500</text:p>
          </table:table-cell>
          <table:table-cell office:value-type="string" calcext:value-type="string">
            <text:p>Sugar beet, wheat</text:p>
          </table:table-cell>
          <table:table-cell/>
          <table:table-cell office:value-type="string" calcext:value-type="string">
            <text:p>Done</text:p>
          </table:table-cell>
          <table:table-cell office:value-type="string" calcext:value-type="string">
            <text:p>Continental Farmers Group is listed on the London Stock Exchange but is controlled by two Irish companies, the agribusiness giant Origin Enterprises (24.2%) and Davy Crest Nominees (13.5%), a fund controlled by Davy Stockbrokers of Dublin. Continental began by investing in farmland in Poland and then expanding into Ukraine in 2006. In 2008-9, it raised €20 million in equity funding from investors such as BlackRock for its Ukrainian operations, which covered 21,000 ha by 2012.</text:p>
          </table:table-cell>
          <table:table-cell table:number-columns-repeated="1015"/>
        </table:table-row>
        <table:table-row table:style-name="ro4">
          <table:table-cell office:value-type="string" calcext:value-type="string">
            <text:p>Poland</text:p>
          </table:table-cell>
          <table:table-cell office:value-type="string" calcext:value-type="string">
            <text:p>Rabobank</text:p>
          </table:table-cell>
          <table:table-cell office:value-type="string" calcext:value-type="string">
            <text:p>Netherlands</text:p>
          </table:table-cell>
          <table:table-cell office:value-type="string" calcext:value-type="string">
            <text:p>Finance</text:p>
          </table:table-cell>
          <table:table-cell table:number-columns-repeated="2"/>
          <table:table-cell office:value-type="string" calcext:value-type="string">
            <text:p>US$205 million (half of fund)</text:p>
          </table:table-cell>
          <table:table-cell office:value-type="string" calcext:value-type="string">
            <text:p>Done</text:p>
          </table:table-cell>
          <table:table-cell office:value-type="string" calcext:value-type="string">
            <text:p>Rabo Farm is an investment vehicle created in 2008 by Rabobank, the world's largest bank in the agribusiness sector, specifically to acquire and manage farmland. In January 2012, Rabo Farm confirmed that it had so far launched only one fund, the Rabo Farm Europe Fund, which had raised €315 million and had acquired 15 farms in Romania and Poland.</text:p>
          </table:table-cell>
          <table:table-cell table:number-columns-repeated="1015"/>
        </table:table-row>
        <table:table-row table:style-name="ro8">
          <table:table-cell office:value-type="string" calcext:value-type="string">
            <text:p>Poland</text:p>
          </table:table-cell>
          <table:table-cell office:value-type="string" calcext:value-type="string">
            <text:p>Rolnyvik</text:p>
          </table:table-cell>
          <table:table-cell office:value-type="string" calcext:value-type="string">
            <text:p>Sweden</text:p>
          </table:table-cell>
          <table:table-cell office:value-type="string" calcext:value-type="string">
            <text:p>Agribusiness</text:p>
          </table:table-cell>
          <table:table-cell office:value-type="float" office:value="6705" calcext:value-type="float">
            <text:p>6705</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Rolnyvik is a wholly owned subsidiary of the Swedish company Kinnevik, which operates two farms in Poland. In June 2009, Kinnevik acquired 30% of the shares in the Ukrainian farming company RawAgro, from the local investment company TAS, for a purchase consideration of about US$4 million. RawAgro leases 13,000 ha in five regions of Ukraine and also owns 24.9% of Black Earth Farming, which controls 326,000 ha of farmland in Russia.</text:p>
          </table:table-cell>
          <table:table-cell table:number-columns-repeated="1015"/>
        </table:table-row>
        <table:table-row table:style-name="ro12">
          <table:table-cell office:value-type="string" calcext:value-type="string">
            <text:p>Romania</text:p>
          </table:table-cell>
          <table:table-cell office:value-type="string" calcext:value-type="string">
            <text:p>Ingleby Company</text:p>
          </table:table-cell>
          <table:table-cell office:value-type="string" calcext:value-type="string">
            <text:p>Denmark</text:p>
          </table:table-cell>
          <table:table-cell office:value-type="string" calcext:value-type="string">
            <text:p>Finance</text:p>
          </table:table-cell>
          <table:table-cell office:value-type="float" office:value="8632" calcext:value-type="float">
            <text:p>8632</text:p>
          </table:table-cell>
          <table:table-cell table:number-columns-repeated="2"/>
          <table:table-cell office:value-type="string" calcext:value-type="string">
            <text:p>Done</text:p>
          </table:table-cell>
          <table:table-cell office:value-type="string" calcext:value-type="string">
            <text:p>The Ingleby Company, which is owned by the Rausing family, has farmland investments in Argentina, Romania, USA, Uruguay, New Zealand and Australia.</text:p>
          </table:table-cell>
          <table:table-cell table:number-columns-repeated="1015"/>
        </table:table-row>
        <table:table-row table:style-name="ro4">
          <table:table-cell office:value-type="string" calcext:value-type="string">
            <text:p>Romania</text:p>
          </table:table-cell>
          <table:table-cell office:value-type="string" calcext:value-type="string">
            <text:p>Agrarius AG</text:p>
          </table:table-cell>
          <table:table-cell office:value-type="string" calcext:value-type="string">
            <text:p>Germany</text:p>
          </table:table-cell>
          <table:table-cell office:value-type="string" calcext:value-type="string">
            <text:p>Agribusiness</text:p>
          </table:table-cell>
          <table:table-cell office:value-type="float" office:value="3700" calcext:value-type="float">
            <text:p>3700</text:p>
          </table:table-cell>
          <table:table-cell office:value-type="string" calcext:value-type="string">
            <text:p>Maize, rape, sunflowers, wheat</text:p>
          </table:table-cell>
          <table:table-cell/>
          <table:table-cell office:value-type="string" calcext:value-type="string">
            <text:p>Done</text:p>
          </table:table-cell>
          <table:table-cell office:value-type="string" calcext:value-type="string">
            <text:p>Agrarius began acquiring farmland in Romania in 2009. Today it operates on over 3,000 ha, mainly in the Banat region, where the soils are fertile and comparatively cheap. It intends to expand its land holdings to 4,000 ha by the end of 2011 and to move into sugar-beet production. The company's shares trade on the Frankfurt Stock Exchange.</text:p>
          </table:table-cell>
          <table:table-cell table:number-columns-repeated="1015"/>
        </table:table-row>
        <table:table-row table:style-name="ro9">
          <table:table-cell office:value-type="string" calcext:value-type="string">
            <text:p>Romania</text:p>
          </table:table-cell>
          <table:table-cell office:value-type="string" calcext:value-type="string">
            <text:p>Germanagrar</text:p>
          </table:table-cell>
          <table:table-cell office:value-type="string" calcext:value-type="string">
            <text:p>Germany</text:p>
          </table:table-cell>
          <table:table-cell office:value-type="string" calcext:value-type="string">
            <text:p>Real estate</text:p>
          </table:table-cell>
          <table:table-cell office:value-type="float" office:value="8000" calcext:value-type="float">
            <text:p>8000</text:p>
          </table:table-cell>
          <table:table-cell office:value-type="string" calcext:value-type="string">
            <text:p>Cattle, crops</text:p>
          </table:table-cell>
          <table:table-cell/>
          <table:table-cell office:value-type="string" calcext:value-type="string">
            <text:p>Done</text:p>
          </table:table-cell>
          <table:table-cell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cell table:number-columns-repeated="1015"/>
        </table:table-row>
        <table:table-row table:style-name="ro4">
          <table:table-cell office:value-type="string" calcext:value-type="string">
            <text:p>Romania</text:p>
          </table:table-cell>
          <table:table-cell office:value-type="string" calcext:value-type="string">
            <text:p>Assicurazioni Generali</text:p>
          </table:table-cell>
          <table:table-cell office:value-type="string" calcext:value-type="string">
            <text:p>Italy</text:p>
          </table:table-cell>
          <table:table-cell office:value-type="string" calcext:value-type="string">
            <text:p>Finance</text:p>
          </table:table-cell>
          <table:table-cell office:value-type="float" office:value="4650" calcext:value-type="float">
            <text:p>4650</text:p>
          </table:table-cell>
          <table:table-cell office:value-type="string" calcext:value-type="string">
            <text:p>Cereals, grapes, soybeans, sugar beet</text:p>
          </table:table-cell>
          <table:table-cell/>
          <table:table-cell office:value-type="string" calcext:value-type="string">
            <text:p>Done</text:p>
          </table:table-cell>
          <table:table-cell office:value-type="string" calcext:value-type="string">
            <text:p>The Italian insurance company Generali, through its agriculture subsidiary Geneagricola, acquired 4,300 ha of land in western Romania in 2002 and subsequently purchased a 350-ha vineyard. The company plans to build a feed mill, start livestock production, and expand into sugar-beet production and sugar processing. It also controls 10,000 ha of farmland in Italy.</text:p>
          </table:table-cell>
          <table:table-cell table:number-columns-repeated="1015"/>
        </table:table-row>
        <table:table-row table:style-name="ro4">
          <table:table-cell office:value-type="string" calcext:value-type="string">
            <text:p>Romania</text:p>
          </table:table-cell>
          <table:table-cell office:value-type="string" calcext:value-type="string">
            <text:p>Rabobank</text:p>
          </table:table-cell>
          <table:table-cell office:value-type="string" calcext:value-type="string">
            <text:p>Netherlands</text:p>
          </table:table-cell>
          <table:table-cell office:value-type="string" calcext:value-type="string">
            <text:p>Finance</text:p>
          </table:table-cell>
          <table:table-cell table:number-columns-repeated="2"/>
          <table:table-cell office:value-type="string" calcext:value-type="string">
            <text:p>US$205 million (half of fund)</text:p>
          </table:table-cell>
          <table:table-cell office:value-type="string" calcext:value-type="string">
            <text:p>Done</text:p>
          </table:table-cell>
          <table:table-cell office:value-type="string" calcext:value-type="string">
            <text:p>Rabo Farm is an investment vehicle created in 2008 by Rabobank, the world's largest bank in the agribusiness sector, specifically to acquire and manage farmland. In January 2012, Rabo Farm confirmed that it had so far launched only one fund, the Rabo Farm Europe Fund, which had raised €315 million and had acquired 15 farms in Romania and Poland.</text:p>
          </table:table-cell>
          <table:table-cell table:number-columns-repeated="1015"/>
        </table:table-row>
        <table:table-row table:style-name="ro9">
          <table:table-cell office:value-type="string" calcext:value-type="string">
            <text:p>Romania</text:p>
          </table:table-cell>
          <table:table-cell office:value-type="string" calcext:value-type="string">
            <text:p>Prio Foods</text:p>
          </table:table-cell>
          <table:table-cell office:value-type="string" calcext:value-type="string">
            <text:p>Portugal</text:p>
          </table:table-cell>
          <table:table-cell office:value-type="string" calcext:value-type="string">
            <text:p>Agribusiness</text:p>
          </table:table-cell>
          <table:table-cell office:value-type="float" office:value="25244" calcext:value-type="float">
            <text:p>25244</text:p>
          </table:table-cell>
          <table:table-cell office:value-type="string" calcext:value-type="string">
            <text:p>Barley, maize, sunflower, wheat</text:p>
          </table:table-cell>
          <table:table-cell/>
          <table:table-cell office:value-type="string" calcext:value-type="string">
            <text:p>Done</text:p>
          </table:table-cell>
          <table:table-cell office:value-type="string" calcext:value-type="string">
            <text:p>In 2005, Prio Foods, a subsidiary of Grupo Martifer, began investing in farmland as a way to secure supplies for its food operations. It currently operates farms in Brazil, Romania and Mozambique. In Romania, where it farms nearly 25,000 ha, it focuses on cereal crops, as they provide the highest returns.</text:p>
          </table:table-cell>
          <table:table-cell table:number-columns-repeated="1015"/>
        </table:table-row>
        <table:table-row table:style-name="ro2">
          <table:table-cell office:value-type="string" calcext:value-type="string">
            <text:p>Romania</text:p>
          </table:table-cell>
          <table:table-cell office:value-type="string" calcext:value-type="string">
            <text:p>Pharos Financial Group</text:p>
          </table:table-cell>
          <table:table-cell office:value-type="string" calcext:value-type="string">
            <text:p>UAE</text:p>
          </table:table-cell>
          <table:table-cell office:value-type="string" calcext:value-type="string">
            <text:p>Finance</text:p>
          </table:table-cell>
          <table:table-cell office:value-type="float" office:value="50000" calcext:value-type="float">
            <text:p>50000</text:p>
          </table:table-cell>
          <table:table-cell office:value-type="string" calcext:value-type="string">
            <text:p>Cereals</text:p>
          </table:table-cell>
          <table:table-cell/>
          <table:table-cell office:value-type="string" calcext:value-type="string">
            <text:p>In process</text:p>
          </table:table-cell>
          <table:table-cell office:value-type="string" calcext:value-type="string">
            <text:p>In October 2009, Dubai-based Pharos and London-based Miro Holdings International launched the US$350-million Pharos Miros Agricultural Fund to focus on rice farming in Africa and cereal cultivation in eastern Europe. The Fund has a minimum subscription of US$1million and is actively seeking joint ventures with Gulf family-owned conglomerates and sovereign wealth funds. In November 2009, it announced that the fund had a team in Romania seeking to identify 50,000 ha of farmland for acquisition.</text:p>
          </table:table-cell>
          <table:table-cell table:number-columns-repeated="1015"/>
        </table:table-row>
        <table:table-row table:style-name="ro4">
          <table:table-cell office:value-type="string" calcext:value-type="string">
            <text:p>Russia</text:p>
          </table:table-cell>
          <table:table-cell office:value-type="string" calcext:value-type="string">
            <text:p>Heilongjiang Province</text:p>
          </table:table-cell>
          <table:table-cell office:value-type="string" calcext:value-type="string">
            <text:p>China</text:p>
          </table:table-cell>
          <table:table-cell office:value-type="string" calcext:value-type="string">
            <text:p>Government</text:p>
          </table:table-cell>
          <table:table-cell office:value-type="float" office:value="426667" calcext:value-type="float">
            <text:p>426667</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In November 2010 it was reported that north-east China's Heilongjiang Province had leased 426,667 ha of land in Russia to grow crops. The same report stated that the town of Mudanjiang, which is located in Heilongjiang Province, had already acquired 146,667 ha. Heilongjiang Province borders Russia.</text:p>
          </table:table-cell>
          <table:table-cell table:number-columns-repeated="1015"/>
        </table:table-row>
        <table:table-row table:style-name="ro4">
          <table:table-cell office:value-type="string" calcext:value-type="string">
            <text:p>Russia</text:p>
          </table:table-cell>
          <table:table-cell office:value-type="string" calcext:value-type="string">
            <text:p>RAV Agro-Pro</text:p>
          </table:table-cell>
          <table:table-cell office:value-type="string" calcext:value-type="string">
            <text:p>Czech Republic</text:p>
          </table:table-cell>
          <table:table-cell office:value-type="string" calcext:value-type="string">
            <text:p>Finance</text:p>
          </table:table-cell>
          <table:table-cell office:value-type="float" office:value="164000" calcext:value-type="float">
            <text:p>164000</text:p>
          </table:table-cell>
          <table:table-cell office:value-type="string" calcext:value-type="string">
            <text:p>Barley, potatoes, sugar beet, sunflowers, wheat</text:p>
          </table:table-cell>
          <table:table-cell/>
          <table:table-cell office:value-type="string" calcext:value-type="string">
            <text:p>Done</text:p>
          </table:table-cell>
          <table:table-cell office:value-type="string" calcext:value-type="string">
            <text:p>RAV Agro-Pro is owned by PPF Group, an investment company managed by the Czech billionaire Petr Kellner. The company has its headquarters in Voronezh, south-western Russia, and it owns farmland in Orel, Penza, Rostov and Kursk regions. The firm’s assets also include a pig farm with 3,700 pigs, and large dairy and cattle farms.</text:p>
          </table:table-cell>
          <table:table-cell table:number-columns-repeated="1015"/>
        </table:table-row>
        <table:table-row table:style-name="ro9">
          <table:table-cell office:value-type="string" calcext:value-type="string">
            <text:p>Russia</text:p>
          </table:table-cell>
          <table:table-cell office:value-type="string" calcext:value-type="string">
            <text:p>Bonduelle</text:p>
          </table:table-cell>
          <table:table-cell office:value-type="string" calcext:value-type="string">
            <text:p>France</text:p>
          </table:table-cell>
          <table:table-cell office:value-type="string" calcext:value-type="string">
            <text:p>Agribusiness</text:p>
          </table:table-cell>
          <table:table-cell office:value-type="float" office:value="6000" calcext:value-type="float">
            <text:p>6000</text:p>
          </table:table-cell>
          <table:table-cell office:value-type="string" calcext:value-type="string">
            <text:p>vegetables (beans, maize, sweet peas)</text:p>
          </table:table-cell>
          <table:table-cell office:value-type="string" calcext:value-type="string">
            <text:p>US$39 million</text:p>
          </table:table-cell>
          <table:table-cell office:value-type="string" calcext:value-type="string">
            <text:p>Done</text:p>
          </table:table-cell>
          <table:table-cell office:value-type="string" calcext:value-type="string">
            <text:p>Bonduelle, the French leader in canned and frozen vegetables, has two 3,000-ha farms in Russia and is acquiring an additional 6,000-ha farm in Russia from the French cooperative Cecab by the end of 2011. This new aquisition comes in the wake of a failed plan to acquire land in Ukraine.</text:p>
          </table:table-cell>
          <table:table-cell table:number-columns-repeated="1015"/>
        </table:table-row>
        <table:table-row table:style-name="ro4">
          <table:table-cell office:value-type="string" calcext:value-type="string">
            <text:p>Russia</text:p>
          </table:table-cell>
          <table:table-cell office:value-type="string" calcext:value-type="string">
            <text:p>Sucres &amp; Denrée</text:p>
          </table:table-cell>
          <table:table-cell office:value-type="string" calcext:value-type="string">
            <text:p>France</text:p>
          </table:table-cell>
          <table:table-cell office:value-type="string" calcext:value-type="string">
            <text:p>Agribusiness</text:p>
          </table:table-cell>
          <table:table-cell office:value-type="float" office:value="61000" calcext:value-type="float">
            <text:p>61000</text:p>
          </table:table-cell>
          <table:table-cell office:value-type="string" calcext:value-type="string">
            <text:p>Barley, sugar beet</text:p>
          </table:table-cell>
          <table:table-cell/>
          <table:table-cell office:value-type="string" calcext:value-type="string">
            <text:p>Done</text:p>
          </table:table-cell>
          <table:table-cell office:value-type="string" calcext:value-type="string">
            <text:p>Through its subsidiaries LLC Dobrinya, Ouspenski and Stoudenets, Sucden produces sugar beet and barley on 61,000 ha in the Russian territories of Krasnodar, Penza and Lipetsk-Tchernoziom. Sucden, a private company owned by the Varsano family of France, is one of the largest sugar producers in the world.</text:p>
          </table:table-cell>
          <table:table-cell table:number-columns-repeated="1015"/>
        </table:table-row>
        <table:table-row table:style-name="ro4">
          <table:table-cell office:value-type="string" calcext:value-type="string">
            <text:p>Russia</text:p>
          </table:table-cell>
          <table:table-cell office:value-type="string" calcext:value-type="string">
            <text:p>EkoSem-Agrar</text:p>
          </table:table-cell>
          <table:table-cell office:value-type="string" calcext:value-type="string">
            <text:p>Gemany</text:p>
          </table:table-cell>
          <table:table-cell office:value-type="string" calcext:value-type="string">
            <text:p>Agribusiness</text:p>
          </table:table-cell>
          <table:table-cell office:value-type="float" office:value="170000" calcext:value-type="float">
            <text:p>170000</text:p>
          </table:table-cell>
          <table:table-cell office:value-type="string" calcext:value-type="string">
            <text:p>Cereal crops, fodder, potatoes, rape; other crops</text:p>
          </table:table-cell>
          <table:table-cell/>
          <table:table-cell office:value-type="string" calcext:value-type="string">
            <text:p>Done</text:p>
          </table:table-cell>
          <table:table-cell office:value-type="string" calcext:value-type="string">
            <text:p>EkoSem-Agrar of Germany owns the EkoNiva group of companies, which operates 33 enterprises in 17 regions of Russia. The company was founded by Stefan Dürr, a Bavaria-based farmer, in 1994, and now controls 170,000 ha of farmland, which it plans to expand to 250,000 ha.</text:p>
          </table:table-cell>
          <table:table-cell table:number-columns-repeated="1015"/>
        </table:table-row>
        <table:table-row table:style-name="ro9">
          <table:table-cell office:value-type="string" calcext:value-type="string">
            <text:p>Russia</text:p>
          </table:table-cell>
          <table:table-cell office:value-type="string" calcext:value-type="string">
            <text:p>"three farmers from Ingolstadt in Bavaria"</text:p>
          </table:table-cell>
          <table:table-cell office:value-type="string" calcext:value-type="string">
            <text:p>Germany</text:p>
          </table:table-cell>
          <table:table-cell office:value-type="string" calcext:value-type="string">
            <text:p>Agribusiness</text:p>
          </table:table-cell>
          <table:table-cell office:value-type="float" office:value="4000" calcext:value-type="float">
            <text:p>4000</text:p>
          </table:table-cell>
          <table:table-cell table:number-columns-repeated="2"/>
          <table:table-cell office:value-type="string" calcext:value-type="string">
            <text:p>Done</text:p>
          </table:table-cell>
          <table:table-cell office:value-type="string" calcext:value-type="string">
            <text:p>In January 2012, Der Spiegel reported that three German farmers were operating a 4,000-ha farm south of Moscow that they are now planning to expand.</text:p>
          </table:table-cell>
          <table:table-cell table:number-columns-repeated="1015"/>
        </table:table-row>
        <table:table-row table:style-name="ro5">
          <table:table-cell office:value-type="string" calcext:value-type="string">
            <text:p>Russia</text:p>
          </table:table-cell>
          <table:table-cell office:value-type="string" calcext:value-type="string">
            <text:p>Eckart Hohmann</text:p>
          </table:table-cell>
          <table:table-cell office:value-type="string" calcext:value-type="string">
            <text:p>Germany</text:p>
          </table:table-cell>
          <table:table-cell office:value-type="string" calcext:value-type="string">
            <text:p>Agribusiness</text:p>
          </table:table-cell>
          <table:table-cell office:value-type="float" office:value="29000" calcext:value-type="float">
            <text:p>29000</text:p>
          </table:table-cell>
          <table:table-cell office:value-type="string" calcext:value-type="string">
            <text:p>Cereals</text:p>
          </table:table-cell>
          <table:table-cell/>
          <table:table-cell office:value-type="string" calcext:value-type="string">
            <text:p>Done</text:p>
          </table:table-cell>
          <table:table-cell office:value-type="string" calcext:value-type="string">
            <text:p>Eckart Hohmann, a former banker with the German state-owned bank WestLB, and a business partner from the north-eastern German region of Mecklenburg, acquired 29,000 ha of farmland around 400 km south of Moscow.</text:p>
          </table:table-cell>
          <table:table-cell table:number-columns-repeated="1015"/>
        </table:table-row>
        <table:table-row table:style-name="ro9">
          <table:table-cell office:value-type="string" calcext:value-type="string">
            <text:p>Russia</text:p>
          </table:table-cell>
          <table:table-cell office:value-type="string" calcext:value-type="string">
            <text:p>Ivolga-Holding, LLC</text:p>
          </table:table-cell>
          <table:table-cell office:value-type="string" calcext:value-type="string">
            <text:p>Kazakhstan</text:p>
          </table:table-cell>
          <table:table-cell office:value-type="string" calcext:value-type="string">
            <text:p>Agribusiness</text:p>
          </table:table-cell>
          <table:table-cell office:value-type="float" office:value="666850" calcext:value-type="float">
            <text:p>666850</text:p>
          </table:table-cell>
          <table:table-cell office:value-type="string" calcext:value-type="string">
            <text:p>Crops (mostly wheat)</text:p>
          </table:table-cell>
          <table:table-cell/>
          <table:table-cell office:value-type="string" calcext:value-type="string">
            <text:p>Done</text:p>
          </table:table-cell>
          <table:table-cell office:value-type="string" calcext:value-type="string">
            <text:p>Ivolga-Holding is a major grain producer in Kazakhstan, where it operates on more than 560,000 ha. It is also involved in storage and processing, and is one of the main exporters of agricultural commodities in Kazakhstan. Its Russian farms are situated in the far east of the country.</text:p>
          </table:table-cell>
          <table:table-cell table:number-columns-repeated="1015"/>
        </table:table-row>
        <table:table-row table:style-name="ro5">
          <table:table-cell office:value-type="string" calcext:value-type="string">
            <text:p>Russia</text:p>
          </table:table-cell>
          <table:table-cell table:number-columns-repeated="2" office:value-type="string" calcext:value-type="string">
            <text:p>North Korea</text:p>
          </table:table-cell>
          <table:table-cell office:value-type="string" calcext:value-type="string">
            <text:p>Government</text:p>
          </table:table-cell>
          <table:table-cell office:value-type="float" office:value="200000" calcext:value-type="float">
            <text:p>200000</text:p>
          </table:table-cell>
          <table:table-cell office:value-type="string" calcext:value-type="string">
            <text:p>Cereals, vegetables</text:p>
          </table:table-cell>
          <table:table-cell/>
          <table:table-cell office:value-type="string" calcext:value-type="string">
            <text:p>In process</text:p>
          </table:table-cell>
          <table:table-cell office:value-type="string" calcext:value-type="string">
            <text:p>In August 2011, Ria Novosti reported that North Korea plans to rent "several hundred thousand hectares" in the Amur region, which is reported to have about 200,000 ha available under regional, municipal or private ownership.</text:p>
          </table:table-cell>
          <table:table-cell table:number-columns-repeated="1015"/>
        </table:table-row>
        <table:table-row table:style-name="ro10">
          <table:table-cell office:value-type="string" calcext:value-type="string">
            <text:p>Russia</text:p>
          </table:table-cell>
          <table:table-cell office:value-type="string" calcext:value-type="string">
            <text:p>Foras International Investment Co</text:p>
          </table:table-cell>
          <table:table-cell office:value-type="string" calcext:value-type="string">
            <text:p>Saudi Arabia</text:p>
          </table:table-cell>
          <table:table-cell office:value-type="string" calcext:value-type="string">
            <text:p>Finance</text:p>
          </table:table-cell>
          <table:table-cell office:value-type="float" office:value="10000" calcext:value-type="float">
            <text:p>10000</text:p>
          </table:table-cell>
          <table:table-cell office:value-type="string" calcext:value-type="string">
            <text:p>Cereals</text:p>
          </table:table-cell>
          <table:table-cell/>
          <table:table-cell office:value-type="string" calcext:value-type="string">
            <text:p>In process</text:p>
          </table:table-cell>
          <table:table-cell office:value-type="string" calcext:value-type="string">
            <text:p>Foras has told the Government of the Russian Republic of Tatarstan that it is interested in leasing 10,000 ha for crop production.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number-columns-repeated="1015"/>
        </table:table-row>
        <table:table-row table:style-name="ro10">
          <table:table-cell office:value-type="string" calcext:value-type="string">
            <text:p>Russia</text:p>
          </table:table-cell>
          <table:table-cell office:value-type="string" calcext:value-type="string">
            <text:p>Olam International</text:p>
          </table:table-cell>
          <table:table-cell office:value-type="string" calcext:value-type="string">
            <text:p>Singapore</text:p>
          </table:table-cell>
          <table:table-cell office:value-type="string" calcext:value-type="string">
            <text:p>Agribusiness</text:p>
          </table:table-cell>
          <table:table-cell office:value-type="float" office:value="60000" calcext:value-type="float">
            <text:p>60000</text:p>
          </table:table-cell>
          <table:table-cell office:value-type="string" calcext:value-type="string">
            <text:p>Crops, dairy</text:p>
          </table:table-cell>
          <table:table-cell office:value-type="string" calcext:value-type="string">
            <text:p>US$75 million</text:p>
          </table:table-cell>
          <table:table-cell office:value-type="string" calcext:value-type="string">
            <text:p>Done</text:p>
          </table:table-cell>
          <table:table-cell office:value-type="string" calcext:value-type="string">
            <text:p>Olam is an Indian non-resident company, based in Singapore. It is one of the world's largest commodity traders and is investing heavily in farming operations and contract farming schemes, particularly in Africa and Latin America. In January 2012, Olam announced that it was investing US$75 million to acquire 75% of Russian dairy company RUSMOLCO, which owns several large dairy farms, 6,600 cows, and 60,000 ha of cropland in Russia. Olam also announced that it would jointly invest US$400 million in Russia over the next five years with RUSMOLCO and the Russian government.</text:p>
          </table:table-cell>
          <table:table-cell table:number-columns-repeated="1015"/>
        </table:table-row>
        <table:table-row table:style-name="ro4">
          <table:table-cell office:value-type="string" calcext:value-type="string">
            <text:p>Russia</text:p>
          </table:table-cell>
          <table:table-cell office:value-type="string" calcext:value-type="string">
            <text:p>Hyundai</text:p>
          </table:table-cell>
          <table:table-cell office:value-type="string" calcext:value-type="string">
            <text:p>South Korea</text:p>
          </table:table-cell>
          <table:table-cell office:value-type="string" calcext:value-type="string">
            <text:p>Industrial</text:p>
          </table:table-cell>
          <table:table-cell office:value-type="float" office:value="10000" calcext:value-type="float">
            <text:p>10000</text:p>
          </table:table-cell>
          <table:table-cell office:value-type="string" calcext:value-type="string">
            <text:p>Cereals</text:p>
          </table:table-cell>
          <table:table-cell office:value-type="string" calcext:value-type="string">
            <text:p>US$6.5 million</text:p>
          </table:table-cell>
          <table:table-cell office:value-type="string" calcext:value-type="string">
            <text:p>Done</text:p>
          </table:table-cell>
          <table:table-cell office:value-type="string" calcext:value-type="string">
            <text:p>Hyundai is one of several South Korean transnational corporations that are pursuing overseas farmland acquisitions for the production of food crops to export to South Korea. In Russia it has secured a lease for 10,000 ha to produce cereals, and plans to invest an additional US$9 million to expand production to 50,000 ha in 2012.</text:p>
          </table:table-cell>
          <table:table-cell table:number-columns-repeated="1015"/>
        </table:table-row>
        <table:table-row table:style-name="ro3">
          <table:table-cell office:value-type="string" calcext:value-type="string">
            <text:p>Russia</text:p>
          </table:table-cell>
          <table:table-cell office:value-type="string" calcext:value-type="string">
            <text:p>Alpcot Agro</text:p>
          </table:table-cell>
          <table:table-cell office:value-type="string" calcext:value-type="string">
            <text:p>Sweden</text:p>
          </table:table-cell>
          <table:table-cell office:value-type="string" calcext:value-type="string">
            <text:p>Agribusiness</text:p>
          </table:table-cell>
          <table:table-cell office:value-type="float" office:value="183200" calcext:value-type="float">
            <text:p>183200</text:p>
          </table:table-cell>
          <table:table-cell office:value-type="string" calcext:value-type="string">
            <text:p>Cattle, rye, sunflowers, wheat</text:p>
          </table:table-cell>
          <table:table-cell/>
          <table:table-cell office:value-type="string" calcext:value-type="string">
            <text:p>Done</text:p>
          </table:table-cell>
          <table:table-cell office:value-type="string" calcext:value-type="string">
            <text:p>Alpcot Agro is a Swedish company that was established in 2006 to acquire farmland in Russia and Ukraine. In December 2011, the company purchased another major Ukraine farmland operator, UK-based Landkom, giving it control of a further 74,000 ha in Ukraine and pushing its total landbank to over 270,000 ha. The company says that it will launch an IPO on the London Stock Exchange.</text:p>
          </table:table-cell>
          <table:table-cell table:number-columns-repeated="1015"/>
        </table:table-row>
        <table:table-row table:style-name="ro4">
          <table:table-cell office:value-type="string" calcext:value-type="string">
            <text:p>Russia</text:p>
          </table:table-cell>
          <table:table-cell office:value-type="string" calcext:value-type="string">
            <text:p>Black Earth Farming</text:p>
          </table:table-cell>
          <table:table-cell office:value-type="string" calcext:value-type="string">
            <text:p>Sweden</text:p>
          </table:table-cell>
          <table:table-cell office:value-type="string" calcext:value-type="string">
            <text:p>Agribusiness</text:p>
          </table:table-cell>
          <table:table-cell office:value-type="float" office:value="326000" calcext:value-type="float">
            <text:p>326000</text:p>
          </table:table-cell>
          <table:table-cell office:value-type="string" calcext:value-type="string">
            <text:p>Barley, wheat</text:p>
          </table:table-cell>
          <table:table-cell/>
          <table:table-cell office:value-type="string" calcext:value-type="string">
            <text:p>Done</text:p>
          </table:table-cell>
          <table:table-cell office:value-type="string" calcext:value-type="string">
            <text:p>Black Earth Farming operates in the Voronezh, Lipetsk, Tambov, Samara, Kursk, and Ryazan Regions, on 326,000 ha, of which it owns 256,000 ha. The company's biggest shareholders are Vostok Nafta and another Swedish fund, Investment AB Kinnevik (24.8% and 24.9%, respectively). Alecta Pension Fund holds another 9.3%.</text:p>
          </table:table-cell>
          <table:table-cell table:number-columns-repeated="1015"/>
        </table:table-row>
        <table:table-row table:style-name="ro4">
          <table:table-cell office:value-type="string" calcext:value-type="string">
            <text:p>Russia</text:p>
          </table:table-cell>
          <table:table-cell office:value-type="string" calcext:value-type="string">
            <text:p>Insight Energy AB</text:p>
          </table:table-cell>
          <table:table-cell office:value-type="string" calcext:value-type="string">
            <text:p>Sweden</text:p>
          </table:table-cell>
          <table:table-cell office:value-type="string" calcext:value-type="string">
            <text:p>Energy</text:p>
          </table:table-cell>
          <table:table-cell office:value-type="float" office:value="180000" calcext:value-type="float">
            <text:p>180000</text:p>
          </table:table-cell>
          <table:table-cell office:value-type="string" calcext:value-type="string">
            <text:p>Grain, dairy, livestock</text:p>
          </table:table-cell>
          <table:table-cell/>
          <table:table-cell office:value-type="string" calcext:value-type="string">
            <text:p>Done</text:p>
          </table:table-cell>
          <table:table-cell office:value-type="string" calcext:value-type="string">
            <text:p>Redland Farming was established by several Russian investors in 2010 and began its farming operations that year on 3,000 ha in Russia's Chuvash Republic. The Journal of Peasant Studies reports that the company has acquired otal farmland of 180,000 ha. In July 2011, the company was taken over in a reverse merger by Swedish energy investor Insight Energy AB.</text:p>
          </table:table-cell>
          <table:table-cell table:number-columns-repeated="1015"/>
        </table:table-row>
        <table:table-row table:style-name="ro12">
          <table:table-cell office:value-type="string" calcext:value-type="string">
            <text:p>Russia</text:p>
          </table:table-cell>
          <table:table-cell office:value-type="string" calcext:value-type="string">
            <text:p>Anninskoe</text:p>
          </table:table-cell>
          <table:table-cell office:value-type="string" calcext:value-type="string">
            <text:p>UK</text:p>
          </table:table-cell>
          <table:table-cell office:value-type="string" calcext:value-type="string">
            <text:p>Finance</text:p>
          </table:table-cell>
          <table:table-cell office:value-type="float" office:value="6408" calcext:value-type="float">
            <text:p>6408</text:p>
          </table:table-cell>
          <table:table-cell table:number-columns-repeated="2"/>
          <table:table-cell office:value-type="string" calcext:value-type="string">
            <text:p>Done</text:p>
          </table:table-cell>
          <table:table-cell office:value-type="string" calcext:value-type="string">
            <text:p>According to an article in the Journal of Peasant Studies, Anniskoe is a UK investment group that controls 6,408 ha of farmland in Russia.</text:p>
          </table:table-cell>
          <table:table-cell table:number-columns-repeated="1015"/>
        </table:table-row>
        <table:table-row table:style-name="ro4">
          <table:table-cell office:value-type="string" calcext:value-type="string">
            <text:p>Russia</text:p>
          </table:table-cell>
          <table:table-cell office:value-type="string" calcext:value-type="string">
            <text:p>Appleridge Corporation</text:p>
          </table:table-cell>
          <table:table-cell office:value-type="string" calcext:value-type="string">
            <text:p>UK</text:p>
          </table:table-cell>
          <table:table-cell office:value-type="string" calcext:value-type="string">
            <text:p>Finance</text:p>
          </table:table-cell>
          <table:table-cell office:value-type="float" office:value="27462" calcext:value-type="float">
            <text:p>27462</text:p>
          </table:table-cell>
          <table:table-cell table:number-columns-repeated="2"/>
          <table:table-cell office:value-type="string" calcext:value-type="string">
            <text:p>Done</text:p>
          </table:table-cell>
          <table:table-cell office:value-type="string" calcext:value-type="string">
            <text:p>According to an article in the Journal of Peasant Studies, Appleridge is a private UK company that controls over 27,000 ha in Russia. Reports from Russia indicate that the company is registered in the British Virgin Islands and that it is closely connected with Russian billionaire and farmland owner Roman Avdeev.</text:p>
          </table:table-cell>
          <table:table-cell table:number-columns-repeated="1015"/>
        </table:table-row>
        <table:table-row table:style-name="ro3">
          <table:table-cell office:value-type="string" calcext:value-type="string">
            <text:p>Russia</text:p>
          </table:table-cell>
          <table:table-cell office:value-type="string" calcext:value-type="string">
            <text:p>Amity Technology</text:p>
          </table:table-cell>
          <table:table-cell office:value-type="string" calcext:value-type="string">
            <text:p>US</text:p>
          </table:table-cell>
          <table:table-cell office:value-type="string" calcext:value-type="string">
            <text:p>Agribusiness</text:p>
          </table:table-cell>
          <table:table-cell office:value-type="float" office:value="100000" calcext:value-type="float">
            <text:p>100000</text:p>
          </table:table-cell>
          <table:table-cell office:value-type="string" calcext:value-type="string">
            <text:p>Sugar beet</text:p>
          </table:table-cell>
          <table:table-cell/>
          <table:table-cell office:value-type="string" calcext:value-type="string">
            <text:p>Done</text:p>
          </table:table-cell>
          <table:table-cell office:value-type="string" calcext:value-type="string">
            <text:p>Amity Technology is a North Dakota-based company specialising in sugar-beet production equipment. It became involved in agribusiness investment in Russia and neighbouring countries soon after the fall of the Soviet Union. In April 2011, the company signed an MoU for a Russian sugar-beet farm project, the company's first, to be located in Dagestan, in the south of Russia, near the Caspian Sea.</text:p>
          </table:table-cell>
          <table:table-cell table:number-columns-repeated="1015"/>
        </table:table-row>
        <table:table-row table:style-name="ro4">
          <table:table-cell office:value-type="string" calcext:value-type="string">
            <text:p>Russia</text:p>
          </table:table-cell>
          <table:table-cell office:value-type="string" calcext:value-type="string">
            <text:p>NCH Capital</text:p>
          </table:table-cell>
          <table:table-cell office:value-type="string" calcext:value-type="string">
            <text:p>US</text:p>
          </table:table-cell>
          <table:table-cell office:value-type="string" calcext:value-type="string">
            <text:p>Finance</text:p>
          </table:table-cell>
          <table:table-cell office:value-type="float" office:value="250000" calcext:value-type="float">
            <text:p>250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NCH Capital manages over US$3 billion from university endowments, corporate and state pension funds, foundations, and family investment offices. It has a US$1.4-billion agribusiness fund focused on acquiring farms in eastern Europe. In Ukraine, NCH controls and operates a portfolio of over 450,000 ha. In Russia, NCH has around 250,000 ha.</text:p>
          </table:table-cell>
          <table:table-cell table:number-columns-repeated="1015"/>
        </table:table-row>
        <table:table-row table:style-name="ro8">
          <table:table-cell office:value-type="string" calcext:value-type="string">
            <text:p>Russia</text:p>
          </table:table-cell>
          <table:table-cell office:value-type="string" calcext:value-type="string">
            <text:p>Trigon Agri</text:p>
          </table:table-cell>
          <table:table-cell office:value-type="string" calcext:value-type="string">
            <text:p>Denmark</text:p>
          </table:table-cell>
          <table:table-cell office:value-type="string" calcext:value-type="string">
            <text:p>Agribusiness</text:p>
          </table:table-cell>
          <table:table-cell office:value-type="float" office:value="120626" calcext:value-type="float">
            <text:p>120626</text:p>
          </table:table-cell>
          <table:table-cell office:value-type="string" calcext:value-type="string">
            <text:p>Cereals</text:p>
          </table:table-cell>
          <table:table-cell/>
          <table:table-cell office:value-type="string" calcext:value-type="string">
            <text:p>Done</text:p>
          </table:table-cell>
          <table:table-cell office:value-type="string" calcext:value-type="string">
            <text:p>Joakim Helenius, the fourth-richest man in Estonia and former investment banker with Goldman Sachs and Merrill Lynch, founded Trigon Capital as an Estonian-registered company in 1994. Trigon launched its Trigon Agri Fund, with registration in Denmark, in 2006. By January 2012, the fund had acquired over 170,000 ha of land for cereal farming in the Black Earth region of Russia and Ukraine, and several dairy farms in Estonia and Russia. It trades on the Nasdaq OMX Stockholm.</text:p>
          </table:table-cell>
          <table:table-cell table:number-columns-repeated="1015"/>
        </table:table-row>
        <table:table-row table:style-name="ro2">
          <table:table-cell office:value-type="string" calcext:value-type="string">
            <text:p>Russia</text:p>
          </table:table-cell>
          <table:table-cell office:value-type="string" calcext:value-type="string">
            <text:p>Agrowill Group</text:p>
          </table:table-cell>
          <table:table-cell office:value-type="string" calcext:value-type="string">
            <text:p>Lithuania</text:p>
          </table:table-cell>
          <table:table-cell office:value-type="string" calcext:value-type="string">
            <text:p>Agribusiness</text:p>
          </table:table-cell>
          <table:table-cell office:value-type="float" office:value="40000" calcext:value-type="float">
            <text:p>40000</text:p>
          </table:table-cell>
          <table:table-cell table:number-columns-repeated="2"/>
          <table:table-cell office:value-type="string" calcext:value-type="string">
            <text:p>Done</text:p>
          </table:table-cell>
          <table:table-cell office:value-type="string" calcext:value-type="string">
            <text:p>Agrowill was set up in 2003 to take over, consolidate and modernise farms in Lithuania, particularly in the dairy sector. Through its subsidiaries it owns or leases 38,000 ha in the Baltic states. Foreign investors in Agrowill inlcude SEB AB Finnish and Hansabank of Sweden. In 2008, company representatives announced that they were completing negotiations for farmland in Russia's Penza region and that they planned to acquire 40,000-50,000 ha in Russia by the end of the year and up to 500,000 ha within 3-4 years.</text:p>
          </table:table-cell>
          <table:table-cell table:number-columns-repeated="1015"/>
        </table:table-row>
        <table:table-row table:style-name="ro12">
          <table:table-cell office:value-type="string" calcext:value-type="string">
            <text:p>Senegal</text:p>
          </table:table-cell>
          <table:table-cell table:number-columns-repeated="2" office:value-type="string" calcext:value-type="string">
            <text:p>China</text:p>
          </table:table-cell>
          <table:table-cell office:value-type="string" calcext:value-type="string">
            <text:p>Government</text:p>
          </table:table-cell>
          <table:table-cell office:value-type="float" office:value="100000" calcext:value-type="float">
            <text:p>100000</text:p>
          </table:table-cell>
          <table:table-cell office:value-type="string" calcext:value-type="string">
            <text:p>Peanuts</text:p>
          </table:table-cell>
          <table:table-cell/>
          <table:table-cell office:value-type="string" calcext:value-type="string">
            <text:p>In process</text:p>
          </table:table-cell>
          <table:table-cell office:value-type="string" calcext:value-type="string">
            <text:p>In July 2009, Senegal's President Abdoulaye Wade told Reuters that China was close to a deal for 100,000 ha for growing peanuts.</text:p>
          </table:table-cell>
          <table:table-cell table:number-columns-repeated="1015"/>
        </table:table-row>
        <table:table-row table:style-name="ro10">
          <table:table-cell office:value-type="string" calcext:value-type="string">
            <text:p>Senegal</text:p>
          </table:table-cell>
          <table:table-cell office:value-type="string" calcext:value-type="string">
            <text:p>Datong Trading Enterprise</text:p>
          </table:table-cell>
          <table:table-cell office:value-type="string" calcext:value-type="string">
            <text:p>China</text:p>
          </table:table-cell>
          <table:table-cell office:value-type="string" calcext:value-type="string">
            <text:p>Agribusiness</text:p>
          </table:table-cell>
          <table:table-cell office:value-type="float" office:value="60000" calcext:value-type="float">
            <text:p>60000</text:p>
          </table:table-cell>
          <table:table-cell office:value-type="string" calcext:value-type="string">
            <text:p>Sesame</text:p>
          </table:table-cell>
          <table:table-cell/>
          <table:table-cell office:value-type="string" calcext:value-type="string">
            <text:p>Done</text:p>
          </table:table-cell>
          <table:table-cell office:value-type="string" calcext:value-type="string">
            <text:p>Datong Trading Enterprise (DTE) is a company founded by Chinese entrepreneur Riping Ouyang. With the support of the Chinese government and the Government of Senegal, through its "Grande Offensive Agricole pour la Nourriture et l'Abondance" (GOANA) programme, DTE has established sesame production for export to China on 35,000 ha of land, with a commitment to expand production to 60,000 ha by 2013. Senegal's President Abdoulaye Wade publicly confirmed his support for the project in February 2009 at a launching ceremony of "the GOANA investor's manual".</text:p>
          </table:table-cell>
          <table:table-cell table:number-columns-repeated="1015"/>
        </table:table-row>
        <table:table-row table:style-name="ro9">
          <table:table-cell office:value-type="string" calcext:value-type="string">
            <text:p>Senegal</text:p>
          </table:table-cell>
          <table:table-cell office:value-type="string" calcext:value-type="string">
            <text:p>Société de Cultures Légumières</text:p>
          </table:table-cell>
          <table:table-cell office:value-type="string" calcext:value-type="string">
            <text:p>France</text:p>
          </table:table-cell>
          <table:table-cell office:value-type="string" calcext:value-type="string">
            <text:p>Agribusiness</text:p>
          </table:table-cell>
          <table:table-cell office:value-type="float" office:value="570" calcext:value-type="float">
            <text:p>570</text:p>
          </table:table-cell>
          <table:table-cell office:value-type="string" calcext:value-type="string">
            <text:p>Asparagus, squash, sweetcorn</text:p>
          </table:table-cell>
          <table:table-cell/>
          <table:table-cell office:value-type="string" calcext:value-type="string">
            <text:p>Done</text:p>
          </table:table-cell>
          <table:table-cell office:value-type="string" calcext:value-type="string">
            <text:p>Michaël Laurent of France established Société de Cultures Légumières SA (SCL) in 2006. It operates farms in the St. Louis region of Senegal, where it produces horticultural crops for export to the UK. SCL is backed by the Belgian Investment Company for Developing Countries.</text:p>
          </table:table-cell>
          <table:table-cell table:number-columns-repeated="1015"/>
        </table:table-row>
        <table:table-row table:style-name="ro12">
          <table:table-cell office:value-type="string" calcext:value-type="string">
            <text:p>Senegal</text:p>
          </table:table-cell>
          <table:table-cell table:number-columns-repeated="2" office:value-type="string" calcext:value-type="string">
            <text:p>India</text:p>
          </table:table-cell>
          <table:table-cell office:value-type="string" calcext:value-type="string">
            <text:p>Government</text:p>
          </table:table-cell>
          <table:table-cell office:value-type="float" office:value="150000" calcext:value-type="float">
            <text:p>150000</text:p>
          </table:table-cell>
          <table:table-cell office:value-type="string" calcext:value-type="string">
            <text:p>Cereals, cotton, maize, peanuts, rice</text:p>
          </table:table-cell>
          <table:table-cell/>
          <table:table-cell office:value-type="string" calcext:value-type="string">
            <text:p>In process</text:p>
          </table:table-cell>
          <table:table-cell office:value-type="string" calcext:value-type="string">
            <text:p>In May 2011, Bloomberg reported that India was preparing to sign a deal with the Government of Senegal to grow rice, maize, peanuts, cotton and cereals on 150,000 ha.</text:p>
          </table:table-cell>
          <table:table-cell table:number-columns-repeated="1015"/>
        </table:table-row>
        <table:table-row table:style-name="ro8">
          <table:table-cell office:value-type="string" calcext:value-type="string">
            <text:p>Senegal</text:p>
          </table:table-cell>
          <table:table-cell office:value-type="string" calcext:value-type="string">
            <text:p>Tempieri Financial Group</text:p>
          </table:table-cell>
          <table:table-cell office:value-type="string" calcext:value-type="string">
            <text:p>Italy</text:p>
          </table:table-cell>
          <table:table-cell office:value-type="string" calcext:value-type="string">
            <text:p>Finance</text:p>
          </table:table-cell>
          <table:table-cell office:value-type="float" office:value="20000" calcext:value-type="float">
            <text:p>20000</text:p>
          </table:table-cell>
          <table:table-cell office:value-type="string" calcext:value-type="string">
            <text:p>Sunflowers, sweet potatoes</text:p>
          </table:table-cell>
          <table:table-cell office:value-type="string" calcext:value-type="string">
            <text:p>US$204 million</text:p>
          </table:table-cell>
          <table:table-cell office:value-type="string" calcext:value-type="string">
            <text:p>Suspended (October 2011)</text:p>
          </table:table-cell>
          <table:table-cell office:value-type="string" calcext:value-type="string">
            <text:p>In March 2011, Italy's Tempieri Financial Group, through its subsidiary in Senegal, Senethanol, signed a protocol with authorities of the rural community of Fanaye for 20,000 ha, at a cost of US$100,000 per year, for the cultivation of sunflowers and sweet potatoes for biofuels and animal feed. The project was suspended in October 2011 by Senegal's President Abdoulaye Wade after local protests led to clashes with the police, leaving one person dead and many others injured.</text:p>
          </table:table-cell>
          <table:table-cell table:number-columns-repeated="1015"/>
        </table:table-row>
        <table:table-row table:style-name="ro15">
          <table:table-cell office:value-type="string" calcext:value-type="string">
            <text:p>Senegal</text:p>
          </table:table-cell>
          <table:table-cell office:value-type="string" calcext:value-type="string">
            <text:p>Dangote Industries</text:p>
          </table:table-cell>
          <table:table-cell office:value-type="string" calcext:value-type="string">
            <text:p>Nigeria</text:p>
          </table:table-cell>
          <table:table-cell office:value-type="string" calcext:value-type="string">
            <text:p>Agribusiness, industrial, real estate</text:p>
          </table:table-cell>
          <table:table-cell office:value-type="float" office:value="40000" calcext:value-type="float">
            <text:p>40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Dangote Industries is owned by Nigerian billionaire Aliko Dangote, Africa's richest man. The company controls much of the supply of cement, flour and sugar in Nigeria. Its subsidiary, the Savannah Sugar Company, has its own 18,000-ha sugar-cane plantation in Adamawa State, Nigeria. Recently the company has been expanding its sugar operation elsewhere in Africa. In Senegal, it secured 40,000 ha for a sugar-cane plantation near Lake Guiers, in the Mbane and Gaé counties, as part of a larger, US$1-billion investment deal worked out between Aliko Dangate and Senegal's President Abdoulaye Wade in March 2011.</text:p>
          </table:table-cell>
          <table:table-cell table:number-columns-repeated="1015"/>
        </table:table-row>
        <table:table-row table:style-name="ro11">
          <table:table-cell office:value-type="string" calcext:value-type="string">
            <text:p>Senegal</text:p>
          </table:table-cell>
          <table:table-cell office:value-type="string" calcext:value-type="string">
            <text:p>Foras International Investment Co</text:p>
          </table:table-cell>
          <table:table-cell office:value-type="string" calcext:value-type="string">
            <text:p>Saudi Arabia</text:p>
          </table:table-cell>
          <table:table-cell office:value-type="string" calcext:value-type="string">
            <text:p>Finance</text:p>
          </table:table-cell>
          <table:table-cell office:value-type="float" office:value="5000" calcext:value-type="float">
            <text:p>5000</text:p>
          </table:table-cell>
          <table:table-cell office:value-type="string" calcext:value-type="string">
            <text:p>Rice, poultry</text:p>
          </table:table-cell>
          <table:table-cell/>
          <table:table-cell office:value-type="string" calcext:value-type="string">
            <text:p>In process</text:p>
          </table:table-cell>
          <table:table-cell office:value-type="string" calcext:value-type="string">
            <text:p>Foras is awaiting a first allocation of 5,000 ha from the Senegalese government for a pilot farm, after which it intends to expand to 100,000-200,000 ha, as part of a larger project to cultivate rice on 700,000 ha in various African countries. It is also implementing a US$22 million project to build a vertically integrated poultry farm near Dakar, Senegal, that will produce 4.8 million birds per year.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number-columns-repeated="1015"/>
        </table:table-row>
        <table:table-row table:style-name="ro5">
          <table:table-cell office:value-type="string" calcext:value-type="string">
            <text:p>Serbia</text:p>
          </table:table-cell>
          <table:table-cell office:value-type="string" calcext:value-type="string">
            <text:p>Agricultural Capital Partners</text:p>
          </table:table-cell>
          <table:table-cell office:value-type="string" calcext:value-type="string">
            <text:p>Ireland</text:p>
          </table:table-cell>
          <table:table-cell office:value-type="string" calcext:value-type="string">
            <text:p>Finance</text:p>
          </table:table-cell>
          <table:table-cell office:value-type="float" office:value="12140" calcext:value-type="float">
            <text:p>12140</text:p>
          </table:table-cell>
          <table:table-cell office:value-type="string" calcext:value-type="string">
            <text:p>Crops, dairy, livestock</text:p>
          </table:table-cell>
          <table:table-cell/>
          <table:table-cell office:value-type="string" calcext:value-type="string">
            <text:p>Done</text:p>
          </table:table-cell>
          <table:table-cell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cell table:number-columns-repeated="1015"/>
        </table:table-row>
        <table:table-row table:style-name="ro16">
          <table:table-cell office:value-type="string" calcext:value-type="string">
            <text:p>Sierra Leone</text:p>
          </table:table-cell>
          <table:table-cell office:value-type="string" calcext:value-type="string">
            <text:p>COMPLANT</text:p>
          </table:table-cell>
          <table:table-cell office:value-type="string" calcext:value-type="string">
            <text:p>China</text:p>
          </table:table-cell>
          <table:table-cell office:value-type="string" calcext:value-type="string">
            <text:p>Agribusiness, construction</text:p>
          </table:table-cell>
          <table:table-cell office:value-type="float" office:value="8100" calcext:value-type="float">
            <text:p>8100</text:p>
          </table:table-cell>
          <table:table-cell office:value-type="string" calcext:value-type="string">
            <text:p>Cassava, sugar cane</text:p>
          </table:table-cell>
          <table:table-cell/>
          <table:table-cell office:value-type="string" calcext:value-type="string">
            <text:p>Done</text:p>
          </table:table-cell>
          <table:table-cell office:value-type="string" calcext:value-type="string">
            <text:p>The China National Complete Import and Export Corporation Group (COMPLANT) functioned as a foreign 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cell table:number-columns-repeated="1015"/>
        </table:table-row>
        <table:table-row table:style-name="ro3">
          <table:table-cell office:value-type="string" calcext:value-type="string">
            <text:p>Sierra Leone</text:p>
          </table:table-cell>
          <table:table-cell office:value-type="string" calcext:value-type="string">
            <text:p>Shanghai Construction Investment</text:p>
          </table:table-cell>
          <table:table-cell office:value-type="string" calcext:value-type="string">
            <text:p>China</text:p>
          </table:table-cell>
          <table:table-cell office:value-type="string" calcext:value-type="string">
            <text:p>Construction</text:p>
          </table:table-cell>
          <table:table-cell office:value-type="float" office:value="30000" calcext:value-type="float">
            <text:p>30000</text:p>
          </table:table-cell>
          <table:table-cell office:value-type="string" calcext:value-type="string">
            <text:p>Rice</text:p>
          </table:table-cell>
          <table:table-cell office:value-type="string" calcext:value-type="string">
            <text:p>US$1.3 billion</text:p>
          </table:table-cell>
          <table:table-cell office:value-type="string" calcext:value-type="string">
            <text:p>Done</text:p>
          </table:table-cell>
          <table:table-cell office:value-type="string" calcext:value-type="string">
            <text:p>In January 2012, Shanghai Construction Investment told AFP that it had signed an MoU with the Government of Sierra Leone for a US$1.3 billion project to develop rice and rubber production. The project, located in the northern region of Tonkili, includes the construction of railroads and irrigation, as well as 30,000 ha of land. Sierra Leone's Agriculture Minister Sam Sesay told AFP that the land had already been secured for the project.</text:p>
          </table:table-cell>
          <table:table-cell table:number-columns-repeated="1015"/>
        </table:table-row>
        <table:table-row table:style-name="ro2">
          <table:table-cell office:value-type="string" calcext:value-type="string">
            <text:p>Sierra Leone</text:p>
          </table:table-cell>
          <table:table-cell office:value-type="string" calcext:value-type="string">
            <text:p>Bolloré</text:p>
          </table:table-cell>
          <table:table-cell office:value-type="string" calcext:value-type="string">
            <text:p>France</text:p>
          </table:table-cell>
          <table:table-cell office:value-type="string" calcext:value-type="string">
            <text:p>Agribusiness</text:p>
          </table:table-cell>
          <table:table-cell office:value-type="float" office:value="12000" calcext:value-type="float">
            <text:p>12000</text:p>
          </table:table-cell>
          <table:table-cell office:value-type="string" calcext:value-type="string">
            <text:p>Oil palm</text:p>
          </table:table-cell>
          <table:table-cell office:value-type="string" calcext:value-type="string">
            <text:p>US$100 million</text:p>
          </table:table-cell>
          <table:table-cell office:value-type="string" calcext:value-type="string">
            <text:p>Done</text:p>
          </table:table-cell>
          <table:table-cell office:value-type="string" calcext:value-type="string">
            <text:p>Socfin, a member of the French group Bolloré, has a 40-year lease on 6,475 ha in Malen chiefdom, Pujehun District, for the production of palm oil and rubber. According to a Green Scenery report from May 2011, the company has signed an MoU for additional lands in the Bonthe District and is in consultation for more lands in the Bo District, which would bring its total landbank in the country to 12,000 ha. <text:s/>The company operates other palm oil plantations in Nigeria, Ivory Coast, Indonesia and Cameroon.</text:p>
          </table:table-cell>
          <table:table-cell table:number-columns-repeated="1015"/>
        </table:table-row>
        <table:table-row table:style-name="ro3">
          <table:table-cell office:value-type="string" calcext:value-type="string">
            <text:p>Sierra Leone</text:p>
          </table:table-cell>
          <table:table-cell office:value-type="string" calcext:value-type="string">
            <text:p>BHB GmbH</text:p>
          </table:table-cell>
          <table:table-cell office:value-type="string" calcext:value-type="string">
            <text:p>Germany</text:p>
          </table:table-cell>
          <table:table-cell office:value-type="string" calcext:value-type="string">
            <text:p>Finance</text:p>
          </table:table-cell>
          <table:table-cell office:value-type="float" office:value="3000" calcext:value-type="float">
            <text:p>3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In 2006, the Germany's BHB established a 110-ha rice demonstration farm in Mange Bureh district with the support of Vietnamese rice scientist Vo Tong Xuan, who later went on to form VAADCO to pursue other large-scale rice projects in various African countries. BHB intends to add a 3,000-ha rice-seed farm to the Vedico Mange Bureh Farm Ltd and eventually expand the area under large-scale rice production to 50,000 ha.</text:p>
          </table:table-cell>
          <table:table-cell table:number-columns-repeated="1015"/>
        </table:table-row>
        <table:table-row table:style-name="ro2">
          <table:table-cell office:value-type="string" calcext:value-type="string">
            <text:p>Sierra Leone</text:p>
          </table:table-cell>
          <table:table-cell office:value-type="string" calcext:value-type="string">
            <text:p>Biopalm Energy</text:p>
          </table:table-cell>
          <table:table-cell office:value-type="string" calcext:value-type="string">
            <text:p>India</text:p>
          </table:table-cell>
          <table:table-cell office:value-type="string" calcext:value-type="string">
            <text:p>Agribusiness</text:p>
          </table:table-cell>
          <table:table-cell office:value-type="float" office:value="80000" calcext:value-type="float">
            <text:p>80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Biopalm Energy is a subsidiary of Singapore-based Siva Group, owned by Indian billionaire C. Sivasankaran. The company is also seeking 80,000 ha in Sierra Leone and other lands in Ghana, Argentina, Côte d'Ivoire and DR Congo to produce palm oil for export to India. In February 2011, Biopalm acquired a 50% stake in the Liberian operations of Equatorial Palm Oil, which has a landbank of 169,000 ha in the country. Sivasankaran is a significant shareholder in several other companies acquiring farmland overseas.</text:p>
          </table:table-cell>
          <table:table-cell table:number-columns-repeated="1015"/>
        </table:table-row>
        <table:table-row table:style-name="ro13">
          <table:table-cell office:value-type="string" calcext:value-type="string">
            <text:p>Sierra Leone</text:p>
          </table:table-cell>
          <table:table-cell office:value-type="string" calcext:value-type="string">
            <text:p>Sepahan Afrique</text:p>
          </table:table-cell>
          <table:table-cell office:value-type="string" calcext:value-type="string">
            <text:p>Iran</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Oil palm, rice</text:p>
          </table:table-cell>
          <table:table-cell/>
          <table:table-cell office:value-type="string" calcext:value-type="string">
            <text:p>Done</text:p>
          </table:table-cell>
          <table:table-cell office:value-type="string" calcext:value-type="string">
            <text:p>Sepahan Afrique is an Iranian conglomerate that has acquired 10,117 ha in the Marampa and Buya Romende chiefdoms of the Port Loko region of Sierra Leone. The company plans to develop rice and palm-oil production, and to build a factory for the processing of palm oil and other edible oils. According to Business Insider, landowners in the project area were summoned to the Iranian embassy for an urgent meeting in 2007, where they say they were forced to sign the agreement "under duress" after being informed that the Iranian investors were leaving the next morning and that they had to sign before reading the agreement. They say they signed because they "could not violate the authorities".</text:p>
          </table:table-cell>
          <table:table-cell table:number-columns-repeated="1015"/>
        </table:table-row>
        <table:table-row table:style-name="ro15">
          <table:table-cell office:value-type="string" calcext:value-type="string">
            <text:p>Sierra Leone</text:p>
          </table:table-cell>
          <table:table-cell office:value-type="string" calcext:value-type="string">
            <text:p>FELDA</text:p>
          </table:table-cell>
          <table:table-cell office:value-type="string" calcext:value-type="string">
            <text:p>Malaysia</text:p>
          </table:table-cell>
          <table:table-cell office:value-type="string" calcext:value-type="string">
            <text:p>Government</text:p>
          </table:table-cell>
          <table:table-cell office:value-type="float" office:value="2500" calcext:value-type="float">
            <text:p>2500</text:p>
          </table:table-cell>
          <table:table-cell office:value-type="string" calcext:value-type="string">
            <text:p>Palm oil</text:p>
          </table:table-cell>
          <table:table-cell office:value-type="string" calcext:value-type="string">
            <text:p>US$15 million</text:p>
          </table:table-cell>
          <table:table-cell office:value-type="string" calcext:value-type="string">
            <text:p>Done</text:p>
          </table:table-cell>
          <table:table-cell office:value-type="string" calcext:value-type="string">
            <text:p>The Government of Malaysia's Federal Land Development Authority (Felda) is the world’s largest owner and manager of plantation land. With the financial support of the Malaysian government and the Islamic Development Bank, it launched a project with the Government of Sierra Leone to develop a Felda-style oil-palm settler scheme on 1,600 hectares in Southern Bonthe province (Mattru). The Oakland Institute reports that the total area allocated for the project is 2,500 ha. Rather than buy land, FELDA says that it wants to replicate its smallholder cooperative model in Africa and sell planting materials and technical expertise in exchange for long-term supplies.</text:p>
          </table:table-cell>
          <table:table-cell table:number-columns-repeated="1015"/>
        </table:table-row>
        <table:table-row table:style-name="ro4">
          <table:table-cell office:value-type="string" calcext:value-type="string">
            <text:p>Sierra Leone</text:p>
          </table:table-cell>
          <table:table-cell office:value-type="string" calcext:value-type="string">
            <text:p>Goldtree Holdings</text:p>
          </table:table-cell>
          <table:table-cell office:value-type="string" calcext:value-type="string">
            <text:p>Mauritius</text:p>
          </table:table-cell>
          <table:table-cell office:value-type="string" calcext:value-type="string">
            <text:p>Agribusiness</text:p>
          </table:table-cell>
          <table:table-cell office:value-type="float" office:value="5200" calcext:value-type="float">
            <text:p>5200</text:p>
          </table:table-cell>
          <table:table-cell office:value-type="string" calcext:value-type="string">
            <text:p>Oil palm</text:p>
          </table:table-cell>
          <table:table-cell office:value-type="string" calcext:value-type="string">
            <text:p>US$65 million</text:p>
          </table:table-cell>
          <table:table-cell office:value-type="string" calcext:value-type="string">
            <text:p>Done</text:p>
          </table:table-cell>
          <table:table-cell office:value-type="string" calcext:value-type="string">
            <text:p>In August 2010, Goldtree Holdings, a company registered in Mauritius, signed an MoU with the Government of Sierra Leone to set up a large-scale oil-palm plantation in the Kailahun district. The project is backed by the Agence Française de Développment, which has committed US$10 million to the project through the African Agriculture Fund, and FinnFund.</text:p>
          </table:table-cell>
          <table:table-cell table:number-columns-repeated="1015"/>
        </table:table-row>
        <table:table-row table:style-name="ro11">
          <table:table-cell office:value-type="string" calcext:value-type="string">
            <text:p>Sierra Leone</text:p>
          </table:table-cell>
          <table:table-cell office:value-type="string" calcext:value-type="string">
            <text:p>Quifel Natural Resources</text:p>
          </table:table-cell>
          <table:table-cell office:value-type="string" calcext:value-type="string">
            <text:p>Portugal</text:p>
          </table:table-cell>
          <table:table-cell office:value-type="string" calcext:value-type="string">
            <text:p>Agribusiness, energy</text:p>
          </table:table-cell>
          <table:table-cell office:value-type="float" office:value="126000" calcext:value-type="float">
            <text:p>126000</text:p>
          </table:table-cell>
          <table:table-cell office:value-type="string" calcext:value-type="string">
            <text:p>Cassava, pineapple, rice, vegetables</text:p>
          </table:table-cell>
          <table:table-cell/>
          <table:table-cell office:value-type="string" calcext:value-type="string">
            <text:p>Done</text:p>
          </table:table-cell>
          <table:table-cell office:value-type="string" calcext:value-type="string">
            <text:p>Quifel Natural Resources is part of Portugal's Quifel Group, a holding company controlled by Portuguese aristocrat, businessman and amateur racing-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In Sierra Leone, it has three 49-year leases covering 126,000 ha in Upper Kowa, Loko Masama and the Lower Masimera Chiefdom.</text:p>
          </table:table-cell>
          <table:table-cell table:number-columns-repeated="1015"/>
        </table:table-row>
        <table:table-row table:style-name="ro11">
          <table:table-cell office:value-type="string" calcext:value-type="string">
            <text:p>Sierra Leone</text:p>
          </table:table-cell>
          <table:table-cell office:value-type="string" calcext:value-type="string">
            <text:p>Addax Bioenergy</text:p>
          </table:table-cell>
          <table:table-cell office:value-type="string" calcext:value-type="string">
            <text:p>Switzerland</text:p>
          </table:table-cell>
          <table:table-cell office:value-type="string" calcext:value-type="string">
            <text:p>Energy</text:p>
          </table:table-cell>
          <table:table-cell office:value-type="float" office:value="15500" calcext:value-type="float">
            <text:p>15500</text:p>
          </table:table-cell>
          <table:table-cell office:value-type="string" calcext:value-type="string">
            <text:p>Sugar cane</text:p>
          </table:table-cell>
          <table:table-cell office:value-type="string" calcext:value-type="string">
            <text:p>US$788 million</text:p>
          </table:table-cell>
          <table:table-cell office:value-type="string" calcext:value-type="string">
            <text:p>Done</text:p>
          </table:table-cell>
          <table:table-cell office:value-type="string" calcext:value-type="string">
            <text:p>Addax Bioenergy Sierra Leone Ltd is a subsidiary of Addax &amp; Oryx, a Swiss-based energy corporation. In 2010, the company acquired long-term lease rights to over 15,000 ha of land in Bombali District, Northern Province, Sierra Leone, where it intends to establish sugar-cane plantations, mainly for the production of ethanol for European markets. Over half of the investment in the project has been provided by development banks, including the European Investment Bank, Swedfund and the African Development Bank. A 2011 report by the Switzerland's Pain pour le Prochain uncovered a number of fiscal exemptions, social and environmental impacts and illegitimate agreements with local authorities that contradict the company's efforts to paint its project as socially and environmentally responsible.</text:p>
          </table:table-cell>
          <table:table-cell table:number-columns-repeated="1015"/>
        </table:table-row>
        <table:table-row table:style-name="ro10">
          <table:table-cell office:value-type="string" calcext:value-type="string">
            <text:p>Sierra Leone</text:p>
          </table:table-cell>
          <table:table-cell office:value-type="string" calcext:value-type="string">
            <text:p>Agriterra</text:p>
          </table:table-cell>
          <table:table-cell office:value-type="string" calcext:value-type="string">
            <text:p>UK</text:p>
          </table:table-cell>
          <table:table-cell office:value-type="string" calcext:value-type="string">
            <text:p>Agribusiness</text:p>
          </table:table-cell>
          <table:table-cell office:value-type="float" office:value="45000" calcext:value-type="float">
            <text:p>45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Through its acquisition of Red Bunch Ventures in 2011, Guernsey-based Agriterra acquired a 50-year lease (with an option to renew for a further 21 years) over approximately 45,000 ha of agricultural land in the Pujehun District in the Southern Province of Sierra Leone, where it intends to develop palm-oil plantations. Agriterra, which was established by mining venture capitalist and former England cricket international Phil Edmonds, also owns cattle ranches and maize farms in Mozambique, covering nearly 17,000 ha, with plans to expand to over 20,000 ha in the near future.</text:p>
          </table:table-cell>
          <table:table-cell table:number-columns-repeated="1015"/>
        </table:table-row>
        <table:table-row table:style-name="ro8">
          <table:table-cell office:value-type="string" calcext:value-type="string">
            <text:p>Sierra Leone</text:p>
          </table:table-cell>
          <table:table-cell office:value-type="string" calcext:value-type="string">
            <text:p>Caparo Group</text:p>
          </table:table-cell>
          <table:table-cell office:value-type="string" calcext:value-type="string">
            <text:p>UK</text:p>
          </table:table-cell>
          <table:table-cell office:value-type="string" calcext:value-type="string">
            <text:p>Industrial</text:p>
          </table:table-cell>
          <table:table-cell office:value-type="float" office:value="43000" calcext:value-type="float">
            <text:p>43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Sierra Leone Agriculture is a subsidiary of UK-based Caparo Group, which is owned by Baron Swraj Paul, an Indian-born, British-based business magnate and Labour politician close to former Prime Minister Gordon Brown. According to the Oakland Institute, the company has leased 43,000 ha on a 45-year renewable lease in the Port Loko Disrict, where the company plans to establish oil-palm plantations on 40,000 ha by 2017. Caparo is also pursuing 30,000 ha in Namibia.</text:p>
          </table:table-cell>
          <table:table-cell table:number-columns-repeated="1015"/>
        </table:table-row>
        <table:table-row table:style-name="ro13">
          <table:table-cell office:value-type="string" calcext:value-type="string">
            <text:p>Sierra Leone</text:p>
          </table:table-cell>
          <table:table-cell office:value-type="string" calcext:value-type="string">
            <text:p>Farm Lands of Guinea, Inc</text:p>
          </table:table-cell>
          <table:table-cell office:value-type="string" calcext:value-type="string">
            <text:p>UK</text:p>
          </table:table-cell>
          <table:table-cell office:value-type="string" calcext:value-type="string">
            <text:p>Agribusiness</text:p>
          </table:table-cell>
          <table:table-cell office:value-type="float" office:value="11900" calcext:value-type="float">
            <text:p>119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Farm Lands of Guinea (FLG) is a company based in Gibraltar and registered in the British Virgin Islands. On 16 September 2010, with a military junta in control of the Government of Guinea, FLG signed agreements with Guinea's Ministry of Agriculture giving it 99-year lease rights to over 100,000 ha of agricultural land, where it intends to grow maize and soybeans. Late in 2011, FLG reported that its representatives had been in The Gambia prospecting for lands, and that it had made a proposal to Mali's Minister of Agriculture for 10,000 ha in the Office du Niger. In Sierra Leone, FLG is pursing the acquisition of 11,900 ha to the west of the River Tai for the large-scale production of rice.</text:p>
          </table:table-cell>
          <table:table-cell table:number-columns-repeated="1015"/>
        </table:table-row>
        <table:table-row table:style-name="ro15">
          <table:table-cell office:value-type="string" calcext:value-type="string">
            <text:p>Sierra Leone</text:p>
          </table:table-cell>
          <table:table-cell office:value-type="string" calcext:value-type="string">
            <text:p>GreenWorld BVI</text:p>
          </table:table-cell>
          <table:table-cell office:value-type="string" calcext:value-type="string">
            <text:p>UK</text:p>
          </table:table-cell>
          <table:table-cell office:value-type="string" calcext:value-type="string">
            <text:p>Finance</text:p>
          </table:table-cell>
          <table:table-cell office:value-type="float" office:value="1250" calcext:value-type="float">
            <text:p>125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GreenWorld BVI is a company incorporated in the British Virgin Islands that manages several funds dedicated to the acquisition of farmland. One of its funds, AgriCapital, has acquired a 49-year lease on 1,250 ha in south-central Sierra Leone and is raising funds to establish a rice farm on the land by selling shares in the project for £1,950 per acre. In January 2012, GreenWorld BVI said that its African farmland investment paid an initial dividend of 16.2% to its investors and that the value of the land has increased by nearly 30% in the last year. GreenWorld has similar farmland investment projects in Lithuania and Australia.</text:p>
          </table:table-cell>
          <table:table-cell table:number-columns-repeated="1015"/>
        </table:table-row>
        <table:table-row table:style-name="ro4">
          <table:table-cell office:value-type="string" calcext:value-type="string">
            <text:p>Sierra Leone</text:p>
          </table:table-cell>
          <table:table-cell office:value-type="string" calcext:value-type="string">
            <text:p>Whitestone Charles Anderson</text:p>
          </table:table-cell>
          <table:table-cell office:value-type="string" calcext:value-type="string">
            <text:p>UK</text:p>
          </table:table-cell>
          <table:table-cell office:value-type="string" calcext:value-type="string">
            <text:p>Finance</text:p>
          </table:table-cell>
          <table:table-cell office:value-type="float" office:value="112000" calcext:value-type="float">
            <text:p>112000</text:p>
          </table:table-cell>
          <table:table-cell table:number-columns-repeated="2"/>
          <table:table-cell office:value-type="string" calcext:value-type="string">
            <text:p>Done</text:p>
          </table:table-cell>
          <table:table-cell office:value-type="string" calcext:value-type="string">
            <text:p>According to an Oakland Institute report from 2011, a British national representing a company called Whitestone attempted to acquire a 112,000-ha landholding in the northern Koinadugu District. A “temporary” lease for the land was reportedly signed in January 2010, and Whitestone – described as a “kind of broker” – now plans to sub-lease the land to others.</text:p>
          </table:table-cell>
          <table:table-cell table:number-columns-repeated="1015"/>
        </table:table-row>
        <table:table-row table:style-name="ro2">
          <table:table-cell office:value-type="string" calcext:value-type="string">
            <text:p>Sierra Leone</text:p>
          </table:table-cell>
          <table:table-cell office:value-type="string" calcext:value-type="string">
            <text:p>Long Van 28 Company</text:p>
          </table:table-cell>
          <table:table-cell office:value-type="string" calcext:value-type="string">
            <text:p>Vietnam</text:p>
          </table:table-cell>
          <table:table-cell office:value-type="string" calcext:value-type="string">
            <text:p>Agribusiness</text:p>
          </table:table-cell>
          <table:table-cell office:value-type="float" office:value="200000" calcext:value-type="float">
            <text:p>2000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The Long Van 28 Company began cooperating with the Vietnam-Africa Agro-aquaculture Development Company (VAADCO) in studying Sierra Leone as a site for it to invest in rice production in 2006. Based on the results achieved by VAADCO, Long Van 28 announced in December 2011 that it would pursue the production of rice on 200,000 ha in the country and that it was seeking support from the Government of Vietnam. VAADCO, a Vietnamese and British joint venture, is pursuing rice production in Nigeria. Mozambique and Sudan.</text:p>
          </table:table-cell>
          <table:table-cell table:number-columns-repeated="1015"/>
        </table:table-row>
        <table:table-row table:style-name="ro9">
          <table:table-cell office:value-type="string" calcext:value-type="string">
            <text:p>Slovakia</text:p>
          </table:table-cell>
          <table:table-cell office:value-type="string" calcext:value-type="string">
            <text:p>Germanagrar</text:p>
          </table:table-cell>
          <table:table-cell office:value-type="string" calcext:value-type="string">
            <text:p>Germany</text:p>
          </table:table-cell>
          <table:table-cell office:value-type="string" calcext:value-type="string">
            <text:p>Real estate</text:p>
          </table:table-cell>
          <table:table-cell office:value-type="float" office:value="5167" calcext:value-type="float">
            <text:p>5167</text:p>
          </table:table-cell>
          <table:table-cell table:number-columns-repeated="2"/>
          <table:table-cell office:value-type="string" calcext:value-type="string">
            <text:p>Done</text:p>
          </table:table-cell>
          <table:table-cell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cell table:number-columns-repeated="1015"/>
        </table:table-row>
        <table:table-row table:style-name="ro8">
          <table:table-cell office:value-type="string" calcext:value-type="string">
            <text:p>South Africa</text:p>
          </table:table-cell>
          <table:table-cell office:value-type="string" calcext:value-type="string">
            <text:p>Emvest</text:p>
          </table:table-cell>
          <table:table-cell office:value-type="string" calcext:value-type="string">
            <text:p>UK</text:p>
          </table:table-cell>
          <table:table-cell office:value-type="string" calcext:value-type="string">
            <text:p>Finance</text:p>
          </table:table-cell>
          <table:table-cell office:value-type="float" office:value="13900" calcext:value-type="float">
            <text:p>13900</text:p>
          </table:table-cell>
          <table:table-cell office:value-type="string" calcext:value-type="string">
            <text:p>Maize, soybeans, vegetables</text:p>
          </table:table-cell>
          <table:table-cell/>
          <table:table-cell office:value-type="string" calcext:value-type="string">
            <text:p>Done</text:p>
          </table:table-cell>
          <table:table-cell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Emvest has five farms in South Africa of over 1,000 ha each.</text:p>
          </table:table-cell>
          <table:table-cell table:number-columns-repeated="1015"/>
        </table:table-row>
        <table:table-row table:style-name="ro2">
          <table:table-cell office:value-type="string" calcext:value-type="string">
            <text:p>South Sudan</text:p>
          </table:table-cell>
          <table:table-cell office:value-type="string" calcext:value-type="string">
            <text:p>Canadian Economic Development Assistance for Southern Sudan (CEDASS)</text:p>
          </table:table-cell>
          <table:table-cell office:value-type="string" calcext:value-type="string">
            <text:p>Canada</text:p>
          </table:table-cell>
          <table:table-cell office:value-type="string" calcext:value-type="string">
            <text:p>NGO</text:p>
          </table:table-cell>
          <table:table-cell office:value-type="float" office:value="12200" calcext:value-type="float">
            <text:p>12200</text:p>
          </table:table-cell>
          <table:table-cell office:value-type="string" calcext:value-type="string">
            <text:p>Crops (sorghum)</text:p>
          </table:table-cell>
          <table:table-cell/>
          <table:table-cell office:value-type="string" calcext:value-type="string">
            <text:p>Done</text:p>
          </table:table-cell>
          <table:table-cell office:value-type="string" calcext:value-type="string">
            <text:p>CEDASS' Jebel Lado Project aims to establish one of the first mechanized farming operations in South Sudan on a 12,200-ha concession that it leases. The objective of the project is to bring together "Canadian farmers, farm associations, businesspeople and worldwide agricultural organizations to teach the Sudanese how to plant, grow and harvest larger crops to feed themselves, their families and, eventually, the neighboring city of Juba". The project also supplies the World Food Programme.</text:p>
          </table:table-cell>
          <table:table-cell table:number-columns-repeated="1015"/>
        </table:table-row>
        <table:table-row table:style-name="ro11">
          <table:table-cell office:value-type="string" calcext:value-type="string">
            <text:p>South Sudan</text:p>
          </table:table-cell>
          <table:table-cell office:value-type="string" calcext:value-type="string">
            <text:p>Citadel Capital</text:p>
          </table:table-cell>
          <table:table-cell office:value-type="string" calcext:value-type="string">
            <text:p>Egypt</text:p>
          </table:table-cell>
          <table:table-cell office:value-type="string" calcext:value-type="string">
            <text:p>Finance</text:p>
          </table:table-cell>
          <table:table-cell office:value-type="float" office:value="105000" calcext:value-type="float">
            <text:p>105000</text:p>
          </table:table-cell>
          <table:table-cell office:value-type="string" calcext:value-type="string">
            <text:p>Cotton, maize, sorghum, sugar, sunflower, wheat</text:p>
          </table:table-cell>
          <table:table-cell/>
          <table:table-cell office:value-type="string" calcext:value-type="string">
            <text:p>Done</text:p>
          </table:table-cell>
          <table:table-cell office:value-type="string" calcext:value-type="string">
            <text:p>Citadel Capital is Egypt's largest private equity company. In 2007 it launched the Wafra Fund to invest in agriculture in Sudan. In Sudan, the fund has since acquired 106,680 ha for wheat farming, by way of its subsidiary Sabina, and 25,210 ha for rice production, by way of another subsidiary, Al-Nahda for Integrated Solutions. In South Sudan, Wafra acquired a 25-year lease on 105,000 ha through its subsidiary, Concord, previously known as the Sudanese Egyptian Agricultural Crops Company. Citadel also owns the largest dairy farm in Egypt, food companies in Ethiopia, and is considering food transport and farmland acquisitions in Kenya and Uganda. In November 2011, the US government's Overseas Private Investment Corporation provided Citadel with a US$150-million loan package to help expand its subsidiaries.</text:p>
          </table:table-cell>
          <table:table-cell table:number-columns-repeated="1015"/>
        </table:table-row>
        <table:table-row table:style-name="ro5">
          <table:table-cell office:value-type="string" calcext:value-type="string">
            <text:p>South Sudan</text:p>
          </table:table-cell>
          <table:table-cell table:number-columns-repeated="2" office:value-type="string" calcext:value-type="string">
            <text:p>Egypt</text:p>
          </table:table-cell>
          <table:table-cell office:value-type="string" calcext:value-type="string">
            <text:p>Government</text:p>
          </table:table-cell>
          <table:table-cell office:value-type="float" office:value="16800" calcext:value-type="float">
            <text:p>168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Norwegian People's Aid reports that the Egyptian government approached the Ministry of Agriculture of the Western Bhar-Al-Ghazal State in 2008 to lease 16,800 ha of land for the construction of a large-scale irrigated rice project.</text:p>
          </table:table-cell>
          <table:table-cell table:number-columns-repeated="1015"/>
        </table:table-row>
        <table:table-row table:style-name="ro13">
          <table:table-cell office:value-type="string" calcext:value-type="string">
            <text:p>South Sudan</text:p>
          </table:table-cell>
          <table:table-cell office:value-type="string" calcext:value-type="string">
            <text:p>African Commercial Development</text:p>
          </table:table-cell>
          <table:table-cell office:value-type="string" calcext:value-type="string">
            <text:p>Mauritius</text:p>
          </table:table-cell>
          <table:table-cell office:value-type="string" calcext:value-type="string">
            <text:p>Agribusiness</text:p>
          </table:table-cell>
          <table:table-cell office:value-type="float" office:value="24300" calcext:value-type="float">
            <text:p>24300</text:p>
          </table:table-cell>
          <table:table-cell table:number-columns-repeated="2"/>
          <table:table-cell office:value-type="string" calcext:value-type="string">
            <text:p>Done</text:p>
          </table:table-cell>
          <table:table-cell office:value-type="string" calcext:value-type="string">
            <text:p>Joint Aid Management (JAM) is a South African non-profit organisation involved in numerous development projects in Africa, including a USAID project in Jonglei State, South Sudan to support food security and agriculture. JAM's founder Peter Pretorius and its CEO Isak Pretorius also run a private company based in Mauritius, African Commercial Development (ACD), that "leverages JAM's capabilities and partners" in ventures that seek to "own or control as much of the value chain as possible, 'seed to folk', in the agribusiness sector". Norwegian People's Aid reports that JAM and ACD signed a 30-year lease with the Ministry of Agriculture of the Western Equatoria State covering 24,300 ha in 2010.</text:p>
          </table:table-cell>
          <table:table-cell table:number-columns-repeated="1015"/>
        </table:table-row>
        <table:table-row table:style-name="ro9">
          <table:table-cell office:value-type="string" calcext:value-type="string">
            <text:p>South Sudan</text:p>
          </table:table-cell>
          <table:table-cell office:value-type="string" calcext:value-type="string">
            <text:p>Prince Budr Bin Sultan</text:p>
          </table:table-cell>
          <table:table-cell office:value-type="string" calcext:value-type="string">
            <text:p>Saudi Arabia</text:p>
          </table:table-cell>
          <table:table-cell office:value-type="string" calcext:value-type="string">
            <text:p>Government</text:p>
          </table:table-cell>
          <table:table-cell office:value-type="float" office:value="105000" calcext:value-type="float">
            <text:p>105000</text:p>
          </table:table-cell>
          <table:table-cell/>
          <table:table-cell office:value-type="string" calcext:value-type="string">
            <text:p>US$125,000/yr (land lease)</text:p>
          </table:table-cell>
          <table:table-cell office:value-type="string" calcext:value-type="string">
            <text:p>Done</text:p>
          </table:table-cell>
          <table:table-cell office:value-type="string" calcext:value-type="string">
            <text:p>Prince Badr is the son of HRH Crown Prince Sultan bin Abdul Aziz of Saudi Arabia. Norwegian People's Aid reports that he signed a 25-year lease with the Unity State government of South Sudan in 2010 covering 105,000 ha at a cost of US$125,000 per year.</text:p>
          </table:table-cell>
          <table:table-cell table:number-columns-repeated="1015"/>
        </table:table-row>
        <table:table-row table:style-name="ro5">
          <table:table-cell office:value-type="string" calcext:value-type="string">
            <text:p>South Sudan</text:p>
          </table:table-cell>
          <table:table-cell office:value-type="string" calcext:value-type="string">
            <text:p>Eyat Oilfield Services</text:p>
          </table:table-cell>
          <table:table-cell office:value-type="string" calcext:value-type="string">
            <text:p>Sudan</text:p>
          </table:table-cell>
          <table:table-cell office:value-type="string" calcext:value-type="string">
            <text:p>Energy</text:p>
          </table:table-cell>
          <table:table-cell office:value-type="float" office:value="162000" calcext:value-type="float">
            <text:p>162000</text:p>
          </table:table-cell>
          <table:table-cell table:number-columns-repeated="2"/>
          <table:table-cell office:value-type="string" calcext:value-type="string">
            <text:p>Done</text:p>
          </table:table-cell>
          <table:table-cell office:value-type="string" calcext:value-type="string">
            <text:p>Norwegian People's Aid reports that Eyat Oilfield Services, a company controlled by Northern Sudanese investors, acquired a 99-year lease in 2010 on 162,000 ha of land in the Ezo and Tambura counties of West Equatorial State, Sudan.</text:p>
          </table:table-cell>
          <table:table-cell table:number-columns-repeated="1015"/>
        </table:table-row>
        <table:table-row table:style-name="ro13">
          <table:table-cell office:value-type="string" calcext:value-type="string">
            <text:p>South Sudan</text:p>
          </table:table-cell>
          <table:table-cell office:value-type="string" calcext:value-type="string">
            <text:p>Jarch Management</text:p>
          </table:table-cell>
          <table:table-cell office:value-type="string" calcext:value-type="string">
            <text:p>US</text:p>
          </table:table-cell>
          <table:table-cell office:value-type="string" calcext:value-type="string">
            <text:p>Finance</text:p>
          </table:table-cell>
          <table:table-cell office:value-type="float" office:value="400000" calcext:value-type="float">
            <text:p>400000</text:p>
          </table:table-cell>
          <table:table-cell office:value-type="string" calcext:value-type="string">
            <text:p>Cereals, flowers, fruit, oil seeds, vegetables</text:p>
          </table:table-cell>
          <table:table-cell/>
          <table:table-cell office:value-type="string" calcext:value-type="string">
            <text:p>Done</text:p>
          </table:table-cell>
          <table:table-cell office:value-type="string" calcext:value-type="string">
            <text:p>In January 2009, Jarch acquired a 70% interest in Leac, a company controlled by Gabriel Paulino Matip Nhial, the eldest son of Sudan People’s Liberation Army (SPLA) deputy commander-in-chief, Paulino Matip. As part of the deal, Jarch acquired a lease covering 400,000 ha of farmland under the control of Matip, with options to acquire more. Paulino Matip joined the advisory board of Jarch Management as vice-chairman in 2007, followed by his son in December 2009. In October 2010, another South Sudan warlord, General Gabriel Tanginye, joined Jarch's advisory board shortly after officially joining the SPLA. On its website, Jarch claims to have commenced its agribusiness activities in South Sudan.</text:p>
          </table:table-cell>
          <table:table-cell table:number-columns-repeated="1015"/>
        </table:table-row>
        <table:table-row table:style-name="ro13">
          <table:table-cell office:value-type="string" calcext:value-type="string">
            <text:p>South Sudan</text:p>
          </table:table-cell>
          <table:table-cell office:value-type="string" calcext:value-type="string">
            <text:p>Nile Trading and Development Inc.</text:p>
          </table:table-cell>
          <table:table-cell office:value-type="string" calcext:value-type="string">
            <text:p>US</text:p>
          </table:table-cell>
          <table:table-cell office:value-type="string" calcext:value-type="string">
            <text:p>Finance</text:p>
          </table:table-cell>
          <table:table-cell office:value-type="float" office:value="600000" calcext:value-type="float">
            <text:p>600000</text:p>
          </table:table-cell>
          <table:table-cell table:number-columns-repeated="2"/>
          <table:table-cell office:value-type="string" calcext:value-type="string">
            <text:p>Done</text:p>
          </table:table-cell>
          <table:table-cell office:value-type="string" calcext:value-type="string">
            <text:p>In March 2008 Nile Trading and Development (NTD), a Texas-based company, entered into a 49-year lease agreement with Mukaya Payam Cooperative, a organisation that presents itself as the representative of the local community. The project is located in Lainya county, Central Equatoria State. The Oakland Institute reports that the Mukaya Payam Cooperative is a fictitious cooperative. A 2011 petition handed to the state governor in Juba states that, “we the chiefs, elders, religious leaders and the youth of Mukaya Payam, unanimously, with strong terms condemn, disavow and deny the land lease agreement reached on 11 March 2008 between the two parties".</text:p>
          </table:table-cell>
          <table:table-cell table:number-columns-repeated="1015"/>
        </table:table-row>
        <table:table-row table:style-name="ro3">
          <table:table-cell office:value-type="string" calcext:value-type="string">
            <text:p>Spain</text:p>
          </table:table-cell>
          <table:table-cell office:value-type="string" calcext:value-type="string">
            <text:p>Al Dahra</text:p>
          </table:table-cell>
          <table:table-cell office:value-type="string" calcext:value-type="string">
            <text:p>UAE</text:p>
          </table:table-cell>
          <table:table-cell office:value-type="string" calcext:value-type="string">
            <text:p>Agribusiness</text:p>
          </table:table-cell>
          <table:table-cell office:value-type="float" office:value="5050" calcext:value-type="float">
            <text:p>5050</text:p>
          </table:table-cell>
          <table:table-cell office:value-type="string" calcext:value-type="string">
            <text:p>Alfalfa</text:p>
          </table:table-cell>
          <table:table-cell/>
          <table:table-cell office:value-type="string" calcext:value-type="string">
            <text:p>Done</text:p>
          </table:table-cell>
          <table:table-cell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cultivates alfalfa on 5,050 ha that it controls under long-term lease in Spain.</text:p>
          </table:table-cell>
          <table:table-cell table:number-columns-repeated="1015"/>
        </table:table-row>
        <table:table-row table:style-name="ro9">
          <table:table-cell office:value-type="string" calcext:value-type="string">
            <text:p>Sudan</text:p>
          </table:table-cell>
          <table:table-cell office:value-type="string" calcext:value-type="string">
            <text:p>Pinosso Group</text:p>
          </table:table-cell>
          <table:table-cell office:value-type="string" calcext:value-type="string">
            <text:p>Brazil</text:p>
          </table:table-cell>
          <table:table-cell office:value-type="string" calcext:value-type="string">
            <text:p>Agribusiness</text:p>
          </table:table-cell>
          <table:table-cell office:value-type="float" office:value="100000" calcext:value-type="float">
            <text:p>100000</text:p>
          </table:table-cell>
          <table:table-cell office:value-type="string" calcext:value-type="string">
            <text:p>Cotton, soybeans</text:p>
          </table:table-cell>
          <table:table-cell/>
          <table:table-cell office:value-type="string" calcext:value-type="string">
            <text:p>Done</text:p>
          </table:table-cell>
          <table:table-cell office:value-type="string" calcext:value-type="string">
            <text:p>In Sudan the company has a 50-50 joint venture with the Arab Sudanese Blue Nile Agricultural Company (Agadi), which is part-owned by the Government of Sudan. The venture has 12,000 ha under crops (2011) but will expand to 100,000 ha. It is also pursuing farmland deals in Mozambique.</text:p>
          </table:table-cell>
          <table:table-cell table:number-columns-repeated="1015"/>
        </table:table-row>
        <table:table-row table:style-name="ro8">
          <table:table-cell office:value-type="string" calcext:value-type="string">
            <text:p>Sudan</text:p>
          </table:table-cell>
          <table:table-cell office:value-type="string" calcext:value-type="string">
            <text:p>ZTE</text:p>
          </table:table-cell>
          <table:table-cell office:value-type="string" calcext:value-type="string">
            <text:p>China</text:p>
          </table:table-cell>
          <table:table-cell office:value-type="string" calcext:value-type="string">
            <text:p>Telecommunications</text:p>
          </table:table-cell>
          <table:table-cell office:value-type="float" office:value="10000" calcext:value-type="float">
            <text:p>10000</text:p>
          </table:table-cell>
          <table:table-cell office:value-type="string" calcext:value-type="string">
            <text:p>oil seeds</text:p>
          </table:table-cell>
          <table:table-cell/>
          <table:table-cell office:value-type="string" calcext:value-type="string">
            <text:p>Done</text:p>
          </table:table-cell>
          <table:table-cell office:value-type="string" calcext:value-type="string">
            <text:p>In 2009, ZTE set up a China-Sudan Agricultural Experimental Park in Melovue, Sudan, to study the production of wheat and maize. The following year, the Sudan News Agency reported that the Government of Sudan had allocated ZTE 10,000 ha within the "framework of the joint cooperation between the two countries in the agricultural field toward moving from the stage of successful agricultural experiences to the stage of commercial production".</text:p>
          </table:table-cell>
          <table:table-cell table:number-columns-repeated="1015"/>
        </table:table-row>
        <table:table-row table:style-name="ro15">
          <table:table-cell office:value-type="string" calcext:value-type="string">
            <text:p>Sudan</text:p>
          </table:table-cell>
          <table:table-cell table:number-columns-repeated="2" office:value-type="string" calcext:value-type="string">
            <text:p>Djibouti</text:p>
          </table:table-cell>
          <table:table-cell office:value-type="string" calcext:value-type="string">
            <text:p>Government</text:p>
          </table:table-cell>
          <table:table-cell office:value-type="float" office:value="4200" calcext:value-type="float">
            <text:p>4200</text:p>
          </table:table-cell>
          <table:table-cell table:number-columns-repeated="2"/>
          <table:table-cell office:value-type="string" calcext:value-type="string">
            <text:p>Done</text:p>
          </table:table-cell>
          <table:table-cell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cell table:number-columns-repeated="1015"/>
        </table:table-row>
        <table:table-row table:style-name="ro11">
          <table:table-cell office:value-type="string" calcext:value-type="string">
            <text:p>Sudan</text:p>
          </table:table-cell>
          <table:table-cell office:value-type="string" calcext:value-type="string">
            <text:p>Citadel Capital</text:p>
          </table:table-cell>
          <table:table-cell office:value-type="string" calcext:value-type="string">
            <text:p>Egypt</text:p>
          </table:table-cell>
          <table:table-cell office:value-type="string" calcext:value-type="string">
            <text:p>Finance</text:p>
          </table:table-cell>
          <table:table-cell office:value-type="float" office:value="131890" calcext:value-type="float">
            <text:p>131890</text:p>
          </table:table-cell>
          <table:table-cell office:value-type="string" calcext:value-type="string">
            <text:p>Cotton, maize, rice, sorghum, sugar cane, sunflowers, wheat</text:p>
          </table:table-cell>
          <table:table-cell/>
          <table:table-cell office:value-type="string" calcext:value-type="string">
            <text:p>Done</text:p>
          </table:table-cell>
          <table:table-cell office:value-type="string" calcext:value-type="string">
            <text:p>Citadel Capital is Egypt's largest private equity company. In 2007 it launched the Wafra Fund to invest in agriculture in Sudan. In Sudan, the fund has since acquired a 30-year lease on 106,680 ha for wheat farming, by way of its subsidiary Sabina, and 25,210 ha for rice production, by way of another subsidiary, Al-Nahda for Integrated Solutions. In South Sudan, Wafra acquired 105,000 ha through its subsidiary, Concord, previously known as the Sudanese Egyptian Agricultural Crops Company. Citadel also owns the largest dairy farm in Egypt, food companies in Ethiopia, and is considering food transport and farmland acquisitions in Kenya and Uganda. In November 2011, the US government's Overseas Private Investment Corporation provided Citadel with a US$150-million loan package to help expand its subsidiaries.</text:p>
          </table:table-cell>
          <table:table-cell table:number-columns-repeated="1015"/>
        </table:table-row>
        <table:table-row table:style-name="ro12">
          <table:table-cell office:value-type="string" calcext:value-type="string">
            <text:p>Sudan</text:p>
          </table:table-cell>
          <table:table-cell table:number-columns-repeated="2" office:value-type="string" calcext:value-type="string">
            <text:p>Egypt</text:p>
          </table:table-cell>
          <table:table-cell office:value-type="string" calcext:value-type="string">
            <text:p>Government</text:p>
          </table:table-cell>
          <table:table-cell office:value-type="float" office:value="17000" calcext:value-type="float">
            <text:p>17000</text:p>
          </table:table-cell>
          <table:table-cell office:value-type="string" calcext:value-type="string">
            <text:p>Meat</text:p>
          </table:table-cell>
          <table:table-cell/>
          <table:table-cell office:value-type="string" calcext:value-type="string">
            <text:p>In process</text:p>
          </table:table-cell>
          <table:table-cell office:value-type="string" calcext:value-type="string">
            <text:p>In March 2011, AFP reported that Sudanese officials had confirmed that 17,000 ha of land in the White Nile State had been allocated to Egypt for a project to produce meat.</text:p>
          </table:table-cell>
          <table:table-cell table:number-columns-repeated="1015"/>
        </table:table-row>
        <table:table-row table:style-name="ro3">
          <table:table-cell office:value-type="string" calcext:value-type="string">
            <text:p>Sudan</text:p>
          </table:table-cell>
          <table:table-cell table:number-columns-repeated="2" office:value-type="string" calcext:value-type="string">
            <text:p>Egypt</text:p>
          </table:table-cell>
          <table:table-cell office:value-type="string" calcext:value-type="string">
            <text:p>Government</text:p>
          </table:table-cell>
          <table:table-cell office:value-type="float" office:value="400000" calcext:value-type="float">
            <text:p>400000</text:p>
          </table:table-cell>
          <table:table-cell office:value-type="string" calcext:value-type="string">
            <text:p>Maize, sugar, wheat</text:p>
          </table:table-cell>
          <table:table-cell/>
          <table:table-cell office:value-type="string" calcext:value-type="string">
            <text:p>Done</text:p>
          </table:table-cell>
          <table:table-cell office:value-type="string" calcext:value-type="string">
            <text:p>In 2010, Reuters reported that Egypt and Sudan had signed a deal giving the Government of Egypt access to 400,000 ha of land within the Al Gezira project in Sudan for it to offer to private companies. Companies striking agreements with Egypt for portions of the land would also have to sign deals with the Government of Sudan, as is the case with an earlier deal between Jordan and Sudan.</text:p>
          </table:table-cell>
          <table:table-cell table:number-columns-repeated="1015"/>
        </table:table-row>
        <table:table-row table:style-name="ro10">
          <table:table-cell office:value-type="string" calcext:value-type="string">
            <text:p>Sudan</text:p>
          </table:table-cell>
          <table:table-cell office:value-type="string" calcext:value-type="string">
            <text:p>"a joint Arab-foreign company"</text:p>
          </table:table-cell>
          <table:table-cell office:value-type="string" calcext:value-type="string">
            <text:p>Philippines</text:p>
          </table:table-cell>
          <table:table-cell office:value-type="string" calcext:value-type="string">
            <text:p>Agribusiness</text:p>
          </table:table-cell>
          <table:table-cell office:value-type="float" office:value="25000" calcext:value-type="float">
            <text:p>25000</text:p>
          </table:table-cell>
          <table:table-cell office:value-type="string" calcext:value-type="string">
            <text:p>Cereals and other crops</text:p>
          </table:table-cell>
          <table:table-cell/>
          <table:table-cell office:value-type="string" calcext:value-type="string">
            <text:p>Done</text:p>
          </table:table-cell>
          <table:table-cell office:value-type="string" calcext:value-type="string">
            <text:p>In 1998, Jordan signed a 70-year protocol with the Government of Sudan that allocated the Kingdom 25,000 ha of farmland on the banks of the NIle. In 2010, the Jordan Times reported that Jordan's Ministry of Agriculture was in negotiations with an Arab-Philippines joint venture company based in the Philippines to provide them with the lands in exchange for the company's agreement to supply Jordan with produce at 10% below international market prices. Talks between the two sides had stalled because the company wanted to own the lands while the Protocol with Sudan only allows for a 30-year lease.</text:p>
          </table:table-cell>
          <table:table-cell table:number-columns-repeated="1015"/>
        </table:table-row>
        <table:table-row table:style-name="ro15">
          <table:table-cell office:value-type="string" calcext:value-type="string">
            <text:p>Sudan</text:p>
          </table:table-cell>
          <table:table-cell office:value-type="string" calcext:value-type="string">
            <text:p>Hassad Food</text:p>
          </table:table-cell>
          <table:table-cell office:value-type="string" calcext:value-type="string">
            <text:p>Qatar</text:p>
          </table:table-cell>
          <table:table-cell office:value-type="string" calcext:value-type="string">
            <text:p>Agribusiness</text:p>
          </table:table-cell>
          <table:table-cell office:value-type="float" office:value="100000" calcext:value-type="float">
            <text:p>100000</text:p>
          </table:table-cell>
          <table:table-cell/>
          <table:table-cell office:value-type="string" calcext:value-type="string">
            <text:p>US$160 million</text:p>
          </table:table-cell>
          <table:table-cell office:value-type="string" calcext:value-type="string">
            <text:p>Done</text:p>
          </table:table-cell>
          <table:table-cell office:value-type="string" calcext:value-type="string">
            <text:p>Hassad Food is a US$1-billion company established by Qatar's sovereign wealth fund. It has been leading the country's quest to secure farmland overseas for the export of food to Qatar. So far, Hassad Food has acquired 13 large farms in Australia and facilities that will enable it to produce 150,000 sheep a year and up to 50,000 tonnes of wheat for export to Qatar, and 100,000 ha of land in Sudan. Negotiations are under way for Hassad to establish a company with US$100 million capital in Turkey for the production of sheep and 50,000 tonnes of wheat or barley, to establish a forage company in Brazil, and to set up rice farms in Vietnam, Pakistan and India.</text:p>
          </table:table-cell>
          <table:table-cell table:number-columns-repeated="1015"/>
        </table:table-row>
        <table:table-row table:style-name="ro3">
          <table:table-cell office:value-type="string" calcext:value-type="string">
            <text:p>Sudan</text:p>
          </table:table-cell>
          <table:table-cell office:value-type="string" calcext:value-type="string">
            <text:p>Almarai Co.</text:p>
          </table:table-cell>
          <table:table-cell office:value-type="string" calcext:value-type="string">
            <text:p>Saudi Arabia</text:p>
          </table:table-cell>
          <table:table-cell office:value-type="string" calcext:value-type="string">
            <text:p>Agribusiness</text:p>
          </table:table-cell>
          <table:table-cell office:value-type="float" office:value="9239" calcext:value-type="float">
            <text:p>9239</text:p>
          </table:table-cell>
          <table:table-cell office:value-type="string" calcext:value-type="string">
            <text:p>Maize, wheat</text:p>
          </table:table-cell>
          <table:table-cell office:value-type="string" calcext:value-type="string">
            <text:p>US$45.3 million</text:p>
          </table:table-cell>
          <table:table-cell office:value-type="string" calcext:value-type="string">
            <text:p>Done</text:p>
          </table:table-cell>
          <table:table-cell office:value-type="string" calcext:value-type="string">
            <text:p>In 2009, Hail Agricultural Development Cooperation (HADCO) began implementation of a project to grow wheat and maize on around 9,000 ha on which it has a 48-year lease in Sudan. The company announced that if the initial trials were successful it might expand the project to 90,000 ha. HADCO was fully acquired by Saudi Arabia's largest dairy company, Almarai, in July 2009.</text:p>
          </table:table-cell>
          <table:table-cell table:number-columns-repeated="1015"/>
        </table:table-row>
        <table:table-row table:style-name="ro2">
          <table:table-cell office:value-type="string" calcext:value-type="string">
            <text:p>Sudan</text:p>
          </table:table-cell>
          <table:table-cell office:value-type="string" calcext:value-type="string">
            <text:p>Foras International Investment Co</text:p>
          </table:table-cell>
          <table:table-cell office:value-type="string" calcext:value-type="string">
            <text:p>Saudi Arabia</text:p>
          </table:table-cell>
          <table:table-cell office:value-type="string" calcext:value-type="string">
            <text:p>Finance</text:p>
          </table:table-cell>
          <table:table-cell office:value-type="float" office:value="126000" calcext:value-type="float">
            <text:p>126000</text:p>
          </table:table-cell>
          <table:table-cell office:value-type="string" calcext:value-type="string">
            <text:p>Cereals</text:p>
          </table:table-cell>
          <table:table-cell office:value-type="string" calcext:value-type="string">
            <text:p>US$200 million</text:p>
          </table:table-cell>
          <table:table-cell office:value-type="string" calcext:value-type="string">
            <text:p>Done</text:p>
          </table:table-cell>
          <table:table-cell office:value-type="string" calcext:value-type="string">
            <text:p>Foras acquired the lands in Sennar State for the export production of cereal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cell table:number-columns-repeated="1015"/>
        </table:table-row>
        <table:table-row table:style-name="ro4">
          <table:table-cell office:value-type="string" calcext:value-type="string">
            <text:p>Sudan</text:p>
          </table:table-cell>
          <table:table-cell office:value-type="string" calcext:value-type="string">
            <text:p>National Agricultural Development Co (NADEC)</text:p>
          </table:table-cell>
          <table:table-cell office:value-type="string" calcext:value-type="string">
            <text:p>Saudi Arabia</text:p>
          </table:table-cell>
          <table:table-cell office:value-type="string" calcext:value-type="string">
            <text:p>Agribusiness</text:p>
          </table:table-cell>
          <table:table-cell office:value-type="float" office:value="42000" calcext:value-type="float">
            <text:p>42000</text:p>
          </table:table-cell>
          <table:table-cell table:number-columns-repeated="2"/>
          <table:table-cell office:value-type="string" calcext:value-type="string">
            <text:p>Done</text:p>
          </table:table-cell>
          <table:table-cell office:value-type="string" calcext:value-type="string">
            <text:p>NADEC operates several large-scale dairy and crop farms in Saudi Arabia. In recent years, it has begun to invest in overseas farm projects. In Sudan, in February 2010, it announced that it has acquired 42,000 ha in Sudan's Nile province. Investors in Nadec include the Al-Rajhi family and the Saudi Ministry of Finance's Public Investment Fund.</text:p>
          </table:table-cell>
          <table:table-cell table:number-columns-repeated="1015"/>
        </table:table-row>
        <table:table-row table:style-name="ro2">
          <table:table-cell office:value-type="string" calcext:value-type="string">
            <text:p>Sudan</text:p>
          </table:table-cell>
          <table:table-cell table:number-columns-repeated="2" office:value-type="string" calcext:value-type="string">
            <text:p>South Korea</text:p>
          </table:table-cell>
          <table:table-cell office:value-type="string" calcext:value-type="string">
            <text:p>Government</text:p>
          </table:table-cell>
          <table:table-cell office:value-type="float" office:value="690000" calcext:value-type="float">
            <text:p>690000</text:p>
          </table:table-cell>
          <table:table-cell office:value-type="string" calcext:value-type="string">
            <text:p>Wheat</text:p>
          </table:table-cell>
          <table:table-cell/>
          <table:table-cell office:value-type="string" calcext:value-type="string">
            <text:p>Done</text:p>
          </table:table-cell>
          <table:table-cell office:value-type="string" calcext:value-type="string">
            <text:p>In 2009, three weeks after the Sudanese President Omar Hassan al-Bashir and Korean President Lee Myung-bak signed a cooperation agreement on agriculture, Sudan's ambassador to Korea told the Korea Times that 420,000 ha of land in Sudan's northern region and 270,000 ha in the central region "have been prepared for Korea" for the production of wheat. The ambassador said that a pilot programme would begin that year on 84,000 ha, and that the project would be a joint venture among Korean, Sudanese and Arab companies.</text:p>
          </table:table-cell>
          <table:table-cell table:number-columns-repeated="1015"/>
        </table:table-row>
        <table:table-row table:style-name="ro3">
          <table:table-cell office:value-type="string" calcext:value-type="string">
            <text:p>Sudan</text:p>
          </table:table-cell>
          <table:table-cell office:value-type="string" calcext:value-type="string">
            <text:p>Al Dahra</text:p>
          </table:table-cell>
          <table:table-cell office:value-type="string" calcext:value-type="string">
            <text:p>UAE</text:p>
          </table:table-cell>
          <table:table-cell office:value-type="string" calcext:value-type="string">
            <text:p>Agribusiness</text:p>
          </table:table-cell>
          <table:table-cell office:value-type="float" office:value="34800" calcext:value-type="float">
            <text:p>34800</text:p>
          </table:table-cell>
          <table:table-cell office:value-type="string" calcext:value-type="string">
            <text:p>Barley, cotton, hay, maize, sugar cane, sunflowers, wheat</text:p>
          </table:table-cell>
          <table:table-cell/>
          <table:table-cell office:value-type="string" calcext:value-type="string">
            <text:p>Done</text:p>
          </table:table-cell>
          <table:table-cell office:value-type="string" calcext:value-type="string">
            <text:p>In August 2010, Abu Dhabi’s Al Dahra Agricultural Company, one of the main suppliers of animal feed to the UAE, said that it was halfway through the implementation of a plan to produce feed and food crops on 60,700 ha of farmland in Europe, the US, South Asia and North Africa to boost the UAE’s food security. The company cultivates food and feed crops on 34,800 ha of land in the area of the Blue Nile in Sudan.</text:p>
          </table:table-cell>
          <table:table-cell table:number-columns-repeated="1015"/>
        </table:table-row>
        <table:table-row table:style-name="ro2">
          <table:table-cell office:value-type="string" calcext:value-type="string">
            <text:p>Sudan</text:p>
          </table:table-cell>
          <table:table-cell office:value-type="string" calcext:value-type="string">
            <text:p>Jenaan</text:p>
          </table:table-cell>
          <table:table-cell office:value-type="string" calcext:value-type="string">
            <text:p>UAE</text:p>
          </table:table-cell>
          <table:table-cell office:value-type="string" calcext:value-type="string">
            <text:p>Agribusiness</text:p>
          </table:table-cell>
          <table:table-cell office:value-type="float" office:value="40500" calcext:value-type="float">
            <text:p>40500</text:p>
          </table:table-cell>
          <table:table-cell table:number-columns-repeated="2"/>
          <table:table-cell office:value-type="string" calcext:value-type="string">
            <text:p>Done</text:p>
          </table:table-cell>
          <table:table-cell office:value-type="string" calcext:value-type="string">
            <text:p>Jenaan Investment is a private company established in Abu Dhabi in 2005 to invest in agricultural projects abroad. In 2007, it invested US$25 million in a 2,520-ha fodder farm and feed plant in Egypt. In 2009, it announced plans to invest US$250 million to acquire an additional 42,000 ha for the production of wheat. The company also has a 30-year renewable lease for 40,000 ha of land in Sudan. In 2010, Jenaan said that it would spend US$500 million over the next three years acquiring farmland in Tanzania, Ethiopia, the US and the Far East.</text:p>
          </table:table-cell>
          <table:table-cell table:number-columns-repeated="1015"/>
        </table:table-row>
        <table:table-row table:style-name="ro5">
          <table:table-cell office:value-type="string" calcext:value-type="string">
            <text:p>Sudan</text:p>
          </table:table-cell>
          <table:table-cell office:value-type="string" calcext:value-type="string">
            <text:p>Abu Dhabi Fund for Development</text:p>
          </table:table-cell>
          <table:table-cell office:value-type="string" calcext:value-type="string">
            <text:p>UAE</text:p>
          </table:table-cell>
          <table:table-cell office:value-type="string" calcext:value-type="string">
            <text:p>Government</text:p>
          </table:table-cell>
          <table:table-cell office:value-type="float" office:value="29400" calcext:value-type="float">
            <text:p>29400</text:p>
          </table:table-cell>
          <table:table-cell office:value-type="string" calcext:value-type="string">
            <text:p>Alfalfa</text:p>
          </table:table-cell>
          <table:table-cell/>
          <table:table-cell office:value-type="string" calcext:value-type="string">
            <text:p>Done</text:p>
          </table:table-cell>
          <table:table-cell office:value-type="string" calcext:value-type="string">
            <text:p>Abu Dhabi acquired 29,400 ha through the Abu Dhabi Fund for Development. The fund will work in partnership with the Arab Authority for Agricultural Investment and Development, a pan-Arab agency based in Kartoum (Ref 2).</text:p>
          </table:table-cell>
          <table:table-cell table:number-columns-repeated="1015"/>
        </table:table-row>
        <table:table-row table:style-name="ro4">
          <table:table-cell office:value-type="string" calcext:value-type="string">
            <text:p>Sudan</text:p>
          </table:table-cell>
          <table:table-cell office:value-type="string" calcext:value-type="string">
            <text:p>Pharos Financial Group</text:p>
          </table:table-cell>
          <table:table-cell office:value-type="string" calcext:value-type="string">
            <text:p>UAE</text:p>
          </table:table-cell>
          <table:table-cell office:value-type="string" calcext:value-type="string">
            <text:p>Finance</text:p>
          </table:table-cell>
          <table:table-cell office:value-type="float" office:value="156000" calcext:value-type="float">
            <text:p>156000</text:p>
          </table:table-cell>
          <table:table-cell office:value-type="string" calcext:value-type="string">
            <text:p>Maize, peanuts, sorghum, sunflowers</text:p>
          </table:table-cell>
          <table:table-cell/>
          <table:table-cell office:value-type="string" calcext:value-type="string">
            <text:p>In process</text:p>
          </table:table-cell>
          <table:table-cell office:value-type="string" calcext:value-type="string">
            <text:p>Dubai-based Pharos is evaluating a proposal to invest in a massive agricultural project in Central Sudan covering 156,000 ha with the possibility of expanding over another 830,000 ha. The company is already pursuing large-scale farming operations in Tanzania through a joint venture with AgriSol, and in Tanzania and Romania through a joint venture with Miro Holdings.</text:p>
          </table:table-cell>
          <table:table-cell table:number-columns-repeated="1015"/>
        </table:table-row>
        <table:table-row table:style-name="ro9">
          <table:table-cell office:value-type="string" calcext:value-type="string">
            <text:p>Sudan</text:p>
          </table:table-cell>
          <table:table-cell office:value-type="string" calcext:value-type="string">
            <text:p>Sayegh Group</text:p>
          </table:table-cell>
          <table:table-cell office:value-type="string" calcext:value-type="string">
            <text:p>UAE</text:p>
          </table:table-cell>
          <table:table-cell office:value-type="string" calcext:value-type="string">
            <text:p>Industrial</text:p>
          </table:table-cell>
          <table:table-cell office:value-type="float" office:value="1500000" calcext:value-type="float">
            <text:p>1500000</text:p>
          </table:table-cell>
          <table:table-cell table:number-columns-repeated="2"/>
          <table:table-cell office:value-type="string" calcext:value-type="string">
            <text:p>Done</text:p>
          </table:table-cell>
          <table:table-cell office:value-type="string" calcext:value-type="string">
            <text:p>The Sayegh Group is a conglomerate mainly involved in the production of paint, through its company National Paints. In September 2009 its owner, Saleem Sayegh, disclosed to Emirates Business 24/7 that it had acquired 1.5 million ha of agricultural land in the Nile Delta.</text:p>
          </table:table-cell>
          <table:table-cell table:number-columns-repeated="1015"/>
        </table:table-row>
        <table:table-row table:style-name="ro12">
          <table:table-cell office:value-type="string" calcext:value-type="string">
            <text:p>Sudan</text:p>
          </table:table-cell>
          <table:table-cell office:value-type="string" calcext:value-type="string">
            <text:p>UAE investor</text:p>
          </table:table-cell>
          <table:table-cell office:value-type="string" calcext:value-type="string">
            <text:p>UAE</text:p>
          </table:table-cell>
          <table:table-cell/>
          <table:table-cell office:value-type="float" office:value="38400" calcext:value-type="float">
            <text:p>38400</text:p>
          </table:table-cell>
          <table:table-cell/>
          <table:table-cell office:value-type="string" calcext:value-type="string">
            <text:p>US$15 million</text:p>
          </table:table-cell>
          <table:table-cell office:value-type="string" calcext:value-type="string">
            <text:p>Done</text:p>
          </table:table-cell>
          <table:table-cell office:value-type="string" calcext:value-type="string">
            <text:p>In May 2010, the Sudan News Agency reported that an Emirates investor had been allocated 38,400 ha in Um-Jawaseer for a US$15-million irrigated agricultural project.</text:p>
          </table:table-cell>
          <table:table-cell table:number-columns-repeated="1015"/>
        </table:table-row>
        <table:table-row table:style-name="ro9">
          <table:table-cell office:value-type="string" calcext:value-type="string">
            <text:p>Swaziland</text:p>
          </table:table-cell>
          <table:table-cell office:value-type="string" calcext:value-type="string">
            <text:p>Fuel Ethanol and Agricultural Plantation</text:p>
          </table:table-cell>
          <table:table-cell office:value-type="string" calcext:value-type="string">
            <text:p>South Africa</text:p>
          </table:table-cell>
          <table:table-cell office:value-type="string" calcext:value-type="string">
            <text:p>Agribusiness</text:p>
          </table:table-cell>
          <table:table-cell office:value-type="float" office:value="15000" calcext:value-type="float">
            <text:p>15000</text:p>
          </table:table-cell>
          <table:table-cell office:value-type="string" calcext:value-type="string">
            <text:p>Sweet sorghum</text:p>
          </table:table-cell>
          <table:table-cell/>
          <table:table-cell office:value-type="string" calcext:value-type="string">
            <text:p>In process</text:p>
          </table:table-cell>
          <table:table-cell office:value-type="string" calcext:value-type="string">
            <text:p>In January 2012, Swaziland's Minister of Agriculture Clement Dlamini announced that the South African company Fuel Ethanol and Agricultural Plantation would develop a sweet-sorghum plantation to produce ethanol. The project will be established along the Siphofanen/Lavumisa corridor.</text:p>
          </table:table-cell>
          <table:table-cell table:number-columns-repeated="1015"/>
        </table:table-row>
        <table:table-row table:style-name="ro15">
          <table:table-cell office:value-type="string" calcext:value-type="string">
            <text:p>Swaziland</text:p>
          </table:table-cell>
          <table:table-cell office:value-type="string" calcext:value-type="string">
            <text:p>Emvest</text:p>
          </table:table-cell>
          <table:table-cell office:value-type="string" calcext:value-type="string">
            <text:p>UK</text:p>
          </table:table-cell>
          <table:table-cell office:value-type="string" calcext:value-type="string">
            <text:p>Finance</text:p>
          </table:table-cell>
          <table:table-cell office:value-type="float" office:value="1386" calcext:value-type="float">
            <text:p>1386</text:p>
          </table:table-cell>
          <table:table-cell office:value-type="string" calcext:value-type="string">
            <text:p>Cattle, potatoes, sugar cane</text:p>
          </table:table-cell>
          <table:table-cell/>
          <table:table-cell office:value-type="string" calcext:value-type="string">
            <text:p>Done</text:p>
          </table:table-cell>
          <table:table-cell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Emvest's farm in Swaziland, known as EI Ranch, was acquired in 2009. It produces vegetables, potatoes, sugar cane, other dry-land crops and cattle, with most of the vegetable production exported to Europe in compliance with GLOBALGAP standards.</text:p>
          </table:table-cell>
          <table:table-cell table:number-columns-repeated="1015"/>
        </table:table-row>
        <table:table-row table:style-name="ro9">
          <table:table-cell office:value-type="string" calcext:value-type="string">
            <text:p>Tajikistan</text:p>
          </table:table-cell>
          <table:table-cell table:number-columns-repeated="2" office:value-type="string" calcext:value-type="string">
            <text:p>China</text:p>
          </table:table-cell>
          <table:table-cell office:value-type="string" calcext:value-type="string">
            <text:p>Government</text:p>
          </table:table-cell>
          <table:table-cell office:value-type="float" office:value="110000" calcext:value-type="float">
            <text:p>110000</text:p>
          </table:table-cell>
          <table:table-cell office:value-type="string" calcext:value-type="string">
            <text:p>Cotton, rice</text:p>
          </table:table-cell>
          <table:table-cell/>
          <table:table-cell office:value-type="string" calcext:value-type="string">
            <text:p>Done</text:p>
          </table:table-cell>
          <table:table-cell office:value-type="string" calcext:value-type="string">
            <text:p>In January 2011, the Tajik parliament agreed to provide China with 110,000 ha of agricultural land in the Kumsangir and Bokhtar districts of southern Khatlon Province. Under the agreement,1,500 Chinese farmers will be brought in to work on the farms.</text:p>
          </table:table-cell>
          <table:table-cell table:number-columns-repeated="1015"/>
        </table:table-row>
        <table:table-row table:style-name="ro5">
          <table:table-cell office:value-type="string" calcext:value-type="string">
            <text:p>Tanzania</text:p>
          </table:table-cell>
          <table:table-cell office:value-type="string" calcext:value-type="string">
            <text:p>Bhati Bangla Agrotec</text:p>
          </table:table-cell>
          <table:table-cell office:value-type="string" calcext:value-type="string">
            <text:p>Bangladesh</text:p>
          </table:table-cell>
          <table:table-cell office:value-type="string" calcext:value-type="string">
            <text:p>Agribusiness</text:p>
          </table:table-cell>
          <table:table-cell office:value-type="float" office:value="30000" calcext:value-type="float">
            <text:p>30000</text:p>
          </table:table-cell>
          <table:table-cell office:value-type="string" calcext:value-type="string">
            <text:p>Maize, pulses, rice</text:p>
          </table:table-cell>
          <table:table-cell office:value-type="string" calcext:value-type="string">
            <text:p>US$5.49 million</text:p>
          </table:table-cell>
          <table:table-cell office:value-type="string" calcext:value-type="string">
            <text:p>In process</text:p>
          </table:table-cell>
          <table:table-cell office:value-type="string" calcext:value-type="string">
            <text:p>Bhati Bangla Agrotec is owned by the Al Falah Group in Bangladesh. The company says it intends to bring 4,000 Bangladeshi farmers to Tanzania to work on the 30,000-ha farm it intends to establish there.</text:p>
          </table:table-cell>
          <table:table-cell table:number-columns-repeated="1015"/>
        </table:table-row>
        <table:table-row table:style-name="ro9">
          <table:table-cell office:value-type="string" calcext:value-type="string">
            <text:p>Tanzania</text:p>
          </table:table-cell>
          <table:table-cell office:value-type="string" calcext:value-type="string">
            <text:p>FELISA</text:p>
          </table:table-cell>
          <table:table-cell office:value-type="string" calcext:value-type="string">
            <text:p>Belgium</text:p>
          </table:table-cell>
          <table:table-cell office:value-type="string" calcext:value-type="string">
            <text:p>Agribusiness</text:p>
          </table:table-cell>
          <table:table-cell office:value-type="float" office:value="4258" calcext:value-type="float">
            <text:p>4258</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FELISA, a Tanzanian-Belgian joint venture, has established an oil-palm plantation on 4,258 ha in the Kigoma Region of Tanzania. It is also pursuing another 5,000 ha of production through the development of an outgrower scheme with small-scale farmers.</text:p>
          </table:table-cell>
          <table:table-cell table:number-columns-repeated="1015"/>
        </table:table-row>
        <table:table-row table:style-name="ro9">
          <table:table-cell office:value-type="string" calcext:value-type="string">
            <text:p>Tanzania</text:p>
          </table:table-cell>
          <table:table-cell office:value-type="string" calcext:value-type="string">
            <text:p>Chongqing Seed Corp</text:p>
          </table:table-cell>
          <table:table-cell office:value-type="string" calcext:value-type="string">
            <text:p>China</text:p>
          </table:table-cell>
          <table:table-cell office:value-type="string" calcext:value-type="string">
            <text:p>Agribusiness</text:p>
          </table:table-cell>
          <table:table-cell office:value-type="float" office:value="300" calcext:value-type="float">
            <text:p>300</text:p>
          </table:table-cell>
          <table:table-cell office:value-type="string" calcext:value-type="string">
            <text:p>Rice seeds</text:p>
          </table:table-cell>
          <table:table-cell/>
          <table:table-cell office:value-type="string" calcext:value-type="string">
            <text:p>Done</text:p>
          </table:table-cell>
          <table:table-cell office:value-type="string" calcext:value-type="string">
            <text:p>In 2008, China Daily reported that the Chongqing Seed Company had acquired 300 ha in Tanzania for the production of its imported rice-seed varieties as part of an agreement between China and Tanzania for the construction of an agricultural research centre.</text:p>
          </table:table-cell>
          <table:table-cell table:number-columns-repeated="1015"/>
        </table:table-row>
        <table:table-row table:style-name="ro8">
          <table:table-cell office:value-type="string" calcext:value-type="string">
            <text:p>Tanzania</text:p>
          </table:table-cell>
          <table:table-cell office:value-type="string" calcext:value-type="string">
            <text:p>DWS GALOF</text:p>
          </table:table-cell>
          <table:table-cell office:value-type="string" calcext:value-type="string">
            <text:p>Germany</text:p>
          </table:table-cell>
          <table:table-cell office:value-type="string" calcext:value-type="string">
            <text:p>Finance</text:p>
          </table:table-cell>
          <table:table-cell office:value-type="float" office:value="5000" calcext:value-type="float">
            <text:p>5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The DWS GALOF fund is offered by Deutsche Bank, but the day-to-day management of the fund is delegated to Duxton Asset Management, based in Singapore. It was launched in 2007, with a running time until 2016, and assets of €110 million. It is currently expanding its 5,000-ha commercial farm in Tanzania, called Mountainside, which produces wheat and barley, as well as 1,200 sheep. DWS claims that the farm yields returns of 30-35%.</text:p>
          </table:table-cell>
          <table:table-cell table:number-columns-repeated="1015"/>
        </table:table-row>
        <table:table-row table:style-name="ro19">
          <table:table-cell office:value-type="string" calcext:value-type="string">
            <text:p>Tanzania</text:p>
          </table:table-cell>
          <table:table-cell office:value-type="string" calcext:value-type="string">
            <text:p>Karuturi</text:p>
          </table:table-cell>
          <table:table-cell office:value-type="string" calcext:value-type="string">
            <text:p>India</text:p>
          </table:table-cell>
          <table:table-cell office:value-type="string" calcext:value-type="string">
            <text:p>Agribusiness</text:p>
          </table:table-cell>
          <table:table-cell office:value-type="float" office:value="311700" calcext:value-type="float">
            <text:p>311700</text:p>
          </table:table-cell>
          <table:table-cell office:value-type="string" calcext:value-type="string">
            <text:p>Crops</text:p>
          </table:table-cell>
          <table:table-cell office:value-type="string" calcext:value-type="string">
            <text:p>US$500 million</text:p>
          </table:table-cell>
          <table:table-cell office:value-type="string" calcext:value-type="string">
            <text:p>In process</text:p>
          </table:table-cell>
          <table:table-cell office:value-type="string" calcext:value-type="string">
            <text:p>Bangalore-based Karuturi Global Ltd, founded by Sai Ramakrishna Karuturi, is the world's largest producer of cut flowers. In 2008, Karuturi started to invest in farmland and agricultural production in Africa through it's Dubai holding company, Karuturi Overseas. It began by acquiring a long-term lease on 11,000 ha in the Oromia Region of Ethiopia and 100,000 ha in the Gambela Region, with an option for another 200,000 ha. It intends to produce palm oil and sugar, but primarily rice and wheat for export, and has already worked out a 40,000-tonne-per-year supply agreement with Djibouti, and is negotiating for similar deals with other African countries. Beyond Ethiopia, Karuturi has announced intentions to acquire farmlands in Tanzania and Sudan. In August 2011, Karuturi said it had applied for 1,000 ha in the Rufiji Basin in Tanzania and that it expects eventually to acquire 311,700 ha.</text:p>
          </table:table-cell>
          <table:table-cell table:number-columns-repeated="1015"/>
        </table:table-row>
        <table:table-row table:style-name="ro8">
          <table:table-cell office:value-type="string" calcext:value-type="string">
            <text:p>Tanzania</text:p>
          </table:table-cell>
          <table:table-cell office:value-type="string" calcext:value-type="string">
            <text:p>Nirmal Seeds</text:p>
          </table:table-cell>
          <table:table-cell office:value-type="string" calcext:value-type="string">
            <text:p>India</text:p>
          </table:table-cell>
          <table:table-cell office:value-type="string" calcext:value-type="string">
            <text:p>Agribusiness</text:p>
          </table:table-cell>
          <table:table-cell office:value-type="float" office:value="30000" calcext:value-type="float">
            <text:p>30000</text:p>
          </table:table-cell>
          <table:table-cell office:value-type="string" calcext:value-type="string">
            <text:p>Seeds</text:p>
          </table:table-cell>
          <table:table-cell/>
          <table:table-cell office:value-type="string" calcext:value-type="string">
            <text:p>In process</text:p>
          </table:table-cell>
          <table:table-cell office:value-type="string" calcext:value-type="string">
            <text:p>In August 2011, Nirmal Seed, an Indian seed company, announced that it had requested up to 30,000 ha from the Tanzanian government to establish a seed-farm region that would supply the <text:s/>eastern and southern African seeds market. The company intends the project to be part of the Government's green-revolution-styled Kilimo Kwanza program. Nirmal already has a rice-seed production farm in Mozambique and a vegetable farm in Ethiopia.</text:p>
          </table:table-cell>
          <table:table-cell table:number-columns-repeated="1015"/>
        </table:table-row>
        <table:table-row table:style-name="ro8">
          <table:table-cell office:value-type="string" calcext:value-type="string">
            <text:p>Tanzania</text:p>
          </table:table-cell>
          <table:table-cell office:value-type="string" calcext:value-type="string">
            <text:p>Yes Bank</text:p>
          </table:table-cell>
          <table:table-cell office:value-type="string" calcext:value-type="string">
            <text:p>India</text:p>
          </table:table-cell>
          <table:table-cell office:value-type="string" calcext:value-type="string">
            <text:p>Finance</text:p>
          </table:table-cell>
          <table:table-cell office:value-type="float" office:value="50000" calcext:value-type="float">
            <text:p>50000</text:p>
          </table:table-cell>
          <table:table-cell office:value-type="string" calcext:value-type="string">
            <text:p>Rice, wheat</text:p>
          </table:table-cell>
          <table:table-cell/>
          <table:table-cell office:value-type="string" calcext:value-type="string">
            <text:p>In process</text:p>
          </table:table-cell>
          <table:table-cell office:value-type="string" calcext:value-type="string">
            <text:p>In June 2009, Reuters reported that India's Yes Bank was teaming up with large Indian rice, wheat and edible-oil processing companies to produce crops in Africa. A company executive told Reuters that the bank was pursuing the acquisition of 30,000-50,000 ha for rice and wheat production in Tanzania, and the construction of a processing plant near the farm. He also said that Yes Bank was considering projects in Mozambique, Malawi, Madagascar, Angola and Namibia.</text:p>
          </table:table-cell>
          <table:table-cell table:number-columns-repeated="1015"/>
        </table:table-row>
        <table:table-row table:style-name="ro19">
          <table:table-cell office:value-type="string" calcext:value-type="string">
            <text:p>Tanzania</text:p>
          </table:table-cell>
          <table:table-cell office:value-type="string" calcext:value-type="string">
            <text:p>Export Trading Group</text:p>
          </table:table-cell>
          <table:table-cell office:value-type="string" calcext:value-type="string">
            <text:p>Singapore</text:p>
          </table:table-cell>
          <table:table-cell office:value-type="string" calcext:value-type="string">
            <text:p>Agribusiness</text:p>
          </table:table-cell>
          <table:table-cell office:value-type="float" office:value="8000" calcext:value-type="float">
            <text:p>8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ETG, owned by Kenya's Patel family, is incorporated in Singapore but its farming operations are run through its Mauritian subsidiary, ETG Holdings. The company is one of the largest farmland owners in Africa, with extensive holdings in Tanzania, Mozambique, Zambia and the DRC. It has recently received heavy financial backing from the World Bank's International Finance Corporation and the Standard Chartered Bank of the UK. Some of ETG's farms are structured through Bio-Energy Investments (BEI), a joint venture established in 2006 with South African corporate farm operator Verus Group, in which ETG has a 66% stake. BEI operates a 57,000-ha farm in Zambia that it is in the process of selling to Zambeef, and an 8,000-ha rice farm in Tanzania with 3,500 ha under production. BEI CEO Justin Vermaak says that the company aims to develop 10 more corporate farms in Africa over the next 7 years.</text:p>
          </table:table-cell>
          <table:table-cell table:number-columns-repeated="1015"/>
        </table:table-row>
        <table:table-row table:style-name="ro2">
          <table:table-cell office:value-type="string" calcext:value-type="string">
            <text:p>Tanzania</text:p>
          </table:table-cell>
          <table:table-cell office:value-type="string" calcext:value-type="string">
            <text:p>Intrasia Capital</text:p>
          </table:table-cell>
          <table:table-cell office:value-type="string" calcext:value-type="string">
            <text:p>Singapore</text:p>
          </table:table-cell>
          <table:table-cell office:value-type="string" calcext:value-type="string">
            <text:p>Finance</text:p>
          </table:table-cell>
          <table:table-cell office:value-type="float" office:value="30000" calcext:value-type="float">
            <text:p>30000</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Vita Grain is a Singaporean company owned by portfolio investor Intrasia Capital, which has been investing in hybrid rice development and production in Asia, Africa and Australia. The company's African investments in Mauritius, Mozambique and Tanzania are undertaken through a Mauritian holding company. In Tanzania, its subsidiary Tanza Grain Ltd has a 98-year lease on 30,000 ha in the Rufiji Basin. The company says that it has completed trial planting on 2 ha of farmland 15 km west of Bagamoyo bordering the Ruvu River.</text:p>
          </table:table-cell>
          <table:table-cell table:number-columns-repeated="1015"/>
        </table:table-row>
        <table:table-row table:style-name="ro9">
          <table:table-cell office:value-type="string" calcext:value-type="string">
            <text:p>Tanzania</text:p>
          </table:table-cell>
          <table:table-cell office:value-type="string" calcext:value-type="string">
            <text:p>Korea Rural Community Corporation</text:p>
          </table:table-cell>
          <table:table-cell office:value-type="string" calcext:value-type="string">
            <text:p>South Korea</text:p>
          </table:table-cell>
          <table:table-cell office:value-type="string" calcext:value-type="string">
            <text:p>Government</text:p>
          </table:table-cell>
          <table:table-cell office:value-type="float" office:value="100000" calcext:value-type="float">
            <text:p>100000</text:p>
          </table:table-cell>
          <table:table-cell office:value-type="string" calcext:value-type="string">
            <text:p>Rice</text:p>
          </table:table-cell>
          <table:table-cell office:value-type="string" calcext:value-type="string">
            <text:p>US$50 million</text:p>
          </table:table-cell>
          <table:table-cell office:value-type="string" calcext:value-type="string">
            <text:p>Done</text:p>
          </table:table-cell>
          <table:table-cell office:value-type="string" calcext:value-type="string">
            <text:p>In August 2010, the Korea Rural Community Corporation signed an MoU with the Rufiji Basin Development Authority to develop a 15,000-ha commercial rice farm in the Rufiji Basin. The US$50-million project was part of a larger bilateral assistance package, which included a US$121-million loan for infrastructure works.</text:p>
          </table:table-cell>
          <table:table-cell table:number-columns-repeated="1015"/>
        </table:table-row>
        <table:table-row table:style-name="ro14">
          <table:table-cell office:value-type="string" calcext:value-type="string">
            <text:p>Tanzania</text:p>
          </table:table-cell>
          <table:table-cell office:value-type="string" calcext:value-type="string">
            <text:p>SEKAB</text:p>
          </table:table-cell>
          <table:table-cell office:value-type="string" calcext:value-type="string">
            <text:p>Sweden</text:p>
          </table:table-cell>
          <table:table-cell office:value-type="string" calcext:value-type="string">
            <text:p>Agribusiness</text:p>
          </table:table-cell>
          <table:table-cell office:value-type="float" office:value="22000" calcext:value-type="float">
            <text:p>220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In 2008, Swedish Alcohol Chemistry AB (SEKAB), a corporation owned by three municipalities in northern Sweden, began the implementation of a massive, 200,000-ha project in Tanzania to cultivate sugar cane for the production of ethanol for export to Sweden. SEKAB was also implementing a 15,000-ha sweet-sorghum project in the Cabo Delgado province of Mozambique. Opposition at home and abroad forced the company to back down from its projects, and in 2009 SEKAB sold all its African projects to its former CEO Per Carstedt for a token sum of €40. Carstedt has revived the Tanzania project and is setting up a sugar company, with an 8000-ha sugar-cane plantation and a refinery in Bagamoyo, Tanzania. His company, Bagamoyo EcoEnergy Ltd, is registered in Mauritius. Carstedt has said that he intends to expand eventually to the original 200,000 ha, and has applied for a credit guarantee from the Swedish International Development Agency.</text:p>
          </table:table-cell>
          <table:table-cell table:number-columns-repeated="1015"/>
        </table:table-row>
        <table:table-row table:style-name="ro10">
          <table:table-cell office:value-type="string" calcext:value-type="string">
            <text:p>Tanzania</text:p>
          </table:table-cell>
          <table:table-cell office:value-type="string" calcext:value-type="string">
            <text:p>Pharos Financial Group</text:p>
          </table:table-cell>
          <table:table-cell office:value-type="string" calcext:value-type="string">
            <text:p>UAE</text:p>
          </table:table-cell>
          <table:table-cell office:value-type="string" calcext:value-type="string">
            <text:p>Finance</text:p>
          </table:table-cell>
          <table:table-cell office:value-type="float" office:value="50000" calcext:value-type="float">
            <text:p>50000</text:p>
          </table:table-cell>
          <table:table-cell office:value-type="string" calcext:value-type="string">
            <text:p>Rice</text:p>
          </table:table-cell>
          <table:table-cell/>
          <table:table-cell office:value-type="string" calcext:value-type="string">
            <text:p>In process</text:p>
          </table:table-cell>
          <table:table-cell office:value-type="string" calcext:value-type="string">
            <text:p>In October 2009, Dubai-based Pharos and London-based Miro Holdings International launched the US$350-million Pharos Miros Agricultural Fund to focus on rice farming in Africa and cereal cultivation in eastern Europe. The Fund has a minimum subscription of US$1million and is actively seeking joint ventures with Gulf family-owned conglomerates and sovereign wealth funds. In January 2010, Pharos said that the fund was in the process of securing a 98-year lease on 50,000 ha of land in Tanzania to grow rice in order to secure food supplies for the Gulf countries.</text:p>
          </table:table-cell>
          <table:table-cell table:number-columns-repeated="1015"/>
        </table:table-row>
        <table:table-row table:style-name="ro3">
          <table:table-cell office:value-type="string" calcext:value-type="string">
            <text:p>Tanzania</text:p>
          </table:table-cell>
          <table:table-cell office:value-type="string" calcext:value-type="string">
            <text:p>Agrica</text:p>
          </table:table-cell>
          <table:table-cell office:value-type="string" calcext:value-type="string">
            <text:p>UK</text:p>
          </table:table-cell>
          <table:table-cell office:value-type="string" calcext:value-type="string">
            <text:p>Finance</text:p>
          </table:table-cell>
          <table:table-cell office:value-type="float" office:value="5818" calcext:value-type="float">
            <text:p>5818</text:p>
          </table:table-cell>
          <table:table-cell office:value-type="string" calcext:value-type="string">
            <text:p>Rice</text:p>
          </table:table-cell>
          <table:table-cell/>
          <table:table-cell office:value-type="string" calcext:value-type="string">
            <text:p>Done</text:p>
          </table:table-cell>
          <table:table-cell office:value-type="string" calcext:value-type="string">
            <text:p>Agrica was established by former Financial Times journalist Carter Coleman in 2005 to invest in agricultural projects in Eastern Africa. It has funding from Norfund, the Norwegian Development Bank, African Agricultural Capital and Capricorn Investment Group (a multi-billion-dollar fund based in the US). The fund's first farmland acquisition was of an irrigated farm in Rubada, Tanzania, where it began producing rice in 2008.</text:p>
          </table:table-cell>
          <table:table-cell table:number-columns-repeated="1015"/>
        </table:table-row>
        <table:table-row table:style-name="ro13">
          <table:table-cell office:value-type="string" calcext:value-type="string">
            <text:p>Tanzania</text:p>
          </table:table-cell>
          <table:table-cell office:value-type="string" calcext:value-type="string">
            <text:p>AgriSol</text:p>
          </table:table-cell>
          <table:table-cell office:value-type="string" calcext:value-type="string">
            <text:p>US</text:p>
          </table:table-cell>
          <table:table-cell office:value-type="string" calcext:value-type="string">
            <text:p>Agribusiness</text:p>
          </table:table-cell>
          <table:table-cell office:value-type="float" office:value="325000" calcext:value-type="float">
            <text:p>325000</text:p>
          </table:table-cell>
          <table:table-cell office:value-type="string" calcext:value-type="string">
            <text:p>Beef, biofuels, crops, poultry</text:p>
          </table:table-cell>
          <table:table-cell/>
          <table:table-cell office:value-type="string" calcext:value-type="string">
            <text:p>Done</text:p>
          </table:table-cell>
          <table:table-cell office:value-type="string" calcext:value-type="string">
            <text:p>AgriSol, through a joint venture with Pharos Financial of Dubai and Summit Group of the US, is developing a massive agricultural project on lands identified by the Government of Tanzania in Katuma (80,000 ha) and Mishamo (220,000 ha) in Rukwa province and Lugufu in Kigoma province (25,000 ha). These lands are all former refugee settlements still occupied by refugee families who entered Tanzania decades ago. MoUs have been executed and leases are being negotiated for the Rukwa lands, while an MoU is being prepared for the lands in Kigoma. Two of the three sites (Katumba and Mishamo) are inhabited by Burudian refugees displaced by war in 1972.</text:p>
          </table:table-cell>
          <table:table-cell table:number-columns-repeated="1015"/>
        </table:table-row>
        <table:table-row table:style-name="ro15">
          <table:table-cell office:value-type="string" calcext:value-type="string">
            <text:p>Tanzania</text:p>
          </table:table-cell>
          <table:table-cell office:value-type="string" calcext:value-type="string">
            <text:p>Aslan Global Management</text:p>
          </table:table-cell>
          <table:table-cell office:value-type="string" calcext:value-type="string">
            <text:p>US</text:p>
          </table:table-cell>
          <table:table-cell office:value-type="string" calcext:value-type="string">
            <text:p>Finance</text:p>
          </table:table-cell>
          <table:table-cell office:value-type="float" office:value="42000" calcext:value-type="float">
            <text:p>42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Aslan was created by Jes Tarp and Paul Larsen of the US after their experience in setting up farms with other foreign investors in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tda, and acquired a lease on 10,000 ha of land, where they are cultivating 2,000 ha of soybeans and maize. In July 2011, The Guardian (Tanzania) reported that Aslan had acquired 42,000 ha for cash-crop production in Morogoro Region of Tanzania.</text:p>
          </table:table-cell>
          <table:table-cell table:number-columns-repeated="1015"/>
        </table:table-row>
        <table:table-row table:style-name="ro9">
          <table:table-cell office:value-type="string" calcext:value-type="string">
            <text:p>Tanzania</text:p>
          </table:table-cell>
          <table:table-cell office:value-type="string" calcext:value-type="string">
            <text:p>CAMS Group</text:p>
          </table:table-cell>
          <table:table-cell office:value-type="string" calcext:value-type="string">
            <text:p>US</text:p>
          </table:table-cell>
          <table:table-cell office:value-type="string" calcext:value-type="string">
            <text:p>Construction</text:p>
          </table:table-cell>
          <table:table-cell office:value-type="float" office:value="20000" calcext:value-type="float">
            <text:p>20000</text:p>
          </table:table-cell>
          <table:table-cell office:value-type="string" calcext:value-type="string">
            <text:p>Sweet sorghum</text:p>
          </table:table-cell>
          <table:table-cell office:value-type="string" calcext:value-type="string">
            <text:p>US$600 million</text:p>
          </table:table-cell>
          <table:table-cell office:value-type="string" calcext:value-type="string">
            <text:p>In process</text:p>
          </table:table-cell>
          <table:table-cell office:value-type="string" calcext:value-type="string">
            <text:p>In January 2012, the website of US-based CAMS Global stated that the company was negotiating for a long-term lease of 20,000 ha in Tanzania for the development of a pilot project to cultivate sweet sorghum for ethanol production in the districts of Handeni and Bagamoyo.</text:p>
          </table:table-cell>
          <table:table-cell table:number-columns-repeated="1015"/>
        </table:table-row>
        <table:table-row table:style-name="ro10">
          <table:table-cell office:value-type="string" calcext:value-type="string">
            <text:p>Tanzania</text:p>
          </table:table-cell>
          <table:table-cell office:value-type="string" calcext:value-type="string">
            <text:p>TM Plantations</text:p>
          </table:table-cell>
          <table:table-cell office:value-type="string" calcext:value-type="string">
            <text:p>US</text:p>
          </table:table-cell>
          <table:table-cell office:value-type="string" calcext:value-type="string">
            <text:p>Agribusiness</text:p>
          </table:table-cell>
          <table:table-cell office:value-type="float" office:value="50000" calcext:value-type="float">
            <text:p>50000</text:p>
          </table:table-cell>
          <table:table-cell office:value-type="string" calcext:value-type="string">
            <text:p>Oil palm</text:p>
          </table:table-cell>
          <table:table-cell/>
          <table:table-cell office:value-type="string" calcext:value-type="string">
            <text:p>In process</text:p>
          </table:table-cell>
          <table:table-cell office:value-type="string" calcext:value-type="string">
            <text:p>TM Plantations is a subsidiary of TM Global Holdings, an investment fund set up by Tony Tan that is registered in Delaware, US and that focuses on investments in emerging markets. In July 2007, TM Plantations paid preliminary survey fees to the Kasulu District government of Tanzania to investigate the feasibility of establishing an oil-palm plantation on 50,000 ha, and the company is also pursuing land acquisitions for forestry. In 2007, Colonel Kabenga Nsa-Kaisi, former chief counsellor to Tanzanian President Benjamin Mkapa, was appointed to the board of TM Plantations.</text:p>
          </table:table-cell>
          <table:table-cell table:number-columns-repeated="1015"/>
        </table:table-row>
        <table:table-row table:style-name="ro2">
          <table:table-cell office:value-type="string" calcext:value-type="string">
            <text:p>Uganda</text:p>
          </table:table-cell>
          <table:table-cell office:value-type="string" calcext:value-type="string">
            <text:p>Nitol-Niloy Group</text:p>
          </table:table-cell>
          <table:table-cell office:value-type="string" calcext:value-type="string">
            <text:p>Bangladesh</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Crops</text:p>
          </table:table-cell>
          <table:table-cell office:value-type="string" calcext:value-type="string">
            <text:p>US$12.5 million</text:p>
          </table:table-cell>
          <table:table-cell office:value-type="string" calcext:value-type="string">
            <text:p>In process</text:p>
          </table:table-cell>
          <table:table-cell office:value-type="string" calcext:value-type="string">
            <text:p>In June 2010, the Bangladeshi company Nitol-Niloy reported that it was in negotiations with Uganda to invest around US$12.5 million to establish a farm on 10,000 ha of land, where 2,500 Bangladeshi farmers would be brought in to work and where 80% of the production would be exported to Bangladesh. An official with Uganda's Ministry of Agriculture, however, denied that the government had offered the company any land, saying only that it had signed the minutes of the meeting of the two sides.</text:p>
          </table:table-cell>
          <table:table-cell table:number-columns-repeated="1015"/>
        </table:table-row>
        <table:table-row table:style-name="ro9">
          <table:table-cell office:value-type="string" calcext:value-type="string">
            <text:p>Uganda</text:p>
          </table:table-cell>
          <table:table-cell office:value-type="string" calcext:value-type="string">
            <text:p>Hebei Company</text:p>
          </table:table-cell>
          <table:table-cell office:value-type="string" calcext:value-type="string">
            <text:p>China</text:p>
          </table:table-cell>
          <table:table-cell office:value-type="string" calcext:value-type="string">
            <text:p>Agribusiness</text:p>
          </table:table-cell>
          <table:table-cell office:value-type="float" office:value="540" calcext:value-type="float">
            <text:p>540</text:p>
          </table:table-cell>
          <table:table-cell office:value-type="string" calcext:value-type="string">
            <text:p>Fruit, livestock, maize, rice, vegetables, wheat</text:p>
          </table:table-cell>
          <table:table-cell/>
          <table:table-cell office:value-type="string" calcext:value-type="string">
            <text:p>In process</text:p>
          </table:table-cell>
          <table:table-cell office:value-type="string" calcext:value-type="string">
            <text:p>In October 2009, the Hebei Company told the Ugandan daily The Observer that it would establish farms for cereals and horticultural crops on 540 ha in Uganda, as well as poultry and sheep farms. It said it plans to expand its operations to 41,000 ha within 10 years.</text:p>
          </table:table-cell>
          <table:table-cell table:number-columns-repeated="1015"/>
        </table:table-row>
        <table:table-row table:style-name="ro8">
          <table:table-cell office:value-type="string" calcext:value-type="string">
            <text:p>Uganda</text:p>
          </table:table-cell>
          <table:table-cell office:value-type="string" calcext:value-type="string">
            <text:p>Liu Jianjun</text:p>
          </table:table-cell>
          <table:table-cell office:value-type="string" calcext:value-type="string">
            <text:p>China</text:p>
          </table:table-cell>
          <table:table-cell office:value-type="string" calcext:value-type="string">
            <text:p>Finance</text:p>
          </table:table-cell>
          <table:table-cell office:value-type="float" office:value="4000" calcext:value-type="float">
            <text:p>4000</text:p>
          </table:table-cell>
          <table:table-cell table:number-columns-repeated="2"/>
          <table:table-cell office:value-type="string" calcext:value-type="string">
            <text:p>Done</text:p>
          </table:table-cell>
          <table:table-cell office:value-type="string" calcext:value-type="string">
            <text:p>Liu Jianjun is a former government official who has been facilitating Chinese investment and the establishment of so-called Baoding Villages in various African countries. He has facilitated the acquisition of farmlands in Mozambique, Uganda and other African countries by Chinese investors, publicly stating that the lands are available for 99-year leases at US$1 or less per ha. In 2008, The UK's Daily Telegraph reported that Liu Jianjun himself had acquired 4,000 ha in Uganda for farming.</text:p>
          </table:table-cell>
          <table:table-cell table:number-columns-repeated="1015"/>
        </table:table-row>
        <table:table-row table:style-name="ro2">
          <table:table-cell office:value-type="string" calcext:value-type="string">
            <text:p>Uganda</text:p>
          </table:table-cell>
          <table:table-cell table:number-columns-repeated="2" office:value-type="string" calcext:value-type="string">
            <text:p>Egypt</text:p>
          </table:table-cell>
          <table:table-cell office:value-type="string" calcext:value-type="string">
            <text:p>Government</text:p>
          </table:table-cell>
          <table:table-cell office:value-type="float" office:value="800000" calcext:value-type="float">
            <text:p>800000</text:p>
          </table:table-cell>
          <table:table-cell office:value-type="string" calcext:value-type="string">
            <text:p>Maize, wheat</text:p>
          </table:table-cell>
          <table:table-cell/>
          <table:table-cell office:value-type="string" calcext:value-type="string">
            <text:p>Done</text:p>
          </table:table-cell>
          <table:table-cell office:value-type="string" calcext:value-type="string">
            <text:p>In August 2008, the Egyptian Agriculture Minister Amin Abaza confirmed to the Egyptian daily Al-Ahram that the Government of Uganda had agreed to allocate Egypt 800,000 ha in various parts of the country. He said that the Egyptian government had already identified seven private Egyptian companies that were prepared to start work on the project immediately, and that a delegation of government officials and businessmen would travel to Uganda in October 2008 to negotiate final details and prepare to start work on the first 80,000 ha.</text:p>
          </table:table-cell>
          <table:table-cell table:number-columns-repeated="1015"/>
        </table:table-row>
        <table:table-row table:style-name="ro12">
          <table:table-cell office:value-type="string" calcext:value-type="string">
            <text:p>Uganda</text:p>
          </table:table-cell>
          <table:table-cell office:value-type="string" calcext:value-type="string">
            <text:p>Icemark</text:p>
          </table:table-cell>
          <table:table-cell office:value-type="string" calcext:value-type="string">
            <text:p>Iceland</text:p>
          </table:table-cell>
          <table:table-cell office:value-type="string" calcext:value-type="string">
            <text:p>Agribusiness</text:p>
          </table:table-cell>
          <table:table-cell office:value-type="float" office:value="270" calcext:value-type="float">
            <text:p>270</text:p>
          </table:table-cell>
          <table:table-cell office:value-type="string" calcext:value-type="string">
            <text:p>Fruit</text:p>
          </table:table-cell>
          <table:table-cell/>
          <table:table-cell office:value-type="string" calcext:value-type="string">
            <text:p>Done</text:p>
          </table:table-cell>
          <table:table-cell office:value-type="string" calcext:value-type="string">
            <text:p>Icemark, a leading fruit and vegetable supplier to European supermarkets, has three farms in Uganda that produce fruit for export.</text:p>
          </table:table-cell>
          <table:table-cell table:number-columns-repeated="1015"/>
        </table:table-row>
        <table:table-row table:style-name="ro5">
          <table:table-cell office:value-type="string" calcext:value-type="string">
            <text:p>Uganda</text:p>
          </table:table-cell>
          <table:table-cell office:value-type="string" calcext:value-type="string">
            <text:p>Mehta Group</text:p>
          </table:table-cell>
          <table:table-cell office:value-type="string" calcext:value-type="string">
            <text:p>India</text:p>
          </table:table-cell>
          <table:table-cell office:value-type="string" calcext:value-type="string">
            <text:p>Agribusiness</text:p>
          </table:table-cell>
          <table:table-cell office:value-type="float" office:value="14600" calcext:value-type="float">
            <text:p>14600</text:p>
          </table:table-cell>
          <table:table-cell office:value-type="string" calcext:value-type="string">
            <text:p>Sugar cane</text:p>
          </table:table-cell>
          <table:table-cell/>
          <table:table-cell office:value-type="string" calcext:value-type="string">
            <text:p>Done</text:p>
          </table:table-cell>
          <table:table-cell office:value-type="string" calcext:value-type="string">
            <text:p>Originally the Mehta group was allocated land in the Mabira Forest. But heavy opposition brought forward an alternative plan to provide lands of the defunct Sango Bay Sugar factory in Rakai district.</text:p>
          </table:table-cell>
          <table:table-cell table:number-columns-repeated="1015"/>
        </table:table-row>
        <table:table-row table:style-name="ro5">
          <table:table-cell office:value-type="string" calcext:value-type="string">
            <text:p>Uganda</text:p>
          </table:table-cell>
          <table:table-cell office:value-type="string" calcext:value-type="string">
            <text:p>Wilmar International</text:p>
          </table:table-cell>
          <table:table-cell office:value-type="string" calcext:value-type="string">
            <text:p>Singapore</text:p>
          </table:table-cell>
          <table:table-cell office:value-type="string" calcext:value-type="string">
            <text:p>Agribusiness</text:p>
          </table:table-cell>
          <table:table-cell office:value-type="float" office:value="40000" calcext:value-type="float">
            <text:p>40000</text:p>
          </table:table-cell>
          <table:table-cell office:value-type="string" calcext:value-type="string">
            <text:p>Oil palm</text:p>
          </table:table-cell>
          <table:table-cell/>
          <table:table-cell office:value-type="string" calcext:value-type="string">
            <text:p>Done</text:p>
          </table:table-cell>
          <table:table-cell office:value-type="string" calcext:value-type="string">
            <text:p>Through a joint effort between the Government, IFAD, the World Bank and Wilmar's subsidiary Oil Palm Uganda Ltd, Wilmar has been allocated a total of 40,000 ha for nucleus oil-palm plantations in three different areas of Uganda.</text:p>
          </table:table-cell>
          <table:table-cell table:number-columns-repeated="1015"/>
        </table:table-row>
        <table:table-row table:style-name="ro8">
          <table:table-cell office:value-type="string" calcext:value-type="string">
            <text:p>Ukraine</text:p>
          </table:table-cell>
          <table:table-cell office:value-type="string" calcext:value-type="string">
            <text:p>Trigon Agri</text:p>
          </table:table-cell>
          <table:table-cell office:value-type="string" calcext:value-type="string">
            <text:p>Denmark</text:p>
          </table:table-cell>
          <table:table-cell office:value-type="string" calcext:value-type="string">
            <text:p>Agribusiness</text:p>
          </table:table-cell>
          <table:table-cell office:value-type="float" office:value="55000" calcext:value-type="float">
            <text:p>55000</text:p>
          </table:table-cell>
          <table:table-cell office:value-type="string" calcext:value-type="string">
            <text:p>Cereals</text:p>
          </table:table-cell>
          <table:table-cell/>
          <table:table-cell office:value-type="string" calcext:value-type="string">
            <text:p>Done</text:p>
          </table:table-cell>
          <table:table-cell office:value-type="string" calcext:value-type="string">
            <text:p>Joakim Helenius, the fourth-richest man in Estonia and former investment banker with Goldman Sachs and Merrill Lynch, founded Trigon Capital as an Estonian-registered company in 1994. Trigon launched its Trigon Agri Fund, with registration in Denmark, in 2006. By January 2012, the fund had acquired over 170,000 ha of land for cereal farming in the Black Earth region of Russia and Ukraine, and several dairy farms in Estonia and Russia. It trades on the Nasdaq OMX Stockholm.</text:p>
          </table:table-cell>
          <table:table-cell table:number-columns-repeated="1015"/>
        </table:table-row>
        <table:table-row table:style-name="ro4">
          <table:table-cell office:value-type="string" calcext:value-type="string">
            <text:p>Ukraine</text:p>
          </table:table-cell>
          <table:table-cell office:value-type="string" calcext:value-type="string">
            <text:p>AgroGeneration</text:p>
          </table:table-cell>
          <table:table-cell office:value-type="string" calcext:value-type="string">
            <text:p>France</text:p>
          </table:table-cell>
          <table:table-cell office:value-type="string" calcext:value-type="string">
            <text:p>Agribusiness</text:p>
          </table:table-cell>
          <table:table-cell office:value-type="float" office:value="51000" calcext:value-type="float">
            <text:p>51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AgroGeneration is a French farmland investment fund created by businessman Charles Beigbeder. It has 51,000 ha of farmland under lease in Ukraine and says that it plans to double this amount by 2014. In 2011, the company said that it was pursuing the acquisition of 50,000 ha of farmland in Argentina with an unnamed partner following the completion of trials on 700 ha.</text:p>
          </table:table-cell>
          <table:table-cell table:number-columns-repeated="1015"/>
        </table:table-row>
        <table:table-row table:style-name="ro9">
          <table:table-cell office:value-type="string" calcext:value-type="string">
            <text:p>Ukraine</text:p>
          </table:table-cell>
          <table:table-cell office:value-type="string" calcext:value-type="string">
            <text:p>Bärnstädt eG</text:p>
          </table:table-cell>
          <table:table-cell office:value-type="string" calcext:value-type="string">
            <text:p>Germany</text:p>
          </table:table-cell>
          <table:table-cell office:value-type="string" calcext:value-type="string">
            <text:p>Agribusiness</text:p>
          </table:table-cell>
          <table:table-cell office:value-type="float" office:value="8000" calcext:value-type="float">
            <text:p>8000</text:p>
          </table:table-cell>
          <table:table-cell office:value-type="string" calcext:value-type="string">
            <text:p>Hops, maize, oilseed rape, sugar beet, wheat, wine, winter barley</text:p>
          </table:table-cell>
          <table:table-cell/>
          <table:table-cell office:value-type="string" calcext:value-type="string">
            <text:p>Done</text:p>
          </table:table-cell>
          <table:table-cell office:value-type="string" calcext:value-type="string">
            <text:p>Barnstädt eG is a German agricultural company, based in Saxony-Anhalt.</text:p>
          </table:table-cell>
          <table:table-cell table:number-columns-repeated="1015"/>
        </table:table-row>
        <table:table-row table:style-name="ro5">
          <table:table-cell office:value-type="string" calcext:value-type="string">
            <text:p>Ukraine</text:p>
          </table:table-cell>
          <table:table-cell office:value-type="string" calcext:value-type="string">
            <text:p>Sustainable Bio Energy Holding GmbH</text:p>
          </table:table-cell>
          <table:table-cell office:value-type="string" calcext:value-type="string">
            <text:p>Germany</text:p>
          </table:table-cell>
          <table:table-cell office:value-type="string" calcext:value-type="string">
            <text:p>Agribusiness</text:p>
          </table:table-cell>
          <table:table-cell office:value-type="float" office:value="11600" calcext:value-type="float">
            <text:p>11600</text:p>
          </table:table-cell>
          <table:table-cell office:value-type="string" calcext:value-type="string">
            <text:p>Rapeseed, soybeans, wheat</text:p>
          </table:table-cell>
          <table:table-cell/>
          <table:table-cell office:value-type="string" calcext:value-type="string">
            <text:p>Done</text:p>
          </table:table-cell>
          <table:table-cell office:value-type="string" calcext:value-type="string">
            <text:p>Sustainable Bio Energy Holding GmbH is majority-owned by two German municipal utility companies, Stadtwerke Uelzen (37.5%) and Stadtwerke Schwäbisch Hall (37.5%). It controls 11,600 ha of farmland in Ukraine.</text:p>
          </table:table-cell>
          <table:table-cell table:number-columns-repeated="1015"/>
        </table:table-row>
        <table:table-row table:style-name="ro4">
          <table:table-cell office:value-type="string" calcext:value-type="string">
            <text:p>Ukraine</text:p>
          </table:table-cell>
          <table:table-cell office:value-type="string" calcext:value-type="string">
            <text:p>Ukrainian Agrarian Investments</text:p>
          </table:table-cell>
          <table:table-cell office:value-type="string" calcext:value-type="string">
            <text:p>Russia</text:p>
          </table:table-cell>
          <table:table-cell office:value-type="string" calcext:value-type="string">
            <text:p>Agribusiness</text:p>
          </table:table-cell>
          <table:table-cell office:value-type="float" office:value="250000" calcext:value-type="float">
            <text:p>250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Ukrainian Agrarian Investments (UAI) is a Cyprus-based company controlled by Moscow investment bank Renaissance Capital, which was taken over by Russian billionaire Mikhail Prokhorov in 2008. The European Bank for Reconstruction and Development provided the company with loan facilities worth a total of US$60 million.</text:p>
          </table:table-cell>
          <table:table-cell table:number-columns-repeated="1015"/>
        </table:table-row>
        <table:table-row table:style-name="ro3">
          <table:table-cell office:value-type="string" calcext:value-type="string">
            <text:p>Ukraine</text:p>
          </table:table-cell>
          <table:table-cell office:value-type="string" calcext:value-type="string">
            <text:p>Alpcot Agro</text:p>
          </table:table-cell>
          <table:table-cell office:value-type="string" calcext:value-type="string">
            <text:p>Sweden</text:p>
          </table:table-cell>
          <table:table-cell office:value-type="string" calcext:value-type="string">
            <text:p>Agribusiness</text:p>
          </table:table-cell>
          <table:table-cell office:value-type="float" office:value="92500" calcext:value-type="float">
            <text:p>92500</text:p>
          </table:table-cell>
          <table:table-cell office:value-type="string" calcext:value-type="string">
            <text:p>Wheat</text:p>
          </table:table-cell>
          <table:table-cell/>
          <table:table-cell office:value-type="string" calcext:value-type="string">
            <text:p>Done</text:p>
          </table:table-cell>
          <table:table-cell office:value-type="string" calcext:value-type="string">
            <text:p>Alpcot Agro is a Swedish company established in 2006 to acquire farmland in Russia and Ukraine. In December 2011, the company purchased another major Ukraine farmland operator, UK-based Landkom, giving it control of a further 74,000 ha in Ukraine and pushing its total landbank to over 270,000 ha, The company says that it will launch an IPO on the London Stock Exchange.</text:p>
          </table:table-cell>
          <table:table-cell table:number-columns-repeated="1015"/>
        </table:table-row>
        <table:table-row table:style-name="ro8">
          <table:table-cell office:value-type="string" calcext:value-type="string">
            <text:p>Ukraine</text:p>
          </table:table-cell>
          <table:table-cell office:value-type="string" calcext:value-type="string">
            <text:p>Continental Farmers Group</text:p>
          </table:table-cell>
          <table:table-cell office:value-type="string" calcext:value-type="string">
            <text:p>UK</text:p>
          </table:table-cell>
          <table:table-cell office:value-type="string" calcext:value-type="string">
            <text:p>Agribusiness</text:p>
          </table:table-cell>
          <table:table-cell office:value-type="float" office:value="21000" calcext:value-type="float">
            <text:p>21000</text:p>
          </table:table-cell>
          <table:table-cell office:value-type="string" calcext:value-type="string">
            <text:p>Maize, potatoes, spring wheat, sugar beet</text:p>
          </table:table-cell>
          <table:table-cell/>
          <table:table-cell office:value-type="string" calcext:value-type="string">
            <text:p>Done</text:p>
          </table:table-cell>
          <table:table-cell office:value-type="string" calcext:value-type="string">
            <text:p>Continental Farmers Group is listed on the London Stock Exchange but is controlled by two Irish companies, the agribusiness giant Origin Enterprises (24.2%) and Davy Crest Nominees (13.5%), a fund controlled by Davy Stockbrokers of Dublin. Continental began by investing in farmland in Poland and then expanding into Ukraine in 2006. In 2008-9, it raised €20 million in equity funding from investors such as BlackRock for its Ukrainian operations, which covered 21,000 ha by 2012.</text:p>
          </table:table-cell>
          <table:table-cell table:number-columns-repeated="1015"/>
        </table:table-row>
        <table:table-row table:style-name="ro15">
          <table:table-cell office:value-type="string" calcext:value-type="string">
            <text:p>Ukraine</text:p>
          </table:table-cell>
          <table:table-cell office:value-type="string" calcext:value-type="string">
            <text:p>Aslan Global Management</text:p>
          </table:table-cell>
          <table:table-cell office:value-type="string" calcext:value-type="string">
            <text:p>US</text:p>
          </table:table-cell>
          <table:table-cell office:value-type="string" calcext:value-type="string">
            <text:p>Agribusiness</text:p>
          </table:table-cell>
          <table:table-cell office:value-type="float" office:value="8500" calcext:value-type="float">
            <text:p>8500</text:p>
          </table:table-cell>
          <table:table-cell office:value-type="string" calcext:value-type="string">
            <text:p>Cereals</text:p>
          </table:table-cell>
          <table:table-cell/>
          <table:table-cell office:value-type="string" calcext:value-type="string">
            <text:p>Done</text:p>
          </table:table-cell>
          <table:table-cell office:value-type="string" calcext:value-type="string">
            <text:p>Aslan was created by Jes Tarp and Paul Larsen of the US after their experience in setting up farms with other foreign investors in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tda, and acquired a lease on 10,000 ha of land, where they are cultivating 2,000 ha of soybeans and maize. In July 2011, The Guardian (Tanzania) reported that Aslan had acquired 42,000 ha for cash-crop production in Morogoro Region of Tanzania.</text:p>
          </table:table-cell>
          <table:table-cell table:number-columns-repeated="1015"/>
        </table:table-row>
        <table:table-row table:style-name="ro9">
          <table:table-cell office:value-type="string" calcext:value-type="string">
            <text:p>Ukraine</text:p>
          </table:table-cell>
          <table:table-cell office:value-type="string" calcext:value-type="string">
            <text:p>Grain Alliance</text:p>
          </table:table-cell>
          <table:table-cell office:value-type="string" calcext:value-type="string">
            <text:p>US</text:p>
          </table:table-cell>
          <table:table-cell office:value-type="string" calcext:value-type="string">
            <text:p>Agribusiness</text:p>
          </table:table-cell>
          <table:table-cell office:value-type="float" office:value="40000" calcext:value-type="float">
            <text:p>40000</text:p>
          </table:table-cell>
          <table:table-cell office:value-type="string" calcext:value-type="string">
            <text:p>Barley, maize, soybeans, sunflowers, wheat</text:p>
          </table:table-cell>
          <table:table-cell/>
          <table:table-cell office:value-type="string" calcext:value-type="string">
            <text:p>Done</text:p>
          </table:table-cell>
          <table:table-cell office:value-type="string" calcext:value-type="string">
            <text:p>Grain Alliance was formed in December 2009 from the merger of Harvest Moon East, a Ukraine farmland operator controlled by US entrepreneur Alex Oronov, and a Swedish-Ukrainian team of businessmen. The company controls 40,000 ha in Kyiv, Cherkassy, Poltava and Chernigiv regions.</text:p>
          </table:table-cell>
          <table:table-cell table:number-columns-repeated="1015"/>
        </table:table-row>
        <table:table-row table:style-name="ro2">
          <table:table-cell office:value-type="string" calcext:value-type="string">
            <text:p>Ukraine</text:p>
          </table:table-cell>
          <table:table-cell office:value-type="string" calcext:value-type="string">
            <text:p>Kyiv-Atlantic Ukraine</text:p>
          </table:table-cell>
          <table:table-cell office:value-type="string" calcext:value-type="string">
            <text:p>US</text:p>
          </table:table-cell>
          <table:table-cell office:value-type="string" calcext:value-type="string">
            <text:p>Agribusiness</text:p>
          </table:table-cell>
          <table:table-cell office:value-type="float" office:value="10000" calcext:value-type="float">
            <text:p>10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US farmer David Sweere established Kyiv-Atlantic Ukraine in the early 1990s, but the company did not get involved in farming in Ukraine until 2000, when it created a subsidiary, Atlantic Farms, and took over three bankrupt farms. In 2006, the company signed a deal with the European Bank of Reconstruction and Development and three wealthy Danish agribusiness families to restructure the company and inject new funds, allowing the company to expand its farm holdings to 10,000 ha of cropland and 4,000 head of cattle.</text:p>
          </table:table-cell>
          <table:table-cell table:number-columns-repeated="1015"/>
        </table:table-row>
        <table:table-row table:style-name="ro3">
          <table:table-cell office:value-type="string" calcext:value-type="string">
            <text:p>Ukraine</text:p>
          </table:table-cell>
          <table:table-cell office:value-type="string" calcext:value-type="string">
            <text:p>NCH Capital</text:p>
          </table:table-cell>
          <table:table-cell office:value-type="string" calcext:value-type="string">
            <text:p>US</text:p>
          </table:table-cell>
          <table:table-cell office:value-type="string" calcext:value-type="string">
            <text:p>Finance</text:p>
          </table:table-cell>
          <table:table-cell office:value-type="float" office:value="450000" calcext:value-type="float">
            <text:p>450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NCH Capital manages over US$3 billion from university endowments, corporate and state pension funds, foundations, and family investment offices. It has a US$1.4-billion agribusiness fund focused on acquiring farms in eastern Europe. In Ukraine, NCH controls and operates a portfolio of over 450,000 ha under long-term lease arrangements (15-20 year periods). In Russia, NCH has acquired around 250,000 ha.</text:p>
          </table:table-cell>
          <table:table-cell table:number-columns-repeated="1015"/>
        </table:table-row>
        <table:table-row table:style-name="ro11">
          <table:table-cell office:value-type="string" calcext:value-type="string">
            <text:p>Uruguay</text:p>
          </table:table-cell>
          <table:table-cell office:value-type="string" calcext:value-type="string">
            <text:p>El Tejar</text:p>
          </table:table-cell>
          <table:table-cell office:value-type="string" calcext:value-type="string">
            <text:p>Argentina</text:p>
          </table:table-cell>
          <table:table-cell office:value-type="string" calcext:value-type="string">
            <text:p>Agribusiness</text:p>
          </table:table-cell>
          <table:table-cell office:value-type="float" office:value="160000" calcext:value-type="float">
            <text:p>160000</text:p>
          </table:table-cell>
          <table:table-cell office:value-type="string" calcext:value-type="string">
            <text:p>Cereals</text:p>
          </table:table-cell>
          <table:table-cell/>
          <table:table-cell office:value-type="string" calcext:value-type="string">
            <text:p>Done</text:p>
          </table:table-cell>
          <table:table-cell office:value-type="string" calcext:value-type="string">
            <text:p>El Tejar began as an association of Argentine cattle farmers in the 1980s, but then became involved in grain production in the 1990s. By the end of the decade it was one of the largest soybean producers in the country, farming on rented land. After 2006, foreign investors entered the company, such as London-based hedge fund Altima Partners, which now owns 40% of the company, the World Bank's International Finance Corporation and US private equity firm Capital Group, and El Tejar started to acquire its own farms in Argentina, Uruguay and Brazil, where it is now the largest farm operator. In 2006, El Tejar was farming around 200,000 ha, and today they are farming close to 800,000 ha. The company intends to launch an IPO on New York or São Paulo stock exchange to access more capital to expand its landholdings.</text:p>
          </table:table-cell>
          <table:table-cell table:number-columns-repeated="1015"/>
        </table:table-row>
        <table:table-row table:style-name="ro5">
          <table:table-cell office:value-type="string" calcext:value-type="string">
            <text:p>Uruguay</text:p>
          </table:table-cell>
          <table:table-cell office:value-type="string" calcext:value-type="string">
            <text:p>Hillock Capital Management</text:p>
          </table:table-cell>
          <table:table-cell office:value-type="string" calcext:value-type="string">
            <text:p>Argentina</text:p>
          </table:table-cell>
          <table:table-cell office:value-type="string" calcext:value-type="string">
            <text:p>Finance</text:p>
          </table:table-cell>
          <table:table-cell office:value-type="float" office:value="9000" calcext:value-type="float">
            <text:p>9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Hillock is a company based in Argentina that provides investment opportunities for local and foreign investors to acquire farms in Argentina and Uruguay. It manages 36,000 ha of farmland, around 9,000 ha in Uruguay..</text:p>
          </table:table-cell>
          <table:table-cell table:number-columns-repeated="1015"/>
        </table:table-row>
        <table:table-row table:style-name="ro13">
          <table:table-cell office:value-type="string" calcext:value-type="string">
            <text:p>Uruguay</text:p>
          </table:table-cell>
          <table:table-cell office:value-type="string" calcext:value-type="string">
            <text:p>Los Grobo</text:p>
          </table:table-cell>
          <table:table-cell office:value-type="string" calcext:value-type="string">
            <text:p>Argentina</text:p>
          </table:table-cell>
          <table:table-cell office:value-type="string" calcext:value-type="string">
            <text:p>Agribusiness</text:p>
          </table:table-cell>
          <table:table-cell office:value-type="float" office:value="76300" calcext:value-type="float">
            <text:p>76300</text:p>
          </table:table-cell>
          <table:table-cell office:value-type="string" calcext:value-type="string">
            <text:p>Soybeans</text:p>
          </table:table-cell>
          <table:table-cell/>
          <table:table-cell office:value-type="string" calcext:value-type="string">
            <text:p>Done</text:p>
          </table:table-cell>
          <table:table-cell office:value-type="string" calcext:value-type="string">
            <text:p>Los Grobo is owned by Argentina's Grobocopatel family, the second-largest soybean producers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that it plans to triple its land holdings over the next few years by way of a joint venture company called LG Agronegócios &amp; Participações SA, which will involve Brazil’s Grupo Vinci Partners, an investment company set up by former Banco Pactual SA parter Gilberto Sayao.</text:p>
          </table:table-cell>
          <table:table-cell table:number-columns-repeated="1015"/>
        </table:table-row>
        <table:table-row table:style-name="ro5">
          <table:table-cell office:value-type="string" calcext:value-type="string">
            <text:p>Uruguay</text:p>
          </table:table-cell>
          <table:table-cell office:value-type="string" calcext:value-type="string">
            <text:p>Ingleby Company</text:p>
          </table:table-cell>
          <table:table-cell office:value-type="string" calcext:value-type="string">
            <text:p>Denmark</text:p>
          </table:table-cell>
          <table:table-cell office:value-type="string" calcext:value-type="string">
            <text:p>Finance</text:p>
          </table:table-cell>
          <table:table-cell office:value-type="float" office:value="20110" calcext:value-type="float">
            <text:p>20110</text:p>
          </table:table-cell>
          <table:table-cell office:value-type="string" calcext:value-type="string">
            <text:p>Barley, cattle, maize, soybeans, wheat</text:p>
          </table:table-cell>
          <table:table-cell/>
          <table:table-cell office:value-type="string" calcext:value-type="string">
            <text:p>Done</text:p>
          </table:table-cell>
          <table:table-cell office:value-type="string" calcext:value-type="string">
            <text:p>The Ingleby Company, which is owned by the Rausing family, has farmland investments in Argentina, Romania, USA, Uruguay, New Zealand and Australia.</text:p>
          </table:table-cell>
          <table:table-cell table:number-columns-repeated="1015"/>
        </table:table-row>
        <table:table-row table:style-name="ro8">
          <table:table-cell office:value-type="string" calcext:value-type="string">
            <text:p>Uruguay</text:p>
          </table:table-cell>
          <table:table-cell office:value-type="string" calcext:value-type="string">
            <text:p>Calyx Agro</text:p>
          </table:table-cell>
          <table:table-cell office:value-type="string" calcext:value-type="string">
            <text:p>France</text:p>
          </table:table-cell>
          <table:table-cell office:value-type="string" calcext:value-type="string">
            <text:p>Finance</text:p>
          </table:table-cell>
          <table:table-cell office:value-type="float" office:value="13592" calcext:value-type="float">
            <text:p>13592</text:p>
          </table:table-cell>
          <table:table-cell office:value-type="string" calcext:value-type="string">
            <text:p>Soybeans, wheat</text:p>
          </table:table-cell>
          <table:table-cell/>
          <table:table-cell office:value-type="string" calcext:value-type="string">
            <text:p>Done</text:p>
          </table:table-cell>
          <table:table-cell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cell table:number-columns-repeated="1015"/>
        </table:table-row>
        <table:table-row table:style-name="ro9">
          <table:table-cell office:value-type="string" calcext:value-type="string">
            <text:p>Uruguay</text:p>
          </table:table-cell>
          <table:table-cell office:value-type="string" calcext:value-type="string">
            <text:p>Campos Orientales</text:p>
          </table:table-cell>
          <table:table-cell office:value-type="string" calcext:value-type="string">
            <text:p>France</text:p>
          </table:table-cell>
          <table:table-cell office:value-type="string" calcext:value-type="string">
            <text:p>Finance</text:p>
          </table:table-cell>
          <table:table-cell office:value-type="float" office:value="24000" calcext:value-type="float">
            <text:p>24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Campos Orientales is operated by Pergam Finance, a fund based in France, managed by Olivier Combastet. It mainly seeks to acquire farms in the Southern Cone of Latin America, where it can convert pasture to soybean crops, and then, within a few years, sell the farms at a profit.</text:p>
          </table:table-cell>
          <table:table-cell table:number-columns-repeated="1015"/>
        </table:table-row>
        <table:table-row table:style-name="ro3">
          <table:table-cell office:value-type="string" calcext:value-type="string">
            <text:p>Uruguay</text:p>
          </table:table-cell>
          <table:table-cell office:value-type="string" calcext:value-type="string">
            <text:p>Olam International</text:p>
          </table:table-cell>
          <table:table-cell office:value-type="string" calcext:value-type="string">
            <text:p>Singapore</text:p>
          </table:table-cell>
          <table:table-cell office:value-type="string" calcext:value-type="string">
            <text:p>Agribusiness</text:p>
          </table:table-cell>
          <table:table-cell office:value-type="float" office:value="34000" calcext:value-type="float">
            <text:p>34000</text:p>
          </table:table-cell>
          <table:table-cell office:value-type="string" calcext:value-type="string">
            <text:p>Dairy</text:p>
          </table:table-cell>
          <table:table-cell/>
          <table:table-cell office:value-type="string" calcext:value-type="string">
            <text:p>Done</text:p>
          </table:table-cell>
          <table:table-cell office:value-type="string" calcext:value-type="string">
            <text:p>Olam is an Indian non-resident company, based in Singapore. It is one of the world's largest commodity traders and is investing heavily in farming operations and contract farming schemes, particularly in Africa and Latin America. New Zealand Farming System, which was bought by Olam in 2011, owns several dairy farms covering 28,786 ha, and leases a further 5,093 ha of agricultural land across Uruguay.</text:p>
          </table:table-cell>
          <table:table-cell table:number-columns-repeated="1015"/>
        </table:table-row>
        <table:table-row table:style-name="ro3">
          <table:table-cell office:value-type="string" calcext:value-type="string">
            <text:p>Uruguay</text:p>
          </table:table-cell>
          <table:table-cell office:value-type="string" calcext:value-type="string">
            <text:p>Adecoagro</text:p>
          </table:table-cell>
          <table:table-cell office:value-type="string" calcext:value-type="string">
            <text:p>US</text:p>
          </table:table-cell>
          <table:table-cell office:value-type="string" calcext:value-type="string">
            <text:p>Agribusiness</text:p>
          </table:table-cell>
          <table:table-cell office:value-type="float" office:value="8600" calcext:value-type="float">
            <text:p>8600</text:p>
          </table:table-cell>
          <table:table-cell office:value-type="string" calcext:value-type="string">
            <text:p>Cattle, grains, soybeans</text:p>
          </table:table-cell>
          <table:table-cell/>
          <table:table-cell office:value-type="string" calcext:value-type="string">
            <text:p>Done</text:p>
          </table:table-cell>
          <table:table-cell office:value-type="string" calcext:value-type="string">
            <text:p>Adecoagro is a publicly traded company launched and controlled by the fund of US billionaire George Soros, with Dutch pension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cell table:number-columns-repeated="1015"/>
        </table:table-row>
        <table:table-row table:style-name="ro5">
          <table:table-cell office:value-type="string" calcext:value-type="string">
            <text:p>US</text:p>
          </table:table-cell>
          <table:table-cell office:value-type="string" calcext:value-type="string">
            <text:p>Hancock</text:p>
          </table:table-cell>
          <table:table-cell office:value-type="string" calcext:value-type="string">
            <text:p>Canada</text:p>
          </table:table-cell>
          <table:table-cell office:value-type="string" calcext:value-type="string">
            <text:p>Finance</text:p>
          </table:table-cell>
          <table:table-cell office:value-type="float" office:value="93000" calcext:value-type="float">
            <text:p>93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Hancock Agricultural Investment Group, a unit of Toronto-based Manulife Financial Corp., Canada’s largest insurer, manages US$1.4 billion in real estate, covering 93,000 ha of farmland in the US, as well as 2,500 ha in Australia and 420 ha in Canada.</text:p>
          </table:table-cell>
          <table:table-cell table:number-columns-repeated="1015"/>
        </table:table-row>
        <table:table-row table:style-name="ro12">
          <table:table-cell office:value-type="string" calcext:value-type="string">
            <text:p>US</text:p>
          </table:table-cell>
          <table:table-cell office:value-type="string" calcext:value-type="string">
            <text:p>Ingleby Company</text:p>
          </table:table-cell>
          <table:table-cell office:value-type="string" calcext:value-type="string">
            <text:p>Denmark</text:p>
          </table:table-cell>
          <table:table-cell office:value-type="string" calcext:value-type="string">
            <text:p>Finance</text:p>
          </table:table-cell>
          <table:table-cell office:value-type="float" office:value="1427" calcext:value-type="float">
            <text:p>1427</text:p>
          </table:table-cell>
          <table:table-cell office:value-type="string" calcext:value-type="string">
            <text:p>Pistachios</text:p>
          </table:table-cell>
          <table:table-cell/>
          <table:table-cell office:value-type="string" calcext:value-type="string">
            <text:p>Done</text:p>
          </table:table-cell>
          <table:table-cell office:value-type="string" calcext:value-type="string">
            <text:p>Ingleby also invests in Romania, Uruguay, Argentina, New Zealand and Australia. The farm is located in the San Joaquim Valley, California</text:p>
          </table:table-cell>
          <table:table-cell table:number-columns-repeated="1015"/>
        </table:table-row>
        <table:table-row table:style-name="ro5">
          <table:table-cell office:value-type="string" calcext:value-type="string">
            <text:p>US</text:p>
          </table:table-cell>
          <table:table-cell office:value-type="string" calcext:value-type="string">
            <text:p>Agricultural Capital Partners</text:p>
          </table:table-cell>
          <table:table-cell office:value-type="string" calcext:value-type="string">
            <text:p>Ireland</text:p>
          </table:table-cell>
          <table:table-cell office:value-type="string" calcext:value-type="string">
            <text:p>Finance</text:p>
          </table:table-cell>
          <table:table-cell office:value-type="float" office:value="1250" calcext:value-type="float">
            <text:p>1250</text:p>
          </table:table-cell>
          <table:table-cell office:value-type="string" calcext:value-type="string">
            <text:p>Dairy</text:p>
          </table:table-cell>
          <table:table-cell/>
          <table:table-cell office:value-type="string" calcext:value-type="string">
            <text:p>Done</text:p>
          </table:table-cell>
          <table:table-cell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cell table:number-columns-repeated="1015"/>
        </table:table-row>
        <table:table-row table:style-name="ro5">
          <table:table-cell office:value-type="string" calcext:value-type="string">
            <text:p>Zambia</text:p>
          </table:table-cell>
          <table:table-cell office:value-type="string" calcext:value-type="string">
            <text:p>DWS GALOF</text:p>
          </table:table-cell>
          <table:table-cell office:value-type="string" calcext:value-type="string">
            <text:p>Germany</text:p>
          </table:table-cell>
          <table:table-cell office:value-type="string" calcext:value-type="string">
            <text:p>Finance</text:p>
          </table:table-cell>
          <table:table-cell office:value-type="float" office:value="27000" calcext:value-type="float">
            <text:p>27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cell table:number-columns-repeated="1015"/>
        </table:table-row>
        <table:table-row table:style-name="ro6">
          <table:table-cell office:value-type="string" calcext:value-type="string">
            <text:p>Zambia</text:p>
          </table:table-cell>
          <table:table-cell office:value-type="string" calcext:value-type="string">
            <text:p>Neha International</text:p>
          </table:table-cell>
          <table:table-cell office:value-type="string" calcext:value-type="string">
            <text:p>India</text:p>
          </table:table-cell>
          <table:table-cell office:value-type="string" calcext:value-type="string">
            <text:p>Agribusiness</text:p>
          </table:table-cell>
          <table:table-cell office:value-type="float" office:value="100000" calcext:value-type="float">
            <text:p>100000</text:p>
          </table:table-cell>
          <table:table-cell office:value-type="string" calcext:value-type="string">
            <text:p>Crops</text:p>
          </table:table-cell>
          <table:table-cell/>
          <table:table-cell office:value-type="string" calcext:value-type="string">
            <text:p>Done</text:p>
          </table:table-cell>
          <table:table-cell office:value-type="string" calcext:value-type="string">
            <text:p>Neha International is a Hyderabad-based company, founded by G Vinod Reddy, that is one of India's leading producers of cut flowers. It expanded operations into Africa in the 2000s, where it has recently moved into agricultural production. In June 2010, the company disclosed that it had acquired 4,000 ha for agricultural production in the Southern Nations, Nationalities and People's Region of Ethiopia. Then in December 2010 it announced that it had entered into an MoU with the Zambia Development Agency to facilitate the acquisition of 100,000 ha of farmland in Zambia. The company says that it is seeking to acquire and develop arable lands in other countries of Eastern and Southern Africa as part of its business development strategy.</text:p>
          </table:table-cell>
          <table:table-cell table:number-columns-repeated="1015"/>
        </table:table-row>
        <table:table-row table:style-name="ro4">
          <table:table-cell office:value-type="string" calcext:value-type="string">
            <text:p>Zambia</text:p>
          </table:table-cell>
          <table:table-cell office:value-type="string" calcext:value-type="string">
            <text:p>Menafea Holding</text:p>
          </table:table-cell>
          <table:table-cell office:value-type="string" calcext:value-type="string">
            <text:p>Saudi Arabia</text:p>
          </table:table-cell>
          <table:table-cell office:value-type="string" calcext:value-type="string">
            <text:p>Agribusiness, finance, real estate</text:p>
          </table:table-cell>
          <table:table-cell office:value-type="float" office:value="5000" calcext:value-type="float">
            <text:p>5000</text:p>
          </table:table-cell>
          <table:table-cell office:value-type="string" calcext:value-type="string">
            <text:p>Fruit</text:p>
          </table:table-cell>
          <table:table-cell/>
          <table:table-cell office:value-type="string" calcext:value-type="string">
            <text:p>Done</text:p>
          </table:table-cell>
          <table:table-cell office:value-type="string" calcext:value-type="string">
            <text:p>Menafea Holdings Ltd is a private Saudi company established by Sheikh Mohammed Al-Rajhi, owner of the Al-Rajhi Group and one of the leading investors in the Kingdom's effort to outsource food production. In March 2011, the Saudi Gazette reported that Manafea would invest US$125 million to develop a 5,000-ha pineapple farm and fruit-processing plant in Zambia.</text:p>
          </table:table-cell>
          <table:table-cell table:number-columns-repeated="1015"/>
        </table:table-row>
        <table:table-row table:style-name="ro19">
          <table:table-cell office:value-type="string" calcext:value-type="string">
            <text:p>Zambia</text:p>
          </table:table-cell>
          <table:table-cell office:value-type="string" calcext:value-type="string">
            <text:p>Export Trading Group</text:p>
          </table:table-cell>
          <table:table-cell office:value-type="string" calcext:value-type="string">
            <text:p>Singapore</text:p>
          </table:table-cell>
          <table:table-cell office:value-type="string" calcext:value-type="string">
            <text:p>Agribusiness</text:p>
          </table:table-cell>
          <table:table-cell office:value-type="float" office:value="57000" calcext:value-type="float">
            <text:p>57000</text:p>
          </table:table-cell>
          <table:table-cell office:value-type="string" calcext:value-type="string">
            <text:p>Food crops, jatropha</text:p>
          </table:table-cell>
          <table:table-cell/>
          <table:table-cell office:value-type="string" calcext:value-type="string">
            <text:p>Done</text:p>
          </table:table-cell>
          <table:table-cell office:value-type="string" calcext:value-type="string">
            <text:p>ETG, owned by Kenya's Patel family, is incorporated in Singapore but its farming operations are run through its Mauritian subsidiary, ETG Holdings. The company is one of the largest farmland owners in Africa, with extensive holdings in Tanzania, Mozambique, Zambia and DR Congo. It has recently received heavy financial backing from the World Bank's International Finance Corporation and the Standard Chartered Bank of the UK. Some of ETG's farms are structured through Bio-Energy Investments (BEI), a joint venture established in 2006 with South African corporate farm operator Verus Group in which ETG has a 66% stake. BEI operates a 57,000-ha farm in Zambia, which it is in the process of selling to Zambeef, and an 8,000-ha rice farm in Tanzania, with 3,500 ha under production. BEI CEO Justin Vermaak says that the company aims to develop 10 more corporate farms in Africa over the next 7 years.</text:p>
          </table:table-cell>
          <table:table-cell table:number-columns-repeated="1015"/>
        </table:table-row>
        <table:table-row table:style-name="ro5">
          <table:table-cell office:value-type="string" calcext:value-type="string">
            <text:p>Zambia</text:p>
          </table:table-cell>
          <table:table-cell office:value-type="string" calcext:value-type="string">
            <text:p>AG-ZAM</text:p>
          </table:table-cell>
          <table:table-cell office:value-type="string" calcext:value-type="string">
            <text:p>South Africa</text:p>
          </table:table-cell>
          <table:table-cell office:value-type="string" calcext:value-type="string">
            <text:p>Agribusiness</text:p>
          </table:table-cell>
          <table:table-cell office:value-type="float" office:value="15000" calcext:value-type="float">
            <text:p>15000</text:p>
          </table:table-cell>
          <table:table-cell office:value-type="string" calcext:value-type="string">
            <text:p>Sugar cane</text:p>
          </table:table-cell>
          <table:table-cell office:value-type="string" calcext:value-type="string">
            <text:p>US$251 million</text:p>
          </table:table-cell>
          <table:table-cell office:value-type="string" calcext:value-type="string">
            <text:p>Done</text:p>
          </table:table-cell>
          <table:table-cell office:value-type="string" calcext:value-type="string">
            <text:p>In April 2011 the Zambia Development Agency and South Africa's AGZAM Project Developers signed an MoU to develop a sugar-processing plant and 15,000 ha of sugar-cane plantations in the south of Zambia.</text:p>
          </table:table-cell>
          <table:table-cell table:number-columns-repeated="1015"/>
        </table:table-row>
        <table:table-row table:style-name="ro8">
          <table:table-cell office:value-type="string" calcext:value-type="string">
            <text:p>Zambia</text:p>
          </table:table-cell>
          <table:table-cell office:value-type="string" calcext:value-type="string">
            <text:p>Chayton Capital</text:p>
          </table:table-cell>
          <table:table-cell office:value-type="string" calcext:value-type="string">
            <text:p>UK</text:p>
          </table:table-cell>
          <table:table-cell office:value-type="string" calcext:value-type="string">
            <text:p>Finance</text:p>
          </table:table-cell>
          <table:table-cell office:value-type="float" office:value="20000" calcext:value-type="float">
            <text:p>20000</text:p>
          </table:table-cell>
          <table:table-cell office:value-type="string" calcext:value-type="string">
            <text:p>Crops</text:p>
          </table:table-cell>
          <table:table-cell office:value-type="string" calcext:value-type="string">
            <text:p>US$85 million</text:p>
          </table:table-cell>
          <table:table-cell office:value-type="string" calcext:value-type="string">
            <text:p>Done</text:p>
          </table:table-cell>
          <table:table-cell office:value-type="string" calcext:value-type="string">
            <text:p>Chayton Capital is a US$300-million London-based private equity fund created in 2006 by former Goldman Sachs director Neil Crowder, to set up agribusiness ventures in six African countries. Chayton has begun with Zambia, where it has acquired a 14-year lease on 20,000 ha <text:s/>in Mkushi, which it intends to aggregate into a single farm under its "Chobe Agrivision" project. The project is backed by US$50 million in political risk insurance from the World Bank.</text:p>
          </table:table-cell>
          <table:table-cell table:number-columns-repeated="1015"/>
        </table:table-row>
        <table:table-row table:style-name="ro6">
          <table:table-cell office:value-type="string" calcext:value-type="string">
            <text:p>Zambia</text:p>
          </table:table-cell>
          <table:table-cell office:value-type="string" calcext:value-type="string">
            <text:p>Emvest</text:p>
          </table:table-cell>
          <table:table-cell office:value-type="string" calcext:value-type="string">
            <text:p>UK</text:p>
          </table:table-cell>
          <table:table-cell office:value-type="string" calcext:value-type="string">
            <text:p>Finance</text:p>
          </table:table-cell>
          <table:table-cell office:value-type="float" office:value="2513" calcext:value-type="float">
            <text:p>2513</text:p>
          </table:table-cell>
          <table:table-cell office:value-type="string" calcext:value-type="string">
            <text:p>Banana, maize, wheat</text:p>
          </table:table-cell>
          <table:table-cell/>
          <table:table-cell office:value-type="string" calcext:value-type="string">
            <text:p>Done</text:p>
          </table:table-cell>
          <table:table-cell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African Agricultural into operation. In Zambia, EmVest acquired the Kalonga Estates on the banks of the Zambezi river, with a 99-year lease agreement from the government. The estate has a 188-ha banana plantation and 325 ha of land cultivated with wheat, maize and chillies. Emvest intends to use the remaining 2,000 ha within the estate for cattle ranching, commercial crops and tourism.</text:p>
          </table:table-cell>
          <table:table-cell table:number-columns-repeated="1015"/>
        </table:table-row>
        <table:table-row table:style-name="ro2">
          <table:table-cell office:value-type="string" calcext:value-type="string">
            <text:p>Zimbabawe</text:p>
          </table:table-cell>
          <table:table-cell office:value-type="string" calcext:value-type="string">
            <text:p>Emvest</text:p>
          </table:table-cell>
          <table:table-cell office:value-type="string" calcext:value-type="string">
            <text:p>UK</text:p>
          </table:table-cell>
          <table:table-cell office:value-type="string" calcext:value-type="string">
            <text:p>Finance</text:p>
          </table:table-cell>
          <table:table-cell office:value-type="float" office:value="9913" calcext:value-type="float">
            <text:p>9913</text:p>
          </table:table-cell>
          <table:table-cell table:number-columns-repeated="2"/>
          <table:table-cell office:value-type="string" calcext:value-type="string">
            <text:p>Done</text:p>
          </table:table-cell>
          <table:table-cell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African Agricultural into operation. In 2008, the African Land Fund acquired a 40% stake in the Zimbabwean company Ariston Holdings Limited, giving it ownership of four farms covering a total of 9,913 ha.</text:p>
          </table:table-cell>
          <table:table-cell table:number-columns-repeated="1015"/>
        </table:table-row>
        <table:table-row table:style-name="ro20" table:number-rows-repeated="1048158">
          <table:table-cell table:number-columns-repeated="1024"/>
        </table:table-row>
        <table:table-row table:style-name="ro20">
          <table:table-cell table:number-columns-repeated="1024"/>
        </table:table-row>
      </table:table>
      <table:table table:name="Sheet2" table:style-name="ta2">
        <office:forms form:automatic-focus="false" form:apply-design-mode="false"/>
        <table:table-column table:style-name="co12" table:number-columns-repeated="10" table:default-cell-style-name="Default"/>
        <table:table-row table:style-name="ro21">
          <table:table-cell table:style-name="ce2" office:value-type="string" calcext:value-type="string">
            <text:p>Landgrabbed</text:p>
          </table:table-cell>
          <table:table-cell table:style-name="ce2" office:value-type="string" calcext:value-type="string">
            <text:p>Landgrabber</text:p>
          </table:table-cell>
          <table:table-cell table:style-name="ce2" office:value-type="string" calcext:value-type="string">
            <text:p>Base</text:p>
          </table:table-cell>
          <table:table-cell table:style-name="ce2" office:value-type="string" calcext:value-type="string">
            <text:p>Sector</text:p>
          </table:table-cell>
          <table:table-cell table:style-name="ce2" office:value-type="string" calcext:value-type="string">
            <text:p>Hectares</text:p>
          </table:table-cell>
          <table:table-cell table:style-name="ce2" office:value-type="string" calcext:value-type="string">
            <text:p>Production</text:p>
          </table:table-cell>
          <table:table-cell table:style-name="ce3" office:value-type="string" calcext:value-type="string">
            <text:p>Projected investment</text:p>
          </table:table-cell>
          <table:table-cell table:style-name="ce4" table:formula="of:=LEFT(SUBSTITUTE([.G2];&quot;US$&quot;;&quot;&quot;);SEARCH(&quot; &quot;;SUBSTITUTE([.G2];&quot;US$&quot;;&quot;&quot;)))" office:value-type="string" office:string-value="" calcext:value-type="error">
            <text:p>#VALUE!</text:p>
          </table:table-cell>
          <table:table-cell table:style-name="ce2" office:value-type="string" calcext:value-type="string">
            <text:p>Status of deal</text:p>
          </table:table-cell>
          <table:table-cell table:style-name="ce2" office:value-type="string" calcext:value-type="string">
            <text:p>Summary</text:p>
          </table:table-cell>
        </table:table-row>
        <table:table-row table:style-name="ro21" table:visibility="filter">
          <table:table-cell table:style-name="ce2" office:value-type="string" calcext:value-type="string">
            <text:p>Algeria</text:p>
          </table:table-cell>
          <table:table-cell table:style-name="ce2" office:value-type="string" calcext:value-type="string">
            <text:p>Al Qudra</text:p>
          </table:table-cell>
          <table:table-cell table:style-name="ce2" office:value-type="string" calcext:value-type="string">
            <text:p>UAE</text:p>
          </table:table-cell>
          <table:table-cell table:style-name="ce2" office:value-type="string" calcext:value-type="string">
            <text:p>Finance, real estate</text:p>
          </table:table-cell>
          <table:table-cell table:style-name="ce2" office:value-type="string" calcext:value-type="string">
            <text:p>31000</text:p>
          </table:table-cell>
          <table:table-cell table:style-name="ce2" office:value-type="string" calcext:value-type="string">
            <text:p>Milk, olive oil, potatoes</text:p>
          </table:table-cell>
          <table:table-cell table:style-name="ce2" office:value-type="string" calcext:value-type="string">
            <text:p>Missing</text:p>
          </table:table-cell>
          <table:table-cell table:style-name="ce4" table:formula="of:=LEFT(SUBSTITUTE([.G2];&quot;US$&quot;;&quot;&quot;);SEARCH(&quot; &quot;;SUBSTITUTE([.G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l Qudra Holding is a joint-stock company established in Abu Dhabi in 2005. In February 2008, the company told Le Matin that it had acquired concessions covering 31,000 ha of agricultural lands in Algeria where it intends to produce potatoes, olives and dairy. It also said that it was planning to set up a joint venture with Moroccan investors to produce olive oil on 14,000 ha in Morocco. In September 2009, The National reported that Al Qudra was considering buying land in Pakistan, Syria, Vietnam, Sudan and India to increase its land holdings to 400,000 ha.</text:p>
          </table:table-cell>
        </table:table-row>
        <table:table-row table:style-name="ro21" table:visibility="filter">
          <table:table-cell table:style-name="ce2" office:value-type="string" calcext:value-type="string">
            <text:p>Angola</text:p>
          </table:table-cell>
          <table:table-cell table:style-name="ce2" office:value-type="string" calcext:value-type="string">
            <text:p>CAMC Engineering Co. Ltd</text:p>
          </table:table-cell>
          <table:table-cell table:style-name="ce2" office:value-type="string" calcext:value-type="string">
            <text:p>China</text:p>
          </table:table-cell>
          <table:table-cell table:style-name="ce2" office:value-type="string" calcext:value-type="string">
            <text:p>Construction</text:p>
          </table:table-cell>
          <table:table-cell table:style-name="ce2" office:value-type="string" calcext:value-type="string">
            <text:p>1500</text:p>
          </table:table-cell>
          <table:table-cell table:style-name="ce2" office:value-type="string" calcext:value-type="string">
            <text:p>Rice</text:p>
          </table:table-cell>
          <table:table-cell table:style-name="ce2" office:value-type="string" calcext:value-type="string">
            <text:p>US$77 million</text:p>
          </table:table-cell>
          <table:table-cell table:style-name="ce4" table:formula="of:=LEFT(SUBSTITUTE([.G3];&quot;US$&quot;;&quot;&quot;);SEARCH(&quot; &quot;;SUBSTITUTE([.G3];&quot;US$&quot;;&quot;&quot;)))" office:value-type="string" office:string-value="77 " calcext:value-type="string">
            <text:p>77 </text:p>
          </table:table-cell>
          <table:table-cell table:style-name="ce2" office:value-type="string" calcext:value-type="string">
            <text:p>Done</text:p>
          </table:table-cell>
          <table:table-cell table:style-name="ce2" office:value-type="string" calcext:value-type="string">
            <text:p>CAMCE is a subsidiary of the China National Machinery Industry Corporation. In April 2011, the Angolan Press Agency reported that the Angolan government had approved CAMCE's proposed project to construct a rice mill in Longa and establish a 1,500-ha pilot rice farm in the area. China National Development Bank will be providing CAMCE with a credit line for the project.</text:p>
          </table:table-cell>
        </table:table-row>
        <table:table-row table:style-name="ro21" table:visibility="filter">
          <table:table-cell table:style-name="ce2" office:value-type="string" calcext:value-type="string">
            <text:p>Angola</text:p>
          </table:table-cell>
          <table:table-cell table:style-name="ce2" office:value-type="string" calcext:value-type="string">
            <text:p>ENI</text:p>
          </table:table-cell>
          <table:table-cell table:style-name="ce2" office:value-type="string" calcext:value-type="string">
            <text:p>Italy</text:p>
          </table:table-cell>
          <table:table-cell table:style-name="ce2" office:value-type="string" calcext:value-type="string">
            <text:p>Energy</text:p>
          </table:table-cell>
          <table:table-cell table:style-name="ce2" office:value-type="string" calcext:value-type="string">
            <text:p>12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4];&quot;US$&quot;;&quot;&quot;);SEARCH(&quot; &quot;;SUBSTITUTE([.G4];&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The project is a joint venture between Sonangol, an Angolan state-owed company responsible for the exploration, production and transportation of hydrocarbons in Angola, and ENI, one of the world's largest oil companies. In December 2011, the two companies signed an agreement for the execution of a pilot project in food and biodiesel production.</text:p>
          </table:table-cell>
        </table:table-row>
        <table:table-row table:style-name="ro21">
          <table:table-cell table:style-name="ce2" office:value-type="string" calcext:value-type="string">
            <text:p>Angola</text:p>
          </table:table-cell>
          <table:table-cell table:style-name="ce2" office:value-type="string" calcext:value-type="string">
            <text:p>AfriAgro</text:p>
          </table:table-cell>
          <table:table-cell table:style-name="ce2" office:value-type="string" calcext:value-type="string">
            <text:p>Portugal</text:p>
          </table:table-cell>
          <table:table-cell table:style-name="ce2" office:value-type="string" calcext:value-type="string">
            <text:p>Finance, real estate</text:p>
          </table:table-cell>
          <table:table-cell table:style-name="ce2" office:value-type="string" calcext:value-type="string">
            <text:p>5000</text:p>
          </table:table-cell>
          <table:table-cell table:style-name="ce2" office:value-type="string" calcext:value-type="string">
            <text:p>Oil palm</text:p>
          </table:table-cell>
          <table:table-cell table:style-name="ce2" office:value-type="string" calcext:value-type="string">
            <text:p>US$32.5 million</text:p>
          </table:table-cell>
          <table:table-cell table:style-name="ce4" table:formula="of:=LEFT(SUBSTITUTE([.G5];&quot;US$&quot;;&quot;&quot;);SEARCH(&quot; &quot;;SUBSTITUTE([.G5];&quot;US$&quot;;&quot;&quot;)))" office:value-type="string" office:string-value="32.5 " calcext:value-type="string">
            <text:p>32.5 </text:p>
          </table:table-cell>
          <table:table-cell table:style-name="ce2" office:value-type="string" calcext:value-type="string">
            <text:p>Done</text:p>
          </table:table-cell>
          <table:table-cell table:style-name="ce2" office:value-type="string" calcext:value-type="string">
            <text:p>AfriAgro is a subsidiary of the Portugal-based Atlantica Group. The company acquired a 50-year lease on 5,000 ha of land near the city of Ambriz in Bengo Province, Mozambique. It intends to expand to 20,000 ha.</text:p>
          </table:table-cell>
        </table:table-row>
        <table:table-row table:style-name="ro21" table:visibility="filter">
          <table:table-cell table:style-name="ce2" office:value-type="string" calcext:value-type="string">
            <text:p>Angola</text:p>
          </table:table-cell>
          <table:table-cell table:style-name="ce2" office:value-type="string" calcext:value-type="string">
            <text:p>Eurico Ferreira</text:p>
          </table:table-cell>
          <table:table-cell table:style-name="ce2" office:value-type="string" calcext:value-type="string">
            <text:p>Portugal</text:p>
          </table:table-cell>
          <table:table-cell table:style-name="ce2" office:value-type="string" calcext:value-type="string">
            <text:p>Energy, telecommunications</text:p>
          </table:table-cell>
          <table:table-cell table:style-name="ce2" office:value-type="string" calcext:value-type="string">
            <text:p>30000</text:p>
          </table:table-cell>
          <table:table-cell table:style-name="ce2" office:value-type="string" calcext:value-type="string">
            <text:p>Sugar cane</text:p>
          </table:table-cell>
          <table:table-cell table:style-name="ce2" office:value-type="string" calcext:value-type="string">
            <text:p>US$200 million</text:p>
          </table:table-cell>
          <table:table-cell table:style-name="ce4" table:formula="of:=LEFT(SUBSTITUTE([.G6];&quot;US$&quot;;&quot;&quot;);SEARCH(&quot; &quot;;SUBSTITUTE([.G6];&quot;US$&quot;;&quot;&quot;)))" office:value-type="string" office:string-value="200 " calcext:value-type="string">
            <text:p>200 </text:p>
          </table:table-cell>
          <table:table-cell table:style-name="ce2" office:value-type="string" calcext:value-type="string">
            <text:p>Done</text:p>
          </table:table-cell>
          <table:table-cell table:style-name="ce2" office:value-type="string" calcext:value-type="string">
            <text:p>In 2008, Portuguese conglomerate Eurico Ferreira's renewable energy subsidiary, Proef, announced that it was pursuing a US$200-million, 30,000-ha sugar-cane project in the Zaire Province of northern Angola.</text:p>
          </table:table-cell>
        </table:table-row>
        <table:table-row table:style-name="ro21" table:visibility="filter">
          <table:table-cell table:style-name="ce2" office:value-type="string" calcext:value-type="string">
            <text:p>Angola</text:p>
          </table:table-cell>
          <table:table-cell table:style-name="ce2" office:value-type="string" calcext:value-type="string">
            <text:p>Quifel Natural Resources</text:p>
          </table:table-cell>
          <table:table-cell table:style-name="ce2" office:value-type="string" calcext:value-type="string">
            <text:p>Portugal</text:p>
          </table:table-cell>
          <table:table-cell table:style-name="ce2" office:value-type="string" calcext:value-type="string">
            <text:p>Agribusiness, energy</text:p>
          </table:table-cell>
          <table:table-cell table:style-name="ce2" office:value-type="string" calcext:value-type="string">
            <text:p>10000</text:p>
          </table:table-cell>
          <table:table-cell table:style-name="ce2" office:value-type="string" calcext:value-type="string">
            <text:p>Oilseed</text:p>
          </table:table-cell>
          <table:table-cell table:style-name="ce2" office:value-type="string" calcext:value-type="string">
            <text:p>Missing</text:p>
          </table:table-cell>
          <table:table-cell table:style-name="ce4" table:formula="of:=LEFT(SUBSTITUTE([.G7];&quot;US$&quot;;&quot;&quot;);SEARCH(&quot; &quot;;SUBSTITUTE([.G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Quifel Natural Resources is part of Portugal's Quifel Group, a holding company controlled by Portuguese aristocrat, businessman and amateur race 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In Angola it has a concession for 10,000 ha with a further 30,000 ha awaiting government approval.</text:p>
          </table:table-cell>
        </table:table-row>
        <table:table-row table:style-name="ro21" table:visibility="filter">
          <table:table-cell table:style-name="ce2" office:value-type="string" calcext:value-type="string">
            <text:p>Angola</text:p>
          </table:table-cell>
          <table:table-cell table:style-name="ce2" office:value-type="string" calcext:value-type="string">
            <text:p>Lonrho</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25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8];&quot;US$&quot;;&quot;&quot;);SEARCH(&quot; &quot;;SUBSTITUTE([.G8];&quot;US$&quot;;&quot;&quot;)))" office:value-type="string" office:string-value="" calcext:value-type="error">
            <text:p>#VALUE!</text:p>
          </table:table-cell>
          <table:table-cell table:style-name="ce2" office:value-type="string" calcext:value-type="string">
            <text:p>Done (50-yr lease)</text:p>
          </table:table-cell>
          <table:table-cell table:style-name="ce2"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50-year lease for 25,000 ha of farmland in Angola, and commenced feasibility studies for 25,000 ha of agricultural land in Malawi and up to 100,000 ha in Mali. White says that the company will focus on horticulture. “We don’t think there’s risk in non-cereal farming. If there’s a famine, people won’t come after our green peppers.”</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Grupo Maggi</text:p>
          </table:table-cell>
          <table:table-cell table:style-name="ce2" office:value-type="string" calcext:value-type="string">
            <text:p>Brazil</text:p>
          </table:table-cell>
          <table:table-cell table:style-name="ce2" office:value-type="string" calcext:value-type="string">
            <text:p>Agribusiness</text:p>
          </table:table-cell>
          <table:table-cell table:style-name="ce2" office:value-type="string" calcext:value-type="string">
            <text:p>7000</text:p>
          </table:table-cell>
          <table:table-cell table:style-name="ce2" office:value-type="string" calcext:value-type="string">
            <text:p>Soybeans</text:p>
          </table:table-cell>
          <table:table-cell table:style-name="ce2" office:value-type="string" calcext:value-type="string">
            <text:p>Missing</text:p>
          </table:table-cell>
          <table:table-cell table:style-name="ce4" table:formula="of:=LEFT(SUBSTITUTE([.G9];&quot;US$&quot;;&quot;&quot;);SEARCH(&quot; &quot;;SUBSTITUTE([.G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rupo Maggi, controlled by Blairo Maggi, one of the world's largest soybean producers, with around 200,000 ha under production in Brazil, disclosed to Valor Económico in 2011 that it would be expanding outside Brazil, beginning with 7,000 ha in Argentina in 2011, and looking for opportunities in Africa and Colombia.</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Beidahuang</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320000</text:p>
          </table:table-cell>
          <table:table-cell table:style-name="ce2" office:value-type="string" calcext:value-type="string">
            <text:p>Maize, soybeans, wheat</text:p>
          </table:table-cell>
          <table:table-cell table:style-name="ce2" office:value-type="string" calcext:value-type="string">
            <text:p>US$1,500 million</text:p>
          </table:table-cell>
          <table:table-cell table:style-name="ce4" table:formula="of:=LEFT(SUBSTITUTE([.G10];&quot;US$&quot;;&quot;&quot;);SEARCH(&quot; &quot;;SUBSTITUTE([.G10];&quot;US$&quot;;&quot;&quot;)))" office:value-type="string" office:string-value="1,500 " calcext:value-type="string">
            <text:p>1,500 </text:p>
          </table:table-cell>
          <table:table-cell table:style-name="ce2" office:value-type="string" calcext:value-type="string">
            <text:p>Suspended</text:p>
          </table:table-cell>
          <table:table-cell table:style-name="ce2" office:value-type="string" calcext:value-type="string">
            <text:p>State-owned Beidahuang is the largest farming company in China, managing over 2 million ha of farmland in the Province of Heilongjiang. Since 2008, the company has been expanding its farming operations overseas. In 2010, during a visit to China, the governor of Argentina's Río Negro province signed a US$1.4-million deal with Beidahuang that would give the company exclusive control over the supply of soybeans, maize and other crops for 20 years from farms covering an area of up to 320,000 ha. In November 2011, the superior court of the Province of Río Negro ruled that the project should be suspended, and there has been no public information on the status of the deal subsequent to a change in the provincial government in December 2011. Meanwhile, Beidahuang signed an agreement in 2011 with Cresud, the largest farming company in Argentina, to collaborate on the acquisition of farmland, mainly for soybean production, and it continues to pursue land deals in the Philippines and Australia.</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Ingleby Company</text:p>
          </table:table-cell>
          <table:table-cell table:style-name="ce2" office:value-type="string" calcext:value-type="string">
            <text:p>Denmark</text:p>
          </table:table-cell>
          <table:table-cell table:style-name="ce2" office:value-type="string" calcext:value-type="string">
            <text:p>Finance</text:p>
          </table:table-cell>
          <table:table-cell table:style-name="ce2" office:value-type="string" calcext:value-type="string">
            <text:p>12433</text:p>
          </table:table-cell>
          <table:table-cell table:style-name="ce2" office:value-type="string" calcext:value-type="string">
            <text:p>Barley, maize, soybeans, sunflower, wheat</text:p>
          </table:table-cell>
          <table:table-cell table:style-name="ce2" office:value-type="string" calcext:value-type="string">
            <text:p>Missing</text:p>
          </table:table-cell>
          <table:table-cell table:style-name="ce4" table:formula="of:=LEFT(SUBSTITUTE([.G11];&quot;US$&quot;;&quot;&quot;);SEARCH(&quot; &quot;;SUBSTITUTE([.G1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Ingleby Company, which is owned by the Rausing family, has farmland investments in Argentina, Romania, USA, Uruguay, New Zealand and Australia.</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AgroGeneration</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17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12];&quot;US$&quot;;&quot;&quot;);SEARCH(&quot; &quot;;SUBSTITUTE([.G1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oGeneration is a French farmland investment fund created by businessman Charles Beigbeder. It has 50,000 ha of farmland under lease in Ukraine and says it plans to double this amount by 2014. In 2011, the company said it was pursuing the acquisition of 50,000 ha of farmland in Argentina with an unnamed partner following the completion of trials on 700 ha.</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Calyx Agro</text:p>
          </table:table-cell>
          <table:table-cell table:style-name="ce2" office:value-type="string" calcext:value-type="string">
            <text:p>France</text:p>
          </table:table-cell>
          <table:table-cell table:style-name="ce2" office:value-type="string" calcext:value-type="string">
            <text:p>Finance</text:p>
          </table:table-cell>
          <table:table-cell table:style-name="ce2" office:value-type="string" calcext:value-type="string">
            <text:p>5719</text:p>
          </table:table-cell>
          <table:table-cell table:style-name="ce2" office:value-type="string" calcext:value-type="string">
            <text:p>Crops (mainly soybean)</text:p>
          </table:table-cell>
          <table:table-cell table:style-name="ce2" office:value-type="string" calcext:value-type="string">
            <text:p>Missing</text:p>
          </table:table-cell>
          <table:table-cell table:style-name="ce4" table:formula="of:=LEFT(SUBSTITUTE([.G13];&quot;US$&quot;;&quot;&quot;);SEARCH(&quot; &quot;;SUBSTITUTE([.G1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Campos Orientales</text:p>
          </table:table-cell>
          <table:table-cell table:style-name="ce2" office:value-type="string" calcext:value-type="string">
            <text:p>France</text:p>
          </table:table-cell>
          <table:table-cell table:style-name="ce2" office:value-type="string" calcext:value-type="string">
            <text:p>Finance</text:p>
          </table:table-cell>
          <table:table-cell table:style-name="ce2" office:value-type="string" calcext:value-type="string">
            <text:p>19000</text:p>
          </table:table-cell>
          <table:table-cell table:number-columns-repeated="2" table:style-name="ce2" office:value-type="string" calcext:value-type="string">
            <text:p>Missing</text:p>
          </table:table-cell>
          <table:table-cell table:style-name="ce4" table:formula="of:=LEFT(SUBSTITUTE([.G14];&quot;US$&quot;;&quot;&quot;);SEARCH(&quot; &quot;;SUBSTITUTE([.G1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ampos Orientales is operated by Pergam Finance, a fund based in France, managed by Olivier Combastet. It acquires farms in the Southern Cone of Latin America, where it can convert pasture to soybean crops, and then, within a few years, sell the farms at a profit.</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Terra Magna Capital</text:p>
          </table:table-cell>
          <table:table-cell table:style-name="ce2" office:value-type="string" calcext:value-type="string">
            <text:p>France</text:p>
          </table:table-cell>
          <table:table-cell table:style-name="ce2" office:value-type="string" calcext:value-type="string">
            <text:p>Finance</text:p>
          </table:table-cell>
          <table:table-cell table:style-name="ce2" office:value-type="string" calcext:value-type="string">
            <text:p>705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15];&quot;US$&quot;;&quot;&quot;);SEARCH(&quot; &quot;;SUBSTITUTE([.G1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erra Magna Capital is a Luxembourg-based fund created by the farmland investment boutique Maera Capital of the UK and Massena Partners, a Paris and Geneva-based firm that manages investments for wealthy families. In November 2011, Terra Magna announced that after two years of looking it had decided to purchase 15 farms in Argentina, Brazil, Paraguay and Uruguay, covering a total area of 70,500 ha. The management of the farms will be handled by one of the region's largest farmland owners/operators -- MSU, the company of Argentine businessman Manuel Santos Uribelarrea.</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DWS GALOF</text:p>
          </table:table-cell>
          <table:table-cell table:style-name="ce2" office:value-type="string" calcext:value-type="string">
            <text:p>Germany</text:p>
          </table:table-cell>
          <table:table-cell table:style-name="ce2" office:value-type="string" calcext:value-type="string">
            <text:p>Finance</text:p>
          </table:table-cell>
          <table:table-cell table:style-name="ce2" office:value-type="string" calcext:value-type="string">
            <text:p>20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16];&quot;US$&quot;;&quot;&quot;);SEARCH(&quot; &quot;;SUBSTITUTE([.G1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Sojitz</text:p>
          </table:table-cell>
          <table:table-cell table:style-name="ce2" office:value-type="string" calcext:value-type="string">
            <text:p>Japan</text:p>
          </table:table-cell>
          <table:table-cell table:style-name="ce2" office:value-type="string" calcext:value-type="string">
            <text:p>Industrial</text:p>
          </table:table-cell>
          <table:table-cell table:style-name="ce2" office:value-type="string" calcext:value-type="string">
            <text:p>11000</text:p>
          </table:table-cell>
          <table:table-cell table:style-name="ce2" office:value-type="string" calcext:value-type="string">
            <text:p>Soybeans and other crops</text:p>
          </table:table-cell>
          <table:table-cell table:style-name="ce2" office:value-type="string" calcext:value-type="string">
            <text:p>Missing</text:p>
          </table:table-cell>
          <table:table-cell table:style-name="ce4" table:formula="of:=LEFT(SUBSTITUTE([.G17];&quot;US$&quot;;&quot;&quot;);SEARCH(&quot; &quot;;SUBSTITUTE([.G17];&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2011, Japan's Sojitz Corporation established a subsidiary, Sojitz Buenas Tierra del Sur, to produce staple crops for export to Japan. It says it will consider expanding the area under cultivation to 200,000 ha in Argentina, Brazil and other South American countries by 2017, with state-backed Nippon Export and Investment Insurance providing risk insurance.</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Al-Khorayef Group</text:p>
          </table:table-cell>
          <table:table-cell table:style-name="ce2" office:value-type="string" calcext:value-type="string">
            <text:p>Saudi Arabia</text:p>
          </table:table-cell>
          <table:table-cell table:style-name="ce2" office:value-type="string" calcext:value-type="string">
            <text:p>Agribusiness</text:p>
          </table:table-cell>
          <table:table-cell table:style-name="ce2" office:value-type="string" calcext:value-type="string">
            <text:p>200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18];&quot;US$&quot;;&quot;&quot;);SEARCH(&quot; &quot;;SUBSTITUTE([.G1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October 2010, in a meeting with the Governor of the Argentine Province of Chaco, Jorge Capitanich, Saudi Sheik Mohammed Al-Khorayef put forward a proposal for a large-scale project to produce food for export to Saudi Arabia. In February 2011, representatives of Al-Khorayef's family company signed an agreement with the Chaco government for a US$400-million agricultural project in which the company would be allocated rights over 200,000 ha of farmland in the El Impenetrable region of the province to produce crops for the Saudi market. Al-Khorayef is represented in Argentina by Siasa latinoamericana (SIASA), which is run by Daniel Tardito, CEO of Eduardo Eurnekian, one of the biggest landowners in the Chaco, with close connections to the current and former governors of the Province.</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Almarai Co</text:p>
          </table:table-cell>
          <table:table-cell table:style-name="ce2" office:value-type="string" calcext:value-type="string">
            <text:p>Saudi Arabia</text:p>
          </table:table-cell>
          <table:table-cell table:style-name="ce2" office:value-type="string" calcext:value-type="string">
            <text:p>Agribusiness</text:p>
          </table:table-cell>
          <table:table-cell table:style-name="ce2" office:value-type="string" calcext:value-type="string">
            <text:p>12306</text:p>
          </table:table-cell>
          <table:table-cell table:style-name="ce2" office:value-type="string" calcext:value-type="string">
            <text:p>Maize, soybean</text:p>
          </table:table-cell>
          <table:table-cell table:style-name="ce2" office:value-type="string" calcext:value-type="string">
            <text:p>US$83 million</text:p>
          </table:table-cell>
          <table:table-cell table:style-name="ce4" table:formula="of:=LEFT(SUBSTITUTE([.G19];&quot;US$&quot;;&quot;&quot;);SEARCH(&quot; &quot;;SUBSTITUTE([.G19];&quot;US$&quot;;&quot;&quot;)))" office:value-type="string" office:string-value="83 " calcext:value-type="string">
            <text:p>83 </text:p>
          </table:table-cell>
          <table:table-cell table:style-name="ce2" office:value-type="string" calcext:value-type="string">
            <text:p>Done</text:p>
          </table:table-cell>
          <table:table-cell table:style-name="ce2" office:value-type="string" calcext:value-type="string">
            <text:p>Almarai, the largest dairy company in the Gulf, purchased the Argentine agribusiness company Fondomonte SA in December 2011 in order to secure lands owned by Fondomonte for the production of fodder crops to export to its farms in the Gulf. Almarai is part-owned by Savola, Saudi Arabia's largest food company, and it operates internationally through a joint venture with PepsiCo. It has large-scale dairy farms in Saudi Arabia, Jordan and Egypt, as well as several poultry farms in Saudi Arabia through its 2009 takeover of Saudi poultry producer HADCO.</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Olam International</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17000</text:p>
          </table:table-cell>
          <table:table-cell table:style-name="ce2" office:value-type="string" calcext:value-type="string">
            <text:p>Maize, peanuts and soybeans</text:p>
          </table:table-cell>
          <table:table-cell table:style-name="ce2" office:value-type="string" calcext:value-type="string">
            <text:p>Missing</text:p>
          </table:table-cell>
          <table:table-cell table:style-name="ce4" table:formula="of:=LEFT(SUBSTITUTE([.G20];&quot;US$&quot;;&quot;&quot;);SEARCH(&quot; &quot;;SUBSTITUTE([.G2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Olam is an Indian non-resident company, based in Singapore. It is one of the world's largest commodity traders and is investing heavily in farming operations and contract farming schemes, particularly in Africa and Latin America. Olam cultivates 12,000 ha of peanut farms and another 5,000 ha of soybeans and maize in Río Cuarto area in Córdoba province, Argentina. Olam says that it has plans to continue the increase in acreage and grow other crops such as wheat, soya and pulses, which could be exported to India.</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Korean Overseas Development Corporation</text:p>
          </table:table-cell>
          <table:table-cell table:style-name="ce2" office:value-type="string" calcext:value-type="string">
            <text:p>South Korea</text:p>
          </table:table-cell>
          <table:table-cell table:style-name="ce2" office:value-type="string" calcext:value-type="string">
            <text:p>Government</text:p>
          </table:table-cell>
          <table:table-cell table:style-name="ce2" office:value-type="string" calcext:value-type="string">
            <text:p>20894</text:p>
          </table:table-cell>
          <table:table-cell table:style-name="ce2" office:value-type="string" calcext:value-type="string">
            <text:p>Forest and pasture</text:p>
          </table:table-cell>
          <table:table-cell table:style-name="ce2" office:value-type="string" calcext:value-type="string">
            <text:p>Missing</text:p>
          </table:table-cell>
          <table:table-cell table:style-name="ce4" table:formula="of:=LEFT(SUBSTITUTE([.G21];&quot;US$&quot;;&quot;&quot;);SEARCH(&quot; &quot;;SUBSTITUTE([.G2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Korean government's Overseas Development Corporation bought 21,000 ha of land in the Argentine pampas in 1978 for US$2,115,000. Korea planned to send 300 farmers to the area to build a Korean village, but the crops planted by the initial emigrants failed and the project never moved forward. In 2008, Chosun Ilbo reported that the Korea International Cooperation Agency was working to resurrect the project, developing the lands into pasture and forest.</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Adecoagro</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242000</text:p>
          </table:table-cell>
          <table:table-cell table:style-name="ce2" office:value-type="string" calcext:value-type="string">
            <text:p>Cattle, dairy, grains, soybeans</text:p>
          </table:table-cell>
          <table:table-cell table:style-name="ce2" office:value-type="string" calcext:value-type="string">
            <text:p>Missing</text:p>
          </table:table-cell>
          <table:table-cell table:style-name="ce4" table:formula="of:=LEFT(SUBSTITUTE([.G22];&quot;US$&quot;;&quot;&quot;);SEARCH(&quot; &quot;;SUBSTITUTE([.G2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decoagro is a publicly traded company launched and controlled by the fund of US billionaire George Soros, with Dutch pension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row>
        <table:table-row table:style-name="ro21" table:visibility="filter">
          <table:table-cell table:style-name="ce2" office:value-type="string" calcext:value-type="string">
            <text:p>Argentina</text:p>
          </table:table-cell>
          <table:table-cell table:style-name="ce2" office:value-type="string" calcext:value-type="string">
            <text:p>Siva Group</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2000</text:p>
          </table:table-cell>
          <table:table-cell table:style-name="ce2" office:value-type="string" calcext:value-type="string">
            <text:p>Olives</text:p>
          </table:table-cell>
          <table:table-cell table:style-name="ce2" office:value-type="string" calcext:value-type="string">
            <text:p>Missing</text:p>
          </table:table-cell>
          <table:table-cell table:style-name="ce4" table:formula="of:=LEFT(SUBSTITUTE([.G23];&quot;US$&quot;;&quot;&quot;);SEARCH(&quot; &quot;;SUBSTITUTE([.G2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iva Group is a company registered in Singapore that is owned by C. Sivasankaran, one of India's richest men. Since 2008, the Siva Group has been investing heavily in farmland, especially for palm-oil production in Africa. The 2,000-ha olive farm was acquired through Siva Group's subsidiary, the Sterling Group.</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JBS</text:p>
          </table:table-cell>
          <table:table-cell table:style-name="ce2" office:value-type="string" calcext:value-type="string">
            <text:p>Brazil</text:p>
          </table:table-cell>
          <table:table-cell table:style-name="ce2" office:value-type="string" calcext:value-type="string">
            <text:p>Agribusiness</text:p>
          </table:table-cell>
          <table:table-cell table:style-name="ce2" office:value-type="string" calcext:value-type="string">
            <text:p>1876</text:p>
          </table:table-cell>
          <table:table-cell table:style-name="ce2" office:value-type="string" calcext:value-type="string">
            <text:p>Livestock</text:p>
          </table:table-cell>
          <table:table-cell table:style-name="ce2" office:value-type="string" calcext:value-type="string">
            <text:p>US$40 million</text:p>
          </table:table-cell>
          <table:table-cell table:style-name="ce4" table:formula="of:=LEFT(SUBSTITUTE([.G24];&quot;US$&quot;;&quot;&quot;);SEARCH(&quot; &quot;;SUBSTITUTE([.G24];&quot;US$&quot;;&quot;&quot;)))" office:value-type="string" office:string-value="40 " calcext:value-type="string">
            <text:p>40 </text:p>
          </table:table-cell>
          <table:table-cell table:style-name="ce2" office:value-type="string" calcext:value-type="string">
            <text:p>Done</text:p>
          </table:table-cell>
          <table:table-cell table:style-name="ce2" office:value-type="string" calcext:value-type="string">
            <text:p>In 2007, Brazilian meat giant JBS acquired US-based Swift Food &amp; Co., giving it control over ten meat plants and five feedlots in Australia. In 2010, the Australian Competition and Consumer Commission approved JBS' A$38-million purchase of a 53,000 cattle capacity feedlot, which included a feed mill, abattoir and around 2,000 ha of land.</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Alberta Investment Management Company</text:p>
          </table:table-cell>
          <table:table-cell table:style-name="ce2" office:value-type="string" calcext:value-type="string">
            <text:p>Canada</text:p>
          </table:table-cell>
          <table:table-cell table:style-name="ce2" office:value-type="string" calcext:value-type="string">
            <text:p>Finance</text:p>
          </table:table-cell>
          <table:table-cell table:style-name="ce2" office:value-type="string" calcext:value-type="string">
            <text:p>252000</text:p>
          </table:table-cell>
          <table:table-cell table:style-name="ce2" office:value-type="string" calcext:value-type="string">
            <text:p>Missing</text:p>
          </table:table-cell>
          <table:table-cell table:style-name="ce2" office:value-type="string" calcext:value-type="string">
            <text:p>US$415 million</text:p>
          </table:table-cell>
          <table:table-cell table:style-name="ce4" table:formula="of:=LEFT(SUBSTITUTE([.G25];&quot;US$&quot;;&quot;&quot;);SEARCH(&quot; &quot;;SUBSTITUTE([.G25];&quot;US$&quot;;&quot;&quot;)))" office:value-type="string" office:string-value="415 " calcext:value-type="string">
            <text:p>415 </text:p>
          </table:table-cell>
          <table:table-cell table:style-name="ce2" office:value-type="string" calcext:value-type="string">
            <text:p>Done</text:p>
          </table:table-cell>
          <table:table-cell table:style-name="ce2" office:value-type="string" calcext:value-type="string">
            <text:p>In 2011, the Alberta Investment Management Company (AIMCo), through a joint venture with Australia's New Forest, purchased 252,000 ha of land, covering a number of titles across several Australian states, from Great Southern Plantations. AIMCo, one of the largest pension fund managers in Canada, says that it expects to develop a mix of forestry and agricultural production on the lands.</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Hancock</text:p>
          </table:table-cell>
          <table:table-cell table:style-name="ce2" office:value-type="string" calcext:value-type="string">
            <text:p>Canada</text:p>
          </table:table-cell>
          <table:table-cell table:style-name="ce2" office:value-type="string" calcext:value-type="string">
            <text:p>Finance</text:p>
          </table:table-cell>
          <table:table-cell table:style-name="ce2" office:value-type="string" calcext:value-type="string">
            <text:p>2430</text:p>
          </table:table-cell>
          <table:table-cell table:style-name="ce2" office:value-type="string" calcext:value-type="string">
            <text:p>Grapes, nuts</text:p>
          </table:table-cell>
          <table:table-cell table:style-name="ce2" office:value-type="string" calcext:value-type="string">
            <text:p>Missing</text:p>
          </table:table-cell>
          <table:table-cell table:style-name="ce4" table:formula="of:=LEFT(SUBSTITUTE([.G26];&quot;US$&quot;;&quot;&quot;);SEARCH(&quot; &quot;;SUBSTITUTE([.G2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Hancock Agricultural Investment Group, a unit of Toronto-based Manulife Financial Corp., Canada’s largest insurer, manages US$1.4 billion in real estate, covering 93,000 ha of farmland in the US, as well as 2,400 ha in Australia and 400 ha in Canada. It also manages 240,453 ha of forest in New Zealand.</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Beidahuang</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80000</text:p>
          </table:table-cell>
          <table:table-cell table:style-name="ce2" office:value-type="string" calcext:value-type="string">
            <text:p>Dairy and grain farms</text:p>
          </table:table-cell>
          <table:table-cell table:style-name="ce2" office:value-type="string" calcext:value-type="string">
            <text:p>Missing</text:p>
          </table:table-cell>
          <table:table-cell table:style-name="ce4" table:formula="of:=LEFT(SUBSTITUTE([.G27];&quot;US$&quot;;&quot;&quot;);SEARCH(&quot; &quot;;SUBSTITUTE([.G27];&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State-owned Beidahuang is the largest farming company in China, managing over 2 million ha of farmland in the Province of Heilongjiang. Since 2008, the company has been expanding its farming operations overseas. It is in negotiations for large farmland deals in Argentina and the Philippines, and the Autralian Broadcasting Corporation reports that, in 2011, the company had made offers on a number of farms in Western Australia, amounting to about 80,000 ha of land to produce food for export to China.</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Chinese interests</text:p>
          </table:table-cell>
          <table:table-cell table:style-name="ce2" office:value-type="string" calcext:value-type="string">
            <text:p>China</text:p>
          </table:table-cell>
          <table:table-cell table:style-name="ce2" office:value-type="string" calcext:value-type="string">
            <text:p>Missing</text:p>
          </table:table-cell>
          <table:table-cell table:style-name="ce2" office:value-type="string" calcext:value-type="string">
            <text:p>2800</text:p>
          </table:table-cell>
          <table:table-cell table:style-name="ce2" office:value-type="string" calcext:value-type="string">
            <text:p>Cattle</text:p>
          </table:table-cell>
          <table:table-cell table:style-name="ce2" office:value-type="string" calcext:value-type="string">
            <text:p>US$6.4 million</text:p>
          </table:table-cell>
          <table:table-cell table:style-name="ce4" table:formula="of:=LEFT(SUBSTITUTE([.G28];&quot;US$&quot;;&quot;&quot;);SEARCH(&quot; &quot;;SUBSTITUTE([.G28];&quot;US$&quot;;&quot;&quot;)))" office:value-type="string" office:string-value="6.4 " calcext:value-type="string">
            <text:p>6.4 </text:p>
          </table:table-cell>
          <table:table-cell table:style-name="ce2" office:value-type="string" calcext:value-type="string">
            <text:p>Done</text:p>
          </table:table-cell>
          <table:table-cell table:style-name="ce2" office:value-type="string" calcext:value-type="string">
            <text:p>In December 2011, the Property Observer reported that Chinese investors had bought the 2,800-ha Mount Falcon Station, which runs sheep and cattle, from entrepreneur Sean Howard for A$6 million.</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Nanshan Group</text:p>
          </table:table-cell>
          <table:table-cell table:style-name="ce2" office:value-type="string" calcext:value-type="string">
            <text:p>China</text:p>
          </table:table-cell>
          <table:table-cell table:style-name="ce2" office:value-type="string" calcext:value-type="string">
            <text:p>Industrial, real estate</text:p>
          </table:table-cell>
          <table:table-cell table:style-name="ce2" office:value-type="string" calcext:value-type="string">
            <text:p>30000</text:p>
          </table:table-cell>
          <table:table-cell table:style-name="ce2" office:value-type="string" calcext:value-type="string">
            <text:p>Superfine wool</text:p>
          </table:table-cell>
          <table:table-cell table:style-name="ce2" office:value-type="string" calcext:value-type="string">
            <text:p>Missing</text:p>
          </table:table-cell>
          <table:table-cell table:style-name="ce4" table:formula="of:=LEFT(SUBSTITUTE([.G29];&quot;US$&quot;;&quot;&quot;);SEARCH(&quot; &quot;;SUBSTITUTE([.G29];&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January 2012, the Australian Financial Review reported that Nanshan Group, the 188th-largest enterprise in China, had made an offer for four sheep farms in New South Wales and Tasmania.</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Nexis Holding</text:p>
          </table:table-cell>
          <table:table-cell table:style-name="ce2" office:value-type="string" calcext:value-type="string">
            <text:p>China</text:p>
          </table:table-cell>
          <table:table-cell table:style-name="ce2" office:value-type="string" calcext:value-type="string">
            <text:p>Construction</text:p>
          </table:table-cell>
          <table:table-cell table:style-name="ce2" office:value-type="string" calcext:value-type="string">
            <text:p>1705</text:p>
          </table:table-cell>
          <table:table-cell table:style-name="ce2" office:value-type="string" calcext:value-type="string">
            <text:p>Cattle, nuts</text:p>
          </table:table-cell>
          <table:table-cell table:style-name="ce2" office:value-type="string" calcext:value-type="string">
            <text:p>US$27 million</text:p>
          </table:table-cell>
          <table:table-cell table:style-name="ce4" table:formula="of:=LEFT(SUBSTITUTE([.G30];&quot;US$&quot;;&quot;&quot;);SEARCH(&quot; &quot;;SUBSTITUTE([.G30];&quot;US$&quot;;&quot;&quot;)))" office:value-type="string" office:string-value="27 " calcext:value-type="string">
            <text:p>27 </text:p>
          </table:table-cell>
          <table:table-cell table:style-name="ce2" office:value-type="string" calcext:value-type="string">
            <text:p>Done</text:p>
          </table:table-cell>
          <table:table-cell table:style-name="ce2" office:value-type="string" calcext:value-type="string">
            <text:p>Nexis Holdings is a Hong Kong-based company that converts waste materials into low-cost building materials for houses. In 2010, the company began buying farmland in Australia. It purchased a 50-ha macadamia farm for A$20 million on the Coast and then a 1,685-ha cattle operation near Kin Kin for A$25 million. The company’s founder and executive chairman is Walter Filler, a German who lived in Australia for more than 40 years.</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Shaanxi Kingbull Livestock Co</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5000</text:p>
          </table:table-cell>
          <table:table-cell table:style-name="ce2" office:value-type="string" calcext:value-type="string">
            <text:p>Cattle</text:p>
          </table:table-cell>
          <table:table-cell table:style-name="ce2" office:value-type="string" calcext:value-type="string">
            <text:p>Missing</text:p>
          </table:table-cell>
          <table:table-cell table:style-name="ce4" table:formula="of:=LEFT(SUBSTITUTE([.G31];&quot;US$&quot;;&quot;&quot;);SEARCH(&quot; &quot;;SUBSTITUTE([.G31];&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January 2012, the Australian Financial Review reported that China's state-owned Shaanxi Kingbull Livestock Co. offered to buy a 5,000-ha cattle station in Australia as a stepping stone to importing 10,000 high-quality beef cattle and calves from Australia each year. Kingbull has more than 80 feedlots in China's Shaanxi Province, each holding between 300 and 1,000 cattle.</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Ingleby Company</text:p>
          </table:table-cell>
          <table:table-cell table:style-name="ce2" office:value-type="string" calcext:value-type="string">
            <text:p>Denmark</text:p>
          </table:table-cell>
          <table:table-cell table:style-name="ce2" office:value-type="string" calcext:value-type="string">
            <text:p>Finance</text:p>
          </table:table-cell>
          <table:table-cell table:style-name="ce2" office:value-type="string" calcext:value-type="string">
            <text:p>18170</text:p>
          </table:table-cell>
          <table:table-cell table:style-name="ce2" office:value-type="string" calcext:value-type="string">
            <text:p>Cattle, crops, sheep</text:p>
          </table:table-cell>
          <table:table-cell table:style-name="ce2" office:value-type="string" calcext:value-type="string">
            <text:p>Missing</text:p>
          </table:table-cell>
          <table:table-cell table:style-name="ce4" table:formula="of:=LEFT(SUBSTITUTE([.G32];&quot;US$&quot;;&quot;&quot;);SEARCH(&quot; &quot;;SUBSTITUTE([.G3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Ingleby Company, which is owned by the Rausing family. has farmland investments in Argentina, Romania, USA, Uruguay, New Zealand and Australia.</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DWS GALOF</text:p>
          </table:table-cell>
          <table:table-cell table:style-name="ce2" office:value-type="string" calcext:value-type="string">
            <text:p>Germany</text:p>
          </table:table-cell>
          <table:table-cell table:style-name="ce2" office:value-type="string" calcext:value-type="string">
            <text:p>Finance</text:p>
          </table:table-cell>
          <table:table-cell table:style-name="ce2" office:value-type="string" calcext:value-type="string">
            <text:p>27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33];&quot;US$&quot;;&quot;&quot;);SEARCH(&quot; &quot;;SUBSTITUTE([.G3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DWS GALOF fund is offered by Deutsche Bank but the day-to-day management of the fund is delegated to Duxton Asset Management based in Singapore. It was launched in 2007, with a running time until 2016, and assets of €110 million. In Australia 31 properties were aggregated by GALOF into a farm of around 10,000 hectares.</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JPT Capital Agrifund</text:p>
          </table:table-cell>
          <table:table-cell table:style-name="ce2" office:value-type="string" calcext:value-type="string">
            <text:p>Mauritius</text:p>
          </table:table-cell>
          <table:table-cell table:style-name="ce2" office:value-type="string" calcext:value-type="string">
            <text:p>Finance</text:p>
          </table:table-cell>
          <table:table-cell table:style-name="ce2" office:value-type="string" calcext:value-type="string">
            <text:p>33000</text:p>
          </table:table-cell>
          <table:table-cell table:style-name="ce2" office:value-type="string" calcext:value-type="string">
            <text:p>Wheat</text:p>
          </table:table-cell>
          <table:table-cell table:style-name="ce2" office:value-type="string" calcext:value-type="string">
            <text:p>US$79 million</text:p>
          </table:table-cell>
          <table:table-cell table:style-name="ce4" table:formula="of:=LEFT(SUBSTITUTE([.G34];&quot;US$&quot;;&quot;&quot;);SEARCH(&quot; &quot;;SUBSTITUTE([.G34];&quot;US$&quot;;&quot;&quot;)))" office:value-type="string" office:string-value="79 " calcext:value-type="string">
            <text:p>79 </text:p>
          </table:table-cell>
          <table:table-cell table:style-name="ce2" office:value-type="string" calcext:value-type="string">
            <text:p>Done</text:p>
          </table:table-cell>
          <table:table-cell table:style-name="ce2" office:value-type="string" calcext:value-type="string">
            <text:p>John Paul Thwaytes, a London City financial trader, runs JPT Capital out of Monaco. Recently JPT launched the JPT Capital Agrifund, based in Mauritius, to acquire and operate farms in Australia. In February 2011, Agrimoney reported that the fund had raised around £10 million and acquired 6 farms, covering 15,000 ha, with plans to acquire 30 farms when it has raised the £50m it is targeting. JPT plans to list the fund on the Dublin Stock Exchange and to exit fully from its acquisitions after 8-10 years.</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Hassad Food</text:p>
          </table:table-cell>
          <table:table-cell table:style-name="ce2" office:value-type="string" calcext:value-type="string">
            <text:p>Qatar</text:p>
          </table:table-cell>
          <table:table-cell table:style-name="ce2" office:value-type="string" calcext:value-type="string">
            <text:p>Agribusiness</text:p>
          </table:table-cell>
          <table:table-cell table:style-name="ce2" office:value-type="string" calcext:value-type="string">
            <text:p>750000</text:p>
          </table:table-cell>
          <table:table-cell table:style-name="ce2" office:value-type="string" calcext:value-type="string">
            <text:p>Sheep, wheat</text:p>
          </table:table-cell>
          <table:table-cell table:style-name="ce2" office:value-type="string" calcext:value-type="string">
            <text:p>US$400 million</text:p>
          </table:table-cell>
          <table:table-cell table:style-name="ce4" table:formula="of:=LEFT(SUBSTITUTE([.G35];&quot;US$&quot;;&quot;&quot;);SEARCH(&quot; &quot;;SUBSTITUTE([.G35];&quot;US$&quot;;&quot;&quot;)))" office:value-type="string" office:string-value="400 " calcext:value-type="string">
            <text:p>400 </text:p>
          </table:table-cell>
          <table:table-cell table:style-name="ce2" office:value-type="string" calcext:value-type="string">
            <text:p>Done</text:p>
          </table:table-cell>
          <table:table-cell table:style-name="ce2" office:value-type="string" calcext:value-type="string">
            <text:p>Hassad Food is a US$1-billion company established by Qatar's sovereign wealth fund. It has been leading the country's quest to secure farmland overseas for the export of food to Qatar. So far, Hassad Food has acquired 13 large farms in Australia for sheep and wheat production, which, according to Stock &amp; Land, amount to 750,000 ha. It has also acquired 100,000 ha of land in Sudan. Hassad Food intends to double its investments in Australia, from US$200 to US$400 million, and negotiations are also under way for it to establish a company with US$100 million capital in Turkey for the production of sheep and cereals, a forage company in Brazil, and rice farms in Vietnam, Pakistan and India.</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Wilmar International</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2500</text:p>
          </table:table-cell>
          <table:table-cell table:style-name="ce2" office:value-type="string" calcext:value-type="string">
            <text:p>Sugar cane</text:p>
          </table:table-cell>
          <table:table-cell table:style-name="ce2" office:value-type="string" calcext:value-type="string">
            <text:p>US$1,876 million</text:p>
          </table:table-cell>
          <table:table-cell table:style-name="ce4" table:formula="of:=LEFT(SUBSTITUTE([.G36];&quot;US$&quot;;&quot;&quot;);SEARCH(&quot; &quot;;SUBSTITUTE([.G36];&quot;US$&quot;;&quot;&quot;)))" office:value-type="string" office:string-value="1,876 " calcext:value-type="string">
            <text:p>1,876 </text:p>
          </table:table-cell>
          <table:table-cell table:style-name="ce2" office:value-type="string" calcext:value-type="string">
            <text:p>Done</text:p>
          </table:table-cell>
          <table:table-cell table:style-name="ce2" office:value-type="string" calcext:value-type="string">
            <text:p>Wilmar, one of the world's largest agricultural commodity producers and traders, bought Sucrogen Ltd, wich owns 2,500 hectares of prime agricultural land in Queensland's Burdekin region in 2011.</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Ho Myoung Farm</text:p>
          </table:table-cell>
          <table:table-cell table:style-name="ce2" office:value-type="string" calcext:value-type="string">
            <text:p>South Korea</text:p>
          </table:table-cell>
          <table:table-cell table:style-name="ce2" office:value-type="string" calcext:value-type="string">
            <text:p>Industrial</text:p>
          </table:table-cell>
          <table:table-cell table:style-name="ce2" office:value-type="string" calcext:value-type="string">
            <text:p>216000</text:p>
          </table:table-cell>
          <table:table-cell table:style-name="ce2" office:value-type="string" calcext:value-type="string">
            <text:p>Cattle, goats, sheep</text:p>
          </table:table-cell>
          <table:table-cell table:style-name="ce2" office:value-type="string" calcext:value-type="string">
            <text:p>Missing</text:p>
          </table:table-cell>
          <table:table-cell table:style-name="ce4" table:formula="of:=LEFT(SUBSTITUTE([.G37];&quot;US$&quot;;&quot;&quot;);SEARCH(&quot; &quot;;SUBSTITUTE([.G3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Ho Myoung Farm is owned by the Young An Group, a corporation controlled by Korean billionaire businessman and philanthropist Baik Sung-hak. Mr Baik made his fortune in the hat trade, accounting for about one third of the global market in baseball, cowboy and dress hats. His company started investing in farmland in New South Wales, Australia in 2010 and now owns around 216,000 ha.</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Count Gustav Wachmeister</text:p>
          </table:table-cell>
          <table:table-cell table:style-name="ce2" office:value-type="string" calcext:value-type="string">
            <text:p>Sweden</text:p>
          </table:table-cell>
          <table:table-cell table:style-name="ce2" office:value-type="string" calcext:value-type="string">
            <text:p>Finance</text:p>
          </table:table-cell>
          <table:table-cell table:style-name="ce2" office:value-type="string" calcext:value-type="string">
            <text:p>15700</text:p>
          </table:table-cell>
          <table:table-cell table:style-name="ce2" office:value-type="string" calcext:value-type="string">
            <text:p>livestock, cereal</text:p>
          </table:table-cell>
          <table:table-cell table:style-name="ce2" office:value-type="string" calcext:value-type="string">
            <text:p>US$21 million</text:p>
          </table:table-cell>
          <table:table-cell table:style-name="ce4" table:formula="of:=LEFT(SUBSTITUTE([.G38];&quot;US$&quot;;&quot;&quot;);SEARCH(&quot; &quot;;SUBSTITUTE([.G38];&quot;US$&quot;;&quot;&quot;)))" office:value-type="string" office:string-value="21 " calcext:value-type="string">
            <text:p>21 </text:p>
          </table:table-cell>
          <table:table-cell table:style-name="ce2" office:value-type="string" calcext:value-type="string">
            <text:p>Done</text:p>
          </table:table-cell>
          <table:table-cell table:style-name="ce2" office:value-type="string" calcext:value-type="string">
            <text:p>In January 2010, Count Carl Gustav Wachmeister of Sweden purchased Mount Elephant Station, a 15,700-ha livestock farm in Victoria State, Australia for A$20 million.</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Mitr Phol Group</text:p>
          </table:table-cell>
          <table:table-cell table:style-name="ce2" office:value-type="string" calcext:value-type="string">
            <text:p>Thailand</text:p>
          </table:table-cell>
          <table:table-cell table:style-name="ce2" office:value-type="string" calcext:value-type="string">
            <text:p>Agribusiness</text:p>
          </table:table-cell>
          <table:table-cell table:style-name="ce2" office:value-type="string" calcext:value-type="string">
            <text:p>6000</text:p>
          </table:table-cell>
          <table:table-cell table:style-name="ce2" office:value-type="string" calcext:value-type="string">
            <text:p>Sugar cane</text:p>
          </table:table-cell>
          <table:table-cell table:style-name="ce2" office:value-type="string" calcext:value-type="string">
            <text:p>US$336 million</text:p>
          </table:table-cell>
          <table:table-cell table:style-name="ce4" table:formula="of:=LEFT(SUBSTITUTE([.G39];&quot;US$&quot;;&quot;&quot;);SEARCH(&quot; &quot;;SUBSTITUTE([.G39];&quot;US$&quot;;&quot;&quot;)))" office:value-type="string" office:string-value="336 " calcext:value-type="string">
            <text:p>336 </text:p>
          </table:table-cell>
          <table:table-cell table:style-name="ce2" office:value-type="string" calcext:value-type="string">
            <text:p>In process</text:p>
          </table:table-cell>
          <table:table-cell table:style-name="ce2" office:value-type="string" calcext:value-type="string">
            <text:p>In November 2011, Thai sugar giant Mitr Phol offered to acquire MSF Sugar, which would give it control of four Queensland sugar mills and more than 6,000 ha of agricultural land and other infrastructure assets. Mitr Phol is Asia’s largest sugar producer and among the six biggest in the world, with operations in Thailand, Laos and China.</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MHPF</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47100</text:p>
          </table:table-cell>
          <table:table-cell table:style-name="ce2" office:value-type="string" calcext:value-type="string">
            <text:p>Cereals, livestock, sugar cane</text:p>
          </table:table-cell>
          <table:table-cell table:style-name="ce2" office:value-type="string" calcext:value-type="string">
            <text:p>US$136 million</text:p>
          </table:table-cell>
          <table:table-cell table:style-name="ce4" table:formula="of:=LEFT(SUBSTITUTE([.G40];&quot;US$&quot;;&quot;&quot;);SEARCH(&quot; &quot;;SUBSTITUTE([.G40];&quot;US$&quot;;&quot;&quot;)))" office:value-type="string" office:string-value="136 " calcext:value-type="string">
            <text:p>136 </text:p>
          </table:table-cell>
          <table:table-cell table:style-name="ce2" office:value-type="string" calcext:value-type="string">
            <text:p>Done</text:p>
          </table:table-cell>
          <table:table-cell table:style-name="ce2" office:value-type="string" calcext:value-type="string">
            <text:p>The private UK-based pension fund of billionaire Michael Hintze, MHPF, has purchased 11 rural properties in New South Wales for a total of A$127 million since 2007. The 11 farms cover 47,100 ha and produce livestock, winter crops and sugar cane. The Hintze portfolio has been accumulated and managed by Richard Taylor, a director of Growth Farms Australia.</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Southern Agricultural Resources</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100000</text:p>
          </table:table-cell>
          <table:table-cell table:style-name="ce2" office:value-type="string" calcext:value-type="string">
            <text:p>Cotton, wheat</text:p>
          </table:table-cell>
          <table:table-cell table:style-name="ce2" office:value-type="string" calcext:value-type="string">
            <text:p>US$400 million</text:p>
          </table:table-cell>
          <table:table-cell table:style-name="ce4" table:formula="of:=LEFT(SUBSTITUTE([.G41];&quot;US$&quot;;&quot;&quot;);SEARCH(&quot; &quot;;SUBSTITUTE([.G41];&quot;US$&quot;;&quot;&quot;)))" office:value-type="string" office:string-value="400 " calcext:value-type="string">
            <text:p>400 </text:p>
          </table:table-cell>
          <table:table-cell table:style-name="ce2" office:value-type="string" calcext:value-type="string">
            <text:p>In process</text:p>
          </table:table-cell>
          <table:table-cell table:style-name="ce2" office:value-type="string" calcext:value-type="string">
            <text:p>The UK-based Southern Agricultural Resources fund was launched in 2010 to acquire wheat and cotton farms in Australia. In December 2011, the Australian Financial Review reported that the fund had already identified 24 properties to be purchased covering more than 100,000 ha. The fund stated that it planned to raise £10 million by October 2011 to purchase its first farm, and £100 million by the second half of 2012 to acquire more farms. The fund's eventual target is US$400 million. The farms will be managed by Australian company Customised Farm Management, which manages farms for US pension-fund manager TIAA-CREF. The fund’s chairman is David Montgomery, former chair of the Australian Cotton Industry Council, and its non-executive director is Derek Shaw, a board member and shareholder of MP Evans, which owns large areas of oil-palm plantations in Indonesia and pastoral lands in Australia.</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Terra Firma Capital</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3200000</text:p>
          </table:table-cell>
          <table:table-cell table:style-name="ce2" office:value-type="string" calcext:value-type="string">
            <text:p>Livestock</text:p>
          </table:table-cell>
          <table:table-cell table:style-name="ce2" office:value-type="string" calcext:value-type="string">
            <text:p>US$456 million</text:p>
          </table:table-cell>
          <table:table-cell table:style-name="ce4" table:formula="of:=LEFT(SUBSTITUTE([.G42];&quot;US$&quot;;&quot;&quot;);SEARCH(&quot; &quot;;SUBSTITUTE([.G42];&quot;US$&quot;;&quot;&quot;)))" office:value-type="string" office:string-value="456 " calcext:value-type="string">
            <text:p>456 </text:p>
          </table:table-cell>
          <table:table-cell table:style-name="ce2" office:value-type="string" calcext:value-type="string">
            <text:p>Done</text:p>
          </table:table-cell>
          <table:table-cell table:style-name="ce2" office:value-type="string" calcext:value-type="string">
            <text:p>In 2009, British private equity company Terra Firma Capital purchased 90% of the Consolidated Pastoral Company for A$425 million, giving it control over approximately 2.6 million ha in Queensland. It purchased a further 600,000 ha in 2009–10.</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Jim Rogers Fund</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80000</text:p>
          </table:table-cell>
          <table:table-cell table:style-name="ce2" office:value-type="string" calcext:value-type="string">
            <text:p>Missing</text:p>
          </table:table-cell>
          <table:table-cell table:style-name="ce2" office:value-type="string" calcext:value-type="string">
            <text:p>US$375 million</text:p>
          </table:table-cell>
          <table:table-cell table:style-name="ce4" table:formula="of:=LEFT(SUBSTITUTE([.G43];&quot;US$&quot;;&quot;&quot;);SEARCH(&quot; &quot;;SUBSTITUTE([.G43];&quot;US$&quot;;&quot;&quot;)))" office:value-type="string" office:string-value="375 " calcext:value-type="string">
            <text:p>375 </text:p>
          </table:table-cell>
          <table:table-cell table:style-name="ce2" office:value-type="string" calcext:value-type="string">
            <text:p>In process</text:p>
          </table:table-cell>
          <table:table-cell table:style-name="ce2" office:value-type="string" calcext:value-type="string">
            <text:p>The Jim Rogers Fund is reported to have identified 16 properties for acquisition, covering 80,000 ha.The fund, which seeks to raise US$375 million, will be opened first to Australian investors and then to foreign groups.</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Teachers Insurance and Annuity Association - College Retirement Equities Fund (TIAA-CREF)</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73000</text:p>
          </table:table-cell>
          <table:table-cell table:style-name="ce2" office:value-type="string" calcext:value-type="string">
            <text:p>Missing</text:p>
          </table:table-cell>
          <table:table-cell table:style-name="ce2" office:value-type="string" calcext:value-type="string">
            <text:p>US$16.7 million</text:p>
          </table:table-cell>
          <table:table-cell table:style-name="ce4" table:formula="of:=LEFT(SUBSTITUTE([.G44];&quot;US$&quot;;&quot;&quot;);SEARCH(&quot; &quot;;SUBSTITUTE([.G44];&quot;US$&quot;;&quot;&quot;)))" office:value-type="string" office:string-value="16.7 " calcext:value-type="string">
            <text:p>16.7 </text:p>
          </table:table-cell>
          <table:table-cell table:style-name="ce2" office:value-type="string" calcext:value-type="string">
            <text:p>Done</text:p>
          </table:table-cell>
          <table:table-cell table:style-name="ce2" office:value-type="string" calcext:value-type="string">
            <text:p>US pension-fund manager TIAA-CREF has around US$2 billion invested in farmland globally, of the US$426 billion that it has under management. Through its acquisition of 85% of the Westchester Group in 2010, TIAA-CREF boosted it ownership of farmland in Australia to 180,000 ha, which it holds through Westchester Group's US$300-million International Agricultural Investors Fund. TIAA-CREF's farms in Australia are managed by the Australian company Customised Farm Management.</text:p>
          </table:table-cell>
        </table:table-row>
        <table:table-row table:style-name="ro21" table:visibility="filter">
          <table:table-cell table:style-name="ce2" office:value-type="string" calcext:value-type="string">
            <text:p>Australia</text:p>
          </table:table-cell>
          <table:table-cell table:style-name="ce2" office:value-type="string" calcext:value-type="string">
            <text:p>Black River Asset Management</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2100</text:p>
          </table:table-cell>
          <table:table-cell table:style-name="ce2" office:value-type="string" calcext:value-type="string">
            <text:p>Grain</text:p>
          </table:table-cell>
          <table:table-cell table:style-name="ce2" office:value-type="string" calcext:value-type="string">
            <text:p>US$5 million</text:p>
          </table:table-cell>
          <table:table-cell table:style-name="ce4" table:formula="of:=LEFT(SUBSTITUTE([.G45];&quot;US$&quot;;&quot;&quot;);SEARCH(&quot; &quot;;SUBSTITUTE([.G45];&quot;US$&quot;;&quot;&quot;)))" office:value-type="string" office:string-value="5 " calcext:value-type="string">
            <text:p>5 </text:p>
          </table:table-cell>
          <table:table-cell table:style-name="ce2" office:value-type="string" calcext:value-type="string">
            <text:p>Done</text:p>
          </table:table-cell>
          <table:table-cell table:style-name="ce2" office:value-type="string" calcext:value-type="string">
            <text:p>Black River, a hedge fund owned by US agribusiness giant Cargill, is targeting farmland acquisitions, mainly in South America and Asia. In August 2011, the Sydney Morning Herald reported that Black River's subsidiary BFB Pty Ltd was buying a 2,100-ha grain farm in the Bland shire, Australia.</text:p>
          </table:table-cell>
        </table:table-row>
        <table:table-row table:style-name="ro21" table:visibility="filter">
          <table:table-cell table:style-name="ce2" office:value-type="string" calcext:value-type="string">
            <text:p>Benin</text:p>
          </table:table-cell>
          <table:table-cell table:style-name="ce2" office:value-type="string" calcext:value-type="string">
            <text:p>"Chinese investment group"</text:p>
          </table:table-cell>
          <table:table-cell table:style-name="ce2" office:value-type="string" calcext:value-type="string">
            <text:p>China</text:p>
          </table:table-cell>
          <table:table-cell table:style-name="ce2" office:value-type="string" calcext:value-type="string">
            <text:p>Missing</text:p>
          </table:table-cell>
          <table:table-cell table:style-name="ce2" office:value-type="string" calcext:value-type="string">
            <text:p>1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46];&quot;US$&quot;;&quot;&quot;);SEARCH(&quot; &quot;;SUBSTITUTE([.G46];&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July 2010, ANA reported that the Chinese ambassador to Benin, Geng Wenbing, had announced that a group of Chinese businessmen, having completed as assessment of local conditions, were planning to invest in palm-oil production in Benin and would immediately require at least 10,000 ha of land to begin the development of oil-palm plantations.</text:p>
          </table:table-cell>
        </table:table-row>
        <table:table-row table:style-name="ro21" table:visibility="filter">
          <table:table-cell table:style-name="ce2" office:value-type="string" calcext:value-type="string">
            <text:p>Benin</text:p>
          </table:table-cell>
          <table:table-cell table:style-name="ce2" office:value-type="string" calcext:value-type="string">
            <text:p>COMPLANT</text:p>
          </table:table-cell>
          <table:table-cell table:style-name="ce2" office:value-type="string" calcext:value-type="string">
            <text:p>China</text:p>
          </table:table-cell>
          <table:table-cell table:style-name="ce2" office:value-type="string" calcext:value-type="string">
            <text:p>Agribusiness, construction</text:p>
          </table:table-cell>
          <table:table-cell table:style-name="ce2" office:value-type="string" calcext:value-type="string">
            <text:p>4800</text:p>
          </table:table-cell>
          <table:table-cell table:style-name="ce2" office:value-type="string" calcext:value-type="string">
            <text:p>Cassava, sugar cane</text:p>
          </table:table-cell>
          <table:table-cell table:style-name="ce2" office:value-type="string" calcext:value-type="string">
            <text:p>Missing</text:p>
          </table:table-cell>
          <table:table-cell table:style-name="ce4" table:formula="of:=LEFT(SUBSTITUTE([.G47];&quot;US$&quot;;&quot;&quot;);SEARCH(&quot; &quot;;SUBSTITUTE([.G47];&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row>
        <table:table-row table:style-name="ro21" table:visibility="filter">
          <table:table-cell table:style-name="ce2" office:value-type="string" calcext:value-type="string">
            <text:p>Benin</text:p>
          </table:table-cell>
          <table:table-cell table:style-name="ce2" office:value-type="string" calcext:value-type="string">
            <text:p>Green Waves</text:p>
          </table:table-cell>
          <table:table-cell table:style-name="ce2" office:value-type="string" calcext:value-type="string">
            <text:p>Italy</text:p>
          </table:table-cell>
          <table:table-cell table:style-name="ce2" office:value-type="string" calcext:value-type="string">
            <text:p>Finance</text:p>
          </table:table-cell>
          <table:table-cell table:style-name="ce2" office:value-type="string" calcext:value-type="string">
            <text:p>250000</text:p>
          </table:table-cell>
          <table:table-cell table:style-name="ce2" office:value-type="string" calcext:value-type="string">
            <text:p>Sunflower</text:p>
          </table:table-cell>
          <table:table-cell table:style-name="ce2" office:value-type="string" calcext:value-type="string">
            <text:p>Missing</text:p>
          </table:table-cell>
          <table:table-cell table:style-name="ce4" table:formula="of:=LEFT(SUBSTITUTE([.G48];&quot;US$&quot;;&quot;&quot;);SEARCH(&quot; &quot;;SUBSTITUTE([.G4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August 2007, Le Matinal reported that the Italian company Green Waves was given the authorisation and the support of the Government of Benin to produce sunflower on 250,000 ha in Ouèssè, Benin.</text:p>
          </table:table-cell>
        </table:table-row>
        <table:table-row table:style-name="ro21" table:visibility="filter">
          <table:table-cell table:style-name="ce2" office:value-type="string" calcext:value-type="string">
            <text:p>Benin</text:p>
          </table:table-cell>
          <table:table-cell table:style-name="ce2" office:value-type="string" calcext:value-type="string">
            <text:p>Libyan investors</text:p>
          </table:table-cell>
          <table:table-cell table:style-name="ce2" office:value-type="string" calcext:value-type="string">
            <text:p>Libya</text:p>
          </table:table-cell>
          <table:table-cell table:style-name="ce2" office:value-type="string" calcext:value-type="string">
            <text:p>Missing</text:p>
          </table:table-cell>
          <table:table-cell table:style-name="ce2" office:value-type="string" calcext:value-type="string">
            <text:p>2000</text:p>
          </table:table-cell>
          <table:table-cell table:number-columns-repeated="2" table:style-name="ce2" office:value-type="string" calcext:value-type="string">
            <text:p>Missing</text:p>
          </table:table-cell>
          <table:table-cell table:style-name="ce4" table:formula="of:=LEFT(SUBSTITUTE([.G49];&quot;US$&quot;;&quot;&quot;);SEARCH(&quot; &quot;;SUBSTITUTE([.G49];&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According to a 2010 report by Benin's farmers organisation Synergie Paysanne, a group of Libyan investors acquired 2,000 ha of land in Zakpota.</text:p>
          </table:table-cell>
        </table:table-row>
        <table:table-row table:style-name="ro21" table:visibility="filter">
          <table:table-cell table:style-name="ce2" office:value-type="string" calcext:value-type="string">
            <text:p>Benin</text:p>
          </table:table-cell>
          <table:table-cell table:style-name="ce2" office:value-type="string" calcext:value-type="string">
            <text:p>BETEXCO</text:p>
          </table:table-cell>
          <table:table-cell table:style-name="ce2" office:value-type="string" calcext:value-type="string">
            <text:p>Nigeria</text:p>
          </table:table-cell>
          <table:table-cell table:style-name="ce2" office:value-type="string" calcext:value-type="string">
            <text:p>Energy</text:p>
          </table:table-cell>
          <table:table-cell table:style-name="ce2" office:value-type="string" calcext:value-type="string">
            <text:p>1500</text:p>
          </table:table-cell>
          <table:table-cell table:style-name="ce2" office:value-type="string" calcext:value-type="string">
            <text:p>Cassava</text:p>
          </table:table-cell>
          <table:table-cell table:style-name="ce2" office:value-type="string" calcext:value-type="string">
            <text:p>Missing</text:p>
          </table:table-cell>
          <table:table-cell table:style-name="ce4" table:formula="of:=LEFT(SUBSTITUTE([.G50];&quot;US$&quot;;&quot;&quot;);SEARCH(&quot; &quot;;SUBSTITUTE([.G5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ccording to a 2010 report by Benin's farmers organisation Synergie Paysanne, the Nigerian company BETEXCO acquired 1,500 ha of land in Zogbodomey for cassava production.</text:p>
          </table:table-cell>
        </table:table-row>
        <table:table-row table:style-name="ro21" table:visibility="filter">
          <table:table-cell table:style-name="ce2" office:value-type="string" calcext:value-type="string">
            <text:p>Bolivia</text:p>
          </table:table-cell>
          <table:table-cell table:style-name="ce2" office:value-type="string" calcext:value-type="string">
            <text:p>Cresud</text:p>
          </table:table-cell>
          <table:table-cell table:style-name="ce2" office:value-type="string" calcext:value-type="string">
            <text:p>Argentina</text:p>
          </table:table-cell>
          <table:table-cell table:style-name="ce2" office:value-type="string" calcext:value-type="string">
            <text:p>Agribusiness</text:p>
          </table:table-cell>
          <table:table-cell table:style-name="ce2" office:value-type="string" calcext:value-type="string">
            <text:p>17000</text:p>
          </table:table-cell>
          <table:table-cell table:style-name="ce2" office:value-type="string" calcext:value-type="string">
            <text:p>Soybean</text:p>
          </table:table-cell>
          <table:table-cell table:style-name="ce2" office:value-type="string" calcext:value-type="string">
            <text:p>Missing</text:p>
          </table:table-cell>
          <table:table-cell table:style-name="ce4" table:formula="of:=LEFT(SUBSTITUTE([.G51];&quot;US$&quot;;&quot;&quot;);SEARCH(&quot; &quot;;SUBSTITUTE([.G5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resud was a small farmland operator managing 20,000 ha when it was taken over by George Soros and Argentinian real-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row>
        <table:table-row table:style-name="ro21" table:visibility="filter">
          <table:table-cell table:style-name="ce2" office:value-type="string" calcext:value-type="string">
            <text:p>Bolivia</text:p>
          </table:table-cell>
          <table:table-cell table:style-name="ce2" office:value-type="string" calcext:value-type="string">
            <text:p>Pengxin Group</text:p>
          </table:table-cell>
          <table:table-cell table:style-name="ce2" office:value-type="string" calcext:value-type="string">
            <text:p>China</text:p>
          </table:table-cell>
          <table:table-cell table:style-name="ce2" office:value-type="string" calcext:value-type="string">
            <text:p>Real estate</text:p>
          </table:table-cell>
          <table:table-cell table:style-name="ce2" office:value-type="string" calcext:value-type="string">
            <text:p>12500</text:p>
          </table:table-cell>
          <table:table-cell table:style-name="ce2" office:value-type="string" calcext:value-type="string">
            <text:p>Maize, soybean</text:p>
          </table:table-cell>
          <table:table-cell table:style-name="ce2" office:value-type="string" calcext:value-type="string">
            <text:p>Missing</text:p>
          </table:table-cell>
          <table:table-cell table:style-name="ce4" table:formula="of:=LEFT(SUBSTITUTE([.G52];&quot;US$&quot;;&quot;&quot;);SEARCH(&quot; &quot;;SUBSTITUTE([.G5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hanghai real-estate mogul Jiang Zhaobai, Chairman and owner of the Pen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of land in Brazil to grow soybeans and cotton. In January 2011, it made an offer to buy Crafar farms in New Zealand, which encompasses 16 dairy farms, following an unsuccessful bid by China’s Natural Dairy (NZ) Holdings Ltd. The sale was approved by New Zealand's government in January 2012.</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Cresud</text:p>
          </table:table-cell>
          <table:table-cell table:style-name="ce2" office:value-type="string" calcext:value-type="string">
            <text:p>Argentina</text:p>
          </table:table-cell>
          <table:table-cell table:style-name="ce2" office:value-type="string" calcext:value-type="string">
            <text:p>Agribusiness</text:p>
          </table:table-cell>
          <table:table-cell table:style-name="ce2" office:value-type="string" calcext:value-type="string">
            <text:p>175000</text:p>
          </table:table-cell>
          <table:table-cell table:style-name="ce2" office:value-type="string" calcext:value-type="string">
            <text:p>Cattle, crops, sugar cane</text:p>
          </table:table-cell>
          <table:table-cell table:style-name="ce2" office:value-type="string" calcext:value-type="string">
            <text:p>Missing</text:p>
          </table:table-cell>
          <table:table-cell table:style-name="ce4" table:formula="of:=LEFT(SUBSTITUTE([.G53];&quot;US$&quot;;&quot;&quot;);SEARCH(&quot; &quot;;SUBSTITUTE([.G5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resud was a small farmland operator managing 20,000 ha when it was taken over by George Soros and Argentinian real 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El Tejar</text:p>
          </table:table-cell>
          <table:table-cell table:style-name="ce2" office:value-type="string" calcext:value-type="string">
            <text:p>Argentina</text:p>
          </table:table-cell>
          <table:table-cell table:style-name="ce2" office:value-type="string" calcext:value-type="string">
            <text:p>Agribusiness</text:p>
          </table:table-cell>
          <table:table-cell table:style-name="ce2" office:value-type="string" calcext:value-type="string">
            <text:p>220000</text:p>
          </table:table-cell>
          <table:table-cell table:style-name="ce2" office:value-type="string" calcext:value-type="string">
            <text:p>Cereals, oilseeds</text:p>
          </table:table-cell>
          <table:table-cell table:style-name="ce2" office:value-type="string" calcext:value-type="string">
            <text:p>Missing</text:p>
          </table:table-cell>
          <table:table-cell table:style-name="ce4" table:formula="of:=LEFT(SUBSTITUTE([.G54];&quot;US$&quot;;&quot;&quot;);SEARCH(&quot; &quot;;SUBSTITUTE([.G5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El Tejar began as an association of Argentine cattle farmers in the 1980s, but then became involved in grain production in the 1990s. By the end of the decade it was one of the largest soybean producers in the country, farming on rented land. After 2006, foreign investors entered the company, such as London-based hedge fund Altima Partners, which now owns 40% of the company, the World Bank's International Finance Corporation and US private equity firm Capital Group, and El Tejar started to acquire its own farms in Argentina, Uruguay and Brazil, where it is now the largest farm operator. In 2006, El Tejar was farming around 200,000 ha, and today they are farming close to 800,000 ha. The company intends to launch an IPO on New York or São Paulo stock exchanges to access more capital to expand its landholdings.</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Los Grobo</text:p>
          </table:table-cell>
          <table:table-cell table:style-name="ce2" office:value-type="string" calcext:value-type="string">
            <text:p>Argentina</text:p>
          </table:table-cell>
          <table:table-cell table:style-name="ce2" office:value-type="string" calcext:value-type="string">
            <text:p>Agribusiness</text:p>
          </table:table-cell>
          <table:table-cell table:style-name="ce2" office:value-type="string" calcext:value-type="string">
            <text:p>60000</text:p>
          </table:table-cell>
          <table:table-cell table:style-name="ce2" office:value-type="string" calcext:value-type="string">
            <text:p>Soybeans</text:p>
          </table:table-cell>
          <table:table-cell table:style-name="ce2" office:value-type="string" calcext:value-type="string">
            <text:p>Missing</text:p>
          </table:table-cell>
          <table:table-cell table:style-name="ce4" table:formula="of:=LEFT(SUBSTITUTE([.G55];&quot;US$&quot;;&quot;&quot;);SEARCH(&quot; &quot;;SUBSTITUTE([.G5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Los Grobo is owned by Argentina's Grobocopatel family, the second-largest soybean producer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it plans to triple its land holdings over the next few years by way of a joint venture company called LG Agro, formed in 2011 with Brazil’s Grupo Vinci Partners. In August 2011, Los Grobo's Brazilian subsidiaries were merged into LG Agro, along with Sollus Capital, a farmland fund in which Los Grobo is active, and Grupo Vinci's Companhia Mineira de Açúcar e Álcool, a major sugar and ethanol producer in Brazil.</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Brookfield Asset Management</text:p>
          </table:table-cell>
          <table:table-cell table:style-name="ce2" office:value-type="string" calcext:value-type="string">
            <text:p>Canada</text:p>
          </table:table-cell>
          <table:table-cell table:style-name="ce2" office:value-type="string" calcext:value-type="string">
            <text:p>Finance</text:p>
          </table:table-cell>
          <table:table-cell table:style-name="ce2" office:value-type="string" calcext:value-type="string">
            <text:p>97124</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56];&quot;US$&quot;;&quot;&quot;);SEARCH(&quot; &quot;;SUBSTITUTE([.G5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Brookfield Asset Management is a Canadian fund manager that invests in farmland in Brazil through its US$330-million Brookfield Brazil Agriland Fund.</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Chongqing Grain Group</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200000</text:p>
          </table:table-cell>
          <table:table-cell table:style-name="ce2" office:value-type="string" calcext:value-type="string">
            <text:p>Soybean</text:p>
          </table:table-cell>
          <table:table-cell table:style-name="ce2" office:value-type="string" calcext:value-type="string">
            <text:p>US$879 million</text:p>
          </table:table-cell>
          <table:table-cell table:style-name="ce4" table:formula="of:=LEFT(SUBSTITUTE([.G57];&quot;US$&quot;;&quot;&quot;);SEARCH(&quot; &quot;;SUBSTITUTE([.G57];&quot;US$&quot;;&quot;&quot;)))" office:value-type="string" office:string-value="879 " calcext:value-type="string">
            <text:p>879 </text:p>
          </table:table-cell>
          <table:table-cell table:style-name="ce2" office:value-type="string" calcext:value-type="string">
            <text:p>In process</text:p>
          </table:table-cell>
          <table:table-cell table:style-name="ce2" office:value-type="string" calcext:value-type="string">
            <text:p>Chongqing Grain Group is one of China's largest state-owned grain corporations. In April 2010, the company announced plans for a US$300-million soybean project in Bahia, Brazil that would include infrastructure construction and control over 100,000 ha of land, with option to expand to 200,000 ha. Brazilian authorities publicly denied that the deal involved the transfer of lands, but, in February 2011, Huang Qifan, the mayor of Chongqing, in an interview with state TV channel CCTV, reiterated that the company had been allocated the land and that the project would be managed by a joint venture company 70% owned by Chongqing Grain and 30% by Brazilian investors, with partnerships worked out with local producers. He also said that the company would invest US$879 million in the project, with much of this being provided by the Development Bank of China. Chongqing's Brazilian project is part of an overall US$3.4-billion plan the company has to outsource food production overseas. In April 2011, it said that, apart from soybean production in Brazil, it would pursue the production of oilseed rape in Canada and Australia, rice in Cambodia and palm oil in Malaysia.</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Pengxin Group</text:p>
          </table:table-cell>
          <table:table-cell table:style-name="ce2" office:value-type="string" calcext:value-type="string">
            <text:p>China</text:p>
          </table:table-cell>
          <table:table-cell table:style-name="ce2" office:value-type="string" calcext:value-type="string">
            <text:p>Real estate</text:p>
          </table:table-cell>
          <table:table-cell table:style-name="ce2" office:value-type="string" calcext:value-type="string">
            <text:p>200000</text:p>
          </table:table-cell>
          <table:table-cell table:style-name="ce2" office:value-type="string" calcext:value-type="string">
            <text:p>Cotton, soybean</text:p>
          </table:table-cell>
          <table:table-cell table:style-name="ce2" office:value-type="string" calcext:value-type="string">
            <text:p>Missing</text:p>
          </table:table-cell>
          <table:table-cell table:style-name="ce4" table:formula="of:=LEFT(SUBSTITUTE([.G58];&quot;US$&quot;;&quot;&quot;);SEARCH(&quot; &quot;;SUBSTITUTE([.G58];&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Shanghai real-estate mogul Jiang Zhaobai, Chairman and owner of the Pen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of land in Brazil to grow soybeans and cotton. in January 2011, it made an offer to buy Crafar farms in New Zealand, which encompasses 16 dairy farms, following an unsuccessful bid by China’s Natural Dairy (NZ) Holdings Ltd. The sale was approved by New Zealand's government in January 2012.</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Calyx Agro</text:p>
          </table:table-cell>
          <table:table-cell table:style-name="ce2" office:value-type="string" calcext:value-type="string">
            <text:p>France</text:p>
          </table:table-cell>
          <table:table-cell table:style-name="ce2" office:value-type="string" calcext:value-type="string">
            <text:p>Finance</text:p>
          </table:table-cell>
          <table:table-cell table:style-name="ce2" office:value-type="string" calcext:value-type="string">
            <text:p>61352</text:p>
          </table:table-cell>
          <table:table-cell table:style-name="ce2" office:value-type="string" calcext:value-type="string">
            <text:p>Crops (mainly soybean)</text:p>
          </table:table-cell>
          <table:table-cell table:style-name="ce2" office:value-type="string" calcext:value-type="string">
            <text:p>Missing</text:p>
          </table:table-cell>
          <table:table-cell table:style-name="ce4" table:formula="of:=LEFT(SUBSTITUTE([.G59];&quot;US$&quot;;&quot;&quot;);SEARCH(&quot; &quot;;SUBSTITUTE([.G5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alyx Agro was established by Louis Dreyfus Commodities as a fund to purchase and turn over farmland in the Southern Cone of Latin America. Other key investors are PineBridge Investments (subsidiary of the Hong-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Louis Dreyfus</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329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60];&quot;US$&quot;;&quot;&quot;);SEARCH(&quot; &quot;;SUBSTITUTE([.G6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Louis Dreyfus, a privately owned French company, is one of the largest agricultural commodity traders in the world, and one of the world's largest sugar producers. In October 2009, LDC Bioenergia of Louis Dreyfus Commodities merged with Santelisa Vale, a major Brazilian sugar-cane production and processing company, to form LDC-SEV, with Louis Dreyfus holding 60% of the company. Through the deal, Louis Dreyfus now controls 329,000 ha of sugar-cane plantations in Brazil</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Aquila</text:p>
          </table:table-cell>
          <table:table-cell table:style-name="ce2" office:value-type="string" calcext:value-type="string">
            <text:p>Germany</text:p>
          </table:table-cell>
          <table:table-cell table:style-name="ce2" office:value-type="string" calcext:value-type="string">
            <text:p>Finance</text:p>
          </table:table-cell>
          <table:table-cell table:style-name="ce2" office:value-type="string" calcext:value-type="string">
            <text:p>250000</text:p>
          </table:table-cell>
          <table:table-cell table:style-name="ce2" office:value-type="string" calcext:value-type="string">
            <text:p>Cattle, sugar cane</text:p>
          </table:table-cell>
          <table:table-cell table:style-name="ce2" office:value-type="string" calcext:value-type="string">
            <text:p>Missing</text:p>
          </table:table-cell>
          <table:table-cell table:style-name="ce4" table:formula="of:=LEFT(SUBSTITUTE([.G61];&quot;US$&quot;;&quot;&quot;);SEARCH(&quot; &quot;;SUBSTITUTE([.G61];&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Aquila Capital's AgrarInvest fund manages investments for around 1,000 German investors. The fund focuses on the acquisition of dairy farms in New Zealand and cattle farms and sugar-cane planations in Brazil. In Brazil, Aquila is pursuing investments in Proterra Agropecuária, a ranch of 6,500 cattle managed by the New Zealand company AgInvest, and sugar-cane company Proterra, which has sugar-cane plantations on around 250,000 ha.</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Shree Renuka Sugars</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133000</text:p>
          </table:table-cell>
          <table:table-cell table:style-name="ce2" office:value-type="string" calcext:value-type="string">
            <text:p>Sugar cane</text:p>
          </table:table-cell>
          <table:table-cell table:style-name="ce2" office:value-type="string" calcext:value-type="string">
            <text:p>US$569 million</text:p>
          </table:table-cell>
          <table:table-cell table:style-name="ce4" table:formula="of:=LEFT(SUBSTITUTE([.G62];&quot;US$&quot;;&quot;&quot;);SEARCH(&quot; &quot;;SUBSTITUTE([.G62];&quot;US$&quot;;&quot;&quot;)))" office:value-type="string" office:string-value="569 " calcext:value-type="string">
            <text:p>569 </text:p>
          </table:table-cell>
          <table:table-cell table:style-name="ce2" office:value-type="string" calcext:value-type="string">
            <text:p>Done</text:p>
          </table:table-cell>
          <table:table-cell table:style-name="ce2" office:value-type="string" calcext:value-type="string">
            <text:p>In November 2010, Shree Renuka Sugars, India's largest sugar refiner, acquired Brazilian sugar company Vale do Ivai SA Açúcar e Álcool for US$240 million, including its 18,000-ha sugar-cane plantation, and a 51% stake in another Brazilian sugar company, Equipav SA Açúcar e Álcool for US$329 million, including its 115,000 ha of cane-growing land in south-eastern Brazil.</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Mitsui</text:p>
          </table:table-cell>
          <table:table-cell table:style-name="ce2" office:value-type="string" calcext:value-type="string">
            <text:p>Japan</text:p>
          </table:table-cell>
          <table:table-cell table:style-name="ce2" office:value-type="string" calcext:value-type="string">
            <text:p>Industrial</text:p>
          </table:table-cell>
          <table:table-cell table:style-name="ce2" office:value-type="string" calcext:value-type="string">
            <text:p>100000</text:p>
          </table:table-cell>
          <table:table-cell table:style-name="ce2" office:value-type="string" calcext:value-type="string">
            <text:p>Cotton, maize, soybean</text:p>
          </table:table-cell>
          <table:table-cell table:style-name="ce2" office:value-type="string" calcext:value-type="string">
            <text:p>Missing</text:p>
          </table:table-cell>
          <table:table-cell table:style-name="ce4" table:formula="of:=LEFT(SUBSTITUTE([.G63];&quot;US$&quot;;&quot;&quot;);SEARCH(&quot; &quot;;SUBSTITUTE([.G6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May 2011, Mitsui bought Swiss-based Multigrain AG. Multigrain, through its subsidiary XinguAgri, owns over 100,000 ha of farmland in the states of Maranhão, Minas Gerais and Bahia, where it produces soybeans, cotton and maize predominantly for export.</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Fonterra</text:p>
          </table:table-cell>
          <table:table-cell table:style-name="ce2" office:value-type="string" calcext:value-type="string">
            <text:p>New Zealand</text:p>
          </table:table-cell>
          <table:table-cell table:style-name="ce2" office:value-type="string" calcext:value-type="string">
            <text:p>Agribusiness</text:p>
          </table:table-cell>
          <table:table-cell table:style-name="ce2" office:value-type="string" calcext:value-type="string">
            <text:p>850</text:p>
          </table:table-cell>
          <table:table-cell table:style-name="ce2" office:value-type="string" calcext:value-type="string">
            <text:p>Dairy farm</text:p>
          </table:table-cell>
          <table:table-cell table:style-name="ce2" office:value-type="string" calcext:value-type="string">
            <text:p>Missing</text:p>
          </table:table-cell>
          <table:table-cell table:style-name="ce4" table:formula="of:=LEFT(SUBSTITUTE([.G64];&quot;US$&quot;;&quot;&quot;);SEARCH(&quot; &quot;;SUBSTITUTE([.G6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New Zealand dairy cooperative Fonterra is the world's largest producer of milk. Over the past few years it has begun to establish large-scale dairy farms overseas, in China, India and Brazil. In May 2011, it announced that it had purchased an 850-ha dairy farm in Goiás State, Brazil, where it would establish a pilot farm with a view to developing its own production base in the country..</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Prio Foods</text:p>
          </table:table-cell>
          <table:table-cell table:style-name="ce2" office:value-type="string" calcext:value-type="string">
            <text:p>Portugal</text:p>
          </table:table-cell>
          <table:table-cell table:style-name="ce2" office:value-type="string" calcext:value-type="string">
            <text:p>Agribusiness</text:p>
          </table:table-cell>
          <table:table-cell table:style-name="ce2" office:value-type="string" calcext:value-type="string">
            <text:p>29528</text:p>
          </table:table-cell>
          <table:table-cell table:style-name="ce2" office:value-type="string" calcext:value-type="string">
            <text:p>Soybean</text:p>
          </table:table-cell>
          <table:table-cell table:style-name="ce2" office:value-type="string" calcext:value-type="string">
            <text:p>Missing</text:p>
          </table:table-cell>
          <table:table-cell table:style-name="ce4" table:formula="of:=LEFT(SUBSTITUTE([.G65];&quot;US$&quot;;&quot;&quot;);SEARCH(&quot; &quot;;SUBSTITUTE([.G6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5, Prio Foods, a subsidiary of Grupo Martifer, began investing in farmland as a way to secure supplies for its food operations. It currently operates farms in Brazil, Romania and Mozambique. In Brazil, it cultivates mainly soybean on nearly 30,000 ha, with plans to acquire a further 13,900 ha.</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Hyundai</text:p>
          </table:table-cell>
          <table:table-cell table:style-name="ce2" office:value-type="string" calcext:value-type="string">
            <text:p>South Korea</text:p>
          </table:table-cell>
          <table:table-cell table:style-name="ce2" office:value-type="string" calcext:value-type="string">
            <text:p>Industrial</text:p>
          </table:table-cell>
          <table:table-cell table:style-name="ce2" office:value-type="string" calcext:value-type="string">
            <text:p>10000</text:p>
          </table:table-cell>
          <table:table-cell table:style-name="ce2" office:value-type="string" calcext:value-type="string">
            <text:p>Soybean</text:p>
          </table:table-cell>
          <table:table-cell table:style-name="ce2" office:value-type="string" calcext:value-type="string">
            <text:p>Missing</text:p>
          </table:table-cell>
          <table:table-cell table:style-name="ce4" table:formula="of:=LEFT(SUBSTITUTE([.G66];&quot;US$&quot;;&quot;&quot;);SEARCH(&quot; &quot;;SUBSTITUTE([.G66];&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Hyundai is one of several South Korean transnational corporations that are pursuing overseas farmland acquisitions for the production of food crops to export to South Korea. In Brazil, Hyundai is looking for farmland in various states to cultivate soybeans.</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Clean Energy Brazil</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3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67];&quot;US$&quot;;&quot;&quot;);SEARCH(&quot; &quot;;SUBSTITUTE([.G6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lean Energy Brazil is an investment company based in the UK and registered in the Cayman Islands that was launched in 2006 by London financial house Numis and Mexican sugar trader Czarnikow, with over US$100 million in committed funds to invest in Brazilian sugar-cane production and processing. Through the acquisition of several Brazilian sugar-cane companies, it has acquired and leased lands for sugar-cane plantations that, when put into production, will cover more than 30,000 ha.</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Adecoagro</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165000</text:p>
          </table:table-cell>
          <table:table-cell table:style-name="ce2" office:value-type="string" calcext:value-type="string">
            <text:p>Cattle, cofee, grains, soybeans, sugar cane</text:p>
          </table:table-cell>
          <table:table-cell table:style-name="ce2" office:value-type="string" calcext:value-type="string">
            <text:p>Missing</text:p>
          </table:table-cell>
          <table:table-cell table:style-name="ce4" table:formula="of:=LEFT(SUBSTITUTE([.G68];&quot;US$&quot;;&quot;&quot;);SEARCH(&quot; &quot;;SUBSTITUTE([.G6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decoagro is a publicly traded company launched and controlled by the fund of US billionaire George Soros, with Dutch pension-fund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Archer Daniels Midland</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12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69];&quot;US$&quot;;&quot;&quot;);SEARCH(&quot; &quot;;SUBSTITUTE([.G69];&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February 2011, ADM, one of the world's largest agricultural commodity traders, announced that it would be establishing a processing plant and an oil-palm plantation on 12,000 ha in the northern Brazilian state of Pará. This will be ADM's first directly owned oil-palm plantation, although it is invested in oil-palm plantations in Asia and Africa through a minority stake in Singapore's Wilmar, one of the world's largest palm-oil companies.</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Black River Asset Management</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50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70];&quot;US$&quot;;&quot;&quot;);SEARCH(&quot; &quot;;SUBSTITUTE([.G7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Black River, a hedge fund owned by US agribusiness giant Cargill, is targeting farmland acquisitions, mainly in South America and Asia. In November 2010, Reuters, referring to Brazil and Argentina, reported that the fund controlled 50,000 ha in the "region" and was seeking to expand its holdings. Reuters also reported that Black River was launching a food-focused fund in 2010 that will include investments in dairy farming in Asia and aquaculture in Central and South America.</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Bunge</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Sugar cane</text:p>
          </table:table-cell>
          <table:table-cell table:style-name="ce2" office:value-type="string" calcext:value-type="string">
            <text:p>US$80 million</text:p>
          </table:table-cell>
          <table:table-cell table:style-name="ce4" table:formula="of:=LEFT(SUBSTITUTE([.G71];&quot;US$&quot;;&quot;&quot;);SEARCH(&quot; &quot;;SUBSTITUTE([.G71];&quot;US$&quot;;&quot;&quot;)))" office:value-type="string" office:string-value="80 " calcext:value-type="string">
            <text:p>80 </text:p>
          </table:table-cell>
          <table:table-cell table:style-name="ce2" office:value-type="string" calcext:value-type="string">
            <text:p>In process</text:p>
          </table:table-cell>
          <table:table-cell table:style-name="ce2" office:value-type="string" calcext:value-type="string">
            <text:p>In 2010, US-based Bunge, one of the five largest agricultural commodity traders in the world, announced its plans to buy a 10,000-ha sugar-cane plantation in São Paulo, Brazil, from Açúcar Guaraní, a subsidiary of Tereos of France.</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Sollus Capital</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35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72];&quot;US$&quot;;&quot;&quot;);SEARCH(&quot; &quot;;SUBSTITUTE([.G7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ollus Capital was established in 2008 by US hedge fund Touradji Capital Management to acquire farmland in Brazil, with the participation of Argentine soybean producer Los Grobo, which already cultivates 60,000 ha of soybeans in Brazil. In August 2011, Sollus Capital was merged with Los Grobo's Brazilian subsidiaries and the Companhia Mineira de Açúcar e Álcool, a major sugar and ethanol producer in Brazil owned by Brazil's Grupo Vinci Partners, into a joint venture company called LG Agro.</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Teachers Insurance and Annuity Association - College Retirement Equities Fund (TIAA-CREF)</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424000</text:p>
          </table:table-cell>
          <table:table-cell table:style-name="ce2" office:value-type="string" calcext:value-type="string">
            <text:p>Soybeans, sugar cane</text:p>
          </table:table-cell>
          <table:table-cell table:style-name="ce2" office:value-type="string" calcext:value-type="string">
            <text:p>US$1,240 million</text:p>
          </table:table-cell>
          <table:table-cell table:style-name="ce4" table:formula="of:=LEFT(SUBSTITUTE([.G73];&quot;US$&quot;;&quot;&quot;);SEARCH(&quot; &quot;;SUBSTITUTE([.G73];&quot;US$&quot;;&quot;&quot;)))" office:value-type="string" office:string-value="1,240 " calcext:value-type="string">
            <text:p>1,240 </text:p>
          </table:table-cell>
          <table:table-cell table:style-name="ce2" office:value-type="string" calcext:value-type="string">
            <text:p>Done</text:p>
          </table:table-cell>
          <table:table-cell table:style-name="ce2" office:value-type="string" calcext:value-type="string">
            <text:p>TIAA-CREF is one of the largest managers of retirement funds in the US. In Brazil, its farmland investments are made through a holding company, called Mansilla, which invests in the farmland fund, Radar Propriedades Agrícolas. Radar buys agricultural land for conversion to sugar-cane and soybean production and for speculation. The fund is 81.1% owned by TIAA-CREF, but entirely controlled by COSAN, which owns the remaining stake, and which is the largest sugar producer in Brazil and one of the largest in the world. At the end of 2010, Radar had spent US$440 million to acquire over 180 farms in Brazil, covering 84,000 ha, with plans to spend another US$800 million to acquire 60 more farms, covering 340,000 ha. Radar says that it will seek farms in other countries in Latin America and that Cosan may increase its stake in the company, after its major ethanol alliance with Shell.</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Tiba Agro</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320000</text:p>
          </table:table-cell>
          <table:table-cell table:number-columns-repeated="2" table:style-name="ce2" office:value-type="string" calcext:value-type="string">
            <text:p>Missing</text:p>
          </table:table-cell>
          <table:table-cell table:style-name="ce4" table:formula="of:=LEFT(SUBSTITUTE([.G74];&quot;US$&quot;;&quot;&quot;);SEARCH(&quot; &quot;;SUBSTITUTE([.G7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iba Agra was created by two former Brazilian executives of the Bank of America, Fabio Greco and Amauri Fonseca Junior, who now hold 25% of the company. Around 45% of the company is held by US and European private equity funds that have committed a total of US$300 million to Tiba, and the remaining 30% is held by Brazil's Francioni Brothers and the Golin Group, major farmland owners that handed their farmlands over to Tiba in exchange for major shares in the company. By 2010, the company had already taken control of 320,000 ha in the Brazilian Cerrado.</text:p>
          </table:table-cell>
        </table:table-row>
        <table:table-row table:style-name="ro21" table:visibility="filter">
          <table:table-cell table:style-name="ce2" office:value-type="string" calcext:value-type="string">
            <text:p>Brazil</text:p>
          </table:table-cell>
          <table:table-cell table:style-name="ce2" office:value-type="string" calcext:value-type="string">
            <text:p>Galtere</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25000</text:p>
          </table:table-cell>
          <table:table-cell table:style-name="ce2" office:value-type="string" calcext:value-type="string">
            <text:p>Rice, soybeans</text:p>
          </table:table-cell>
          <table:table-cell table:style-name="ce2" office:value-type="string" calcext:value-type="string">
            <text:p>Missing</text:p>
          </table:table-cell>
          <table:table-cell table:style-name="ce4" table:formula="of:=LEFT(SUBSTITUTE([.G75];&quot;US$&quot;;&quot;&quot;);SEARCH(&quot; &quot;;SUBSTITUTE([.G7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altere is a US-based hedge fund formed by a former trader at Cargill. The company launched the Galtere Global Timber Fund in 2007 in conjunction with the Galtere Global Farmland Fund as a joint venture between Galtere Ltd and Harvest Capital Group LLC. In September 2010, Galtere said it would raise US$1 billion to buy farms in the US and Brazil. In Brazil it owns two farms, producing rice and soybeans on 25,000 ha, with another 22,000 ha in development.</text:p>
          </table:table-cell>
        </table:table-row>
        <table:table-row table:style-name="ro21" table:visibility="filter">
          <table:table-cell table:style-name="ce2" office:value-type="string" calcext:value-type="string">
            <text:p>Bulgaria</text:p>
          </table:table-cell>
          <table:table-cell table:style-name="ce2" office:value-type="string" calcext:value-type="string">
            <text:p>Ceres</text:p>
          </table:table-cell>
          <table:table-cell table:style-name="ce2" office:value-type="string" calcext:value-type="string">
            <text:p>Bulgaria</text:p>
          </table:table-cell>
          <table:table-cell table:style-name="ce2" office:value-type="string" calcext:value-type="string">
            <text:p>Finance</text:p>
          </table:table-cell>
          <table:table-cell table:style-name="ce2" office:value-type="string" calcext:value-type="string">
            <text:p>214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76];&quot;US$&quot;;&quot;&quot;);SEARCH(&quot; &quot;;SUBSTITUTE([.G7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eres is a private equity fund founded by Sofia-based Rosslynd Partners in 2006 to acquire and consolidate farmland in Bulgaria. It is now controlled by foreign shareholders such as Raiffeisen Centrobank AG, Firebird Management, Black RiverAsset Management, Mezzanine Management, and Rosslyn Capital.</text:p>
          </table:table-cell>
        </table:table-row>
        <table:table-row table:style-name="ro21" table:visibility="filter">
          <table:table-cell table:style-name="ce2" office:value-type="string" calcext:value-type="string">
            <text:p>Bulgaria</text:p>
          </table:table-cell>
          <table:table-cell table:style-name="ce2" office:value-type="string" calcext:value-type="string">
            <text:p>Tianjin State Farms Agribusiness Group Company</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2000</text:p>
          </table:table-cell>
          <table:table-cell table:style-name="ce2" office:value-type="string" calcext:value-type="string">
            <text:p>Alfalfa, maize, sunflower</text:p>
          </table:table-cell>
          <table:table-cell table:style-name="ce2" office:value-type="string" calcext:value-type="string">
            <text:p>US$73 million</text:p>
          </table:table-cell>
          <table:table-cell table:style-name="ce4" table:formula="of:=LEFT(SUBSTITUTE([.G77];&quot;US$&quot;;&quot;&quot;);SEARCH(&quot; &quot;;SUBSTITUTE([.G77];&quot;US$&quot;;&quot;&quot;)))" office:value-type="string" office:string-value="73 " calcext:value-type="string">
            <text:p>73 </text:p>
          </table:table-cell>
          <table:table-cell table:style-name="ce2" office:value-type="string" calcext:value-type="string">
            <text:p>In process</text:p>
          </table:table-cell>
          <table:table-cell table:style-name="ce2" office:value-type="string" calcext:value-type="string">
            <text:p>Under an agreement with the Government of Bulgaria, China's Tianjin State Farms Agribusiness Group acquired 2,000 ha of land in May 2011 to grow maize, alfalfa and sunflower for export to China. The company is pursuing negotiations for a further 10,000 ha.</text:p>
          </table:table-cell>
        </table:table-row>
        <table:table-row table:style-name="ro21" table:visibility="filter">
          <table:table-cell table:style-name="ce2" office:value-type="string" calcext:value-type="string">
            <text:p>Bulgaria</text:p>
          </table:table-cell>
          <table:table-cell table:style-name="ce2" office:value-type="string" calcext:value-type="string">
            <text:p>Winslow Group JSC</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3500</text:p>
          </table:table-cell>
          <table:table-cell table:style-name="ce2" office:value-type="string" calcext:value-type="string">
            <text:p>Barley, maize, rape, sunflower, wheat</text:p>
          </table:table-cell>
          <table:table-cell table:style-name="ce2" office:value-type="string" calcext:value-type="string">
            <text:p>Missing</text:p>
          </table:table-cell>
          <table:table-cell table:style-name="ce4" table:formula="of:=LEFT(SUBSTITUTE([.G78];&quot;US$&quot;;&quot;&quot;);SEARCH(&quot; &quot;;SUBSTITUTE([.G7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UK-based Winslow has been acquiring and operating farms in Bulgaria since 2004 through its Winslow Agro Fund. By December 2008, the fund had acquired 1,500 ha, with an additional 2,000 ha under lease.</text:p>
          </table:table-cell>
        </table:table-row>
        <table:table-row table:style-name="ro21" table:visibility="filter">
          <table:table-cell table:style-name="ce2" office:value-type="string" calcext:value-type="string">
            <text:p>Bulgaria</text:p>
          </table:table-cell>
          <table:table-cell table:style-name="ce2" office:value-type="string" calcext:value-type="string">
            <text:p>Elana Agricultural Land Opportunity Fund</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29320</text:p>
          </table:table-cell>
          <table:table-cell table:style-name="ce2" office:value-type="string" calcext:value-type="string">
            <text:p>Missing</text:p>
          </table:table-cell>
          <table:table-cell table:style-name="ce2" office:value-type="string" calcext:value-type="string">
            <text:p>US$43 million</text:p>
          </table:table-cell>
          <table:table-cell table:style-name="ce4" table:formula="of:=LEFT(SUBSTITUTE([.G79];&quot;US$&quot;;&quot;&quot;);SEARCH(&quot; &quot;;SUBSTITUTE([.G79];&quot;US$&quot;;&quot;&quot;)))" office:value-type="string" office:string-value="43 " calcext:value-type="string">
            <text:p>43 </text:p>
          </table:table-cell>
          <table:table-cell table:style-name="ce2" office:value-type="string" calcext:value-type="string">
            <text:p>Done</text:p>
          </table:table-cell>
          <table:table-cell table:style-name="ce2" office:value-type="string" calcext:value-type="string">
            <text:p>The Elana Agricultural Land Opportunity Fund is owned by US hedge fund QVT (50%) and Allianz of Germany (26%). It has spent US$43 million to acquire 29,320 ha of land in Bulgaria.</text:p>
          </table:table-cell>
        </table:table-row>
        <table:table-row table:style-name="ro21" table:visibility="filter">
          <table:table-cell table:style-name="ce2" office:value-type="string" calcext:value-type="string">
            <text:p>Bulgaria</text:p>
          </table:table-cell>
          <table:table-cell table:style-name="ce2" office:value-type="string" calcext:value-type="string">
            <text:p>World Bank</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29409</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80];&quot;US$&quot;;&quot;&quot;);SEARCH(&quot; &quot;;SUBSTITUTE([.G8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Advanced Terra Fund is a real-estate investment trust (REIT) managed by Sofia's Karoll Finance, which acquires small farms in Bulgaria and consolidates them into large-scale operations. The fund is open to foreign investors, and the World Bank, through its International Finance Corporation, controls 17.1% of the fund.</text:p>
          </table:table-cell>
        </table:table-row>
        <table:table-row table:style-name="ro21" table:visibility="filter">
          <table:table-cell table:style-name="ce2" office:value-type="string" calcext:value-type="string">
            <text:p>Burma</text:p>
          </table:table-cell>
          <table:table-cell table:number-columns-repeated="2" table:style-name="ce2" office:value-type="string" calcext:value-type="string">
            <text:p>Bangladesh</text:p>
          </table:table-cell>
          <table:table-cell table:style-name="ce2" office:value-type="string" calcext:value-type="string">
            <text:p>Government</text:p>
          </table:table-cell>
          <table:table-cell table:style-name="ce2" office:value-type="string" calcext:value-type="string">
            <text:p>20200</text:p>
          </table:table-cell>
          <table:table-cell table:style-name="ce2" office:value-type="string" calcext:value-type="string">
            <text:p>Maize, onion, paddy, soybeans, sugar cane, tea</text:p>
          </table:table-cell>
          <table:table-cell table:style-name="ce2" office:value-type="string" calcext:value-type="string">
            <text:p>Missing</text:p>
          </table:table-cell>
          <table:table-cell table:style-name="ce4" table:formula="of:=LEFT(SUBSTITUTE([.G81];&quot;US$&quot;;&quot;&quot;);SEARCH(&quot; &quot;;SUBSTITUTE([.G81];&quot;US$&quot;;&quot;&quot;)))" office:value-type="string" office:string-value="" calcext:value-type="error">
            <text:p>#VALUE!</text:p>
          </table:table-cell>
          <table:table-cell table:style-name="ce2" office:value-type="string" calcext:value-type="string">
            <text:p>Proposed</text:p>
          </table:table-cell>
          <table:table-cell table:style-name="ce2" office:value-type="string" calcext:value-type="string">
            <text:p>The land was made available by the Burmese government upon request by the Government of Bangladesh in June 2008. Around 10,000 Bangladeshi farmers from the Chittagong region are expected to be brought in as labourers for the project.</text:p>
          </table:table-cell>
        </table:table-row>
        <table:table-row table:style-name="ro21" table:visibility="filter">
          <table:table-cell table:style-name="ce2" office:value-type="string" calcext:value-type="string">
            <text:p>Cambodia</text:p>
          </table:table-cell>
          <table:table-cell table:style-name="ce2" office:value-type="string" calcext:value-type="string">
            <text:p>BKK Partners</text:p>
          </table:table-cell>
          <table:table-cell table:style-name="ce2" office:value-type="string" calcext:value-type="string">
            <text:p>Australia</text:p>
          </table:table-cell>
          <table:table-cell table:style-name="ce2" office:value-type="string" calcext:value-type="string">
            <text:p>Finance</text:p>
          </table:table-cell>
          <table:table-cell table:style-name="ce2" office:value-type="string" calcext:value-type="string">
            <text:p>100000</text:p>
          </table:table-cell>
          <table:table-cell table:style-name="ce2" office:value-type="string" calcext:value-type="string">
            <text:p>Bananas, palm oil, rice, sugar cane, teak</text:p>
          </table:table-cell>
          <table:table-cell table:style-name="ce2" office:value-type="string" calcext:value-type="string">
            <text:p>US$600 million</text:p>
          </table:table-cell>
          <table:table-cell table:style-name="ce4" table:formula="of:=LEFT(SUBSTITUTE([.G82];&quot;US$&quot;;&quot;&quot;);SEARCH(&quot; &quot;;SUBSTITUTE([.G82];&quot;US$&quot;;&quot;&quot;)))" office:value-type="string" office:string-value="600 " calcext:value-type="string">
            <text:p>600 </text:p>
          </table:table-cell>
          <table:table-cell table:style-name="ce2" office:value-type="string" calcext:value-type="string">
            <text:p>In process</text:p>
          </table:table-cell>
          <table:table-cell table:style-name="ce2" office:value-type="string" calcext:value-type="string">
            <text:p>BKK was founded by Peter Costello, a former Minister of Finance of Australia. In January 2010, the Phnom Penh Post reported that BKK, on behalf of its client Indochina Gateway Capital Limited, was in talks with Cambodia for 100,000 ha of land to produce rice, bananas and sugar.</text:p>
          </table:table-cell>
        </table:table-row>
        <table:table-row table:style-name="ro21" table:visibility="filter">
          <table:table-cell table:style-name="ce2" office:value-type="string" calcext:value-type="string">
            <text:p>Cambodia</text:p>
          </table:table-cell>
          <table:table-cell table:style-name="ce2" office:value-type="string" calcext:value-type="string">
            <text:p>Nagathom Fund</text:p>
          </table:table-cell>
          <table:table-cell table:style-name="ce2" office:value-type="string" calcext:value-type="string">
            <text:p>Cayman Islands</text:p>
          </table:table-cell>
          <table:table-cell table:style-name="ce2" office:value-type="string" calcext:value-type="string">
            <text:p>Finance</text:p>
          </table:table-cell>
          <table:table-cell table:style-name="ce2" office:value-type="string" calcext:value-type="string">
            <text:p>2200</text:p>
          </table:table-cell>
          <table:table-cell table:style-name="ce2" office:value-type="string" calcext:value-type="string">
            <text:p>Fruit, rice, vegetables</text:p>
          </table:table-cell>
          <table:table-cell table:style-name="ce2" office:value-type="string" calcext:value-type="string">
            <text:p>US$23 million</text:p>
          </table:table-cell>
          <table:table-cell table:style-name="ce4" table:formula="of:=LEFT(SUBSTITUTE([.G83];&quot;US$&quot;;&quot;&quot;);SEARCH(&quot; &quot;;SUBSTITUTE([.G83];&quot;US$&quot;;&quot;&quot;)))" office:value-type="string" office:string-value="23 " calcext:value-type="string">
            <text:p>23 </text:p>
          </table:table-cell>
          <table:table-cell table:style-name="ce2" office:value-type="string" calcext:value-type="string">
            <text:p>Done</text:p>
          </table:table-cell>
          <table:table-cell table:style-name="ce2" office:value-type="string" calcext:value-type="string">
            <text:p>The Gulamerah Fund was set up in the Cayman Islands in 2008 by former Merrill Lynch executive Lionel Neave with the aim of acquiring, through lease arrangements via a local partner, farmland in Indonesia to produce premium cacao for the global chocolate market, as well as palm sugar, vegetables and fruit. Projected revenue streams include land values, which will be "substantially increased" through the application of organic farming techniques, and carbon credits. Subscriptions to the fund start at US$25,000 for individuals and US$100,000 for institutions. The Fund, which plans to raise US$30 million, may consider private equity investments in other farm deals in Indonesia. Its sister fund, the Nagathom Fund, was started by Neave in 2007. With US$23 million in assets, Nagathom runs 2,200 ha of rice, fruit and vegetable farmland in Cambodia.</text:p>
          </table:table-cell>
        </table:table-row>
        <table:table-row table:style-name="ro21" table:visibility="filter">
          <table:table-cell table:style-name="ce2" office:value-type="string" calcext:value-type="string">
            <text:p>Cambodia</text:p>
          </table:table-cell>
          <table:table-cell table:style-name="ce2" office:value-type="string" calcext:value-type="string">
            <text:p>Amira Group</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25000</text:p>
          </table:table-cell>
          <table:table-cell table:style-name="ce2" office:value-type="string" calcext:value-type="string">
            <text:p>Rice</text:p>
          </table:table-cell>
          <table:table-cell table:style-name="ce2" office:value-type="string" calcext:value-type="string">
            <text:p>US$40 million</text:p>
          </table:table-cell>
          <table:table-cell table:style-name="ce4" table:formula="of:=LEFT(SUBSTITUTE([.G84];&quot;US$&quot;;&quot;&quot;);SEARCH(&quot; &quot;;SUBSTITUTE([.G84];&quot;US$&quot;;&quot;&quot;)))" office:value-type="string" office:string-value="40 " calcext:value-type="string">
            <text:p>40 </text:p>
          </table:table-cell>
          <table:table-cell table:style-name="ce2" office:value-type="string" calcext:value-type="string">
            <text:p>In process</text:p>
          </table:table-cell>
          <table:table-cell table:style-name="ce2" office:value-type="string" calcext:value-type="string">
            <text:p>In October 2010, Indian rice exporter the Amirga Group announced it was in talks with local partners to set up a rice-processing plant in Cambodia, its first outside India, and to acquire 25,000 ha of land to produce rice for export, taking advantage of Cambodia's participation within ASEAN and ASEAN-Australia-New Zealand free trade agreements.</text:p>
          </table:table-cell>
        </table:table-row>
        <table:table-row table:style-name="ro21" table:visibility="filter">
          <table:table-cell table:style-name="ce2" office:value-type="string" calcext:value-type="string">
            <text:p>Cambodia</text:p>
          </table:table-cell>
          <table:table-cell table:style-name="ce2" office:value-type="string" calcext:value-type="string">
            <text:p>Ruchi Group</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2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85];&quot;US$&quot;;&quot;&quot;);SEARCH(&quot; &quot;;SUBSTITUTE([.G8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March 2011, India's Ruchi Group told the Hindu Business Line that it had signed an MoU with the Government of Cambodia to cultivate oil palm on 20,000 ha. The Cambodia project is part of a US$150-million overseas expansion to source vegetable-oil crops that the group's subsidiary Ruchi Soya is undertaking.</text:p>
          </table:table-cell>
        </table:table-row>
        <table:table-row table:style-name="ro21" table:visibility="filter">
          <table:table-cell table:style-name="ce2" office:value-type="string" calcext:value-type="string">
            <text:p>Cambodia</text:p>
          </table:table-cell>
          <table:table-cell table:style-name="ce2" office:value-type="string" calcext:value-type="string">
            <text:p>KomerCN</text:p>
          </table:table-cell>
          <table:table-cell table:style-name="ce2" office:value-type="string" calcext:value-type="string">
            <text:p>South Korea</text:p>
          </table:table-cell>
          <table:table-cell table:style-name="ce2" office:value-type="string" calcext:value-type="string">
            <text:p>Agribusiness</text:p>
          </table:table-cell>
          <table:table-cell table:style-name="ce2" office:value-type="string" calcext:value-type="string">
            <text:p>13000</text:p>
          </table:table-cell>
          <table:table-cell table:style-name="ce2" office:value-type="string" calcext:value-type="string">
            <text:p>Maize</text:p>
          </table:table-cell>
          <table:table-cell table:style-name="ce2" office:value-type="string" calcext:value-type="string">
            <text:p>Missing</text:p>
          </table:table-cell>
          <table:table-cell table:style-name="ce4" table:formula="of:=LEFT(SUBSTITUTE([.G86];&quot;US$&quot;;&quot;&quot;);SEARCH(&quot; &quot;;SUBSTITUTE([.G86];&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KomerCN was created by Korean farmer Lee Woo-chang in December 2008 with a loan from the Korean Ministry for Agriculture to produce maize in Cambodia for export to South Korea. The company began by establishing a 21-ha farm in Kampong Speu Province and an agricultural cooperative with 1,400 Cambodian farmers. KomerCN is now pursuing an expansion of its farm to 13,000 ha.</text:p>
          </table:table-cell>
        </table:table-row>
        <table:table-row table:style-name="ro21" table:visibility="filter">
          <table:table-cell table:style-name="ce2" office:value-type="string" calcext:value-type="string">
            <text:p>Cambodia</text:p>
          </table:table-cell>
          <table:table-cell table:style-name="ce2" office:value-type="string" calcext:value-type="string">
            <text:p>Korea BNA</text:p>
          </table:table-cell>
          <table:table-cell table:style-name="ce2" office:value-type="string" calcext:value-type="string">
            <text:p>South Korea</text:p>
          </table:table-cell>
          <table:table-cell table:style-name="ce2" office:value-type="string" calcext:value-type="string">
            <text:p>Agribusiness</text:p>
          </table:table-cell>
          <table:table-cell table:style-name="ce2" office:value-type="string" calcext:value-type="string">
            <text:p>7500</text:p>
          </table:table-cell>
          <table:table-cell table:style-name="ce2" office:value-type="string" calcext:value-type="string">
            <text:p>Cassava, rubber</text:p>
          </table:table-cell>
          <table:table-cell table:style-name="ce2" office:value-type="string" calcext:value-type="string">
            <text:p>Missing</text:p>
          </table:table-cell>
          <table:table-cell table:style-name="ce4" table:formula="of:=LEFT(SUBSTITUTE([.G87];&quot;US$&quot;;&quot;&quot;);SEARCH(&quot; &quot;;SUBSTITUTE([.G8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outh Korea's BNA (Cam) Corp received a 7,500-ha land concession from the Cambodian government in September 2009 as part of a project aimed at developing rubber and cassava crops. The lease for the property was set at 70 years.</text:p>
          </table:table-cell>
        </table:table-row>
        <table:table-row table:style-name="ro21" table:visibility="filter">
          <table:table-cell table:style-name="ce2" office:value-type="string" calcext:value-type="string">
            <text:p>Cambodia</text:p>
          </table:table-cell>
          <table:table-cell table:style-name="ce2" office:value-type="string" calcext:value-type="string">
            <text:p>Muhak Alcohol</text:p>
          </table:table-cell>
          <table:table-cell table:style-name="ce2" office:value-type="string" calcext:value-type="string">
            <text:p>South Korea</text:p>
          </table:table-cell>
          <table:table-cell table:style-name="ce2" office:value-type="string" calcext:value-type="string">
            <text:p>Agribusiness</text:p>
          </table:table-cell>
          <table:table-cell table:style-name="ce2" office:value-type="string" calcext:value-type="string">
            <text:p>2000</text:p>
          </table:table-cell>
          <table:table-cell table:style-name="ce2" office:value-type="string" calcext:value-type="string">
            <text:p>Cassava</text:p>
          </table:table-cell>
          <table:table-cell table:style-name="ce2" office:value-type="string" calcext:value-type="string">
            <text:p>Missing</text:p>
          </table:table-cell>
          <table:table-cell table:style-name="ce4" table:formula="of:=LEFT(SUBSTITUTE([.G88];&quot;US$&quot;;&quot;&quot;);SEARCH(&quot; &quot;;SUBSTITUTE([.G88];&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South Korea's Muhak Alcohol has operated two land concessions of 3,000 ha and 5,000 ha in Kompong Speu province since the early 2000s, where it produces cassava for the production of ethanol for export to Europe. The company is in the process of identifying an additional 2,000 ha for cassava production.</text:p>
          </table:table-cell>
        </table:table-row>
        <table:table-row table:style-name="ro21" table:visibility="filter">
          <table:table-cell table:style-name="ce2" office:value-type="string" calcext:value-type="string">
            <text:p>Cambodia</text:p>
          </table:table-cell>
          <table:table-cell table:style-name="ce2" office:value-type="string" calcext:value-type="string">
            <text:p>Khon Kaen Sugar Industry</text:p>
          </table:table-cell>
          <table:table-cell table:style-name="ce2" office:value-type="string" calcext:value-type="string">
            <text:p>Thailand</text:p>
          </table:table-cell>
          <table:table-cell table:style-name="ce2" office:value-type="string" calcext:value-type="string">
            <text:p>Agribusiness</text:p>
          </table:table-cell>
          <table:table-cell table:style-name="ce2" office:value-type="string" calcext:value-type="string">
            <text:p>20000</text:p>
          </table:table-cell>
          <table:table-cell table:style-name="ce2" office:value-type="string" calcext:value-type="string">
            <text:p>Sugar</text:p>
          </table:table-cell>
          <table:table-cell table:style-name="ce2" office:value-type="string" calcext:value-type="string">
            <text:p>Missing</text:p>
          </table:table-cell>
          <table:table-cell table:style-name="ce4" table:formula="of:=LEFT(SUBSTITUTE([.G89];&quot;US$&quot;;&quot;&quot;);SEARCH(&quot; &quot;;SUBSTITUTE([.G8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ai sugar giant Khon Kaen Sugar Industry (KSL) has a joint venture in Cambodia with Ly Yong Phat, a Cambodian businessmen who is close to Prime Minister Hun Sen, and the Taiwanese Ve Wong Corp. The joint venture finished construction of a sugar mill in January 2010, which it will supply from its own sugar-cane plantation that it is building on 20,000 ha in Koh Kong, along the Thai-Cambodian border, where it has a 90-year farming concession.</text:p>
          </table:table-cell>
        </table:table-row>
        <table:table-row table:style-name="ro21" table:visibility="filter">
          <table:table-cell table:style-name="ce2" office:value-type="string" calcext:value-type="string">
            <text:p>Cameroon</text:p>
          </table:table-cell>
          <table:table-cell table:style-name="ce2" office:value-type="string" calcext:value-type="string">
            <text:p>IKO</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Cassava, maize, rice</text:p>
          </table:table-cell>
          <table:table-cell table:style-name="ce2" office:value-type="string" calcext:value-type="string">
            <text:p>US$120 million</text:p>
          </table:table-cell>
          <table:table-cell table:style-name="ce4" table:formula="of:=LEFT(SUBSTITUTE([.G90];&quot;US$&quot;;&quot;&quot;);SEARCH(&quot; &quot;;SUBSTITUTE([.G90];&quot;US$&quot;;&quot;&quot;)))" office:value-type="string" office:string-value="120 " calcext:value-type="string">
            <text:p>120 </text:p>
          </table:table-cell>
          <table:table-cell table:style-name="ce2" office:value-type="string" calcext:value-type="string">
            <text:p>Done</text:p>
          </table:table-cell>
          <table:table-cell table:style-name="ce2" office:value-type="string" calcext:value-type="string">
            <text:p>In 2006, IKO, a subsidiary of Shaanxi Land Reclamation General Corporation (also known as Shaanxi State Farm), signed a US$120-million investment agreement with the Government of Cameroon, giving it the Nanga-Eboko rice station and a 99-year lease for another 10,000 ha of land -- 2,000 ha in Nanga-Eboko (close to the rice farm), 4,000 ha in nearby Ndjoré District, and 4,000 ha in the west of the country in Santchou. The company has begun trials of rice and maize, and also plans to grow cassava.</text:p>
          </table:table-cell>
        </table:table-row>
        <table:table-row table:style-name="ro21" table:visibility="filter">
          <table:table-cell table:style-name="ce2" office:value-type="string" calcext:value-type="string">
            <text:p>Cameroon</text:p>
          </table:table-cell>
          <table:table-cell table:style-name="ce2" office:value-type="string" calcext:value-type="string">
            <text:p>Sosucam</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1198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91];&quot;US$&quot;;&quot;&quot;);SEARCH(&quot; &quot;;SUBSTITUTE([.G9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osucam, the largest sugar company in Cameroon, is a subsidiary of Somdiaa, a giant food and agribusiness company owned by the Vilgrain Group and the Castle Group, both of France. Under a 2006 contract with the Government of Cameroon, Sosucam received a long-term lease for 11,980 ha of land at the site of its 10,000-ha sugar-cane plantation in the Haute-Sanaga region.</text:p>
          </table:table-cell>
        </table:table-row>
        <table:table-row table:style-name="ro21" table:visibility="filter">
          <table:table-cell table:style-name="ce2" office:value-type="string" calcext:value-type="string">
            <text:p>Cameroon</text:p>
          </table:table-cell>
          <table:table-cell table:style-name="ce2" office:value-type="string" calcext:value-type="string">
            <text:p>Biopalm Energy</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20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92];&quot;US$&quot;;&quot;&quot;);SEARCH(&quot; &quot;;SUBSTITUTE([.G9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Biopalm Energy is a subsidiary of Singapore-based Siva Group, owned by Indian billionaire C. Sivasankaran . The company is also seeking 80,000 ha in Sierra Leone and other lands in Ghana, Argentina, Côte d'Ivoire and DR Congo to produce palm oil for export to India. In February 2011, Biopalm acquired a 50% stake in the Liberian operations of Equatorial Palm Oil, which has 169,000 ha of land in the country. Sivasankaran is a significant shareholder in several other companies acquiring farmland overseas.</text:p>
          </table:table-cell>
        </table:table-row>
        <table:table-row table:style-name="ro21" table:visibility="filter">
          <table:table-cell table:style-name="ce2" office:value-type="string" calcext:value-type="string">
            <text:p>Cameroon</text:p>
          </table:table-cell>
          <table:table-cell table:style-name="ce2" office:value-type="string" calcext:value-type="string">
            <text:p>Herakles Capital</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73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93];&quot;US$&quot;;&quot;&quot;);SEARCH(&quot; &quot;;SUBSTITUTE([.G9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Herakles Farms is an affiliate of Herakles Capital, a venture capital firm based in New York City. It is pursuing the acquisition and development of oil-palm plantations on more than 80,000 ha in West and Central Africa. In south-western Cameroon, the company acquired a 99-year lease for 73,000 ha adjacent to several important reserves, including the Korup National Park, where it will develop oil-palm plantations that environmental NGOs say will destroy forests and small farms in the area. In Ghana, the company has acquired over 4,000 ha in the Volta and Dodod Pepesu regions for oil-palm plantations.</text:p>
          </table:table-cell>
        </table:table-row>
        <table:table-row table:style-name="ro21" table:visibility="filter">
          <table:table-cell table:style-name="ce2" office:value-type="string" calcext:value-type="string">
            <text:p>China</text:p>
          </table:table-cell>
          <table:table-cell table:style-name="ce2" office:value-type="string" calcext:value-type="string">
            <text:p>Temasek</text:p>
          </table:table-cell>
          <table:table-cell table:style-name="ce2" office:value-type="string" calcext:value-type="string">
            <text:p>Singapore</text:p>
          </table:table-cell>
          <table:table-cell table:style-name="ce2" office:value-type="string" calcext:value-type="string">
            <text:p>Finance</text:p>
          </table:table-cell>
          <table:table-cell table:style-name="ce2" office:value-type="string" calcext:value-type="string">
            <text:p>145000</text:p>
          </table:table-cell>
          <table:table-cell table:style-name="ce2" office:value-type="string" calcext:value-type="string">
            <text:p>Barley, flowers, fruits, ginseng, maize, oats, pork, rice, rye, soybeans, vegetables, wheat</text:p>
          </table:table-cell>
          <table:table-cell table:style-name="ce2" office:value-type="string" calcext:value-type="string">
            <text:p>US$18,400 million</text:p>
          </table:table-cell>
          <table:table-cell table:style-name="ce4" table:formula="of:=LEFT(SUBSTITUTE([.G94];&quot;US$&quot;;&quot;&quot;);SEARCH(&quot; &quot;;SUBSTITUTE([.G94];&quot;US$&quot;;&quot;&quot;)))" office:value-type="string" office:string-value="18,400 " calcext:value-type="string">
            <text:p>18,400 </text:p>
          </table:table-cell>
          <table:table-cell table:style-name="ce2" office:value-type="string" calcext:value-type="string">
            <text:p>Done</text:p>
          </table:table-cell>
          <table:table-cell table:style-name="ce2" office:value-type="string" calcext:value-type="string">
            <text:p>Singbridge, a unit of Singapore state investor Temasek, signed a series of agreements with China's Jilin city to construct the China Jilin (Singapore) Modern Agricultural Cooperation Food Zone. The US$16-billion project in north-east China will cover an area of 145,000 ha and will produce both maize and soybeans for the domestic market, and rice, pork, beef and dairy products for export to Singapore, Japan and South Korea. Al Futtaim Group and other UAE companies have been invited to join Singapore's Temasek in the project. The project includes a joint venture with Taiwan's DaChan Group, one of the largest meat producers in China, to build a massive integrated pig farm capable of processing 1 million pigs a year, mainly for export to Singapore.</text:p>
          </table:table-cell>
        </table:table-row>
        <table:table-row table:style-name="ro21" table:visibility="filter">
          <table:table-cell table:style-name="ce2" office:value-type="string" calcext:value-type="string">
            <text:p>Colombia</text:p>
          </table:table-cell>
          <table:table-cell table:style-name="ce2" office:value-type="string" calcext:value-type="string">
            <text:p>Ingacot Group</text:p>
          </table:table-cell>
          <table:table-cell table:style-name="ce2" office:value-type="string" calcext:value-type="string">
            <text:p>Argentina</text:p>
          </table:table-cell>
          <table:table-cell table:style-name="ce2" office:value-type="string" calcext:value-type="string">
            <text:p>Agribusiness</text:p>
          </table:table-cell>
          <table:table-cell table:style-name="ce2" office:value-type="string" calcext:value-type="string">
            <text:p>1000</text:p>
          </table:table-cell>
          <table:table-cell table:style-name="ce2" office:value-type="string" calcext:value-type="string">
            <text:p>Maize, soybeans</text:p>
          </table:table-cell>
          <table:table-cell table:style-name="ce2" office:value-type="string" calcext:value-type="string">
            <text:p>Missing</text:p>
          </table:table-cell>
          <table:table-cell table:style-name="ce4" table:formula="of:=LEFT(SUBSTITUTE([.G95];&quot;US$&quot;;&quot;&quot;);SEARCH(&quot; &quot;;SUBSTITUTE([.G9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Ingacot Group, which produces soybeans and maize on large areas of land that it rents in Argentina, began operations in Colombia in 2009. It rents farmlands in the Magdalena Central area of Colombia, where it reproduces its soybean-maize rotation model of large-scale farming.</text:p>
          </table:table-cell>
        </table:table-row>
        <table:table-row table:style-name="ro21" table:visibility="filter">
          <table:table-cell table:style-name="ce2" office:value-type="string" calcext:value-type="string">
            <text:p>Colombia</text:p>
          </table:table-cell>
          <table:table-cell table:style-name="ce2" office:value-type="string" calcext:value-type="string">
            <text:p>Monica Semillas</text:p>
          </table:table-cell>
          <table:table-cell table:style-name="ce2" office:value-type="string" calcext:value-type="string">
            <text:p>Brazil</text:p>
          </table:table-cell>
          <table:table-cell table:style-name="ce2" office:value-type="string" calcext:value-type="string">
            <text:p>Agribusiness</text:p>
          </table:table-cell>
          <table:table-cell table:style-name="ce2" office:value-type="string" calcext:value-type="string">
            <text:p>13000</text:p>
          </table:table-cell>
          <table:table-cell table:style-name="ce2" office:value-type="string" calcext:value-type="string">
            <text:p>Crops</text:p>
          </table:table-cell>
          <table:table-cell table:style-name="ce2" office:value-type="string" calcext:value-type="string">
            <text:p>US$6.2 million</text:p>
          </table:table-cell>
          <table:table-cell table:style-name="ce4" table:formula="of:=LEFT(SUBSTITUTE([.G96];&quot;US$&quot;;&quot;&quot;);SEARCH(&quot; &quot;;SUBSTITUTE([.G96];&quot;US$&quot;;&quot;&quot;)))" office:value-type="string" office:string-value="6.2 " calcext:value-type="string">
            <text:p>6.2 </text:p>
          </table:table-cell>
          <table:table-cell table:style-name="ce2" office:value-type="string" calcext:value-type="string">
            <text:p>Done</text:p>
          </table:table-cell>
          <table:table-cell table:style-name="ce2" office:value-type="string" calcext:value-type="string">
            <text:p>In 2008, Mónica, a company owned by Brazil's Marchett and Cambruzzi families that controls 160,000 ha of farmland in Brazil and Bolivia and is one of Latin America's largest producers of soybeans, established a number of subsidiaries in Colombia, under the control of their Bolivian subsidiary Mónica Semillas de Bolivia. By way of these subsidiaries, the company acquired 13,000 ha of farmland in Puerto Gaitan, Colombia, and was able to access subsidies and credit from the state programme Agro Ingreso Seguro.</text:p>
          </table:table-cell>
        </table:table-row>
        <table:table-row table:style-name="ro21" table:visibility="filter">
          <table:table-cell table:style-name="ce2" office:value-type="string" calcext:value-type="string">
            <text:p>Colombia</text:p>
          </table:table-cell>
          <table:table-cell table:number-columns-repeated="2" table:style-name="ce2" office:value-type="string" calcext:value-type="string">
            <text:p>China</text:p>
          </table:table-cell>
          <table:table-cell table:style-name="ce2" office:value-type="string" calcext:value-type="string">
            <text:p>Government</text:p>
          </table:table-cell>
          <table:table-cell table:style-name="ce2" office:value-type="string" calcext:value-type="string">
            <text:p>400000</text:p>
          </table:table-cell>
          <table:table-cell table:style-name="ce2" office:value-type="string" calcext:value-type="string">
            <text:p>Cereals</text:p>
          </table:table-cell>
          <table:table-cell table:style-name="ce2" office:value-type="string" calcext:value-type="string">
            <text:p>Missing</text:p>
          </table:table-cell>
          <table:table-cell table:style-name="ce4" table:formula="of:=LEFT(SUBSTITUTE([.G97];&quot;US$&quot;;&quot;&quot;);SEARCH(&quot; &quot;;SUBSTITUTE([.G97];&quot;US$&quot;;&quot;&quot;)))" office:value-type="string" office:string-value="" calcext:value-type="error">
            <text:p>#VALUE!</text:p>
          </table:table-cell>
          <table:table-cell table:style-name="ce2" office:value-type="string" calcext:value-type="string">
            <text:p>Proposed</text:p>
          </table:table-cell>
          <table:table-cell table:style-name="ce2" office:value-type="string" calcext:value-type="string">
            <text:p>In 2010, Portafolio reported that the Chinese Ambassador, accompanied by Chinese business representatives, made a request to the Government of Colombia on behalf of the Chinese government for 400,000 ha in Orinoquía to produce cereals for export to China using Chinese labour. Lands were not identified, however, and later reports indicate that the project has yet to move beyond the initial proposal.</text:p>
          </table:table-cell>
        </table:table-row>
        <table:table-row table:style-name="ro21" table:visibility="filter">
          <table:table-cell table:style-name="ce2" office:value-type="string" calcext:value-type="string">
            <text:p>Colombia</text:p>
          </table:table-cell>
          <table:table-cell table:style-name="ce2" office:value-type="string" calcext:value-type="string">
            <text:p>Merhav Group</text:p>
          </table:table-cell>
          <table:table-cell table:style-name="ce2" office:value-type="string" calcext:value-type="string">
            <text:p>Israel</text:p>
          </table:table-cell>
          <table:table-cell table:style-name="ce2" office:value-type="string" calcext:value-type="string">
            <text:p>Construction, finance</text:p>
          </table:table-cell>
          <table:table-cell table:style-name="ce2" office:value-type="string" calcext:value-type="string">
            <text:p>10000</text:p>
          </table:table-cell>
          <table:table-cell table:style-name="ce2" office:value-type="string" calcext:value-type="string">
            <text:p>Sugar cane</text:p>
          </table:table-cell>
          <table:table-cell table:style-name="ce2" office:value-type="string" calcext:value-type="string">
            <text:p>US$300 million</text:p>
          </table:table-cell>
          <table:table-cell table:style-name="ce4" table:formula="of:=LEFT(SUBSTITUTE([.G98];&quot;US$&quot;;&quot;&quot;);SEARCH(&quot; &quot;;SUBSTITUTE([.G98];&quot;US$&quot;;&quot;&quot;)))" office:value-type="string" office:string-value="300 " calcext:value-type="string">
            <text:p>300 </text:p>
          </table:table-cell>
          <table:table-cell table:style-name="ce2" office:value-type="string" calcext:value-type="string">
            <text:p>Done</text:p>
          </table:table-cell>
          <table:table-cell table:style-name="ce2" office:value-type="string" calcext:value-type="string">
            <text:p>Israeli tycoon Yosef Maiman is the sole owner of the Merhav Group, which also controls 61.5% of Ampal-American Israel Corporation, a holding and investment company incorporated in New York and traded on Nasdaq and the Tel Aviv Stock Exchange. A joint venture between these companies, Merhav-Ampal Group, established a large-scale sugar-cane and ethanol project in Colombia in 2010 on 10,000 ha of lands that the company purchased and leased in Piviajay, Magdalena.</text:p>
          </table:table-cell>
        </table:table-row>
        <table:table-row table:style-name="ro21" table:visibility="filter">
          <table:table-cell table:style-name="ce2" office:value-type="string" calcext:value-type="string">
            <text:p>Colombia</text:p>
          </table:table-cell>
          <table:table-cell table:style-name="ce2" office:value-type="string" calcext:value-type="string">
            <text:p>Grupo Poligrow</text:p>
          </table:table-cell>
          <table:table-cell table:style-name="ce2" office:value-type="string" calcext:value-type="string">
            <text:p>Spain</text:p>
          </table:table-cell>
          <table:table-cell table:style-name="ce2" office:value-type="string" calcext:value-type="string">
            <text:p>Finance</text:p>
          </table:table-cell>
          <table:table-cell table:style-name="ce2" office:value-type="string" calcext:value-type="string">
            <text:p>60000</text:p>
          </table:table-cell>
          <table:table-cell table:style-name="ce2" office:value-type="string" calcext:value-type="string">
            <text:p>Oil palm</text:p>
          </table:table-cell>
          <table:table-cell table:style-name="ce2" office:value-type="string" calcext:value-type="string">
            <text:p>US$7 million</text:p>
          </table:table-cell>
          <table:table-cell table:style-name="ce4" table:formula="of:=LEFT(SUBSTITUTE([.G99];&quot;US$&quot;;&quot;&quot;);SEARCH(&quot; &quot;;SUBSTITUTE([.G99];&quot;US$&quot;;&quot;&quot;)))" office:value-type="string" office:string-value="7 " calcext:value-type="string">
            <text:p>7 </text:p>
          </table:table-cell>
          <table:table-cell table:style-name="ce2" office:value-type="string" calcext:value-type="string">
            <text:p>Done</text:p>
          </table:table-cell>
          <table:table-cell table:style-name="ce2" office:value-type="string" calcext:value-type="string">
            <text:p>In 2008 Spain's Grupo Poligrow, through its subsidiary Poligrow Colombia Ltda, established a 2,500-ha oil-palm plantation on lands it acquired in Meta, Colombia. Colombian Senator Wilson Arias reports that the company has acquired a total of over 60,000 ha in Meta for around US$7 million.</text:p>
          </table:table-cell>
        </table:table-row>
        <table:table-row table:style-name="ro21" table:visibility="filter">
          <table:table-cell table:style-name="ce2" office:value-type="string" calcext:value-type="string">
            <text:p>Colombia</text:p>
          </table:table-cell>
          <table:table-cell table:style-name="ce2" office:value-type="string" calcext:value-type="string">
            <text:p>Black River Asset Management</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90000</text:p>
          </table:table-cell>
          <table:table-cell table:style-name="ce2" office:value-type="string" calcext:value-type="string">
            <text:p>Cereals</text:p>
          </table:table-cell>
          <table:table-cell table:style-name="ce2" office:value-type="string" calcext:value-type="string">
            <text:p>US$55 million</text:p>
          </table:table-cell>
          <table:table-cell table:style-name="ce4" table:formula="of:=LEFT(SUBSTITUTE([.G100];&quot;US$&quot;;&quot;&quot;);SEARCH(&quot; &quot;;SUBSTITUTE([.G100];&quot;US$&quot;;&quot;&quot;)))" office:value-type="string" office:string-value="55 " calcext:value-type="string">
            <text:p>55 </text:p>
          </table:table-cell>
          <table:table-cell table:style-name="ce2" office:value-type="string" calcext:value-type="string">
            <text:p>Done</text:p>
          </table:table-cell>
          <table:table-cell table:style-name="ce2" office:value-type="string" calcext:value-type="string">
            <text:p>Black River, a hedge fund owned by US agribusiness giant Cargill, is targeting farmland acquisitions, mainly in South America and Asia. In June 2011, Colombian Senator William Arias reported that Black River, through its recently created Colombian subsidiary, Colombia Agro SAS, had acquired 6 farms covering 25,000 ha in Altilllanura, a region targeted for the expansion of soybean production, for US$6.2 million. In January 2012, the newspaper El Tiempo reported that Cargill had spent US$ 55 million to acquire 90,000 ha.</text:p>
          </table:table-cell>
        </table:table-row>
        <table:table-row table:style-name="ro21" table:visibility="filter">
          <table:table-cell table:style-name="ce2" office:value-type="string" calcext:value-type="string">
            <text:p>Congo-Brazzaville</text:p>
          </table:table-cell>
          <table:table-cell table:style-name="ce2" office:value-type="string" calcext:value-type="string">
            <text:p>ENI</text:p>
          </table:table-cell>
          <table:table-cell table:style-name="ce2" office:value-type="string" calcext:value-type="string">
            <text:p>Italy</text:p>
          </table:table-cell>
          <table:table-cell table:style-name="ce2" office:value-type="string" calcext:value-type="string">
            <text:p>Energy</text:p>
          </table:table-cell>
          <table:table-cell table:style-name="ce2" office:value-type="string" calcext:value-type="string">
            <text:p>70000</text:p>
          </table:table-cell>
          <table:table-cell table:style-name="ce2" office:value-type="string" calcext:value-type="string">
            <text:p>Oil palm</text:p>
          </table:table-cell>
          <table:table-cell table:style-name="ce2" office:value-type="string" calcext:value-type="string">
            <text:p>US$350 million</text:p>
          </table:table-cell>
          <table:table-cell table:style-name="ce4" table:formula="of:=LEFT(SUBSTITUTE([.G101];&quot;US$&quot;;&quot;&quot;);SEARCH(&quot; &quot;;SUBSTITUTE([.G101];&quot;US$&quot;;&quot;&quot;)))" office:value-type="string" office:string-value="350 " calcext:value-type="string">
            <text:p>350 </text:p>
          </table:table-cell>
          <table:table-cell table:style-name="ce2" office:value-type="string" calcext:value-type="string">
            <text:p>MoU signed (2009)</text:p>
          </table:table-cell>
          <table:table-cell table:style-name="ce2" office:value-type="string" calcext:value-type="string">
            <text:p>ENI is a giant Italian energy company majority owned by the the Italian Government. In 2009, ENI signed an MoU with the Government of the Republic of the Congo for an oil-palm plantation project, known as Food Plus Biodiesel, in the Niari region, in the north-west of the Congo.</text:p>
          </table:table-cell>
        </table:table-row>
        <table:table-row table:style-name="ro21" table:visibility="filter">
          <table:table-cell table:style-name="ce2" office:value-type="string" calcext:value-type="string">
            <text:p>Congo-Brazzaville</text:p>
          </table:table-cell>
          <table:table-cell table:style-name="ce2" office:value-type="string" calcext:value-type="string">
            <text:p>FRI-EL Green</text:p>
          </table:table-cell>
          <table:table-cell table:style-name="ce2" office:value-type="string" calcext:value-type="string">
            <text:p>Italy</text:p>
          </table:table-cell>
          <table:table-cell table:style-name="ce2" office:value-type="string" calcext:value-type="string">
            <text:p>Agribusiness</text:p>
          </table:table-cell>
          <table:table-cell table:style-name="ce2" office:value-type="string" calcext:value-type="string">
            <text:p>44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02];&quot;US$&quot;;&quot;&quot;);SEARCH(&quot; &quot;;SUBSTITUTE([.G10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uly 2008, Reuters reported that FRI-EL Green Power, an Italian company half-owned by German energy giant RWE, had purchased Congolese state-owned companies Sangha Palm and Congo National Palm Plantations Authority, giving it control of 4,000 ha of oil-palm plantations, and signed an agreement with the Government of the Congo to develop oil-palm plantations on an additional 40,000 ha over 30 years.</text:p>
          </table:table-cell>
        </table:table-row>
        <table:table-row table:style-name="ro21" table:visibility="filter">
          <table:table-cell table:style-name="ce2" office:value-type="string" calcext:value-type="string">
            <text:p>Congo-Brazzaville</text:p>
          </table:table-cell>
          <table:table-cell table:style-name="ce2" office:value-type="string" calcext:value-type="string">
            <text:p>Atama Plantation</text:p>
          </table:table-cell>
          <table:table-cell table:style-name="ce2" office:value-type="string" calcext:value-type="string">
            <text:p>Malaysia</text:p>
          </table:table-cell>
          <table:table-cell table:style-name="ce2" office:value-type="string" calcext:value-type="string">
            <text:p>Agribusiness</text:p>
          </table:table-cell>
          <table:table-cell table:style-name="ce2" office:value-type="string" calcext:value-type="string">
            <text:p>470000</text:p>
          </table:table-cell>
          <table:table-cell table:style-name="ce2" office:value-type="string" calcext:value-type="string">
            <text:p>Oil palm</text:p>
          </table:table-cell>
          <table:table-cell table:style-name="ce2" office:value-type="string" calcext:value-type="string">
            <text:p>US$300 million</text:p>
          </table:table-cell>
          <table:table-cell table:style-name="ce4" table:formula="of:=LEFT(SUBSTITUTE([.G103];&quot;US$&quot;;&quot;&quot;);SEARCH(&quot; &quot;;SUBSTITUTE([.G103];&quot;US$&quot;;&quot;&quot;)))" office:value-type="string" office:string-value="300 " calcext:value-type="string">
            <text:p>300 </text:p>
          </table:table-cell>
          <table:table-cell table:style-name="ce2" office:value-type="string" calcext:value-type="string">
            <text:p>Done</text:p>
          </table:table-cell>
          <table:table-cell table:style-name="ce2" office:value-type="string" calcext:value-type="string">
            <text:p>In December 2010, AFP reported that the Government of Congo-Brazzaville had signed a deal with Malaysia's Atama Plantations, giving the company land concessions totalling 470,000 ha in the Cuvette (north) and Sangha (north-west) regions. Atama said it would develop oil-palm plantations on 180,000 ha within these concessions.</text:p>
          </table:table-cell>
        </table:table-row>
        <table:table-row table:style-name="ro21" table:visibility="filter">
          <table:table-cell table:style-name="ce2" office:value-type="string" calcext:value-type="string">
            <text:p>Congo-Brazzaville</text:p>
          </table:table-cell>
          <table:table-cell table:style-name="ce2" office:value-type="string" calcext:value-type="string">
            <text:p>Congo Agriculture</text:p>
          </table:table-cell>
          <table:table-cell table:style-name="ce2" office:value-type="string" calcext:value-type="string">
            <text:p>South Africa</text:p>
          </table:table-cell>
          <table:table-cell table:style-name="ce2" office:value-type="string" calcext:value-type="string">
            <text:p>Agribusiness</text:p>
          </table:table-cell>
          <table:table-cell table:style-name="ce2" office:value-type="string" calcext:value-type="string">
            <text:p>80000</text:p>
          </table:table-cell>
          <table:table-cell table:style-name="ce2" office:value-type="string" calcext:value-type="string">
            <text:p>Livestock, rice, vegetables</text:p>
          </table:table-cell>
          <table:table-cell table:style-name="ce2" office:value-type="string" calcext:value-type="string">
            <text:p>Missing</text:p>
          </table:table-cell>
          <table:table-cell table:style-name="ce4" table:formula="of:=LEFT(SUBSTITUTE([.G104];&quot;US$&quot;;&quot;&quot;);SEARCH(&quot; &quot;;SUBSTITUTE([.G10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ongo Agriculture is a company established by commercial South African farmers to set up large-scale farms in Congo-Brazzaville. The company obtained 80,000 ha from the government on a 30-year lease, of which 48,000 ha are in the Malolo district and have been divided into 30 farms that are offered to the participating South African farmers. The remaining 32,000 will be assigned at a different location. The company is closely connected with AgriSA, South Africa's largest commercial farmers' union.</text:p>
          </table:table-cell>
        </table:table-row>
        <table:table-row table:style-name="ro21" table:visibility="filter">
          <table:table-cell table:style-name="ce2" office:value-type="string" calcext:value-type="string">
            <text:p>Côte d'Ivoire</text:p>
          </table:table-cell>
          <table:table-cell table:style-name="ce2" office:value-type="string" calcext:value-type="string">
            <text:p>Wilmar International/Olam</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47000</text:p>
          </table:table-cell>
          <table:table-cell table:style-name="ce2" office:value-type="string" calcext:value-type="string">
            <text:p>Oil palm, sugar cane</text:p>
          </table:table-cell>
          <table:table-cell table:style-name="ce2" office:value-type="string" calcext:value-type="string">
            <text:p>Missing</text:p>
          </table:table-cell>
          <table:table-cell table:style-name="ce4" table:formula="of:=LEFT(SUBSTITUTE([.G105];&quot;US$&quot;;&quot;&quot;);SEARCH(&quot; &quot;;SUBSTITUTE([.G10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7 Wilmar and Olam created a joint venture, Nauvu, to take a 27% stake in SIFCA, the largest sugar-cane and oil-palm company in Côte d'Ivoire. The Billon family retains majority control of the company, but all parties intend to use SIFCA as a base for the expansion of palm-oil plantations throughout West Africa.</text:p>
          </table:table-cell>
        </table:table-row>
        <table:table-row table:style-name="ro21" table:visibility="filter">
          <table:table-cell table:style-name="ce2" office:value-type="string" calcext:value-type="string">
            <text:p>Democratic Republic of the Congo</text:p>
          </table:table-cell>
          <table:table-cell table:style-name="ce2" office:value-type="string" calcext:value-type="string">
            <text:p>Feronia Inc.</text:p>
          </table:table-cell>
          <table:table-cell table:style-name="ce2" office:value-type="string" calcext:value-type="string">
            <text:p>Canada</text:p>
          </table:table-cell>
          <table:table-cell table:style-name="ce2" office:value-type="string" calcext:value-type="string">
            <text:p>Agribusiness</text:p>
          </table:table-cell>
          <table:table-cell table:style-name="ce2" office:value-type="string" calcext:value-type="string">
            <text:p>110000</text:p>
          </table:table-cell>
          <table:table-cell table:style-name="ce2" office:value-type="string" calcext:value-type="string">
            <text:p>Oil palm, rice, soybeans</text:p>
          </table:table-cell>
          <table:table-cell table:style-name="ce2" office:value-type="string" calcext:value-type="string">
            <text:p>Missing</text:p>
          </table:table-cell>
          <table:table-cell table:style-name="ce4" table:formula="of:=LEFT(SUBSTITUTE([.G106];&quot;US$&quot;;&quot;&quot;);SEARCH(&quot; &quot;;SUBSTITUTE([.G10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Feronia Inc is a Canadian company established by TriNorth Capital to acquire and operate farms in Africa. Through its Cayman Islands subsidiary Feronia JCA Ltd, the company acquired a 100,000-ha oil-palm concession in the DRC from Unilever in 2009. Feronia also established an arable farming division, which has acquired 10,000 ha in the Bas Congo province, where it began producing NERICA rice in 2011. The company is currently pursuing an additional 90,000 ha for its arable farming division. The DRC's Ambassador to Great Britain is a member of Feronia's board of directors.</text:p>
          </table:table-cell>
        </table:table-row>
        <table:table-row table:style-name="ro21" table:visibility="filter">
          <table:table-cell table:style-name="ce2" office:value-type="string" calcext:value-type="string">
            <text:p>Democratic Republic of the Congo</text:p>
          </table:table-cell>
          <table:table-cell table:style-name="ce2" office:value-type="string" calcext:value-type="string">
            <text:p>ZTE</text:p>
          </table:table-cell>
          <table:table-cell table:style-name="ce2" office:value-type="string" calcext:value-type="string">
            <text:p>China</text:p>
          </table:table-cell>
          <table:table-cell table:style-name="ce2" office:value-type="string" calcext:value-type="string">
            <text:p>Telecommunications</text:p>
          </table:table-cell>
          <table:table-cell table:style-name="ce2" office:value-type="string" calcext:value-type="string">
            <text:p>10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07];&quot;US$&quot;;&quot;&quot;);SEARCH(&quot; &quot;;SUBSTITUTE([.G10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ZTE Corporation is China's largest telecommunications company, with operations in more than 140 countries. In 2007, it established ZTE Energy to invest in biofuels and food production in China and overseas. In 2008, ZTE purchased 258 ha in Menkao, near Kinshasa, to study the potential for agriculture five degrees north and south of the equator, and then purchased a 600-ha farm in 2010. It has a 100,000-ha concession for an oil-palm plantation from the Government of the DRC, but it has put this project on hold.</text:p>
          </table:table-cell>
        </table:table-row>
        <table:table-row table:style-name="ro21" table:visibility="filter">
          <table:table-cell table:style-name="ce2" office:value-type="string" calcext:value-type="string">
            <text:p>Democratic Republic of the Congo</text:p>
          </table:table-cell>
          <table:table-cell table:style-name="ce2" office:value-type="string" calcext:value-type="string">
            <text:p>DWS GALOF</text:p>
          </table:table-cell>
          <table:table-cell table:style-name="ce2" office:value-type="string" calcext:value-type="string">
            <text:p>Germany</text:p>
          </table:table-cell>
          <table:table-cell table:style-name="ce2" office:value-type="string" calcext:value-type="string">
            <text:p>Finance</text:p>
          </table:table-cell>
          <table:table-cell table:style-name="ce2" office:value-type="string" calcext:value-type="string">
            <text:p>25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108];&quot;US$&quot;;&quot;&quot;);SEARCH(&quot; &quot;;SUBSTITUTE([.G10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row>
        <table:table-row table:style-name="ro21" table:visibility="filter">
          <table:table-cell table:style-name="ce2" office:value-type="string" calcext:value-type="string">
            <text:p>East Timor</text:p>
          </table:table-cell>
          <table:table-cell table:style-name="ce2" office:value-type="string" calcext:value-type="string">
            <text:p>GTLeste Biotech</text:p>
          </table:table-cell>
          <table:table-cell table:style-name="ce2" office:value-type="string" calcext:value-type="string">
            <text:p>Indonesia</text:p>
          </table:table-cell>
          <table:table-cell table:style-name="ce2" office:value-type="string" calcext:value-type="string">
            <text:p>Agribusiness</text:p>
          </table:table-cell>
          <table:table-cell table:style-name="ce2" office:value-type="string" calcext:value-type="string">
            <text:p>100000</text:p>
          </table:table-cell>
          <table:table-cell table:style-name="ce2" office:value-type="string" calcext:value-type="string">
            <text:p>Sugar cane</text:p>
          </table:table-cell>
          <table:table-cell table:style-name="ce2" office:value-type="string" calcext:value-type="string">
            <text:p>US$100 million</text:p>
          </table:table-cell>
          <table:table-cell table:style-name="ce4" table:formula="of:=LEFT(SUBSTITUTE([.G109];&quot;US$&quot;;&quot;&quot;);SEARCH(&quot; &quot;;SUBSTITUTE([.G109];&quot;US$&quot;;&quot;&quot;)))" office:value-type="string" office:string-value="100 " calcext:value-type="string">
            <text:p>100 </text:p>
          </table:table-cell>
          <table:table-cell table:style-name="ce2" office:value-type="string" calcext:value-type="string">
            <text:p>Done</text:p>
          </table:table-cell>
          <table:table-cell table:style-name="ce2" office:value-type="string" calcext:value-type="string">
            <text:p>In January 2008 the Ministry of Agriculture of Timor Leste signed an MoU with Indonesia's GTLeste Biotech, a company owned by Gino Sakiris, for a project that would provide the company with a 50-year renewable lease of 100,000 ha, around 25% of the country's arable land area, for the production of sugar cane.</text:p>
          </table:table-cell>
        </table:table-row>
        <table:table-row table:style-name="ro21" table:visibility="filter">
          <table:table-cell table:style-name="ce2" office:value-type="string" calcext:value-type="string">
            <text:p>Egypt</text:p>
          </table:table-cell>
          <table:table-cell table:style-name="ce2" office:value-type="string" calcext:value-type="string">
            <text:p>Al Rajhi International Investment Company</text:p>
          </table:table-cell>
          <table:table-cell table:style-name="ce2" office:value-type="string" calcext:value-type="string">
            <text:p>Saudi Arabia</text:p>
          </table:table-cell>
          <table:table-cell table:style-name="ce2" office:value-type="string" calcext:value-type="string">
            <text:p>Agribusiness, finance</text:p>
          </table:table-cell>
          <table:table-cell table:style-name="ce2" office:value-type="string" calcext:value-type="string">
            <text:p>52500</text:p>
          </table:table-cell>
          <table:table-cell table:style-name="ce2" office:value-type="string" calcext:value-type="string">
            <text:p>Feed, wheat</text:p>
          </table:table-cell>
          <table:table-cell table:style-name="ce2" office:value-type="string" calcext:value-type="string">
            <text:p>Missing</text:p>
          </table:table-cell>
          <table:table-cell table:style-name="ce4" table:formula="of:=LEFT(SUBSTITUTE([.G110];&quot;US$&quot;;&quot;&quot;);SEARCH(&quot; &quot;;SUBSTITUTE([.G11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7 the Egyptian government signed an agreement with the Al Rajhi family's International Investment Company for a project to produce wheat and feed crops for export to Saudi Arabia on 10,000 ha of land during a first phase that has already been implemented, increasing to 52,500 ha in a second phase that was scheduled to begin in 2010. The Al Rajhi family is considered to be the wealthiest non-royals in Saudi Arabia. It owns the Tabuk Agricultural Development Co (TADCO), one of the largest agribusiness companies in the country, and since 2008 it has taken the lead within the private sector in securing farmland overseas for the King Abdullah Initiative for Saudi Agricultural Investment Abroad. In 2009, the Al Rajhi Group brought together several other major Saudi agribusiness companies, including Almarai and the Aljouf Agricultural Development Co, to form Jenat, a joint venture company to acquire farmland overseas, as well as the Far East Agricultural Co., which is focusing on the acquisition of lands for rice production in Asia.</text:p>
          </table:table-cell>
        </table:table-row>
        <table:table-row table:style-name="ro21" table:visibility="filter">
          <table:table-cell table:style-name="ce2" office:value-type="string" calcext:value-type="string">
            <text:p>Egypt</text:p>
          </table:table-cell>
          <table:table-cell table:style-name="ce2" office:value-type="string" calcext:value-type="string">
            <text:p>Jenat</text:p>
          </table:table-cell>
          <table:table-cell table:style-name="ce2" office:value-type="string" calcext:value-type="string">
            <text:p>Saudi Arabia</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Feed, wheat</text:p>
          </table:table-cell>
          <table:table-cell table:style-name="ce2" office:value-type="string" calcext:value-type="string">
            <text:p>Missing</text:p>
          </table:table-cell>
          <table:table-cell table:style-name="ce4" table:formula="of:=LEFT(SUBSTITUTE([.G111];&quot;US$&quot;;&quot;&quot;);SEARCH(&quot; &quot;;SUBSTITUTE([.G11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9, the Al Rajhi International Investment Company brought together several other major Saudi agribusiness companies, including Almarai and the Aljouf Agricultural Development Co, to form Jenat, a joint venture company to acquire farmland overseas. The company's first initiative is a SR70-million project to plant barley, wheat and livestock feed on 10,000 ha of farmland in Egypt.</text:p>
          </table:table-cell>
        </table:table-row>
        <table:table-row table:style-name="ro21" table:visibility="filter">
          <table:table-cell table:style-name="ce2" office:value-type="string" calcext:value-type="string">
            <text:p>Egypt</text:p>
          </table:table-cell>
          <table:table-cell table:style-name="ce2" office:value-type="string" calcext:value-type="string">
            <text:p>Kingdom Agricultural Development Holding</text:p>
          </table:table-cell>
          <table:table-cell table:style-name="ce2" office:value-type="string" calcext:value-type="string">
            <text:p>Saudi Arabia</text:p>
          </table:table-cell>
          <table:table-cell table:style-name="ce2" office:value-type="string" calcext:value-type="string">
            <text:p>Agribusiness</text:p>
          </table:table-cell>
          <table:table-cell table:style-name="ce2" office:value-type="string" calcext:value-type="string">
            <text:p>10500</text:p>
          </table:table-cell>
          <table:table-cell table:number-columns-repeated="2" table:style-name="ce2" office:value-type="string" calcext:value-type="string">
            <text:p>Missing</text:p>
          </table:table-cell>
          <table:table-cell table:style-name="ce4" table:formula="of:=LEFT(SUBSTITUTE([.G112];&quot;US$&quot;;&quot;&quot;);SEARCH(&quot; &quot;;SUBSTITUTE([.G11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Kingdom Agricultural Development Holding (KADCO) is owned by Saudi Prince Alwaleed bin Talal. Initially, in 1998, the project covered 42,000 ha, but in April 2011 the Egyptian public prosecutor declared the sale illegal, and the Saudi company was forced to reduce its holdings to 4,200 ha, while agreeing to cultivate on another 6,300 ha of which it would take ownership at a later date.</text:p>
          </table:table-cell>
        </table:table-row>
        <table:table-row table:style-name="ro21" table:visibility="filter">
          <table:table-cell table:style-name="ce2" office:value-type="string" calcext:value-type="string">
            <text:p>Egypt</text:p>
          </table:table-cell>
          <table:table-cell table:style-name="ce2" office:value-type="string" calcext:value-type="string">
            <text:p>Al Dahra</text:p>
          </table:table-cell>
          <table:table-cell table:style-name="ce2" office:value-type="string" calcext:value-type="string">
            <text:p>UAE</text:p>
          </table:table-cell>
          <table:table-cell table:style-name="ce2" office:value-type="string" calcext:value-type="string">
            <text:p>Agribusiness</text:p>
          </table:table-cell>
          <table:table-cell table:style-name="ce2" office:value-type="string" calcext:value-type="string">
            <text:p>48500</text:p>
          </table:table-cell>
          <table:table-cell table:style-name="ce2" office:value-type="string" calcext:value-type="string">
            <text:p>Fodder</text:p>
          </table:table-cell>
          <table:table-cell table:style-name="ce2" office:value-type="string" calcext:value-type="string">
            <text:p>Missing</text:p>
          </table:table-cell>
          <table:table-cell table:style-name="ce4" table:formula="of:=LEFT(SUBSTITUTE([.G113];&quot;US$&quot;;&quot;&quot;);SEARCH(&quot; &quot;;SUBSTITUTE([.G11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10,300 ha under production in Egypt, but says its landholdings will ultimately encompass 48,500 ha.</text:p>
          </table:table-cell>
        </table:table-row>
        <table:table-row table:style-name="ro21" table:visibility="filter">
          <table:table-cell table:style-name="ce2" office:value-type="string" calcext:value-type="string">
            <text:p>Egypt</text:p>
          </table:table-cell>
          <table:table-cell table:style-name="ce2" office:value-type="string" calcext:value-type="string">
            <text:p>Jenaan</text:p>
          </table:table-cell>
          <table:table-cell table:style-name="ce2" office:value-type="string" calcext:value-type="string">
            <text:p>UAE</text:p>
          </table:table-cell>
          <table:table-cell table:style-name="ce2" office:value-type="string" calcext:value-type="string">
            <text:p>Agribusiness</text:p>
          </table:table-cell>
          <table:table-cell table:style-name="ce2" office:value-type="string" calcext:value-type="string">
            <text:p>20000</text:p>
          </table:table-cell>
          <table:table-cell table:style-name="ce2" office:value-type="string" calcext:value-type="string">
            <text:p>Dill, maize, potatoes, wheat</text:p>
          </table:table-cell>
          <table:table-cell table:style-name="ce2" office:value-type="string" calcext:value-type="string">
            <text:p>Missing</text:p>
          </table:table-cell>
          <table:table-cell table:style-name="ce4" table:formula="of:=LEFT(SUBSTITUTE([.G114];&quot;US$&quot;;&quot;&quot;);SEARCH(&quot; &quot;;SUBSTITUTE([.G11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Jenaan Investment is a private company established in Abu Dhabi in 2005 to invest in agricultural projects abroad. In 2007 it invested US$25 million in a 2,520-ha fodder farm and feed plant in Egypt. In 2009 it announced plans to invest US$250 million to acquire an additional 42,000 ha for the production of wheat. The company also has a 30-year renewable lease for 40,000 ha in Sudan. In 2010 Jenaan said it would spend US$500 million over the next three years acquiring farmland in Tanzania, Ethiopia, the US and the Far East.</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Hunan Dafengyuan</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25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15];&quot;US$&quot;;&quot;&quot;);SEARCH(&quot; &quot;;SUBSTITUTE([.G11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November 2010, China's Hunan DFY Agriculture Co. Ltd signed a contract with Ethiopia's Ministry of Agriculture giving it a 40-year lease to 25,000 ha of land in the Region of Gambela for a sugar-cane production project. Hunan DFY Agriculture is a joint venture between the ErShiSanYe Group and one of China's largest seed companies, Long Ping High-tech.</text:p>
          </table:table-cell>
        </table:table-row>
        <table:table-row table:style-name="ro21" table:visibility="filter">
          <table:table-cell table:style-name="ce2" office:value-type="string" calcext:value-type="string">
            <text:p>Ethiopia</text:p>
          </table:table-cell>
          <table:table-cell table:number-columns-repeated="2" table:style-name="ce2" office:value-type="string" calcext:value-type="string">
            <text:p>Djibouti</text:p>
          </table:table-cell>
          <table:table-cell table:style-name="ce2" office:value-type="string" calcext:value-type="string">
            <text:p>Government</text:p>
          </table:table-cell>
          <table:table-cell table:style-name="ce2" office:value-type="string" calcext:value-type="string">
            <text:p>5000</text:p>
          </table:table-cell>
          <table:table-cell table:style-name="ce2" office:value-type="string" calcext:value-type="string">
            <text:p>Wheat</text:p>
          </table:table-cell>
          <table:table-cell table:style-name="ce2" office:value-type="string" calcext:value-type="string">
            <text:p>Missing</text:p>
          </table:table-cell>
          <table:table-cell table:style-name="ce4" table:formula="of:=LEFT(SUBSTITUTE([.G116];&quot;US$&quot;;&quot;&quot;);SEARCH(&quot; &quot;;SUBSTITUTE([.G11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AfricaJUICE</text:p>
          </table:table-cell>
          <table:table-cell table:style-name="ce2" office:value-type="string" calcext:value-type="string">
            <text:p>Dutch</text:p>
          </table:table-cell>
          <table:table-cell table:style-name="ce2" office:value-type="string" calcext:value-type="string">
            <text:p>Agribusiness</text:p>
          </table:table-cell>
          <table:table-cell table:style-name="ce2" office:value-type="string" calcext:value-type="string">
            <text:p>1200</text:p>
          </table:table-cell>
          <table:table-cell table:style-name="ce2" office:value-type="string" calcext:value-type="string">
            <text:p>Fruit</text:p>
          </table:table-cell>
          <table:table-cell table:style-name="ce2" office:value-type="string" calcext:value-type="string">
            <text:p>Missing</text:p>
          </table:table-cell>
          <table:table-cell table:style-name="ce4" table:formula="of:=LEFT(SUBSTITUTE([.G117];&quot;US$&quot;;&quot;&quot;);SEARCH(&quot; &quot;;SUBSTITUTE([.G11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fricaJUICE operates a a juice-production plant and fruit farm on 1,200 ha in Ethiopia. The company is backed by the South African private equity fund Agri-Vie, which is financed by South Africa's Development Bank of Southern Africa, the World Bank's IFC and the W.K. Kellogg Foundation. The World Banks' MIGA provided the project with US$10 million in guarantees.</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Egyptian National Bank</text:p>
          </table:table-cell>
          <table:table-cell table:style-name="ce2" office:value-type="string" calcext:value-type="string">
            <text:p>Egypt</text:p>
          </table:table-cell>
          <table:table-cell table:style-name="ce2" office:value-type="string" calcext:value-type="string">
            <text:p>Government</text:p>
          </table:table-cell>
          <table:table-cell table:style-name="ce2" office:value-type="string" calcext:value-type="string">
            <text:p>20000</text:p>
          </table:table-cell>
          <table:table-cell table:style-name="ce2" office:value-type="string" calcext:value-type="string">
            <text:p>Cereals</text:p>
          </table:table-cell>
          <table:table-cell table:style-name="ce2" office:value-type="string" calcext:value-type="string">
            <text:p>US$40 million</text:p>
          </table:table-cell>
          <table:table-cell table:style-name="ce4" table:formula="of:=LEFT(SUBSTITUTE([.G118];&quot;US$&quot;;&quot;&quot;);SEARCH(&quot; &quot;;SUBSTITUTE([.G118];&quot;US$&quot;;&quot;&quot;)))" office:value-type="string" office:string-value="40 " calcext:value-type="string">
            <text:p>40 </text:p>
          </table:table-cell>
          <table:table-cell table:style-name="ce2" office:value-type="string" calcext:value-type="string">
            <text:p>Done</text:p>
          </table:table-cell>
          <table:table-cell table:style-name="ce2" office:value-type="string" calcext:value-type="string">
            <text:p>A US Embassy cable from February 2010, released by Wikileaks in 2011, claimed that the state-owned National Bank of Egypt planned to invest US$40 million to lease 20,000 ha of land in the Afar region of Sudan to grow cereals for export to Egypt.</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Acazis AG</text:p>
          </table:table-cell>
          <table:table-cell table:style-name="ce2" office:value-type="string" calcext:value-type="string">
            <text:p>Germany</text:p>
          </table:table-cell>
          <table:table-cell table:style-name="ce2" office:value-type="string" calcext:value-type="string">
            <text:p>Agribusiness</text:p>
          </table:table-cell>
          <table:table-cell table:style-name="ce2" office:value-type="string" calcext:value-type="string">
            <text:p>56000</text:p>
          </table:table-cell>
          <table:table-cell table:style-name="ce2" office:value-type="string" calcext:value-type="string">
            <text:p>Castor crop, peanuts, vegetable oil</text:p>
          </table:table-cell>
          <table:table-cell table:style-name="ce2" office:value-type="string" calcext:value-type="string">
            <text:p>US$77 million</text:p>
          </table:table-cell>
          <table:table-cell table:style-name="ce4" table:formula="of:=LEFT(SUBSTITUTE([.G119];&quot;US$&quot;;&quot;&quot;);SEARCH(&quot; &quot;;SUBSTITUTE([.G119];&quot;US$&quot;;&quot;&quot;)))" office:value-type="string" office:string-value="77 " calcext:value-type="string">
            <text:p>77 </text:p>
          </table:table-cell>
          <table:table-cell table:style-name="ce2" office:value-type="string" calcext:value-type="string">
            <text:p>Done</text:p>
          </table:table-cell>
          <table:table-cell table:style-name="ce2" office:value-type="string" calcext:value-type="string">
            <text:p>Formerly Flora Ecopower Holding, which was a spin-off of the Israeli Hovev Group, Acazis is now majority-owned by the Luxembourg-based renewable energy group Athanor Equities, and trades on the Frankfurt Stock Exchange. With the freeze of edible-oil prices by the Ethiopian government in 2011, Acazis shifted production from castor to peanuts to produce peanut oil.</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Almidha</text:p>
          </table:table-cell>
          <table:table-cell table:style-name="ce2" office:value-type="string" calcext:value-type="string">
            <text:p>India</text:p>
          </table:table-cell>
          <table:table-cell table:style-name="ce2" office:value-type="string" calcext:value-type="string">
            <text:p>Missing</text:p>
          </table:table-cell>
          <table:table-cell table:style-name="ce2" office:value-type="string" calcext:value-type="string">
            <text:p>28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20];&quot;US$&quot;;&quot;&quot;);SEARCH(&quot; &quot;;SUBSTITUTE([.G12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Oakland Institute reports that the Indian company Almidha was granted lease rights to 28,000 ha in the Oromia Region for sugar-cane production.</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ARS Agrofoods</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3000</text:p>
          </table:table-cell>
          <table:table-cell table:style-name="ce2" office:value-type="string" calcext:value-type="string">
            <text:p>Cotton, groundnut, sesame, soybean</text:p>
          </table:table-cell>
          <table:table-cell table:style-name="ce2" office:value-type="string" calcext:value-type="string">
            <text:p>US$5 million</text:p>
          </table:table-cell>
          <table:table-cell table:style-name="ce4" table:formula="of:=LEFT(SUBSTITUTE([.G121];&quot;US$&quot;;&quot;&quot;);SEARCH(&quot; &quot;;SUBSTITUTE([.G121];&quot;US$&quot;;&quot;&quot;)))" office:value-type="string" office:string-value="5 " calcext:value-type="string">
            <text:p>5 </text:p>
          </table:table-cell>
          <table:table-cell table:style-name="ce2" office:value-type="string" calcext:value-type="string">
            <text:p>In process</text:p>
          </table:table-cell>
          <table:table-cell table:style-name="ce2" office:value-type="string" calcext:value-type="string">
            <text:p>According to plans submitted by ARS Agrofoods to the Ethiopian government in November 2010, the company intends to lease 3,000 ha in the Abol District of the Gambela Regional State. Half of the land will be used for cotton, 30% for sesame, 10% for soybeans and 9% for groundnuts.</text:p>
          </table:table-cell>
        </table:table-row>
        <table:table-row table:style-name="ro21">
          <table:table-cell table:style-name="ce2" office:value-type="string" calcext:value-type="string">
            <text:p>Ethiopia</text:p>
          </table:table-cell>
          <table:table-cell table:style-name="ce2" office:value-type="string" calcext:value-type="string">
            <text:p>BHO Agro</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27000</text:p>
          </table:table-cell>
          <table:table-cell table:style-name="ce2" office:value-type="string" calcext:value-type="string">
            <text:p>Cereal, oilseeds, pulses</text:p>
          </table:table-cell>
          <table:table-cell table:style-name="ce2" office:value-type="string" calcext:value-type="string">
            <text:p>US$8/ha/yr (lease)</text:p>
          </table:table-cell>
          <table:table-cell table:style-name="ce4" table:formula="of:=LEFT(SUBSTITUTE([.G122];&quot;US$&quot;;&quot;&quot;);SEARCH(&quot; &quot;;SUBSTITUTE([.G122];&quot;US$&quot;;&quot;&quot;)))" office:value-type="string" office:string-value="8/ha/yr " calcext:value-type="string">
            <text:p>8/ha/yr </text:p>
          </table:table-cell>
          <table:table-cell table:style-name="ce2" office:value-type="string" calcext:value-type="string">
            <text:p>Done</text:p>
          </table:table-cell>
          <table:table-cell table:style-name="ce2" office:value-type="string" calcext:value-type="string">
            <text:p>In May 2010, BHO Bio Products signed an agreement with the Ethiopian government giving it a 25-year renewable lease for 25,000 ha in Gambela on which the company can grow cereals, pulses and edible oils.</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Chadha Agro Plc</text:p>
          </table:table-cell>
          <table:table-cell table:style-name="ce2" office:value-type="string" calcext:value-type="string">
            <text:p>India</text:p>
          </table:table-cell>
          <table:table-cell table:style-name="ce2" office:value-type="string" calcext:value-type="string">
            <text:p>Industrial</text:p>
          </table:table-cell>
          <table:table-cell table:style-name="ce2" office:value-type="string" calcext:value-type="string">
            <text:p>10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23];&quot;US$&quot;;&quot;&quot;);SEARCH(&quot; &quot;;SUBSTITUTE([.G12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Indian company Chadha Agro requested 100,000 ha for sugar-cane production from Ethiopia's Ministry of Agriculture. It was granted an initial 22,000 ha in Guji Zone, Oromia Regional State, with a promise to allocate the remaining 78,000 ha once Chadha put these initial lands into production.</text:p>
          </table:table-cell>
        </table:table-row>
        <table:table-row table:style-name="ro21">
          <table:table-cell table:style-name="ce2" office:value-type="string" calcext:value-type="string">
            <text:p>Ethiopia</text:p>
          </table:table-cell>
          <table:table-cell table:style-name="ce2" office:value-type="string" calcext:value-type="string">
            <text:p>Confederation of Potato Seed Farmers</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50000</text:p>
          </table:table-cell>
          <table:table-cell table:style-name="ce2" office:value-type="string" calcext:value-type="string">
            <text:p>Maize, oilseeds, pulses, sugar cane</text:p>
          </table:table-cell>
          <table:table-cell table:style-name="ce2" office:value-type="string" calcext:value-type="string">
            <text:p>US$4/ha/yr (lease)</text:p>
          </table:table-cell>
          <table:table-cell table:style-name="ce4" table:formula="of:=LEFT(SUBSTITUTE([.G124];&quot;US$&quot;;&quot;&quot;);SEARCH(&quot; &quot;;SUBSTITUTE([.G124];&quot;US$&quot;;&quot;&quot;)))" office:value-type="string" office:string-value="4/ha/yr " calcext:value-type="string">
            <text:p>4/ha/yr </text:p>
          </table:table-cell>
          <table:table-cell table:style-name="ce2" office:value-type="string" calcext:value-type="string">
            <text:p>In process</text:p>
          </table:table-cell>
          <table:table-cell table:style-name="ce2" office:value-type="string" calcext:value-type="string">
            <text:p>In February 2011, the Business Standard reported that farmers from the Punjab, most of them members of the Confederation of Potato Seed Farmers (Poscon), had identified farmlands in the Ethiopian regions of Oromia, Gambela and Benhulgul, and were in the process of acquiring 2,000-5,000 ha on leases of between 25 and 45 years. The group of farmers said they were targeting an expansion of 5,000 ha per year over the next 10 years.</text:p>
          </table:table-cell>
        </table:table-row>
        <table:table-row table:style-name="ro21">
          <table:table-cell table:style-name="ce2" office:value-type="string" calcext:value-type="string">
            <text:p>Ethiopia</text:p>
          </table:table-cell>
          <table:table-cell table:style-name="ce2" office:value-type="string" calcext:value-type="string">
            <text:p>Karuturi</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311000</text:p>
          </table:table-cell>
          <table:table-cell table:style-name="ce2" office:value-type="string" calcext:value-type="string">
            <text:p>Maize, palm oil, rice, sugar</text:p>
          </table:table-cell>
          <table:table-cell table:style-name="ce2" office:value-type="string" calcext:value-type="string">
            <text:p>US$1.2/ha/yr (after first 7 years) in Gambela and US$8/ha/yr (after first 6 years) in Bako</text:p>
          </table:table-cell>
          <table:table-cell table:style-name="ce4" table:formula="of:=LEFT(SUBSTITUTE([.G125];&quot;US$&quot;;&quot;&quot;);SEARCH(&quot; &quot;;SUBSTITUTE([.G125];&quot;US$&quot;;&quot;&quot;)))" office:value-type="string" office:string-value="1.2/ha/yr " calcext:value-type="string">
            <text:p>1.2/ha/yr </text:p>
          </table:table-cell>
          <table:table-cell table:style-name="ce2" office:value-type="string" calcext:value-type="string">
            <text:p>Done</text:p>
          </table:table-cell>
          <table:table-cell table:style-name="ce2" office:value-type="string" calcext:value-type="string">
            <text:p>Bangalore-based Karuturi Global Ltd, founded by Sai Ramakrishna Karuturi, is the world's largest producer of cut flowers. In 2008, Karuturi started to invest in farmland and agricultural production in Africa through it's Dubai holding company, Karuturi Overseas. It began by acquiring a long-term lease on 11,000 ha in the Oromia Region of Ethiopia and a 50-year renewable lease on 100,000 ha in the Gambela Region, with an option for another 200,000 ha. It intends to produce palm oil and sugar, but primarily rice and wheat for export, and has already worked out a 40,000-tonne-per-year supply agreement with Djibouti, and is negotiating similar deals with other African countries. Beyond Ethiopia, Karuturi has announced intentions to acquire farmlands in Tanzania and Sudan.</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Neha International</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4000</text:p>
          </table:table-cell>
          <table:table-cell table:style-name="ce2" office:value-type="string" calcext:value-type="string">
            <text:p>Oil seeds, pulses, rice, wheat</text:p>
          </table:table-cell>
          <table:table-cell table:style-name="ce2" office:value-type="string" calcext:value-type="string">
            <text:p>Missing</text:p>
          </table:table-cell>
          <table:table-cell table:style-name="ce4" table:formula="of:=LEFT(SUBSTITUTE([.G126];&quot;US$&quot;;&quot;&quot;);SEARCH(&quot; &quot;;SUBSTITUTE([.G12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Neha International is a Hyderabad-based company founded by G Vinod Reddy, and is one of India's leading producers of cut flowers. It expanded operations into Africa in the 2000s, where it has recently moved into agricultural production. In June 2010, the company disclosed that it had acquired 4,000 ha for agricultural production in the Southern Nations, Nationalities and People's Region of Ethiopia. Then in December 2010 it announced that it had entered into an MoU with the Zambia Development Agency to facilitate the acquisition of 100,000 ha of farmland in Zambia. The company says that it is seeking to acquire and develop arable land in other countries of Eastern and Southern Africa as part of its business development strategy.</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Rashtriya Kissan Sangathan</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5000</text:p>
          </table:table-cell>
          <table:table-cell table:style-name="ce2" office:value-type="string" calcext:value-type="string">
            <text:p>Cotton, oil seeds, rice</text:p>
          </table:table-cell>
          <table:table-cell table:style-name="ce2" office:value-type="string" calcext:value-type="string">
            <text:p>Missing</text:p>
          </table:table-cell>
          <table:table-cell table:style-name="ce4" table:formula="of:=LEFT(SUBSTITUTE([.G127];&quot;US$&quot;;&quot;&quot;);SEARCH(&quot; &quot;;SUBSTITUTE([.G12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Rashtriya Kissan Sangathan is a commercial farmer organisation based in New Delhi. In 2011, the Business Standard reported that it was supporting its members to set up farms in Ethiopia.</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Romton Agri PLC</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Tomato farming</text:p>
          </table:table-cell>
          <table:table-cell table:style-name="ce2" office:value-type="string" calcext:value-type="string">
            <text:p>Missing</text:p>
          </table:table-cell>
          <table:table-cell table:style-name="ce4" table:formula="of:=LEFT(SUBSTITUTE([.G128];&quot;US$&quot;;&quot;&quot;);SEARCH(&quot; &quot;;SUBSTITUTE([.G12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Oakland Institute reports that India's Romton Agri has a lease for 10,000 ha for tomato production in Ethiopia's Oromia State.</text:p>
          </table:table-cell>
        </table:table-row>
        <table:table-row table:style-name="ro21">
          <table:table-cell table:style-name="ce2" office:value-type="string" calcext:value-type="string">
            <text:p>Ethiopia</text:p>
          </table:table-cell>
          <table:table-cell table:style-name="ce2" office:value-type="string" calcext:value-type="string">
            <text:p>Ruchi Group</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50000</text:p>
          </table:table-cell>
          <table:table-cell table:style-name="ce2" office:value-type="string" calcext:value-type="string">
            <text:p>Soybeans</text:p>
          </table:table-cell>
          <table:table-cell table:style-name="ce2" office:value-type="string" calcext:value-type="string">
            <text:p>US$4 million (lease cost for 25,000 ha)</text:p>
          </table:table-cell>
          <table:table-cell table:style-name="ce4" table:formula="of:=LEFT(SUBSTITUTE([.G129];&quot;US$&quot;;&quot;&quot;);SEARCH(&quot; &quot;;SUBSTITUTE([.G129];&quot;US$&quot;;&quot;&quot;)))" office:value-type="string" office:string-value="4 " calcext:value-type="string">
            <text:p>4 </text:p>
          </table:table-cell>
          <table:table-cell table:style-name="ce2" office:value-type="string" calcext:value-type="string">
            <text:p>Done</text:p>
          </table:table-cell>
          <table:table-cell table:style-name="ce2" office:value-type="string" calcext:value-type="string">
            <text:p>In April 2010, Ruchi Group's subsidiary, Ruchi Soya, one of India's largest vegetable-oil producers, signed a contract with the Ethiopian government giving it a 25-year lease on 25,000 ha in the Gambela Region for the production of soybeans, with an option to double the area under lease to 50,000 ha. The Ethiopia project is part of a US$150-million overseas expansion to source vegetable-oil crops that Ruchi Soya is undertaking.</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Sannati Agro Farm Enterprise</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Cereals, pulses, rice</text:p>
          </table:table-cell>
          <table:table-cell table:style-name="ce2" office:value-type="string" calcext:value-type="string">
            <text:p>US$10 million</text:p>
          </table:table-cell>
          <table:table-cell table:style-name="ce4" table:formula="of:=LEFT(SUBSTITUTE([.G130];&quot;US$&quot;;&quot;&quot;);SEARCH(&quot; &quot;;SUBSTITUTE([.G130];&quot;US$&quot;;&quot;&quot;)))" office:value-type="string" office:string-value="10 " calcext:value-type="string">
            <text:p>10 </text:p>
          </table:table-cell>
          <table:table-cell table:style-name="ce2" office:value-type="string" calcext:value-type="string">
            <text:p>Done</text:p>
          </table:table-cell>
          <table:table-cell table:style-name="ce2" office:value-type="string" calcext:value-type="string">
            <text:p>In October 2010, Sannati Agro of India signed a contract with the Ethiopian government for a 25-year lease on 10,000 ha of land in the Gambela Region on which it plans to cultivate mainly rice for export to the US. The company has said that it would like to double its operations to 20,000 ha.</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Shapoorji Pallonji and Co. (S &amp; P Co.)</text:p>
          </table:table-cell>
          <table:table-cell table:style-name="ce2" office:value-type="string" calcext:value-type="string">
            <text:p>India</text:p>
          </table:table-cell>
          <table:table-cell table:style-name="ce2" office:value-type="string" calcext:value-type="string">
            <text:p>Construction</text:p>
          </table:table-cell>
          <table:table-cell table:style-name="ce2" office:value-type="string" calcext:value-type="string">
            <text:p>50000</text:p>
          </table:table-cell>
          <table:table-cell table:style-name="ce2" office:value-type="string" calcext:value-type="string">
            <text:p>Food crops, pongamia pinnata</text:p>
          </table:table-cell>
          <table:table-cell table:style-name="ce2" office:value-type="string" calcext:value-type="string">
            <text:p>Missing</text:p>
          </table:table-cell>
          <table:table-cell table:style-name="ce4" table:formula="of:=LEFT(SUBSTITUTE([.G131];&quot;US$&quot;;&quot;&quot;);SEARCH(&quot; &quot;;SUBSTITUTE([.G13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March 2011, India's S &amp; P Co. signed an agreement with the Government of Ethiopia to produce food crops and pongamia fruit for agrofuels on 50,000 ha in the Benishangul-Gumuz Region.</text:p>
          </table:table-cell>
        </table:table-row>
        <table:table-row table:style-name="ro21">
          <table:table-cell table:style-name="ce2" office:value-type="string" calcext:value-type="string">
            <text:p>Ethiopia</text:p>
          </table:table-cell>
          <table:table-cell table:style-name="ce2" office:value-type="string" calcext:value-type="string">
            <text:p>Jalandhar Potato Growers' Association</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100000</text:p>
          </table:table-cell>
          <table:table-cell table:style-name="ce2" office:value-type="string" calcext:value-type="string">
            <text:p>Cotton, maize, paddy, potatoes, pulses, wheat</text:p>
          </table:table-cell>
          <table:table-cell table:style-name="ce2" office:value-type="string" calcext:value-type="string">
            <text:p>US$4/ha/yr (lease)</text:p>
          </table:table-cell>
          <table:table-cell table:style-name="ce4" table:formula="of:=LEFT(SUBSTITUTE([.G132];&quot;US$&quot;;&quot;&quot;);SEARCH(&quot; &quot;;SUBSTITUTE([.G132];&quot;US$&quot;;&quot;&quot;)))" office:value-type="string" office:string-value="4/ha/yr " calcext:value-type="string">
            <text:p>4/ha/yr </text:p>
          </table:table-cell>
          <table:table-cell table:style-name="ce2" office:value-type="string" calcext:value-type="string">
            <text:p>In process</text:p>
          </table:table-cell>
          <table:table-cell table:style-name="ce2" office:value-type="string" calcext:value-type="string">
            <text:p>In July 2010, Sikh Sangat News reported that, following a visit of a delegation to Ethiopia, India's Jalandhar Potato Growers' Association was planning to acquire 100,000 ha of land in the Ethiopian regions of Gambela and Tigray. The Association plans to form a company of at least 200 farmers, each contributing an initial share capital of Rs 50 million.</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FRI-EL Green</text:p>
          </table:table-cell>
          <table:table-cell table:style-name="ce2" office:value-type="string" calcext:value-type="string">
            <text:p>Italy</text:p>
          </table:table-cell>
          <table:table-cell table:style-name="ce2" office:value-type="string" calcext:value-type="string">
            <text:p>Energy</text:p>
          </table:table-cell>
          <table:table-cell table:style-name="ce2" office:value-type="string" calcext:value-type="string">
            <text:p>30000</text:p>
          </table:table-cell>
          <table:table-cell table:style-name="ce2" office:value-type="string" calcext:value-type="string">
            <text:p>Oil palm</text:p>
          </table:table-cell>
          <table:table-cell table:style-name="ce2" office:value-type="string" calcext:value-type="string">
            <text:p>US$18 million</text:p>
          </table:table-cell>
          <table:table-cell table:style-name="ce4" table:formula="of:=LEFT(SUBSTITUTE([.G133];&quot;US$&quot;;&quot;&quot;);SEARCH(&quot; &quot;;SUBSTITUTE([.G133];&quot;US$&quot;;&quot;&quot;)))" office:value-type="string" office:string-value="18 " calcext:value-type="string">
            <text:p>18 </text:p>
          </table:table-cell>
          <table:table-cell table:style-name="ce2" office:value-type="string" calcext:value-type="string">
            <text:p>Done</text:p>
          </table:table-cell>
          <table:table-cell table:style-name="ce2" office:value-type="string" calcext:value-type="string">
            <text:p>FRI-EL Green, an Italian company half-owned by German energy giant RWE, was allocated a 30,000-ha lease from the Privatisation and Public Enterprises Supervising Agency of the Southern Nations, Nationalities and Peoples’ Regional State of Ethiopia to cultivate oil palm and jatropha.</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Al Amoudi</text:p>
          </table:table-cell>
          <table:table-cell table:style-name="ce2" office:value-type="string" calcext:value-type="string">
            <text:p>Saudi Arabia</text:p>
          </table:table-cell>
          <table:table-cell table:style-name="ce2" office:value-type="string" calcext:value-type="string">
            <text:p>Finance</text:p>
          </table:table-cell>
          <table:table-cell table:style-name="ce2" office:value-type="string" calcext:value-type="string">
            <text:p>140000</text:p>
          </table:table-cell>
          <table:table-cell table:style-name="ce2" office:value-type="string" calcext:value-type="string">
            <text:p>Livestock, maize, oilseeds, rice, sugar cane, teff</text:p>
          </table:table-cell>
          <table:table-cell table:style-name="ce2" office:value-type="string" calcext:value-type="string">
            <text:p>US$2,500 million</text:p>
          </table:table-cell>
          <table:table-cell table:style-name="ce4" table:formula="of:=LEFT(SUBSTITUTE([.G134];&quot;US$&quot;;&quot;&quot;);SEARCH(&quot; &quot;;SUBSTITUTE([.G134];&quot;US$&quot;;&quot;&quot;)))" office:value-type="string" office:string-value="2,500 " calcext:value-type="string">
            <text:p>2,500 </text:p>
          </table:table-cell>
          <table:table-cell table:style-name="ce2" office:value-type="string" calcext:value-type="string">
            <text:p>Done</text:p>
          </table:table-cell>
          <table:table-cell table:style-name="ce2" office:value-type="string" calcext:value-type="string">
            <text:p>Saudi Star PLC is a company owned by Saudi billionaire Sheik Al Amoudi. As part of the Kingdom's initiative to outsource food production overseas, Saudi Star acquired large areas of land in Gambela, Ethiopia in 2008 and began developing rice production on 10,000 ha. The total area Saudi Star has under lease in Gambela is 140,000 ha, but the company is reported to be in talks for an additional 290,000 ha. The company's stated target is to grow 1 million tonnes of rice per year to generate US$1 billion per year in export revenues. Al Amoudi also owns Ethiopia's largest livestock operation, Elfora AgroIndustries, and Horizon Plantation, a joint venture with Jemal Ahmed and Malaysia's AgriNexus that is pursuing a 58,000-ha oil-palm project in Gambela, a 100,000-ha jatropha plantation in Benishangul Gumuz and an 85,000-ha rubber estate in the Southern Nations, Nationalities, and People's Region. In January 2012, Human Rights Watch reported that local populations were being forcibly displaced for the Saudi Star rice project in Gambela.</text:p>
          </table:table-cell>
        </table:table-row>
        <table:table-row table:style-name="ro21" table:visibility="filter">
          <table:table-cell table:style-name="ce2" office:value-type="string" calcext:value-type="string">
            <text:p>Ethiopia</text:p>
          </table:table-cell>
          <table:table-cell table:style-name="ce2" office:value-type="string" calcext:value-type="string">
            <text:p>BDFC Ethiopia</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174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35];&quot;US$&quot;;&quot;&quot;);SEARCH(&quot; &quot;;SUBSTITUTE([.G13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BDFC Ethiopia is a subsidiary of the US-based B&amp;D Food Corp. The company is in negotiations with Hiber Sugar to create a joint venture to develop a sugar-cane plantation on the 17,400 ha of land it has under lease in the Amhara Regional State. BDFC also has a 5,000-ha coffee farm in the Jimma Region.</text:p>
          </table:table-cell>
        </table:table-row>
        <table:table-row table:style-name="ro21" table:visibility="filter">
          <table:table-cell table:style-name="ce2" office:value-type="string" calcext:value-type="string">
            <text:p>Gabon</text:p>
          </table:table-cell>
          <table:table-cell table:style-name="ce2" office:value-type="string" calcext:value-type="string">
            <text:p>SIAT</text:p>
          </table:table-cell>
          <table:table-cell table:style-name="ce2" office:value-type="string" calcext:value-type="string">
            <text:p>Belgium</text:p>
          </table:table-cell>
          <table:table-cell table:style-name="ce2" office:value-type="string" calcext:value-type="string">
            <text:p>Agribusiness</text:p>
          </table:table-cell>
          <table:table-cell table:style-name="ce2" office:value-type="string" calcext:value-type="string">
            <text:p>107300</text:p>
          </table:table-cell>
          <table:table-cell table:style-name="ce2" office:value-type="string" calcext:value-type="string">
            <text:p>Cattle, palm oil</text:p>
          </table:table-cell>
          <table:table-cell table:style-name="ce2" office:value-type="string" calcext:value-type="string">
            <text:p>Missing</text:p>
          </table:table-cell>
          <table:table-cell table:style-name="ce4" table:formula="of:=LEFT(SUBSTITUTE([.G136];&quot;US$&quot;;&quot;&quot;);SEARCH(&quot; &quot;;SUBSTITUTE([.G13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IAT is a Belgian company with extensive agricultural operations in Africa. In Gabon, it has a 7,300-ha oil-palm plantation, a 12,100-ha rubber plantation, and a 100,000-ha cattle farm. It also has palm-oil operations in Nigeria and Ghana.</text:p>
          </table:table-cell>
        </table:table-row>
        <table:table-row table:style-name="ro21" table:visibility="filter">
          <table:table-cell table:style-name="ce2" office:value-type="string" calcext:value-type="string">
            <text:p>Gabon</text:p>
          </table:table-cell>
          <table:table-cell table:style-name="ce2" office:value-type="string" calcext:value-type="string">
            <text:p>Olam International</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300000</text:p>
          </table:table-cell>
          <table:table-cell table:style-name="ce2" office:value-type="string" calcext:value-type="string">
            <text:p>Palm oil</text:p>
          </table:table-cell>
          <table:table-cell table:style-name="ce2" office:value-type="string" calcext:value-type="string">
            <text:p>US$250 million</text:p>
          </table:table-cell>
          <table:table-cell table:style-name="ce4" table:formula="of:=LEFT(SUBSTITUTE([.G137];&quot;US$&quot;;&quot;&quot;);SEARCH(&quot; &quot;;SUBSTITUTE([.G137];&quot;US$&quot;;&quot;&quot;)))" office:value-type="string" office:string-value="250 " calcext:value-type="string">
            <text:p>250 </text:p>
          </table:table-cell>
          <table:table-cell table:style-name="ce2" office:value-type="string" calcext:value-type="string">
            <text:p>Done</text:p>
          </table:table-cell>
          <table:table-cell table:style-name="ce2" office:value-type="string" calcext:value-type="string">
            <text:p>Olam is an Indian non-resident company, based in Singapore. It is one of the world's largest commodity traders and is investing heavily in farming operations and contract farming schemes, particularly in Africa and Latin America. In January 2012, Olam announced a US$250-million investment to develop a 50,000-ha oil palm plantation in Gabon.</text:p>
          </table:table-cell>
        </table:table-row>
        <table:table-row table:style-name="ro21" table:visibility="filter">
          <table:table-cell table:style-name="ce2" office:value-type="string" calcext:value-type="string">
            <text:p>Gambia, The</text:p>
          </table:table-cell>
          <table:table-cell table:style-name="ce2" office:value-type="string" calcext:value-type="string">
            <text:p>Mercatalonia</text:p>
          </table:table-cell>
          <table:table-cell table:style-name="ce2" office:value-type="string" calcext:value-type="string">
            <text:p>Spain</text:p>
          </table:table-cell>
          <table:table-cell table:style-name="ce2" office:value-type="string" calcext:value-type="string">
            <text:p>Agribusiness</text:p>
          </table:table-cell>
          <table:table-cell table:style-name="ce2" office:value-type="string" calcext:value-type="string">
            <text:p>200000</text:p>
          </table:table-cell>
          <table:table-cell table:style-name="ce2" office:value-type="string" calcext:value-type="string">
            <text:p>Fodder, maize, palm oil, rice, soybeans, sugar cane</text:p>
          </table:table-cell>
          <table:table-cell table:style-name="ce2" office:value-type="string" calcext:value-type="string">
            <text:p>US$328 million</text:p>
          </table:table-cell>
          <table:table-cell table:style-name="ce4" table:formula="of:=LEFT(SUBSTITUTE([.G138];&quot;US$&quot;;&quot;&quot;);SEARCH(&quot; &quot;;SUBSTITUTE([.G138];&quot;US$&quot;;&quot;&quot;)))" office:value-type="string" office:string-value="328 " calcext:value-type="string">
            <text:p>328 </text:p>
          </table:table-cell>
          <table:table-cell table:style-name="ce2" office:value-type="string" calcext:value-type="string">
            <text:p>Done</text:p>
          </table:table-cell>
          <table:table-cell table:style-name="ce2" office:value-type="string" calcext:value-type="string">
            <text:p>Mercatalonia is a Spanish company established by precious metals importer Modesto Beltrán Petter’s. It's subsidiary in The Gambia, Mercatalonia Banjul Co. Ltd, has an MoU with the government to implement Afropalma 2020, a project to develop plantations of sugar cane, soybeans, maize, rice, fodder, and palm oil on 150,000-200,000 ha. Canavialis, a Brazilian sugar-cane breeding company owned by Monsanto, is also collaborating in the project.</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Brazil Agro Business Group</text:p>
          </table:table-cell>
          <table:table-cell table:style-name="ce2" office:value-type="string" calcext:value-type="string">
            <text:p>Brazil</text:p>
          </table:table-cell>
          <table:table-cell table:style-name="ce2" office:value-type="string" calcext:value-type="string">
            <text:p>Agribusiness</text:p>
          </table:table-cell>
          <table:table-cell table:style-name="ce2" office:value-type="string" calcext:value-type="string">
            <text:p>5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39];&quot;US$&quot;;&quot;&quot;);SEARCH(&quot; &quot;;SUBSTITUTE([.G13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Brazil Agro-Business Group is owned by Brazilian farmer Frademir Saccol and a Brazilian partner. The company, which is developing large-scale rice farms in Ghana, began with a 500-ha operation in 2009 on lands that it leased in Agave in the Volta Region. In 2009 it said it was planning to expand to 5,000 ha.</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Compagnie Fruitière</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3500</text:p>
          </table:table-cell>
          <table:table-cell table:style-name="ce2" office:value-type="string" calcext:value-type="string">
            <text:p>Banaba, pineapple</text:p>
          </table:table-cell>
          <table:table-cell table:style-name="ce2" office:value-type="string" calcext:value-type="string">
            <text:p>Missing</text:p>
          </table:table-cell>
          <table:table-cell table:style-name="ce4" table:formula="of:=LEFT(SUBSTITUTE([.G140];&quot;US$&quot;;&quot;&quot;);SEARCH(&quot; &quot;;SUBSTITUTE([.G14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ompagnie Fruitière is 40% owned by Dole (US). Its subsidiary in Ghana is Golden Exotics Ltd. The company controls 40% of pineapple production Ghana and 88% of banana production. It owns two plantations in the south of the country: one for pineapple and one for banana. Compagnie Fruitière also has plantations in Ivory Coast (3,600 ha), Cameroon (4,500 ha) and Senegal.</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Bionic Palm Limited</text:p>
          </table:table-cell>
          <table:table-cell table:style-name="ce2" office:value-type="string" calcext:value-type="string">
            <text:p>Germany</text:p>
          </table:table-cell>
          <table:table-cell table:style-name="ce2" office:value-type="string" calcext:value-type="string">
            <text:p>Energy</text:p>
          </table:table-cell>
          <table:table-cell table:style-name="ce2" office:value-type="string" calcext:value-type="string">
            <text:p>3940</text:p>
          </table:table-cell>
          <table:table-cell table:style-name="ce2" office:value-type="string" calcext:value-type="string">
            <text:p>Biofuel and food crops</text:p>
          </table:table-cell>
          <table:table-cell table:style-name="ce2" office:value-type="string" calcext:value-type="string">
            <text:p>Missing</text:p>
          </table:table-cell>
          <table:table-cell table:style-name="ce4" table:formula="of:=LEFT(SUBSTITUTE([.G141];&quot;US$&quot;;&quot;&quot;);SEARCH(&quot; &quot;;SUBSTITUTE([.G14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Bionic Fuel Group is an engineering company that develops and builds synthetic fuel reactors and turnkey production plants. In 2008, it established Bionic Palm Limited (BPL) in Ghana to invest in agricultural production. In Ghana, the company acquired a palm-oil mill and 1,750 ha on a 50-year lease for oil-palm plantations. The company says that it has completed negotiations for another 2,190 ha, and intends to increase its total oil-palm plantations to 10,000 ha.</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Symboil</text:p>
          </table:table-cell>
          <table:table-cell table:style-name="ce2" office:value-type="string" calcext:value-type="string">
            <text:p>Germany</text:p>
          </table:table-cell>
          <table:table-cell table:style-name="ce2" office:value-type="string" calcext:value-type="string">
            <text:p>Energy</text:p>
          </table:table-cell>
          <table:table-cell table:style-name="ce2" office:value-type="string" calcext:value-type="string">
            <text:p>135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42];&quot;US$&quot;;&quot;&quot;);SEARCH(&quot; &quot;;SUBSTITUTE([.G14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ymboil is a key supplier of vegetable oil to the operators of co-generation plants in Germany. It began operations in Ghana in 2007 for the production and export of palm oil, and has acquired 7,000 ha under a 49-year lease with an option to expand to 13,500 ha. It is also planning to invest in oil-crop production in Russia.</text:p>
          </table:table-cell>
        </table:table-row>
        <table:table-row table:style-name="ro21" table:visibility="filter">
          <table:table-cell table:style-name="ce2" office:value-type="string" calcext:value-type="string">
            <text:p>Ghana</text:p>
          </table:table-cell>
          <table:table-cell table:number-columns-repeated="2" table:style-name="ce2" office:value-type="string" calcext:value-type="string">
            <text:p>Qatar</text:p>
          </table:table-cell>
          <table:table-cell table:style-name="ce2" office:value-type="string" calcext:value-type="string">
            <text:p>Government</text:p>
          </table:table-cell>
          <table:table-cell table:style-name="ce2" office:value-type="string" calcext:value-type="string">
            <text:p>50000</text:p>
          </table:table-cell>
          <table:table-cell table:style-name="ce2" office:value-type="string" calcext:value-type="string">
            <text:p>Food crops</text:p>
          </table:table-cell>
          <table:table-cell table:style-name="ce2" office:value-type="string" calcext:value-type="string">
            <text:p>Missing</text:p>
          </table:table-cell>
          <table:table-cell table:style-name="ce4" table:formula="of:=LEFT(SUBSTITUTE([.G143];&quot;US$&quot;;&quot;&quot;);SEARCH(&quot; &quot;;SUBSTITUTE([.G143];&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December 2010, Reuters reported that the governments of Ghana and Qatar had agreed to set up a joint venture company for the production of food crops in Ghana to export to Qatar. They announced that the project would begin with a 50,000-ha pilot project.</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Wilmar International</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6157</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44];&quot;US$&quot;;&quot;&quot;);SEARCH(&quot; &quot;;SUBSTITUTE([.G14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s of March 2011, Wilmar, one of the world's largest commodity traders and palm-oil producers, became a major shareholder in Benso Oil Palm Plantation, which it acquired from UK-based Unilever. The plantation is located in the south of Ghana.</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Jose García-Carrion</text:p>
          </table:table-cell>
          <table:table-cell table:style-name="ce2" office:value-type="string" calcext:value-type="string">
            <text:p>Spain</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Fruit</text:p>
          </table:table-cell>
          <table:table-cell table:style-name="ce2" office:value-type="string" calcext:value-type="string">
            <text:p>Missing</text:p>
          </table:table-cell>
          <table:table-cell table:style-name="ce4" table:formula="of:=LEFT(SUBSTITUTE([.G145];&quot;US$&quot;;&quot;&quot;);SEARCH(&quot; &quot;;SUBSTITUTE([.G14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panish fruit producer José García-Carrión acquired 10,000 ha of land in Ghana mainly for the production of pineapple for export to Europe.</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Africa Atlantic Holdings</text:p>
          </table:table-cell>
          <table:table-cell table:style-name="ce2" office:value-type="string" calcext:value-type="string">
            <text:p>UAE</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Maize</text:p>
          </table:table-cell>
          <table:table-cell table:style-name="ce2" office:value-type="string" calcext:value-type="string">
            <text:p>Missing</text:p>
          </table:table-cell>
          <table:table-cell table:style-name="ce4" table:formula="of:=LEFT(SUBSTITUTE([.G146];&quot;US$&quot;;&quot;&quot;);SEARCH(&quot; &quot;;SUBSTITUTE([.G14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frica Atlantic Holdings Ltd is a Dubai-based company investing in farmland in Ghana. So far it has secured a 50-year lease for 10,000 ha on the shores of Lake Volta in the Afram Plains region, where it will grow maize. The company was founded by former US congressional aid Jon Vandenheuvel and Kristopher Klokkenga, an American who formerly worked with ADM and Wilmar in Africa. The company is chaired by Issa Baluch, owner of the Swift Group in Dubai, one of the largest transport logistics companies in the UAE. Africa Atlantic also has a subsidiary, Africa Atlantic Franchise Farms Ltd, which will sell franchise rights to foreign and local investors for the farms that the company operates in Ghana.</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DOS Palm Oil Production Limited</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3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47];&quot;US$&quot;;&quot;&quot;);SEARCH(&quot; &quot;;SUBSTITUTE([.G14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DOS Palm Oil is a UK company established in 2006 to develop oil-palm plantations in Africa. By 2012, the company had 700 ha under its own plantations in Ghana, with plans to increase this to 3,000 ha in the coming years. It owns two production plants in the Central and Western regions of Ghana.</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GADCO</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48];&quot;US$&quot;;&quot;&quot;);SEARCH(&quot; &quot;;SUBSTITUTE([.G14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Global Agri-Development Company (GADCO) is a US company with financial backing from US asset manager Summit Capital. The company is developing large-scale, vertically integrated rice production in West Africa. In 2011, GADCO signed a contract with local chiefs in South Tongu District in the Volta Region of Ghana, giving it a 30-year lease on 1,000 ha, which the company says it will expand to 4,000 ha within four years. The company has a strategic partnership with Agropecuária Foletto, a Brazilian company owned by one of Brazil's largest rice farmers, Ari Foletto, to oversee the operations of its rice farms in Ghana. It also has a partnership with the Alliance for A Green Revolution in Africa (AGRA).</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T4M</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0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49];&quot;US$&quot;;&quot;&quot;);SEARCH(&quot; &quot;;SUBSTITUTE([.G14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4M claims to have completed negotiations for 25-year leases on 100,000 ha in Ghana and 300,000 ha in Nigeria. It is working in partnership with the Government of Vietnam and is supported by the UK government. It is looking for investors to inject US$425 million for each 10,000-ha farm it plans to establish on the lands it has leased.</text:p>
          </table:table-cell>
        </table:table-row>
        <table:table-row table:style-name="ro21" table:visibility="filter">
          <table:table-cell table:style-name="ce2" office:value-type="string" calcext:value-type="string">
            <text:p>Ghana</text:p>
          </table:table-cell>
          <table:table-cell table:style-name="ce2" office:value-type="string" calcext:value-type="string">
            <text:p>Herakles Capital</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4364</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50];&quot;US$&quot;;&quot;&quot;);SEARCH(&quot; &quot;;SUBSTITUTE([.G15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Herakles Farms is an affiliate of Herakles Capital, a venture capital firm based in New York City. It is pursuing the acquisition and development of oil-palm plantations on over 80,000 ha in West and Central Africa. In south-western Cameroon, the company acquired a 99-year lease for 73,000 ha adjacent to several important reserves, including the Korup National Park, where it will develop oil-palm plantations that environmental NGOs say will destroy forests and small farms in the area. In Ghana, the company has acquired over 4,000 ha in the Volta and Dodod Pepesu regions for oil-palm plantations.</text:p>
          </table:table-cell>
        </table:table-row>
        <table:table-row table:style-name="ro21" table:visibility="filter">
          <table:table-cell table:style-name="ce2" office:value-type="string" calcext:value-type="string">
            <text:p>Guinea</text:p>
          </table:table-cell>
          <table:table-cell table:style-name="ce2" office:value-type="string" calcext:value-type="string">
            <text:p>Farm Lands of Guinea, Inc</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06415</text:p>
          </table:table-cell>
          <table:table-cell table:style-name="ce2" office:value-type="string" calcext:value-type="string">
            <text:p>Maize, soybeans</text:p>
          </table:table-cell>
          <table:table-cell table:style-name="ce2" office:value-type="string" calcext:value-type="string">
            <text:p>US$5 million</text:p>
          </table:table-cell>
          <table:table-cell table:style-name="ce4" table:formula="of:=LEFT(SUBSTITUTE([.G151];&quot;US$&quot;;&quot;&quot;);SEARCH(&quot; &quot;;SUBSTITUTE([.G151];&quot;US$&quot;;&quot;&quot;)))" office:value-type="string" office:string-value="5 " calcext:value-type="string">
            <text:p>5 </text:p>
          </table:table-cell>
          <table:table-cell table:style-name="ce2" office:value-type="string" calcext:value-type="string">
            <text:p>Done</text:p>
          </table:table-cell>
          <table:table-cell table:style-name="ce2" office:value-type="string" calcext:value-type="string">
            <text:p>Farm Lands of Guinea (FLG) is a company based in Gibraltar and registered in the British Virgin Islands. On September 16, 2010, with a military junta in control of the Government of Guinea, FLG signed two deals with Guinea's Ministry of Agriculture, giving it 99-year lease rights to more than 100,000 ha of agricultural land, where it intends to grow maize and soybeans. Under a subsequent protocol, signed while the junta was still in power, FLG agreed to survey and map roughly 1.5 million ha and to "prepare it for third-party development under 99-year leases". FLG maintains that in return the Ministry of Agriculture gave it exclusive marketing rights over the lands "with a commission of 15% being payable on closed sales". Late in 2011, FLG reported that its representatives had been in Sierra Leone and The Gambia prospecting for land, and that it had identified 10,000 ha in Mali's Office du Niger with the country's Minister of Agriculture. In November 2011, London -based Craven House Capital, formely AIM Investments, bought US$1,000,000-worth of FLG common shares.</text:p>
          </table:table-cell>
        </table:table-row>
        <table:table-row table:style-name="ro21" table:visibility="filter">
          <table:table-cell table:style-name="ce2" office:value-type="string" calcext:value-type="string">
            <text:p>Hungary</text:p>
          </table:table-cell>
          <table:table-cell table:style-name="ce2" office:value-type="string" calcext:value-type="string">
            <text:p>Germanagrar</text:p>
          </table:table-cell>
          <table:table-cell table:style-name="ce2" office:value-type="string" calcext:value-type="string">
            <text:p>Germany</text:p>
          </table:table-cell>
          <table:table-cell table:style-name="ce2" office:value-type="string" calcext:value-type="string">
            <text:p>Real estate</text:p>
          </table:table-cell>
          <table:table-cell table:style-name="ce2" office:value-type="string" calcext:value-type="string">
            <text:p>11300</text:p>
          </table:table-cell>
          <table:table-cell table:style-name="ce2" office:value-type="string" calcext:value-type="string">
            <text:p>Wheat</text:p>
          </table:table-cell>
          <table:table-cell table:style-name="ce2" office:value-type="string" calcext:value-type="string">
            <text:p>Missing</text:p>
          </table:table-cell>
          <table:table-cell table:style-name="ce4" table:formula="of:=LEFT(SUBSTITUTE([.G152];&quot;US$&quot;;&quot;&quot;);SEARCH(&quot; &quot;;SUBSTITUTE([.G15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row>
        <table:table-row table:style-name="ro21" table:visibility="filter">
          <table:table-cell table:style-name="ce2" office:value-type="string" calcext:value-type="string">
            <text:p>Indonesia</text:p>
          </table:table-cell>
          <table:table-cell table:style-name="ce2" office:value-type="string" calcext:value-type="string">
            <text:p>"Chinese investors"</text:p>
          </table:table-cell>
          <table:table-cell table:style-name="ce2" office:value-type="string" calcext:value-type="string">
            <text:p>China</text:p>
          </table:table-cell>
          <table:table-cell table:style-name="ce2" office:value-type="string" calcext:value-type="string">
            <text:p>Missing</text:p>
          </table:table-cell>
          <table:table-cell table:style-name="ce2" office:value-type="string" calcext:value-type="string">
            <text:p>1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53];&quot;US$&quot;;&quot;&quot;);SEARCH(&quot; &quot;;SUBSTITUTE([.G153];&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April 2010, the Secretary of the Mamuju agriculture and animal husbandry agency told the ANTARA news agency that Chinese investors were planning to develop 1,000 ha of rice fields in Tommo subdistrict, Mamuju regency, West Sulawesi province. He did not disclose the name of the investor.</text:p>
          </table:table-cell>
        </table:table-row>
        <table:table-row table:style-name="ro21" table:visibility="filter">
          <table:table-cell table:style-name="ce2" office:value-type="string" calcext:value-type="string">
            <text:p>Indonesia</text:p>
          </table:table-cell>
          <table:table-cell table:style-name="ce2" office:value-type="string" calcext:value-type="string">
            <text:p>KS Oils</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56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54];&quot;US$&quot;;&quot;&quot;);SEARCH(&quot; &quot;;SUBSTITUTE([.G15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KS Oils is one of India’s largest edible-oil companies. The company began investing heavily in oil-palm plantations in Indonesia in 2008 through its Singapore-based subsidiary KS Natural Resources Pte Ltd. By October 2009, it had acquired 56,000 ha in Kalimantan and Sumatra. KS Oils is backed by Indian billionaire C. Sivasankaran and three private equity funds: New Silk Route, Citi Venture Capital and Barings Private Equity Asia.</text:p>
          </table:table-cell>
        </table:table-row>
        <table:table-row table:style-name="ro21" table:visibility="filter">
          <table:table-cell table:style-name="ce2" office:value-type="string" calcext:value-type="string">
            <text:p>Indonesia</text:p>
          </table:table-cell>
          <table:table-cell table:style-name="ce2" office:value-type="string" calcext:value-type="string">
            <text:p>Noble Group</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325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55];&quot;US$&quot;;&quot;&quot;);SEARCH(&quot; &quot;;SUBSTITUTE([.G15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une 2010, Noble Group, one of the world's largest global commodity traders, acquired a 51% stake in the Indonesian palm-oil company PT Henrison Inti Persada, a subsidiary of the Kayu Lapis Indonesia Group, giving it control of the 32,500 ha of forested lands in Sorong Regency, West Papua Province where Henrison Inti Persada is developing oil-palm plantations. Local communities were reported to have been paid as little as US$2.50 per hectare when the lands were acquired by Henrison Inti Persada.</text:p>
          </table:table-cell>
        </table:table-row>
        <table:table-row table:style-name="ro21">
          <table:table-cell table:style-name="ce2" office:value-type="string" calcext:value-type="string">
            <text:p>Indonesia</text:p>
          </table:table-cell>
          <table:table-cell table:style-name="ce2" office:value-type="string" calcext:value-type="string">
            <text:p>Wilmar International</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200000</text:p>
          </table:table-cell>
          <table:table-cell table:style-name="ce2" office:value-type="string" calcext:value-type="string">
            <text:p>Sugar cane</text:p>
          </table:table-cell>
          <table:table-cell table:style-name="ce2" office:value-type="string" calcext:value-type="string">
            <text:p>US$2,000 million</text:p>
          </table:table-cell>
          <table:table-cell table:style-name="ce4" table:formula="of:=LEFT(SUBSTITUTE([.G156];&quot;US$&quot;;&quot;&quot;);SEARCH(&quot; &quot;;SUBSTITUTE([.G156];&quot;US$&quot;;&quot;&quot;)))" office:value-type="string" office:string-value="2,000 " calcext:value-type="string">
            <text:p>2,000 </text:p>
          </table:table-cell>
          <table:table-cell table:style-name="ce2" office:value-type="string" calcext:value-type="string">
            <text:p>Done</text:p>
          </table:table-cell>
          <table:table-cell table:style-name="ce2" office:value-type="string" calcext:value-type="string">
            <text:p>Singapore-based Wilmar, controlled by the Malaysian tycoon Robert Kuok, is one of the world's largest palm-oil companies and a major sugar producer. In September 2009, the company secured a permit to convert 200,000 ha of mainly forested land in Papua, Indonesia into sugar-cane plantations, as part of the Merauke Integrated Food and Energy Estate mega-project that the Indonesian government is pursuing. In December 2010, Wilmar became the largest sugar producer in Australia when it acquired CSR Limited, giving it control over a number of sugar-cane farms in the country.</text:p>
          </table:table-cell>
        </table:table-row>
        <table:table-row table:style-name="ro21">
          <table:table-cell table:style-name="ce2" office:value-type="string" calcext:value-type="string">
            <text:p>Indonesia</text:p>
          </table:table-cell>
          <table:table-cell table:style-name="ce2" office:value-type="string" calcext:value-type="string">
            <text:p>Agro Enerpia Indonesia</text:p>
          </table:table-cell>
          <table:table-cell table:style-name="ce2" office:value-type="string" calcext:value-type="string">
            <text:p>South Korea</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Maize</text:p>
          </table:table-cell>
          <table:table-cell table:style-name="ce2" office:value-type="string" calcext:value-type="string">
            <text:p>US$2,000 million</text:p>
          </table:table-cell>
          <table:table-cell table:style-name="ce4" table:formula="of:=LEFT(SUBSTITUTE([.G157];&quot;US$&quot;;&quot;&quot;);SEARCH(&quot; &quot;;SUBSTITUTE([.G157];&quot;US$&quot;;&quot;&quot;)))" office:value-type="string" office:string-value="2,000 " calcext:value-type="string">
            <text:p>2,000 </text:p>
          </table:table-cell>
          <table:table-cell table:style-name="ce2" office:value-type="string" calcext:value-type="string">
            <text:p>In process</text:p>
          </table:table-cell>
          <table:table-cell table:style-name="ce2" office:value-type="string" calcext:value-type="string">
            <text:p>In July 2008, a spokesman for the Buol regional government told Antara News that South Korean-based PT Agro Enerpia Indonesia was going to invest US$2 billion in maize plantations in the the Buol district of Central Sulawesi. The company wanted 25,000 ha but the government offered to make available only 10,000 ha, in Palele Gadung and Bunobugu.</text:p>
          </table:table-cell>
        </table:table-row>
        <table:table-row table:style-name="ro21" table:visibility="filter">
          <table:table-cell table:style-name="ce2" office:value-type="string" calcext:value-type="string">
            <text:p>Indonesia</text:p>
          </table:table-cell>
          <table:table-cell table:style-name="ce2" office:value-type="string" calcext:value-type="string">
            <text:p>Daewoo Logistic Indonesia / Cheil Jedang Samsung</text:p>
          </table:table-cell>
          <table:table-cell table:style-name="ce2" office:value-type="string" calcext:value-type="string">
            <text:p>South Korea</text:p>
          </table:table-cell>
          <table:table-cell table:style-name="ce2" office:value-type="string" calcext:value-type="string">
            <text:p>Industrial</text:p>
          </table:table-cell>
          <table:table-cell table:style-name="ce2" office:value-type="string" calcext:value-type="string">
            <text:p>24000</text:p>
          </table:table-cell>
          <table:table-cell table:style-name="ce2" office:value-type="string" calcext:value-type="string">
            <text:p>Maize</text:p>
          </table:table-cell>
          <table:table-cell table:style-name="ce2" office:value-type="string" calcext:value-type="string">
            <text:p>US$50 million</text:p>
          </table:table-cell>
          <table:table-cell table:style-name="ce4" table:formula="of:=LEFT(SUBSTITUTE([.G158];&quot;US$&quot;;&quot;&quot;);SEARCH(&quot; &quot;;SUBSTITUTE([.G158];&quot;US$&quot;;&quot;&quot;)))" office:value-type="string" office:string-value="50 " calcext:value-type="string">
            <text:p>50 </text:p>
          </table:table-cell>
          <table:table-cell table:style-name="ce2" office:value-type="string" calcext:value-type="string">
            <text:p>In process</text:p>
          </table:table-cell>
          <table:table-cell table:style-name="ce2" office:value-type="string" calcext:value-type="string">
            <text:p>In January 2009, Antara News reported that South Korea's PT Daewoo Logistic Indonesia and Cheil Jedang Samsung would invest US$50 million in a joint venture to produce maize on the islands of Buru and Sumba. The Chairman of Indonesia's National Corn Council said that around 12,000 ha were available on each of the islands for the project, which would also include the construction of processing facilities to produce flour, animal feed, methane gas, and ethanol, all of which would be exported. PT Daewoo Logistic Indonesia's mother company, Daewoo Logistics, filed for bankruptcy in July 2009 after its highly controversial 1.3 million-ha planned farming venture in Madagascar was jettisoned in a military coup earlier in the year.</text:p>
          </table:table-cell>
        </table:table-row>
        <table:table-row table:style-name="ro21" table:visibility="filter">
          <table:table-cell table:style-name="ce2" office:value-type="string" calcext:value-type="string">
            <text:p>Indonesia</text:p>
          </table:table-cell>
          <table:table-cell table:style-name="ce2" office:value-type="string" calcext:value-type="string">
            <text:p>Minerals Energy Commodities Holding</text:p>
          </table:table-cell>
          <table:table-cell table:style-name="ce2" office:value-type="string" calcext:value-type="string">
            <text:p>UAE</text:p>
          </table:table-cell>
          <table:table-cell table:style-name="ce2" office:value-type="string" calcext:value-type="string">
            <text:p>Mining</text:p>
          </table:table-cell>
          <table:table-cell table:style-name="ce2" office:value-type="string" calcext:value-type="string">
            <text:p>100000</text:p>
          </table:table-cell>
          <table:table-cell table:style-name="ce2" office:value-type="string" calcext:value-type="string">
            <text:p>Fruit, palm oil, rice, sugar cane</text:p>
          </table:table-cell>
          <table:table-cell table:style-name="ce2" office:value-type="string" calcext:value-type="string">
            <text:p>Missing</text:p>
          </table:table-cell>
          <table:table-cell table:style-name="ce4" table:formula="of:=LEFT(SUBSTITUTE([.G159];&quot;US$&quot;;&quot;&quot;);SEARCH(&quot; &quot;;SUBSTITUTE([.G159];&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Minerals Energy Commodities Holding (MEC) is a 50-50 joint venture between the Ras Al Khaimah Investment Authority of the UAE and the UAE-based mining company Trimex. In February 2010, it was reported that the company was planning a 100,000-ha agricultural project in the East Kalimantan region of Indonesia.</text:p>
          </table:table-cell>
        </table:table-row>
        <table:table-row table:style-name="ro21" table:visibility="filter">
          <table:table-cell table:style-name="ce2" office:value-type="string" calcext:value-type="string">
            <text:p>Indonesia</text:p>
          </table:table-cell>
          <table:table-cell table:style-name="ce2" office:value-type="string" calcext:value-type="string">
            <text:p>Bunge</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25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60];&quot;US$&quot;;&quot;&quot;);SEARCH(&quot; &quot;;SUBSTITUTE([.G160];&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Bunge Agribusiness Singapore, the wholly owned subsidiary of Bunge Limited, "announced that it intends to form a joint venture with PT Bumiraya Investindo ('BRI'), the Indonesian palm plantation subsidiary of PT Tiga Pilar Sejahtera Food Tbk ('TPS Food')". TPS food has 25,000-ha oil-palm concessions in Indonesia. Bunge would acquire a 35% minority stake in BRI.</text:p>
          </table:table-cell>
        </table:table-row>
        <table:table-row table:style-name="ro21" table:visibility="filter">
          <table:table-cell table:style-name="ce2" office:value-type="string" calcext:value-type="string">
            <text:p>Jamaica</text:p>
          </table:table-cell>
          <table:table-cell table:style-name="ce2" office:value-type="string" calcext:value-type="string">
            <text:p>COMPLANT</text:p>
          </table:table-cell>
          <table:table-cell table:style-name="ce2" office:value-type="string" calcext:value-type="string">
            <text:p>China</text:p>
          </table:table-cell>
          <table:table-cell table:style-name="ce2" office:value-type="string" calcext:value-type="string">
            <text:p>Agribusiness, construction</text:p>
          </table:table-cell>
          <table:table-cell table:style-name="ce2" office:value-type="string" calcext:value-type="string">
            <text:p>18000</text:p>
          </table:table-cell>
          <table:table-cell table:style-name="ce2" office:value-type="string" calcext:value-type="string">
            <text:p>Sugar cane</text:p>
          </table:table-cell>
          <table:table-cell table:style-name="ce2" office:value-type="string" calcext:value-type="string">
            <text:p>US$166 million</text:p>
          </table:table-cell>
          <table:table-cell table:style-name="ce4" table:formula="of:=LEFT(SUBSTITUTE([.G161];&quot;US$&quot;;&quot;&quot;);SEARCH(&quot; &quot;;SUBSTITUTE([.G161];&quot;US$&quot;;&quot;&quot;)))" office:value-type="string" office:string-value="166 " calcext:value-type="string">
            <text:p>166 </text:p>
          </table:table-cell>
          <table:table-cell table:style-name="ce2" office:value-type="string" calcext:value-type="string">
            <text:p>Done</text:p>
          </table:table-cell>
          <table:table-cell table:style-name="ce2"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f 10,000 ha for sugar-cane production.</text:p>
          </table:table-cell>
        </table:table-row>
        <table:table-row table:style-name="ro21" table:visibility="filter">
          <table:table-cell table:style-name="ce2" office:value-type="string" calcext:value-type="string">
            <text:p>Kenya</text:p>
          </table:table-cell>
          <table:table-cell table:style-name="ce2" office:value-type="string" calcext:value-type="string">
            <text:p>Omnicane</text:p>
          </table:table-cell>
          <table:table-cell table:style-name="ce2" office:value-type="string" calcext:value-type="string">
            <text:p>Mauritius</text:p>
          </table:table-cell>
          <table:table-cell table:style-name="ce2" office:value-type="string" calcext:value-type="string">
            <text:p>Agribusiness</text:p>
          </table:table-cell>
          <table:table-cell table:style-name="ce2" office:value-type="string" calcext:value-type="string">
            <text:p>6879</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62];&quot;US$&quot;;&quot;&quot;);SEARCH(&quot; &quot;;SUBSTITUTE([.G162];&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Omnicane, which is listed on the Stock Exchange of Mauritius, intends to team up with local investors to form a joint venture, Kwale International Sugar Company Limited (KISCOL).</text:p>
          </table:table-cell>
        </table:table-row>
        <table:table-row table:style-name="ro21" table:visibility="filter">
          <table:table-cell table:style-name="ce2" office:value-type="string" calcext:value-type="string">
            <text:p>Kenya</text:p>
          </table:table-cell>
          <table:table-cell table:style-name="ce2" office:value-type="string" calcext:value-type="string">
            <text:p>Dominion Farms</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7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63];&quot;US$&quot;;&quot;&quot;);SEARCH(&quot; &quot;;SUBSTITUTE([.G16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Dominion Farms is owned by Calvin Burgess, a wealthy American who made his fortune in construction and real estate. Burgess set up the company to develop rice farms in Africa. It established its first farm on a 7,000-ha piece of land in the Yala Swamp area in Kenya, which it obtained on a 25-year lease. The local communities living in the area complain of being displaced without compensation, of losing access to water and pasture for their livestock, of losing access to potable water and of pollution from the regular aerial spraying of fertilisers and agrochemicals. They continue to struggle to get their lands back and to get Dominion to leave. Undaunted by the opposition in Kenya, Burgess is now seeking to expand into Nigeria, where he has acquired 30,000 ha in Taraba State with the backing of former President Olusegun Obasanjo.</text:p>
          </table:table-cell>
        </table:table-row>
        <table:table-row table:style-name="ro21" table:visibility="filter">
          <table:table-cell table:style-name="ce2" office:value-type="string" calcext:value-type="string">
            <text:p>Laos</text:p>
          </table:table-cell>
          <table:table-cell table:style-name="ce2" office:value-type="string" calcext:value-type="string">
            <text:p>ZTE</text:p>
          </table:table-cell>
          <table:table-cell table:style-name="ce2" office:value-type="string" calcext:value-type="string">
            <text:p>China</text:p>
          </table:table-cell>
          <table:table-cell table:style-name="ce2" office:value-type="string" calcext:value-type="string">
            <text:p>Telecommunications</text:p>
          </table:table-cell>
          <table:table-cell table:style-name="ce2" office:value-type="string" calcext:value-type="string">
            <text:p>50000</text:p>
          </table:table-cell>
          <table:table-cell table:style-name="ce2" office:value-type="string" calcext:value-type="string">
            <text:p>Cassava</text:p>
          </table:table-cell>
          <table:table-cell table:style-name="ce2" office:value-type="string" calcext:value-type="string">
            <text:p>Missing</text:p>
          </table:table-cell>
          <table:table-cell table:style-name="ce4" table:formula="of:=LEFT(SUBSTITUTE([.G164];&quot;US$&quot;;&quot;&quot;);SEARCH(&quot; &quot;;SUBSTITUTE([.G16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ZTE Corporation is China's largest telecommunications company, with operations in more than 140 countries. In 2007, it established ZTE Energy to invest in biofuels and food production in China and overseas. In October 2010, Asian Sentinel reported that ZTE had reached an agreement with Laotian authorities for 50,000 ha to produce cassava, and that it was looking for up to 100,000 ha across four southern provinces.</text:p>
          </table:table-cell>
        </table:table-row>
        <table:table-row table:style-name="ro21" table:visibility="filter">
          <table:table-cell table:style-name="ce2" office:value-type="string" calcext:value-type="string">
            <text:p>Laos</text:p>
          </table:table-cell>
          <table:table-cell table:number-columns-repeated="2" table:style-name="ce2" office:value-type="string" calcext:value-type="string">
            <text:p>Kuwait</text:p>
          </table:table-cell>
          <table:table-cell table:style-name="ce2" office:value-type="string" calcext:value-type="string">
            <text:p>Government</text:p>
          </table:table-cell>
          <table:table-cell table:style-name="ce2" office:value-type="string" calcext:value-type="string">
            <text:p>20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65];&quot;US$&quot;;&quot;&quot;);SEARCH(&quot; &quot;;SUBSTITUTE([.G165];&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The Government of Laos and Kuwait signed an agreement to investigate the potential for the production of rice for export to Kuwait. Laos has allocated 200,000 ha of land towards the project, and Kuwait has allocated US$350,000 towards an initial study that will examine the feasibility of expanding the Nabong Khoksa Pumping Irrigation Project in Xaythany district, Vientiane to irrigate 4,000 ha. Laos has invited the Thai government to participate in the project.</text:p>
          </table:table-cell>
        </table:table-row>
        <table:table-row table:style-name="ro21" table:visibility="filter">
          <table:table-cell table:style-name="ce2" office:value-type="string" calcext:value-type="string">
            <text:p>Laos</text:p>
          </table:table-cell>
          <table:table-cell table:number-columns-repeated="2" table:style-name="ce2" office:value-type="string" calcext:value-type="string">
            <text:p>Mongolia</text:p>
          </table:table-cell>
          <table:table-cell table:style-name="ce2" office:value-type="string" calcext:value-type="string">
            <text:p>Government</text:p>
          </table:table-cell>
          <table:table-cell table:style-name="ce2" office:value-type="string" calcext:value-type="string">
            <text:p>10000</text:p>
          </table:table-cell>
          <table:table-cell table:style-name="ce2" office:value-type="string" calcext:value-type="string">
            <text:p>Rice and other crops</text:p>
          </table:table-cell>
          <table:table-cell table:style-name="ce2" office:value-type="string" calcext:value-type="string">
            <text:p>Missing</text:p>
          </table:table-cell>
          <table:table-cell table:style-name="ce4" table:formula="of:=LEFT(SUBSTITUTE([.G166];&quot;US$&quot;;&quot;&quot;);SEARCH(&quot; &quot;;SUBSTITUTE([.G166];&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March 2010, Laos and Mongolia signed an agreement for cooperation in agriculture, under which Laos agreed to consider Mongolia's request for 20,000 ha on which to produce rice and other crops, and up to 20 ha for the purpose of establishing a “Mongolian Agriculture Cooperation Centre” in the Special Economic Zone in Savannakhet Province.</text:p>
          </table:table-cell>
        </table:table-row>
        <table:table-row table:style-name="ro21" table:visibility="filter">
          <table:table-cell table:style-name="ce2" office:value-type="string" calcext:value-type="string">
            <text:p>Laos</text:p>
          </table:table-cell>
          <table:table-cell table:style-name="ce2" office:value-type="string" calcext:value-type="string">
            <text:p>Khon Kaen Sugar Industry</text:p>
          </table:table-cell>
          <table:table-cell table:style-name="ce2" office:value-type="string" calcext:value-type="string">
            <text:p>Thailand</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67];&quot;US$&quot;;&quot;&quot;);SEARCH(&quot; &quot;;SUBSTITUTE([.G16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ai sugar giant Khon Kaen Sugar Industry (KSL) operates a sugar mill in Laos and is developing a sugar-cane plantation on 10,000 ha in Sawannakhet, where it has a 30-year concession. The sugar will mainly be exported to Europe to take advantage of the privileged trade access that Laos has to the EU under the EU's "Everything but arms" programme.</text:p>
          </table:table-cell>
        </table:table-row>
        <table:table-row table:style-name="ro21" table:visibility="filter">
          <table:table-cell table:style-name="ce2" office:value-type="string" calcext:value-type="string">
            <text:p>Laos</text:p>
          </table:table-cell>
          <table:table-cell table:style-name="ce2" office:value-type="string" calcext:value-type="string">
            <text:p>Mitr Phol Group</text:p>
          </table:table-cell>
          <table:table-cell table:style-name="ce2" office:value-type="string" calcext:value-type="string">
            <text:p>Thailand</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68];&quot;US$&quot;;&quot;&quot;);SEARCH(&quot; &quot;;SUBSTITUTE([.G16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ailand's Mitr Phol is Asia’s largest sugar producer and among the six biggest in the world. In 2009, the company began exporting sugar to the EU from its 6,400-ha sugar-cane plantation in Laos, taking advantage of the country's preferential trade access to Europe. That same year it acquired a 40-year lease for a 10,000-ha concession in Laos to expand its sugar-cane production, and the company announced that it was conducting a feasibility study on another 10,000 ha.</text:p>
          </table:table-cell>
        </table:table-row>
        <table:table-row table:style-name="ro21" table:visibility="filter">
          <table:table-cell table:style-name="ce2" office:value-type="string" calcext:value-type="string">
            <text:p>Laos</text:p>
          </table:table-cell>
          <table:table-cell table:style-name="ce2" office:value-type="string" calcext:value-type="string">
            <text:p>RTL World Trade Company</text:p>
          </table:table-cell>
          <table:table-cell table:style-name="ce2" office:value-type="string" calcext:value-type="string">
            <text:p>Thailand</text:p>
          </table:table-cell>
          <table:table-cell table:style-name="ce2" office:value-type="string" calcext:value-type="string">
            <text:p>Missing</text:p>
          </table:table-cell>
          <table:table-cell table:style-name="ce2" office:value-type="string" calcext:value-type="string">
            <text:p>50000</text:p>
          </table:table-cell>
          <table:table-cell table:style-name="ce2" office:value-type="string" calcext:value-type="string">
            <text:p>Cassava and oil palm</text:p>
          </table:table-cell>
          <table:table-cell table:style-name="ce2" office:value-type="string" calcext:value-type="string">
            <text:p>Missing</text:p>
          </table:table-cell>
          <table:table-cell table:style-name="ce4" table:formula="of:=LEFT(SUBSTITUTE([.G169];&quot;US$&quot;;&quot;&quot;);SEARCH(&quot; &quot;;SUBSTITUTE([.G16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September 2011, the Government of Lao PDR signed an MoU with RTL World Trade Company of Thailand to survey land and conduct a feasibility study for cassava and oil-palm plantations in Vientiane province. RTL World Trade said it was looking for 50,000 ha.</text:p>
          </table:table-cell>
        </table:table-row>
        <table:table-row table:style-name="ro21" table:visibility="filter">
          <table:table-cell table:style-name="ce2" office:value-type="string" calcext:value-type="string">
            <text:p>Liberia</text:p>
          </table:table-cell>
          <table:table-cell table:style-name="ce2" office:value-type="string" calcext:value-type="string">
            <text:p>SIFCA</text:p>
          </table:table-cell>
          <table:table-cell table:style-name="ce2" office:value-type="string" calcext:value-type="string">
            <text:p>Côte d'Ivoire</text:p>
          </table:table-cell>
          <table:table-cell table:style-name="ce2" office:value-type="string" calcext:value-type="string">
            <text:p>Agribusiness</text:p>
          </table:table-cell>
          <table:table-cell table:style-name="ce2" office:value-type="string" calcext:value-type="string">
            <text:p>8800</text:p>
          </table:table-cell>
          <table:table-cell table:style-name="ce2" office:value-type="string" calcext:value-type="string">
            <text:p>Oil palm</text:p>
          </table:table-cell>
          <table:table-cell table:style-name="ce2" office:value-type="string" calcext:value-type="string">
            <text:p>US$64 million</text:p>
          </table:table-cell>
          <table:table-cell table:style-name="ce4" table:formula="of:=LEFT(SUBSTITUTE([.G170];&quot;US$&quot;;&quot;&quot;);SEARCH(&quot; &quot;;SUBSTITUTE([.G170];&quot;US$&quot;;&quot;&quot;)))" office:value-type="string" office:string-value="64 " calcext:value-type="string">
            <text:p>64 </text:p>
          </table:table-cell>
          <table:table-cell table:style-name="ce2" office:value-type="string" calcext:value-type="string">
            <text:p>Done</text:p>
          </table:table-cell>
          <table:table-cell table:style-name="ce2" office:value-type="string" calcext:value-type="string">
            <text:p>In March 2011, the Government of Liberia and SIFCA signed an agreement involving the rehabilitation of an 8,800-ha oil-palm plantation, currently occupied by local farmers, and a 6,000-ha outgrower scheme. SIFCA was given a 25-year lease on the lands. In January 2012, SIFCA signed a subsequent agreement with the government to expand its rubber plantations from 8,000 ha to 35,000 ha in Maryland and River Gee counties. SIFCA is partly owned by Wilmar and Olam of Singapore.</text:p>
          </table:table-cell>
        </table:table-row>
        <table:table-row table:style-name="ro21" table:visibility="filter">
          <table:table-cell table:style-name="ce2" office:value-type="string" calcext:value-type="string">
            <text:p>Liberia</text:p>
          </table:table-cell>
          <table:table-cell table:style-name="ce2" office:value-type="string" calcext:value-type="string">
            <text:p>Libyan African Investment Portfolio</text:p>
          </table:table-cell>
          <table:table-cell table:style-name="ce2" office:value-type="string" calcext:value-type="string">
            <text:p>Libya</text:p>
          </table:table-cell>
          <table:table-cell table:style-name="ce2" office:value-type="string" calcext:value-type="string">
            <text:p>Government</text:p>
          </table:table-cell>
          <table:table-cell table:style-name="ce2" office:value-type="string" calcext:value-type="string">
            <text:p>15000</text:p>
          </table:table-cell>
          <table:table-cell table:style-name="ce2" office:value-type="string" calcext:value-type="string">
            <text:p>Rice</text:p>
          </table:table-cell>
          <table:table-cell table:style-name="ce2" office:value-type="string" calcext:value-type="string">
            <text:p>US$30 million</text:p>
          </table:table-cell>
          <table:table-cell table:style-name="ce4" table:formula="of:=LEFT(SUBSTITUTE([.G171];&quot;US$&quot;;&quot;&quot;);SEARCH(&quot; &quot;;SUBSTITUTE([.G171];&quot;US$&quot;;&quot;&quot;)))" office:value-type="string" office:string-value="30 " calcext:value-type="string">
            <text:p>30 </text:p>
          </table:table-cell>
          <table:table-cell table:style-name="ce2" office:value-type="string" calcext:value-type="string">
            <text:p>Done</text:p>
          </table:table-cell>
          <table:table-cell table:style-name="ce2" office:value-type="string" calcext:value-type="string">
            <text:p>In December 2007, Libyan African Investment Portfolio, owned by Libya's sovereign wealth fund, invested US$30 million in a rice project in Liberia managed in partnership with the Government of Liberia and a local NGO created to implement the project, Foundation for African Development Aid (ADA). ADA was granted a 20-year concession on 15,000 ha of land where it intended to grow hybrid rice varieites from China. In May 2010, Liberia's President Sirleaf announced that the project had collapsed, owing to the overthrow of the Kadhafi regime, and that her government was in the process of identifying a new investor to replace ADA.</text:p>
          </table:table-cell>
        </table:table-row>
        <table:table-row table:style-name="ro21">
          <table:table-cell table:style-name="ce2" office:value-type="string" calcext:value-type="string">
            <text:p>Liberia</text:p>
          </table:table-cell>
          <table:table-cell table:style-name="ce2" office:value-type="string" calcext:value-type="string">
            <text:p>Sime Darby</text:p>
          </table:table-cell>
          <table:table-cell table:style-name="ce2" office:value-type="string" calcext:value-type="string">
            <text:p>Malaysia</text:p>
          </table:table-cell>
          <table:table-cell table:style-name="ce2" office:value-type="string" calcext:value-type="string">
            <text:p>Agribusiness</text:p>
          </table:table-cell>
          <table:table-cell table:style-name="ce2" office:value-type="string" calcext:value-type="string">
            <text:p>220000</text:p>
          </table:table-cell>
          <table:table-cell table:style-name="ce2" office:value-type="string" calcext:value-type="string">
            <text:p>Oil palm</text:p>
          </table:table-cell>
          <table:table-cell table:style-name="ce2" office:value-type="string" calcext:value-type="string">
            <text:p>US$3,100 million</text:p>
          </table:table-cell>
          <table:table-cell table:style-name="ce4" table:formula="of:=LEFT(SUBSTITUTE([.G172];&quot;US$&quot;;&quot;&quot;);SEARCH(&quot; &quot;;SUBSTITUTE([.G172];&quot;US$&quot;;&quot;&quot;)))" office:value-type="string" office:string-value="3,100 " calcext:value-type="string">
            <text:p>3,100 </text:p>
          </table:table-cell>
          <table:table-cell table:style-name="ce2" office:value-type="string" calcext:value-type="string">
            <text:p>Done</text:p>
          </table:table-cell>
          <table:table-cell table:style-name="ce2" office:value-type="string" calcext:value-type="string">
            <text:p>Malaysia's Sime Darby is the world's largest agribusiness company and palm-oil producer. In 2009, the company was granted a 63-year lease for a 220,000-ha concession for palm-oil production spanning the counties of Grand Cape Mount, Bomi, Bong and Gbarpolu. According to the NGO Green Advocates, after local residents filed an appeal to the Roundtable on Sustainable Palm Oil, Sime Darby froze its operations and began meeting directly with the villagers. But Liberia's President Sirleaf stepped in and ended the discussions, telling the communities that attempts to defend their land rights “undermined” the Liberian government.</text:p>
          </table:table-cell>
        </table:table-row>
        <table:table-row table:style-name="ro21">
          <table:table-cell table:style-name="ce2" office:value-type="string" calcext:value-type="string">
            <text:p>Liberia</text:p>
          </table:table-cell>
          <table:table-cell table:style-name="ce2" office:value-type="string" calcext:value-type="string">
            <text:p>Golden Agri Resources</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220000</text:p>
          </table:table-cell>
          <table:table-cell table:style-name="ce2" office:value-type="string" calcext:value-type="string">
            <text:p>Oil palm</text:p>
          </table:table-cell>
          <table:table-cell table:style-name="ce2" office:value-type="string" calcext:value-type="string">
            <text:p>US$1,600 million</text:p>
          </table:table-cell>
          <table:table-cell table:style-name="ce4" table:formula="of:=LEFT(SUBSTITUTE([.G173];&quot;US$&quot;;&quot;&quot;);SEARCH(&quot; &quot;;SUBSTITUTE([.G173];&quot;US$&quot;;&quot;&quot;)))" office:value-type="string" office:string-value="1,600 " calcext:value-type="string">
            <text:p>1,600 </text:p>
          </table:table-cell>
          <table:table-cell table:style-name="ce2" office:value-type="string" calcext:value-type="string">
            <text:p>Done</text:p>
          </table:table-cell>
          <table:table-cell table:style-name="ce2" office:value-type="string" calcext:value-type="string">
            <text:p>Partnership between Golden Agri Resources (GAR) (through Golden Veroleum, a subsidiary of the New York-based Verdant Fund LP) and the Government of Liberia announced in August 2010. The concession is located in Sinoe County. GAR is the world's second-largest palm-oil plantation company, with a total planted area of 448,900 ha in Indonesia. Flamengo International, the holding for the Widjaja Family of Indonesia, owns 50% of GAR.</text:p>
          </table:table-cell>
        </table:table-row>
        <table:table-row table:style-name="ro21" table:visibility="filter">
          <table:table-cell table:style-name="ce2" office:value-type="string" calcext:value-type="string">
            <text:p>Liberia</text:p>
          </table:table-cell>
          <table:table-cell table:style-name="ce2" office:value-type="string" calcext:value-type="string">
            <text:p>Dominion Farms</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17000</text:p>
          </table:table-cell>
          <table:table-cell table:style-name="ce2" office:value-type="string" calcext:value-type="string">
            <text:p>Rice and other crops</text:p>
          </table:table-cell>
          <table:table-cell table:style-name="ce2" office:value-type="string" calcext:value-type="string">
            <text:p>Missing</text:p>
          </table:table-cell>
          <table:table-cell table:style-name="ce4" table:formula="of:=LEFT(SUBSTITUTE([.G174];&quot;US$&quot;;&quot;&quot;);SEARCH(&quot; &quot;;SUBSTITUTE([.G17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Dominion Farms is owned by Calvin Burgess, a wealthy American who made his fortune in construction and real estate. Burgess set up the company to develop rice farms in Africa. It established its first farm on a 7,000-ha piece of land in the Yala Swamp area in Kenya that it obtained on a 25-year lease. In 2009, Calvin Burgess announced that he has found investors to replicate his Kenyan farm model in Liberia.</text:p>
          </table:table-cell>
        </table:table-row>
        <table:table-row table:style-name="ro21" table:visibility="filter">
          <table:table-cell table:style-name="ce2" office:value-type="string" calcext:value-type="string">
            <text:p>Liberia</text:p>
          </table:table-cell>
          <table:table-cell table:style-name="ce2" office:value-type="string" calcext:value-type="string">
            <text:p>Equatorial Palm Oil</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69000</text:p>
          </table:table-cell>
          <table:table-cell table:style-name="ce2" office:value-type="string" calcext:value-type="string">
            <text:p>Oil palm</text:p>
          </table:table-cell>
          <table:table-cell table:style-name="ce2" office:value-type="string" calcext:value-type="string">
            <text:p>US$100 million</text:p>
          </table:table-cell>
          <table:table-cell table:style-name="ce4" table:formula="of:=LEFT(SUBSTITUTE([.G175];&quot;US$&quot;;&quot;&quot;);SEARCH(&quot; &quot;;SUBSTITUTE([.G175];&quot;US$&quot;;&quot;&quot;)))" office:value-type="string" office:string-value="100 " calcext:value-type="string">
            <text:p>100 </text:p>
          </table:table-cell>
          <table:table-cell table:style-name="ce2" office:value-type="string" calcext:value-type="string">
            <text:p>Done</text:p>
          </table:table-cell>
          <table:table-cell table:style-name="ce2" office:value-type="string" calcext:value-type="string">
            <text:p>EPO has three concessions between Buchanan and Greenville, totalling 169,000 ha. In February 2011, the company's Liberian palm-oil plantations and assets were incorporated into a 50-50 joint venture with Biopalm Energy, a Singaporean company controlled by Indian billionaire C. Sivasankaran, which has recently acquired other large-scale palm-oil concessions in Cameroon and Sierra Leone.</text:p>
          </table:table-cell>
        </table:table-row>
        <table:table-row table:style-name="ro21" table:visibility="filter">
          <table:table-cell table:style-name="ce2" office:value-type="string" calcext:value-type="string">
            <text:p>Lithuania</text:p>
          </table:table-cell>
          <table:table-cell table:style-name="ce2" office:value-type="string" calcext:value-type="string">
            <text:p>Germanagrar</text:p>
          </table:table-cell>
          <table:table-cell table:style-name="ce2" office:value-type="string" calcext:value-type="string">
            <text:p>Germany</text:p>
          </table:table-cell>
          <table:table-cell table:style-name="ce2" office:value-type="string" calcext:value-type="string">
            <text:p>Real estate</text:p>
          </table:table-cell>
          <table:table-cell table:style-name="ce2" office:value-type="string" calcext:value-type="string">
            <text:p>1100</text:p>
          </table:table-cell>
          <table:table-cell table:style-name="ce2" office:value-type="string" calcext:value-type="string">
            <text:p>Cattle and cropsSpeculation</text:p>
          </table:table-cell>
          <table:table-cell table:style-name="ce2" office:value-type="string" calcext:value-type="string">
            <text:p>Missing</text:p>
          </table:table-cell>
          <table:table-cell table:style-name="ce4" table:formula="of:=LEFT(SUBSTITUTE([.G176];&quot;US$&quot;;&quot;&quot;);SEARCH(&quot; &quot;;SUBSTITUTE([.G17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row>
        <table:table-row table:style-name="ro21" table:visibility="filter">
          <table:table-cell table:style-name="ce2" office:value-type="string" calcext:value-type="string">
            <text:p>Lithuania</text:p>
          </table:table-cell>
          <table:table-cell table:style-name="ce2" office:value-type="string" calcext:value-type="string">
            <text:p>KTG Agrar AG</text:p>
          </table:table-cell>
          <table:table-cell table:style-name="ce2" office:value-type="string" calcext:value-type="string">
            <text:p>Germany</text:p>
          </table:table-cell>
          <table:table-cell table:style-name="ce2" office:value-type="string" calcext:value-type="string">
            <text:p>Agribusiness</text:p>
          </table:table-cell>
          <table:table-cell table:style-name="ce2" office:value-type="string" calcext:value-type="string">
            <text:p>7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177];&quot;US$&quot;;&quot;&quot;);SEARCH(&quot; &quot;;SUBSTITUTE([.G17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erman farm manager KTG Agrar owns 27,000 ha of farmland in Germany and supervises two farms in Romania covering 7,000 ha near the city of Jasi. In Lithuania it controls 7,000 ha of farmland.</text:p>
          </table:table-cell>
        </table:table-row>
        <table:table-row table:style-name="ro21" table:visibility="filter">
          <table:table-cell table:style-name="ce2" office:value-type="string" calcext:value-type="string">
            <text:p>Lithuania</text:p>
          </table:table-cell>
          <table:table-cell table:style-name="ce2" office:value-type="string" calcext:value-type="string">
            <text:p>Agricultural Capital Partners</text:p>
          </table:table-cell>
          <table:table-cell table:style-name="ce2" office:value-type="string" calcext:value-type="string">
            <text:p>Ireland</text:p>
          </table:table-cell>
          <table:table-cell table:style-name="ce2" office:value-type="string" calcext:value-type="string">
            <text:p>Finance</text:p>
          </table:table-cell>
          <table:table-cell table:style-name="ce2" office:value-type="string" calcext:value-type="string">
            <text:p>582</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178];&quot;US$&quot;;&quot;&quot;);SEARCH(&quot; &quot;;SUBSTITUTE([.G17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row>
        <table:table-row table:style-name="ro21" table:visibility="filter">
          <table:table-cell table:style-name="ce2" office:value-type="string" calcext:value-type="string">
            <text:p>Madagascar</text:p>
          </table:table-cell>
          <table:table-cell table:style-name="ce2" office:value-type="string" calcext:value-type="string">
            <text:p>COMPLANT</text:p>
          </table:table-cell>
          <table:table-cell table:style-name="ce2" office:value-type="string" calcext:value-type="string">
            <text:p>China</text:p>
          </table:table-cell>
          <table:table-cell table:style-name="ce2" office:value-type="string" calcext:value-type="string">
            <text:p>Agribusiness, construction</text:p>
          </table:table-cell>
          <table:table-cell table:style-name="ce2" office:value-type="string" calcext:value-type="string">
            <text:p>1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79];&quot;US$&quot;;&quot;&quot;);SEARCH(&quot; &quot;;SUBSTITUTE([.G17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China National Complete Import and Export Corporation Group (COMPLANT) functioned as a foreign-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row>
        <table:table-row table:style-name="ro21" table:visibility="filter">
          <table:table-cell table:style-name="ce2" office:value-type="string" calcext:value-type="string">
            <text:p>Madagascar</text:p>
          </table:table-cell>
          <table:table-cell table:style-name="ce2" office:value-type="string" calcext:value-type="string">
            <text:p>Landmark</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150000</text:p>
          </table:table-cell>
          <table:table-cell table:style-name="ce2" office:value-type="string" calcext:value-type="string">
            <text:p>Maize</text:p>
          </table:table-cell>
          <table:table-cell table:style-name="ce2" office:value-type="string" calcext:value-type="string">
            <text:p>Missing</text:p>
          </table:table-cell>
          <table:table-cell table:style-name="ce4" table:formula="of:=LEFT(SUBSTITUTE([.G180];&quot;US$&quot;;&quot;&quot;);SEARCH(&quot; &quot;;SUBSTITUTE([.G18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6, the Indian company Land Mark signed a protocol with a local chief in the Ihorombe Plateau in the south-centre of Madagascar for a 25-year lease covering 5,000-150,000 ha. The company has established a 1,000-ha maize operation on the lands, with plans to expand the farm to 5,000 ha. In October 2010, IfocapAdour reported that the company had built a maize-storage facility with a 5,000-tonne capacity next to the farm, but it was lying empty after the first harvest had failed. Some of the affected communities are reported to not have been consulted about the project.</text:p>
          </table:table-cell>
        </table:table-row>
        <table:table-row table:style-name="ro21" table:visibility="filter">
          <table:table-cell table:style-name="ce2" office:value-type="string" calcext:value-type="string">
            <text:p>Madagascar</text:p>
          </table:table-cell>
          <table:table-cell table:style-name="ce2" office:value-type="string" calcext:value-type="string">
            <text:p>Les Cultures du Cap Est</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91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181];&quot;US$&quot;;&quot;&quot;);SEARCH(&quot; &quot;;SUBSTITUTE([.G18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10, GTZ reported that Les Cultures du Cap Est, a company controlled by Indian investors, had acquired 9,100 ha in Madagacar for palm oil production.</text:p>
          </table:table-cell>
        </table:table-row>
        <table:table-row table:style-name="ro21" table:visibility="filter">
          <table:table-cell table:style-name="ce2" office:value-type="string" calcext:value-type="string">
            <text:p>Madagascar</text:p>
          </table:table-cell>
          <table:table-cell table:style-name="ce2" office:value-type="string" calcext:value-type="string">
            <text:p>Madabeef</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200000</text:p>
          </table:table-cell>
          <table:table-cell table:style-name="ce2" office:value-type="string" calcext:value-type="string">
            <text:p>Beef cattle</text:p>
          </table:table-cell>
          <table:table-cell table:style-name="ce2" office:value-type="string" calcext:value-type="string">
            <text:p>Missing</text:p>
          </table:table-cell>
          <table:table-cell table:style-name="ce4" table:formula="of:=LEFT(SUBSTITUTE([.G182];&quot;US$&quot;;&quot;&quot;);SEARCH(&quot; &quot;;SUBSTITUTE([.G18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11, the International Land Coalition reported that Madabeef, a company owned by UK investors, had acquired 200,000 ha in Madagascar for cattle production.</text:p>
          </table:table-cell>
        </table:table-row>
        <table:table-row table:style-name="ro21" table:visibility="filter">
          <table:table-cell table:style-name="ce2" office:value-type="string" calcext:value-type="string">
            <text:p>Malawi</text:p>
          </table:table-cell>
          <table:table-cell table:number-columns-repeated="2" table:style-name="ce2" office:value-type="string" calcext:value-type="string">
            <text:p>Djibouti</text:p>
          </table:table-cell>
          <table:table-cell table:style-name="ce2" office:value-type="string" calcext:value-type="string">
            <text:p>Government</text:p>
          </table:table-cell>
          <table:table-cell table:style-name="ce2" office:value-type="string" calcext:value-type="string">
            <text:p>55000</text:p>
          </table:table-cell>
          <table:table-cell table:style-name="ce2" office:value-type="string" calcext:value-type="string">
            <text:p>Food crops</text:p>
          </table:table-cell>
          <table:table-cell table:style-name="ce2" office:value-type="string" calcext:value-type="string">
            <text:p>Missing</text:p>
          </table:table-cell>
          <table:table-cell table:style-name="ce4" table:formula="of:=LEFT(SUBSTITUTE([.G183];&quot;US$&quot;;&quot;&quot;);SEARCH(&quot; &quot;;SUBSTITUTE([.G183];&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row>
        <table:table-row table:style-name="ro21" table:visibility="filter">
          <table:table-cell table:style-name="ce2" office:value-type="string" calcext:value-type="string">
            <text:p>Malawi</text:p>
          </table:table-cell>
          <table:table-cell table:style-name="ce2" office:value-type="string" calcext:value-type="string">
            <text:p>Lonrho</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25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84];&quot;US$&quot;;&quot;&quot;);SEARCH(&quot; &quot;;SUBSTITUTE([.G184];&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25,000-ha lease for farmlands in Angola, and commenced feasibility studies for 25,000 ha of agricultural land in Malawi and up to 100,000 ha in Mali. White says that the company will focus on horticulture. “We don’t think there’s risk in non-cereal farming. If there’s a famine, people won’t come after our green peppers.”</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SeedRock Africa Agriculture</text:p>
          </table:table-cell>
          <table:table-cell table:style-name="ce2" office:value-type="string" calcext:value-type="string">
            <text:p>Canada</text:p>
          </table:table-cell>
          <table:table-cell table:style-name="ce2" office:value-type="string" calcext:value-type="string">
            <text:p>Finance</text:p>
          </table:table-cell>
          <table:table-cell table:style-name="ce2" office:value-type="string" calcext:value-type="string">
            <text:p>40000</text:p>
          </table:table-cell>
          <table:table-cell table:style-name="ce2" office:value-type="string" calcext:value-type="string">
            <text:p>Maize, rice, sorghum, soybeans, sunflowers; produce &amp; sell hybrid seeds</text:p>
          </table:table-cell>
          <table:table-cell table:style-name="ce2" office:value-type="string" calcext:value-type="string">
            <text:p>Missing</text:p>
          </table:table-cell>
          <table:table-cell table:style-name="ce4" table:formula="of:=LEFT(SUBSTITUTE([.G185];&quot;US$&quot;;&quot;&quot;);SEARCH(&quot; &quot;;SUBSTITUTE([.G185];&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SeedRock Africa Agriculture is a subsidiary of the SeedRock Corporation, and is registered in the British Virgin Islands. Its Advisory Council includes several former African heads of states and ministers. SeedRock intends to acquire 40,000 ha in the Office du Niger. The Oakland Institute reports that it is seeking a 40,000-ha lease in Mali'S Office du Niger.</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China Light Industrial Corporation for Foreign Economic and Technical Cooperation</text:p>
          </table:table-cell>
          <table:table-cell table:style-name="ce2" office:value-type="string" calcext:value-type="string">
            <text:p>China</text:p>
          </table:table-cell>
          <table:table-cell table:style-name="ce2" office:value-type="string" calcext:value-type="string">
            <text:p>Industrial</text:p>
          </table:table-cell>
          <table:table-cell table:style-name="ce2" office:value-type="string" calcext:value-type="string">
            <text:p>20000</text:p>
          </table:table-cell>
          <table:table-cell table:style-name="ce2" office:value-type="string" calcext:value-type="string">
            <text:p>Sugar cane</text:p>
          </table:table-cell>
          <table:table-cell table:style-name="ce2" office:value-type="string" calcext:value-type="string">
            <text:p>US$41 million</text:p>
          </table:table-cell>
          <table:table-cell table:style-name="ce4" table:formula="of:=LEFT(SUBSTITUTE([.G186];&quot;US$&quot;;&quot;&quot;);SEARCH(&quot; &quot;;SUBSTITUTE([.G186];&quot;US$&quot;;&quot;&quot;)))" office:value-type="string" office:string-value="41 " calcext:value-type="string">
            <text:p>41 </text:p>
          </table:table-cell>
          <table:table-cell table:style-name="ce2" office:value-type="string" calcext:value-type="string">
            <text:p>Done</text:p>
          </table:table-cell>
          <table:table-cell table:style-name="ce2" office:value-type="string" calcext:value-type="string">
            <text:p>In 1996, the Malian government and the China Light Industrial Corporation for Foreign Economic and Technical Cooperation (CLETC) entered into a joint venture to establish the Mali Sugar Conglomerate, with CLETC holding 60% of the company and the government holding 40%. The Conglomerate took control of two sugar factories that had been built with Chinese assistance in the 1960s and 1970s and sugar-cane plantations on 5,700 ha. In 2009, the Malian government signed a deal with CLETC to establish a new sugar project, in which CLETC was given a 50-year renewable lease on 20,000 ha of lands in the Office du Niger for irrigated sugar-cane production.</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Agro-énergie Développement</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2605</text:p>
          </table:table-cell>
          <table:table-cell table:style-name="ce2" office:value-type="string" calcext:value-type="string">
            <text:p>Sunflower</text:p>
          </table:table-cell>
          <table:table-cell table:style-name="ce2" office:value-type="string" calcext:value-type="string">
            <text:p>Missing</text:p>
          </table:table-cell>
          <table:table-cell table:style-name="ce4" table:formula="of:=LEFT(SUBSTITUTE([.G187];&quot;US$&quot;;&quot;&quot;);SEARCH(&quot; &quot;;SUBSTITUTE([.G187];&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Agro-énergie Développement (AgroEd) is a company set up to invest in vertically integrated biofuels and food production in developing countries. It is 51% owned by France's LMBO Finances, with France's former Minister of Defence Charles Million as a director (although LMBO launched a legal suit against Million in 2010 for mismanaging funds for the benefit of other companies he was involved in). The company's acquisitions of farmland in West Africa are said to be mainly for jatropha, such as its November 2007 deal with Burkina Faso for 200,000 ha and its deal with Mail for 30,000 ha in the Office du Niger. However, the company has acquired 1,700 ha for sunflower in Burkina Faso and does intend to invest further in food-crop and cotton production, not merely biofuels.</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Community of Sahel-Saharan States (CEN-SAD)</text:p>
          </table:table-cell>
          <table:table-cell table:style-name="ce2" office:value-type="string" calcext:value-type="string">
            <text:p>Libya</text:p>
          </table:table-cell>
          <table:table-cell table:style-name="ce2" office:value-type="string" calcext:value-type="string">
            <text:p>Government</text:p>
          </table:table-cell>
          <table:table-cell table:style-name="ce2" office:value-type="string" calcext:value-type="string">
            <text:p>100000</text:p>
          </table:table-cell>
          <table:table-cell table:number-columns-repeated="2" table:style-name="ce2" office:value-type="string" calcext:value-type="string">
            <text:p>Missing</text:p>
          </table:table-cell>
          <table:table-cell table:style-name="ce4" table:formula="of:=LEFT(SUBSTITUTE([.G188];&quot;US$&quot;;&quot;&quot;);SEARCH(&quot; &quot;;SUBSTITUTE([.G188];&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2010, at a meeting of the CEN-SAD, the Government of Mali reiterated that it had allocated 100,000 ha of land in the Office du Niger for companies based in the countries that are fellow CEN-SAD members.</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Libya African Investment Portfolio</text:p>
          </table:table-cell>
          <table:table-cell table:style-name="ce2" office:value-type="string" calcext:value-type="string">
            <text:p>Libya</text:p>
          </table:table-cell>
          <table:table-cell table:style-name="ce2" office:value-type="string" calcext:value-type="string">
            <text:p>Government</text:p>
          </table:table-cell>
          <table:table-cell table:style-name="ce2" office:value-type="string" calcext:value-type="string">
            <text:p>100000</text:p>
          </table:table-cell>
          <table:table-cell table:style-name="ce2" office:value-type="string" calcext:value-type="string">
            <text:p>Livestock, rice, vegetables</text:p>
          </table:table-cell>
          <table:table-cell table:style-name="ce2" office:value-type="string" calcext:value-type="string">
            <text:p>Missing</text:p>
          </table:table-cell>
          <table:table-cell table:style-name="ce4" table:formula="of:=LEFT(SUBSTITUTE([.G189];&quot;US$&quot;;&quot;&quot;);SEARCH(&quot; &quot;;SUBSTITUTE([.G18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May 2008, the Government of Mali and the Kadhafi Government of Libya signed an investment agreement giving Malibya, a subsidiary of the Libyan sovereign wealth fund's Libyan African Investment Portfolio, a 50-year renewable lease covering 100,000 ha in the Office du Niger. The land was given for free on condition that Malibya develop the lands for irrigated agricultural production. Malibya was also given unlimited access to water for a small user fee. By 2009, Malibya had completed a 40-km irrigation canal and had announced plans for the production of hybrid rice, but the project was suspended when the Kadhafi regime collapsed in 2011. In January 2012, representatives of Libya's new government, the National Transitional Council, stated that they would maintain "good" investments in Mali and pursue agricultural projects in Africa, referring only to Sudan and countries "close to Libya".</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Foras International Investment Co</text:p>
          </table:table-cell>
          <table:table-cell table:style-name="ce2" office:value-type="string" calcext:value-type="string">
            <text:p>Saudi Arabia</text:p>
          </table:table-cell>
          <table:table-cell table:style-name="ce2" office:value-type="string" calcext:value-type="string">
            <text:p>Finance</text:p>
          </table:table-cell>
          <table:table-cell table:style-name="ce2" office:value-type="string" calcext:value-type="string">
            <text:p>10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90];&quot;US$&quot;;&quot;&quot;);SEARCH(&quot; &quot;;SUBSTITUTE([.G190];&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Foras has completed a pilot study on 5,000 ha it has under a long-term lease in the Office du Niger, and now intends to expand to 50,000-100,000 ha, a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Associated British Foods</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7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91];&quot;US$&quot;;&quot;&quot;);SEARCH(&quot; &quot;;SUBSTITUTE([.G19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1999, USAID contracted the US company Schaffer and Associates to undertake a feasibility study for a sugar refinery in Mali's Office du Niger. Schaffer subsequently formed the Société Sucrière de Markala (Sosumar), with African sugar giant Illovo, a subsidiary of Associated British Foods, coming in as a majority owner. In 2007, Schaffer, Illovo and the Government of Mali signed a contract allocating Sosumar a 50-year lease on 17,000 ha of lands for sugar-cane plantations. Illovo says that the project's implementation "remains dependent upon the Government of Mali fulfilling certain undertakings", while a US Embassy cable released by Wikileaks indicates that the delay is due to competing claims to the land by another sugar refinery in the area, owned by China Light Industrial Corporation for Foreign Economic and Technical Cooperation.</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Farm Lands of Guinea, Inc</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Maize, rice, soybeans, wheat</text:p>
          </table:table-cell>
          <table:table-cell table:style-name="ce2" office:value-type="string" calcext:value-type="string">
            <text:p>Missing</text:p>
          </table:table-cell>
          <table:table-cell table:style-name="ce4" table:formula="of:=LEFT(SUBSTITUTE([.G192];&quot;US$&quot;;&quot;&quot;);SEARCH(&quot; &quot;;SUBSTITUTE([.G192];&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Farm Lands of Guinea (FLG) is a company based in Gibraltar and registered in the British Virgin Islands. On 16 September 2010, with a military junta in control of the Government of Guinea, FLG signed agreements with Guinea's Ministry of Agriculture giving it 99-year lease rights to over 100,000 ha of agricultural lands where it intends to grow maize and soybeans. Late in 2011, FLG reported that its representatives had been in Sierra Leone and The Gambia prospecting for lands. And, in November 2011, after a meeting with the Minister of Agriculture and the Director General of Mali's Office du Niger in November 2011, FLG made a proposal for 10,000 ha in the Office du Niger.</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Lonrho</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2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193];&quot;US$&quot;;&quot;&quot;);SEARCH(&quot; &quot;;SUBSTITUTE([.G19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5, all that remained of Lonrho, once one of the largest foreign companies in Africa, was a hotel in Mozambique and £20 million in cash. Then David Lenigas became the new CEO and, with the support of the chairman Geoffrey White, an adviser to Qatari emir Sheikh Khalifa Al Thani, Lonhro launched a new wave of investments in Africa. The company took over hotels, airlines and infrastructure, but its focus is agribusiness. It now exports fish from Mozambique and runs a vertically integrated subsidiary that grows produce on farms in southern Africa for export to European supermarkets. Lonrho has recently been expanding its agricultural land holdings. In 2009, it acquired a 25,000-ha lease for farmlands in Angola, and commenced feasibility studies for 25,000 ha of agricultural land in Malawi and up to 100,000 ha in Mali, where the company has a lease on 20,000 ha. White says that the company will focus on horticulture. “We don’t think there’s risk in non-cereal farming. If there’s a famine, people won’t come after our green peppers.”</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Millennium Challenge Corporation</text:p>
          </table:table-cell>
          <table:table-cell table:style-name="ce2" office:value-type="string" calcext:value-type="string">
            <text:p>US</text:p>
          </table:table-cell>
          <table:table-cell table:style-name="ce2" office:value-type="string" calcext:value-type="string">
            <text:p>Government</text:p>
          </table:table-cell>
          <table:table-cell table:style-name="ce2" office:value-type="string" calcext:value-type="string">
            <text:p>22441</text:p>
          </table:table-cell>
          <table:table-cell table:style-name="ce2" office:value-type="string" calcext:value-type="string">
            <text:p>Cereals, rice</text:p>
          </table:table-cell>
          <table:table-cell table:style-name="ce2" office:value-type="string" calcext:value-type="string">
            <text:p>Missing</text:p>
          </table:table-cell>
          <table:table-cell table:style-name="ce4" table:formula="of:=LEFT(SUBSTITUTE([.G194];&quot;US$&quot;;&quot;&quot;);SEARCH(&quot; &quot;;SUBSTITUTE([.G19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Millennium Challenge Corporation (MCC) is a US government programme that provides overseas assistance to countries that meet specific criteria. In Mali, the MCC is pursuing and financing a project on over 20,000 ha in the Office du Niger to convert land mainly used for pastoralism to irrigated intensive farmland.</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Southern Global Inc.</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3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95];&quot;US$&quot;;&quot;&quot;);SEARCH(&quot; &quot;;SUBSTITUTE([.G19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outhern Global Inc., incorporated in Albertville, Alabama, US, intends to produce rice in the Office du Niger as part of President Amadou Toumani Toure's "Initiative Riz".</text:p>
          </table:table-cell>
        </table:table-row>
        <table:table-row table:style-name="ro21" table:visibility="filter">
          <table:table-cell table:style-name="ce2" office:value-type="string" calcext:value-type="string">
            <text:p>Mali</text:p>
          </table:table-cell>
          <table:table-cell table:style-name="ce2" office:value-type="string" calcext:value-type="string">
            <text:p>UEMOA</text:p>
          </table:table-cell>
          <table:table-cell table:style-name="ce2" office:value-type="string" calcext:value-type="string">
            <text:p>West Africa</text:p>
          </table:table-cell>
          <table:table-cell table:style-name="ce2" office:value-type="string" calcext:value-type="string">
            <text:p>Government</text:p>
          </table:table-cell>
          <table:table-cell table:style-name="ce2" office:value-type="string" calcext:value-type="string">
            <text:p>11288</text:p>
          </table:table-cell>
          <table:table-cell table:style-name="ce2" office:value-type="string" calcext:value-type="string">
            <text:p>Fruit, rice, vegetables</text:p>
          </table:table-cell>
          <table:table-cell table:style-name="ce2" office:value-type="string" calcext:value-type="string">
            <text:p>Missing</text:p>
          </table:table-cell>
          <table:table-cell table:style-name="ce4" table:formula="of:=LEFT(SUBSTITUTE([.G196];&quot;US$&quot;;&quot;&quot;);SEARCH(&quot; &quot;;SUBSTITUTE([.G19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project is located in Kandiourou and Touraba districts of the Office du Niger. The West African Economic and Monetary Union (WAEMU) will bring irrigation to the lands, and private investors will then be involved in the production of rice.</text:p>
          </table:table-cell>
        </table:table-row>
        <table:table-row table:style-name="ro21" table:visibility="filter">
          <table:table-cell table:style-name="ce2" office:value-type="string" calcext:value-type="string">
            <text:p>Mauritania</text:p>
          </table:table-cell>
          <table:table-cell table:style-name="ce2" office:value-type="string" calcext:value-type="string">
            <text:p>Al Rajhi International Investment Company</text:p>
          </table:table-cell>
          <table:table-cell table:style-name="ce2" office:value-type="string" calcext:value-type="string">
            <text:p>Saudi Arabia</text:p>
          </table:table-cell>
          <table:table-cell table:style-name="ce2" office:value-type="string" calcext:value-type="string">
            <text:p>Agribusiness, finance</text:p>
          </table:table-cell>
          <table:table-cell table:style-name="ce2" office:value-type="string" calcext:value-type="string">
            <text:p>50000</text:p>
          </table:table-cell>
          <table:table-cell table:number-columns-repeated="2" table:style-name="ce2" office:value-type="string" calcext:value-type="string">
            <text:p>Missing</text:p>
          </table:table-cell>
          <table:table-cell table:style-name="ce4" table:formula="of:=LEFT(SUBSTITUTE([.G197];&quot;US$&quot;;&quot;&quot;);SEARCH(&quot; &quot;;SUBSTITUTE([.G197];&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July 2010, the Government of Mauritania issued two public notices informing communities in Boghé and Dar El Bakra that it was providing Saudi Arabia's Al Rajhi Group with 50,000 ha of their lands. Al-Rajhio is also pursuing a US$1-billion aquaculture project in Mauritania with the Saudi-based National Prawn Company. The Al Rajhi family is considered to be the wealthiest non-royals in Saudi Arabia. It owns the Tabuk Agricultural Development Co (TADCO), one of the largest agribusiness companies in the country, and since 2008 it has taken the lead within the private sector in securing farmland overseas for the King Abdullah Initiative for Saudi Agricultural Investment Abroad. In 2009, the Al Rajhi Group brought together several other major Saudi agribusiness companies, including Almarai and the Aljouf Agricultural Development Co, to form Jenat, a joint venture company to acquire 150,000-200,000 ha of farmland overseas, as well as the Far East Agricultural Co., which is focusing on the acquisition of lands for rice production in Asia.</text:p>
          </table:table-cell>
        </table:table-row>
        <table:table-row table:style-name="ro21" table:visibility="filter">
          <table:table-cell table:style-name="ce2" office:value-type="string" calcext:value-type="string">
            <text:p>Mauritania</text:p>
          </table:table-cell>
          <table:table-cell table:style-name="ce2" office:value-type="string" calcext:value-type="string">
            <text:p>Foras International Investment Co</text:p>
          </table:table-cell>
          <table:table-cell table:style-name="ce2" office:value-type="string" calcext:value-type="string">
            <text:p>Saudi Arabia</text:p>
          </table:table-cell>
          <table:table-cell table:style-name="ce2" office:value-type="string" calcext:value-type="string">
            <text:p>Finance</text:p>
          </table:table-cell>
          <table:table-cell table:style-name="ce2" office:value-type="string" calcext:value-type="string">
            <text:p>2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98];&quot;US$&quot;;&quot;&quot;);SEARCH(&quot; &quot;;SUBSTITUTE([.G19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Foras' acquired the land in Mauritania to conduct its initial studies of rice production, a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21" table:visibility="filter">
          <table:table-cell table:style-name="ce2" office:value-type="string" calcext:value-type="string">
            <text:p>Mauritius</text:p>
          </table:table-cell>
          <table:table-cell table:style-name="ce2" office:value-type="string" calcext:value-type="string">
            <text:p>Intrasia Capital</text:p>
          </table:table-cell>
          <table:table-cell table:style-name="ce2" office:value-type="string" calcext:value-type="string">
            <text:p>Singapore</text:p>
          </table:table-cell>
          <table:table-cell table:style-name="ce2" office:value-type="string" calcext:value-type="string">
            <text:p>Finance</text:p>
          </table:table-cell>
          <table:table-cell table:style-name="ce2" office:value-type="string" calcext:value-type="string">
            <text:p>25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199];&quot;US$&quot;;&quot;&quot;);SEARCH(&quot; &quot;;SUBSTITUTE([.G19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Vita Grain is a Singaporean company owned by portfolio investor Intrasia Capital that has been investing in hybrid rice development and production in Asia, Africa and Australia. The company's African investments in Mauritius, Mozambique and Tanzania are undertaken through a Mauritian holding company. In Mauritius, the company, by way of a subsidiary in which the Mauritian government holds a minority stake, is developing a 2,500-ha rice farm that it says will be capable of supplying 25% of the domestic rice market The Government of Mauritius is also sub-leasing 10,000 ha of lands that it leases in Mozambique to Vita Grain for rice production, some of which will also be intended for the Mauritian market.</text:p>
          </table:table-cell>
        </table:table-row>
        <table:table-row table:style-name="ro21" table:visibility="filter">
          <table:table-cell table:style-name="ce2" office:value-type="string" calcext:value-type="string">
            <text:p>Morocco</text:p>
          </table:table-cell>
          <table:table-cell table:style-name="ce2" office:value-type="string" calcext:value-type="string">
            <text:p>Tiris Euro Arab</text:p>
          </table:table-cell>
          <table:table-cell table:style-name="ce2" office:value-type="string" calcext:value-type="string">
            <text:p>UAE</text:p>
          </table:table-cell>
          <table:table-cell table:style-name="ce2" office:value-type="string" calcext:value-type="string">
            <text:p>Finance</text:p>
          </table:table-cell>
          <table:table-cell table:style-name="ce2" office:value-type="string" calcext:value-type="string">
            <text:p>700000</text:p>
          </table:table-cell>
          <table:table-cell table:style-name="ce2" office:value-type="string" calcext:value-type="string">
            <text:p>Citrus and olives</text:p>
          </table:table-cell>
          <table:table-cell table:style-name="ce2" office:value-type="string" calcext:value-type="string">
            <text:p>Missing</text:p>
          </table:table-cell>
          <table:table-cell table:style-name="ce4" table:formula="of:=LEFT(SUBSTITUTE([.G200];&quot;US$&quot;;&quot;&quot;);SEARCH(&quot; &quot;;SUBSTITUTE([.G20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November 2009, Reuters reported that Tiris Euro Arab (TEA), an investment firm based in Abu Dhabi, had signed a contract with the Government of Morocco for a long-term lease covering 700,000 ha in the south of the country for the production of citrus fruits, olives and other crops for export to the Middle East and Europ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Petro Buzi</text:p>
          </table:table-cell>
          <table:table-cell table:style-name="ce2" office:value-type="string" calcext:value-type="string">
            <text:p>Brazil</text:p>
          </table:table-cell>
          <table:table-cell table:style-name="ce2" office:value-type="string" calcext:value-type="string">
            <text:p>Energy</text:p>
          </table:table-cell>
          <table:table-cell table:style-name="ce2" office:value-type="string" calcext:value-type="string">
            <text:p>4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201];&quot;US$&quot;;&quot;&quot;);SEARCH(&quot; &quot;;SUBSTITUTE([.G201];&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According to a report by Justiçia Ambiental and the União Nacional de Camponeses, Petro Buzi is pursuing a 40,000-ha sugar-cane project in the Sofala Provinc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Vale-Embrapa</text:p>
          </table:table-cell>
          <table:table-cell table:style-name="ce2" office:value-type="string" calcext:value-type="string">
            <text:p>Brazil</text:p>
          </table:table-cell>
          <table:table-cell table:style-name="ce2" office:value-type="string" calcext:value-type="string">
            <text:p>Mining</text:p>
          </table:table-cell>
          <table:table-cell table:style-name="ce2" office:value-type="string" calcext:value-type="string">
            <text:p>3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202];&quot;US$&quot;;&quot;&quot;);SEARCH(&quot; &quot;;SUBSTITUTE([.G202];&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April 2011, Brazilian mining giant Vale and the Brazilian Agricultural Research Corporation (Embrapa) announced they would enter into a joint venture to implement an oil-palm plantation on 30,000 ha in Mozambiqu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Hubei SFAC</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1000</text:p>
          </table:table-cell>
          <table:table-cell table:number-columns-repeated="2" table:style-name="ce2" office:value-type="string" calcext:value-type="string">
            <text:p>Missing</text:p>
          </table:table-cell>
          <table:table-cell table:style-name="ce4" table:formula="of:=LEFT(SUBSTITUTE([.G203];&quot;US$&quot;;&quot;&quot;);SEARCH(&quot; &quot;;SUBSTITUTE([.G20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5, China's Hubei State Farm Agribusiness Corp established a demonstration farm on 1,000 ha provided by the Government of Mozambique. Hubei SFAC subsequently formed Lianfeng Overseas Agricultural Development Co Ltd to expand its activities in Mozambique and other countries in Africa.</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Tereos</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10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204];&quot;US$&quot;;&quot;&quot;);SEARCH(&quot; &quot;;SUBSTITUTE([.G20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7, French sugar giant Tereos, through its Brazilian subsidiary, Açúcar Guaraní, acquired 75% of Mozambique’s Sena Holdings Ltd, giving it full control over Sena's sugar factory and a 50-year lease on 14,000 ha of sugar plantations in Zambezia provinc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Tata Chemicals</text:p>
          </table:table-cell>
          <table:table-cell table:style-name="ce2" office:value-type="string" calcext:value-type="string">
            <text:p>India</text:p>
          </table:table-cell>
          <table:table-cell table:style-name="ce2" office:value-type="string" calcext:value-type="string">
            <text:p>Industrial</text:p>
          </table:table-cell>
          <table:table-cell table:style-name="ce2" office:value-type="string" calcext:value-type="string">
            <text:p>24000</text:p>
          </table:table-cell>
          <table:table-cell table:style-name="ce2" office:value-type="string" calcext:value-type="string">
            <text:p>Sugar cane</text:p>
          </table:table-cell>
          <table:table-cell table:style-name="ce2" office:value-type="string" calcext:value-type="string">
            <text:p>US$320 million</text:p>
          </table:table-cell>
          <table:table-cell table:style-name="ce4" table:formula="of:=LEFT(SUBSTITUTE([.G205];&quot;US$&quot;;&quot;&quot;);SEARCH(&quot; &quot;;SUBSTITUTE([.G205];&quot;US$&quot;;&quot;&quot;)))" office:value-type="string" office:string-value="320 " calcext:value-type="string">
            <text:p>320 </text:p>
          </table:table-cell>
          <table:table-cell table:style-name="ce2" office:value-type="string" calcext:value-type="string">
            <text:p>Done</text:p>
          </table:table-cell>
          <table:table-cell table:style-name="ce2" office:value-type="string" calcext:value-type="string">
            <text:p>In July 2011, Bloomberg reported that Grow Energy, a subsidiary of India's Tata Chemicals, would invest US$320 million to develop an ethanol plant and sugar cane plantations on 24,000 ha in Mozambiqu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MedEnergy</text:p>
          </table:table-cell>
          <table:table-cell table:style-name="ce2" office:value-type="string" calcext:value-type="string">
            <text:p>Italy</text:p>
          </table:table-cell>
          <table:table-cell table:style-name="ce2" office:value-type="string" calcext:value-type="string">
            <text:p>Energy</text:p>
          </table:table-cell>
          <table:table-cell table:style-name="ce2" office:value-type="string" calcext:value-type="string">
            <text:p>1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206];&quot;US$&quot;;&quot;&quot;);SEARCH(&quot; &quot;;SUBSTITUTE([.G206];&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MedEnergy Global is a UK-based holding company owned by Italy's Belleli family, which made its fortune in the energy sector. MedEnergy is pursuing a 10,000-ha oil-palm plantation project in Mozambique's Cabo Delgado Provinc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Società Fondiaria Industriale Romagnola</text:p>
          </table:table-cell>
          <table:table-cell table:style-name="ce2" office:value-type="string" calcext:value-type="string">
            <text:p>Italy</text:p>
          </table:table-cell>
          <table:table-cell table:style-name="ce2" office:value-type="string" calcext:value-type="string">
            <text:p>Agribusiness</text:p>
          </table:table-cell>
          <table:table-cell table:style-name="ce2" office:value-type="string" calcext:value-type="string">
            <text:p>86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207];&quot;US$&quot;;&quot;&quot;);SEARCH(&quot; &quot;;SUBSTITUTE([.G20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IFOR reports that the Italian company Società Fondiaria Industriale Romagnola (SFIR) was allocated an 8,600-ha concession for sugar cane in Mozambiqu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Libyan African Investment Portfolio</text:p>
          </table:table-cell>
          <table:table-cell table:style-name="ce2" office:value-type="string" calcext:value-type="string">
            <text:p>Libya</text:p>
          </table:table-cell>
          <table:table-cell table:style-name="ce2" office:value-type="string" calcext:value-type="string">
            <text:p>Government</text:p>
          </table:table-cell>
          <table:table-cell table:style-name="ce2" office:value-type="string" calcext:value-type="string">
            <text:p>20000</text:p>
          </table:table-cell>
          <table:table-cell table:style-name="ce2" office:value-type="string" calcext:value-type="string">
            <text:p>Rice</text:p>
          </table:table-cell>
          <table:table-cell table:style-name="ce2" office:value-type="string" calcext:value-type="string">
            <text:p>US$33 million</text:p>
          </table:table-cell>
          <table:table-cell table:style-name="ce4" table:formula="of:=LEFT(SUBSTITUTE([.G208];&quot;US$&quot;;&quot;&quot;);SEARCH(&quot; &quot;;SUBSTITUTE([.G208];&quot;US$&quot;;&quot;&quot;)))" office:value-type="string" office:string-value="33 " calcext:value-type="string">
            <text:p>33 </text:p>
          </table:table-cell>
          <table:table-cell table:style-name="ce2" office:value-type="string" calcext:value-type="string">
            <text:p>Done</text:p>
          </table:table-cell>
          <table:table-cell table:style-name="ce2" office:value-type="string" calcext:value-type="string">
            <text:p>In 2009, the Libya Africa Investment Portfolio and the Mozambican company Ubuntu SA launched a US$33-million rice project that will cover 20,000 ha near Bela Vista, capital of Mozambique's southernmost district of Matutuine. By 2014, the companies intend to have 5,000 ha under production. The project is financed by the Libyan African Development Fund.</text:p>
          </table:table-cell>
        </table:table-row>
        <table:table-row table:style-name="ro21" table:visibility="filter">
          <table:table-cell table:style-name="ce2" office:value-type="string" calcext:value-type="string">
            <text:p>Mozambique</text:p>
          </table:table-cell>
          <table:table-cell table:number-columns-repeated="2" table:style-name="ce2" office:value-type="string" calcext:value-type="string">
            <text:p>Mauritius</text:p>
          </table:table-cell>
          <table:table-cell table:style-name="ce2" office:value-type="string" calcext:value-type="string">
            <text:p>Government</text:p>
          </table:table-cell>
          <table:table-cell table:style-name="ce2" office:value-type="string" calcext:value-type="string">
            <text:p>23500</text:p>
          </table:table-cell>
          <table:table-cell table:style-name="ce2" office:value-type="string" calcext:value-type="string">
            <text:p>Rice, crops</text:p>
          </table:table-cell>
          <table:table-cell table:style-name="ce2" office:value-type="string" calcext:value-type="string">
            <text:p>Missing</text:p>
          </table:table-cell>
          <table:table-cell table:style-name="ce4" table:formula="of:=LEFT(SUBSTITUTE([.G209];&quot;US$&quot;;&quot;&quot;);SEARCH(&quot; &quot;;SUBSTITUTE([.G20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August 2009, Mauritius' Minister of Foreign Affairs said his government had acquired a long-term lease on 20,000 ha of farmland in Mozambique to produce rice for his country. He went on to add that 10,000 ha of the land would be sub-leased to Vita Grain, which would invest US$43.5 million in the production of its proprietary hybrid rice. Talks were also underway to sub-lease the remaining 10,000 ha to the Ning Group of Swaziland. A subsequent report by PANA in January 2010 said that Mozambique had provided Mauritius with 23,500 ha, and that Mauritius had set up a company to facilitate private investments on the land, under the provision that a quarter of the production would be destined for both countries.</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Companhia do Búzi</text:p>
          </table:table-cell>
          <table:table-cell table:style-name="ce2" office:value-type="string" calcext:value-type="string">
            <text:p>Portugal</text:p>
          </table:table-cell>
          <table:table-cell table:style-name="ce2" office:value-type="string" calcext:value-type="string">
            <text:p>Agribusiness</text:p>
          </table:table-cell>
          <table:table-cell table:style-name="ce2" office:value-type="string" calcext:value-type="string">
            <text:p>6214</text:p>
          </table:table-cell>
          <table:table-cell table:style-name="ce2" office:value-type="string" calcext:value-type="string">
            <text:p>Sugar cane</text:p>
          </table:table-cell>
          <table:table-cell table:style-name="ce2" office:value-type="string" calcext:value-type="string">
            <text:p>US$30 million</text:p>
          </table:table-cell>
          <table:table-cell table:style-name="ce4" table:formula="of:=LEFT(SUBSTITUTE([.G210];&quot;US$&quot;;&quot;&quot;);SEARCH(&quot; &quot;;SUBSTITUTE([.G210];&quot;US$&quot;;&quot;&quot;)))" office:value-type="string" office:string-value="30 " calcext:value-type="string">
            <text:p>30 </text:p>
          </table:table-cell>
          <table:table-cell table:style-name="ce2" office:value-type="string" calcext:value-type="string">
            <text:p>In process</text:p>
          </table:table-cell>
          <table:table-cell table:style-name="ce2" office:value-type="string" calcext:value-type="string">
            <text:p>In 2004, the Companhia do Búzi was sold by the Government of Mozambique to Portugal's Petiz family for US$1.3 million, giving the Petiz family control over the company's 15,000 ha of sugar-cane plantations. In 2010, the company submitted an application for an additional 6,214 ha of land for a US$30-million expansion of its operations.</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Quifel Natural Resources</text:p>
          </table:table-cell>
          <table:table-cell table:style-name="ce2" office:value-type="string" calcext:value-type="string">
            <text:p>Portugal</text:p>
          </table:table-cell>
          <table:table-cell table:style-name="ce2" office:value-type="string" calcext:value-type="string">
            <text:p>Agribusiness, energy</text:p>
          </table:table-cell>
          <table:table-cell table:style-name="ce2" office:value-type="string" calcext:value-type="string">
            <text:p>10000</text:p>
          </table:table-cell>
          <table:table-cell table:style-name="ce2" office:value-type="string" calcext:value-type="string">
            <text:p>Sesame, soybeans, sunflower seed</text:p>
          </table:table-cell>
          <table:table-cell table:style-name="ce2" office:value-type="string" calcext:value-type="string">
            <text:p>Missing</text:p>
          </table:table-cell>
          <table:table-cell table:style-name="ce4" table:formula="of:=LEFT(SUBSTITUTE([.G211];&quot;US$&quot;;&quot;&quot;);SEARCH(&quot; &quot;;SUBSTITUTE([.G21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Quifel Natural Resources is part of Portugal's Quifel Group, a holding company controlled by Portuguese aristocrat, businessman and amateur racing-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Quifel's concession in Mozambique is located in Lioma, Zambezia Region. The company requested 30,000 ha in 2009 but was granted only 10,000 ha by the Mozambican government. According to an Oakland Institute report "the project (named Hoyo Hoyo) has already run into a serious conflict with local communities".</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Sabiol</text:p>
          </table:table-cell>
          <table:table-cell table:style-name="ce2" office:value-type="string" calcext:value-type="string">
            <text:p>Portugal</text:p>
          </table:table-cell>
          <table:table-cell table:style-name="ce2" office:value-type="string" calcext:value-type="string">
            <text:p>Missing</text:p>
          </table:table-cell>
          <table:table-cell table:style-name="ce2" office:value-type="string" calcext:value-type="string">
            <text:p>29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212];&quot;US$&quot;;&quot;&quot;);SEARCH(&quot; &quot;;SUBSTITUTE([.G21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ccording to a report by Justiçia Ambiental and the União Nacional de Camponeses and a report by IIED, a company called Sabiol is pursuing the production of sugar cane and coconut and palm oil on 29,000 ha of land in Mozambiqu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Olam International</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227</text:p>
          </table:table-cell>
          <table:table-cell table:style-name="ce2" office:value-type="string" calcext:value-type="string">
            <text:p>Rice</text:p>
          </table:table-cell>
          <table:table-cell table:style-name="ce2" office:value-type="string" calcext:value-type="string">
            <text:p>US$35 million</text:p>
          </table:table-cell>
          <table:table-cell table:style-name="ce4" table:formula="of:=LEFT(SUBSTITUTE([.G213];&quot;US$&quot;;&quot;&quot;);SEARCH(&quot; &quot;;SUBSTITUTE([.G213];&quot;US$&quot;;&quot;&quot;)))" office:value-type="string" office:string-value="35 " calcext:value-type="string">
            <text:p>35 </text:p>
          </table:table-cell>
          <table:table-cell table:style-name="ce2" office:value-type="string" calcext:value-type="string">
            <text:p>Done</text:p>
          </table:table-cell>
          <table:table-cell table:style-name="ce2" office:value-type="string" calcext:value-type="string">
            <text:p>Olam is an Indian non-resident company, based in Singapore. It is one of the world's largest commodity traders and is investing heavily in farming operations and contract farming schemes, particularly in Africa and Latin America. In 2011, Bloomberg reported that Olam is to invest over US$35 million to set up a rice-production base in the Mopeia area of Mozambique to produce eventually 100,000 tonnes of rice per year. So far, it has been reported that the company will set up its own operations on 227 ha, and that it will also contract from 100 farmers.</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AgriSA</text:p>
          </table:table-cell>
          <table:table-cell table:style-name="ce2" office:value-type="string" calcext:value-type="string">
            <text:p>South Africa</text:p>
          </table:table-cell>
          <table:table-cell table:style-name="ce2" office:value-type="string" calcext:value-type="string">
            <text:p>Agribusiness</text:p>
          </table:table-cell>
          <table:table-cell table:style-name="ce2" office:value-type="string" calcext:value-type="string">
            <text:p>1000000</text:p>
          </table:table-cell>
          <table:table-cell table:number-columns-repeated="2" table:style-name="ce2" office:value-type="string" calcext:value-type="string">
            <text:p>Missing</text:p>
          </table:table-cell>
          <table:table-cell table:style-name="ce4" table:formula="of:=LEFT(SUBSTITUTE([.G214];&quot;US$&quot;;&quot;&quot;);SEARCH(&quot; &quot;;SUBSTITUTE([.G21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May 2011, The Guardian reported that 800 South African farmers had acquired 1 million ha in the Mozambican Province of Gaza, by way of an arrangement negotiated by sugar farmer Charl Senekal, an associate of the South African president Jacob Zuma. The deal was to be celebrated in Pretoria in June 2011.</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Servir Moç</text:p>
          </table:table-cell>
          <table:table-cell table:style-name="ce2" office:value-type="string" calcext:value-type="string">
            <text:p>South Africa</text:p>
          </table:table-cell>
          <table:table-cell table:style-name="ce2" office:value-type="string" calcext:value-type="string">
            <text:p>Agribusiness</text:p>
          </table:table-cell>
          <table:table-cell table:style-name="ce2" office:value-type="string" calcext:value-type="string">
            <text:p>2000</text:p>
          </table:table-cell>
          <table:table-cell table:style-name="ce2" office:value-type="string" calcext:value-type="string">
            <text:p>Mixed farming</text:p>
          </table:table-cell>
          <table:table-cell table:style-name="ce2" office:value-type="string" calcext:value-type="string">
            <text:p>Missing</text:p>
          </table:table-cell>
          <table:table-cell table:style-name="ce4" table:formula="of:=LEFT(SUBSTITUTE([.G215];&quot;US$&quot;;&quot;&quot;);SEARCH(&quot; &quot;;SUBSTITUTE([.G21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11, Justiça Ambiental &amp; União Nacional de Camponeses reported that the South African company Servir Moç had acquired a 2,000-ha mixed farming operation in Mozambiqu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Tenga Lda</text:p>
          </table:table-cell>
          <table:table-cell table:style-name="ce2" office:value-type="string" calcext:value-type="string">
            <text:p>South Africa</text:p>
          </table:table-cell>
          <table:table-cell table:style-name="ce2" office:value-type="string" calcext:value-type="string">
            <text:p>Agribusiness</text:p>
          </table:table-cell>
          <table:table-cell table:style-name="ce2" office:value-type="string" calcext:value-type="string">
            <text:p>2000</text:p>
          </table:table-cell>
          <table:table-cell table:style-name="ce2" office:value-type="string" calcext:value-type="string">
            <text:p>Almonds</text:p>
          </table:table-cell>
          <table:table-cell table:style-name="ce2" office:value-type="string" calcext:value-type="string">
            <text:p>Missing</text:p>
          </table:table-cell>
          <table:table-cell table:style-name="ce4" table:formula="of:=LEFT(SUBSTITUTE([.G216];&quot;US$&quot;;&quot;&quot;);SEARCH(&quot; &quot;;SUBSTITUTE([.G21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enga was established by a group of South African investors. It is developing an almond farm in Niassa province as well as a macadamia plantation on 500 ha.</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Tongaat-Hulett</text:p>
          </table:table-cell>
          <table:table-cell table:style-name="ce2" office:value-type="string" calcext:value-type="string">
            <text:p>South Africa</text:p>
          </table:table-cell>
          <table:table-cell table:style-name="ce2" office:value-type="string" calcext:value-type="string">
            <text:p>Agribusiness</text:p>
          </table:table-cell>
          <table:table-cell table:style-name="ce2" office:value-type="string" calcext:value-type="string">
            <text:p>31174</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217];&quot;US$&quot;;&quot;&quot;);SEARCH(&quot; &quot;;SUBSTITUTE([.G21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Between 2006 and 2008, the Government of Mozambique allocated South African sugar company Tonga-Hulett concessions for sugar-cane plantations on over 30,000 ha of land in Mafambisse and Xinavane.</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SEKAB</text:p>
          </table:table-cell>
          <table:table-cell table:style-name="ce2" office:value-type="string" calcext:value-type="string">
            <text:p>Sweden</text:p>
          </table:table-cell>
          <table:table-cell table:style-name="ce2" office:value-type="string" calcext:value-type="string">
            <text:p>Energy</text:p>
          </table:table-cell>
          <table:table-cell table:style-name="ce2" office:value-type="string" calcext:value-type="string">
            <text:p>15000</text:p>
          </table:table-cell>
          <table:table-cell table:style-name="ce2" office:value-type="string" calcext:value-type="string">
            <text:p>Sweet sorghum</text:p>
          </table:table-cell>
          <table:table-cell table:style-name="ce2" office:value-type="string" calcext:value-type="string">
            <text:p>Missing</text:p>
          </table:table-cell>
          <table:table-cell table:style-name="ce4" table:formula="of:=LEFT(SUBSTITUTE([.G218];&quot;US$&quot;;&quot;&quot;);SEARCH(&quot; &quot;;SUBSTITUTE([.G21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8, Swedish Alcohol Chemistry AB (SEKAB), a corporation owned by three municipalities in northern Sweden, began the implementation of a massive 200,000-ha project in Tanzania to cultivate sugar cane for the production of ethanol for export to Sweden. SEKAB was also implementing a 15,000-ha sweet-sorghum project in the Cabo Delgado province of Mozambique. Opposition at home and abroad forced the company to back down from its projects, and in 2009 SEKAB sold all its African projects to its former CEO Per Carstedt for a token sum of €40. Carstedt has revived the Tanzania project and is setting up a sugar company, with an 8,000-ha sugar-cane plantation and a refinery in Bagamoyo. The project in Mozambique is now being run under the name AgroEconomy.</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Agriterra</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6700</text:p>
          </table:table-cell>
          <table:table-cell table:style-name="ce2" office:value-type="string" calcext:value-type="string">
            <text:p>Cattle</text:p>
          </table:table-cell>
          <table:table-cell table:style-name="ce2" office:value-type="string" calcext:value-type="string">
            <text:p>Missing</text:p>
          </table:table-cell>
          <table:table-cell table:style-name="ce4" table:formula="of:=LEFT(SUBSTITUTE([.G219];&quot;US$&quot;;&quot;&quot;);SEARCH(&quot; &quot;;SUBSTITUTE([.G21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iterra's founder and CEO is mining venture capitalist and former England cricket international Phil Edmonds. The company owns cattle ranches and maize farms in Mozambique, covering nearly 17,000 ha, with plans to expand to over 20,000 ha in the near future. In 2011, it acquired a 50-year lease (with an option to renew for a further 21 years) over approximately 45,000 ha of agricultural land in the Pujehun District in the Southern Province of Sierra Leone, where it intends to develop palm-oil plantations.</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Emvest</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3500</text:p>
          </table:table-cell>
          <table:table-cell table:style-name="ce2" office:value-type="string" calcext:value-type="string">
            <text:p>Cereals, oilseeds</text:p>
          </table:table-cell>
          <table:table-cell table:style-name="ce2" office:value-type="string" calcext:value-type="string">
            <text:p>Missing</text:p>
          </table:table-cell>
          <table:table-cell table:style-name="ce4" table:formula="of:=LEFT(SUBSTITUTE([.G220];&quot;US$&quot;;&quot;&quot;);SEARCH(&quot; &quot;;SUBSTITUTE([.G22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In Mozambique, Emvest has 2,000 ha where it intends to produce jatropha and 1,500-ha of disputed land in the Chokwe District that it plans to irrigate and cultivate with row crops anyway. In 2011, Emvest was split off from Emergent Asset Management following the separation of its owners.</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Principle Capital Holdings</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23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221];&quot;US$&quot;;&quot;&quot;);SEARCH(&quot; &quot;;SUBSTITUTE([.G22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7, Principle, which is listed on London's AIM and backed by a group of hedge funds, began a project to develop a sugar-cane plantation on more than 20,000 ha in the Dombe District of central Mozambique that will provide feedstock for what it says will be one of the world's five largest ethanol plants. Shareholders of Principle include Nicholas Trust (Australia), Jupiter (UK), Deutsche Bank (Germany) and SVM Asset Management (UK).</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Saxonian Estates</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50000</text:p>
          </table:table-cell>
          <table:table-cell table:style-name="ce2" office:value-type="string" calcext:value-type="string">
            <text:p>Animal ranching, coconut oil (export), jatropha, pineapple</text:p>
          </table:table-cell>
          <table:table-cell table:style-name="ce2" office:value-type="string" calcext:value-type="string">
            <text:p>Missing</text:p>
          </table:table-cell>
          <table:table-cell table:style-name="ce4" table:formula="of:=LEFT(SUBSTITUTE([.G222];&quot;US$&quot;;&quot;&quot;);SEARCH(&quot; &quot;;SUBSTITUTE([.G22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rupo Madal was taken over in 2005 by Rift Valley Holdings (RVH), a company established in 2005 through a merger of the African operations of Saxonian Estates and Höegh Capital Partners. RVH owns/leases roughly 400,000 ha of land in Mozambique, Tanzania, and Zimbabwe. RVH acquired 210,000 ha of land in Niassa Province, Mozambique in 2006 and is also seeking 3,000-5,000 ha for row crops in Burkina Faso.</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Saxonian Estates</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3000</text:p>
          </table:table-cell>
          <table:table-cell table:style-name="ce2" office:value-type="string" calcext:value-type="string">
            <text:p>Bananas</text:p>
          </table:table-cell>
          <table:table-cell table:style-name="ce2" office:value-type="string" calcext:value-type="string">
            <text:p>US$7.7 million</text:p>
          </table:table-cell>
          <table:table-cell table:style-name="ce4" table:formula="of:=LEFT(SUBSTITUTE([.G223];&quot;US$&quot;;&quot;&quot;);SEARCH(&quot; &quot;;SUBSTITUTE([.G223];&quot;US$&quot;;&quot;&quot;)))" office:value-type="string" office:string-value="7.7 " calcext:value-type="string">
            <text:p>7.7 </text:p>
          </table:table-cell>
          <table:table-cell table:style-name="ce2" office:value-type="string" calcext:value-type="string">
            <text:p>Done</text:p>
          </table:table-cell>
          <table:table-cell table:style-name="ce2" office:value-type="string" calcext:value-type="string">
            <text:p>Matanuska is a Mozambique-based company owned by UK-based Saxion Estates subsidiary Rift Valley Holdings, one of the largest African farmland owners, and Matanuska Mauritius, which appears to be a shell company. Norfund has invested US$3.7 million in the company, giving it a 33.3% share, and provided it with US$4 million in loans. In a first phase of the company's operations, Matanuska established a 3,000-ha banana plantation and secured a 12-year supply agreement with Chiquita. According to a report by Mozambique's national farmers organisation UNAC, the company has made repeated labour-law violations.</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Aslan Global Management</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Maize, soybeans</text:p>
          </table:table-cell>
          <table:table-cell table:style-name="ce2" office:value-type="string" calcext:value-type="string">
            <text:p>Missing</text:p>
          </table:table-cell>
          <table:table-cell table:style-name="ce4" table:formula="of:=LEFT(SUBSTITUTE([.G224];&quot;US$&quot;;&quot;&quot;);SEARCH(&quot; &quot;;SUBSTITUTE([.G22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slan was created by Jes Tarp and Paul Larsen of the US after their experience in setting up farms with other foreign investors in the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imitada, and acquired a 50-year renewable lease to 10,000 ha of lands, where they are cultivating 2,000 ha of soybeans and maize. In July 2011, The Guardian (Tanzania) reported that Aslan had acquired 42,000 ha for cash-crop production in Morogoro Region of Tanzania.</text:p>
          </table:table-cell>
        </table:table-row>
        <table:table-row table:style-name="ro21" table:visibility="filter">
          <table:table-cell table:style-name="ce2" office:value-type="string" calcext:value-type="string">
            <text:p>Mozambique</text:p>
          </table:table-cell>
          <table:table-cell table:style-name="ce2" office:value-type="string" calcext:value-type="string">
            <text:p>Prio Foods</text:p>
          </table:table-cell>
          <table:table-cell table:style-name="ce2" office:value-type="string" calcext:value-type="string">
            <text:p>Portugal</text:p>
          </table:table-cell>
          <table:table-cell table:style-name="ce2" office:value-type="string" calcext:value-type="string">
            <text:p>Agribusiness</text:p>
          </table:table-cell>
          <table:table-cell table:style-name="ce2" office:value-type="string" calcext:value-type="string">
            <text:p>24234</text:p>
          </table:table-cell>
          <table:table-cell table:style-name="ce2" office:value-type="string" calcext:value-type="string">
            <text:p>Maize, soybeans, sunflowers</text:p>
          </table:table-cell>
          <table:table-cell table:style-name="ce2" office:value-type="string" calcext:value-type="string">
            <text:p>Missing</text:p>
          </table:table-cell>
          <table:table-cell table:style-name="ce4" table:formula="of:=LEFT(SUBSTITUTE([.G225];&quot;US$&quot;;&quot;&quot;);SEARCH(&quot; &quot;;SUBSTITUTE([.G22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5, Prio Foods, a subsidiary of Grupo Martifer, began investing in farmland as a way to secure supplies for its food operations. It currently operates farms in Brazil, Romania and Mozambique. It began investing in farmland in Mozambique in 2008. By 2011, it had nearly 25,000 ha under concessions, although it was only cultivating sunflower on 3,000 ha. The company intends to expand production and begin cultivating cereals and soybeans.</text:p>
          </table:table-cell>
        </table:table-row>
        <table:table-row table:style-name="ro21" table:visibility="filter">
          <table:table-cell table:style-name="ce2" office:value-type="string" calcext:value-type="string">
            <text:p>Namibia</text:p>
          </table:table-cell>
          <table:table-cell table:style-name="ce2" office:value-type="string" calcext:value-type="string">
            <text:p>Al Dahra</text:p>
          </table:table-cell>
          <table:table-cell table:style-name="ce2" office:value-type="string" calcext:value-type="string">
            <text:p>UAE</text:p>
          </table:table-cell>
          <table:table-cell table:style-name="ce2" office:value-type="string" calcext:value-type="string">
            <text:p>Agribusiness</text:p>
          </table:table-cell>
          <table:table-cell table:style-name="ce2" office:value-type="string" calcext:value-type="string">
            <text:p>200</text:p>
          </table:table-cell>
          <table:table-cell table:style-name="ce2" office:value-type="string" calcext:value-type="string">
            <text:p>Date palm</text:p>
          </table:table-cell>
          <table:table-cell table:style-name="ce2" office:value-type="string" calcext:value-type="string">
            <text:p>Missing</text:p>
          </table:table-cell>
          <table:table-cell table:style-name="ce4" table:formula="of:=LEFT(SUBSTITUTE([.G226];&quot;US$&quot;;&quot;&quot;);SEARCH(&quot; &quot;;SUBSTITUTE([.G22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200 ha under date-palm production in Namibia.</text:p>
          </table:table-cell>
        </table:table-row>
        <table:table-row table:style-name="ro21" table:visibility="filter">
          <table:table-cell table:style-name="ce2" office:value-type="string" calcext:value-type="string">
            <text:p>Namibia</text:p>
          </table:table-cell>
          <table:table-cell table:style-name="ce2" office:value-type="string" calcext:value-type="string">
            <text:p>Caparo group</text:p>
          </table:table-cell>
          <table:table-cell table:style-name="ce2" office:value-type="string" calcext:value-type="string">
            <text:p>UK</text:p>
          </table:table-cell>
          <table:table-cell table:style-name="ce2" office:value-type="string" calcext:value-type="string">
            <text:p>Industrial</text:p>
          </table:table-cell>
          <table:table-cell table:style-name="ce2" office:value-type="string" calcext:value-type="string">
            <text:p>30000</text:p>
          </table:table-cell>
          <table:table-cell table:style-name="ce2" office:value-type="string" calcext:value-type="string">
            <text:p>Fruit, grains, herbs, nuts, pasture, vegetables</text:p>
          </table:table-cell>
          <table:table-cell table:style-name="ce2" office:value-type="string" calcext:value-type="string">
            <text:p>US$250 million</text:p>
          </table:table-cell>
          <table:table-cell table:style-name="ce4" table:formula="of:=LEFT(SUBSTITUTE([.G227];&quot;US$&quot;;&quot;&quot;);SEARCH(&quot; &quot;;SUBSTITUTE([.G227];&quot;US$&quot;;&quot;&quot;)))" office:value-type="string" office:string-value="250 " calcext:value-type="string">
            <text:p>250 </text:p>
          </table:table-cell>
          <table:table-cell table:style-name="ce2" office:value-type="string" calcext:value-type="string">
            <text:p>Done</text:p>
          </table:table-cell>
          <table:table-cell table:style-name="ce2" office:value-type="string" calcext:value-type="string">
            <text:p>Namibia Agriculture and Renewables (NAR) is a subsidiary of UK-based Caparo Group, which is owned by Baron Swraj Paul, an Indian-born, British-based business magnate and Labour politician close to former Prime Minister Gordon Brown. NAR originally planned to grow jatropha on 100,000 ha in the Caprivi Region of Namibia, but decided it was not viable. It is now pursuing a US$250-million deal to produce grains, pastures, fruit, vegetables, nuts, and herbs on 30,000 ha of irrigated lands in the same area. In October 2010, NAR project manager François Waal told Insight Magazine that his company had been waiting for over a year for the final go-ahead from the Ministry of Lands. Caparo also control over 40,000 ha of farmland in Sierra Leone for oil palm.</text:p>
          </table:table-cell>
        </table:table-row>
        <table:table-row table:style-name="ro21" table:visibility="filter">
          <table:table-cell table:style-name="ce2" office:value-type="string" calcext:value-type="string">
            <text:p>Namibia</text:p>
          </table:table-cell>
          <table:table-cell table:style-name="ce2" office:value-type="string" calcext:value-type="string">
            <text:p>Dem-Inter International</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Canola, maize, rice, wheat</text:p>
          </table:table-cell>
          <table:table-cell table:style-name="ce2" office:value-type="string" calcext:value-type="string">
            <text:p>US$20 million</text:p>
          </table:table-cell>
          <table:table-cell table:style-name="ce4" table:formula="of:=LEFT(SUBSTITUTE([.G228];&quot;US$&quot;;&quot;&quot;);SEARCH(&quot; &quot;;SUBSTITUTE([.G228];&quot;US$&quot;;&quot;&quot;)))" office:value-type="string" office:string-value="20 " calcext:value-type="string">
            <text:p>20 </text:p>
          </table:table-cell>
          <table:table-cell table:style-name="ce2" office:value-type="string" calcext:value-type="string">
            <text:p>Done</text:p>
          </table:table-cell>
          <table:table-cell table:style-name="ce2" office:value-type="string" calcext:value-type="string">
            <text:p>Dem-Inter was founded in 2004 by Mark Lewis of the UK to establish and manage large farms in Russia on behalf of investors. The company then expanded to southern Africa, establishing a 3,000-ha operation with Jumba Royal Council in South Africa in 2009 and, in 2010, a partnership with Namibia's Labour Investment Holdings, owned by the National Union of Namibian Workers Trust, to develop a controversial 10,000-ha farm on a forested area of the Bwabwata National Park, on which several hundred families depend. The company acquired the lands in Namibia through a 25-year leasehold from the area's Traditional Authority in exchange for a 15% stake in the US$20-million project.</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The Trust Company Limited</text:p>
          </table:table-cell>
          <table:table-cell table:style-name="ce2" office:value-type="string" calcext:value-type="string">
            <text:p>Australia</text:p>
          </table:table-cell>
          <table:table-cell table:style-name="ce2" office:value-type="string" calcext:value-type="string">
            <text:p>Finance</text:p>
          </table:table-cell>
          <table:table-cell table:style-name="ce2" office:value-type="string" calcext:value-type="string">
            <text:p>13691</text:p>
          </table:table-cell>
          <table:table-cell table:style-name="ce2" office:value-type="string" calcext:value-type="string">
            <text:p>Missing</text:p>
          </table:table-cell>
          <table:table-cell table:style-name="ce2" office:value-type="string" calcext:value-type="string">
            <text:p>US$42 million</text:p>
          </table:table-cell>
          <table:table-cell table:style-name="ce4" table:formula="of:=LEFT(SUBSTITUTE([.G229];&quot;US$&quot;;&quot;&quot;);SEARCH(&quot; &quot;;SUBSTITUTE([.G229];&quot;US$&quot;;&quot;&quot;)))" office:value-type="string" office:string-value="42 " calcext:value-type="string">
            <text:p>42 </text:p>
          </table:table-cell>
          <table:table-cell table:style-name="ce2" office:value-type="string" calcext:value-type="string">
            <text:p>Done</text:p>
          </table:table-cell>
          <table:table-cell table:style-name="ce2" office:value-type="string" calcext:value-type="string">
            <text:p>In March 2011, the Overseas Investment Office approved Australia's The Trust Company's purchase of The New Zealand Guardian Trust, which in a trustee capacity, owns or controls a freehold interest in 13,691.73 ha of land at various locations around New Zealand.</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Pengxin Group</text:p>
          </table:table-cell>
          <table:table-cell table:style-name="ce2" office:value-type="string" calcext:value-type="string">
            <text:p>China</text:p>
          </table:table-cell>
          <table:table-cell table:style-name="ce2" office:value-type="string" calcext:value-type="string">
            <text:p>Real estate</text:p>
          </table:table-cell>
          <table:table-cell table:style-name="ce2" office:value-type="string" calcext:value-type="string">
            <text:p>8615</text:p>
          </table:table-cell>
          <table:table-cell table:style-name="ce2" office:value-type="string" calcext:value-type="string">
            <text:p>Dairy farms</text:p>
          </table:table-cell>
          <table:table-cell table:style-name="ce2" office:value-type="string" calcext:value-type="string">
            <text:p>Missing</text:p>
          </table:table-cell>
          <table:table-cell table:style-name="ce4" table:formula="of:=LEFT(SUBSTITUTE([.G230];&quot;US$&quot;;&quot;&quot;);SEARCH(&quot; &quot;;SUBSTITUTE([.G23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hanghai real-estate mogul Jiang Zhaobai, Chairman and owner of the Pengxin Group, has been investing heavily in farmland over the past few years. In China, it acquired 650 ha of farmland near Shanghai, used for sheep, wheat and soybeans, and has another 930-ha sheep farm in Shandong Province. Outside China, the company invested more than US$20 million in a Bolivian soybean and maize farm, established large-scale farms in Cambodia and Argentina, and is negotiating to buy 200,000 ha in Brazil to grow soybeans and cotton. in January 2011, it made an offer to buy Crafar farms in New Zealand, which encompasses 16 dairy farms, following an unsuccessful bid by China’s Natural Dairy (NZ) Holdings Ltd. The sale was approved by New Zealand government in January 2012.</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Ingleby Company</text:p>
          </table:table-cell>
          <table:table-cell table:style-name="ce2" office:value-type="string" calcext:value-type="string">
            <text:p>Denmark</text:p>
          </table:table-cell>
          <table:table-cell table:style-name="ce2" office:value-type="string" calcext:value-type="string">
            <text:p>Finance</text:p>
          </table:table-cell>
          <table:table-cell table:style-name="ce2" office:value-type="string" calcext:value-type="string">
            <text:p>14461</text:p>
          </table:table-cell>
          <table:table-cell table:style-name="ce2" office:value-type="string" calcext:value-type="string">
            <text:p>Cattle, sheep</text:p>
          </table:table-cell>
          <table:table-cell table:style-name="ce2" office:value-type="string" calcext:value-type="string">
            <text:p>Missing</text:p>
          </table:table-cell>
          <table:table-cell table:style-name="ce4" table:formula="of:=LEFT(SUBSTITUTE([.G231];&quot;US$&quot;;&quot;&quot;);SEARCH(&quot; &quot;;SUBSTITUTE([.G23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Ingleby Company, which is owned by Denmark's Rausing dynasty, began purchasing farms in New Zealand in 1999 and by 2011 it had acquired 17 farms, some of which have been amalgamated. The company recently sold two of its farms on the East Coast and is seeking more in King Country as a way to spread climate risks. The Rausings are also buying farmland in Argentina, Romania, USA, Uruguay and Australia.</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Aquila</text:p>
          </table:table-cell>
          <table:table-cell table:style-name="ce2" office:value-type="string" calcext:value-type="string">
            <text:p>Germany</text:p>
          </table:table-cell>
          <table:table-cell table:style-name="ce2" office:value-type="string" calcext:value-type="string">
            <text:p>Finance</text:p>
          </table:table-cell>
          <table:table-cell table:style-name="ce2" office:value-type="string" calcext:value-type="string">
            <text:p>4570</text:p>
          </table:table-cell>
          <table:table-cell table:style-name="ce2" office:value-type="string" calcext:value-type="string">
            <text:p>Dairy</text:p>
          </table:table-cell>
          <table:table-cell table:style-name="ce2" office:value-type="string" calcext:value-type="string">
            <text:p>US$111 million</text:p>
          </table:table-cell>
          <table:table-cell table:style-name="ce4" table:formula="of:=LEFT(SUBSTITUTE([.G232];&quot;US$&quot;;&quot;&quot;);SEARCH(&quot; &quot;;SUBSTITUTE([.G232];&quot;US$&quot;;&quot;&quot;)))" office:value-type="string" office:string-value="111 " calcext:value-type="string">
            <text:p>111 </text:p>
          </table:table-cell>
          <table:table-cell table:style-name="ce2" office:value-type="string" calcext:value-type="string">
            <text:p>Done</text:p>
          </table:table-cell>
          <table:table-cell table:style-name="ce2" office:value-type="string" calcext:value-type="string">
            <text:p>Aquila Capital's AgrarInvest fund manages investments for around 1,000 German investors. The fund focuses on the acquisition of dairy farms in New Zealand and cattle farms and sugar-cane plantations in Brazil. Through a German consortium with Neuseeland Milchfarm Investitions and Alceda Star and with the support of New Zealand's MyFarm, AgrarInvest acquired at least 11 dairy farms in New Zealand in 2010-11, making it one of the largest dairy producers in the country. Aquila is also targeting farmland in Brazil.</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DAH Beteiligungs</text:p>
          </table:table-cell>
          <table:table-cell table:style-name="ce2" office:value-type="string" calcext:value-type="string">
            <text:p>Germany</text:p>
          </table:table-cell>
          <table:table-cell table:style-name="ce2" office:value-type="string" calcext:value-type="string">
            <text:p>Information technology</text:p>
          </table:table-cell>
          <table:table-cell table:style-name="ce2" office:value-type="string" calcext:value-type="string">
            <text:p>1468</text:p>
          </table:table-cell>
          <table:table-cell table:style-name="ce2" office:value-type="string" calcext:value-type="string">
            <text:p>Dairy</text:p>
          </table:table-cell>
          <table:table-cell table:style-name="ce2" office:value-type="string" calcext:value-type="string">
            <text:p>US$53.2 million</text:p>
          </table:table-cell>
          <table:table-cell table:style-name="ce4" table:formula="of:=LEFT(SUBSTITUTE([.G233];&quot;US$&quot;;&quot;&quot;);SEARCH(&quot; &quot;;SUBSTITUTE([.G233];&quot;US$&quot;;&quot;&quot;)))" office:value-type="string" office:string-value="53.2 " calcext:value-type="string">
            <text:p>53.2 </text:p>
          </table:table-cell>
          <table:table-cell table:style-name="ce2" office:value-type="string" calcext:value-type="string">
            <text:p>Done</text:p>
          </table:table-cell>
          <table:table-cell table:style-name="ce2" office:value-type="string" calcext:value-type="string">
            <text:p>DAH Beteiligungs is a holding company owned by the family of Dietmar Hopp, who helped found the business software giant SAP in 1972. The company has purchased five farms.</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Reda Holding</text:p>
          </table:table-cell>
          <table:table-cell table:style-name="ce2" office:value-type="string" calcext:value-type="string">
            <text:p>Italy</text:p>
          </table:table-cell>
          <table:table-cell table:style-name="ce2" office:value-type="string" calcext:value-type="string">
            <text:p>Industrial</text:p>
          </table:table-cell>
          <table:table-cell table:style-name="ce2" office:value-type="string" calcext:value-type="string">
            <text:p>16666</text:p>
          </table:table-cell>
          <table:table-cell table:style-name="ce2" office:value-type="string" calcext:value-type="string">
            <text:p>Sheep</text:p>
          </table:table-cell>
          <table:table-cell table:style-name="ce2" office:value-type="string" calcext:value-type="string">
            <text:p>US$4.8 million</text:p>
          </table:table-cell>
          <table:table-cell table:style-name="ce4" table:formula="of:=LEFT(SUBSTITUTE([.G234];&quot;US$&quot;;&quot;&quot;);SEARCH(&quot; &quot;;SUBSTITUTE([.G234];&quot;US$&quot;;&quot;&quot;)))" office:value-type="string" office:string-value="4.8 " calcext:value-type="string">
            <text:p>4.8 </text:p>
          </table:table-cell>
          <table:table-cell table:style-name="ce2" office:value-type="string" calcext:value-type="string">
            <text:p>Done</text:p>
          </table:table-cell>
          <table:table-cell table:style-name="ce2" office:value-type="string" calcext:value-type="string">
            <text:p>Reda Holding, an Italian textile company, is owned by the Botto Poala family. In 2012, the company purchased two sheep farms in the Waitaki Valley that will supply its plants with merino fine wool.</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Christian Welte</text:p>
          </table:table-cell>
          <table:table-cell table:style-name="ce2" office:value-type="string" calcext:value-type="string">
            <text:p>Switzerland</text:p>
          </table:table-cell>
          <table:table-cell table:style-name="ce2" office:value-type="string" calcext:value-type="string">
            <text:p>Finance</text:p>
          </table:table-cell>
          <table:table-cell table:style-name="ce2" office:value-type="string" calcext:value-type="string">
            <text:p>8481</text:p>
          </table:table-cell>
          <table:table-cell table:style-name="ce2" office:value-type="string" calcext:value-type="string">
            <text:p>Sheep, cattle, forest</text:p>
          </table:table-cell>
          <table:table-cell table:style-name="ce2" office:value-type="string" calcext:value-type="string">
            <text:p>US$16.3 million</text:p>
          </table:table-cell>
          <table:table-cell table:style-name="ce4" table:formula="of:=LEFT(SUBSTITUTE([.G235];&quot;US$&quot;;&quot;&quot;);SEARCH(&quot; &quot;;SUBSTITUTE([.G235];&quot;US$&quot;;&quot;&quot;)))" office:value-type="string" office:string-value="16.3 " calcext:value-type="string">
            <text:p>16.3 </text:p>
          </table:table-cell>
          <table:table-cell table:style-name="ce2" office:value-type="string" calcext:value-type="string">
            <text:p>Done</text:p>
          </table:table-cell>
          <table:table-cell table:style-name="ce2" office:value-type="string" calcext:value-type="string">
            <text:p>Christian Welte, through his New Zealand-registered company Monte Forestry, purchased 3 farms in New Zealand in 2011 that he intends to combine into a single forestry and sheep/beef-farming operation.</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Middle Mount Forest</text:p>
          </table:table-cell>
          <table:table-cell table:style-name="ce2" office:value-type="string" calcext:value-type="string">
            <text:p>Switzerland</text:p>
          </table:table-cell>
          <table:table-cell table:style-name="ce2" office:value-type="string" calcext:value-type="string">
            <text:p>Finance</text:p>
          </table:table-cell>
          <table:table-cell table:style-name="ce2" office:value-type="string" calcext:value-type="string">
            <text:p>3200</text:p>
          </table:table-cell>
          <table:table-cell table:style-name="ce2" office:value-type="string" calcext:value-type="string">
            <text:p>Sheep, cattle</text:p>
          </table:table-cell>
          <table:table-cell table:style-name="ce2" office:value-type="string" calcext:value-type="string">
            <text:p>US$15 million</text:p>
          </table:table-cell>
          <table:table-cell table:style-name="ce4" table:formula="of:=LEFT(SUBSTITUTE([.G236];&quot;US$&quot;;&quot;&quot;);SEARCH(&quot; &quot;;SUBSTITUTE([.G236];&quot;US$&quot;;&quot;&quot;)))" office:value-type="string" office:string-value="15 " calcext:value-type="string">
            <text:p>15 </text:p>
          </table:table-cell>
          <table:table-cell table:style-name="ce2" office:value-type="string" calcext:value-type="string">
            <text:p>Done</text:p>
          </table:table-cell>
          <table:table-cell table:style-name="ce2" office:value-type="string" calcext:value-type="string">
            <text:p>Middle Mount Forest, owned by Heinrich Martin Henni of Switzerland, bought its first farm in New Zealand in 2006 and then another two in 2009, including a 1,000-ha sheep and cattle farm from Dutch bank Rabobank for US$4,275,000. The farms are located at Northern Hawkes Bay and Tiniroto, Gisborne.The company also owns 1,300 ha of forest in New Zealand.</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Soho Property Limited</text:p>
          </table:table-cell>
          <table:table-cell table:style-name="ce2" office:value-type="string" calcext:value-type="string">
            <text:p>UK</text:p>
          </table:table-cell>
          <table:table-cell table:style-name="ce2" office:value-type="string" calcext:value-type="string">
            <text:p>Real estate</text:p>
          </table:table-cell>
          <table:table-cell table:style-name="ce2" office:value-type="string" calcext:value-type="string">
            <text:p>22000</text:p>
          </table:table-cell>
          <table:table-cell table:style-name="ce2" office:value-type="string" calcext:value-type="string">
            <text:p>Sheep</text:p>
          </table:table-cell>
          <table:table-cell table:style-name="ce2" office:value-type="string" calcext:value-type="string">
            <text:p>Missing</text:p>
          </table:table-cell>
          <table:table-cell table:style-name="ce4" table:formula="of:=LEFT(SUBSTITUTE([.G237];&quot;US$&quot;;&quot;&quot;);SEARCH(&quot; &quot;;SUBSTITUTE([.G23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une 2011, Soho Property of the UK was given approval by the Overseas Investment Office to acquire 22,000 ha of low-value pastoral land, where the company intends to farm around 4,000 sheep and pursue ecotourism projects.</text:p>
          </table:table-cell>
        </table:table-row>
        <table:table-row table:style-name="ro21" table:visibility="filter">
          <table:table-cell table:style-name="ce2" office:value-type="string" calcext:value-type="string">
            <text:p>New Zealand</text:p>
          </table:table-cell>
          <table:table-cell table:style-name="ce2" office:value-type="string" calcext:value-type="string">
            <text:p>Harvard Management Company</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1760</text:p>
          </table:table-cell>
          <table:table-cell table:style-name="ce2" office:value-type="string" calcext:value-type="string">
            <text:p>Dairy</text:p>
          </table:table-cell>
          <table:table-cell table:style-name="ce2" office:value-type="string" calcext:value-type="string">
            <text:p>US$34.1 million</text:p>
          </table:table-cell>
          <table:table-cell table:style-name="ce4" table:formula="of:=LEFT(SUBSTITUTE([.G238];&quot;US$&quot;;&quot;&quot;);SEARCH(&quot; &quot;;SUBSTITUTE([.G238];&quot;US$&quot;;&quot;&quot;)))" office:value-type="string" office:string-value="34.1 " calcext:value-type="string">
            <text:p>34.1 </text:p>
          </table:table-cell>
          <table:table-cell table:style-name="ce2" office:value-type="string" calcext:value-type="string">
            <text:p>Done</text:p>
          </table:table-cell>
          <table:table-cell table:style-name="ce2" office:value-type="string" calcext:value-type="string">
            <text:p>Harvard Management Company is the endowment fund of Harvard University. In October 2010, New Zealand's Overseas Investment Office approved the Harvard fund's NZ$34-million purchase of Big Sky Dairy Farms, a 1,600-ha dairy farm in the Otago region. The farm will be integrated into its other dairy farm in Otago, making Harvard the region's largest operator. Harvard Management Company also invests in the African farmland fund of the UK's Emergent Asset Management.</text:p>
          </table:table-cell>
        </table:table-row>
        <table:table-row table:style-name="ro21" table:visibility="filter">
          <table:table-cell table:style-name="ce2" office:value-type="string" calcext:value-type="string">
            <text:p>Niger</text:p>
          </table:table-cell>
          <table:table-cell table:style-name="ce2" office:value-type="string" calcext:value-type="string">
            <text:p>Bin Taleb Group/Al Tamini Khaled Alhil</text:p>
          </table:table-cell>
          <table:table-cell table:style-name="ce2" office:value-type="string" calcext:value-type="string">
            <text:p>Saudi Arabia</text:p>
          </table:table-cell>
          <table:table-cell table:style-name="ce2" office:value-type="string" calcext:value-type="string">
            <text:p>Agribusiness, industrial</text:p>
          </table:table-cell>
          <table:table-cell table:style-name="ce2" office:value-type="string" calcext:value-type="string">
            <text:p>15922</text:p>
          </table:table-cell>
          <table:table-cell table:style-name="ce2" office:value-type="string" calcext:value-type="string">
            <text:p>Ecotourism, irrigate crops</text:p>
          </table:table-cell>
          <table:table-cell table:style-name="ce2" office:value-type="string" calcext:value-type="string">
            <text:p>Missing</text:p>
          </table:table-cell>
          <table:table-cell table:style-name="ce4" table:formula="of:=LEFT(SUBSTITUTE([.G239];&quot;US$&quot;;&quot;&quot;);SEARCH(&quot; &quot;;SUBSTITUTE([.G239];&quot;US$&quot;;&quot;&quot;)))" office:value-type="string" office:string-value="" calcext:value-type="error">
            <text:p>#VALUE!</text:p>
          </table:table-cell>
          <table:table-cell table:style-name="ce2" office:value-type="string" calcext:value-type="string">
            <text:p>Suspended</text:p>
          </table:table-cell>
          <table:table-cell table:style-name="ce2" office:value-type="string" calcext:value-type="string">
            <text:p>In January 2007, Niger's Minister of Agriculture announced that it had signed a deal with three Saudi companies, including Al Tamini Khaled Alhil and Bin Taleb International, to provide them with 15,922 ha of lands in the region of Dosso. In September 2009, Abdoul Karim Mamalo, Permanent Secretary of the Rural Code, a government agency opposed to the deal, reported that the agreement had been stopped.</text:p>
          </table:table-cell>
        </table:table-row>
        <table:table-row table:style-name="ro21" table:visibility="filter">
          <table:table-cell table:style-name="ce2" office:value-type="string" calcext:value-type="string">
            <text:p>Nigeria</text:p>
          </table:table-cell>
          <table:table-cell table:style-name="ce2" office:value-type="string" calcext:value-type="string">
            <text:p>Chinese investors</text:p>
          </table:table-cell>
          <table:table-cell table:style-name="ce2" office:value-type="string" calcext:value-type="string">
            <text:p>China</text:p>
          </table:table-cell>
          <table:table-cell table:style-name="ce2" office:value-type="string" calcext:value-type="string">
            <text:p>Missing</text:p>
          </table:table-cell>
          <table:table-cell table:style-name="ce2" office:value-type="string" calcext:value-type="string">
            <text:p>6000</text:p>
          </table:table-cell>
          <table:table-cell table:style-name="ce2" office:value-type="string" calcext:value-type="string">
            <text:p>Cassava</text:p>
          </table:table-cell>
          <table:table-cell table:style-name="ce2" office:value-type="string" calcext:value-type="string">
            <text:p>Missing</text:p>
          </table:table-cell>
          <table:table-cell table:style-name="ce4" table:formula="of:=LEFT(SUBSTITUTE([.G240];&quot;US$&quot;;&quot;&quot;);SEARCH(&quot; &quot;;SUBSTITUTE([.G24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uly 2010, Tunde Lakoju, the Edo State Commissioner of Agriculture, said that an MoU had been signed with Chinese investors to cultivate 6,000 ha of cassava in the state. The identity of the Chinese investors was not disclosed.</text:p>
          </table:table-cell>
        </table:table-row>
        <table:table-row table:style-name="ro21" table:visibility="filter">
          <table:table-cell table:style-name="ce2" office:value-type="string" calcext:value-type="string">
            <text:p>Nigeria</text:p>
          </table:table-cell>
          <table:table-cell table:style-name="ce2" office:value-type="string" calcext:value-type="string">
            <text:p>FRI-EL Green</text:p>
          </table:table-cell>
          <table:table-cell table:style-name="ce2" office:value-type="string" calcext:value-type="string">
            <text:p>Italy</text:p>
          </table:table-cell>
          <table:table-cell table:style-name="ce2" office:value-type="string" calcext:value-type="string">
            <text:p>Energy</text:p>
          </table:table-cell>
          <table:table-cell table:style-name="ce2" office:value-type="string" calcext:value-type="string">
            <text:p>11292</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241];&quot;US$&quot;;&quot;&quot;);SEARCH(&quot; &quot;;SUBSTITUTE([.G24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9, FRI-EL Green, an Italian company half-owned by German energy giant RWE, purchased an 11,000-ha oil-palm plantation in Abia State in southern Nigeria, with rights to expand the concession to up to 100,000 ha.</text:p>
          </table:table-cell>
        </table:table-row>
        <table:table-row table:style-name="ro21" table:visibility="filter">
          <table:table-cell table:style-name="ce2" office:value-type="string" calcext:value-type="string">
            <text:p>Nigeria</text:p>
          </table:table-cell>
          <table:table-cell table:style-name="ce2" office:value-type="string" calcext:value-type="string">
            <text:p>Foras International Investment Co</text:p>
          </table:table-cell>
          <table:table-cell table:style-name="ce2" office:value-type="string" calcext:value-type="string">
            <text:p>Saudi Arabia</text:p>
          </table:table-cell>
          <table:table-cell table:style-name="ce2" office:value-type="string" calcext:value-type="string">
            <text:p>Finance</text:p>
          </table:table-cell>
          <table:table-cell table:style-name="ce2" office:value-type="string" calcext:value-type="string">
            <text:p>1000</text:p>
          </table:table-cell>
          <table:table-cell table:style-name="ce2" office:value-type="string" calcext:value-type="string">
            <text:p>Crops</text:p>
          </table:table-cell>
          <table:table-cell table:style-name="ce2" office:value-type="string" calcext:value-type="string">
            <text:p>US$100 million</text:p>
          </table:table-cell>
          <table:table-cell table:style-name="ce4" table:formula="of:=LEFT(SUBSTITUTE([.G242];&quot;US$&quot;;&quot;&quot;);SEARCH(&quot; &quot;;SUBSTITUTE([.G242];&quot;US$&quot;;&quot;&quot;)))" office:value-type="string" office:string-value="100 " calcext:value-type="string">
            <text:p>100 </text:p>
          </table:table-cell>
          <table:table-cell table:style-name="ce2" office:value-type="string" calcext:value-type="string">
            <text:p>Done</text:p>
          </table:table-cell>
          <table:table-cell table:style-name="ce2" office:value-type="string" calcext:value-type="string">
            <text:p>Foras' investment in Nigeria is part of a larger project to cultivate rice on 700,000 ha in various African countrie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21" table:visibility="filter">
          <table:table-cell table:style-name="ce2" office:value-type="string" calcext:value-type="string">
            <text:p>Nigeria</text:p>
          </table:table-cell>
          <table:table-cell table:style-name="ce2" office:value-type="string" calcext:value-type="string">
            <text:p>T4M</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30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243];&quot;US$&quot;;&quot;&quot;);SEARCH(&quot; &quot;;SUBSTITUTE([.G24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4M claims to have completed negotiations for a 25-year lease on 100,000 ha in Ghana and 300,000 ha in Nigeria. It is working in partnership with the government of Vietnam and is supported by the UK government. It is looking for investors to inject US$425 million for each 10,000-ha farm it plans to establish on the lands it has leased.</text:p>
          </table:table-cell>
        </table:table-row>
        <table:table-row table:style-name="ro21" table:visibility="filter">
          <table:table-cell table:style-name="ce2" office:value-type="string" calcext:value-type="string">
            <text:p>Nigeria</text:p>
          </table:table-cell>
          <table:table-cell table:style-name="ce2" office:value-type="string" calcext:value-type="string">
            <text:p>Dominion Farms</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30000</text:p>
          </table:table-cell>
          <table:table-cell table:style-name="ce2" office:value-type="string" calcext:value-type="string">
            <text:p>Rice</text:p>
          </table:table-cell>
          <table:table-cell table:style-name="ce2" office:value-type="string" calcext:value-type="string">
            <text:p>US$40 million</text:p>
          </table:table-cell>
          <table:table-cell table:style-name="ce4" table:formula="of:=LEFT(SUBSTITUTE([.G244];&quot;US$&quot;;&quot;&quot;);SEARCH(&quot; &quot;;SUBSTITUTE([.G244];&quot;US$&quot;;&quot;&quot;)))" office:value-type="string" office:string-value="40 " calcext:value-type="string">
            <text:p>40 </text:p>
          </table:table-cell>
          <table:table-cell table:style-name="ce2" office:value-type="string" calcext:value-type="string">
            <text:p>Done</text:p>
          </table:table-cell>
          <table:table-cell table:style-name="ce2" office:value-type="string" calcext:value-type="string">
            <text:p>Dominion Farms is owned by Calvin Burgess, a wealthy American who made his fortune in construction and real estate. Burgess set up the company to develop rice farms in Africa. It established its first farm on 7,000 ha in the Yala Swamp area in Kenya, which it obtained on a 25-year lease. The local communities living in the area complain of being displaced without compensation, of losing access to water and pasture for their livestock, of losing access to potable water and of pollution from the regular aerial spraying of fertilisers and agrochemicals. They continue to struggle to get their lands back and to get Dominion to leave. Undaunted by the opposition in Kenya, Burgess is now seeking to expand into Nigeria, where he has acquired a lease on more than 30,000 ha in Taraba State with the backing of former President Olusegun Obasanjo.</text:p>
          </table:table-cell>
        </table:table-row>
        <table:table-row table:style-name="ro21" table:visibility="filter">
          <table:table-cell table:style-name="ce2" office:value-type="string" calcext:value-type="string">
            <text:p>Nigeria</text:p>
          </table:table-cell>
          <table:table-cell table:style-name="ce2" office:value-type="string" calcext:value-type="string">
            <text:p>Vietnam Africa Agricultural Development Company</text:p>
          </table:table-cell>
          <table:table-cell table:style-name="ce2" office:value-type="string" calcext:value-type="string">
            <text:p>Vietnam</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245];&quot;US$&quot;;&quot;&quot;);SEARCH(&quot; &quot;;SUBSTITUTE([.G24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Vietnam Africa Agricultural Development Company (VAADCO) is a Vietnamese and British joint venture seeking to develop intensive irrigated rice production in Africa. Its Chairman is Dr Vo-Tong Xuan, a high-level Vietnamese rice scientist who has worked closely with the international agriculture research centres. VAADCO is involved in rice-farm projects in Sudan, Mozambique, Rwanda, Burundi, Liberia, Ghana and Mauritania with various private sector partners. In 2009, it signed an MoU for a 10,000-ha concession in Nigeria's Anambra State.</text:p>
          </table:table-cell>
        </table:table-row>
        <table:table-row table:style-name="ro21" table:visibility="filter">
          <table:table-cell table:style-name="ce2" office:value-type="string" calcext:value-type="string">
            <text:p>Nigeria</text:p>
          </table:table-cell>
          <table:table-cell table:style-name="ce2" office:value-type="string" calcext:value-type="string">
            <text:p>Vietnamese investors</text:p>
          </table:table-cell>
          <table:table-cell table:style-name="ce2" office:value-type="string" calcext:value-type="string">
            <text:p>Vietnam</text:p>
          </table:table-cell>
          <table:table-cell table:style-name="ce2" office:value-type="string" calcext:value-type="string">
            <text:p>Missing</text:p>
          </table:table-cell>
          <table:table-cell table:style-name="ce2" office:value-type="string" calcext:value-type="string">
            <text:p>4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246];&quot;US$&quot;;&quot;&quot;);SEARCH(&quot; &quot;;SUBSTITUTE([.G24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uly 2010, Tunde Lakoju, the Edo State Commissioner of Agriculture, said that an MoU had been signed with Vietnamese investors to cultivate 4,000 ha of rice in the state. The identity of the Vietnamese investors was not disclosed.</text:p>
          </table:table-cell>
        </table:table-row>
        <table:table-row table:style-name="ro21" table:visibility="filter">
          <table:table-cell table:style-name="ce2" office:value-type="string" calcext:value-type="string">
            <text:p>Pakistan</text:p>
          </table:table-cell>
          <table:table-cell table:style-name="ce2" office:value-type="string" calcext:value-type="string">
            <text:p>China Green</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4000</text:p>
          </table:table-cell>
          <table:table-cell table:style-name="ce2" office:value-type="string" calcext:value-type="string">
            <text:p>Fruit, vegetables</text:p>
          </table:table-cell>
          <table:table-cell table:style-name="ce2" office:value-type="string" calcext:value-type="string">
            <text:p>Missing</text:p>
          </table:table-cell>
          <table:table-cell table:style-name="ce4" table:formula="of:=LEFT(SUBSTITUTE([.G247];&quot;US$&quot;;&quot;&quot;);SEARCH(&quot; &quot;;SUBSTITUTE([.G247];&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China Green Agriculture, which is listed on the New York Stock Exchange, claims that it is China's largest private company in the agricultural sector. During a November 2011 meeting with Federal Minister for National Food Security and Research, Mir Israrullah Khan Zehri, the company requested an initial 4,000 ha for a project to produce fruit and vegetables. Zehri said that Pakistan offered an excellent opportunity for investment in the agriculture sector and foreign investors would be welcome to invest in the sector.</text:p>
          </table:table-cell>
        </table:table-row>
        <table:table-row table:style-name="ro21" table:visibility="filter">
          <table:table-cell table:style-name="ce2" office:value-type="string" calcext:value-type="string">
            <text:p>Pakistan</text:p>
          </table:table-cell>
          <table:table-cell table:number-columns-repeated="2" table:style-name="ce2" office:value-type="string" calcext:value-type="string">
            <text:p>Saudi Arabia</text:p>
          </table:table-cell>
          <table:table-cell table:style-name="ce2" office:value-type="string" calcext:value-type="string">
            <text:p>Government</text:p>
          </table:table-cell>
          <table:table-cell table:style-name="ce2" office:value-type="string" calcext:value-type="string">
            <text:p>202400</text:p>
          </table:table-cell>
          <table:table-cell table:style-name="ce2" office:value-type="string" calcext:value-type="string">
            <text:p>Fruit, vegetables, wheat</text:p>
          </table:table-cell>
          <table:table-cell table:style-name="ce2" office:value-type="string" calcext:value-type="string">
            <text:p>Missing</text:p>
          </table:table-cell>
          <table:table-cell table:style-name="ce4" table:formula="of:=LEFT(SUBSTITUTE([.G248];&quot;US$&quot;;&quot;&quot;);SEARCH(&quot; &quot;;SUBSTITUTE([.G248];&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September 2009, Reuters reported that the Saudi government was in talks with Pakistan for 202,400 ha of farmland and that Pakistan's Ministry of Agriculture was in the process of identifying lands in four provinces to allocate to the Saudi project.</text:p>
          </table:table-cell>
        </table:table-row>
        <table:table-row table:style-name="ro21" table:visibility="filter">
          <table:table-cell table:style-name="ce2" office:value-type="string" calcext:value-type="string">
            <text:p>Pakistan</text:p>
          </table:table-cell>
          <table:table-cell table:style-name="ce2" office:value-type="string" calcext:value-type="string">
            <text:p>Al Dahra</text:p>
          </table:table-cell>
          <table:table-cell table:style-name="ce2" office:value-type="string" calcext:value-type="string">
            <text:p>UAE</text:p>
          </table:table-cell>
          <table:table-cell table:style-name="ce2" office:value-type="string" calcext:value-type="string">
            <text:p>Agribusiness</text:p>
          </table:table-cell>
          <table:table-cell table:style-name="ce2" office:value-type="string" calcext:value-type="string">
            <text:p>101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249];&quot;US$&quot;;&quot;&quot;);SEARCH(&quot; &quot;;SUBSTITUTE([.G24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has 4,050 ha under rice production in Pakistan and intends to bring that to 10,100 ha before 2013.</text:p>
          </table:table-cell>
        </table:table-row>
        <table:table-row table:style-name="ro21" table:visibility="filter">
          <table:table-cell table:style-name="ce2" office:value-type="string" calcext:value-type="string">
            <text:p>Pakistan</text:p>
          </table:table-cell>
          <table:table-cell table:style-name="ce2" office:value-type="string" calcext:value-type="string">
            <text:p>Emirates Investment Group</text:p>
          </table:table-cell>
          <table:table-cell table:style-name="ce2" office:value-type="string" calcext:value-type="string">
            <text:p>UAE</text:p>
          </table:table-cell>
          <table:table-cell table:style-name="ce2" office:value-type="string" calcext:value-type="string">
            <text:p>Finance</text:p>
          </table:table-cell>
          <table:table-cell table:style-name="ce2" office:value-type="string" calcext:value-type="string">
            <text:p>35000</text:p>
          </table:table-cell>
          <table:table-cell table:style-name="ce2" office:value-type="string" calcext:value-type="string">
            <text:p>Crops, dairy</text:p>
          </table:table-cell>
          <table:table-cell table:style-name="ce2" office:value-type="string" calcext:value-type="string">
            <text:p>Missing</text:p>
          </table:table-cell>
          <table:table-cell table:style-name="ce4" table:formula="of:=LEFT(SUBSTITUTE([.G250];&quot;US$&quot;;&quot;&quot;);SEARCH(&quot; &quot;;SUBSTITUTE([.G250];&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EIG is reported to be involved in two large farm projects in Pakistan, including one that would cover 35,000 ha. It is pursuing its dairy projects in Pakistan through a 50-50 joint venture with the New Zealand company Dairy SolutioNZ to develop large-scale farms in the Middle East and Pakistan.</text:p>
          </table:table-cell>
        </table:table-row>
        <table:table-row table:style-name="ro21" table:visibility="filter">
          <table:table-cell table:style-name="ce2" office:value-type="string" calcext:value-type="string">
            <text:p>Pakistan</text:p>
          </table:table-cell>
          <table:table-cell table:style-name="ce2" office:value-type="string" calcext:value-type="string">
            <text:p>United Arab Emirates</text:p>
          </table:table-cell>
          <table:table-cell table:style-name="ce2" office:value-type="string" calcext:value-type="string">
            <text:p>UAE</text:p>
          </table:table-cell>
          <table:table-cell table:style-name="ce2" office:value-type="string" calcext:value-type="string">
            <text:p>Government</text:p>
          </table:table-cell>
          <table:table-cell table:style-name="ce2" office:value-type="string" calcext:value-type="string">
            <text:p>324000</text:p>
          </table:table-cell>
          <table:table-cell table:style-name="ce2" office:value-type="string" calcext:value-type="string">
            <text:p>Alfalfa, crops, livestock</text:p>
          </table:table-cell>
          <table:table-cell table:style-name="ce2" office:value-type="string" calcext:value-type="string">
            <text:p>Missing</text:p>
          </table:table-cell>
          <table:table-cell table:style-name="ce4" table:formula="of:=LEFT(SUBSTITUTE([.G251];&quot;US$&quot;;&quot;&quot;);SEARCH(&quot; &quot;;SUBSTITUTE([.G25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8, the UAE was reported to have acquired 324,000 ha of farmland in Punjab, Sindh and Balochistan provinces. The provinces were defining the terms for the land leases, with the central government providing security forces to protect the farms. Abraaj Capital, a Dubai-based private equity group which manages assets of over US$6 billion, is reported to be involved in the deal.</text:p>
          </table:table-cell>
        </table:table-row>
        <table:table-row table:style-name="ro21" table:visibility="filter">
          <table:table-cell table:style-name="ce2" office:value-type="string" calcext:value-type="string">
            <text:p>Papua New Guinea</text:p>
          </table:table-cell>
          <table:table-cell table:style-name="ce2" office:value-type="string" calcext:value-type="string">
            <text:p>Far East Holdings Berhad</text:p>
          </table:table-cell>
          <table:table-cell table:style-name="ce2" office:value-type="string" calcext:value-type="string">
            <text:p>Malaysia</text:p>
          </table:table-cell>
          <table:table-cell table:style-name="ce2" office:value-type="string" calcext:value-type="string">
            <text:p>Agribusiness</text:p>
          </table:table-cell>
          <table:table-cell table:style-name="ce2" office:value-type="string" calcext:value-type="string">
            <text:p>14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252];&quot;US$&quot;;&quot;&quot;);SEARCH(&quot; &quot;;SUBSTITUTE([.G25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10, Malaysia's Prosper Group, whose palm-oil operations have since been absorbed into Far East Holdings Berhad, signed a deal with leaders of the local Bewani people in the Vanimo-Green electorate, West Sepik to convert 140,000 ha of virgin forest into the PNG's largest oil-palm plantation.</text:p>
          </table:table-cell>
        </table:table-row>
        <table:table-row table:style-name="ro21" table:visibility="filter">
          <table:table-cell table:style-name="ce2" office:value-type="string" calcext:value-type="string">
            <text:p>Papua New Guinea</text:p>
          </table:table-cell>
          <table:table-cell table:style-name="ce2" office:value-type="string" calcext:value-type="string">
            <text:p>Kulim</text:p>
          </table:table-cell>
          <table:table-cell table:style-name="ce2" office:value-type="string" calcext:value-type="string">
            <text:p>Malaysia</text:p>
          </table:table-cell>
          <table:table-cell table:style-name="ce2" office:value-type="string" calcext:value-type="string">
            <text:p>Agribusiness</text:p>
          </table:table-cell>
          <table:table-cell table:style-name="ce2" office:value-type="string" calcext:value-type="string">
            <text:p>25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253];&quot;US$&quot;;&quot;&quot;);SEARCH(&quot; &quot;;SUBSTITUTE([.G25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10, Kulim paid US$175 million to acquire some 25,000 ha of oil-palm estates in Papua New Guinea from the world's largest agribusiness company, Cargill, and the Singapore government's investment arm Temasek Holdings. The acquisition will see the group's plantation acreage in Papua New Guinea increase 50% to about 75,000 ha.</text:p>
          </table:table-cell>
        </table:table-row>
        <table:table-row table:style-name="ro21" table:visibility="filter">
          <table:table-cell table:style-name="ce2" office:value-type="string" calcext:value-type="string">
            <text:p>Papua New Guinea</text:p>
          </table:table-cell>
          <table:table-cell table:style-name="ce2" office:value-type="string" calcext:value-type="string">
            <text:p>Mekeo Hinterland Holdings</text:p>
          </table:table-cell>
          <table:table-cell table:style-name="ce2" office:value-type="string" calcext:value-type="string">
            <text:p>Malaysia</text:p>
          </table:table-cell>
          <table:table-cell table:style-name="ce2" office:value-type="string" calcext:value-type="string">
            <text:p>Agribusiness</text:p>
          </table:table-cell>
          <table:table-cell table:style-name="ce2" office:value-type="string" calcext:value-type="string">
            <text:p>1164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254];&quot;US$&quot;;&quot;&quot;);SEARCH(&quot; &quot;;SUBSTITUTE([.G25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PNG newspaper the National reports that Mekeo Hinterland Holdings was granted a 99-year special agriculture and business lease to 116,400 ha of land in PNG in 2007, without consultation of the local communities. Mekeo subsequently made a sub-lease arrangement with Malaysian company, Albright Ltd, to log the area and develop oil-palm plantations.</text:p>
          </table:table-cell>
        </table:table-row>
        <table:table-row table:style-name="ro21" table:visibility="filter">
          <table:table-cell table:style-name="ce2" office:value-type="string" calcext:value-type="string">
            <text:p>Papua New Guinea</text:p>
          </table:table-cell>
          <table:table-cell table:style-name="ce2" office:value-type="string" calcext:value-type="string">
            <text:p>Changhae Engineering</text:p>
          </table:table-cell>
          <table:table-cell table:style-name="ce2" office:value-type="string" calcext:value-type="string">
            <text:p>South Korea</text:p>
          </table:table-cell>
          <table:table-cell table:style-name="ce2" office:value-type="string" calcext:value-type="string">
            <text:p>Agribusiness</text:p>
          </table:table-cell>
          <table:table-cell table:style-name="ce2" office:value-type="string" calcext:value-type="string">
            <text:p>33000</text:p>
          </table:table-cell>
          <table:table-cell table:style-name="ce2" office:value-type="string" calcext:value-type="string">
            <text:p>Cassava</text:p>
          </table:table-cell>
          <table:table-cell table:style-name="ce2" office:value-type="string" calcext:value-type="string">
            <text:p>US$100 million</text:p>
          </table:table-cell>
          <table:table-cell table:style-name="ce4" table:formula="of:=LEFT(SUBSTITUTE([.G255];&quot;US$&quot;;&quot;&quot;);SEARCH(&quot; &quot;;SUBSTITUTE([.G255];&quot;US$&quot;;&quot;&quot;)))" office:value-type="string" office:string-value="100 " calcext:value-type="string">
            <text:p>100 </text:p>
          </table:table-cell>
          <table:table-cell table:style-name="ce2" office:value-type="string" calcext:value-type="string">
            <text:p>Done</text:p>
          </table:table-cell>
          <table:table-cell table:style-name="ce2" office:value-type="string" calcext:value-type="string">
            <text:p>Changhae is a Korean producer of animal feeds and biofuels. In 2005, the company signed an agreement with the Government of PNG for a US$26-million cassava-based ethanol project. Through two subsidiaries in PNG, Changhae Tapioka Ltd and Cassava Etagon Holdings Ltd, Changhae acquired two concessions covering 33,000 ha in total in Central Province and New Ireland Province to produce cassava. PNG newspapers reported that Changhea would invest US$6 million in the development of its cassava plantations.</text:p>
          </table:table-cell>
        </table:table-row>
        <table:table-row table:style-name="ro21" table:visibility="filter">
          <table:table-cell table:style-name="ce2" office:value-type="string" calcext:value-type="string">
            <text:p>Paraguay</text:p>
          </table:table-cell>
          <table:table-cell table:style-name="ce2" office:value-type="string" calcext:value-type="string">
            <text:p>Cresud</text:p>
          </table:table-cell>
          <table:table-cell table:style-name="ce2" office:value-type="string" calcext:value-type="string">
            <text:p>Argentina</text:p>
          </table:table-cell>
          <table:table-cell table:style-name="ce2" office:value-type="string" calcext:value-type="string">
            <text:p>Agribusiness</text:p>
          </table:table-cell>
          <table:table-cell table:style-name="ce2" office:value-type="string" calcext:value-type="string">
            <text:p>142000</text:p>
          </table:table-cell>
          <table:table-cell table:style-name="ce2" office:value-type="string" calcext:value-type="string">
            <text:p>Crops, soybeans, sunflowers</text:p>
          </table:table-cell>
          <table:table-cell table:style-name="ce2" office:value-type="string" calcext:value-type="string">
            <text:p>Missing</text:p>
          </table:table-cell>
          <table:table-cell table:style-name="ce4" table:formula="of:=LEFT(SUBSTITUTE([.G256];&quot;US$&quot;;&quot;&quot;);SEARCH(&quot; &quot;;SUBSTITUTE([.G25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resud was a small farmland operator managing 20,000 ha when it was taken over by George Soros and Argentinian real-estate tycoon Eduardo Elsztain in the 1990s. Within a few years, the company grew to control nearly half a million ha in Argentina. After Soros sold his shares in the company in 1999, Elsztain continued to expand its landholdings. By 2011, Cresud was Argentina's largest landholder, controlling over 628,000 ha, on which it produces mainly soybeans and cattle, as well as lands in neighbouring countries. Cresud controls 17,000 ha in Bolivia, 142,000 ha in Paraguay, and 175,000 ha in Brazil through its controlling interest in farmland operator BrasilAgro. Added up, Cresud's farmland bank stands at 962,000 ha. Elsztain typically finances Cresud's expansions through share sales on the Nasdaq. But it's also finding new sources of cash. In June 2011, it inked a deal for a joint venture with China's largest farming company, Heilongjiang Beidahuang Nongken Group, to buy land in Argentina and farm soybeans for the Group.</text:p>
          </table:table-cell>
        </table:table-row>
        <table:table-row table:style-name="ro21" table:visibility="filter">
          <table:table-cell table:style-name="ce2" office:value-type="string" calcext:value-type="string">
            <text:p>Paraguay</text:p>
          </table:table-cell>
          <table:table-cell table:style-name="ce2" office:value-type="string" calcext:value-type="string">
            <text:p>Los Grobo</text:p>
          </table:table-cell>
          <table:table-cell table:style-name="ce2" office:value-type="string" calcext:value-type="string">
            <text:p>Argentina</text:p>
          </table:table-cell>
          <table:table-cell table:style-name="ce2" office:value-type="string" calcext:value-type="string">
            <text:p>Agribusiness</text:p>
          </table:table-cell>
          <table:table-cell table:style-name="ce2" office:value-type="string" calcext:value-type="string">
            <text:p>22000</text:p>
          </table:table-cell>
          <table:table-cell table:style-name="ce2" office:value-type="string" calcext:value-type="string">
            <text:p>Soybeans</text:p>
          </table:table-cell>
          <table:table-cell table:style-name="ce2" office:value-type="string" calcext:value-type="string">
            <text:p>Missing</text:p>
          </table:table-cell>
          <table:table-cell table:style-name="ce4" table:formula="of:=LEFT(SUBSTITUTE([.G257];&quot;US$&quot;;&quot;&quot;);SEARCH(&quot; &quot;;SUBSTITUTE([.G25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Los Grobo is owned by Argentina's Grobocopatel family, the second-largest soybean producers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it plans to triple its land holdings over the next few years by way of a joint venture company called LG Agronegócios &amp; Participações SA, which will involve Brazil’s Grupo Vinci Partners, an investment company set up by former Banco Pactual SA parter Gilberto Sayao.</text:p>
          </table:table-cell>
        </table:table-row>
        <table:table-row table:style-name="ro21" table:visibility="filter">
          <table:table-cell table:style-name="ce2" office:value-type="string" calcext:value-type="string">
            <text:p>Paraguay</text:p>
          </table:table-cell>
          <table:table-cell table:style-name="ce2" office:value-type="string" calcext:value-type="string">
            <text:p>NFD Agro</text:p>
          </table:table-cell>
          <table:table-cell table:style-name="ce2" office:value-type="string" calcext:value-type="string">
            <text:p>Bermuda</text:p>
          </table:table-cell>
          <table:table-cell table:style-name="ce2" office:value-type="string" calcext:value-type="string">
            <text:p>Agribusiness</text:p>
          </table:table-cell>
          <table:table-cell table:style-name="ce2" office:value-type="string" calcext:value-type="string">
            <text:p>34300</text:p>
          </table:table-cell>
          <table:table-cell table:style-name="ce2" office:value-type="string" calcext:value-type="string">
            <text:p>Maize, soybeans, sunflower</text:p>
          </table:table-cell>
          <table:table-cell table:style-name="ce2" office:value-type="string" calcext:value-type="string">
            <text:p>Missing</text:p>
          </table:table-cell>
          <table:table-cell table:style-name="ce4" table:formula="of:=LEFT(SUBSTITUTE([.G258];&quot;US$&quot;;&quot;&quot;);SEARCH(&quot; &quot;;SUBSTITUTE([.G25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9, the IFC approved a US$15-million loan to support the expansion plans of NFD Agro Ltd, a soybean-plantation company based in Paraguay that owns the company Desarrollo Agrícola del Paraguay (Grupo DAP) and that is heavily involved in the controversial Round Table on Responsible Soy Association. NFD Agro is controlled by Argentinian businessmen and the US bank JP Morgan, while TRG Management, a Calyx Agro shareholder, owns 11.7% of the company. NFD owns 26,600 ha and leases another 8,100 ha in Paraguay.</text:p>
          </table:table-cell>
        </table:table-row>
        <table:table-row table:style-name="ro21" table:visibility="filter">
          <table:table-cell table:style-name="ce2" office:value-type="string" calcext:value-type="string">
            <text:p>Paraguay</text:p>
          </table:table-cell>
          <table:table-cell table:style-name="ce2" office:value-type="string" calcext:value-type="string">
            <text:p>Calyx Agro</text:p>
          </table:table-cell>
          <table:table-cell table:style-name="ce2" office:value-type="string" calcext:value-type="string">
            <text:p>France</text:p>
          </table:table-cell>
          <table:table-cell table:style-name="ce2" office:value-type="string" calcext:value-type="string">
            <text:p>Finance</text:p>
          </table:table-cell>
          <table:table-cell table:style-name="ce2" office:value-type="string" calcext:value-type="string">
            <text:p>2859</text:p>
          </table:table-cell>
          <table:table-cell table:style-name="ce2" office:value-type="string" calcext:value-type="string">
            <text:p>Crops, sugar cane</text:p>
          </table:table-cell>
          <table:table-cell table:style-name="ce2" office:value-type="string" calcext:value-type="string">
            <text:p>Missing</text:p>
          </table:table-cell>
          <table:table-cell table:style-name="ce4" table:formula="of:=LEFT(SUBSTITUTE([.G259];&quot;US$&quot;;&quot;&quot;);SEARCH(&quot; &quot;;SUBSTITUTE([.G25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row>
        <table:table-row table:style-name="ro21">
          <table:table-cell table:style-name="ce2" office:value-type="string" calcext:value-type="string">
            <text:p>Peru</text:p>
          </table:table-cell>
          <table:table-cell table:style-name="ce2" office:value-type="string" calcext:value-type="string">
            <text:p>Ecoamerica</text:p>
          </table:table-cell>
          <table:table-cell table:style-name="ce2" office:value-type="string" calcext:value-type="string">
            <text:p>South Korea</text:p>
          </table:table-cell>
          <table:table-cell table:style-name="ce2" office:value-type="string" calcext:value-type="string">
            <text:p>Agribusiness</text:p>
          </table:table-cell>
          <table:table-cell table:style-name="ce2" office:value-type="string" calcext:value-type="string">
            <text:p>72000</text:p>
          </table:table-cell>
          <table:table-cell table:style-name="ce2" office:value-type="string" calcext:value-type="string">
            <text:p>Crops, forstry, livestock</text:p>
          </table:table-cell>
          <table:table-cell table:style-name="ce2" office:value-type="string" calcext:value-type="string">
            <text:p>US$57,600 (US$0.80/ha)</text:p>
          </table:table-cell>
          <table:table-cell table:style-name="ce4" table:formula="of:=LEFT(SUBSTITUTE([.G260];&quot;US$&quot;;&quot;&quot;);SEARCH(&quot; &quot;;SUBSTITUTE([.G260];&quot;US$&quot;;&quot;&quot;)))" office:value-type="string" office:string-value="57,600 " calcext:value-type="string">
            <text:p>57,600 </text:p>
          </table:table-cell>
          <table:table-cell table:style-name="ce2" office:value-type="string" calcext:value-type="string">
            <text:p>In process</text:p>
          </table:table-cell>
          <table:table-cell table:style-name="ce2" office:value-type="string" calcext:value-type="string">
            <text:p>In April 2011, two Shawi communities and one Kechwa community from the provinces of Alto Amazonas and San Martín, Peru, became aware that the South Korean company Ecoamerica had applied for the registration and titling of more than 72,000 ha of land, at a price of US$0.80 a hectare, for crop production, logging and livestock raising on lands within their territories. The communities have contested the concession, and the application has been put on hold, pending a decision by the Constitutional Court.</text:p>
          </table:table-cell>
        </table:table-row>
        <table:table-row table:style-name="ro21" table:visibility="filter">
          <table:table-cell table:style-name="ce2" office:value-type="string" calcext:value-type="string">
            <text:p>Peru</text:p>
          </table:table-cell>
          <table:table-cell table:style-name="ce2" office:value-type="string" calcext:value-type="string">
            <text:p>Maple Energy</text:p>
          </table:table-cell>
          <table:table-cell table:style-name="ce2" office:value-type="string" calcext:value-type="string">
            <text:p>US</text:p>
          </table:table-cell>
          <table:table-cell table:style-name="ce2" office:value-type="string" calcext:value-type="string">
            <text:p>Energy</text:p>
          </table:table-cell>
          <table:table-cell table:style-name="ce2" office:value-type="string" calcext:value-type="string">
            <text:p>13500</text:p>
          </table:table-cell>
          <table:table-cell table:style-name="ce2" office:value-type="string" calcext:value-type="string">
            <text:p>Sugar cane</text:p>
          </table:table-cell>
          <table:table-cell table:style-name="ce2" office:value-type="string" calcext:value-type="string">
            <text:p>US$254 million</text:p>
          </table:table-cell>
          <table:table-cell table:style-name="ce4" table:formula="of:=LEFT(SUBSTITUTE([.G261];&quot;US$&quot;;&quot;&quot;);SEARCH(&quot; &quot;;SUBSTITUTE([.G261];&quot;US$&quot;;&quot;&quot;)))" office:value-type="string" office:string-value="254 " calcext:value-type="string">
            <text:p>254 </text:p>
          </table:table-cell>
          <table:table-cell table:style-name="ce2" office:value-type="string" calcext:value-type="string">
            <text:p>Done</text:p>
          </table:table-cell>
          <table:table-cell table:style-name="ce2" office:value-type="string" calcext:value-type="string">
            <text:p>Maple acquired 13,500 ha in Piura and plans to cultivate sugar cane on 7,800 ha. It has also constructed an ethanol plant which will produce ethanol for export to the US and Europe.</text:p>
          </table:table-cell>
        </table:table-row>
        <table:table-row table:style-name="ro21" table:visibility="filter">
          <table:table-cell table:style-name="ce2" office:value-type="string" calcext:value-type="string">
            <text:p>Philippines</text:p>
          </table:table-cell>
          <table:table-cell table:style-name="ce2" office:value-type="string" calcext:value-type="string">
            <text:p>Hassan Group</text:p>
          </table:table-cell>
          <table:table-cell table:style-name="ce2" office:value-type="string" calcext:value-type="string">
            <text:p>Bahrain</text:p>
          </table:table-cell>
          <table:table-cell table:style-name="ce2" office:value-type="string" calcext:value-type="string">
            <text:p>Construction</text:p>
          </table:table-cell>
          <table:table-cell table:style-name="ce2" office:value-type="string" calcext:value-type="string">
            <text:p>10000</text:p>
          </table:table-cell>
          <table:table-cell table:style-name="ce2" office:value-type="string" calcext:value-type="string">
            <text:p>Bananas, rice and other crops</text:p>
          </table:table-cell>
          <table:table-cell table:style-name="ce2" office:value-type="string" calcext:value-type="string">
            <text:p>US$250 million</text:p>
          </table:table-cell>
          <table:table-cell table:style-name="ce4" table:formula="of:=LEFT(SUBSTITUTE([.G262];&quot;US$&quot;;&quot;&quot;);SEARCH(&quot; &quot;;SUBSTITUTE([.G262];&quot;US$&quot;;&quot;&quot;)))" office:value-type="string" office:string-value="250 " calcext:value-type="string">
            <text:p>250 </text:p>
          </table:table-cell>
          <table:table-cell table:style-name="ce2" office:value-type="string" calcext:value-type="string">
            <text:p>Done</text:p>
          </table:table-cell>
          <table:table-cell table:style-name="ce2" office:value-type="string" calcext:value-type="string">
            <text:p>Hassan Group, Bahrain's largest conglomerate, established a joint venture with the Philippines-based AMA Group in 2010 called RP Harvest. In January 2012 Hassan Group signed a US$50-million agriculture investment deal in Mindanao, for the first phase of the project. AMA Group is owned by the family of Amable R. Aguiluz V, the Philippines' Special Envoy to the Gulf Cooperation Council since 2003. 1,000 ha seems to be already cultivated (Ref 2).</text:p>
          </table:table-cell>
        </table:table-row>
        <table:table-row table:style-name="ro21" table:visibility="filter">
          <table:table-cell table:style-name="ce2" office:value-type="string" calcext:value-type="string">
            <text:p>Philippines</text:p>
          </table:table-cell>
          <table:table-cell table:style-name="ce2" office:value-type="string" calcext:value-type="string">
            <text:p>Brunei Investment Authority</text:p>
          </table:table-cell>
          <table:table-cell table:style-name="ce2" office:value-type="string" calcext:value-type="string">
            <text:p>Brunei</text:p>
          </table:table-cell>
          <table:table-cell table:style-name="ce2" office:value-type="string" calcext:value-type="string">
            <text:p>Government</text:p>
          </table:table-cell>
          <table:table-cell table:style-name="ce2" office:value-type="string" calcext:value-type="string">
            <text:p>1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263];&quot;US$&quot;;&quot;&quot;);SEARCH(&quot; &quot;;SUBSTITUTE([.G263];&quot;US$&quot;;&quot;&quot;)))" office:value-type="string" office:string-value="" calcext:value-type="error">
            <text:p>#VALUE!</text:p>
          </table:table-cell>
          <table:table-cell table:style-name="ce2" office:value-type="string" calcext:value-type="string">
            <text:p>Proposed</text:p>
          </table:table-cell>
          <table:table-cell table:style-name="ce2" office:value-type="string" calcext:value-type="string">
            <text:p>In 2009 the Brunei Investment Authority was reported to be preparing an investment proposal for an agricultural project in Mindanao. In April 2010, the Minister of Agriculture of Brunei was in the Philippines, where he proposed a project for the establishment of a 10,000-ha rice operation, along with logistics and post-harvest and processing facilities.</text:p>
          </table:table-cell>
        </table:table-row>
        <table:table-row table:style-name="ro21" table:visibility="filter">
          <table:table-cell table:style-name="ce2" office:value-type="string" calcext:value-type="string">
            <text:p>Philippines</text:p>
          </table:table-cell>
          <table:table-cell table:number-columns-repeated="2" table:style-name="ce2" office:value-type="string" calcext:value-type="string">
            <text:p>China</text:p>
          </table:table-cell>
          <table:table-cell table:style-name="ce2" office:value-type="string" calcext:value-type="string">
            <text:p>Government</text:p>
          </table:table-cell>
          <table:table-cell table:style-name="ce2" office:value-type="string" calcext:value-type="string">
            <text:p>1280000</text:p>
          </table:table-cell>
          <table:table-cell table:style-name="ce2" office:value-type="string" calcext:value-type="string">
            <text:p>Various</text:p>
          </table:table-cell>
          <table:table-cell table:style-name="ce2" office:value-type="string" calcext:value-type="string">
            <text:p>Missing</text:p>
          </table:table-cell>
          <table:table-cell table:style-name="ce4" table:formula="of:=LEFT(SUBSTITUTE([.G264];&quot;US$&quot;;&quot;&quot;);SEARCH(&quot; &quot;;SUBSTITUTE([.G264];&quot;US$&quot;;&quot;&quot;)))" office:value-type="string" office:string-value="" calcext:value-type="error">
            <text:p>#VALUE!</text:p>
          </table:table-cell>
          <table:table-cell table:style-name="ce2" office:value-type="string" calcext:value-type="string">
            <text:p>Suspended</text:p>
          </table:table-cell>
          <table:table-cell table:style-name="ce2" office:value-type="string" calcext:value-type="string">
            <text:p>In 2007, the Philippine government signed 18 deals with China to provide Chinese companies with access to land. Popular opposition to the agricultural deals and the deals signed in other sectors forced the government to put the deals on hold. In September 2011, it was reported that the lease contracts signed by the Department of Agriculture with Chinese and other foreign entities were under review. One of the deals includes a 200,000-ha project with China's Beidahuang to develop 200,000 ha of rice, maize, and other crops in the province of Luzon.</text:p>
          </table:table-cell>
        </table:table-row>
        <table:table-row table:style-name="ro21" table:visibility="filter">
          <table:table-cell table:style-name="ce2" office:value-type="string" calcext:value-type="string">
            <text:p>Philippines</text:p>
          </table:table-cell>
          <table:table-cell table:style-name="ce2" office:value-type="string" calcext:value-type="string">
            <text:p>Green Future Innovation</text:p>
          </table:table-cell>
          <table:table-cell table:style-name="ce2" office:value-type="string" calcext:value-type="string">
            <text:p>Japan</text:p>
          </table:table-cell>
          <table:table-cell table:style-name="ce2" office:value-type="string" calcext:value-type="string">
            <text:p>Agribusiness, industrial</text:p>
          </table:table-cell>
          <table:table-cell table:style-name="ce2" office:value-type="string" calcext:value-type="string">
            <text:p>11000</text:p>
          </table:table-cell>
          <table:table-cell table:style-name="ce2" office:value-type="string" calcext:value-type="string">
            <text:p>Sugar cane</text:p>
          </table:table-cell>
          <table:table-cell table:style-name="ce2" office:value-type="string" calcext:value-type="string">
            <text:p>US$120 million</text:p>
          </table:table-cell>
          <table:table-cell table:style-name="ce4" table:formula="of:=LEFT(SUBSTITUTE([.G265];&quot;US$&quot;;&quot;&quot;);SEARCH(&quot; &quot;;SUBSTITUTE([.G265];&quot;US$&quot;;&quot;&quot;)))" office:value-type="string" office:string-value="120 " calcext:value-type="string">
            <text:p>120 </text:p>
          </table:table-cell>
          <table:table-cell table:style-name="ce2" office:value-type="string" calcext:value-type="string">
            <text:p>Done</text:p>
          </table:table-cell>
          <table:table-cell table:style-name="ce2" office:value-type="string" calcext:value-type="string">
            <text:p>Green Future Innovations is a joint-venture sugar-cane and ethanol project between Itochu Corp. and JGC Corp. of Japan, Bioethanol and Energy Investments Corp. of the Philippines and GCO of Taiwan. The project includes the development of an 11,000-ha sugar-cane plantation in the Province of Isabela that local groups say is already leading to the displacement of more than 1,000 farming families.</text:p>
          </table:table-cell>
        </table:table-row>
        <table:table-row table:style-name="ro21" table:visibility="filter">
          <table:table-cell table:style-name="ce2" office:value-type="string" calcext:value-type="string">
            <text:p>Philippines</text:p>
          </table:table-cell>
          <table:table-cell table:number-columns-repeated="2" table:style-name="ce2" office:value-type="string" calcext:value-type="string">
            <text:p>Kuwait</text:p>
          </table:table-cell>
          <table:table-cell table:style-name="ce2" office:value-type="string" calcext:value-type="string">
            <text:p>Government</text:p>
          </table:table-cell>
          <table:table-cell table:style-name="ce2" office:value-type="string" calcext:value-type="string">
            <text:p>20000</text:p>
          </table:table-cell>
          <table:table-cell table:style-name="ce2" office:value-type="string" calcext:value-type="string">
            <text:p>Maize, rice</text:p>
          </table:table-cell>
          <table:table-cell table:style-name="ce2" office:value-type="string" calcext:value-type="string">
            <text:p>Missing</text:p>
          </table:table-cell>
          <table:table-cell table:style-name="ce4" table:formula="of:=LEFT(SUBSTITUTE([.G266];&quot;US$&quot;;&quot;&quot;);SEARCH(&quot; &quot;;SUBSTITUTE([.G266];&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The Kuwait Ministry of Agriculture is considering a proposal from the Government of the Philippines for an agricultural project involving 10,000 ha for the cultivation of rice and 10,000 ha for maize</text:p>
          </table:table-cell>
        </table:table-row>
        <table:table-row table:style-name="ro21" table:visibility="filter">
          <table:table-cell table:style-name="ce2" office:value-type="string" calcext:value-type="string">
            <text:p>Philippines</text:p>
          </table:table-cell>
          <table:table-cell table:style-name="ce2" office:value-type="string" calcext:value-type="string">
            <text:p>Zuellig Group</text:p>
          </table:table-cell>
          <table:table-cell table:style-name="ce2" office:value-type="string" calcext:value-type="string">
            <text:p>Malaysia</text:p>
          </table:table-cell>
          <table:table-cell table:style-name="ce2" office:value-type="string" calcext:value-type="string">
            <text:p>Agribusiness, health care</text:p>
          </table:table-cell>
          <table:table-cell table:style-name="ce2" office:value-type="string" calcext:value-type="string">
            <text:p>30000</text:p>
          </table:table-cell>
          <table:table-cell table:style-name="ce2" office:value-type="string" calcext:value-type="string">
            <text:p>Maize</text:p>
          </table:table-cell>
          <table:table-cell table:style-name="ce2" office:value-type="string" calcext:value-type="string">
            <text:p>Missing</text:p>
          </table:table-cell>
          <table:table-cell table:style-name="ce4" table:formula="of:=LEFT(SUBSTITUTE([.G267];&quot;US$&quot;;&quot;&quot;);SEARCH(&quot; &quot;;SUBSTITUTE([.G267];&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The Zuellig Group, headquartered in Kuala Lumpur, Malaysia, is one of the largest privately held conglomerates in the world, with an annual turnover of over US$12 billion. In March 2011, the company said that it was test-growing maize in the Philippines, where it plans to set up a 30,000-ha plantation to grow maize to supply its subsidiary Gold Coin, one of Asia's largest feed producers.</text:p>
          </table:table-cell>
        </table:table-row>
        <table:table-row table:style-name="ro21" table:visibility="filter">
          <table:table-cell table:style-name="ce2" office:value-type="string" calcext:value-type="string">
            <text:p>Philippines</text:p>
          </table:table-cell>
          <table:table-cell table:number-columns-repeated="2" table:style-name="ce2" office:value-type="string" calcext:value-type="string">
            <text:p>Oman</text:p>
          </table:table-cell>
          <table:table-cell table:style-name="ce2" office:value-type="string" calcext:value-type="string">
            <text:p>Government</text:p>
          </table:table-cell>
          <table:table-cell table:style-name="ce2" office:value-type="string" calcext:value-type="string">
            <text:p>1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268];&quot;US$&quot;;&quot;&quot;);SEARCH(&quot; &quot;;SUBSTITUTE([.G268];&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The Oman Ministry of Agriculture is considering a proposal from the Government of the Philippines for an agricultural project involving 10,000 ha for the cultivation of rice.</text:p>
          </table:table-cell>
        </table:table-row>
        <table:table-row table:style-name="ro21" table:visibility="filter">
          <table:table-cell table:style-name="ce2" office:value-type="string" calcext:value-type="string">
            <text:p>Philippines</text:p>
          </table:table-cell>
          <table:table-cell table:number-columns-repeated="2" table:style-name="ce2" office:value-type="string" calcext:value-type="string">
            <text:p>Qatar</text:p>
          </table:table-cell>
          <table:table-cell table:style-name="ce2" office:value-type="string" calcext:value-type="string">
            <text:p>Government</text:p>
          </table:table-cell>
          <table:table-cell table:style-name="ce2" office:value-type="string" calcext:value-type="string">
            <text:p>10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269];&quot;US$&quot;;&quot;&quot;);SEARCH(&quot; &quot;;SUBSTITUTE([.G269];&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December 2008, the Philippines' government made a proposal to the Qatar Investment Authority for an agricultural project involving 100,000 ha for the production of rice.</text:p>
          </table:table-cell>
        </table:table-row>
        <table:table-row table:style-name="ro21" table:visibility="filter">
          <table:table-cell table:style-name="ce2" office:value-type="string" calcext:value-type="string">
            <text:p>Philippines</text:p>
          </table:table-cell>
          <table:table-cell table:style-name="ce2" office:value-type="string" calcext:value-type="string">
            <text:p>Far Eastern Agricultural Investment Company</text:p>
          </table:table-cell>
          <table:table-cell table:style-name="ce2" office:value-type="string" calcext:value-type="string">
            <text:p>Saudi Arabia</text:p>
          </table:table-cell>
          <table:table-cell table:style-name="ce2" office:value-type="string" calcext:value-type="string">
            <text:p>Agribusiness</text:p>
          </table:table-cell>
          <table:table-cell table:style-name="ce2" office:value-type="string" calcext:value-type="string">
            <text:p>50000</text:p>
          </table:table-cell>
          <table:table-cell table:style-name="ce2" office:value-type="string" calcext:value-type="string">
            <text:p>Banana, maize, pineapple, rice</text:p>
          </table:table-cell>
          <table:table-cell table:style-name="ce2" office:value-type="string" calcext:value-type="string">
            <text:p>Missing</text:p>
          </table:table-cell>
          <table:table-cell table:style-name="ce4" table:formula="of:=LEFT(SUBSTITUTE([.G270];&quot;US$&quot;;&quot;&quot;);SEARCH(&quot; &quot;;SUBSTITUTE([.G27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9, the Al Rajhi Group brought together ten Saudi Arabian agricultural companies, to form the Far Eastern Agricultural Investment Company, a US$27-million investment vehicle for the acquisition of farmland in Asia, mainly for rice production. In June 2010, the Financial Times reported that the joint venture had arranged leases in Cambodia, Vietnam, Pakistan and the Philippines for aromatic and long-grain basmati rice production for export to Saudi Arabia. In May 2010, it signed an MoU with AgriNurture of the Philippines to develop production of pineapple, banana, rice and maize on 50,000 ha. AgriNuture is pursuing similar projects with Beidahuang of China. In December 2011, Black River Capital Partners, a hedge fund owned by Cargill, acquired 28.11% of AgriNurture for US$30.45 million.</text:p>
          </table:table-cell>
        </table:table-row>
        <table:table-row table:style-name="ro21" table:visibility="filter">
          <table:table-cell table:style-name="ce2" office:value-type="string" calcext:value-type="string">
            <text:p>Philippines</text:p>
          </table:table-cell>
          <table:table-cell table:style-name="ce2" office:value-type="string" calcext:value-type="string">
            <text:p>Jeonnam Feedstock</text:p>
          </table:table-cell>
          <table:table-cell table:style-name="ce2" office:value-type="string" calcext:value-type="string">
            <text:p>South Korea</text:p>
          </table:table-cell>
          <table:table-cell table:style-name="ce2" office:value-type="string" calcext:value-type="string">
            <text:p>Government</text:p>
          </table:table-cell>
          <table:table-cell table:style-name="ce2" office:value-type="string" calcext:value-type="string">
            <text:p>94000</text:p>
          </table:table-cell>
          <table:table-cell table:style-name="ce2" office:value-type="string" calcext:value-type="string">
            <text:p>Maize</text:p>
          </table:table-cell>
          <table:table-cell table:style-name="ce2" office:value-type="string" calcext:value-type="string">
            <text:p>Missing</text:p>
          </table:table-cell>
          <table:table-cell table:style-name="ce4" table:formula="of:=LEFT(SUBSTITUTE([.G271];&quot;US$&quot;;&quot;&quot;);SEARCH(&quot; &quot;;SUBSTITUTE([.G27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Jeonnam Feedstock is a company established by the government of the Province of South Jeolla, South Korea. In July 2009 it was reported that the company had acquired a 25-year lease for about 95,000 ha of farmland in Mindoro to grow low-cost grain for feed production. However, officials from both the central and provincial governments of the Philippines have denied knowledge of the deal.</text:p>
          </table:table-cell>
        </table:table-row>
        <table:table-row table:style-name="ro21" table:visibility="filter">
          <table:table-cell table:style-name="ce2" office:value-type="string" calcext:value-type="string">
            <text:p>Philippines</text:p>
          </table:table-cell>
          <table:table-cell table:style-name="ce2" office:value-type="string" calcext:value-type="string">
            <text:p>Lotte Group</text:p>
          </table:table-cell>
          <table:table-cell table:style-name="ce2" office:value-type="string" calcext:value-type="string">
            <text:p>South Korea</text:p>
          </table:table-cell>
          <table:table-cell table:style-name="ce2" office:value-type="string" calcext:value-type="string">
            <text:p>Agribusiness, construction, real estate</text:p>
          </table:table-cell>
          <table:table-cell table:style-name="ce2" office:value-type="string" calcext:value-type="string">
            <text:p>1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272];&quot;US$&quot;;&quot;&quot;);SEARCH(&quot; &quot;;SUBSTITUTE([.G272];&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April 2011, it was reported that South Korea's Lotte group was pursuing a sugar-cane project involving around 10,000 ha in Central Luzon and the construction of a sugar mill. China's Wahaha Group has also indicated its interest in these same lands.</text:p>
          </table:table-cell>
        </table:table-row>
        <table:table-row table:style-name="ro21" table:visibility="filter">
          <table:table-cell table:style-name="ce2" office:value-type="string" calcext:value-type="string">
            <text:p>Philippines</text:p>
          </table:table-cell>
          <table:table-cell table:number-columns-repeated="2" table:style-name="ce2" office:value-type="string" calcext:value-type="string">
            <text:p>South Korea</text:p>
          </table:table-cell>
          <table:table-cell table:style-name="ce2" office:value-type="string" calcext:value-type="string">
            <text:p>Government</text:p>
          </table:table-cell>
          <table:table-cell table:style-name="ce2" office:value-type="string" calcext:value-type="string">
            <text:p>100000</text:p>
          </table:table-cell>
          <table:table-cell table:style-name="ce2" office:value-type="string" calcext:value-type="string">
            <text:p>Maize, rice, sugar</text:p>
          </table:table-cell>
          <table:table-cell table:style-name="ce2" office:value-type="string" calcext:value-type="string">
            <text:p>Missing</text:p>
          </table:table-cell>
          <table:table-cell table:style-name="ce4" table:formula="of:=LEFT(SUBSTITUTE([.G273];&quot;US$&quot;;&quot;&quot;);SEARCH(&quot; &quot;;SUBSTITUTE([.G27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Korean and Philippine governments signed an MoU for the creation of a Multiple Industry Cluster, under which the Philippines will identify and make available 100,000 ha for private investors from South Korea, with the Korean International Cooperation Agency providing technical assistance. In April 2011, Trade Under-secretary Cristino Panlilio said that an inter-agency task force was working on the identification of both private and government land for the project.</text:p>
          </table:table-cell>
        </table:table-row>
        <table:table-row table:style-name="ro21" table:visibility="filter">
          <table:table-cell table:style-name="ce2" office:value-type="string" calcext:value-type="string">
            <text:p>Philippines</text:p>
          </table:table-cell>
          <table:table-cell table:style-name="ce2" office:value-type="string" calcext:value-type="string">
            <text:p>San Carlos Bio-Energy</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5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274];&quot;US$&quot;;&quot;&quot;);SEARCH(&quot; &quot;;SUBSTITUTE([.G27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3, Bronzeoak Ltd established Bronzeoak Philippines in partnership with Zabaleta &amp; Co. of the Philippines to develop sugar-cane-based energy projects in the Philippines. More recently, the Swiss-German ThomasLloyd Group and FE Clean Energy of New York have joined the company. In 2006, with financing from China Bank, Bronzeoak Philippines opened an ethanol plant on Negros Island that will be supplied by a 5,000-ha sugar-cane plantation that the company is also developing in the area.</text:p>
          </table:table-cell>
        </table:table-row>
        <table:table-row table:style-name="ro21" table:visibility="filter">
          <table:table-cell table:style-name="ce2" office:value-type="string" calcext:value-type="string">
            <text:p>Philippines</text:p>
          </table:table-cell>
          <table:table-cell table:style-name="ce2" office:value-type="string" calcext:value-type="string">
            <text:p>A. Brown Company</text:p>
          </table:table-cell>
          <table:table-cell table:style-name="ce2" office:value-type="string" calcext:value-type="string">
            <text:p>US</text:p>
          </table:table-cell>
          <table:table-cell table:style-name="ce2" office:value-type="string" calcext:value-type="string">
            <text:p>Agribusiness, real estate</text:p>
          </table:table-cell>
          <table:table-cell table:style-name="ce2" office:value-type="string" calcext:value-type="string">
            <text:p>2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275];&quot;US$&quot;;&quot;&quot;);SEARCH(&quot; &quot;;SUBSTITUTE([.G275];&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July 2011, Nakeen Corporation, a wholly owned subsidiary of ABERDI, A. Brown Co's agribusiness division, announced its intention to develop a 600-ha oil-palm plantation on public lands in Misamis Oriental. ABERDI is planning to expand the plantation to 20,000 ha.</text:p>
          </table:table-cell>
        </table:table-row>
        <table:table-row table:style-name="ro21" table:visibility="filter">
          <table:table-cell table:style-name="ce2" office:value-type="string" calcext:value-type="string">
            <text:p>Poland</text:p>
          </table:table-cell>
          <table:table-cell table:style-name="ce2" office:value-type="string" calcext:value-type="string">
            <text:p>Agricultural Capital Partners</text:p>
          </table:table-cell>
          <table:table-cell table:style-name="ce2" office:value-type="string" calcext:value-type="string">
            <text:p>Ireland</text:p>
          </table:table-cell>
          <table:table-cell table:style-name="ce2" office:value-type="string" calcext:value-type="string">
            <text:p>Finance</text:p>
          </table:table-cell>
          <table:table-cell table:style-name="ce2" office:value-type="string" calcext:value-type="string">
            <text:p>1116</text:p>
          </table:table-cell>
          <table:table-cell table:style-name="ce2" office:value-type="string" calcext:value-type="string">
            <text:p>Crops, dairy</text:p>
          </table:table-cell>
          <table:table-cell table:style-name="ce2" office:value-type="string" calcext:value-type="string">
            <text:p>Missing</text:p>
          </table:table-cell>
          <table:table-cell table:style-name="ce4" table:formula="of:=LEFT(SUBSTITUTE([.G276];&quot;US$&quot;;&quot;&quot;);SEARCH(&quot; &quot;;SUBSTITUTE([.G27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icultural Capital Partners was founded by five Irish entrepreneurs to acquire farms overseas and then sell them at a profit after five to seven years. The fund manages farms in Serbia, Lithuania, Australia and the USA.</text:p>
          </table:table-cell>
        </table:table-row>
        <table:table-row table:style-name="ro21" table:visibility="filter">
          <table:table-cell table:style-name="ce2" office:value-type="string" calcext:value-type="string">
            <text:p>Poland</text:p>
          </table:table-cell>
          <table:table-cell table:style-name="ce2" office:value-type="string" calcext:value-type="string">
            <text:p>Continental Farmers Group</text:p>
          </table:table-cell>
          <table:table-cell table:style-name="ce2" office:value-type="string" calcext:value-type="string">
            <text:p>Ireland</text:p>
          </table:table-cell>
          <table:table-cell table:style-name="ce2" office:value-type="string" calcext:value-type="string">
            <text:p>Agribusiness</text:p>
          </table:table-cell>
          <table:table-cell table:style-name="ce2" office:value-type="string" calcext:value-type="string">
            <text:p>2500</text:p>
          </table:table-cell>
          <table:table-cell table:style-name="ce2" office:value-type="string" calcext:value-type="string">
            <text:p>Sugar beet, wheat</text:p>
          </table:table-cell>
          <table:table-cell table:style-name="ce2" office:value-type="string" calcext:value-type="string">
            <text:p>Missing</text:p>
          </table:table-cell>
          <table:table-cell table:style-name="ce4" table:formula="of:=LEFT(SUBSTITUTE([.G277];&quot;US$&quot;;&quot;&quot;);SEARCH(&quot; &quot;;SUBSTITUTE([.G27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ontinental Farmers Group is listed on the London Stock Exchange but is controlled by two Irish companies, the agribusiness giant Origin Enterprises (24.2%) and Davy Crest Nominees (13.5%), a fund controlled by Davy Stockbrokers of Dublin. Continental began by investing in farmland in Poland and then expanding into Ukraine in 2006. In 2008-9, it raised €20 million in equity funding from investors such as BlackRock for its Ukrainian operations, which covered 21,000 ha by 2012.</text:p>
          </table:table-cell>
        </table:table-row>
        <table:table-row table:style-name="ro21">
          <table:table-cell table:style-name="ce2" office:value-type="string" calcext:value-type="string">
            <text:p>Poland</text:p>
          </table:table-cell>
          <table:table-cell table:style-name="ce2" office:value-type="string" calcext:value-type="string">
            <text:p>Rabobank</text:p>
          </table:table-cell>
          <table:table-cell table:style-name="ce2" office:value-type="string" calcext:value-type="string">
            <text:p>Netherlands</text:p>
          </table:table-cell>
          <table:table-cell table:style-name="ce2" office:value-type="string" calcext:value-type="string">
            <text:p>Finance</text:p>
          </table:table-cell>
          <table:table-cell table:number-columns-repeated="2" table:style-name="ce2" office:value-type="string" calcext:value-type="string">
            <text:p>Missing</text:p>
          </table:table-cell>
          <table:table-cell table:style-name="ce2" office:value-type="string" calcext:value-type="string">
            <text:p>US$205 million (half of fund)</text:p>
          </table:table-cell>
          <table:table-cell table:style-name="ce4" table:formula="of:=LEFT(SUBSTITUTE([.G278];&quot;US$&quot;;&quot;&quot;);SEARCH(&quot; &quot;;SUBSTITUTE([.G278];&quot;US$&quot;;&quot;&quot;)))" office:value-type="string" office:string-value="205 " calcext:value-type="string">
            <text:p>205 </text:p>
          </table:table-cell>
          <table:table-cell table:style-name="ce2" office:value-type="string" calcext:value-type="string">
            <text:p>Done</text:p>
          </table:table-cell>
          <table:table-cell table:style-name="ce2" office:value-type="string" calcext:value-type="string">
            <text:p>Rabo Farm is an investment vehicle created in 2008 by Rabobank, the world's largest bank in the agribusiness sector, specifically to acquire and manage farmland. In January 2012, Rabo Farm confirmed that it had so far launched only one fund, the Rabo Farm Europe Fund, which had raised €315 million and had acquired 15 farms in Romania and Poland.</text:p>
          </table:table-cell>
        </table:table-row>
        <table:table-row table:style-name="ro21" table:visibility="filter">
          <table:table-cell table:style-name="ce2" office:value-type="string" calcext:value-type="string">
            <text:p>Poland</text:p>
          </table:table-cell>
          <table:table-cell table:style-name="ce2" office:value-type="string" calcext:value-type="string">
            <text:p>Rolnyvik</text:p>
          </table:table-cell>
          <table:table-cell table:style-name="ce2" office:value-type="string" calcext:value-type="string">
            <text:p>Sweden</text:p>
          </table:table-cell>
          <table:table-cell table:style-name="ce2" office:value-type="string" calcext:value-type="string">
            <text:p>Agribusiness</text:p>
          </table:table-cell>
          <table:table-cell table:style-name="ce2" office:value-type="string" calcext:value-type="string">
            <text:p>6705</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279];&quot;US$&quot;;&quot;&quot;);SEARCH(&quot; &quot;;SUBSTITUTE([.G27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Rolnyvik is a wholly owned subsidiary of the Swedish company Kinnevik, which operates two farms in Poland. In June 2009, Kinnevik acquired 30% of the shares in the Ukrainian farming company RawAgro, from the local investment company TAS, for a purchase consideration of about US$4 million. RawAgro leases 13,000 ha in five regions of Ukraine and also owns 24.9% of Black Earth Farming, which controls 326,000 ha of farmland in Russia.</text:p>
          </table:table-cell>
        </table:table-row>
        <table:table-row table:style-name="ro21" table:visibility="filter">
          <table:table-cell table:style-name="ce2" office:value-type="string" calcext:value-type="string">
            <text:p>Romania</text:p>
          </table:table-cell>
          <table:table-cell table:style-name="ce2" office:value-type="string" calcext:value-type="string">
            <text:p>Ingleby Company</text:p>
          </table:table-cell>
          <table:table-cell table:style-name="ce2" office:value-type="string" calcext:value-type="string">
            <text:p>Denmark</text:p>
          </table:table-cell>
          <table:table-cell table:style-name="ce2" office:value-type="string" calcext:value-type="string">
            <text:p>Finance</text:p>
          </table:table-cell>
          <table:table-cell table:style-name="ce2" office:value-type="string" calcext:value-type="string">
            <text:p>8632</text:p>
          </table:table-cell>
          <table:table-cell table:number-columns-repeated="2" table:style-name="ce2" office:value-type="string" calcext:value-type="string">
            <text:p>Missing</text:p>
          </table:table-cell>
          <table:table-cell table:style-name="ce4" table:formula="of:=LEFT(SUBSTITUTE([.G280];&quot;US$&quot;;&quot;&quot;);SEARCH(&quot; &quot;;SUBSTITUTE([.G28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Ingleby Company, which is owned by the Rausing family, has farmland investments in Argentina, Romania, USA, Uruguay, New Zealand and Australia.</text:p>
          </table:table-cell>
        </table:table-row>
        <table:table-row table:style-name="ro21" table:visibility="filter">
          <table:table-cell table:style-name="ce2" office:value-type="string" calcext:value-type="string">
            <text:p>Romania</text:p>
          </table:table-cell>
          <table:table-cell table:style-name="ce2" office:value-type="string" calcext:value-type="string">
            <text:p>Agrarius AG</text:p>
          </table:table-cell>
          <table:table-cell table:style-name="ce2" office:value-type="string" calcext:value-type="string">
            <text:p>Germany</text:p>
          </table:table-cell>
          <table:table-cell table:style-name="ce2" office:value-type="string" calcext:value-type="string">
            <text:p>Agribusiness</text:p>
          </table:table-cell>
          <table:table-cell table:style-name="ce2" office:value-type="string" calcext:value-type="string">
            <text:p>3700</text:p>
          </table:table-cell>
          <table:table-cell table:style-name="ce2" office:value-type="string" calcext:value-type="string">
            <text:p>Maize, rape, sunflowers, wheat</text:p>
          </table:table-cell>
          <table:table-cell table:style-name="ce2" office:value-type="string" calcext:value-type="string">
            <text:p>Missing</text:p>
          </table:table-cell>
          <table:table-cell table:style-name="ce4" table:formula="of:=LEFT(SUBSTITUTE([.G281];&quot;US$&quot;;&quot;&quot;);SEARCH(&quot; &quot;;SUBSTITUTE([.G28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arius began acquiring farmland in Romania in 2009. Today it operates on over 3,000 ha, mainly in the Banat region, where the soils are fertile and comparatively cheap. It intends to expand its land holdings to 4,000 ha by the end of 2011 and to move into sugar-beet production. The company's shares trade on the Frankfurt Stock Exchange.</text:p>
          </table:table-cell>
        </table:table-row>
        <table:table-row table:style-name="ro21" table:visibility="filter">
          <table:table-cell table:style-name="ce2" office:value-type="string" calcext:value-type="string">
            <text:p>Romania</text:p>
          </table:table-cell>
          <table:table-cell table:style-name="ce2" office:value-type="string" calcext:value-type="string">
            <text:p>Germanagrar</text:p>
          </table:table-cell>
          <table:table-cell table:style-name="ce2" office:value-type="string" calcext:value-type="string">
            <text:p>Germany</text:p>
          </table:table-cell>
          <table:table-cell table:style-name="ce2" office:value-type="string" calcext:value-type="string">
            <text:p>Real estate</text:p>
          </table:table-cell>
          <table:table-cell table:style-name="ce2" office:value-type="string" calcext:value-type="string">
            <text:p>8000</text:p>
          </table:table-cell>
          <table:table-cell table:style-name="ce2" office:value-type="string" calcext:value-type="string">
            <text:p>Cattle, crops</text:p>
          </table:table-cell>
          <table:table-cell table:style-name="ce2" office:value-type="string" calcext:value-type="string">
            <text:p>Missing</text:p>
          </table:table-cell>
          <table:table-cell table:style-name="ce4" table:formula="of:=LEFT(SUBSTITUTE([.G282];&quot;US$&quot;;&quot;&quot;);SEARCH(&quot; &quot;;SUBSTITUTE([.G28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row>
        <table:table-row table:style-name="ro21" table:visibility="filter">
          <table:table-cell table:style-name="ce2" office:value-type="string" calcext:value-type="string">
            <text:p>Romania</text:p>
          </table:table-cell>
          <table:table-cell table:style-name="ce2" office:value-type="string" calcext:value-type="string">
            <text:p>Assicurazioni Generali</text:p>
          </table:table-cell>
          <table:table-cell table:style-name="ce2" office:value-type="string" calcext:value-type="string">
            <text:p>Italy</text:p>
          </table:table-cell>
          <table:table-cell table:style-name="ce2" office:value-type="string" calcext:value-type="string">
            <text:p>Finance</text:p>
          </table:table-cell>
          <table:table-cell table:style-name="ce2" office:value-type="string" calcext:value-type="string">
            <text:p>4650</text:p>
          </table:table-cell>
          <table:table-cell table:style-name="ce2" office:value-type="string" calcext:value-type="string">
            <text:p>Cereals, grapes, soybeans, sugar beet</text:p>
          </table:table-cell>
          <table:table-cell table:style-name="ce2" office:value-type="string" calcext:value-type="string">
            <text:p>Missing</text:p>
          </table:table-cell>
          <table:table-cell table:style-name="ce4" table:formula="of:=LEFT(SUBSTITUTE([.G283];&quot;US$&quot;;&quot;&quot;);SEARCH(&quot; &quot;;SUBSTITUTE([.G28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Italian insurance company Generali, through its agriculture subsidiary Geneagricola, acquired 4,300 ha of land in western Romania in 2002 and subsequently purchased a 350-ha vineyard. The company plans to build a feed mill, start livestock production, and expand into sugar-beet production and sugar processing. It also controls 10,000 ha of farmland in Italy.</text:p>
          </table:table-cell>
        </table:table-row>
        <table:table-row table:style-name="ro21">
          <table:table-cell table:style-name="ce2" office:value-type="string" calcext:value-type="string">
            <text:p>Romania</text:p>
          </table:table-cell>
          <table:table-cell table:style-name="ce2" office:value-type="string" calcext:value-type="string">
            <text:p>Rabobank</text:p>
          </table:table-cell>
          <table:table-cell table:style-name="ce2" office:value-type="string" calcext:value-type="string">
            <text:p>Netherlands</text:p>
          </table:table-cell>
          <table:table-cell table:style-name="ce2" office:value-type="string" calcext:value-type="string">
            <text:p>Finance</text:p>
          </table:table-cell>
          <table:table-cell table:number-columns-repeated="2" table:style-name="ce2" office:value-type="string" calcext:value-type="string">
            <text:p>Missing</text:p>
          </table:table-cell>
          <table:table-cell table:style-name="ce2" office:value-type="string" calcext:value-type="string">
            <text:p>US$205 million (half of fund)</text:p>
          </table:table-cell>
          <table:table-cell table:style-name="ce4" table:formula="of:=LEFT(SUBSTITUTE([.G284];&quot;US$&quot;;&quot;&quot;);SEARCH(&quot; &quot;;SUBSTITUTE([.G284];&quot;US$&quot;;&quot;&quot;)))" office:value-type="string" office:string-value="205 " calcext:value-type="string">
            <text:p>205 </text:p>
          </table:table-cell>
          <table:table-cell table:style-name="ce2" office:value-type="string" calcext:value-type="string">
            <text:p>Done</text:p>
          </table:table-cell>
          <table:table-cell table:style-name="ce2" office:value-type="string" calcext:value-type="string">
            <text:p>Rabo Farm is an investment vehicle created in 2008 by Rabobank, the world's largest bank in the agribusiness sector, specifically to acquire and manage farmland. In January 2012, Rabo Farm confirmed that it had so far launched only one fund, the Rabo Farm Europe Fund, which had raised €315 million and had acquired 15 farms in Romania and Poland.</text:p>
          </table:table-cell>
        </table:table-row>
        <table:table-row table:style-name="ro21" table:visibility="filter">
          <table:table-cell table:style-name="ce2" office:value-type="string" calcext:value-type="string">
            <text:p>Romania</text:p>
          </table:table-cell>
          <table:table-cell table:style-name="ce2" office:value-type="string" calcext:value-type="string">
            <text:p>Prio Foods</text:p>
          </table:table-cell>
          <table:table-cell table:style-name="ce2" office:value-type="string" calcext:value-type="string">
            <text:p>Portugal</text:p>
          </table:table-cell>
          <table:table-cell table:style-name="ce2" office:value-type="string" calcext:value-type="string">
            <text:p>Agribusiness</text:p>
          </table:table-cell>
          <table:table-cell table:style-name="ce2" office:value-type="string" calcext:value-type="string">
            <text:p>25244</text:p>
          </table:table-cell>
          <table:table-cell table:style-name="ce2" office:value-type="string" calcext:value-type="string">
            <text:p>Barley, maize, sunflower, wheat</text:p>
          </table:table-cell>
          <table:table-cell table:style-name="ce2" office:value-type="string" calcext:value-type="string">
            <text:p>Missing</text:p>
          </table:table-cell>
          <table:table-cell table:style-name="ce4" table:formula="of:=LEFT(SUBSTITUTE([.G285];&quot;US$&quot;;&quot;&quot;);SEARCH(&quot; &quot;;SUBSTITUTE([.G28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5, Prio Foods, a subsidiary of Grupo Martifer, began investing in farmland as a way to secure supplies for its food operations. It currently operates farms in Brazil, Romania and Mozambique. In Romania, where it farms nearly 25,000 ha, it focuses on cereal crops, as they provide the highest returns.</text:p>
          </table:table-cell>
        </table:table-row>
        <table:table-row table:style-name="ro21" table:visibility="filter">
          <table:table-cell table:style-name="ce2" office:value-type="string" calcext:value-type="string">
            <text:p>Romania</text:p>
          </table:table-cell>
          <table:table-cell table:style-name="ce2" office:value-type="string" calcext:value-type="string">
            <text:p>Pharos Financial Group</text:p>
          </table:table-cell>
          <table:table-cell table:style-name="ce2" office:value-type="string" calcext:value-type="string">
            <text:p>UAE</text:p>
          </table:table-cell>
          <table:table-cell table:style-name="ce2" office:value-type="string" calcext:value-type="string">
            <text:p>Finance</text:p>
          </table:table-cell>
          <table:table-cell table:style-name="ce2" office:value-type="string" calcext:value-type="string">
            <text:p>50000</text:p>
          </table:table-cell>
          <table:table-cell table:style-name="ce2" office:value-type="string" calcext:value-type="string">
            <text:p>Cereals</text:p>
          </table:table-cell>
          <table:table-cell table:style-name="ce2" office:value-type="string" calcext:value-type="string">
            <text:p>Missing</text:p>
          </table:table-cell>
          <table:table-cell table:style-name="ce4" table:formula="of:=LEFT(SUBSTITUTE([.G286];&quot;US$&quot;;&quot;&quot;);SEARCH(&quot; &quot;;SUBSTITUTE([.G286];&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October 2009, Dubai-based Pharos and London-based Miro Holdings International launched the US$350-million Pharos Miros Agricultural Fund to focus on rice farming in Africa and cereal cultivation in eastern Europe. The Fund has a minimum subscription of US$1million and is actively seeking joint ventures with Gulf family-owned conglomerates and sovereign wealth funds. In November 2009, it announced that the fund had a team in Romania seeking to identify 50,000 ha of farmland for acquisition.</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Heilongjiang Province</text:p>
          </table:table-cell>
          <table:table-cell table:style-name="ce2" office:value-type="string" calcext:value-type="string">
            <text:p>China</text:p>
          </table:table-cell>
          <table:table-cell table:style-name="ce2" office:value-type="string" calcext:value-type="string">
            <text:p>Government</text:p>
          </table:table-cell>
          <table:table-cell table:style-name="ce2" office:value-type="string" calcext:value-type="string">
            <text:p>426667</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287];&quot;US$&quot;;&quot;&quot;);SEARCH(&quot; &quot;;SUBSTITUTE([.G28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November 2010 it was reported that north-east China's Heilongjiang Province had leased 426,667 ha of land in Russia to grow crops. The same report stated that the town of Mudanjiang, which is located in Heilongjiang Province, had already acquired 146,667 ha. Heilongjiang Province borders Russia.</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RAV Agro-Pro</text:p>
          </table:table-cell>
          <table:table-cell table:style-name="ce2" office:value-type="string" calcext:value-type="string">
            <text:p>Czech Republic</text:p>
          </table:table-cell>
          <table:table-cell table:style-name="ce2" office:value-type="string" calcext:value-type="string">
            <text:p>Finance</text:p>
          </table:table-cell>
          <table:table-cell table:style-name="ce2" office:value-type="string" calcext:value-type="string">
            <text:p>164000</text:p>
          </table:table-cell>
          <table:table-cell table:style-name="ce2" office:value-type="string" calcext:value-type="string">
            <text:p>Barley, potatoes, sugar beet, sunflowers, wheat</text:p>
          </table:table-cell>
          <table:table-cell table:style-name="ce2" office:value-type="string" calcext:value-type="string">
            <text:p>Missing</text:p>
          </table:table-cell>
          <table:table-cell table:style-name="ce4" table:formula="of:=LEFT(SUBSTITUTE([.G288];&quot;US$&quot;;&quot;&quot;);SEARCH(&quot; &quot;;SUBSTITUTE([.G28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RAV Agro-Pro is owned by PPF Group, an investment company managed by the Czech billionaire Petr Kellner. The company has its headquarters in Voronezh, south-western Russia, and it owns farmland in Orel, Penza, Rostov and Kursk regions. The firm’s assets also include a pig farm with 3,700 pigs, and large dairy and cattle farms.</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Bonduelle</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6000</text:p>
          </table:table-cell>
          <table:table-cell table:style-name="ce2" office:value-type="string" calcext:value-type="string">
            <text:p>vegetables (beans, maize, sweet peas)</text:p>
          </table:table-cell>
          <table:table-cell table:style-name="ce2" office:value-type="string" calcext:value-type="string">
            <text:p>US$39 million</text:p>
          </table:table-cell>
          <table:table-cell table:style-name="ce4" table:formula="of:=LEFT(SUBSTITUTE([.G289];&quot;US$&quot;;&quot;&quot;);SEARCH(&quot; &quot;;SUBSTITUTE([.G289];&quot;US$&quot;;&quot;&quot;)))" office:value-type="string" office:string-value="39 " calcext:value-type="string">
            <text:p>39 </text:p>
          </table:table-cell>
          <table:table-cell table:style-name="ce2" office:value-type="string" calcext:value-type="string">
            <text:p>Done</text:p>
          </table:table-cell>
          <table:table-cell table:style-name="ce2" office:value-type="string" calcext:value-type="string">
            <text:p>Bonduelle, the French leader in canned and frozen vegetables, has two 3,000-ha farms in Russia and is acquiring an additional 6,000-ha farm in Russia from the French cooperative Cecab by the end of 2011. This new aquisition comes in the wake of a failed plan to acquire land in Ukraine.</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Sucres &amp; Denrée</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61000</text:p>
          </table:table-cell>
          <table:table-cell table:style-name="ce2" office:value-type="string" calcext:value-type="string">
            <text:p>Barley, sugar beet</text:p>
          </table:table-cell>
          <table:table-cell table:style-name="ce2" office:value-type="string" calcext:value-type="string">
            <text:p>Missing</text:p>
          </table:table-cell>
          <table:table-cell table:style-name="ce4" table:formula="of:=LEFT(SUBSTITUTE([.G290];&quot;US$&quot;;&quot;&quot;);SEARCH(&quot; &quot;;SUBSTITUTE([.G29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rough its subsidiaries LLC Dobrinya, Ouspenski and Stoudenets, Sucden produces sugar beet and barley on 61,000 ha in the Russian territories of Krasnodar, Penza and Lipetsk-Tchernoziom. Sucden, a private company owned by the Varsano family of France, is one of the largest sugar producers in the world.</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EkoSem-Agrar</text:p>
          </table:table-cell>
          <table:table-cell table:style-name="ce2" office:value-type="string" calcext:value-type="string">
            <text:p>Gemany</text:p>
          </table:table-cell>
          <table:table-cell table:style-name="ce2" office:value-type="string" calcext:value-type="string">
            <text:p>Agribusiness</text:p>
          </table:table-cell>
          <table:table-cell table:style-name="ce2" office:value-type="string" calcext:value-type="string">
            <text:p>170000</text:p>
          </table:table-cell>
          <table:table-cell table:style-name="ce2" office:value-type="string" calcext:value-type="string">
            <text:p>Cereal crops, fodder, potatoes, rape; other crops</text:p>
          </table:table-cell>
          <table:table-cell table:style-name="ce2" office:value-type="string" calcext:value-type="string">
            <text:p>Missing</text:p>
          </table:table-cell>
          <table:table-cell table:style-name="ce4" table:formula="of:=LEFT(SUBSTITUTE([.G291];&quot;US$&quot;;&quot;&quot;);SEARCH(&quot; &quot;;SUBSTITUTE([.G29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EkoSem-Agrar of Germany owns the EkoNiva group of companies, which operates 33 enterprises in 17 regions of Russia. The company was founded by Stefan Dürr, a Bavaria-based farmer, in 1994, and now controls 170,000 ha of farmland, which it plans to expand to 250,000 ha.</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three farmers from Ingolstadt in Bavaria"</text:p>
          </table:table-cell>
          <table:table-cell table:style-name="ce2" office:value-type="string" calcext:value-type="string">
            <text:p>Germany</text:p>
          </table:table-cell>
          <table:table-cell table:style-name="ce2" office:value-type="string" calcext:value-type="string">
            <text:p>Agribusiness</text:p>
          </table:table-cell>
          <table:table-cell table:style-name="ce2" office:value-type="string" calcext:value-type="string">
            <text:p>4000</text:p>
          </table:table-cell>
          <table:table-cell table:number-columns-repeated="2" table:style-name="ce2" office:value-type="string" calcext:value-type="string">
            <text:p>Missing</text:p>
          </table:table-cell>
          <table:table-cell table:style-name="ce4" table:formula="of:=LEFT(SUBSTITUTE([.G292];&quot;US$&quot;;&quot;&quot;);SEARCH(&quot; &quot;;SUBSTITUTE([.G29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anuary 2012, Der Spiegel reported that three German farmers were operating a 4,000-ha farm south of Moscow that they are now planning to expand.</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Eckart Hohmann</text:p>
          </table:table-cell>
          <table:table-cell table:style-name="ce2" office:value-type="string" calcext:value-type="string">
            <text:p>Germany</text:p>
          </table:table-cell>
          <table:table-cell table:style-name="ce2" office:value-type="string" calcext:value-type="string">
            <text:p>Agribusiness</text:p>
          </table:table-cell>
          <table:table-cell table:style-name="ce2" office:value-type="string" calcext:value-type="string">
            <text:p>29000</text:p>
          </table:table-cell>
          <table:table-cell table:style-name="ce2" office:value-type="string" calcext:value-type="string">
            <text:p>Cereals</text:p>
          </table:table-cell>
          <table:table-cell table:style-name="ce2" office:value-type="string" calcext:value-type="string">
            <text:p>Missing</text:p>
          </table:table-cell>
          <table:table-cell table:style-name="ce4" table:formula="of:=LEFT(SUBSTITUTE([.G293];&quot;US$&quot;;&quot;&quot;);SEARCH(&quot; &quot;;SUBSTITUTE([.G29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Eckart Hohmann, a former banker with the German state-owned bank WestLB, and a business partner from the north-eastern German region of Mecklenburg, acquired 29,000 ha of farmland around 400 km south of Moscow.</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Ivolga-Holding, LLC</text:p>
          </table:table-cell>
          <table:table-cell table:style-name="ce2" office:value-type="string" calcext:value-type="string">
            <text:p>Kazakhstan</text:p>
          </table:table-cell>
          <table:table-cell table:style-name="ce2" office:value-type="string" calcext:value-type="string">
            <text:p>Agribusiness</text:p>
          </table:table-cell>
          <table:table-cell table:style-name="ce2" office:value-type="string" calcext:value-type="string">
            <text:p>666850</text:p>
          </table:table-cell>
          <table:table-cell table:style-name="ce2" office:value-type="string" calcext:value-type="string">
            <text:p>Crops (mostly wheat)</text:p>
          </table:table-cell>
          <table:table-cell table:style-name="ce2" office:value-type="string" calcext:value-type="string">
            <text:p>Missing</text:p>
          </table:table-cell>
          <table:table-cell table:style-name="ce4" table:formula="of:=LEFT(SUBSTITUTE([.G294];&quot;US$&quot;;&quot;&quot;);SEARCH(&quot; &quot;;SUBSTITUTE([.G29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volga-Holding is a major grain producer in Kazakhstan, where it operates on more than 560,000 ha. It is also involved in storage and processing, and is one of the main exporters of agricultural commodities in Kazakhstan. Its Russian farms are situated in the far east of the country.</text:p>
          </table:table-cell>
        </table:table-row>
        <table:table-row table:style-name="ro21" table:visibility="filter">
          <table:table-cell table:style-name="ce2" office:value-type="string" calcext:value-type="string">
            <text:p>Russia</text:p>
          </table:table-cell>
          <table:table-cell table:number-columns-repeated="2" table:style-name="ce2" office:value-type="string" calcext:value-type="string">
            <text:p>North Korea</text:p>
          </table:table-cell>
          <table:table-cell table:style-name="ce2" office:value-type="string" calcext:value-type="string">
            <text:p>Government</text:p>
          </table:table-cell>
          <table:table-cell table:style-name="ce2" office:value-type="string" calcext:value-type="string">
            <text:p>200000</text:p>
          </table:table-cell>
          <table:table-cell table:style-name="ce2" office:value-type="string" calcext:value-type="string">
            <text:p>Cereals, vegetables</text:p>
          </table:table-cell>
          <table:table-cell table:style-name="ce2" office:value-type="string" calcext:value-type="string">
            <text:p>Missing</text:p>
          </table:table-cell>
          <table:table-cell table:style-name="ce4" table:formula="of:=LEFT(SUBSTITUTE([.G295];&quot;US$&quot;;&quot;&quot;);SEARCH(&quot; &quot;;SUBSTITUTE([.G295];&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August 2011, Ria Novosti reported that North Korea plans to rent "several hundred thousand hectares" in the Amur region, which is reported to have about 200,000 ha available under regional, municipal or private ownership.</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Foras International Investment Co</text:p>
          </table:table-cell>
          <table:table-cell table:style-name="ce2" office:value-type="string" calcext:value-type="string">
            <text:p>Saudi Arabia</text:p>
          </table:table-cell>
          <table:table-cell table:style-name="ce2" office:value-type="string" calcext:value-type="string">
            <text:p>Finance</text:p>
          </table:table-cell>
          <table:table-cell table:style-name="ce2" office:value-type="string" calcext:value-type="string">
            <text:p>10000</text:p>
          </table:table-cell>
          <table:table-cell table:style-name="ce2" office:value-type="string" calcext:value-type="string">
            <text:p>Cereals</text:p>
          </table:table-cell>
          <table:table-cell table:style-name="ce2" office:value-type="string" calcext:value-type="string">
            <text:p>Missing</text:p>
          </table:table-cell>
          <table:table-cell table:style-name="ce4" table:formula="of:=LEFT(SUBSTITUTE([.G296];&quot;US$&quot;;&quot;&quot;);SEARCH(&quot; &quot;;SUBSTITUTE([.G296];&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Foras has told the Government of the Russian Republic of Tatarstan that it is interested in leasing 10,000 ha for crop production.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Olam International</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60000</text:p>
          </table:table-cell>
          <table:table-cell table:style-name="ce2" office:value-type="string" calcext:value-type="string">
            <text:p>Crops, dairy</text:p>
          </table:table-cell>
          <table:table-cell table:style-name="ce2" office:value-type="string" calcext:value-type="string">
            <text:p>US$75 million</text:p>
          </table:table-cell>
          <table:table-cell table:style-name="ce4" table:formula="of:=LEFT(SUBSTITUTE([.G297];&quot;US$&quot;;&quot;&quot;);SEARCH(&quot; &quot;;SUBSTITUTE([.G297];&quot;US$&quot;;&quot;&quot;)))" office:value-type="string" office:string-value="75 " calcext:value-type="string">
            <text:p>75 </text:p>
          </table:table-cell>
          <table:table-cell table:style-name="ce2" office:value-type="string" calcext:value-type="string">
            <text:p>Done</text:p>
          </table:table-cell>
          <table:table-cell table:style-name="ce2" office:value-type="string" calcext:value-type="string">
            <text:p>Olam is an Indian non-resident company, based in Singapore. It is one of the world's largest commodity traders and is investing heavily in farming operations and contract farming schemes, particularly in Africa and Latin America. In January 2012, Olam announced that it was investing US$75 million to acquire 75% of Russian dairy company RUSMOLCO, which owns several large dairy farms, 6,600 cows, and 60,000 ha of cropland in Russia. Olam also announced that it would jointly invest US$400 million in Russia over the next five years with RUSMOLCO and the Russian government.</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Hyundai</text:p>
          </table:table-cell>
          <table:table-cell table:style-name="ce2" office:value-type="string" calcext:value-type="string">
            <text:p>South Korea</text:p>
          </table:table-cell>
          <table:table-cell table:style-name="ce2" office:value-type="string" calcext:value-type="string">
            <text:p>Industrial</text:p>
          </table:table-cell>
          <table:table-cell table:style-name="ce2" office:value-type="string" calcext:value-type="string">
            <text:p>10000</text:p>
          </table:table-cell>
          <table:table-cell table:style-name="ce2" office:value-type="string" calcext:value-type="string">
            <text:p>Cereals</text:p>
          </table:table-cell>
          <table:table-cell table:style-name="ce2" office:value-type="string" calcext:value-type="string">
            <text:p>US$6.5 million</text:p>
          </table:table-cell>
          <table:table-cell table:style-name="ce4" table:formula="of:=LEFT(SUBSTITUTE([.G298];&quot;US$&quot;;&quot;&quot;);SEARCH(&quot; &quot;;SUBSTITUTE([.G298];&quot;US$&quot;;&quot;&quot;)))" office:value-type="string" office:string-value="6.5 " calcext:value-type="string">
            <text:p>6.5 </text:p>
          </table:table-cell>
          <table:table-cell table:style-name="ce2" office:value-type="string" calcext:value-type="string">
            <text:p>Done</text:p>
          </table:table-cell>
          <table:table-cell table:style-name="ce2" office:value-type="string" calcext:value-type="string">
            <text:p>Hyundai is one of several South Korean transnational corporations that are pursuing overseas farmland acquisitions for the production of food crops to export to South Korea. In Russia it has secured a lease for 10,000 ha to produce cereals, and plans to invest an additional US$9 million to expand production to 50,000 ha in 2012.</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Alpcot Agro</text:p>
          </table:table-cell>
          <table:table-cell table:style-name="ce2" office:value-type="string" calcext:value-type="string">
            <text:p>Sweden</text:p>
          </table:table-cell>
          <table:table-cell table:style-name="ce2" office:value-type="string" calcext:value-type="string">
            <text:p>Agribusiness</text:p>
          </table:table-cell>
          <table:table-cell table:style-name="ce2" office:value-type="string" calcext:value-type="string">
            <text:p>183200</text:p>
          </table:table-cell>
          <table:table-cell table:style-name="ce2" office:value-type="string" calcext:value-type="string">
            <text:p>Cattle, rye, sunflowers, wheat</text:p>
          </table:table-cell>
          <table:table-cell table:style-name="ce2" office:value-type="string" calcext:value-type="string">
            <text:p>Missing</text:p>
          </table:table-cell>
          <table:table-cell table:style-name="ce4" table:formula="of:=LEFT(SUBSTITUTE([.G299];&quot;US$&quot;;&quot;&quot;);SEARCH(&quot; &quot;;SUBSTITUTE([.G29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lpcot Agro is a Swedish company that was established in 2006 to acquire farmland in Russia and Ukraine. In December 2011, the company purchased another major Ukraine farmland operator, UK-based Landkom, giving it control of a further 74,000 ha in Ukraine and pushing its total landbank to over 270,000 ha. The company says that it will launch an IPO on the London Stock Exchange.</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Black Earth Farming</text:p>
          </table:table-cell>
          <table:table-cell table:style-name="ce2" office:value-type="string" calcext:value-type="string">
            <text:p>Sweden</text:p>
          </table:table-cell>
          <table:table-cell table:style-name="ce2" office:value-type="string" calcext:value-type="string">
            <text:p>Agribusiness</text:p>
          </table:table-cell>
          <table:table-cell table:style-name="ce2" office:value-type="string" calcext:value-type="string">
            <text:p>326000</text:p>
          </table:table-cell>
          <table:table-cell table:style-name="ce2" office:value-type="string" calcext:value-type="string">
            <text:p>Barley, wheat</text:p>
          </table:table-cell>
          <table:table-cell table:style-name="ce2" office:value-type="string" calcext:value-type="string">
            <text:p>Missing</text:p>
          </table:table-cell>
          <table:table-cell table:style-name="ce4" table:formula="of:=LEFT(SUBSTITUTE([.G300];&quot;US$&quot;;&quot;&quot;);SEARCH(&quot; &quot;;SUBSTITUTE([.G30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Black Earth Farming operates in the Voronezh, Lipetsk, Tambov, Samara, Kursk, and Ryazan Regions, on 326,000 ha, of which it owns 256,000 ha. The company's biggest shareholders are Vostok Nafta and another Swedish fund, Investment AB Kinnevik (24.8% and 24.9%, respectively). Alecta Pension Fund holds another 9.3%.</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Insight Energy AB</text:p>
          </table:table-cell>
          <table:table-cell table:style-name="ce2" office:value-type="string" calcext:value-type="string">
            <text:p>Sweden</text:p>
          </table:table-cell>
          <table:table-cell table:style-name="ce2" office:value-type="string" calcext:value-type="string">
            <text:p>Energy</text:p>
          </table:table-cell>
          <table:table-cell table:style-name="ce2" office:value-type="string" calcext:value-type="string">
            <text:p>180000</text:p>
          </table:table-cell>
          <table:table-cell table:style-name="ce2" office:value-type="string" calcext:value-type="string">
            <text:p>Grain, dairy, livestock</text:p>
          </table:table-cell>
          <table:table-cell table:style-name="ce2" office:value-type="string" calcext:value-type="string">
            <text:p>Missing</text:p>
          </table:table-cell>
          <table:table-cell table:style-name="ce4" table:formula="of:=LEFT(SUBSTITUTE([.G301];&quot;US$&quot;;&quot;&quot;);SEARCH(&quot; &quot;;SUBSTITUTE([.G30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Redland Farming was established by several Russian investors in 2010 and began its farming operations that year on 3,000 ha in Russia's Chuvash Republic. The Journal of Peasant Studies reports that the company has acquired otal farmland of 180,000 ha. In July 2011, the company was taken over in a reverse merger by Swedish energy investor Insight Energy AB.</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Anninskoe</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6408</text:p>
          </table:table-cell>
          <table:table-cell table:number-columns-repeated="2" table:style-name="ce2" office:value-type="string" calcext:value-type="string">
            <text:p>Missing</text:p>
          </table:table-cell>
          <table:table-cell table:style-name="ce4" table:formula="of:=LEFT(SUBSTITUTE([.G302];&quot;US$&quot;;&quot;&quot;);SEARCH(&quot; &quot;;SUBSTITUTE([.G30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ccording to an article in the Journal of Peasant Studies, Anniskoe is a UK investment group that controls 6,408 ha of farmland in Russia.</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Appleridge Corporation</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27462</text:p>
          </table:table-cell>
          <table:table-cell table:number-columns-repeated="2" table:style-name="ce2" office:value-type="string" calcext:value-type="string">
            <text:p>Missing</text:p>
          </table:table-cell>
          <table:table-cell table:style-name="ce4" table:formula="of:=LEFT(SUBSTITUTE([.G303];&quot;US$&quot;;&quot;&quot;);SEARCH(&quot; &quot;;SUBSTITUTE([.G30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ccording to an article in the Journal of Peasant Studies, Appleridge is a private UK company that controls over 27,000 ha in Russia. Reports from Russia indicate that the company is registered in the British Virgin Islands and that it is closely connected with Russian billionaire and farmland owner Roman Avdeev.</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Amity Technology</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100000</text:p>
          </table:table-cell>
          <table:table-cell table:style-name="ce2" office:value-type="string" calcext:value-type="string">
            <text:p>Sugar beet</text:p>
          </table:table-cell>
          <table:table-cell table:style-name="ce2" office:value-type="string" calcext:value-type="string">
            <text:p>Missing</text:p>
          </table:table-cell>
          <table:table-cell table:style-name="ce4" table:formula="of:=LEFT(SUBSTITUTE([.G304];&quot;US$&quot;;&quot;&quot;);SEARCH(&quot; &quot;;SUBSTITUTE([.G30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mity Technology is a North Dakota-based company specialising in sugar-beet production equipment. It became involved in agribusiness investment in Russia and neighbouring countries soon after the fall of the Soviet Union. In April 2011, the company signed an MoU for a Russian sugar-beet farm project, the company's first, to be located in Dagestan, in the south of Russia, near the Caspian Sea.</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NCH Capital</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250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305];&quot;US$&quot;;&quot;&quot;);SEARCH(&quot; &quot;;SUBSTITUTE([.G30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NCH Capital manages over US$3 billion from university endowments, corporate and state pension funds, foundations, and family investment offices. It has a US$1.4-billion agribusiness fund focused on acquiring farms in eastern Europe. In Ukraine, NCH controls and operates a portfolio of over 450,000 ha. In Russia, NCH has around 250,000 ha.</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Trigon Agri</text:p>
          </table:table-cell>
          <table:table-cell table:style-name="ce2" office:value-type="string" calcext:value-type="string">
            <text:p>Denmark</text:p>
          </table:table-cell>
          <table:table-cell table:style-name="ce2" office:value-type="string" calcext:value-type="string">
            <text:p>Agribusiness</text:p>
          </table:table-cell>
          <table:table-cell table:style-name="ce2" office:value-type="string" calcext:value-type="string">
            <text:p>120626</text:p>
          </table:table-cell>
          <table:table-cell table:style-name="ce2" office:value-type="string" calcext:value-type="string">
            <text:p>Cereals</text:p>
          </table:table-cell>
          <table:table-cell table:style-name="ce2" office:value-type="string" calcext:value-type="string">
            <text:p>Missing</text:p>
          </table:table-cell>
          <table:table-cell table:style-name="ce4" table:formula="of:=LEFT(SUBSTITUTE([.G306];&quot;US$&quot;;&quot;&quot;);SEARCH(&quot; &quot;;SUBSTITUTE([.G30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Joakim Helenius, the fourth-richest man in Estonia and former investment banker with Goldman Sachs and Merrill Lynch, founded Trigon Capital as an Estonian-registered company in 1994. Trigon launched its Trigon Agri Fund, with registration in Denmark, in 2006. By January 2012, the fund had acquired over 170,000 ha of land for cereal farming in the Black Earth region of Russia and Ukraine, and several dairy farms in Estonia and Russia. It trades on the Nasdaq OMX Stockholm.</text:p>
          </table:table-cell>
        </table:table-row>
        <table:table-row table:style-name="ro21" table:visibility="filter">
          <table:table-cell table:style-name="ce2" office:value-type="string" calcext:value-type="string">
            <text:p>Russia</text:p>
          </table:table-cell>
          <table:table-cell table:style-name="ce2" office:value-type="string" calcext:value-type="string">
            <text:p>Agrowill Group</text:p>
          </table:table-cell>
          <table:table-cell table:style-name="ce2" office:value-type="string" calcext:value-type="string">
            <text:p>Lithuania</text:p>
          </table:table-cell>
          <table:table-cell table:style-name="ce2" office:value-type="string" calcext:value-type="string">
            <text:p>Agribusiness</text:p>
          </table:table-cell>
          <table:table-cell table:style-name="ce2" office:value-type="string" calcext:value-type="string">
            <text:p>40000</text:p>
          </table:table-cell>
          <table:table-cell table:number-columns-repeated="2" table:style-name="ce2" office:value-type="string" calcext:value-type="string">
            <text:p>Missing</text:p>
          </table:table-cell>
          <table:table-cell table:style-name="ce4" table:formula="of:=LEFT(SUBSTITUTE([.G307];&quot;US$&quot;;&quot;&quot;);SEARCH(&quot; &quot;;SUBSTITUTE([.G30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owill was set up in 2003 to take over, consolidate and modernise farms in Lithuania, particularly in the dairy sector. Through its subsidiaries it owns or leases 38,000 ha in the Baltic states. Foreign investors in Agrowill inlcude SEB AB Finnish and Hansabank of Sweden. In 2008, company representatives announced that they were completing negotiations for farmland in Russia's Penza region and that they planned to acquire 40,000-50,000 ha in Russia by the end of the year and up to 500,000 ha within 3-4 years.</text:p>
          </table:table-cell>
        </table:table-row>
        <table:table-row table:style-name="ro21" table:visibility="filter">
          <table:table-cell table:style-name="ce2" office:value-type="string" calcext:value-type="string">
            <text:p>Senegal</text:p>
          </table:table-cell>
          <table:table-cell table:number-columns-repeated="2" table:style-name="ce2" office:value-type="string" calcext:value-type="string">
            <text:p>China</text:p>
          </table:table-cell>
          <table:table-cell table:style-name="ce2" office:value-type="string" calcext:value-type="string">
            <text:p>Government</text:p>
          </table:table-cell>
          <table:table-cell table:style-name="ce2" office:value-type="string" calcext:value-type="string">
            <text:p>100000</text:p>
          </table:table-cell>
          <table:table-cell table:style-name="ce2" office:value-type="string" calcext:value-type="string">
            <text:p>Peanuts</text:p>
          </table:table-cell>
          <table:table-cell table:style-name="ce2" office:value-type="string" calcext:value-type="string">
            <text:p>Missing</text:p>
          </table:table-cell>
          <table:table-cell table:style-name="ce4" table:formula="of:=LEFT(SUBSTITUTE([.G308];&quot;US$&quot;;&quot;&quot;);SEARCH(&quot; &quot;;SUBSTITUTE([.G308];&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July 2009, Senegal's President Abdoulaye Wade told Reuters that China was close to a deal for 100,000 ha for growing peanuts.</text:p>
          </table:table-cell>
        </table:table-row>
        <table:table-row table:style-name="ro21" table:visibility="filter">
          <table:table-cell table:style-name="ce2" office:value-type="string" calcext:value-type="string">
            <text:p>Senegal</text:p>
          </table:table-cell>
          <table:table-cell table:style-name="ce2" office:value-type="string" calcext:value-type="string">
            <text:p>Datong Trading Enterprise</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60000</text:p>
          </table:table-cell>
          <table:table-cell table:style-name="ce2" office:value-type="string" calcext:value-type="string">
            <text:p>Sesame</text:p>
          </table:table-cell>
          <table:table-cell table:style-name="ce2" office:value-type="string" calcext:value-type="string">
            <text:p>Missing</text:p>
          </table:table-cell>
          <table:table-cell table:style-name="ce4" table:formula="of:=LEFT(SUBSTITUTE([.G309];&quot;US$&quot;;&quot;&quot;);SEARCH(&quot; &quot;;SUBSTITUTE([.G30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Datong Trading Enterprise (DTE) is a company founded by Chinese entrepreneur Riping Ouyang. With the support of the Chinese government and the Government of Senegal, through its "Grande Offensive Agricole pour la Nourriture et l'Abondance" (GOANA) programme, DTE has established sesame production for export to China on 35,000 ha of land, with a commitment to expand production to 60,000 ha by 2013. Senegal's President Abdoulaye Wade publicly confirmed his support for the project in February 2009 at a launching ceremony of "the GOANA investor's manual".</text:p>
          </table:table-cell>
        </table:table-row>
        <table:table-row table:style-name="ro21" table:visibility="filter">
          <table:table-cell table:style-name="ce2" office:value-type="string" calcext:value-type="string">
            <text:p>Senegal</text:p>
          </table:table-cell>
          <table:table-cell table:style-name="ce2" office:value-type="string" calcext:value-type="string">
            <text:p>Société de Cultures Légumières</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570</text:p>
          </table:table-cell>
          <table:table-cell table:style-name="ce2" office:value-type="string" calcext:value-type="string">
            <text:p>Asparagus, squash, sweetcorn</text:p>
          </table:table-cell>
          <table:table-cell table:style-name="ce2" office:value-type="string" calcext:value-type="string">
            <text:p>Missing</text:p>
          </table:table-cell>
          <table:table-cell table:style-name="ce4" table:formula="of:=LEFT(SUBSTITUTE([.G310];&quot;US$&quot;;&quot;&quot;);SEARCH(&quot; &quot;;SUBSTITUTE([.G31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Michaël Laurent of France established Société de Cultures Légumières SA (SCL) in 2006. It operates farms in the St. Louis region of Senegal, where it produces horticultural crops for export to the UK. SCL is backed by the Belgian Investment Company for Developing Countries.</text:p>
          </table:table-cell>
        </table:table-row>
        <table:table-row table:style-name="ro21" table:visibility="filter">
          <table:table-cell table:style-name="ce2" office:value-type="string" calcext:value-type="string">
            <text:p>Senegal</text:p>
          </table:table-cell>
          <table:table-cell table:number-columns-repeated="2" table:style-name="ce2" office:value-type="string" calcext:value-type="string">
            <text:p>India</text:p>
          </table:table-cell>
          <table:table-cell table:style-name="ce2" office:value-type="string" calcext:value-type="string">
            <text:p>Government</text:p>
          </table:table-cell>
          <table:table-cell table:style-name="ce2" office:value-type="string" calcext:value-type="string">
            <text:p>150000</text:p>
          </table:table-cell>
          <table:table-cell table:style-name="ce2" office:value-type="string" calcext:value-type="string">
            <text:p>Cereals, cotton, maize, peanuts, rice</text:p>
          </table:table-cell>
          <table:table-cell table:style-name="ce2" office:value-type="string" calcext:value-type="string">
            <text:p>Missing</text:p>
          </table:table-cell>
          <table:table-cell table:style-name="ce4" table:formula="of:=LEFT(SUBSTITUTE([.G311];&quot;US$&quot;;&quot;&quot;);SEARCH(&quot; &quot;;SUBSTITUTE([.G311];&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May 2011, Bloomberg reported that India was preparing to sign a deal with the Government of Senegal to grow rice, maize, peanuts, cotton and cereals on 150,000 ha.</text:p>
          </table:table-cell>
        </table:table-row>
        <table:table-row table:style-name="ro21" table:visibility="filter">
          <table:table-cell table:style-name="ce2" office:value-type="string" calcext:value-type="string">
            <text:p>Senegal</text:p>
          </table:table-cell>
          <table:table-cell table:style-name="ce2" office:value-type="string" calcext:value-type="string">
            <text:p>Tempieri Financial Group</text:p>
          </table:table-cell>
          <table:table-cell table:style-name="ce2" office:value-type="string" calcext:value-type="string">
            <text:p>Italy</text:p>
          </table:table-cell>
          <table:table-cell table:style-name="ce2" office:value-type="string" calcext:value-type="string">
            <text:p>Finance</text:p>
          </table:table-cell>
          <table:table-cell table:style-name="ce2" office:value-type="string" calcext:value-type="string">
            <text:p>20000</text:p>
          </table:table-cell>
          <table:table-cell table:style-name="ce2" office:value-type="string" calcext:value-type="string">
            <text:p>Sunflowers, sweet potatoes</text:p>
          </table:table-cell>
          <table:table-cell table:style-name="ce2" office:value-type="string" calcext:value-type="string">
            <text:p>US$204 million</text:p>
          </table:table-cell>
          <table:table-cell table:style-name="ce4" table:formula="of:=LEFT(SUBSTITUTE([.G312];&quot;US$&quot;;&quot;&quot;);SEARCH(&quot; &quot;;SUBSTITUTE([.G312];&quot;US$&quot;;&quot;&quot;)))" office:value-type="string" office:string-value="204 " calcext:value-type="string">
            <text:p>204 </text:p>
          </table:table-cell>
          <table:table-cell table:style-name="ce2" office:value-type="string" calcext:value-type="string">
            <text:p>Suspended (October 2011)</text:p>
          </table:table-cell>
          <table:table-cell table:style-name="ce2" office:value-type="string" calcext:value-type="string">
            <text:p>In March 2011, Italy's Tempieri Financial Group, through its subsidiary in Senegal, Senethanol, signed a protocol with authorities of the rural community of Fanaye for 20,000 ha, at a cost of US$100,000 per year, for the cultivation of sunflowers and sweet potatoes for biofuels and animal feed. The project was suspended in October 2011 by Senegal's President Abdoulaye Wade after local protests led to clashes with the police, leaving one person dead and many others injured.</text:p>
          </table:table-cell>
        </table:table-row>
        <table:table-row table:style-name="ro21" table:visibility="filter">
          <table:table-cell table:style-name="ce2" office:value-type="string" calcext:value-type="string">
            <text:p>Senegal</text:p>
          </table:table-cell>
          <table:table-cell table:style-name="ce2" office:value-type="string" calcext:value-type="string">
            <text:p>Dangote Industries</text:p>
          </table:table-cell>
          <table:table-cell table:style-name="ce2" office:value-type="string" calcext:value-type="string">
            <text:p>Nigeria</text:p>
          </table:table-cell>
          <table:table-cell table:style-name="ce2" office:value-type="string" calcext:value-type="string">
            <text:p>Agribusiness, industrial, real estate</text:p>
          </table:table-cell>
          <table:table-cell table:style-name="ce2" office:value-type="string" calcext:value-type="string">
            <text:p>40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313];&quot;US$&quot;;&quot;&quot;);SEARCH(&quot; &quot;;SUBSTITUTE([.G31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Dangote Industries is owned by Nigerian billionaire Aliko Dangote, Africa's richest man. The company controls much of the supply of cement, flour and sugar in Nigeria. Its subsidiary, the Savannah Sugar Company, has its own 18,000-ha sugar-cane plantation in Adamawa State, Nigeria. Recently the company has been expanding its sugar operation elsewhere in Africa. In Senegal, it secured 40,000 ha for a sugar-cane plantation near Lake Guiers, in the Mbane and Gaé counties, as part of a larger, US$1-billion investment deal worked out between Aliko Dangate and Senegal's President Abdoulaye Wade in March 2011.</text:p>
          </table:table-cell>
        </table:table-row>
        <table:table-row table:style-name="ro21" table:visibility="filter">
          <table:table-cell table:style-name="ce2" office:value-type="string" calcext:value-type="string">
            <text:p>Senegal</text:p>
          </table:table-cell>
          <table:table-cell table:style-name="ce2" office:value-type="string" calcext:value-type="string">
            <text:p>Foras International Investment Co</text:p>
          </table:table-cell>
          <table:table-cell table:style-name="ce2" office:value-type="string" calcext:value-type="string">
            <text:p>Saudi Arabia</text:p>
          </table:table-cell>
          <table:table-cell table:style-name="ce2" office:value-type="string" calcext:value-type="string">
            <text:p>Finance</text:p>
          </table:table-cell>
          <table:table-cell table:style-name="ce2" office:value-type="string" calcext:value-type="string">
            <text:p>5000</text:p>
          </table:table-cell>
          <table:table-cell table:style-name="ce2" office:value-type="string" calcext:value-type="string">
            <text:p>Rice, poultry</text:p>
          </table:table-cell>
          <table:table-cell table:style-name="ce2" office:value-type="string" calcext:value-type="string">
            <text:p>Missing</text:p>
          </table:table-cell>
          <table:table-cell table:style-name="ce4" table:formula="of:=LEFT(SUBSTITUTE([.G314];&quot;US$&quot;;&quot;&quot;);SEARCH(&quot; &quot;;SUBSTITUTE([.G314];&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Foras is awaiting a first allocation of 5,000 ha from the Senegalese government for a pilot farm, after which it intends to expand to 100,000-200,000 ha, as part of a larger project to cultivate rice on 700,000 ha in various African countries. It is also implementing a US$22 million project to build a vertically integrated poultry farm near Dakar, Senegal, that will produce 4.8 million birds per year.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21" table:visibility="filter">
          <table:table-cell table:style-name="ce2" office:value-type="string" calcext:value-type="string">
            <text:p>Serbia</text:p>
          </table:table-cell>
          <table:table-cell table:style-name="ce2" office:value-type="string" calcext:value-type="string">
            <text:p>Agricultural Capital Partners</text:p>
          </table:table-cell>
          <table:table-cell table:style-name="ce2" office:value-type="string" calcext:value-type="string">
            <text:p>Ireland</text:p>
          </table:table-cell>
          <table:table-cell table:style-name="ce2" office:value-type="string" calcext:value-type="string">
            <text:p>Finance</text:p>
          </table:table-cell>
          <table:table-cell table:style-name="ce2" office:value-type="string" calcext:value-type="string">
            <text:p>12140</text:p>
          </table:table-cell>
          <table:table-cell table:style-name="ce2" office:value-type="string" calcext:value-type="string">
            <text:p>Crops, dairy, livestock</text:p>
          </table:table-cell>
          <table:table-cell table:style-name="ce2" office:value-type="string" calcext:value-type="string">
            <text:p>Missing</text:p>
          </table:table-cell>
          <table:table-cell table:style-name="ce4" table:formula="of:=LEFT(SUBSTITUTE([.G315];&quot;US$&quot;;&quot;&quot;);SEARCH(&quot; &quot;;SUBSTITUTE([.G31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COMPLANT</text:p>
          </table:table-cell>
          <table:table-cell table:style-name="ce2" office:value-type="string" calcext:value-type="string">
            <text:p>China</text:p>
          </table:table-cell>
          <table:table-cell table:style-name="ce2" office:value-type="string" calcext:value-type="string">
            <text:p>Agribusiness, construction</text:p>
          </table:table-cell>
          <table:table-cell table:style-name="ce2" office:value-type="string" calcext:value-type="string">
            <text:p>8100</text:p>
          </table:table-cell>
          <table:table-cell table:style-name="ce2" office:value-type="string" calcext:value-type="string">
            <text:p>Cassava, sugar cane</text:p>
          </table:table-cell>
          <table:table-cell table:style-name="ce2" office:value-type="string" calcext:value-type="string">
            <text:p>Missing</text:p>
          </table:table-cell>
          <table:table-cell table:style-name="ce4" table:formula="of:=LEFT(SUBSTITUTE([.G316];&quot;US$&quot;;&quot;&quot;);SEARCH(&quot; &quot;;SUBSTITUTE([.G31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China National Complete Import and Export Corporation Group (COMPLANT) functioned as a foreign aid office for China until 1993, and while it now trades on the Shenzhen Stock Exchange, its controlling shareholder is the State Development &amp; Investment Corporation, the largest state-owned investment holding company in China. The company is involved in a number of construction and infrastructure projects overseas and several agricultural projects. In 2010, COMPLANT's subsidiary Hua Lien International announced plans to establish a joint venture with COMPLANT and the US$5-billion China-Africa Development Fund to set up ethanol projects in various African countries. The three companies plan to launch the venture in Benin and roll out to other countries in the coming years. The venture will draw on COMPLANT's numerous recent investments in sugar-cane and cassava production, including an 18,000-ha sugar-cane plantation in Jamaica, a proposed 4,800-ha sugar-cane and cassava venture in Benin, a 1,320-ha sugar-cane plantation and factory in Sierra Leone, where in 2006 it also announced plans to expand its holdings to 8,100 ha to begin production of cassava. In Madagascar COMPLANT has been running the SUCOMA sugar factory since 1997 and, in 2008, under a twenty-year management contract, it took over the state-owned sugar refinery SUCOCOMA, giving it control over 10,000 ha for sugar-cane production.</text:p>
          </table:table-cell>
        </table:table-row>
        <table:table-row table:style-name="ro21">
          <table:table-cell table:style-name="ce2" office:value-type="string" calcext:value-type="string">
            <text:p>Sierra Leone</text:p>
          </table:table-cell>
          <table:table-cell table:style-name="ce2" office:value-type="string" calcext:value-type="string">
            <text:p>Shanghai Construction Investment</text:p>
          </table:table-cell>
          <table:table-cell table:style-name="ce2" office:value-type="string" calcext:value-type="string">
            <text:p>China</text:p>
          </table:table-cell>
          <table:table-cell table:style-name="ce2" office:value-type="string" calcext:value-type="string">
            <text:p>Construction</text:p>
          </table:table-cell>
          <table:table-cell table:style-name="ce2" office:value-type="string" calcext:value-type="string">
            <text:p>30000</text:p>
          </table:table-cell>
          <table:table-cell table:style-name="ce2" office:value-type="string" calcext:value-type="string">
            <text:p>Rice</text:p>
          </table:table-cell>
          <table:table-cell table:style-name="ce2" office:value-type="string" calcext:value-type="string">
            <text:p>US$1.3 billion</text:p>
          </table:table-cell>
          <table:table-cell table:style-name="ce4" table:formula="of:=LEFT(SUBSTITUTE([.G317];&quot;US$&quot;;&quot;&quot;);SEARCH(&quot; &quot;;SUBSTITUTE([.G317];&quot;US$&quot;;&quot;&quot;)))" office:value-type="string" office:string-value="1.3 " calcext:value-type="string">
            <text:p>1.3 </text:p>
          </table:table-cell>
          <table:table-cell table:style-name="ce2" office:value-type="string" calcext:value-type="string">
            <text:p>Done</text:p>
          </table:table-cell>
          <table:table-cell table:style-name="ce2" office:value-type="string" calcext:value-type="string">
            <text:p>In January 2012, Shanghai Construction Investment told AFP that it had signed an MoU with the Government of Sierra Leone for a US$1.3 billion project to develop rice and rubber production. The project, located in the northern region of Tonkili, includes the construction of railroads and irrigation, as well as 30,000 ha of land. Sierra Leone's Agriculture Minister Sam Sesay told AFP that the land had already been secured for the project.</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Bolloré</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12000</text:p>
          </table:table-cell>
          <table:table-cell table:style-name="ce2" office:value-type="string" calcext:value-type="string">
            <text:p>Oil palm</text:p>
          </table:table-cell>
          <table:table-cell table:style-name="ce2" office:value-type="string" calcext:value-type="string">
            <text:p>US$100 million</text:p>
          </table:table-cell>
          <table:table-cell table:style-name="ce4" table:formula="of:=LEFT(SUBSTITUTE([.G318];&quot;US$&quot;;&quot;&quot;);SEARCH(&quot; &quot;;SUBSTITUTE([.G318];&quot;US$&quot;;&quot;&quot;)))" office:value-type="string" office:string-value="100 " calcext:value-type="string">
            <text:p>100 </text:p>
          </table:table-cell>
          <table:table-cell table:style-name="ce2" office:value-type="string" calcext:value-type="string">
            <text:p>Done</text:p>
          </table:table-cell>
          <table:table-cell table:style-name="ce2" office:value-type="string" calcext:value-type="string">
            <text:p>Socfin, a member of the French group Bolloré, has a 40-year lease on 6,475 ha in Malen chiefdom, Pujehun District, for the production of palm oil and rubber. According to a Green Scenery report from May 2011, the company has signed an MoU for additional lands in the Bonthe District and is in consultation for more lands in the Bo District, which would bring its total landbank in the country to 12,000 ha. The company operates other palm oil plantations in Nigeria, Ivory Coast, Indonesia and Cameroon.</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BHB GmbH</text:p>
          </table:table-cell>
          <table:table-cell table:style-name="ce2" office:value-type="string" calcext:value-type="string">
            <text:p>Germany</text:p>
          </table:table-cell>
          <table:table-cell table:style-name="ce2" office:value-type="string" calcext:value-type="string">
            <text:p>Finance</text:p>
          </table:table-cell>
          <table:table-cell table:style-name="ce2" office:value-type="string" calcext:value-type="string">
            <text:p>3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319];&quot;US$&quot;;&quot;&quot;);SEARCH(&quot; &quot;;SUBSTITUTE([.G31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6, the Germany's BHB established a 110-ha rice demonstration farm in Mange Bureh district with the support of Vietnamese rice scientist Vo Tong Xuan, who later went on to form VAADCO to pursue other large-scale rice projects in various African countries. BHB intends to add a 3,000-ha rice-seed farm to the Vedico Mange Bureh Farm Ltd and eventually expand the area under large-scale rice production to 50,000 ha.</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Biopalm Energy</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8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320];&quot;US$&quot;;&quot;&quot;);SEARCH(&quot; &quot;;SUBSTITUTE([.G32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Biopalm Energy is a subsidiary of Singapore-based Siva Group, owned by Indian billionaire C. Sivasankaran. The company is also seeking 80,000 ha in Sierra Leone and other lands in Ghana, Argentina, Côte d'Ivoire and DR Congo to produce palm oil for export to India. In February 2011, Biopalm acquired a 50% stake in the Liberian operations of Equatorial Palm Oil, which has a landbank of 169,000 ha in the country. Sivasankaran is a significant shareholder in several other companies acquiring farmland overseas.</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Sepahan Afrique</text:p>
          </table:table-cell>
          <table:table-cell table:style-name="ce2" office:value-type="string" calcext:value-type="string">
            <text:p>Iran</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Oil palm, rice</text:p>
          </table:table-cell>
          <table:table-cell table:style-name="ce2" office:value-type="string" calcext:value-type="string">
            <text:p>Missing</text:p>
          </table:table-cell>
          <table:table-cell table:style-name="ce4" table:formula="of:=LEFT(SUBSTITUTE([.G321];&quot;US$&quot;;&quot;&quot;);SEARCH(&quot; &quot;;SUBSTITUTE([.G32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epahan Afrique is an Iranian conglomerate that has acquired 10,117 ha in the Marampa and Buya Romende chiefdoms of the Port Loko region of Sierra Leone. The company plans to develop rice and palm-oil production, and to build a factory for the processing of palm oil and other edible oils. According to Business Insider, landowners in the project area were summoned to the Iranian embassy for an urgent meeting in 2007, where they say they were forced to sign the agreement "under duress" after being informed that the Iranian investors were leaving the next morning and that they had to sign before reading the agreement. They say they signed because they "could not violate the authorities".</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FELDA</text:p>
          </table:table-cell>
          <table:table-cell table:style-name="ce2" office:value-type="string" calcext:value-type="string">
            <text:p>Malaysia</text:p>
          </table:table-cell>
          <table:table-cell table:style-name="ce2" office:value-type="string" calcext:value-type="string">
            <text:p>Government</text:p>
          </table:table-cell>
          <table:table-cell table:style-name="ce2" office:value-type="string" calcext:value-type="string">
            <text:p>2500</text:p>
          </table:table-cell>
          <table:table-cell table:style-name="ce2" office:value-type="string" calcext:value-type="string">
            <text:p>Palm oil</text:p>
          </table:table-cell>
          <table:table-cell table:style-name="ce2" office:value-type="string" calcext:value-type="string">
            <text:p>US$15 million</text:p>
          </table:table-cell>
          <table:table-cell table:style-name="ce4" table:formula="of:=LEFT(SUBSTITUTE([.G322];&quot;US$&quot;;&quot;&quot;);SEARCH(&quot; &quot;;SUBSTITUTE([.G322];&quot;US$&quot;;&quot;&quot;)))" office:value-type="string" office:string-value="15 " calcext:value-type="string">
            <text:p>15 </text:p>
          </table:table-cell>
          <table:table-cell table:style-name="ce2" office:value-type="string" calcext:value-type="string">
            <text:p>Done</text:p>
          </table:table-cell>
          <table:table-cell table:style-name="ce2" office:value-type="string" calcext:value-type="string">
            <text:p>The Government of Malaysia's Federal Land Development Authority (Felda) is the world’s largest owner and manager of plantation land. With the financial support of the Malaysian government and the Islamic Development Bank, it launched a project with the Government of Sierra Leone to develop a Felda-style oil-palm settler scheme on 1,600 hectares in Southern Bonthe province (Mattru). The Oakland Institute reports that the total area allocated for the project is 2,500 ha. Rather than buy land, FELDA says that it wants to replicate its smallholder cooperative model in Africa and sell planting materials and technical expertise in exchange for long-term supplies.</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Goldtree Holdings</text:p>
          </table:table-cell>
          <table:table-cell table:style-name="ce2" office:value-type="string" calcext:value-type="string">
            <text:p>Mauritius</text:p>
          </table:table-cell>
          <table:table-cell table:style-name="ce2" office:value-type="string" calcext:value-type="string">
            <text:p>Agribusiness</text:p>
          </table:table-cell>
          <table:table-cell table:style-name="ce2" office:value-type="string" calcext:value-type="string">
            <text:p>5200</text:p>
          </table:table-cell>
          <table:table-cell table:style-name="ce2" office:value-type="string" calcext:value-type="string">
            <text:p>Oil palm</text:p>
          </table:table-cell>
          <table:table-cell table:style-name="ce2" office:value-type="string" calcext:value-type="string">
            <text:p>US$65 million</text:p>
          </table:table-cell>
          <table:table-cell table:style-name="ce4" table:formula="of:=LEFT(SUBSTITUTE([.G323];&quot;US$&quot;;&quot;&quot;);SEARCH(&quot; &quot;;SUBSTITUTE([.G323];&quot;US$&quot;;&quot;&quot;)))" office:value-type="string" office:string-value="65 " calcext:value-type="string">
            <text:p>65 </text:p>
          </table:table-cell>
          <table:table-cell table:style-name="ce2" office:value-type="string" calcext:value-type="string">
            <text:p>Done</text:p>
          </table:table-cell>
          <table:table-cell table:style-name="ce2" office:value-type="string" calcext:value-type="string">
            <text:p>In August 2010, Goldtree Holdings, a company registered in Mauritius, signed an MoU with the Government of Sierra Leone to set up a large-scale oil-palm plantation in the Kailahun district. The project is backed by the Agence Française de Développment, which has committed US$10 million to the project through the African Agriculture Fund, and FinnFund.</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Quifel Natural Resources</text:p>
          </table:table-cell>
          <table:table-cell table:style-name="ce2" office:value-type="string" calcext:value-type="string">
            <text:p>Portugal</text:p>
          </table:table-cell>
          <table:table-cell table:style-name="ce2" office:value-type="string" calcext:value-type="string">
            <text:p>Agribusiness, energy</text:p>
          </table:table-cell>
          <table:table-cell table:style-name="ce2" office:value-type="string" calcext:value-type="string">
            <text:p>126000</text:p>
          </table:table-cell>
          <table:table-cell table:style-name="ce2" office:value-type="string" calcext:value-type="string">
            <text:p>Cassava, pineapple, rice, vegetables</text:p>
          </table:table-cell>
          <table:table-cell table:style-name="ce2" office:value-type="string" calcext:value-type="string">
            <text:p>Missing</text:p>
          </table:table-cell>
          <table:table-cell table:style-name="ce4" table:formula="of:=LEFT(SUBSTITUTE([.G324];&quot;US$&quot;;&quot;&quot;);SEARCH(&quot; &quot;;SUBSTITUTE([.G32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Quifel Natural Resources is part of Portugal's Quifel Group, a holding company controlled by Portuguese aristocrat, businessman and amateur racing-car driver Miguel Maria de Sá Pais do Amaral, which is involved in multiple sectors, from insurance and real estate to agriculture and energy. Quifel began investing in farmland through the development of palm-oil production in Brazil. With land prices rising in Brazil, the company turned its attention to Africa in 2007, where it decided to focus on acquiring large land concessions in coastal East African countries for oilseeds, and West African countries for fruit and vegetables. So far Quifel has acquired land in Mozambique, Angola and Sierra Leone. In Sierra Leone, it has three 49-year leases covering 126,000 ha in Upper Kowa, Loko Masama and the Lower Masimera Chiefdom.</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Addax Bioenergy</text:p>
          </table:table-cell>
          <table:table-cell table:style-name="ce2" office:value-type="string" calcext:value-type="string">
            <text:p>Switzerland</text:p>
          </table:table-cell>
          <table:table-cell table:style-name="ce2" office:value-type="string" calcext:value-type="string">
            <text:p>Energy</text:p>
          </table:table-cell>
          <table:table-cell table:style-name="ce2" office:value-type="string" calcext:value-type="string">
            <text:p>15500</text:p>
          </table:table-cell>
          <table:table-cell table:style-name="ce2" office:value-type="string" calcext:value-type="string">
            <text:p>Sugar cane</text:p>
          </table:table-cell>
          <table:table-cell table:style-name="ce2" office:value-type="string" calcext:value-type="string">
            <text:p>US$788 million</text:p>
          </table:table-cell>
          <table:table-cell table:style-name="ce4" table:formula="of:=LEFT(SUBSTITUTE([.G325];&quot;US$&quot;;&quot;&quot;);SEARCH(&quot; &quot;;SUBSTITUTE([.G325];&quot;US$&quot;;&quot;&quot;)))" office:value-type="string" office:string-value="788 " calcext:value-type="string">
            <text:p>788 </text:p>
          </table:table-cell>
          <table:table-cell table:style-name="ce2" office:value-type="string" calcext:value-type="string">
            <text:p>Done</text:p>
          </table:table-cell>
          <table:table-cell table:style-name="ce2" office:value-type="string" calcext:value-type="string">
            <text:p>Addax Bioenergy Sierra Leone Ltd is a subsidiary of Addax &amp; Oryx, a Swiss-based energy corporation. In 2010, the company acquired long-term lease rights to over 15,000 ha of land in Bombali District, Northern Province, Sierra Leone, where it intends to establish sugar-cane plantations, mainly for the production of ethanol for European markets. Over half of the investment in the project has been provided by development banks, including the European Investment Bank, Swedfund and the African Development Bank. A 2011 report by the Switzerland's Pain pour le Prochain uncovered a number of fiscal exemptions, social and environmental impacts and illegitimate agreements with local authorities that contradict the company's efforts to paint its project as socially and environmentally responsible.</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Agriterra</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45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326];&quot;US$&quot;;&quot;&quot;);SEARCH(&quot; &quot;;SUBSTITUTE([.G32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rough its acquisition of Red Bunch Ventures in 2011, Guernsey-based Agriterra acquired a 50-year lease (with an option to renew for a further 21 years) over approximately 45,000 ha of agricultural land in the Pujehun District in the Southern Province of Sierra Leone, where it intends to develop palm-oil plantations. Agriterra, which was established by mining venture capitalist and former England cricket international Phil Edmonds, also owns cattle ranches and maize farms in Mozambique, covering nearly 17,000 ha, with plans to expand to over 20,000 ha in the near future.</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Caparo Group</text:p>
          </table:table-cell>
          <table:table-cell table:style-name="ce2" office:value-type="string" calcext:value-type="string">
            <text:p>UK</text:p>
          </table:table-cell>
          <table:table-cell table:style-name="ce2" office:value-type="string" calcext:value-type="string">
            <text:p>Industrial</text:p>
          </table:table-cell>
          <table:table-cell table:style-name="ce2" office:value-type="string" calcext:value-type="string">
            <text:p>43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327];&quot;US$&quot;;&quot;&quot;);SEARCH(&quot; &quot;;SUBSTITUTE([.G32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ierra Leone Agriculture is a subsidiary of UK-based Caparo Group, which is owned by Baron Swraj Paul, an Indian-born, British-based business magnate and Labour politician close to former Prime Minister Gordon Brown. According to the Oakland Institute, the company has leased 43,000 ha on a 45-year renewable lease in the Port Loko Disrict, where the company plans to establish oil-palm plantations on 40,000 ha by 2017. Caparo is also pursuing 30,000 ha in Namibia.</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Farm Lands of Guinea, Inc</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119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328];&quot;US$&quot;;&quot;&quot;);SEARCH(&quot; &quot;;SUBSTITUTE([.G328];&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Farm Lands of Guinea (FLG) is a company based in Gibraltar and registered in the British Virgin Islands. On 16 September 2010, with a military junta in control of the Government of Guinea, FLG signed agreements with Guinea's Ministry of Agriculture giving it 99-year lease rights to over 100,000 ha of agricultural land, where it intends to grow maize and soybeans. Late in 2011, FLG reported that its representatives had been in The Gambia prospecting for lands, and that it had made a proposal to Mali's Minister of Agriculture for 10,000 ha in the Office du Niger. In Sierra Leone, FLG is pursing the acquisition of 11,900 ha to the west of the River Tai for the large-scale production of rice.</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GreenWorld BVI</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125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329];&quot;US$&quot;;&quot;&quot;);SEARCH(&quot; &quot;;SUBSTITUTE([.G32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reenWorld BVI is a company incorporated in the British Virgin Islands that manages several funds dedicated to the acquisition of farmland. One of its funds, AgriCapital, has acquired a 49-year lease on 1,250 ha in south-central Sierra Leone and is raising funds to establish a rice farm on the land by selling shares in the project for £1,950 per acre. In January 2012, GreenWorld BVI said that its African farmland investment paid an initial dividend of 16.2% to its investors and that the value of the land has increased by nearly 30% in the last year. GreenWorld has similar farmland investment projects in Lithuania and Australia.</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Whitestone Charles Anderson</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112000</text:p>
          </table:table-cell>
          <table:table-cell table:number-columns-repeated="2" table:style-name="ce2" office:value-type="string" calcext:value-type="string">
            <text:p>Missing</text:p>
          </table:table-cell>
          <table:table-cell table:style-name="ce4" table:formula="of:=LEFT(SUBSTITUTE([.G330];&quot;US$&quot;;&quot;&quot;);SEARCH(&quot; &quot;;SUBSTITUTE([.G33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ccording to an Oakland Institute report from 2011, a British national representing a company called Whitestone attempted to acquire a 112,000-ha landholding in the northern Koinadugu District. A “temporary” lease for the land was reportedly signed in January 2010, and Whitestone – described as a “kind of broker” – now plans to sub-lease the land to others.</text:p>
          </table:table-cell>
        </table:table-row>
        <table:table-row table:style-name="ro21" table:visibility="filter">
          <table:table-cell table:style-name="ce2" office:value-type="string" calcext:value-type="string">
            <text:p>Sierra Leone</text:p>
          </table:table-cell>
          <table:table-cell table:style-name="ce2" office:value-type="string" calcext:value-type="string">
            <text:p>Long Van 28 Company</text:p>
          </table:table-cell>
          <table:table-cell table:style-name="ce2" office:value-type="string" calcext:value-type="string">
            <text:p>Vietnam</text:p>
          </table:table-cell>
          <table:table-cell table:style-name="ce2" office:value-type="string" calcext:value-type="string">
            <text:p>Agribusiness</text:p>
          </table:table-cell>
          <table:table-cell table:style-name="ce2" office:value-type="string" calcext:value-type="string">
            <text:p>20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331];&quot;US$&quot;;&quot;&quot;);SEARCH(&quot; &quot;;SUBSTITUTE([.G331];&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The Long Van 28 Company began cooperating with the Vietnam-Africa Agro-aquaculture Development Company (VAADCO) in studying Sierra Leone as a site for it to invest in rice production in 2006. Based on the results achieved by VAADCO, Long Van 28 announced in December 2011 that it would pursue the production of rice on 200,000 ha in the country and that it was seeking support from the Government of Vietnam. VAADCO, a Vietnamese and British joint venture, is pursuing rice production in Nigeria. Mozambique and Sudan.</text:p>
          </table:table-cell>
        </table:table-row>
        <table:table-row table:style-name="ro21" table:visibility="filter">
          <table:table-cell table:style-name="ce2" office:value-type="string" calcext:value-type="string">
            <text:p>Slovakia</text:p>
          </table:table-cell>
          <table:table-cell table:style-name="ce2" office:value-type="string" calcext:value-type="string">
            <text:p>Germanagrar</text:p>
          </table:table-cell>
          <table:table-cell table:style-name="ce2" office:value-type="string" calcext:value-type="string">
            <text:p>Germany</text:p>
          </table:table-cell>
          <table:table-cell table:style-name="ce2" office:value-type="string" calcext:value-type="string">
            <text:p>Real estate</text:p>
          </table:table-cell>
          <table:table-cell table:style-name="ce2" office:value-type="string" calcext:value-type="string">
            <text:p>5167</text:p>
          </table:table-cell>
          <table:table-cell table:number-columns-repeated="2" table:style-name="ce2" office:value-type="string" calcext:value-type="string">
            <text:p>Missing</text:p>
          </table:table-cell>
          <table:table-cell table:style-name="ce4" table:formula="of:=LEFT(SUBSTITUTE([.G332];&quot;US$&quot;;&quot;&quot;);SEARCH(&quot; &quot;;SUBSTITUTE([.G33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ermanagrar is a German company based in Hamburg that manages over €500 million in farmland investments in Eastern Europe on behalf of its clients. The company typically identifies properties for its clients, arranges the acquisition and often manages the farms. A full list of its holdings is not available.</text:p>
          </table:table-cell>
        </table:table-row>
        <table:table-row table:style-name="ro21" table:visibility="filter">
          <table:table-cell table:style-name="ce2" office:value-type="string" calcext:value-type="string">
            <text:p>South Africa</text:p>
          </table:table-cell>
          <table:table-cell table:style-name="ce2" office:value-type="string" calcext:value-type="string">
            <text:p>Emvest</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13900</text:p>
          </table:table-cell>
          <table:table-cell table:style-name="ce2" office:value-type="string" calcext:value-type="string">
            <text:p>Maize, soybeans, vegetables</text:p>
          </table:table-cell>
          <table:table-cell table:style-name="ce2" office:value-type="string" calcext:value-type="string">
            <text:p>Missing</text:p>
          </table:table-cell>
          <table:table-cell table:style-name="ce4" table:formula="of:=LEFT(SUBSTITUTE([.G333];&quot;US$&quot;;&quot;&quot;);SEARCH(&quot; &quot;;SUBSTITUTE([.G33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Emvest has five farms in South Africa of over 1,000 ha each.</text:p>
          </table:table-cell>
        </table:table-row>
        <table:table-row table:style-name="ro21" table:visibility="filter">
          <table:table-cell table:style-name="ce2" office:value-type="string" calcext:value-type="string">
            <text:p>South Sudan</text:p>
          </table:table-cell>
          <table:table-cell table:style-name="ce2" office:value-type="string" calcext:value-type="string">
            <text:p>Canadian Economic Development Assistance for Southern Sudan (CEDASS)</text:p>
          </table:table-cell>
          <table:table-cell table:style-name="ce2" office:value-type="string" calcext:value-type="string">
            <text:p>Canada</text:p>
          </table:table-cell>
          <table:table-cell table:style-name="ce2" office:value-type="string" calcext:value-type="string">
            <text:p>NGO</text:p>
          </table:table-cell>
          <table:table-cell table:style-name="ce2" office:value-type="string" calcext:value-type="string">
            <text:p>12200</text:p>
          </table:table-cell>
          <table:table-cell table:style-name="ce2" office:value-type="string" calcext:value-type="string">
            <text:p>Crops (sorghum)</text:p>
          </table:table-cell>
          <table:table-cell table:style-name="ce2" office:value-type="string" calcext:value-type="string">
            <text:p>Missing</text:p>
          </table:table-cell>
          <table:table-cell table:style-name="ce4" table:formula="of:=LEFT(SUBSTITUTE([.G334];&quot;US$&quot;;&quot;&quot;);SEARCH(&quot; &quot;;SUBSTITUTE([.G33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EDASS' Jebel Lado Project aims to establish one of the first mechanized farming operations in South Sudan on a 12,200-ha concession that it leases. The objective of the project is to bring together "Canadian farmers, farm associations, businesspeople and worldwide agricultural organizations to teach the Sudanese how to plant, grow and harvest larger crops to feed themselves, their families and, eventually, the neighboring city of Juba". The project also supplies the World Food Programme.</text:p>
          </table:table-cell>
        </table:table-row>
        <table:table-row table:style-name="ro21" table:visibility="filter">
          <table:table-cell table:style-name="ce2" office:value-type="string" calcext:value-type="string">
            <text:p>South Sudan</text:p>
          </table:table-cell>
          <table:table-cell table:style-name="ce2" office:value-type="string" calcext:value-type="string">
            <text:p>Citadel Capital</text:p>
          </table:table-cell>
          <table:table-cell table:style-name="ce2" office:value-type="string" calcext:value-type="string">
            <text:p>Egypt</text:p>
          </table:table-cell>
          <table:table-cell table:style-name="ce2" office:value-type="string" calcext:value-type="string">
            <text:p>Finance</text:p>
          </table:table-cell>
          <table:table-cell table:style-name="ce2" office:value-type="string" calcext:value-type="string">
            <text:p>105000</text:p>
          </table:table-cell>
          <table:table-cell table:style-name="ce2" office:value-type="string" calcext:value-type="string">
            <text:p>Cotton, maize, sorghum, sugar, sunflower, wheat</text:p>
          </table:table-cell>
          <table:table-cell table:style-name="ce2" office:value-type="string" calcext:value-type="string">
            <text:p>Missing</text:p>
          </table:table-cell>
          <table:table-cell table:style-name="ce4" table:formula="of:=LEFT(SUBSTITUTE([.G335];&quot;US$&quot;;&quot;&quot;);SEARCH(&quot; &quot;;SUBSTITUTE([.G33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itadel Capital is Egypt's largest private equity company. In 2007 it launched the Wafra Fund to invest in agriculture in Sudan. In Sudan, the fund has since acquired 106,680 ha for wheat farming, by way of its subsidiary Sabina, and 25,210 ha for rice production, by way of another subsidiary, Al-Nahda for Integrated Solutions. In South Sudan, Wafra acquired a 25-year lease on 105,000 ha through its subsidiary, Concord, previously known as the Sudanese Egyptian Agricultural Crops Company. Citadel also owns the largest dairy farm in Egypt, food companies in Ethiopia, and is considering food transport and farmland acquisitions in Kenya and Uganda. In November 2011, the US government's Overseas Private Investment Corporation provided Citadel with a US$150-million loan package to help expand its subsidiaries.</text:p>
          </table:table-cell>
        </table:table-row>
        <table:table-row table:style-name="ro21" table:visibility="filter">
          <table:table-cell table:style-name="ce2" office:value-type="string" calcext:value-type="string">
            <text:p>South Sudan</text:p>
          </table:table-cell>
          <table:table-cell table:number-columns-repeated="2" table:style-name="ce2" office:value-type="string" calcext:value-type="string">
            <text:p>Egypt</text:p>
          </table:table-cell>
          <table:table-cell table:style-name="ce2" office:value-type="string" calcext:value-type="string">
            <text:p>Government</text:p>
          </table:table-cell>
          <table:table-cell table:style-name="ce2" office:value-type="string" calcext:value-type="string">
            <text:p>168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336];&quot;US$&quot;;&quot;&quot;);SEARCH(&quot; &quot;;SUBSTITUTE([.G336];&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Norwegian People's Aid reports that the Egyptian government approached the Ministry of Agriculture of the Western Bhar-Al-Ghazal State in 2008 to lease 16,800 ha of land for the construction of a large-scale irrigated rice project.</text:p>
          </table:table-cell>
        </table:table-row>
        <table:table-row table:style-name="ro21" table:visibility="filter">
          <table:table-cell table:style-name="ce2" office:value-type="string" calcext:value-type="string">
            <text:p>South Sudan</text:p>
          </table:table-cell>
          <table:table-cell table:style-name="ce2" office:value-type="string" calcext:value-type="string">
            <text:p>African Commercial Development</text:p>
          </table:table-cell>
          <table:table-cell table:style-name="ce2" office:value-type="string" calcext:value-type="string">
            <text:p>Mauritius</text:p>
          </table:table-cell>
          <table:table-cell table:style-name="ce2" office:value-type="string" calcext:value-type="string">
            <text:p>Agribusiness</text:p>
          </table:table-cell>
          <table:table-cell table:style-name="ce2" office:value-type="string" calcext:value-type="string">
            <text:p>24300</text:p>
          </table:table-cell>
          <table:table-cell table:number-columns-repeated="2" table:style-name="ce2" office:value-type="string" calcext:value-type="string">
            <text:p>Missing</text:p>
          </table:table-cell>
          <table:table-cell table:style-name="ce4" table:formula="of:=LEFT(SUBSTITUTE([.G337];&quot;US$&quot;;&quot;&quot;);SEARCH(&quot; &quot;;SUBSTITUTE([.G33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Joint Aid Management (JAM) is a South African non-profit organisation involved in numerous development projects in Africa, including a USAID project in Jonglei State, South Sudan to support food security and agriculture. JAM's founder Peter Pretorius and its CEO Isak Pretorius also run a private company based in Mauritius, African Commercial Development (ACD), that "leverages JAM's capabilities and partners" in ventures that seek to "own or control as much of the value chain as possible, 'seed to folk', in the agribusiness sector". Norwegian People's Aid reports that JAM and ACD signed a 30-year lease with the Ministry of Agriculture of the Western Equatoria State covering 24,300 ha in 2010.</text:p>
          </table:table-cell>
        </table:table-row>
        <table:table-row table:style-name="ro21" table:visibility="filter">
          <table:table-cell table:style-name="ce2" office:value-type="string" calcext:value-type="string">
            <text:p>South Sudan</text:p>
          </table:table-cell>
          <table:table-cell table:style-name="ce2" office:value-type="string" calcext:value-type="string">
            <text:p>Prince Budr Bin Sultan</text:p>
          </table:table-cell>
          <table:table-cell table:style-name="ce2" office:value-type="string" calcext:value-type="string">
            <text:p>Saudi Arabia</text:p>
          </table:table-cell>
          <table:table-cell table:style-name="ce2" office:value-type="string" calcext:value-type="string">
            <text:p>Government</text:p>
          </table:table-cell>
          <table:table-cell table:style-name="ce2" office:value-type="string" calcext:value-type="string">
            <text:p>105000</text:p>
          </table:table-cell>
          <table:table-cell table:style-name="ce2" office:value-type="string" calcext:value-type="string">
            <text:p>Missing</text:p>
          </table:table-cell>
          <table:table-cell table:style-name="ce2"/>
          <table:table-cell table:style-name="ce4" table:formula="of:=LEFT(SUBSTITUTE([.G338];&quot;US$&quot;;&quot;&quot;);SEARCH(&quot; &quot;;SUBSTITUTE([.G33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Prince Badr is the son of HRH Crown Prince Sultan bin Abdul Aziz of Saudi Arabia. Norwegian People's Aid reports that he signed a 25-year lease with the Unity State government of South Sudan in 2010 covering 105,000 ha at a cost of US$125,000 per year.</text:p>
          </table:table-cell>
        </table:table-row>
        <table:table-row table:style-name="ro21" table:visibility="filter">
          <table:table-cell table:style-name="ce2" office:value-type="string" calcext:value-type="string">
            <text:p>South Sudan</text:p>
          </table:table-cell>
          <table:table-cell table:style-name="ce2" office:value-type="string" calcext:value-type="string">
            <text:p>Eyat Oilfield Services</text:p>
          </table:table-cell>
          <table:table-cell table:style-name="ce2" office:value-type="string" calcext:value-type="string">
            <text:p>Sudan</text:p>
          </table:table-cell>
          <table:table-cell table:style-name="ce2" office:value-type="string" calcext:value-type="string">
            <text:p>Energy</text:p>
          </table:table-cell>
          <table:table-cell table:style-name="ce2" office:value-type="string" calcext:value-type="string">
            <text:p>162000</text:p>
          </table:table-cell>
          <table:table-cell table:number-columns-repeated="2" table:style-name="ce2" office:value-type="string" calcext:value-type="string">
            <text:p>Missing</text:p>
          </table:table-cell>
          <table:table-cell table:style-name="ce4" table:formula="of:=LEFT(SUBSTITUTE([.G339];&quot;US$&quot;;&quot;&quot;);SEARCH(&quot; &quot;;SUBSTITUTE([.G33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Norwegian People's Aid reports that Eyat Oilfield Services, a company controlled by Northern Sudanese investors, acquired a 99-year lease in 2010 on 162,000 ha of land in the Ezo and Tambura counties of West Equatorial State, Sudan.</text:p>
          </table:table-cell>
        </table:table-row>
        <table:table-row table:style-name="ro21" table:visibility="filter">
          <table:table-cell table:style-name="ce2" office:value-type="string" calcext:value-type="string">
            <text:p>South Sudan</text:p>
          </table:table-cell>
          <table:table-cell table:style-name="ce2" office:value-type="string" calcext:value-type="string">
            <text:p>Jarch Management</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400000</text:p>
          </table:table-cell>
          <table:table-cell table:style-name="ce2" office:value-type="string" calcext:value-type="string">
            <text:p>Cereals, flowers, fruit, oil seeds, vegetables</text:p>
          </table:table-cell>
          <table:table-cell table:style-name="ce2" office:value-type="string" calcext:value-type="string">
            <text:p>Missing</text:p>
          </table:table-cell>
          <table:table-cell table:style-name="ce4" table:formula="of:=LEFT(SUBSTITUTE([.G340];&quot;US$&quot;;&quot;&quot;);SEARCH(&quot; &quot;;SUBSTITUTE([.G34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anuary 2009, Jarch acquired a 70% interest in Leac, a company controlled by Gabriel Paulino Matip Nhial, the eldest son of Sudan People’s Liberation Army (SPLA) deputy commander-in-chief, Paulino Matip. As part of the deal, Jarch acquired a lease covering 400,000 ha of farmland under the control of Matip, with options to acquire more. Paulino Matip joined the advisory board of Jarch Management as vice-chairman in 2007, followed by his son in December 2009. In October 2010, another South Sudan warlord, General Gabriel Tanginye, joined Jarch's advisory board shortly after officially joining the SPLA. On its website, Jarch claims to have commenced its agribusiness activities in South Sudan.</text:p>
          </table:table-cell>
        </table:table-row>
        <table:table-row table:style-name="ro21" table:visibility="filter">
          <table:table-cell table:style-name="ce2" office:value-type="string" calcext:value-type="string">
            <text:p>South Sudan</text:p>
          </table:table-cell>
          <table:table-cell table:style-name="ce2" office:value-type="string" calcext:value-type="string">
            <text:p>Nile Trading and Development Inc.</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600000</text:p>
          </table:table-cell>
          <table:table-cell table:number-columns-repeated="2" table:style-name="ce2" office:value-type="string" calcext:value-type="string">
            <text:p>Missing</text:p>
          </table:table-cell>
          <table:table-cell table:style-name="ce4" table:formula="of:=LEFT(SUBSTITUTE([.G341];&quot;US$&quot;;&quot;&quot;);SEARCH(&quot; &quot;;SUBSTITUTE([.G34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March 2008 Nile Trading and Development (NTD), a Texas-based company, entered into a 49-year lease agreement with Mukaya Payam Cooperative, a organisation that presents itself as the representative of the local community. The project is located in Lainya county, Central Equatoria State. The Oakland Institute reports that the Mukaya Payam Cooperative is a fictitious cooperative. A 2011 petition handed to the state governor in Juba states that, “we the chiefs, elders, religious leaders and the youth of Mukaya Payam, unanimously, with strong terms condemn, disavow and deny the land lease agreement reached on 11 March 2008 between the two parties".</text:p>
          </table:table-cell>
        </table:table-row>
        <table:table-row table:style-name="ro21" table:visibility="filter">
          <table:table-cell table:style-name="ce2" office:value-type="string" calcext:value-type="string">
            <text:p>Spain</text:p>
          </table:table-cell>
          <table:table-cell table:style-name="ce2" office:value-type="string" calcext:value-type="string">
            <text:p>Al Dahra</text:p>
          </table:table-cell>
          <table:table-cell table:style-name="ce2" office:value-type="string" calcext:value-type="string">
            <text:p>UAE</text:p>
          </table:table-cell>
          <table:table-cell table:style-name="ce2" office:value-type="string" calcext:value-type="string">
            <text:p>Agribusiness</text:p>
          </table:table-cell>
          <table:table-cell table:style-name="ce2" office:value-type="string" calcext:value-type="string">
            <text:p>5050</text:p>
          </table:table-cell>
          <table:table-cell table:style-name="ce2" office:value-type="string" calcext:value-type="string">
            <text:p>Alfalfa</text:p>
          </table:table-cell>
          <table:table-cell table:style-name="ce2" office:value-type="string" calcext:value-type="string">
            <text:p>Missing</text:p>
          </table:table-cell>
          <table:table-cell table:style-name="ce4" table:formula="of:=LEFT(SUBSTITUTE([.G342];&quot;US$&quot;;&quot;&quot;);SEARCH(&quot; &quot;;SUBSTITUTE([.G34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August 2010, Abu Dhabi’s Al Dahra Agricultural Company, one of the main suppliers of animal feed to the UAE, said it was halfway through the implementation of a plan to produce feed and food crops on 60,700 ha of farmland in Europe, the US, South Asia and North Africa to boost the UAE’s food security. The company cultivates alfalfa on 5,050 ha that it controls under long-term lease in Spain.</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Pinosso Group</text:p>
          </table:table-cell>
          <table:table-cell table:style-name="ce2" office:value-type="string" calcext:value-type="string">
            <text:p>Brazil</text:p>
          </table:table-cell>
          <table:table-cell table:style-name="ce2" office:value-type="string" calcext:value-type="string">
            <text:p>Agribusiness</text:p>
          </table:table-cell>
          <table:table-cell table:style-name="ce2" office:value-type="string" calcext:value-type="string">
            <text:p>100000</text:p>
          </table:table-cell>
          <table:table-cell table:style-name="ce2" office:value-type="string" calcext:value-type="string">
            <text:p>Cotton, soybeans</text:p>
          </table:table-cell>
          <table:table-cell table:style-name="ce2" office:value-type="string" calcext:value-type="string">
            <text:p>Missing</text:p>
          </table:table-cell>
          <table:table-cell table:style-name="ce4" table:formula="of:=LEFT(SUBSTITUTE([.G343];&quot;US$&quot;;&quot;&quot;);SEARCH(&quot; &quot;;SUBSTITUTE([.G34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Sudan the company has a 50-50 joint venture with the Arab Sudanese Blue Nile Agricultural Company (Agadi), which is part-owned by the Government of Sudan. The venture has 12,000 ha under crops (2011) but will expand to 100,000 ha. It is also pursuing farmland deals in Mozambique.</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ZTE</text:p>
          </table:table-cell>
          <table:table-cell table:style-name="ce2" office:value-type="string" calcext:value-type="string">
            <text:p>China</text:p>
          </table:table-cell>
          <table:table-cell table:style-name="ce2" office:value-type="string" calcext:value-type="string">
            <text:p>Telecommunications</text:p>
          </table:table-cell>
          <table:table-cell table:style-name="ce2" office:value-type="string" calcext:value-type="string">
            <text:p>10000</text:p>
          </table:table-cell>
          <table:table-cell table:style-name="ce2" office:value-type="string" calcext:value-type="string">
            <text:p>oil seeds</text:p>
          </table:table-cell>
          <table:table-cell table:style-name="ce2" office:value-type="string" calcext:value-type="string">
            <text:p>Missing</text:p>
          </table:table-cell>
          <table:table-cell table:style-name="ce4" table:formula="of:=LEFT(SUBSTITUTE([.G344];&quot;US$&quot;;&quot;&quot;);SEARCH(&quot; &quot;;SUBSTITUTE([.G34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9, ZTE set up a China-Sudan Agricultural Experimental Park in Melovue, Sudan, to study the production of wheat and maize. The following year, the Sudan News Agency reported that the Government of Sudan had allocated ZTE 10,000 ha within the "framework of the joint cooperation between the two countries in the agricultural field toward moving from the stage of successful agricultural experiences to the stage of commercial production".</text:p>
          </table:table-cell>
        </table:table-row>
        <table:table-row table:style-name="ro21" table:visibility="filter">
          <table:table-cell table:style-name="ce2" office:value-type="string" calcext:value-type="string">
            <text:p>Sudan</text:p>
          </table:table-cell>
          <table:table-cell table:number-columns-repeated="2" table:style-name="ce2" office:value-type="string" calcext:value-type="string">
            <text:p>Djibouti</text:p>
          </table:table-cell>
          <table:table-cell table:style-name="ce2" office:value-type="string" calcext:value-type="string">
            <text:p>Government</text:p>
          </table:table-cell>
          <table:table-cell table:style-name="ce2" office:value-type="string" calcext:value-type="string">
            <text:p>4200</text:p>
          </table:table-cell>
          <table:table-cell table:number-columns-repeated="2" table:style-name="ce2" office:value-type="string" calcext:value-type="string">
            <text:p>Missing</text:p>
          </table:table-cell>
          <table:table-cell table:style-name="ce4" table:formula="of:=LEFT(SUBSTITUTE([.G345];&quot;US$&quot;;&quot;&quot;);SEARCH(&quot; &quot;;SUBSTITUTE([.G34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anuary 2009, the Government of Djibouti announced that its state-owned company, the Société Djiboutienne de Sécurité Alimentaire, which it created that year to enhance Djibouti's food security through the outsourcing of food production in other countries, had been allocated 4,200 ha by the Government of Sudan and 5,000 ha by Ethiopia for the production of wheat. The Ethiopian project will be financed by the African Development Bank while the project in Sudan will be financed by the Islamic Development Bank. Malawi's President Bingu Wa Mutharika also promised the President of Djibouti, Ismail Omar Guelleh, 55,000 ha of farmland, during his visit to Malawi in April 2009.</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Citadel Capital</text:p>
          </table:table-cell>
          <table:table-cell table:style-name="ce2" office:value-type="string" calcext:value-type="string">
            <text:p>Egypt</text:p>
          </table:table-cell>
          <table:table-cell table:style-name="ce2" office:value-type="string" calcext:value-type="string">
            <text:p>Finance</text:p>
          </table:table-cell>
          <table:table-cell table:style-name="ce2" office:value-type="string" calcext:value-type="string">
            <text:p>131890</text:p>
          </table:table-cell>
          <table:table-cell table:style-name="ce2" office:value-type="string" calcext:value-type="string">
            <text:p>Cotton, maize, rice, sorghum, sugar cane, sunflowers, wheat</text:p>
          </table:table-cell>
          <table:table-cell table:style-name="ce2" office:value-type="string" calcext:value-type="string">
            <text:p>Missing</text:p>
          </table:table-cell>
          <table:table-cell table:style-name="ce4" table:formula="of:=LEFT(SUBSTITUTE([.G346];&quot;US$&quot;;&quot;&quot;);SEARCH(&quot; &quot;;SUBSTITUTE([.G34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itadel Capital is Egypt's largest private equity company. In 2007 it launched the Wafra Fund to invest in agriculture in Sudan. In Sudan, the fund has since acquired a 30-year lease on 106,680 ha for wheat farming, by way of its subsidiary Sabina, and 25,210 ha for rice production, by way of another subsidiary, Al-Nahda for Integrated Solutions. In South Sudan, Wafra acquired 105,000 ha through its subsidiary, Concord, previously known as the Sudanese Egyptian Agricultural Crops Company. Citadel also owns the largest dairy farm in Egypt, food companies in Ethiopia, and is considering food transport and farmland acquisitions in Kenya and Uganda. In November 2011, the US government's Overseas Private Investment Corporation provided Citadel with a US$150-million loan package to help expand its subsidiaries.</text:p>
          </table:table-cell>
        </table:table-row>
        <table:table-row table:style-name="ro21" table:visibility="filter">
          <table:table-cell table:style-name="ce2" office:value-type="string" calcext:value-type="string">
            <text:p>Sudan</text:p>
          </table:table-cell>
          <table:table-cell table:number-columns-repeated="2" table:style-name="ce2" office:value-type="string" calcext:value-type="string">
            <text:p>Egypt</text:p>
          </table:table-cell>
          <table:table-cell table:style-name="ce2" office:value-type="string" calcext:value-type="string">
            <text:p>Government</text:p>
          </table:table-cell>
          <table:table-cell table:style-name="ce2" office:value-type="string" calcext:value-type="string">
            <text:p>17000</text:p>
          </table:table-cell>
          <table:table-cell table:style-name="ce2" office:value-type="string" calcext:value-type="string">
            <text:p>Meat</text:p>
          </table:table-cell>
          <table:table-cell table:style-name="ce2" office:value-type="string" calcext:value-type="string">
            <text:p>Missing</text:p>
          </table:table-cell>
          <table:table-cell table:style-name="ce4" table:formula="of:=LEFT(SUBSTITUTE([.G347];&quot;US$&quot;;&quot;&quot;);SEARCH(&quot; &quot;;SUBSTITUTE([.G347];&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March 2011, AFP reported that Sudanese officials had confirmed that 17,000 ha of land in the White Nile State had been allocated to Egypt for a project to produce meat.</text:p>
          </table:table-cell>
        </table:table-row>
        <table:table-row table:style-name="ro21" table:visibility="filter">
          <table:table-cell table:style-name="ce2" office:value-type="string" calcext:value-type="string">
            <text:p>Sudan</text:p>
          </table:table-cell>
          <table:table-cell table:number-columns-repeated="2" table:style-name="ce2" office:value-type="string" calcext:value-type="string">
            <text:p>Egypt</text:p>
          </table:table-cell>
          <table:table-cell table:style-name="ce2" office:value-type="string" calcext:value-type="string">
            <text:p>Government</text:p>
          </table:table-cell>
          <table:table-cell table:style-name="ce2" office:value-type="string" calcext:value-type="string">
            <text:p>400000</text:p>
          </table:table-cell>
          <table:table-cell table:style-name="ce2" office:value-type="string" calcext:value-type="string">
            <text:p>Maize, sugar, wheat</text:p>
          </table:table-cell>
          <table:table-cell table:style-name="ce2" office:value-type="string" calcext:value-type="string">
            <text:p>Missing</text:p>
          </table:table-cell>
          <table:table-cell table:style-name="ce4" table:formula="of:=LEFT(SUBSTITUTE([.G348];&quot;US$&quot;;&quot;&quot;);SEARCH(&quot; &quot;;SUBSTITUTE([.G34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10, Reuters reported that Egypt and Sudan had signed a deal giving the Government of Egypt access to 400,000 ha of land within the Al Gezira project in Sudan for it to offer to private companies. Companies striking agreements with Egypt for portions of the land would also have to sign deals with the Government of Sudan, as is the case with an earlier deal between Jordan and Sudan.</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a joint Arab-foreign company"</text:p>
          </table:table-cell>
          <table:table-cell table:style-name="ce2" office:value-type="string" calcext:value-type="string">
            <text:p>Philippines</text:p>
          </table:table-cell>
          <table:table-cell table:style-name="ce2" office:value-type="string" calcext:value-type="string">
            <text:p>Agribusiness</text:p>
          </table:table-cell>
          <table:table-cell table:style-name="ce2" office:value-type="string" calcext:value-type="string">
            <text:p>25000</text:p>
          </table:table-cell>
          <table:table-cell table:style-name="ce2" office:value-type="string" calcext:value-type="string">
            <text:p>Cereals and other crops</text:p>
          </table:table-cell>
          <table:table-cell table:style-name="ce2" office:value-type="string" calcext:value-type="string">
            <text:p>Missing</text:p>
          </table:table-cell>
          <table:table-cell table:style-name="ce4" table:formula="of:=LEFT(SUBSTITUTE([.G349];&quot;US$&quot;;&quot;&quot;);SEARCH(&quot; &quot;;SUBSTITUTE([.G34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1998, Jordan signed a 70-year protocol with the Government of Sudan that allocated the Kingdom 25,000 ha of farmland on the banks of the NIle. In 2010, the Jordan Times reported that Jordan's Ministry of Agriculture was in negotiations with an Arab-Philippines joint venture company based in the Philippines to provide them with the lands in exchange for the company's agreement to supply Jordan with produce at 10% below international market prices. Talks between the two sides had stalled because the company wanted to own the lands while the Protocol with Sudan only allows for a 30-year lease.</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Hassad Food</text:p>
          </table:table-cell>
          <table:table-cell table:style-name="ce2" office:value-type="string" calcext:value-type="string">
            <text:p>Qatar</text:p>
          </table:table-cell>
          <table:table-cell table:style-name="ce2" office:value-type="string" calcext:value-type="string">
            <text:p>Agribusiness</text:p>
          </table:table-cell>
          <table:table-cell table:style-name="ce2" office:value-type="string" calcext:value-type="string">
            <text:p>100000</text:p>
          </table:table-cell>
          <table:table-cell table:style-name="ce2" office:value-type="string" calcext:value-type="string">
            <text:p>Missing</text:p>
          </table:table-cell>
          <table:table-cell table:style-name="ce2" office:value-type="string" calcext:value-type="string">
            <text:p>US$160 million</text:p>
          </table:table-cell>
          <table:table-cell table:style-name="ce4" table:formula="of:=LEFT(SUBSTITUTE([.G350];&quot;US$&quot;;&quot;&quot;);SEARCH(&quot; &quot;;SUBSTITUTE([.G350];&quot;US$&quot;;&quot;&quot;)))" office:value-type="string" office:string-value="160 " calcext:value-type="string">
            <text:p>160 </text:p>
          </table:table-cell>
          <table:table-cell table:style-name="ce2" office:value-type="string" calcext:value-type="string">
            <text:p>Done</text:p>
          </table:table-cell>
          <table:table-cell table:style-name="ce2" office:value-type="string" calcext:value-type="string">
            <text:p>Hassad Food is a US$1-billion company established by Qatar's sovereign wealth fund. It has been leading the country's quest to secure farmland overseas for the export of food to Qatar. So far, Hassad Food has acquired 13 large farms in Australia and facilities that will enable it to produce 150,000 sheep a year and up to 50,000 tonnes of wheat for export to Qatar, and 100,000 ha of land in Sudan. Negotiations are under way for Hassad to establish a company with US$100 million capital in Turkey for the production of sheep and 50,000 tonnes of wheat or barley, to establish a forage company in Brazil, and to set up rice farms in Vietnam, Pakistan and India.</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Almarai Co.</text:p>
          </table:table-cell>
          <table:table-cell table:style-name="ce2" office:value-type="string" calcext:value-type="string">
            <text:p>Saudi Arabia</text:p>
          </table:table-cell>
          <table:table-cell table:style-name="ce2" office:value-type="string" calcext:value-type="string">
            <text:p>Agribusiness</text:p>
          </table:table-cell>
          <table:table-cell table:style-name="ce2" office:value-type="string" calcext:value-type="string">
            <text:p>9239</text:p>
          </table:table-cell>
          <table:table-cell table:style-name="ce2" office:value-type="string" calcext:value-type="string">
            <text:p>Maize, wheat</text:p>
          </table:table-cell>
          <table:table-cell table:style-name="ce2" office:value-type="string" calcext:value-type="string">
            <text:p>US$45.3 million</text:p>
          </table:table-cell>
          <table:table-cell table:style-name="ce4" table:formula="of:=LEFT(SUBSTITUTE([.G351];&quot;US$&quot;;&quot;&quot;);SEARCH(&quot; &quot;;SUBSTITUTE([.G351];&quot;US$&quot;;&quot;&quot;)))" office:value-type="string" office:string-value="45.3 " calcext:value-type="string">
            <text:p>45.3 </text:p>
          </table:table-cell>
          <table:table-cell table:style-name="ce2" office:value-type="string" calcext:value-type="string">
            <text:p>Done</text:p>
          </table:table-cell>
          <table:table-cell table:style-name="ce2" office:value-type="string" calcext:value-type="string">
            <text:p>In 2009, Hail Agricultural Development Cooperation (HADCO) began implementation of a project to grow wheat and maize on around 9,000 ha on which it has a 48-year lease in Sudan. The company announced that if the initial trials were successful it might expand the project to 90,000 ha. HADCO was fully acquired by Saudi Arabia's largest dairy company, Almarai, in July 2009.</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Foras International Investment Co</text:p>
          </table:table-cell>
          <table:table-cell table:style-name="ce2" office:value-type="string" calcext:value-type="string">
            <text:p>Saudi Arabia</text:p>
          </table:table-cell>
          <table:table-cell table:style-name="ce2" office:value-type="string" calcext:value-type="string">
            <text:p>Finance</text:p>
          </table:table-cell>
          <table:table-cell table:style-name="ce2" office:value-type="string" calcext:value-type="string">
            <text:p>126000</text:p>
          </table:table-cell>
          <table:table-cell table:style-name="ce2" office:value-type="string" calcext:value-type="string">
            <text:p>Cereals</text:p>
          </table:table-cell>
          <table:table-cell table:style-name="ce2" office:value-type="string" calcext:value-type="string">
            <text:p>US$200 million</text:p>
          </table:table-cell>
          <table:table-cell table:style-name="ce4" table:formula="of:=LEFT(SUBSTITUTE([.G352];&quot;US$&quot;;&quot;&quot;);SEARCH(&quot; &quot;;SUBSTITUTE([.G352];&quot;US$&quot;;&quot;&quot;)))" office:value-type="string" office:string-value="200 " calcext:value-type="string">
            <text:p>200 </text:p>
          </table:table-cell>
          <table:table-cell table:style-name="ce2" office:value-type="string" calcext:value-type="string">
            <text:p>Done</text:p>
          </table:table-cell>
          <table:table-cell table:style-name="ce2" office:value-type="string" calcext:value-type="string">
            <text:p>Foras acquired the lands in Sennar State for the export production of cereals. Foras acts as the investment arm of the Organization of the Islamic Conference. Its main shareholders and founders are the Islamic Development Bank and several conglomerates from the Gulf region, including Sheikh Saleh Kamel and his Dallah Al Barakah Group, the Saudi Bin Laden Group, the National Investment Company of Kuwait and Nasser Kharafi, the world's 48th-richest person and owner of the Americana Group.</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National Agricultural Development Co (NADEC)</text:p>
          </table:table-cell>
          <table:table-cell table:style-name="ce2" office:value-type="string" calcext:value-type="string">
            <text:p>Saudi Arabia</text:p>
          </table:table-cell>
          <table:table-cell table:style-name="ce2" office:value-type="string" calcext:value-type="string">
            <text:p>Agribusiness</text:p>
          </table:table-cell>
          <table:table-cell table:style-name="ce2" office:value-type="string" calcext:value-type="string">
            <text:p>42000</text:p>
          </table:table-cell>
          <table:table-cell table:number-columns-repeated="2" table:style-name="ce2" office:value-type="string" calcext:value-type="string">
            <text:p>Missing</text:p>
          </table:table-cell>
          <table:table-cell table:style-name="ce4" table:formula="of:=LEFT(SUBSTITUTE([.G353];&quot;US$&quot;;&quot;&quot;);SEARCH(&quot; &quot;;SUBSTITUTE([.G35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NADEC operates several large-scale dairy and crop farms in Saudi Arabia. In recent years, it has begun to invest in overseas farm projects. In Sudan, in February 2010, it announced that it has acquired 42,000 ha in Sudan's Nile province. Investors in Nadec include the Al-Rajhi family and the Saudi Ministry of Finance's Public Investment Fund.</text:p>
          </table:table-cell>
        </table:table-row>
        <table:table-row table:style-name="ro21" table:visibility="filter">
          <table:table-cell table:style-name="ce2" office:value-type="string" calcext:value-type="string">
            <text:p>Sudan</text:p>
          </table:table-cell>
          <table:table-cell table:number-columns-repeated="2" table:style-name="ce2" office:value-type="string" calcext:value-type="string">
            <text:p>South Korea</text:p>
          </table:table-cell>
          <table:table-cell table:style-name="ce2" office:value-type="string" calcext:value-type="string">
            <text:p>Government</text:p>
          </table:table-cell>
          <table:table-cell table:style-name="ce2" office:value-type="string" calcext:value-type="string">
            <text:p>690000</text:p>
          </table:table-cell>
          <table:table-cell table:style-name="ce2" office:value-type="string" calcext:value-type="string">
            <text:p>Wheat</text:p>
          </table:table-cell>
          <table:table-cell table:style-name="ce2" office:value-type="string" calcext:value-type="string">
            <text:p>Missing</text:p>
          </table:table-cell>
          <table:table-cell table:style-name="ce4" table:formula="of:=LEFT(SUBSTITUTE([.G354];&quot;US$&quot;;&quot;&quot;);SEARCH(&quot; &quot;;SUBSTITUTE([.G35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9, three weeks after the Sudanese President Omar Hassan al-Bashir and Korean President Lee Myung-bak signed a cooperation agreement on agriculture, Sudan's ambassador to Korea told the Korea Times that 420,000 ha of land in Sudan's northern region and 270,000 ha in the central region "have been prepared for Korea" for the production of wheat. The ambassador said that a pilot programme would begin that year on 84,000 ha, and that the project would be a joint venture among Korean, Sudanese and Arab companies.</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Al Dahra</text:p>
          </table:table-cell>
          <table:table-cell table:style-name="ce2" office:value-type="string" calcext:value-type="string">
            <text:p>UAE</text:p>
          </table:table-cell>
          <table:table-cell table:style-name="ce2" office:value-type="string" calcext:value-type="string">
            <text:p>Agribusiness</text:p>
          </table:table-cell>
          <table:table-cell table:style-name="ce2" office:value-type="string" calcext:value-type="string">
            <text:p>34800</text:p>
          </table:table-cell>
          <table:table-cell table:style-name="ce2" office:value-type="string" calcext:value-type="string">
            <text:p>Barley, cotton, hay, maize, sugar cane, sunflowers, wheat</text:p>
          </table:table-cell>
          <table:table-cell table:style-name="ce2" office:value-type="string" calcext:value-type="string">
            <text:p>Missing</text:p>
          </table:table-cell>
          <table:table-cell table:style-name="ce4" table:formula="of:=LEFT(SUBSTITUTE([.G355];&quot;US$&quot;;&quot;&quot;);SEARCH(&quot; &quot;;SUBSTITUTE([.G35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August 2010, Abu Dhabi’s Al Dahra Agricultural Company, one of the main suppliers of animal feed to the UAE, said that it was halfway through the implementation of a plan to produce feed and food crops on 60,700 ha of farmland in Europe, the US, South Asia and North Africa to boost the UAE’s food security. The company cultivates food and feed crops on 34,800 ha of land in the area of the Blue Nile in Sudan.</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Jenaan</text:p>
          </table:table-cell>
          <table:table-cell table:style-name="ce2" office:value-type="string" calcext:value-type="string">
            <text:p>UAE</text:p>
          </table:table-cell>
          <table:table-cell table:style-name="ce2" office:value-type="string" calcext:value-type="string">
            <text:p>Agribusiness</text:p>
          </table:table-cell>
          <table:table-cell table:style-name="ce2" office:value-type="string" calcext:value-type="string">
            <text:p>40500</text:p>
          </table:table-cell>
          <table:table-cell table:number-columns-repeated="2" table:style-name="ce2" office:value-type="string" calcext:value-type="string">
            <text:p>Missing</text:p>
          </table:table-cell>
          <table:table-cell table:style-name="ce4" table:formula="of:=LEFT(SUBSTITUTE([.G356];&quot;US$&quot;;&quot;&quot;);SEARCH(&quot; &quot;;SUBSTITUTE([.G35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Jenaan Investment is a private company established in Abu Dhabi in 2005 to invest in agricultural projects abroad. In 2007, it invested US$25 million in a 2,520-ha fodder farm and feed plant in Egypt. In 2009, it announced plans to invest US$250 million to acquire an additional 42,000 ha for the production of wheat. The company also has a 30-year renewable lease for 40,000 ha of land in Sudan. In 2010, Jenaan said that it would spend US$500 million over the next three years acquiring farmland in Tanzania, Ethiopia, the US and the Far East.</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Abu Dhabi Fund for Development</text:p>
          </table:table-cell>
          <table:table-cell table:style-name="ce2" office:value-type="string" calcext:value-type="string">
            <text:p>UAE</text:p>
          </table:table-cell>
          <table:table-cell table:style-name="ce2" office:value-type="string" calcext:value-type="string">
            <text:p>Government</text:p>
          </table:table-cell>
          <table:table-cell table:style-name="ce2" office:value-type="string" calcext:value-type="string">
            <text:p>29400</text:p>
          </table:table-cell>
          <table:table-cell table:style-name="ce2" office:value-type="string" calcext:value-type="string">
            <text:p>Alfalfa</text:p>
          </table:table-cell>
          <table:table-cell table:style-name="ce2" office:value-type="string" calcext:value-type="string">
            <text:p>Missing</text:p>
          </table:table-cell>
          <table:table-cell table:style-name="ce4" table:formula="of:=LEFT(SUBSTITUTE([.G357];&quot;US$&quot;;&quot;&quot;);SEARCH(&quot; &quot;;SUBSTITUTE([.G35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bu Dhabi acquired 29,400 ha through the Abu Dhabi Fund for Development. The fund will work in partnership with the Arab Authority for Agricultural Investment and Development, a pan-Arab agency based in Kartoum (Ref 2).</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Pharos Financial Group</text:p>
          </table:table-cell>
          <table:table-cell table:style-name="ce2" office:value-type="string" calcext:value-type="string">
            <text:p>UAE</text:p>
          </table:table-cell>
          <table:table-cell table:style-name="ce2" office:value-type="string" calcext:value-type="string">
            <text:p>Finance</text:p>
          </table:table-cell>
          <table:table-cell table:style-name="ce2" office:value-type="string" calcext:value-type="string">
            <text:p>156000</text:p>
          </table:table-cell>
          <table:table-cell table:style-name="ce2" office:value-type="string" calcext:value-type="string">
            <text:p>Maize, peanuts, sorghum, sunflowers</text:p>
          </table:table-cell>
          <table:table-cell table:style-name="ce2" office:value-type="string" calcext:value-type="string">
            <text:p>Missing</text:p>
          </table:table-cell>
          <table:table-cell table:style-name="ce4" table:formula="of:=LEFT(SUBSTITUTE([.G358];&quot;US$&quot;;&quot;&quot;);SEARCH(&quot; &quot;;SUBSTITUTE([.G358];&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Dubai-based Pharos is evaluating a proposal to invest in a massive agricultural project in Central Sudan covering 156,000 ha with the possibility of expanding over another 830,000 ha. The company is already pursuing large-scale farming operations in Tanzania through a joint venture with AgriSol, and in Tanzania and Romania through a joint venture with Miro Holdings.</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Sayegh Group</text:p>
          </table:table-cell>
          <table:table-cell table:style-name="ce2" office:value-type="string" calcext:value-type="string">
            <text:p>UAE</text:p>
          </table:table-cell>
          <table:table-cell table:style-name="ce2" office:value-type="string" calcext:value-type="string">
            <text:p>Industrial</text:p>
          </table:table-cell>
          <table:table-cell table:style-name="ce2" office:value-type="string" calcext:value-type="string">
            <text:p>1500000</text:p>
          </table:table-cell>
          <table:table-cell table:number-columns-repeated="2" table:style-name="ce2" office:value-type="string" calcext:value-type="string">
            <text:p>Missing</text:p>
          </table:table-cell>
          <table:table-cell table:style-name="ce4" table:formula="of:=LEFT(SUBSTITUTE([.G359];&quot;US$&quot;;&quot;&quot;);SEARCH(&quot; &quot;;SUBSTITUTE([.G35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Sayegh Group is a conglomerate mainly involved in the production of paint, through its company National Paints. In September 2009 its owner, Saleem Sayegh, disclosed to Emirates Business 24/7 that it had acquired 1.5 million ha of agricultural land in the Nile Delta.</text:p>
          </table:table-cell>
        </table:table-row>
        <table:table-row table:style-name="ro21" table:visibility="filter">
          <table:table-cell table:style-name="ce2" office:value-type="string" calcext:value-type="string">
            <text:p>Sudan</text:p>
          </table:table-cell>
          <table:table-cell table:style-name="ce2" office:value-type="string" calcext:value-type="string">
            <text:p>UAE investor</text:p>
          </table:table-cell>
          <table:table-cell table:style-name="ce2" office:value-type="string" calcext:value-type="string">
            <text:p>UAE</text:p>
          </table:table-cell>
          <table:table-cell table:style-name="ce2" office:value-type="string" calcext:value-type="string">
            <text:p>Missing</text:p>
          </table:table-cell>
          <table:table-cell table:style-name="ce2" office:value-type="string" calcext:value-type="string">
            <text:p>38400</text:p>
          </table:table-cell>
          <table:table-cell table:style-name="ce2" office:value-type="string" calcext:value-type="string">
            <text:p>Missing</text:p>
          </table:table-cell>
          <table:table-cell table:style-name="ce2" office:value-type="string" calcext:value-type="string">
            <text:p>US$15 million</text:p>
          </table:table-cell>
          <table:table-cell table:style-name="ce4" table:formula="of:=LEFT(SUBSTITUTE([.G360];&quot;US$&quot;;&quot;&quot;);SEARCH(&quot; &quot;;SUBSTITUTE([.G360];&quot;US$&quot;;&quot;&quot;)))" office:value-type="string" office:string-value="15 " calcext:value-type="string">
            <text:p>15 </text:p>
          </table:table-cell>
          <table:table-cell table:style-name="ce2" office:value-type="string" calcext:value-type="string">
            <text:p>Done</text:p>
          </table:table-cell>
          <table:table-cell table:style-name="ce2" office:value-type="string" calcext:value-type="string">
            <text:p>In May 2010, the Sudan News Agency reported that an Emirates investor had been allocated 38,400 ha in Um-Jawaseer for a US$15-million irrigated agricultural project.</text:p>
          </table:table-cell>
        </table:table-row>
        <table:table-row table:style-name="ro21" table:visibility="filter">
          <table:table-cell table:style-name="ce2" office:value-type="string" calcext:value-type="string">
            <text:p>Swaziland</text:p>
          </table:table-cell>
          <table:table-cell table:style-name="ce2" office:value-type="string" calcext:value-type="string">
            <text:p>Fuel Ethanol and Agricultural Plantation</text:p>
          </table:table-cell>
          <table:table-cell table:style-name="ce2" office:value-type="string" calcext:value-type="string">
            <text:p>South Africa</text:p>
          </table:table-cell>
          <table:table-cell table:style-name="ce2" office:value-type="string" calcext:value-type="string">
            <text:p>Agribusiness</text:p>
          </table:table-cell>
          <table:table-cell table:style-name="ce2" office:value-type="string" calcext:value-type="string">
            <text:p>15000</text:p>
          </table:table-cell>
          <table:table-cell table:style-name="ce2" office:value-type="string" calcext:value-type="string">
            <text:p>Sweet sorghum</text:p>
          </table:table-cell>
          <table:table-cell table:style-name="ce2" office:value-type="string" calcext:value-type="string">
            <text:p>Missing</text:p>
          </table:table-cell>
          <table:table-cell table:style-name="ce4" table:formula="of:=LEFT(SUBSTITUTE([.G361];&quot;US$&quot;;&quot;&quot;);SEARCH(&quot; &quot;;SUBSTITUTE([.G361];&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January 2012, Swaziland's Minister of Agriculture Clement Dlamini announced that the South African company Fuel Ethanol and Agricultural Plantation would develop a sweet-sorghum plantation to produce ethanol. The project will be established along the Siphofanen/Lavumisa corridor.</text:p>
          </table:table-cell>
        </table:table-row>
        <table:table-row table:style-name="ro21" table:visibility="filter">
          <table:table-cell table:style-name="ce2" office:value-type="string" calcext:value-type="string">
            <text:p>Swaziland</text:p>
          </table:table-cell>
          <table:table-cell table:style-name="ce2" office:value-type="string" calcext:value-type="string">
            <text:p>Emvest</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1386</text:p>
          </table:table-cell>
          <table:table-cell table:style-name="ce2" office:value-type="string" calcext:value-type="string">
            <text:p>Cattle, potatoes, sugar cane</text:p>
          </table:table-cell>
          <table:table-cell table:style-name="ce2" office:value-type="string" calcext:value-type="string">
            <text:p>Missing</text:p>
          </table:table-cell>
          <table:table-cell table:style-name="ce4" table:formula="of:=LEFT(SUBSTITUTE([.G362];&quot;US$&quot;;&quot;&quot;);SEARCH(&quot; &quot;;SUBSTITUTE([.G36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the African Agricultural Land Fund into operation. Emvest's farm in Swaziland, known as EI Ranch, was acquired in 2009. It produces vegetables, potatoes, sugar cane, other dry-land crops and cattle, with most of the vegetable production exported to Europe in compliance with GLOBALGAP standards.</text:p>
          </table:table-cell>
        </table:table-row>
        <table:table-row table:style-name="ro21" table:visibility="filter">
          <table:table-cell table:style-name="ce2" office:value-type="string" calcext:value-type="string">
            <text:p>Tajikistan</text:p>
          </table:table-cell>
          <table:table-cell table:number-columns-repeated="2" table:style-name="ce2" office:value-type="string" calcext:value-type="string">
            <text:p>China</text:p>
          </table:table-cell>
          <table:table-cell table:style-name="ce2" office:value-type="string" calcext:value-type="string">
            <text:p>Government</text:p>
          </table:table-cell>
          <table:table-cell table:style-name="ce2" office:value-type="string" calcext:value-type="string">
            <text:p>110000</text:p>
          </table:table-cell>
          <table:table-cell table:style-name="ce2" office:value-type="string" calcext:value-type="string">
            <text:p>Cotton, rice</text:p>
          </table:table-cell>
          <table:table-cell table:style-name="ce2" office:value-type="string" calcext:value-type="string">
            <text:p>Missing</text:p>
          </table:table-cell>
          <table:table-cell table:style-name="ce4" table:formula="of:=LEFT(SUBSTITUTE([.G363];&quot;US$&quot;;&quot;&quot;);SEARCH(&quot; &quot;;SUBSTITUTE([.G36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January 2011, the Tajik parliament agreed to provide China with 110,000 ha of agricultural land in the Kumsangir and Bokhtar districts of southern Khatlon Province. Under the agreement,1,500 Chinese farmers will be brought in to work on the farms.</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Bhati Bangla Agrotec</text:p>
          </table:table-cell>
          <table:table-cell table:style-name="ce2" office:value-type="string" calcext:value-type="string">
            <text:p>Bangladesh</text:p>
          </table:table-cell>
          <table:table-cell table:style-name="ce2" office:value-type="string" calcext:value-type="string">
            <text:p>Agribusiness</text:p>
          </table:table-cell>
          <table:table-cell table:style-name="ce2" office:value-type="string" calcext:value-type="string">
            <text:p>30000</text:p>
          </table:table-cell>
          <table:table-cell table:style-name="ce2" office:value-type="string" calcext:value-type="string">
            <text:p>Maize, pulses, rice</text:p>
          </table:table-cell>
          <table:table-cell table:style-name="ce2" office:value-type="string" calcext:value-type="string">
            <text:p>US$5.49 million</text:p>
          </table:table-cell>
          <table:table-cell table:style-name="ce4" table:formula="of:=LEFT(SUBSTITUTE([.G364];&quot;US$&quot;;&quot;&quot;);SEARCH(&quot; &quot;;SUBSTITUTE([.G364];&quot;US$&quot;;&quot;&quot;)))" office:value-type="string" office:string-value="5.49 " calcext:value-type="string">
            <text:p>5.49 </text:p>
          </table:table-cell>
          <table:table-cell table:style-name="ce2" office:value-type="string" calcext:value-type="string">
            <text:p>In process</text:p>
          </table:table-cell>
          <table:table-cell table:style-name="ce2" office:value-type="string" calcext:value-type="string">
            <text:p>Bhati Bangla Agrotec is owned by the Al Falah Group in Bangladesh. The company says it intends to bring 4,000 Bangladeshi farmers to Tanzania to work on the 30,000-ha farm it intends to establish there.</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FELISA</text:p>
          </table:table-cell>
          <table:table-cell table:style-name="ce2" office:value-type="string" calcext:value-type="string">
            <text:p>Belgium</text:p>
          </table:table-cell>
          <table:table-cell table:style-name="ce2" office:value-type="string" calcext:value-type="string">
            <text:p>Agribusiness</text:p>
          </table:table-cell>
          <table:table-cell table:style-name="ce2" office:value-type="string" calcext:value-type="string">
            <text:p>4258</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365];&quot;US$&quot;;&quot;&quot;);SEARCH(&quot; &quot;;SUBSTITUTE([.G36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FELISA, a Tanzanian-Belgian joint venture, has established an oil-palm plantation on 4,258 ha in the Kigoma Region of Tanzania. It is also pursuing another 5,000 ha of production through the development of an outgrower scheme with small-scale farmers.</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Chongqing Seed Corp</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300</text:p>
          </table:table-cell>
          <table:table-cell table:style-name="ce2" office:value-type="string" calcext:value-type="string">
            <text:p>Rice seeds</text:p>
          </table:table-cell>
          <table:table-cell table:style-name="ce2" office:value-type="string" calcext:value-type="string">
            <text:p>Missing</text:p>
          </table:table-cell>
          <table:table-cell table:style-name="ce4" table:formula="of:=LEFT(SUBSTITUTE([.G366];&quot;US$&quot;;&quot;&quot;);SEARCH(&quot; &quot;;SUBSTITUTE([.G36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8, China Daily reported that the Chongqing Seed Company had acquired 300 ha in Tanzania for the production of its imported rice-seed varieties as part of an agreement between China and Tanzania for the construction of an agricultural research centre.</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DWS GALOF</text:p>
          </table:table-cell>
          <table:table-cell table:style-name="ce2" office:value-type="string" calcext:value-type="string">
            <text:p>Germany</text:p>
          </table:table-cell>
          <table:table-cell table:style-name="ce2" office:value-type="string" calcext:value-type="string">
            <text:p>Finance</text:p>
          </table:table-cell>
          <table:table-cell table:style-name="ce2" office:value-type="string" calcext:value-type="string">
            <text:p>5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367];&quot;US$&quot;;&quot;&quot;);SEARCH(&quot; &quot;;SUBSTITUTE([.G36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DWS GALOF fund is offered by Deutsche Bank, but the day-to-day management of the fund is delegated to Duxton Asset Management, based in Singapore. It was launched in 2007, with a running time until 2016, and assets of €110 million. It is currently expanding its 5,000-ha commercial farm in Tanzania, called Mountainside, which produces wheat and barley, as well as 1,200 sheep. DWS claims that the farm yields returns of 30-35%.</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Karuturi</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311700</text:p>
          </table:table-cell>
          <table:table-cell table:style-name="ce2" office:value-type="string" calcext:value-type="string">
            <text:p>Crops</text:p>
          </table:table-cell>
          <table:table-cell table:style-name="ce2" office:value-type="string" calcext:value-type="string">
            <text:p>US$500 million</text:p>
          </table:table-cell>
          <table:table-cell table:style-name="ce4" table:formula="of:=LEFT(SUBSTITUTE([.G368];&quot;US$&quot;;&quot;&quot;);SEARCH(&quot; &quot;;SUBSTITUTE([.G368];&quot;US$&quot;;&quot;&quot;)))" office:value-type="string" office:string-value="500 " calcext:value-type="string">
            <text:p>500 </text:p>
          </table:table-cell>
          <table:table-cell table:style-name="ce2" office:value-type="string" calcext:value-type="string">
            <text:p>In process</text:p>
          </table:table-cell>
          <table:table-cell table:style-name="ce2" office:value-type="string" calcext:value-type="string">
            <text:p>Bangalore-based Karuturi Global Ltd, founded by Sai Ramakrishna Karuturi, is the world's largest producer of cut flowers. In 2008, Karuturi started to invest in farmland and agricultural production in Africa through it's Dubai holding company, Karuturi Overseas. It began by acquiring a long-term lease on 11,000 ha in the Oromia Region of Ethiopia and 100,000 ha in the Gambela Region, with an option for another 200,000 ha. It intends to produce palm oil and sugar, but primarily rice and wheat for export, and has already worked out a 40,000-tonne-per-year supply agreement with Djibouti, and is negotiating for similar deals with other African countries. Beyond Ethiopia, Karuturi has announced intentions to acquire farmlands in Tanzania and Sudan. In August 2011, Karuturi said it had applied for 1,000 ha in the Rufiji Basin in Tanzania and that it expects eventually to acquire 311,700 ha.</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Nirmal Seeds</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30000</text:p>
          </table:table-cell>
          <table:table-cell table:style-name="ce2" office:value-type="string" calcext:value-type="string">
            <text:p>Seeds</text:p>
          </table:table-cell>
          <table:table-cell table:style-name="ce2" office:value-type="string" calcext:value-type="string">
            <text:p>Missing</text:p>
          </table:table-cell>
          <table:table-cell table:style-name="ce4" table:formula="of:=LEFT(SUBSTITUTE([.G369];&quot;US$&quot;;&quot;&quot;);SEARCH(&quot; &quot;;SUBSTITUTE([.G369];&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August 2011, Nirmal Seed, an Indian seed company, announced that it had requested up to 30,000 ha from the Tanzanian government to establish a seed-farm region that would supply the eastern and southern African seeds market. The company intends the project to be part of the Government's green-revolution-styled Kilimo Kwanza program. Nirmal already has a rice-seed production farm in Mozambique and a vegetable farm in Ethiopia.</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Yes Bank</text:p>
          </table:table-cell>
          <table:table-cell table:style-name="ce2" office:value-type="string" calcext:value-type="string">
            <text:p>India</text:p>
          </table:table-cell>
          <table:table-cell table:style-name="ce2" office:value-type="string" calcext:value-type="string">
            <text:p>Finance</text:p>
          </table:table-cell>
          <table:table-cell table:style-name="ce2" office:value-type="string" calcext:value-type="string">
            <text:p>50000</text:p>
          </table:table-cell>
          <table:table-cell table:style-name="ce2" office:value-type="string" calcext:value-type="string">
            <text:p>Rice, wheat</text:p>
          </table:table-cell>
          <table:table-cell table:style-name="ce2" office:value-type="string" calcext:value-type="string">
            <text:p>Missing</text:p>
          </table:table-cell>
          <table:table-cell table:style-name="ce4" table:formula="of:=LEFT(SUBSTITUTE([.G370];&quot;US$&quot;;&quot;&quot;);SEARCH(&quot; &quot;;SUBSTITUTE([.G370];&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June 2009, Reuters reported that India's Yes Bank was teaming up with large Indian rice, wheat and edible-oil processing companies to produce crops in Africa. A company executive told Reuters that the bank was pursuing the acquisition of 30,000-50,000 ha for rice and wheat production in Tanzania, and the construction of a processing plant near the farm. He also said that Yes Bank was considering projects in Mozambique, Malawi, Madagascar, Angola and Namibia.</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Export Trading Group</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8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371];&quot;US$&quot;;&quot;&quot;);SEARCH(&quot; &quot;;SUBSTITUTE([.G37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ETG, owned by Kenya's Patel family, is incorporated in Singapore but its farming operations are run through its Mauritian subsidiary, ETG Holdings. The company is one of the largest farmland owners in Africa, with extensive holdings in Tanzania, Mozambique, Zambia and the DRC. It has recently received heavy financial backing from the World Bank's International Finance Corporation and the Standard Chartered Bank of the UK. Some of ETG's farms are structured through Bio-Energy Investments (BEI), a joint venture established in 2006 with South African corporate farm operator Verus Group, in which ETG has a 66% stake. BEI operates a 57,000-ha farm in Zambia that it is in the process of selling to Zambeef, and an 8,000-ha rice farm in Tanzania with 3,500 ha under production. BEI CEO Justin Vermaak says that the company aims to develop 10 more corporate farms in Africa over the next 7 years.</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Intrasia Capital</text:p>
          </table:table-cell>
          <table:table-cell table:style-name="ce2" office:value-type="string" calcext:value-type="string">
            <text:p>Singapore</text:p>
          </table:table-cell>
          <table:table-cell table:style-name="ce2" office:value-type="string" calcext:value-type="string">
            <text:p>Finance</text:p>
          </table:table-cell>
          <table:table-cell table:style-name="ce2" office:value-type="string" calcext:value-type="string">
            <text:p>3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372];&quot;US$&quot;;&quot;&quot;);SEARCH(&quot; &quot;;SUBSTITUTE([.G37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Vita Grain is a Singaporean company owned by portfolio investor Intrasia Capital, which has been investing in hybrid rice development and production in Asia, Africa and Australia. The company's African investments in Mauritius, Mozambique and Tanzania are undertaken through a Mauritian holding company. In Tanzania, its subsidiary Tanza Grain Ltd has a 98-year lease on 30,000 ha in the Rufiji Basin. The company says that it has completed trial planting on 2 ha of farmland 15 km west of Bagamoyo bordering the Ruvu River.</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Korea Rural Community Corporation</text:p>
          </table:table-cell>
          <table:table-cell table:style-name="ce2" office:value-type="string" calcext:value-type="string">
            <text:p>South Korea</text:p>
          </table:table-cell>
          <table:table-cell table:style-name="ce2" office:value-type="string" calcext:value-type="string">
            <text:p>Government</text:p>
          </table:table-cell>
          <table:table-cell table:style-name="ce2" office:value-type="string" calcext:value-type="string">
            <text:p>100000</text:p>
          </table:table-cell>
          <table:table-cell table:style-name="ce2" office:value-type="string" calcext:value-type="string">
            <text:p>Rice</text:p>
          </table:table-cell>
          <table:table-cell table:style-name="ce2" office:value-type="string" calcext:value-type="string">
            <text:p>US$50 million</text:p>
          </table:table-cell>
          <table:table-cell table:style-name="ce4" table:formula="of:=LEFT(SUBSTITUTE([.G373];&quot;US$&quot;;&quot;&quot;);SEARCH(&quot; &quot;;SUBSTITUTE([.G373];&quot;US$&quot;;&quot;&quot;)))" office:value-type="string" office:string-value="50 " calcext:value-type="string">
            <text:p>50 </text:p>
          </table:table-cell>
          <table:table-cell table:style-name="ce2" office:value-type="string" calcext:value-type="string">
            <text:p>Done</text:p>
          </table:table-cell>
          <table:table-cell table:style-name="ce2" office:value-type="string" calcext:value-type="string">
            <text:p>In August 2010, the Korea Rural Community Corporation signed an MoU with the Rufiji Basin Development Authority to develop a 15,000-ha commercial rice farm in the Rufiji Basin. The US$50-million project was part of a larger bilateral assistance package, which included a US$121-million loan for infrastructure works.</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SEKAB</text:p>
          </table:table-cell>
          <table:table-cell table:style-name="ce2" office:value-type="string" calcext:value-type="string">
            <text:p>Sweden</text:p>
          </table:table-cell>
          <table:table-cell table:style-name="ce2" office:value-type="string" calcext:value-type="string">
            <text:p>Agribusiness</text:p>
          </table:table-cell>
          <table:table-cell table:style-name="ce2" office:value-type="string" calcext:value-type="string">
            <text:p>220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374];&quot;US$&quot;;&quot;&quot;);SEARCH(&quot; &quot;;SUBSTITUTE([.G37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2008, Swedish Alcohol Chemistry AB (SEKAB), a corporation owned by three municipalities in northern Sweden, began the implementation of a massive, 200,000-ha project in Tanzania to cultivate sugar cane for the production of ethanol for export to Sweden. SEKAB was also implementing a 15,000-ha sweet-sorghum project in the Cabo Delgado province of Mozambique. Opposition at home and abroad forced the company to back down from its projects, and in 2009 SEKAB sold all its African projects to its former CEO Per Carstedt for a token sum of €40. Carstedt has revived the Tanzania project and is setting up a sugar company, with an 8000-ha sugar-cane plantation and a refinery in Bagamoyo, Tanzania. His company, Bagamoyo EcoEnergy Ltd, is registered in Mauritius. Carstedt has said that he intends to expand eventually to the original 200,000 ha, and has applied for a credit guarantee from the Swedish International Development Agency.</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Pharos Financial Group</text:p>
          </table:table-cell>
          <table:table-cell table:style-name="ce2" office:value-type="string" calcext:value-type="string">
            <text:p>UAE</text:p>
          </table:table-cell>
          <table:table-cell table:style-name="ce2" office:value-type="string" calcext:value-type="string">
            <text:p>Finance</text:p>
          </table:table-cell>
          <table:table-cell table:style-name="ce2" office:value-type="string" calcext:value-type="string">
            <text:p>50000</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375];&quot;US$&quot;;&quot;&quot;);SEARCH(&quot; &quot;;SUBSTITUTE([.G375];&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October 2009, Dubai-based Pharos and London-based Miro Holdings International launched the US$350-million Pharos Miros Agricultural Fund to focus on rice farming in Africa and cereal cultivation in eastern Europe. The Fund has a minimum subscription of US$1million and is actively seeking joint ventures with Gulf family-owned conglomerates and sovereign wealth funds. In January 2010, Pharos said that the fund was in the process of securing a 98-year lease on 50,000 ha of land in Tanzania to grow rice in order to secure food supplies for the Gulf countries.</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Agrica</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5818</text:p>
          </table:table-cell>
          <table:table-cell table:style-name="ce2" office:value-type="string" calcext:value-type="string">
            <text:p>Rice</text:p>
          </table:table-cell>
          <table:table-cell table:style-name="ce2" office:value-type="string" calcext:value-type="string">
            <text:p>Missing</text:p>
          </table:table-cell>
          <table:table-cell table:style-name="ce4" table:formula="of:=LEFT(SUBSTITUTE([.G376];&quot;US$&quot;;&quot;&quot;);SEARCH(&quot; &quot;;SUBSTITUTE([.G37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ica was established by former Financial Times journalist Carter Coleman in 2005 to invest in agricultural projects in Eastern Africa. It has funding from Norfund, the Norwegian Development Bank, African Agricultural Capital and Capricorn Investment Group (a multi-billion-dollar fund based in the US). The fund's first farmland acquisition was of an irrigated farm in Rubada, Tanzania, where it began producing rice in 2008.</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AgriSol</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325000</text:p>
          </table:table-cell>
          <table:table-cell table:style-name="ce2" office:value-type="string" calcext:value-type="string">
            <text:p>Beef, biofuels, crops, poultry</text:p>
          </table:table-cell>
          <table:table-cell table:style-name="ce2" office:value-type="string" calcext:value-type="string">
            <text:p>Missing</text:p>
          </table:table-cell>
          <table:table-cell table:style-name="ce4" table:formula="of:=LEFT(SUBSTITUTE([.G377];&quot;US$&quot;;&quot;&quot;);SEARCH(&quot; &quot;;SUBSTITUTE([.G37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iSol, through a joint venture with Pharos Financial of Dubai and Summit Group of the US, is developing a massive agricultural project on lands identified by the Government of Tanzania in Katuma (80,000 ha) and Mishamo (220,000 ha) in Rukwa province and Lugufu in Kigoma province (25,000 ha). These lands are all former refugee settlements still occupied by refugee families who entered Tanzania decades ago. MoUs have been executed and leases are being negotiated for the Rukwa lands, while an MoU is being prepared for the lands in Kigoma. Two of the three sites (Katumba and Mishamo) are inhabited by Burudian refugees displaced by war in 1972.</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Aslan Global Management</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42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378];&quot;US$&quot;;&quot;&quot;);SEARCH(&quot; &quot;;SUBSTITUTE([.G37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slan was created by Jes Tarp and Paul Larsen of the US after their experience in setting up farms with other foreign investors in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tda, and acquired a lease on 10,000 ha of land, where they are cultivating 2,000 ha of soybeans and maize. In July 2011, The Guardian (Tanzania) reported that Aslan had acquired 42,000 ha for cash-crop production in Morogoro Region of Tanzania.</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CAMS Group</text:p>
          </table:table-cell>
          <table:table-cell table:style-name="ce2" office:value-type="string" calcext:value-type="string">
            <text:p>US</text:p>
          </table:table-cell>
          <table:table-cell table:style-name="ce2" office:value-type="string" calcext:value-type="string">
            <text:p>Construction</text:p>
          </table:table-cell>
          <table:table-cell table:style-name="ce2" office:value-type="string" calcext:value-type="string">
            <text:p>20000</text:p>
          </table:table-cell>
          <table:table-cell table:style-name="ce2" office:value-type="string" calcext:value-type="string">
            <text:p>Sweet sorghum</text:p>
          </table:table-cell>
          <table:table-cell table:style-name="ce2" office:value-type="string" calcext:value-type="string">
            <text:p>US$600 million</text:p>
          </table:table-cell>
          <table:table-cell table:style-name="ce4" table:formula="of:=LEFT(SUBSTITUTE([.G379];&quot;US$&quot;;&quot;&quot;);SEARCH(&quot; &quot;;SUBSTITUTE([.G379];&quot;US$&quot;;&quot;&quot;)))" office:value-type="string" office:string-value="600 " calcext:value-type="string">
            <text:p>600 </text:p>
          </table:table-cell>
          <table:table-cell table:style-name="ce2" office:value-type="string" calcext:value-type="string">
            <text:p>In process</text:p>
          </table:table-cell>
          <table:table-cell table:style-name="ce2" office:value-type="string" calcext:value-type="string">
            <text:p>In January 2012, the website of US-based CAMS Global stated that the company was negotiating for a long-term lease of 20,000 ha in Tanzania for the development of a pilot project to cultivate sweet sorghum for ethanol production in the districts of Handeni and Bagamoyo.</text:p>
          </table:table-cell>
        </table:table-row>
        <table:table-row table:style-name="ro21" table:visibility="filter">
          <table:table-cell table:style-name="ce2" office:value-type="string" calcext:value-type="string">
            <text:p>Tanzania</text:p>
          </table:table-cell>
          <table:table-cell table:style-name="ce2" office:value-type="string" calcext:value-type="string">
            <text:p>TM Plantations</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5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380];&quot;US$&quot;;&quot;&quot;);SEARCH(&quot; &quot;;SUBSTITUTE([.G380];&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TM Plantations is a subsidiary of TM Global Holdings, an investment fund set up by Tony Tan that is registered in Delaware, US and that focuses on investments in emerging markets. In July 2007, TM Plantations paid preliminary survey fees to the Kasulu District government of Tanzania to investigate the feasibility of establishing an oil-palm plantation on 50,000 ha, and the company is also pursuing land acquisitions for forestry. In 2007, Colonel Kabenga Nsa-Kaisi, former chief counsellor to Tanzanian President Benjamin Mkapa, was appointed to the board of TM Plantations.</text:p>
          </table:table-cell>
        </table:table-row>
        <table:table-row table:style-name="ro21" table:visibility="filter">
          <table:table-cell table:style-name="ce2" office:value-type="string" calcext:value-type="string">
            <text:p>Uganda</text:p>
          </table:table-cell>
          <table:table-cell table:style-name="ce2" office:value-type="string" calcext:value-type="string">
            <text:p>Nitol-Niloy Group</text:p>
          </table:table-cell>
          <table:table-cell table:style-name="ce2" office:value-type="string" calcext:value-type="string">
            <text:p>Bangladesh</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Crops</text:p>
          </table:table-cell>
          <table:table-cell table:style-name="ce2" office:value-type="string" calcext:value-type="string">
            <text:p>US$12.5 million</text:p>
          </table:table-cell>
          <table:table-cell table:style-name="ce4" table:formula="of:=LEFT(SUBSTITUTE([.G381];&quot;US$&quot;;&quot;&quot;);SEARCH(&quot; &quot;;SUBSTITUTE([.G381];&quot;US$&quot;;&quot;&quot;)))" office:value-type="string" office:string-value="12.5 " calcext:value-type="string">
            <text:p>12.5 </text:p>
          </table:table-cell>
          <table:table-cell table:style-name="ce2" office:value-type="string" calcext:value-type="string">
            <text:p>In process</text:p>
          </table:table-cell>
          <table:table-cell table:style-name="ce2" office:value-type="string" calcext:value-type="string">
            <text:p>In June 2010, the Bangladeshi company Nitol-Niloy reported that it was in negotiations with Uganda to invest around US$12.5 million to establish a farm on 10,000 ha of land, where 2,500 Bangladeshi farmers would be brought in to work and where 80% of the production would be exported to Bangladesh. An official with Uganda's Ministry of Agriculture, however, denied that the government had offered the company any land, saying only that it had signed the minutes of the meeting of the two sides.</text:p>
          </table:table-cell>
        </table:table-row>
        <table:table-row table:style-name="ro21" table:visibility="filter">
          <table:table-cell table:style-name="ce2" office:value-type="string" calcext:value-type="string">
            <text:p>Uganda</text:p>
          </table:table-cell>
          <table:table-cell table:style-name="ce2" office:value-type="string" calcext:value-type="string">
            <text:p>Hebei Company</text:p>
          </table:table-cell>
          <table:table-cell table:style-name="ce2" office:value-type="string" calcext:value-type="string">
            <text:p>China</text:p>
          </table:table-cell>
          <table:table-cell table:style-name="ce2" office:value-type="string" calcext:value-type="string">
            <text:p>Agribusiness</text:p>
          </table:table-cell>
          <table:table-cell table:style-name="ce2" office:value-type="string" calcext:value-type="string">
            <text:p>540</text:p>
          </table:table-cell>
          <table:table-cell table:style-name="ce2" office:value-type="string" calcext:value-type="string">
            <text:p>Fruit, livestock, maize, rice, vegetables, wheat</text:p>
          </table:table-cell>
          <table:table-cell table:style-name="ce2" office:value-type="string" calcext:value-type="string">
            <text:p>Missing</text:p>
          </table:table-cell>
          <table:table-cell table:style-name="ce4" table:formula="of:=LEFT(SUBSTITUTE([.G382];&quot;US$&quot;;&quot;&quot;);SEARCH(&quot; &quot;;SUBSTITUTE([.G382];&quot;US$&quot;;&quot;&quot;)))" office:value-type="string" office:string-value="" calcext:value-type="error">
            <text:p>#VALUE!</text:p>
          </table:table-cell>
          <table:table-cell table:style-name="ce2" office:value-type="string" calcext:value-type="string">
            <text:p>In process</text:p>
          </table:table-cell>
          <table:table-cell table:style-name="ce2" office:value-type="string" calcext:value-type="string">
            <text:p>In October 2009, the Hebei Company told the Ugandan daily The Observer that it would establish farms for cereals and horticultural crops on 540 ha in Uganda, as well as poultry and sheep farms. It said it plans to expand its operations to 41,000 ha within 10 years.</text:p>
          </table:table-cell>
        </table:table-row>
        <table:table-row table:style-name="ro21" table:visibility="filter">
          <table:table-cell table:style-name="ce2" office:value-type="string" calcext:value-type="string">
            <text:p>Uganda</text:p>
          </table:table-cell>
          <table:table-cell table:style-name="ce2" office:value-type="string" calcext:value-type="string">
            <text:p>Liu Jianjun</text:p>
          </table:table-cell>
          <table:table-cell table:style-name="ce2" office:value-type="string" calcext:value-type="string">
            <text:p>China</text:p>
          </table:table-cell>
          <table:table-cell table:style-name="ce2" office:value-type="string" calcext:value-type="string">
            <text:p>Finance</text:p>
          </table:table-cell>
          <table:table-cell table:style-name="ce2" office:value-type="string" calcext:value-type="string">
            <text:p>4000</text:p>
          </table:table-cell>
          <table:table-cell table:number-columns-repeated="2" table:style-name="ce2" office:value-type="string" calcext:value-type="string">
            <text:p>Missing</text:p>
          </table:table-cell>
          <table:table-cell table:style-name="ce4" table:formula="of:=LEFT(SUBSTITUTE([.G383];&quot;US$&quot;;&quot;&quot;);SEARCH(&quot; &quot;;SUBSTITUTE([.G38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Liu Jianjun is a former government official who has been facilitating Chinese investment and the establishment of so-called Baoding Villages in various African countries. He has facilitated the acquisition of farmlands in Mozambique, Uganda and other African countries by Chinese investors, publicly stating that the lands are available for 99-year leases at US$1 or less per ha. In 2008, The UK's Daily Telegraph reported that Liu Jianjun himself had acquired 4,000 ha in Uganda for farming.</text:p>
          </table:table-cell>
        </table:table-row>
        <table:table-row table:style-name="ro21" table:visibility="filter">
          <table:table-cell table:style-name="ce2" office:value-type="string" calcext:value-type="string">
            <text:p>Uganda</text:p>
          </table:table-cell>
          <table:table-cell table:number-columns-repeated="2" table:style-name="ce2" office:value-type="string" calcext:value-type="string">
            <text:p>Egypt</text:p>
          </table:table-cell>
          <table:table-cell table:style-name="ce2" office:value-type="string" calcext:value-type="string">
            <text:p>Government</text:p>
          </table:table-cell>
          <table:table-cell table:style-name="ce2" office:value-type="string" calcext:value-type="string">
            <text:p>800000</text:p>
          </table:table-cell>
          <table:table-cell table:style-name="ce2" office:value-type="string" calcext:value-type="string">
            <text:p>Maize, wheat</text:p>
          </table:table-cell>
          <table:table-cell table:style-name="ce2" office:value-type="string" calcext:value-type="string">
            <text:p>Missing</text:p>
          </table:table-cell>
          <table:table-cell table:style-name="ce4" table:formula="of:=LEFT(SUBSTITUTE([.G384];&quot;US$&quot;;&quot;&quot;);SEARCH(&quot; &quot;;SUBSTITUTE([.G38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 August 2008, the Egyptian Agriculture Minister Amin Abaza confirmed to the Egyptian daily Al-Ahram that the Government of Uganda had agreed to allocate Egypt 800,000 ha in various parts of the country. He said that the Egyptian government had already identified seven private Egyptian companies that were prepared to start work on the project immediately, and that a delegation of government officials and businessmen would travel to Uganda in October 2008 to negotiate final details and prepare to start work on the first 80,000 ha.</text:p>
          </table:table-cell>
        </table:table-row>
        <table:table-row table:style-name="ro21" table:visibility="filter">
          <table:table-cell table:style-name="ce2" office:value-type="string" calcext:value-type="string">
            <text:p>Uganda</text:p>
          </table:table-cell>
          <table:table-cell table:style-name="ce2" office:value-type="string" calcext:value-type="string">
            <text:p>Icemark</text:p>
          </table:table-cell>
          <table:table-cell table:style-name="ce2" office:value-type="string" calcext:value-type="string">
            <text:p>Iceland</text:p>
          </table:table-cell>
          <table:table-cell table:style-name="ce2" office:value-type="string" calcext:value-type="string">
            <text:p>Agribusiness</text:p>
          </table:table-cell>
          <table:table-cell table:style-name="ce2" office:value-type="string" calcext:value-type="string">
            <text:p>270</text:p>
          </table:table-cell>
          <table:table-cell table:style-name="ce2" office:value-type="string" calcext:value-type="string">
            <text:p>Fruit</text:p>
          </table:table-cell>
          <table:table-cell table:style-name="ce2" office:value-type="string" calcext:value-type="string">
            <text:p>Missing</text:p>
          </table:table-cell>
          <table:table-cell table:style-name="ce4" table:formula="of:=LEFT(SUBSTITUTE([.G385];&quot;US$&quot;;&quot;&quot;);SEARCH(&quot; &quot;;SUBSTITUTE([.G38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cemark, a leading fruit and vegetable supplier to European supermarkets, has three farms in Uganda that produce fruit for export.</text:p>
          </table:table-cell>
        </table:table-row>
        <table:table-row table:style-name="ro21" table:visibility="filter">
          <table:table-cell table:style-name="ce2" office:value-type="string" calcext:value-type="string">
            <text:p>Uganda</text:p>
          </table:table-cell>
          <table:table-cell table:style-name="ce2" office:value-type="string" calcext:value-type="string">
            <text:p>Mehta Group</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14600</text:p>
          </table:table-cell>
          <table:table-cell table:style-name="ce2" office:value-type="string" calcext:value-type="string">
            <text:p>Sugar cane</text:p>
          </table:table-cell>
          <table:table-cell table:style-name="ce2" office:value-type="string" calcext:value-type="string">
            <text:p>Missing</text:p>
          </table:table-cell>
          <table:table-cell table:style-name="ce4" table:formula="of:=LEFT(SUBSTITUTE([.G386];&quot;US$&quot;;&quot;&quot;);SEARCH(&quot; &quot;;SUBSTITUTE([.G38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Originally the Mehta group was allocated land in the Mabira Forest. But heavy opposition brought forward an alternative plan to provide lands of the defunct Sango Bay Sugar factory in Rakai district.</text:p>
          </table:table-cell>
        </table:table-row>
        <table:table-row table:style-name="ro21" table:visibility="filter">
          <table:table-cell table:style-name="ce2" office:value-type="string" calcext:value-type="string">
            <text:p>Uganda</text:p>
          </table:table-cell>
          <table:table-cell table:style-name="ce2" office:value-type="string" calcext:value-type="string">
            <text:p>Wilmar International</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40000</text:p>
          </table:table-cell>
          <table:table-cell table:style-name="ce2" office:value-type="string" calcext:value-type="string">
            <text:p>Oil palm</text:p>
          </table:table-cell>
          <table:table-cell table:style-name="ce2" office:value-type="string" calcext:value-type="string">
            <text:p>Missing</text:p>
          </table:table-cell>
          <table:table-cell table:style-name="ce4" table:formula="of:=LEFT(SUBSTITUTE([.G387];&quot;US$&quot;;&quot;&quot;);SEARCH(&quot; &quot;;SUBSTITUTE([.G38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rough a joint effort between the Government, IFAD, the World Bank and Wilmar's subsidiary Oil Palm Uganda Ltd, Wilmar has been allocated a total of 40,000 ha for nucleus oil-palm plantations in three different areas of Uganda.</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Trigon Agri</text:p>
          </table:table-cell>
          <table:table-cell table:style-name="ce2" office:value-type="string" calcext:value-type="string">
            <text:p>Denmark</text:p>
          </table:table-cell>
          <table:table-cell table:style-name="ce2" office:value-type="string" calcext:value-type="string">
            <text:p>Agribusiness</text:p>
          </table:table-cell>
          <table:table-cell table:style-name="ce2" office:value-type="string" calcext:value-type="string">
            <text:p>55000</text:p>
          </table:table-cell>
          <table:table-cell table:style-name="ce2" office:value-type="string" calcext:value-type="string">
            <text:p>Cereals</text:p>
          </table:table-cell>
          <table:table-cell table:style-name="ce2" office:value-type="string" calcext:value-type="string">
            <text:p>Missing</text:p>
          </table:table-cell>
          <table:table-cell table:style-name="ce4" table:formula="of:=LEFT(SUBSTITUTE([.G388];&quot;US$&quot;;&quot;&quot;);SEARCH(&quot; &quot;;SUBSTITUTE([.G38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Joakim Helenius, the fourth-richest man in Estonia and former investment banker with Goldman Sachs and Merrill Lynch, founded Trigon Capital as an Estonian-registered company in 1994. Trigon launched its Trigon Agri Fund, with registration in Denmark, in 2006. By January 2012, the fund had acquired over 170,000 ha of land for cereal farming in the Black Earth region of Russia and Ukraine, and several dairy farms in Estonia and Russia. It trades on the Nasdaq OMX Stockholm.</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AgroGeneration</text:p>
          </table:table-cell>
          <table:table-cell table:style-name="ce2" office:value-type="string" calcext:value-type="string">
            <text:p>France</text:p>
          </table:table-cell>
          <table:table-cell table:style-name="ce2" office:value-type="string" calcext:value-type="string">
            <text:p>Agribusiness</text:p>
          </table:table-cell>
          <table:table-cell table:style-name="ce2" office:value-type="string" calcext:value-type="string">
            <text:p>51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389];&quot;US$&quot;;&quot;&quot;);SEARCH(&quot; &quot;;SUBSTITUTE([.G38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oGeneration is a French farmland investment fund created by businessman Charles Beigbeder. It has 51,000 ha of farmland under lease in Ukraine and says that it plans to double this amount by 2014. In 2011, the company said that it was pursuing the acquisition of 50,000 ha of farmland in Argentina with an unnamed partner following the completion of trials on 700 ha.</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Bärnstädt eG</text:p>
          </table:table-cell>
          <table:table-cell table:style-name="ce2" office:value-type="string" calcext:value-type="string">
            <text:p>Germany</text:p>
          </table:table-cell>
          <table:table-cell table:style-name="ce2" office:value-type="string" calcext:value-type="string">
            <text:p>Agribusiness</text:p>
          </table:table-cell>
          <table:table-cell table:style-name="ce2" office:value-type="string" calcext:value-type="string">
            <text:p>8000</text:p>
          </table:table-cell>
          <table:table-cell table:style-name="ce2" office:value-type="string" calcext:value-type="string">
            <text:p>Hops, maize, oilseed rape, sugar beet, wheat, wine, winter barley</text:p>
          </table:table-cell>
          <table:table-cell table:style-name="ce2" office:value-type="string" calcext:value-type="string">
            <text:p>Missing</text:p>
          </table:table-cell>
          <table:table-cell table:style-name="ce4" table:formula="of:=LEFT(SUBSTITUTE([.G390];&quot;US$&quot;;&quot;&quot;);SEARCH(&quot; &quot;;SUBSTITUTE([.G39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Barnstädt eG is a German agricultural company, based in Saxony-Anhalt.</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Sustainable Bio Energy Holding GmbH</text:p>
          </table:table-cell>
          <table:table-cell table:style-name="ce2" office:value-type="string" calcext:value-type="string">
            <text:p>Germany</text:p>
          </table:table-cell>
          <table:table-cell table:style-name="ce2" office:value-type="string" calcext:value-type="string">
            <text:p>Agribusiness</text:p>
          </table:table-cell>
          <table:table-cell table:style-name="ce2" office:value-type="string" calcext:value-type="string">
            <text:p>11600</text:p>
          </table:table-cell>
          <table:table-cell table:style-name="ce2" office:value-type="string" calcext:value-type="string">
            <text:p>Rapeseed, soybeans, wheat</text:p>
          </table:table-cell>
          <table:table-cell table:style-name="ce2" office:value-type="string" calcext:value-type="string">
            <text:p>Missing</text:p>
          </table:table-cell>
          <table:table-cell table:style-name="ce4" table:formula="of:=LEFT(SUBSTITUTE([.G391];&quot;US$&quot;;&quot;&quot;);SEARCH(&quot; &quot;;SUBSTITUTE([.G39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Sustainable Bio Energy Holding GmbH is majority-owned by two German municipal utility companies, Stadtwerke Uelzen (37.5%) and Stadtwerke Schwäbisch Hall (37.5%). It controls 11,600 ha of farmland in Ukraine.</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Ukrainian Agrarian Investments</text:p>
          </table:table-cell>
          <table:table-cell table:style-name="ce2" office:value-type="string" calcext:value-type="string">
            <text:p>Russia</text:p>
          </table:table-cell>
          <table:table-cell table:style-name="ce2" office:value-type="string" calcext:value-type="string">
            <text:p>Agribusiness</text:p>
          </table:table-cell>
          <table:table-cell table:style-name="ce2" office:value-type="string" calcext:value-type="string">
            <text:p>250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392];&quot;US$&quot;;&quot;&quot;);SEARCH(&quot; &quot;;SUBSTITUTE([.G39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Ukrainian Agrarian Investments (UAI) is a Cyprus-based company controlled by Moscow investment bank Renaissance Capital, which was taken over by Russian billionaire Mikhail Prokhorov in 2008. The European Bank for Reconstruction and Development provided the company with loan facilities worth a total of US$60 million.</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Alpcot Agro</text:p>
          </table:table-cell>
          <table:table-cell table:style-name="ce2" office:value-type="string" calcext:value-type="string">
            <text:p>Sweden</text:p>
          </table:table-cell>
          <table:table-cell table:style-name="ce2" office:value-type="string" calcext:value-type="string">
            <text:p>Agribusiness</text:p>
          </table:table-cell>
          <table:table-cell table:style-name="ce2" office:value-type="string" calcext:value-type="string">
            <text:p>92500</text:p>
          </table:table-cell>
          <table:table-cell table:style-name="ce2" office:value-type="string" calcext:value-type="string">
            <text:p>Wheat</text:p>
          </table:table-cell>
          <table:table-cell table:style-name="ce2" office:value-type="string" calcext:value-type="string">
            <text:p>Missing</text:p>
          </table:table-cell>
          <table:table-cell table:style-name="ce4" table:formula="of:=LEFT(SUBSTITUTE([.G393];&quot;US$&quot;;&quot;&quot;);SEARCH(&quot; &quot;;SUBSTITUTE([.G39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lpcot Agro is a Swedish company established in 2006 to acquire farmland in Russia and Ukraine. In December 2011, the company purchased another major Ukraine farmland operator, UK-based Landkom, giving it control of a further 74,000 ha in Ukraine and pushing its total landbank to over 270,000 ha, The company says that it will launch an IPO on the London Stock Exchange.</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Continental Farmers Group</text:p>
          </table:table-cell>
          <table:table-cell table:style-name="ce2" office:value-type="string" calcext:value-type="string">
            <text:p>UK</text:p>
          </table:table-cell>
          <table:table-cell table:style-name="ce2" office:value-type="string" calcext:value-type="string">
            <text:p>Agribusiness</text:p>
          </table:table-cell>
          <table:table-cell table:style-name="ce2" office:value-type="string" calcext:value-type="string">
            <text:p>21000</text:p>
          </table:table-cell>
          <table:table-cell table:style-name="ce2" office:value-type="string" calcext:value-type="string">
            <text:p>Maize, potatoes, spring wheat, sugar beet</text:p>
          </table:table-cell>
          <table:table-cell table:style-name="ce2" office:value-type="string" calcext:value-type="string">
            <text:p>Missing</text:p>
          </table:table-cell>
          <table:table-cell table:style-name="ce4" table:formula="of:=LEFT(SUBSTITUTE([.G394];&quot;US$&quot;;&quot;&quot;);SEARCH(&quot; &quot;;SUBSTITUTE([.G39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ontinental Farmers Group is listed on the London Stock Exchange but is controlled by two Irish companies, the agribusiness giant Origin Enterprises (24.2%) and Davy Crest Nominees (13.5%), a fund controlled by Davy Stockbrokers of Dublin. Continental began by investing in farmland in Poland and then expanding into Ukraine in 2006. In 2008-9, it raised €20 million in equity funding from investors such as BlackRock for its Ukrainian operations, which covered 21,000 ha by 2012.</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Aslan Global Management</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8500</text:p>
          </table:table-cell>
          <table:table-cell table:style-name="ce2" office:value-type="string" calcext:value-type="string">
            <text:p>Cereals</text:p>
          </table:table-cell>
          <table:table-cell table:style-name="ce2" office:value-type="string" calcext:value-type="string">
            <text:p>Missing</text:p>
          </table:table-cell>
          <table:table-cell table:style-name="ce4" table:formula="of:=LEFT(SUBSTITUTE([.G395];&quot;US$&quot;;&quot;&quot;);SEARCH(&quot; &quot;;SUBSTITUTE([.G39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slan was created by Jes Tarp and Paul Larsen of the US after their experience in setting up farms with other foreign investors in Ukraine. In 2008, they merged four of their Ukrainian farms into a single operation, called Alpha Farm, covering a total of 8,750 ha. In 2009 Tarp and Larsen formed Aslan Global Management to expand their farming operations into Africa. In Mozambique, they established a subsidiary, Rei do Agro Ltda, and acquired a lease on 10,000 ha of land, where they are cultivating 2,000 ha of soybeans and maize. In July 2011, The Guardian (Tanzania) reported that Aslan had acquired 42,000 ha for cash-crop production in Morogoro Region of Tanzania.</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Grain Alliance</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40000</text:p>
          </table:table-cell>
          <table:table-cell table:style-name="ce2" office:value-type="string" calcext:value-type="string">
            <text:p>Barley, maize, soybeans, sunflowers, wheat</text:p>
          </table:table-cell>
          <table:table-cell table:style-name="ce2" office:value-type="string" calcext:value-type="string">
            <text:p>Missing</text:p>
          </table:table-cell>
          <table:table-cell table:style-name="ce4" table:formula="of:=LEFT(SUBSTITUTE([.G396];&quot;US$&quot;;&quot;&quot;);SEARCH(&quot; &quot;;SUBSTITUTE([.G39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Grain Alliance was formed in December 2009 from the merger of Harvest Moon East, a Ukraine farmland operator controlled by US entrepreneur Alex Oronov, and a Swedish-Ukrainian team of businessmen. The company controls 40,000 ha in Kyiv, Cherkassy, Poltava and Chernigiv regions.</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Kyiv-Atlantic Ukraine</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10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397];&quot;US$&quot;;&quot;&quot;);SEARCH(&quot; &quot;;SUBSTITUTE([.G39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US farmer David Sweere established Kyiv-Atlantic Ukraine in the early 1990s, but the company did not get involved in farming in Ukraine until 2000, when it created a subsidiary, Atlantic Farms, and took over three bankrupt farms. In 2006, the company signed a deal with the European Bank of Reconstruction and Development and three wealthy Danish agribusiness families to restructure the company and inject new funds, allowing the company to expand its farm holdings to 10,000 ha of cropland and 4,000 head of cattle.</text:p>
          </table:table-cell>
        </table:table-row>
        <table:table-row table:style-name="ro21" table:visibility="filter">
          <table:table-cell table:style-name="ce2" office:value-type="string" calcext:value-type="string">
            <text:p>Ukraine</text:p>
          </table:table-cell>
          <table:table-cell table:style-name="ce2" office:value-type="string" calcext:value-type="string">
            <text:p>NCH Capital</text:p>
          </table:table-cell>
          <table:table-cell table:style-name="ce2" office:value-type="string" calcext:value-type="string">
            <text:p>US</text:p>
          </table:table-cell>
          <table:table-cell table:style-name="ce2" office:value-type="string" calcext:value-type="string">
            <text:p>Finance</text:p>
          </table:table-cell>
          <table:table-cell table:style-name="ce2" office:value-type="string" calcext:value-type="string">
            <text:p>450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398];&quot;US$&quot;;&quot;&quot;);SEARCH(&quot; &quot;;SUBSTITUTE([.G39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NCH Capital manages over US$3 billion from university endowments, corporate and state pension funds, foundations, and family investment offices. It has a US$1.4-billion agribusiness fund focused on acquiring farms in eastern Europe. In Ukraine, NCH controls and operates a portfolio of over 450,000 ha under long-term lease arrangements (15-20 year periods). In Russia, NCH has acquired around 250,000 ha.</text:p>
          </table:table-cell>
        </table:table-row>
        <table:table-row table:style-name="ro21" table:visibility="filter">
          <table:table-cell table:style-name="ce2" office:value-type="string" calcext:value-type="string">
            <text:p>Uruguay</text:p>
          </table:table-cell>
          <table:table-cell table:style-name="ce2" office:value-type="string" calcext:value-type="string">
            <text:p>El Tejar</text:p>
          </table:table-cell>
          <table:table-cell table:style-name="ce2" office:value-type="string" calcext:value-type="string">
            <text:p>Argentina</text:p>
          </table:table-cell>
          <table:table-cell table:style-name="ce2" office:value-type="string" calcext:value-type="string">
            <text:p>Agribusiness</text:p>
          </table:table-cell>
          <table:table-cell table:style-name="ce2" office:value-type="string" calcext:value-type="string">
            <text:p>160000</text:p>
          </table:table-cell>
          <table:table-cell table:style-name="ce2" office:value-type="string" calcext:value-type="string">
            <text:p>Cereals</text:p>
          </table:table-cell>
          <table:table-cell table:style-name="ce2" office:value-type="string" calcext:value-type="string">
            <text:p>Missing</text:p>
          </table:table-cell>
          <table:table-cell table:style-name="ce4" table:formula="of:=LEFT(SUBSTITUTE([.G399];&quot;US$&quot;;&quot;&quot;);SEARCH(&quot; &quot;;SUBSTITUTE([.G39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El Tejar began as an association of Argentine cattle farmers in the 1980s, but then became involved in grain production in the 1990s. By the end of the decade it was one of the largest soybean producers in the country, farming on rented land. After 2006, foreign investors entered the company, such as London-based hedge fund Altima Partners, which now owns 40% of the company, the World Bank's International Finance Corporation and US private equity firm Capital Group, and El Tejar started to acquire its own farms in Argentina, Uruguay and Brazil, where it is now the largest farm operator. In 2006, El Tejar was farming around 200,000 ha, and today they are farming close to 800,000 ha. The company intends to launch an IPO on New York or São Paulo stock exchange to access more capital to expand its landholdings.</text:p>
          </table:table-cell>
        </table:table-row>
        <table:table-row table:style-name="ro21" table:visibility="filter">
          <table:table-cell table:style-name="ce2" office:value-type="string" calcext:value-type="string">
            <text:p>Uruguay</text:p>
          </table:table-cell>
          <table:table-cell table:style-name="ce2" office:value-type="string" calcext:value-type="string">
            <text:p>Hillock Capital Management</text:p>
          </table:table-cell>
          <table:table-cell table:style-name="ce2" office:value-type="string" calcext:value-type="string">
            <text:p>Argentina</text:p>
          </table:table-cell>
          <table:table-cell table:style-name="ce2" office:value-type="string" calcext:value-type="string">
            <text:p>Finance</text:p>
          </table:table-cell>
          <table:table-cell table:style-name="ce2" office:value-type="string" calcext:value-type="string">
            <text:p>9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400];&quot;US$&quot;;&quot;&quot;);SEARCH(&quot; &quot;;SUBSTITUTE([.G40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Hillock is a company based in Argentina that provides investment opportunities for local and foreign investors to acquire farms in Argentina and Uruguay. It manages 36,000 ha of farmland, around 9,000 ha in Uruguay..</text:p>
          </table:table-cell>
        </table:table-row>
        <table:table-row table:style-name="ro21" table:visibility="filter">
          <table:table-cell table:style-name="ce2" office:value-type="string" calcext:value-type="string">
            <text:p>Uruguay</text:p>
          </table:table-cell>
          <table:table-cell table:style-name="ce2" office:value-type="string" calcext:value-type="string">
            <text:p>Los Grobo</text:p>
          </table:table-cell>
          <table:table-cell table:style-name="ce2" office:value-type="string" calcext:value-type="string">
            <text:p>Argentina</text:p>
          </table:table-cell>
          <table:table-cell table:style-name="ce2" office:value-type="string" calcext:value-type="string">
            <text:p>Agribusiness</text:p>
          </table:table-cell>
          <table:table-cell table:style-name="ce2" office:value-type="string" calcext:value-type="string">
            <text:p>76300</text:p>
          </table:table-cell>
          <table:table-cell table:style-name="ce2" office:value-type="string" calcext:value-type="string">
            <text:p>Soybeans</text:p>
          </table:table-cell>
          <table:table-cell table:style-name="ce2" office:value-type="string" calcext:value-type="string">
            <text:p>Missing</text:p>
          </table:table-cell>
          <table:table-cell table:style-name="ce4" table:formula="of:=LEFT(SUBSTITUTE([.G401];&quot;US$&quot;;&quot;&quot;);SEARCH(&quot; &quot;;SUBSTITUTE([.G40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Los Grobo is owned by Argentina's Grobocopatel family, the second-largest soybean producers in the country, with over 120,000 ha under production. The company has recently focused on expansion in other Latin American countries, such as Uruguay, with soybeans planted on 76,300 ha, and Paraguay, where it plants soybeans on 22,000 ha. In Brazil, Los Grobo had 60,000 ha under production by 2011, and says that it plans to triple its land holdings over the next few years by way of a joint venture company called LG Agronegócios &amp; Participações SA, which will involve Brazil’s Grupo Vinci Partners, an investment company set up by former Banco Pactual SA parter Gilberto Sayao.</text:p>
          </table:table-cell>
        </table:table-row>
        <table:table-row table:style-name="ro21" table:visibility="filter">
          <table:table-cell table:style-name="ce2" office:value-type="string" calcext:value-type="string">
            <text:p>Uruguay</text:p>
          </table:table-cell>
          <table:table-cell table:style-name="ce2" office:value-type="string" calcext:value-type="string">
            <text:p>Ingleby Company</text:p>
          </table:table-cell>
          <table:table-cell table:style-name="ce2" office:value-type="string" calcext:value-type="string">
            <text:p>Denmark</text:p>
          </table:table-cell>
          <table:table-cell table:style-name="ce2" office:value-type="string" calcext:value-type="string">
            <text:p>Finance</text:p>
          </table:table-cell>
          <table:table-cell table:style-name="ce2" office:value-type="string" calcext:value-type="string">
            <text:p>20110</text:p>
          </table:table-cell>
          <table:table-cell table:style-name="ce2" office:value-type="string" calcext:value-type="string">
            <text:p>Barley, cattle, maize, soybeans, wheat</text:p>
          </table:table-cell>
          <table:table-cell table:style-name="ce2" office:value-type="string" calcext:value-type="string">
            <text:p>Missing</text:p>
          </table:table-cell>
          <table:table-cell table:style-name="ce4" table:formula="of:=LEFT(SUBSTITUTE([.G402];&quot;US$&quot;;&quot;&quot;);SEARCH(&quot; &quot;;SUBSTITUTE([.G40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Ingleby Company, which is owned by the Rausing family, has farmland investments in Argentina, Romania, USA, Uruguay, New Zealand and Australia.</text:p>
          </table:table-cell>
        </table:table-row>
        <table:table-row table:style-name="ro21" table:visibility="filter">
          <table:table-cell table:style-name="ce2" office:value-type="string" calcext:value-type="string">
            <text:p>Uruguay</text:p>
          </table:table-cell>
          <table:table-cell table:style-name="ce2" office:value-type="string" calcext:value-type="string">
            <text:p>Calyx Agro</text:p>
          </table:table-cell>
          <table:table-cell table:style-name="ce2" office:value-type="string" calcext:value-type="string">
            <text:p>France</text:p>
          </table:table-cell>
          <table:table-cell table:style-name="ce2" office:value-type="string" calcext:value-type="string">
            <text:p>Finance</text:p>
          </table:table-cell>
          <table:table-cell table:style-name="ce2" office:value-type="string" calcext:value-type="string">
            <text:p>13592</text:p>
          </table:table-cell>
          <table:table-cell table:style-name="ce2" office:value-type="string" calcext:value-type="string">
            <text:p>Soybeans, wheat</text:p>
          </table:table-cell>
          <table:table-cell table:style-name="ce2" office:value-type="string" calcext:value-type="string">
            <text:p>Missing</text:p>
          </table:table-cell>
          <table:table-cell table:style-name="ce4" table:formula="of:=LEFT(SUBSTITUTE([.G403];&quot;US$&quot;;&quot;&quot;);SEARCH(&quot; &quot;;SUBSTITUTE([.G40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alyx Agro was established by Louis Dreyfus Commodities as a fund to purchase and turn over farmland in the Southern Cone of Latin America. Other key investors are PineBridge Investments (subsidiary of the Hong Kong-based Pacific Century Group), TRG Management, Worldstar Ltd, Pictet Private Equity Investors and Solvia Investment Management. In 2011, the World Bank's International Finance Corporation rejected an application from Calyx Agro to finance its activities.</text:p>
          </table:table-cell>
        </table:table-row>
        <table:table-row table:style-name="ro21" table:visibility="filter">
          <table:table-cell table:style-name="ce2" office:value-type="string" calcext:value-type="string">
            <text:p>Uruguay</text:p>
          </table:table-cell>
          <table:table-cell table:style-name="ce2" office:value-type="string" calcext:value-type="string">
            <text:p>Campos Orientales</text:p>
          </table:table-cell>
          <table:table-cell table:style-name="ce2" office:value-type="string" calcext:value-type="string">
            <text:p>France</text:p>
          </table:table-cell>
          <table:table-cell table:style-name="ce2" office:value-type="string" calcext:value-type="string">
            <text:p>Finance</text:p>
          </table:table-cell>
          <table:table-cell table:style-name="ce2" office:value-type="string" calcext:value-type="string">
            <text:p>24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404];&quot;US$&quot;;&quot;&quot;);SEARCH(&quot; &quot;;SUBSTITUTE([.G404];&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Campos Orientales is operated by Pergam Finance, a fund based in France, managed by Olivier Combastet. It mainly seeks to acquire farms in the Southern Cone of Latin America, where it can convert pasture to soybean crops, and then, within a few years, sell the farms at a profit.</text:p>
          </table:table-cell>
        </table:table-row>
        <table:table-row table:style-name="ro21" table:visibility="filter">
          <table:table-cell table:style-name="ce2" office:value-type="string" calcext:value-type="string">
            <text:p>Uruguay</text:p>
          </table:table-cell>
          <table:table-cell table:style-name="ce2" office:value-type="string" calcext:value-type="string">
            <text:p>Olam International</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34000</text:p>
          </table:table-cell>
          <table:table-cell table:style-name="ce2" office:value-type="string" calcext:value-type="string">
            <text:p>Dairy</text:p>
          </table:table-cell>
          <table:table-cell table:style-name="ce2" office:value-type="string" calcext:value-type="string">
            <text:p>Missing</text:p>
          </table:table-cell>
          <table:table-cell table:style-name="ce4" table:formula="of:=LEFT(SUBSTITUTE([.G405];&quot;US$&quot;;&quot;&quot;);SEARCH(&quot; &quot;;SUBSTITUTE([.G405];&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Olam is an Indian non-resident company, based in Singapore. It is one of the world's largest commodity traders and is investing heavily in farming operations and contract farming schemes, particularly in Africa and Latin America. New Zealand Farming System, which was bought by Olam in 2011, owns several dairy farms covering 28,786 ha, and leases a further 5,093 ha of agricultural land across Uruguay.</text:p>
          </table:table-cell>
        </table:table-row>
        <table:table-row table:style-name="ro21" table:visibility="filter">
          <table:table-cell table:style-name="ce2" office:value-type="string" calcext:value-type="string">
            <text:p>Uruguay</text:p>
          </table:table-cell>
          <table:table-cell table:style-name="ce2" office:value-type="string" calcext:value-type="string">
            <text:p>Adecoagro</text:p>
          </table:table-cell>
          <table:table-cell table:style-name="ce2" office:value-type="string" calcext:value-type="string">
            <text:p>US</text:p>
          </table:table-cell>
          <table:table-cell table:style-name="ce2" office:value-type="string" calcext:value-type="string">
            <text:p>Agribusiness</text:p>
          </table:table-cell>
          <table:table-cell table:style-name="ce2" office:value-type="string" calcext:value-type="string">
            <text:p>8600</text:p>
          </table:table-cell>
          <table:table-cell table:style-name="ce2" office:value-type="string" calcext:value-type="string">
            <text:p>Cattle, grains, soybeans</text:p>
          </table:table-cell>
          <table:table-cell table:style-name="ce2" office:value-type="string" calcext:value-type="string">
            <text:p>Missing</text:p>
          </table:table-cell>
          <table:table-cell table:style-name="ce4" table:formula="of:=LEFT(SUBSTITUTE([.G406];&quot;US$&quot;;&quot;&quot;);SEARCH(&quot; &quot;;SUBSTITUTE([.G40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decoagro is a publicly traded company launched and controlled by the fund of US billionaire George Soros, with Dutch pension manager PGGM Investments also owning a major stake. As of December 2010, the company owned 287,884 ha of farmland in Argentina, Brazil and Uruguay, and it has 54,000 ha in Brazil for sugar-cane plantations and 74,000 ha on long-term leases in Brazil for grazing its cattle.</text:p>
          </table:table-cell>
        </table:table-row>
        <table:table-row table:style-name="ro21" table:visibility="filter">
          <table:table-cell table:style-name="ce2" office:value-type="string" calcext:value-type="string">
            <text:p>US</text:p>
          </table:table-cell>
          <table:table-cell table:style-name="ce2" office:value-type="string" calcext:value-type="string">
            <text:p>Hancock</text:p>
          </table:table-cell>
          <table:table-cell table:style-name="ce2" office:value-type="string" calcext:value-type="string">
            <text:p>Canada</text:p>
          </table:table-cell>
          <table:table-cell table:style-name="ce2" office:value-type="string" calcext:value-type="string">
            <text:p>Finance</text:p>
          </table:table-cell>
          <table:table-cell table:style-name="ce2" office:value-type="string" calcext:value-type="string">
            <text:p>93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407];&quot;US$&quot;;&quot;&quot;);SEARCH(&quot; &quot;;SUBSTITUTE([.G40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Hancock Agricultural Investment Group, a unit of Toronto-based Manulife Financial Corp., Canada’s largest insurer, manages US$1.4 billion in real estate, covering 93,000 ha of farmland in the US, as well as 2,500 ha in Australia and 420 ha in Canada.</text:p>
          </table:table-cell>
        </table:table-row>
        <table:table-row table:style-name="ro21" table:visibility="filter">
          <table:table-cell table:style-name="ce2" office:value-type="string" calcext:value-type="string">
            <text:p>US</text:p>
          </table:table-cell>
          <table:table-cell table:style-name="ce2" office:value-type="string" calcext:value-type="string">
            <text:p>Ingleby Company</text:p>
          </table:table-cell>
          <table:table-cell table:style-name="ce2" office:value-type="string" calcext:value-type="string">
            <text:p>Denmark</text:p>
          </table:table-cell>
          <table:table-cell table:style-name="ce2" office:value-type="string" calcext:value-type="string">
            <text:p>Finance</text:p>
          </table:table-cell>
          <table:table-cell table:style-name="ce2" office:value-type="string" calcext:value-type="string">
            <text:p>1427</text:p>
          </table:table-cell>
          <table:table-cell table:style-name="ce2" office:value-type="string" calcext:value-type="string">
            <text:p>Pistachios</text:p>
          </table:table-cell>
          <table:table-cell table:style-name="ce2" office:value-type="string" calcext:value-type="string">
            <text:p>Missing</text:p>
          </table:table-cell>
          <table:table-cell table:style-name="ce4" table:formula="of:=LEFT(SUBSTITUTE([.G408];&quot;US$&quot;;&quot;&quot;);SEARCH(&quot; &quot;;SUBSTITUTE([.G408];&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Ingleby also invests in Romania, Uruguay, Argentina, New Zealand and Australia. The farm is located in the San Joaquim Valley, California</text:p>
          </table:table-cell>
        </table:table-row>
        <table:table-row table:style-name="ro21" table:visibility="filter">
          <table:table-cell table:style-name="ce2" office:value-type="string" calcext:value-type="string">
            <text:p>US</text:p>
          </table:table-cell>
          <table:table-cell table:style-name="ce2" office:value-type="string" calcext:value-type="string">
            <text:p>Agricultural Capital Partners</text:p>
          </table:table-cell>
          <table:table-cell table:style-name="ce2" office:value-type="string" calcext:value-type="string">
            <text:p>Ireland</text:p>
          </table:table-cell>
          <table:table-cell table:style-name="ce2" office:value-type="string" calcext:value-type="string">
            <text:p>Finance</text:p>
          </table:table-cell>
          <table:table-cell table:style-name="ce2" office:value-type="string" calcext:value-type="string">
            <text:p>1250</text:p>
          </table:table-cell>
          <table:table-cell table:style-name="ce2" office:value-type="string" calcext:value-type="string">
            <text:p>Dairy</text:p>
          </table:table-cell>
          <table:table-cell table:style-name="ce2" office:value-type="string" calcext:value-type="string">
            <text:p>Missing</text:p>
          </table:table-cell>
          <table:table-cell table:style-name="ce4" table:formula="of:=LEFT(SUBSTITUTE([.G409];&quot;US$&quot;;&quot;&quot;);SEARCH(&quot; &quot;;SUBSTITUTE([.G409];&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Agricultural Capital Partners was founded by five Irish entrepreneurs to acquire farms overseas and then sell them at a profit after 5-7 years. The fund manages farms in Serbia, Lithuania, Australia and the USA.</text:p>
          </table:table-cell>
        </table:table-row>
        <table:table-row table:style-name="ro21" table:visibility="filter">
          <table:table-cell table:style-name="ce2" office:value-type="string" calcext:value-type="string">
            <text:p>Zambia</text:p>
          </table:table-cell>
          <table:table-cell table:style-name="ce2" office:value-type="string" calcext:value-type="string">
            <text:p>DWS GALOF</text:p>
          </table:table-cell>
          <table:table-cell table:style-name="ce2" office:value-type="string" calcext:value-type="string">
            <text:p>Germany</text:p>
          </table:table-cell>
          <table:table-cell table:style-name="ce2" office:value-type="string" calcext:value-type="string">
            <text:p>Finance</text:p>
          </table:table-cell>
          <table:table-cell table:style-name="ce2" office:value-type="string" calcext:value-type="string">
            <text:p>27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410];&quot;US$&quot;;&quot;&quot;);SEARCH(&quot; &quot;;SUBSTITUTE([.G410];&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The DWS GALOF fund is offered by Deutsche Bank, but the day-to-day management of the fund is delegated to Duxton Asset Management, based in Singapore. It was launched in 2007, with a running time until 2016, and assets of €110 million.</text:p>
          </table:table-cell>
        </table:table-row>
        <table:table-row table:style-name="ro21" table:visibility="filter">
          <table:table-cell table:style-name="ce2" office:value-type="string" calcext:value-type="string">
            <text:p>Zambia</text:p>
          </table:table-cell>
          <table:table-cell table:style-name="ce2" office:value-type="string" calcext:value-type="string">
            <text:p>Neha International</text:p>
          </table:table-cell>
          <table:table-cell table:style-name="ce2" office:value-type="string" calcext:value-type="string">
            <text:p>India</text:p>
          </table:table-cell>
          <table:table-cell table:style-name="ce2" office:value-type="string" calcext:value-type="string">
            <text:p>Agribusiness</text:p>
          </table:table-cell>
          <table:table-cell table:style-name="ce2" office:value-type="string" calcext:value-type="string">
            <text:p>100000</text:p>
          </table:table-cell>
          <table:table-cell table:style-name="ce2" office:value-type="string" calcext:value-type="string">
            <text:p>Crops</text:p>
          </table:table-cell>
          <table:table-cell table:style-name="ce2" office:value-type="string" calcext:value-type="string">
            <text:p>Missing</text:p>
          </table:table-cell>
          <table:table-cell table:style-name="ce4" table:formula="of:=LEFT(SUBSTITUTE([.G411];&quot;US$&quot;;&quot;&quot;);SEARCH(&quot; &quot;;SUBSTITUTE([.G411];&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Neha International is a Hyderabad-based company, founded by G Vinod Reddy, that is one of India's leading producers of cut flowers. It expanded operations into Africa in the 2000s, where it has recently moved into agricultural production. In June 2010, the company disclosed that it had acquired 4,000 ha for agricultural production in the Southern Nations, Nationalities and People's Region of Ethiopia. Then in December 2010 it announced that it had entered into an MoU with the Zambia Development Agency to facilitate the acquisition of 100,000 ha of farmland in Zambia. The company says that it is seeking to acquire and develop arable lands in other countries of Eastern and Southern Africa as part of its business development strategy.</text:p>
          </table:table-cell>
        </table:table-row>
        <table:table-row table:style-name="ro21" table:visibility="filter">
          <table:table-cell table:style-name="ce2" office:value-type="string" calcext:value-type="string">
            <text:p>Zambia</text:p>
          </table:table-cell>
          <table:table-cell table:style-name="ce2" office:value-type="string" calcext:value-type="string">
            <text:p>Menafea Holding</text:p>
          </table:table-cell>
          <table:table-cell table:style-name="ce2" office:value-type="string" calcext:value-type="string">
            <text:p>Saudi Arabia</text:p>
          </table:table-cell>
          <table:table-cell table:style-name="ce2" office:value-type="string" calcext:value-type="string">
            <text:p>Agribusiness, finance, real estate</text:p>
          </table:table-cell>
          <table:table-cell table:style-name="ce2" office:value-type="string" calcext:value-type="string">
            <text:p>5000</text:p>
          </table:table-cell>
          <table:table-cell table:style-name="ce2" office:value-type="string" calcext:value-type="string">
            <text:p>Fruit</text:p>
          </table:table-cell>
          <table:table-cell table:style-name="ce2" office:value-type="string" calcext:value-type="string">
            <text:p>Missing</text:p>
          </table:table-cell>
          <table:table-cell table:style-name="ce4" table:formula="of:=LEFT(SUBSTITUTE([.G412];&quot;US$&quot;;&quot;&quot;);SEARCH(&quot; &quot;;SUBSTITUTE([.G412];&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Menafea Holdings Ltd is a private Saudi company established by Sheikh Mohammed Al-Rajhi, owner of the Al-Rajhi Group and one of the leading investors in the Kingdom's effort to outsource food production. In March 2011, the Saudi Gazette reported that Manafea would invest US$125 million to develop a 5,000-ha pineapple farm and fruit-processing plant in Zambia.</text:p>
          </table:table-cell>
        </table:table-row>
        <table:table-row table:style-name="ro21" table:visibility="filter">
          <table:table-cell table:style-name="ce2" office:value-type="string" calcext:value-type="string">
            <text:p>Zambia</text:p>
          </table:table-cell>
          <table:table-cell table:style-name="ce2" office:value-type="string" calcext:value-type="string">
            <text:p>Export Trading Group</text:p>
          </table:table-cell>
          <table:table-cell table:style-name="ce2" office:value-type="string" calcext:value-type="string">
            <text:p>Singapore</text:p>
          </table:table-cell>
          <table:table-cell table:style-name="ce2" office:value-type="string" calcext:value-type="string">
            <text:p>Agribusiness</text:p>
          </table:table-cell>
          <table:table-cell table:style-name="ce2" office:value-type="string" calcext:value-type="string">
            <text:p>57000</text:p>
          </table:table-cell>
          <table:table-cell table:style-name="ce2" office:value-type="string" calcext:value-type="string">
            <text:p>Food crops, jatropha</text:p>
          </table:table-cell>
          <table:table-cell table:style-name="ce2" office:value-type="string" calcext:value-type="string">
            <text:p>Missing</text:p>
          </table:table-cell>
          <table:table-cell table:style-name="ce4" table:formula="of:=LEFT(SUBSTITUTE([.G413];&quot;US$&quot;;&quot;&quot;);SEARCH(&quot; &quot;;SUBSTITUTE([.G413];&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ETG, owned by Kenya's Patel family, is incorporated in Singapore but its farming operations are run through its Mauritian subsidiary, ETG Holdings. The company is one of the largest farmland owners in Africa, with extensive holdings in Tanzania, Mozambique, Zambia and DR Congo. It has recently received heavy financial backing from the World Bank's International Finance Corporation and the Standard Chartered Bank of the UK. Some of ETG's farms are structured through Bio-Energy Investments (BEI), a joint venture established in 2006 with South African corporate farm operator Verus Group in which ETG has a 66% stake. BEI operates a 57,000-ha farm in Zambia, which it is in the process of selling to Zambeef, and an 8,000-ha rice farm in Tanzania, with 3,500 ha under production. BEI CEO Justin Vermaak says that the company aims to develop 10 more corporate farms in Africa over the next 7 years.</text:p>
          </table:table-cell>
        </table:table-row>
        <table:table-row table:style-name="ro21" table:visibility="filter">
          <table:table-cell table:style-name="ce2" office:value-type="string" calcext:value-type="string">
            <text:p>Zambia</text:p>
          </table:table-cell>
          <table:table-cell table:style-name="ce2" office:value-type="string" calcext:value-type="string">
            <text:p>AG-ZAM</text:p>
          </table:table-cell>
          <table:table-cell table:style-name="ce2" office:value-type="string" calcext:value-type="string">
            <text:p>South Africa</text:p>
          </table:table-cell>
          <table:table-cell table:style-name="ce2" office:value-type="string" calcext:value-type="string">
            <text:p>Agribusiness</text:p>
          </table:table-cell>
          <table:table-cell table:style-name="ce2" office:value-type="string" calcext:value-type="string">
            <text:p>15000</text:p>
          </table:table-cell>
          <table:table-cell table:style-name="ce2" office:value-type="string" calcext:value-type="string">
            <text:p>Sugar cane</text:p>
          </table:table-cell>
          <table:table-cell table:style-name="ce2" office:value-type="string" calcext:value-type="string">
            <text:p>US$251 million</text:p>
          </table:table-cell>
          <table:table-cell table:style-name="ce4" table:formula="of:=LEFT(SUBSTITUTE([.G414];&quot;US$&quot;;&quot;&quot;);SEARCH(&quot; &quot;;SUBSTITUTE([.G414];&quot;US$&quot;;&quot;&quot;)))" office:value-type="string" office:string-value="251 " calcext:value-type="string">
            <text:p>251 </text:p>
          </table:table-cell>
          <table:table-cell table:style-name="ce2" office:value-type="string" calcext:value-type="string">
            <text:p>Done</text:p>
          </table:table-cell>
          <table:table-cell table:style-name="ce2" office:value-type="string" calcext:value-type="string">
            <text:p>In April 2011 the Zambia Development Agency and South Africa's AGZAM Project Developers signed an MoU to develop a sugar-processing plant and 15,000 ha of sugar-cane plantations in the south of Zambia.</text:p>
          </table:table-cell>
        </table:table-row>
        <table:table-row table:style-name="ro21" table:visibility="filter">
          <table:table-cell table:style-name="ce2" office:value-type="string" calcext:value-type="string">
            <text:p>Zambia</text:p>
          </table:table-cell>
          <table:table-cell table:style-name="ce2" office:value-type="string" calcext:value-type="string">
            <text:p>Chayton Capital</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20000</text:p>
          </table:table-cell>
          <table:table-cell table:style-name="ce2" office:value-type="string" calcext:value-type="string">
            <text:p>Crops</text:p>
          </table:table-cell>
          <table:table-cell table:style-name="ce2" office:value-type="string" calcext:value-type="string">
            <text:p>US$85 million</text:p>
          </table:table-cell>
          <table:table-cell table:style-name="ce4" table:formula="of:=LEFT(SUBSTITUTE([.G415];&quot;US$&quot;;&quot;&quot;);SEARCH(&quot; &quot;;SUBSTITUTE([.G415];&quot;US$&quot;;&quot;&quot;)))" office:value-type="string" office:string-value="85 " calcext:value-type="string">
            <text:p>85 </text:p>
          </table:table-cell>
          <table:table-cell table:style-name="ce2" office:value-type="string" calcext:value-type="string">
            <text:p>Done</text:p>
          </table:table-cell>
          <table:table-cell table:style-name="ce2" office:value-type="string" calcext:value-type="string">
            <text:p>Chayton Capital is a US$300-million London-based private equity fund created in 2006 by former Goldman Sachs director Neil Crowder, to set up agribusiness ventures in six African countries. Chayton has begun with Zambia, where it has acquired a 14-year lease on 20,000 ha in Mkushi, which it intends to aggregate into a single farm under its "Chobe Agrivision" project. The project is backed by US$50 million in political risk insurance from the World Bank.</text:p>
          </table:table-cell>
        </table:table-row>
        <table:table-row table:style-name="ro21" table:visibility="filter">
          <table:table-cell table:style-name="ce2" office:value-type="string" calcext:value-type="string">
            <text:p>Zambia</text:p>
          </table:table-cell>
          <table:table-cell table:style-name="ce2" office:value-type="string" calcext:value-type="string">
            <text:p>Emvest</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2513</text:p>
          </table:table-cell>
          <table:table-cell table:style-name="ce2" office:value-type="string" calcext:value-type="string">
            <text:p>Banana, maize, wheat</text:p>
          </table:table-cell>
          <table:table-cell table:style-name="ce2" office:value-type="string" calcext:value-type="string">
            <text:p>Missing</text:p>
          </table:table-cell>
          <table:table-cell table:style-name="ce4" table:formula="of:=LEFT(SUBSTITUTE([.G416];&quot;US$&quot;;&quot;&quot;);SEARCH(&quot; &quot;;SUBSTITUTE([.G416];&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African Agricultural into operation. In Zambia, EmVest acquired the Kalonga Estates on the banks of the Zambezi river, with a 99-year lease agreement from the government. The estate has a 188-ha banana plantation and 325 ha of land cultivated with wheat, maize and chillies. Emvest intends to use the remaining 2,000 ha within the estate for cattle ranching, commercial crops and tourism.</text:p>
          </table:table-cell>
        </table:table-row>
        <table:table-row table:style-name="ro21" table:visibility="filter">
          <table:table-cell table:style-name="ce2" office:value-type="string" calcext:value-type="string">
            <text:p>Zimbabawe</text:p>
          </table:table-cell>
          <table:table-cell table:style-name="ce2" office:value-type="string" calcext:value-type="string">
            <text:p>Emvest</text:p>
          </table:table-cell>
          <table:table-cell table:style-name="ce2" office:value-type="string" calcext:value-type="string">
            <text:p>UK</text:p>
          </table:table-cell>
          <table:table-cell table:style-name="ce2" office:value-type="string" calcext:value-type="string">
            <text:p>Finance</text:p>
          </table:table-cell>
          <table:table-cell table:style-name="ce2" office:value-type="string" calcext:value-type="string">
            <text:p>9913</text:p>
          </table:table-cell>
          <table:table-cell table:number-columns-repeated="2" table:style-name="ce2" office:value-type="string" calcext:value-type="string">
            <text:p>Missing</text:p>
          </table:table-cell>
          <table:table-cell table:style-name="ce4" table:formula="of:=LEFT(SUBSTITUTE([.G417];&quot;US$&quot;;&quot;&quot;);SEARCH(&quot; &quot;;SUBSTITUTE([.G417];&quot;US$&quot;;&quot;&quot;)))" office:value-type="string" office:string-value="" calcext:value-type="error">
            <text:p>#VALUE!</text:p>
          </table:table-cell>
          <table:table-cell table:style-name="ce2" office:value-type="string" calcext:value-type="string">
            <text:p>Done</text:p>
          </table:table-cell>
          <table:table-cell table:style-name="ce2" office:value-type="string" calcext:value-type="string">
            <text:p>UK private equity firm Emergent Asset Management launched an African Agricultural Land Fund in 2007, and has since acquired at least 30,000 ha in South Africa, Zambia, Mozambique, Swaziland and Zimbabwe. Emvest was set up as a joint venture between Emergent and South African agribusiness company RusselStone to put African Agricultural into operation. In 2008, the African Land Fund acquired a 40% stake in the Zimbabwean company Ariston Holdings Limited, giving it ownership of four farms covering a total of 9,913 ha.</text:p>
          </table:table-cell>
        </table:table-row>
        <table:table-row table:style-name="ro22">
          <table:table-cell table:formula="of:=COUNTBLANK([.A1:.A417])" office:value-type="float" office:value="0" calcext:value-type="float">
            <text:p>0</text:p>
          </table:table-cell>
          <table:table-cell table:formula="of:=COUNTBLANK([.B1:.B417])" office:value-type="float" office:value="0" calcext:value-type="float">
            <text:p>0</text:p>
          </table:table-cell>
          <table:table-cell table:formula="of:=COUNTBLANK([.C1:.C417])" office:value-type="float" office:value="0" calcext:value-type="float">
            <text:p>0</text:p>
          </table:table-cell>
          <table:table-cell table:formula="of:=COUNTBLANK([.D1:.D417])" office:value-type="float" office:value="0" calcext:value-type="float">
            <text:p>0</text:p>
          </table:table-cell>
          <table:table-cell table:formula="of:=COUNTBLANK([.E1:.E417])" office:value-type="float" office:value="0" calcext:value-type="float">
            <text:p>0</text:p>
          </table:table-cell>
          <table:table-cell table:formula="of:=COUNTBLANK([.F1:.F417])" office:value-type="float" office:value="0" calcext:value-type="float">
            <text:p>0</text:p>
          </table:table-cell>
          <table:table-cell table:formula="of:=COUNTBLANK([.G1:.G417])" office:value-type="float" office:value="1" calcext:value-type="float">
            <text:p>1</text:p>
          </table:table-cell>
          <table:table-cell/>
          <table:table-cell table:formula="of:=COUNTBLANK([.I1:.I417])" office:value-type="float" office:value="0" calcext:value-type="float">
            <text:p>0</text:p>
          </table:table-cell>
          <table:table-cell/>
        </table:table-row>
        <table:table-row table:style-name="ro22" table:number-rows-repeated="1048157">
          <table:table-cell table:number-columns-repeated="10"/>
        </table:table-row>
        <table:table-row table:style-name="ro22">
          <table:table-cell table:number-columns-repeated="10"/>
        </table:table-row>
        <calcext:conditional-formats>
          <calcext:conditional-format calcext:target-range-address="Sheet2.I24:Sheet2.J417 Sheet2.A1:Sheet2.G417 Sheet2.I1:Sheet2.J23 Sheet2.H3:Sheet2.H417">
            <calcext:condition calcext:apply-style-name="Untitled1" calcext:value="=ISBLANK()" calcext:base-cell-address="Sheet2.A1"/>
          </calcext:conditional-format>
          <calcext:conditional-format calcext:target-range-address="Sheet2.H2:Sheet2.H417">
            <calcext:condition calcext:apply-style-name="Untitled1" calcext:value="=ISBLANK()" calcext:base-cell-address="Sheet2.H1"/>
          </calcext:conditional-format>
          <calcext:conditional-format calcext:target-range-address="Sheet2.H2:Sheet2.H2">
            <calcext:condition calcext:apply-style-name="Untitled1" calcext:value="=ISBLANK()" calcext:base-cell-address="Sheet2.H1"/>
          </calcext:conditional-format>
          <calcext:conditional-format calcext:target-range-address="Sheet2.H1:Sheet2.H6 Sheet2.H7:Sheet2.H417">
            <calcext:condition calcext:apply-style-name="Untitled1" calcext:value="=ISBLANK()" calcext:base-cell-address="Sheet2.H1"/>
          </calcext:conditional-format>
        </calcext:conditional-formats>
      </table:table>
      <table:table table:name="Pivot Table_Sheet2_1" table:style-name="ta2">
        <office:forms form:automatic-focus="false" form:apply-design-mode="false"/>
        <table:table-column table:style-name="co12" table:default-cell-style-name="ce7"/>
        <table:table-column table:style-name="co12" table:default-cell-style-name="ce11"/>
        <table:table-row table:style-name="ro23">
          <table:table-cell table:style-name="ce5" office:value-type="string" calcext:value-type="string">
            <text:p>Projected investment</text:p>
          </table:table-cell>
          <table:table-cell table:style-name="ce9" office:value-type="string" calcext:value-type="string">
            <text:p>Count - Projected investment</text:p>
          </table:table-cell>
        </table:table-row>
        <table:table-row table:style-name="ro23">
          <table:table-cell table:style-name="ce6" office:value-type="float" office:value="1" calcext:value-type="float">
            <text:p>1</text:p>
          </table:table-cell>
          <table:table-cell table:style-name="ce10" office:value-type="float" office:value="1" calcext:value-type="float">
            <text:p>1</text:p>
          </table:table-cell>
        </table:table-row>
        <table:table-row table:style-name="ro23">
          <table:table-cell office:value-type="string" calcext:value-type="string">
            <text:p>Missing</text:p>
          </table:table-cell>
          <table:table-cell office:value-type="float" office:value="310" calcext:value-type="float">
            <text:p>310</text:p>
          </table:table-cell>
        </table:table-row>
        <table:table-row table:style-name="ro23">
          <table:table-cell office:value-type="string" calcext:value-type="string">
            <text:p>US$1,240 million</text:p>
          </table:table-cell>
          <table:table-cell office:value-type="float" office:value="1" calcext:value-type="float">
            <text:p>1</text:p>
          </table:table-cell>
        </table:table-row>
        <table:table-row table:style-name="ro23">
          <table:table-cell office:value-type="string" calcext:value-type="string">
            <text:p>US$1,500 million</text:p>
          </table:table-cell>
          <table:table-cell office:value-type="float" office:value="1" calcext:value-type="float">
            <text:p>1</text:p>
          </table:table-cell>
        </table:table-row>
        <table:table-row table:style-name="ro23">
          <table:table-cell office:value-type="string" calcext:value-type="string">
            <text:p>US$1,876 million</text:p>
          </table:table-cell>
          <table:table-cell office:value-type="float" office:value="1" calcext:value-type="float">
            <text:p>1</text:p>
          </table:table-cell>
        </table:table-row>
        <table:table-row table:style-name="ro23">
          <table:table-cell office:value-type="string" calcext:value-type="string">
            <text:p>US$1.2/ha/yr (after first 7 years) in Gambela and US$8/ha/yr (after first 6 years) in Bako</text:p>
          </table:table-cell>
          <table:table-cell office:value-type="float" office:value="1" calcext:value-type="float">
            <text:p>1</text:p>
          </table:table-cell>
        </table:table-row>
        <table:table-row table:style-name="ro23">
          <table:table-cell office:value-type="string" calcext:value-type="string">
            <text:p>US$1.3 billion</text:p>
          </table:table-cell>
          <table:table-cell office:value-type="float" office:value="1" calcext:value-type="float">
            <text:p>1</text:p>
          </table:table-cell>
        </table:table-row>
        <table:table-row table:style-name="ro23">
          <table:table-cell office:value-type="string" calcext:value-type="string">
            <text:p>US$1.6 billion</text:p>
          </table:table-cell>
          <table:table-cell office:value-type="float" office:value="1" calcext:value-type="float">
            <text:p>1</text:p>
          </table:table-cell>
        </table:table-row>
        <table:table-row table:style-name="ro23">
          <table:table-cell office:value-type="string" calcext:value-type="string">
            <text:p>US$10 million</text:p>
          </table:table-cell>
          <table:table-cell office:value-type="float" office:value="1" calcext:value-type="float">
            <text:p>1</text:p>
          </table:table-cell>
        </table:table-row>
        <table:table-row table:style-name="ro23">
          <table:table-cell office:value-type="string" calcext:value-type="string">
            <text:p>US$100 million</text:p>
          </table:table-cell>
          <table:table-cell office:value-type="float" office:value="5" calcext:value-type="float">
            <text:p>5</text:p>
          </table:table-cell>
        </table:table-row>
        <table:table-row table:style-name="ro23">
          <table:table-cell office:value-type="string" calcext:value-type="string">
            <text:p>US$111 million</text:p>
          </table:table-cell>
          <table:table-cell office:value-type="float" office:value="1" calcext:value-type="float">
            <text:p>1</text:p>
          </table:table-cell>
        </table:table-row>
        <table:table-row table:style-name="ro23">
          <table:table-cell office:value-type="string" calcext:value-type="string">
            <text:p>US$12.5 million</text:p>
          </table:table-cell>
          <table:table-cell office:value-type="float" office:value="1" calcext:value-type="float">
            <text:p>1</text:p>
          </table:table-cell>
        </table:table-row>
        <table:table-row table:style-name="ro23">
          <table:table-cell office:value-type="string" calcext:value-type="string">
            <text:p>US$120 million</text:p>
          </table:table-cell>
          <table:table-cell office:value-type="float" office:value="2" calcext:value-type="float">
            <text:p>2</text:p>
          </table:table-cell>
        </table:table-row>
        <table:table-row table:style-name="ro23">
          <table:table-cell office:value-type="string" calcext:value-type="string">
            <text:p>US$136 million</text:p>
          </table:table-cell>
          <table:table-cell office:value-type="float" office:value="1" calcext:value-type="float">
            <text:p>1</text:p>
          </table:table-cell>
        </table:table-row>
        <table:table-row table:style-name="ro23">
          <table:table-cell office:value-type="string" calcext:value-type="string">
            <text:p>US$15 million</text:p>
          </table:table-cell>
          <table:table-cell office:value-type="float" office:value="3" calcext:value-type="float">
            <text:p>3</text:p>
          </table:table-cell>
        </table:table-row>
        <table:table-row table:style-name="ro23">
          <table:table-cell office:value-type="string" calcext:value-type="string">
            <text:p>US$16.3 million</text:p>
          </table:table-cell>
          <table:table-cell office:value-type="float" office:value="1" calcext:value-type="float">
            <text:p>1</text:p>
          </table:table-cell>
        </table:table-row>
        <table:table-row table:style-name="ro23">
          <table:table-cell office:value-type="string" calcext:value-type="string">
            <text:p>US$16.7 million</text:p>
          </table:table-cell>
          <table:table-cell office:value-type="float" office:value="1" calcext:value-type="float">
            <text:p>1</text:p>
          </table:table-cell>
        </table:table-row>
        <table:table-row table:style-name="ro23">
          <table:table-cell office:value-type="string" calcext:value-type="string">
            <text:p>US$160 million</text:p>
          </table:table-cell>
          <table:table-cell office:value-type="float" office:value="1" calcext:value-type="float">
            <text:p>1</text:p>
          </table:table-cell>
        </table:table-row>
        <table:table-row table:style-name="ro23">
          <table:table-cell office:value-type="string" calcext:value-type="string">
            <text:p>US$166 million</text:p>
          </table:table-cell>
          <table:table-cell office:value-type="float" office:value="1" calcext:value-type="float">
            <text:p>1</text:p>
          </table:table-cell>
        </table:table-row>
        <table:table-row table:style-name="ro23">
          <table:table-cell office:value-type="string" calcext:value-type="string">
            <text:p>US$18 million</text:p>
          </table:table-cell>
          <table:table-cell office:value-type="float" office:value="1" calcext:value-type="float">
            <text:p>1</text:p>
          </table:table-cell>
        </table:table-row>
        <table:table-row table:style-name="ro23">
          <table:table-cell office:value-type="string" calcext:value-type="string">
            <text:p>US$18,400 million</text:p>
          </table:table-cell>
          <table:table-cell office:value-type="float" office:value="1" calcext:value-type="float">
            <text:p>1</text:p>
          </table:table-cell>
        </table:table-row>
        <table:table-row table:style-name="ro23">
          <table:table-cell office:value-type="string" calcext:value-type="string">
            <text:p>US$2 billion</text:p>
          </table:table-cell>
          <table:table-cell office:value-type="float" office:value="2" calcext:value-type="float">
            <text:p>2</text:p>
          </table:table-cell>
        </table:table-row>
        <table:table-row table:style-name="ro23">
          <table:table-cell office:value-type="string" calcext:value-type="string">
            <text:p>US$2,500 million</text:p>
          </table:table-cell>
          <table:table-cell office:value-type="float" office:value="1" calcext:value-type="float">
            <text:p>1</text:p>
          </table:table-cell>
        </table:table-row>
        <table:table-row table:style-name="ro23">
          <table:table-cell office:value-type="string" calcext:value-type="string">
            <text:p>US$20 million</text:p>
          </table:table-cell>
          <table:table-cell office:value-type="float" office:value="1" calcext:value-type="float">
            <text:p>1</text:p>
          </table:table-cell>
        </table:table-row>
        <table:table-row table:style-name="ro23">
          <table:table-cell office:value-type="string" calcext:value-type="string">
            <text:p>US$200 million</text:p>
          </table:table-cell>
          <table:table-cell office:value-type="float" office:value="2" calcext:value-type="float">
            <text:p>2</text:p>
          </table:table-cell>
        </table:table-row>
        <table:table-row table:style-name="ro23">
          <table:table-cell office:value-type="string" calcext:value-type="string">
            <text:p>US$204 million</text:p>
          </table:table-cell>
          <table:table-cell office:value-type="float" office:value="1" calcext:value-type="float">
            <text:p>1</text:p>
          </table:table-cell>
        </table:table-row>
        <table:table-row table:style-name="ro23">
          <table:table-cell office:value-type="string" calcext:value-type="string">
            <text:p>US$205 million (half of fund)</text:p>
          </table:table-cell>
          <table:table-cell office:value-type="float" office:value="2" calcext:value-type="float">
            <text:p>2</text:p>
          </table:table-cell>
        </table:table-row>
        <table:table-row table:style-name="ro23">
          <table:table-cell office:value-type="string" calcext:value-type="string">
            <text:p>US$21 million</text:p>
          </table:table-cell>
          <table:table-cell office:value-type="float" office:value="1" calcext:value-type="float">
            <text:p>1</text:p>
          </table:table-cell>
        </table:table-row>
        <table:table-row table:style-name="ro23">
          <table:table-cell office:value-type="string" calcext:value-type="string">
            <text:p>US$23 million</text:p>
          </table:table-cell>
          <table:table-cell office:value-type="float" office:value="1" calcext:value-type="float">
            <text:p>1</text:p>
          </table:table-cell>
        </table:table-row>
        <table:table-row table:style-name="ro23">
          <table:table-cell office:value-type="string" calcext:value-type="string">
            <text:p>US$250 million</text:p>
          </table:table-cell>
          <table:table-cell office:value-type="float" office:value="3" calcext:value-type="float">
            <text:p>3</text:p>
          </table:table-cell>
        </table:table-row>
        <table:table-row table:style-name="ro23">
          <table:table-cell office:value-type="string" calcext:value-type="string">
            <text:p>US$251 million</text:p>
          </table:table-cell>
          <table:table-cell office:value-type="float" office:value="1" calcext:value-type="float">
            <text:p>1</text:p>
          </table:table-cell>
        </table:table-row>
        <table:table-row table:style-name="ro23">
          <table:table-cell office:value-type="string" calcext:value-type="string">
            <text:p>US$254 million</text:p>
          </table:table-cell>
          <table:table-cell office:value-type="float" office:value="1" calcext:value-type="float">
            <text:p>1</text:p>
          </table:table-cell>
        </table:table-row>
        <table:table-row table:style-name="ro23">
          <table:table-cell office:value-type="string" calcext:value-type="string">
            <text:p>US$27 million</text:p>
          </table:table-cell>
          <table:table-cell office:value-type="float" office:value="1" calcext:value-type="float">
            <text:p>1</text:p>
          </table:table-cell>
        </table:table-row>
        <table:table-row table:style-name="ro23">
          <table:table-cell office:value-type="string" calcext:value-type="string">
            <text:p>US$3.1 billion</text:p>
          </table:table-cell>
          <table:table-cell office:value-type="float" office:value="1" calcext:value-type="float">
            <text:p>1</text:p>
          </table:table-cell>
        </table:table-row>
        <table:table-row table:style-name="ro23">
          <table:table-cell office:value-type="string" calcext:value-type="string">
            <text:p>US$30 million</text:p>
          </table:table-cell>
          <table:table-cell office:value-type="float" office:value="2" calcext:value-type="float">
            <text:p>2</text:p>
          </table:table-cell>
        </table:table-row>
        <table:table-row table:style-name="ro23">
          <table:table-cell office:value-type="string" calcext:value-type="string">
            <text:p>US$30-35 million</text:p>
          </table:table-cell>
          <table:table-cell office:value-type="float" office:value="1" calcext:value-type="float">
            <text:p>1</text:p>
          </table:table-cell>
        </table:table-row>
        <table:table-row table:style-name="ro23">
          <table:table-cell office:value-type="string" calcext:value-type="string">
            <text:p>US$300 million</text:p>
          </table:table-cell>
          <table:table-cell office:value-type="float" office:value="2" calcext:value-type="float">
            <text:p>2</text:p>
          </table:table-cell>
        </table:table-row>
        <table:table-row table:style-name="ro23">
          <table:table-cell office:value-type="string" calcext:value-type="string">
            <text:p>US$320 million</text:p>
          </table:table-cell>
          <table:table-cell office:value-type="float" office:value="1" calcext:value-type="float">
            <text:p>1</text:p>
          </table:table-cell>
        </table:table-row>
        <table:table-row table:style-name="ro23">
          <table:table-cell office:value-type="string" calcext:value-type="string">
            <text:p>US$328 million</text:p>
          </table:table-cell>
          <table:table-cell office:value-type="float" office:value="1" calcext:value-type="float">
            <text:p>1</text:p>
          </table:table-cell>
        </table:table-row>
        <table:table-row table:style-name="ro23">
          <table:table-cell office:value-type="string" calcext:value-type="string">
            <text:p>US$33 million</text:p>
          </table:table-cell>
          <table:table-cell office:value-type="float" office:value="1" calcext:value-type="float">
            <text:p>1</text:p>
          </table:table-cell>
        </table:table-row>
        <table:table-row table:style-name="ro23">
          <table:table-cell office:value-type="string" calcext:value-type="string">
            <text:p>US$336 million</text:p>
          </table:table-cell>
          <table:table-cell office:value-type="float" office:value="1" calcext:value-type="float">
            <text:p>1</text:p>
          </table:table-cell>
        </table:table-row>
        <table:table-row table:style-name="ro23">
          <table:table-cell office:value-type="string" calcext:value-type="string">
            <text:p>US$34.1 million</text:p>
          </table:table-cell>
          <table:table-cell office:value-type="float" office:value="1" calcext:value-type="float">
            <text:p>1</text:p>
          </table:table-cell>
        </table:table-row>
        <table:table-row table:style-name="ro23">
          <table:table-cell office:value-type="string" calcext:value-type="string">
            <text:p>US$35 million</text:p>
          </table:table-cell>
          <table:table-cell office:value-type="float" office:value="1" calcext:value-type="float">
            <text:p>1</text:p>
          </table:table-cell>
        </table:table-row>
        <table:table-row table:style-name="ro23">
          <table:table-cell office:value-type="string" calcext:value-type="string">
            <text:p>US$350 million</text:p>
          </table:table-cell>
          <table:table-cell office:value-type="float" office:value="1" calcext:value-type="float">
            <text:p>1</text:p>
          </table:table-cell>
        </table:table-row>
        <table:table-row table:style-name="ro23">
          <table:table-cell office:value-type="string" calcext:value-type="string">
            <text:p>US$375 million</text:p>
          </table:table-cell>
          <table:table-cell office:value-type="float" office:value="1" calcext:value-type="float">
            <text:p>1</text:p>
          </table:table-cell>
        </table:table-row>
        <table:table-row table:style-name="ro23">
          <table:table-cell office:value-type="string" calcext:value-type="string">
            <text:p>US$39 million</text:p>
          </table:table-cell>
          <table:table-cell office:value-type="float" office:value="1" calcext:value-type="float">
            <text:p>1</text:p>
          </table:table-cell>
        </table:table-row>
        <table:table-row table:style-name="ro23">
          <table:table-cell office:value-type="string" calcext:value-type="string">
            <text:p>US$4 million (lease cost for 25,000 ha)</text:p>
          </table:table-cell>
          <table:table-cell office:value-type="float" office:value="1" calcext:value-type="float">
            <text:p>1</text:p>
          </table:table-cell>
        </table:table-row>
        <table:table-row table:style-name="ro23">
          <table:table-cell office:value-type="string" calcext:value-type="string">
            <text:p>US$4.8 million</text:p>
          </table:table-cell>
          <table:table-cell office:value-type="float" office:value="1" calcext:value-type="float">
            <text:p>1</text:p>
          </table:table-cell>
        </table:table-row>
        <table:table-row table:style-name="ro23">
          <table:table-cell office:value-type="string" calcext:value-type="string">
            <text:p>US$4/ha/yr (lease)</text:p>
          </table:table-cell>
          <table:table-cell office:value-type="float" office:value="2" calcext:value-type="float">
            <text:p>2</text:p>
          </table:table-cell>
        </table:table-row>
        <table:table-row table:style-name="ro23">
          <table:table-cell office:value-type="string" calcext:value-type="string">
            <text:p>US$40 million</text:p>
          </table:table-cell>
          <table:table-cell office:value-type="float" office:value="4" calcext:value-type="float">
            <text:p>4</text:p>
          </table:table-cell>
        </table:table-row>
        <table:table-row table:style-name="ro23">
          <table:table-cell office:value-type="string" calcext:value-type="string">
            <text:p>US$400 million</text:p>
          </table:table-cell>
          <table:table-cell office:value-type="float" office:value="2" calcext:value-type="float">
            <text:p>2</text:p>
          </table:table-cell>
        </table:table-row>
        <table:table-row table:style-name="ro23">
          <table:table-cell office:value-type="string" calcext:value-type="string">
            <text:p>US$41 million</text:p>
          </table:table-cell>
          <table:table-cell office:value-type="float" office:value="1" calcext:value-type="float">
            <text:p>1</text:p>
          </table:table-cell>
        </table:table-row>
        <table:table-row table:style-name="ro23">
          <table:table-cell office:value-type="string" calcext:value-type="string">
            <text:p>US$415 million</text:p>
          </table:table-cell>
          <table:table-cell office:value-type="float" office:value="1" calcext:value-type="float">
            <text:p>1</text:p>
          </table:table-cell>
        </table:table-row>
        <table:table-row table:style-name="ro23">
          <table:table-cell office:value-type="string" calcext:value-type="string">
            <text:p>US$42 million</text:p>
          </table:table-cell>
          <table:table-cell office:value-type="float" office:value="1" calcext:value-type="float">
            <text:p>1</text:p>
          </table:table-cell>
        </table:table-row>
        <table:table-row table:style-name="ro23">
          <table:table-cell office:value-type="string" calcext:value-type="string">
            <text:p>US$43 million</text:p>
          </table:table-cell>
          <table:table-cell office:value-type="float" office:value="1" calcext:value-type="float">
            <text:p>1</text:p>
          </table:table-cell>
        </table:table-row>
        <table:table-row table:style-name="ro23">
          <table:table-cell office:value-type="string" calcext:value-type="string">
            <text:p>US$45.3 million</text:p>
          </table:table-cell>
          <table:table-cell office:value-type="float" office:value="1" calcext:value-type="float">
            <text:p>1</text:p>
          </table:table-cell>
        </table:table-row>
        <table:table-row table:style-name="ro23">
          <table:table-cell office:value-type="string" calcext:value-type="string">
            <text:p>US$456 million</text:p>
          </table:table-cell>
          <table:table-cell office:value-type="float" office:value="1" calcext:value-type="float">
            <text:p>1</text:p>
          </table:table-cell>
        </table:table-row>
        <table:table-row table:style-name="ro23">
          <table:table-cell office:value-type="string" calcext:value-type="string">
            <text:p>US$5 million</text:p>
          </table:table-cell>
          <table:table-cell office:value-type="float" office:value="3" calcext:value-type="float">
            <text:p>3</text:p>
          </table:table-cell>
        </table:table-row>
        <table:table-row table:style-name="ro23">
          <table:table-cell office:value-type="string" calcext:value-type="string">
            <text:p>US$5.49 million</text:p>
          </table:table-cell>
          <table:table-cell office:value-type="float" office:value="1" calcext:value-type="float">
            <text:p>1</text:p>
          </table:table-cell>
        </table:table-row>
        <table:table-row table:style-name="ro23">
          <table:table-cell office:value-type="string" calcext:value-type="string">
            <text:p>US$50 million</text:p>
          </table:table-cell>
          <table:table-cell office:value-type="float" office:value="2" calcext:value-type="float">
            <text:p>2</text:p>
          </table:table-cell>
        </table:table-row>
        <table:table-row table:style-name="ro23">
          <table:table-cell office:value-type="string" calcext:value-type="string">
            <text:p>US$500 million</text:p>
          </table:table-cell>
          <table:table-cell office:value-type="float" office:value="1" calcext:value-type="float">
            <text:p>1</text:p>
          </table:table-cell>
        </table:table-row>
        <table:table-row table:style-name="ro23">
          <table:table-cell office:value-type="string" calcext:value-type="string">
            <text:p>US$53.2 million</text:p>
          </table:table-cell>
          <table:table-cell office:value-type="float" office:value="1" calcext:value-type="float">
            <text:p>1</text:p>
          </table:table-cell>
        </table:table-row>
        <table:table-row table:style-name="ro23">
          <table:table-cell office:value-type="string" calcext:value-type="string">
            <text:p>US$55 million</text:p>
          </table:table-cell>
          <table:table-cell office:value-type="float" office:value="1" calcext:value-type="float">
            <text:p>1</text:p>
          </table:table-cell>
        </table:table-row>
        <table:table-row table:style-name="ro23">
          <table:table-cell office:value-type="string" calcext:value-type="string">
            <text:p>US$569 million</text:p>
          </table:table-cell>
          <table:table-cell office:value-type="float" office:value="1" calcext:value-type="float">
            <text:p>1</text:p>
          </table:table-cell>
        </table:table-row>
        <table:table-row table:style-name="ro23">
          <table:table-cell office:value-type="string" calcext:value-type="string">
            <text:p>US$57,600 (US$0.80/ha)</text:p>
          </table:table-cell>
          <table:table-cell office:value-type="float" office:value="1" calcext:value-type="float">
            <text:p>1</text:p>
          </table:table-cell>
        </table:table-row>
        <table:table-row table:style-name="ro23">
          <table:table-cell office:value-type="string" calcext:value-type="string">
            <text:p>US$6.2 million</text:p>
          </table:table-cell>
          <table:table-cell office:value-type="float" office:value="1" calcext:value-type="float">
            <text:p>1</text:p>
          </table:table-cell>
        </table:table-row>
        <table:table-row table:style-name="ro23">
          <table:table-cell office:value-type="string" calcext:value-type="string">
            <text:p>US$6.4 million</text:p>
          </table:table-cell>
          <table:table-cell office:value-type="float" office:value="1" calcext:value-type="float">
            <text:p>1</text:p>
          </table:table-cell>
        </table:table-row>
        <table:table-row table:style-name="ro23">
          <table:table-cell office:value-type="string" calcext:value-type="string">
            <text:p>US$6.5 million</text:p>
          </table:table-cell>
          <table:table-cell office:value-type="float" office:value="1" calcext:value-type="float">
            <text:p>1</text:p>
          </table:table-cell>
        </table:table-row>
        <table:table-row table:style-name="ro23">
          <table:table-cell office:value-type="string" calcext:value-type="string">
            <text:p>US$600 million</text:p>
          </table:table-cell>
          <table:table-cell office:value-type="float" office:value="2" calcext:value-type="float">
            <text:p>2</text:p>
          </table:table-cell>
        </table:table-row>
        <table:table-row table:style-name="ro23">
          <table:table-cell office:value-type="string" calcext:value-type="string">
            <text:p>US$64 million</text:p>
          </table:table-cell>
          <table:table-cell office:value-type="float" office:value="1" calcext:value-type="float">
            <text:p>1</text:p>
          </table:table-cell>
        </table:table-row>
        <table:table-row table:style-name="ro23">
          <table:table-cell office:value-type="string" calcext:value-type="string">
            <text:p>US$65 million</text:p>
          </table:table-cell>
          <table:table-cell office:value-type="float" office:value="1" calcext:value-type="float">
            <text:p>1</text:p>
          </table:table-cell>
        </table:table-row>
        <table:table-row table:style-name="ro23">
          <table:table-cell office:value-type="string" calcext:value-type="string">
            <text:p>US$7 million</text:p>
          </table:table-cell>
          <table:table-cell office:value-type="float" office:value="1" calcext:value-type="float">
            <text:p>1</text:p>
          </table:table-cell>
        </table:table-row>
        <table:table-row table:style-name="ro23">
          <table:table-cell office:value-type="string" calcext:value-type="string">
            <text:p>US$7.7 million</text:p>
          </table:table-cell>
          <table:table-cell office:value-type="float" office:value="1" calcext:value-type="float">
            <text:p>1</text:p>
          </table:table-cell>
        </table:table-row>
        <table:table-row table:style-name="ro23">
          <table:table-cell office:value-type="string" calcext:value-type="string">
            <text:p>US$73 million</text:p>
          </table:table-cell>
          <table:table-cell office:value-type="float" office:value="1" calcext:value-type="float">
            <text:p>1</text:p>
          </table:table-cell>
        </table:table-row>
        <table:table-row table:style-name="ro23">
          <table:table-cell office:value-type="string" calcext:value-type="string">
            <text:p>US$75 million</text:p>
          </table:table-cell>
          <table:table-cell office:value-type="float" office:value="1" calcext:value-type="float">
            <text:p>1</text:p>
          </table:table-cell>
        </table:table-row>
        <table:table-row table:style-name="ro23">
          <table:table-cell office:value-type="string" calcext:value-type="string">
            <text:p>US$77 million</text:p>
          </table:table-cell>
          <table:table-cell office:value-type="float" office:value="2" calcext:value-type="float">
            <text:p>2</text:p>
          </table:table-cell>
        </table:table-row>
        <table:table-row table:style-name="ro23">
          <table:table-cell office:value-type="string" calcext:value-type="string">
            <text:p>US$788 million</text:p>
          </table:table-cell>
          <table:table-cell office:value-type="float" office:value="1" calcext:value-type="float">
            <text:p>1</text:p>
          </table:table-cell>
        </table:table-row>
        <table:table-row table:style-name="ro23">
          <table:table-cell office:value-type="string" calcext:value-type="string">
            <text:p>US$79 million</text:p>
          </table:table-cell>
          <table:table-cell office:value-type="float" office:value="1" calcext:value-type="float">
            <text:p>1</text:p>
          </table:table-cell>
        </table:table-row>
        <table:table-row table:style-name="ro23">
          <table:table-cell office:value-type="string" calcext:value-type="string">
            <text:p>US$8/ha/yr (lease)</text:p>
          </table:table-cell>
          <table:table-cell office:value-type="float" office:value="1" calcext:value-type="float">
            <text:p>1</text:p>
          </table:table-cell>
        </table:table-row>
        <table:table-row table:style-name="ro23">
          <table:table-cell office:value-type="string" calcext:value-type="string">
            <text:p>US$80 million</text:p>
          </table:table-cell>
          <table:table-cell office:value-type="float" office:value="1" calcext:value-type="float">
            <text:p>1</text:p>
          </table:table-cell>
        </table:table-row>
        <table:table-row table:style-name="ro23">
          <table:table-cell office:value-type="string" calcext:value-type="string">
            <text:p>US$83 million</text:p>
          </table:table-cell>
          <table:table-cell office:value-type="float" office:value="1" calcext:value-type="float">
            <text:p>1</text:p>
          </table:table-cell>
        </table:table-row>
        <table:table-row table:style-name="ro23">
          <table:table-cell office:value-type="string" calcext:value-type="string">
            <text:p>US$85 million</text:p>
          </table:table-cell>
          <table:table-cell office:value-type="float" office:value="1" calcext:value-type="float">
            <text:p>1</text:p>
          </table:table-cell>
        </table:table-row>
        <table:table-row table:style-name="ro23">
          <table:table-cell office:value-type="string" calcext:value-type="string">
            <text:p>US$879 million</text:p>
          </table:table-cell>
          <table:table-cell office:value-type="float" office:value="1" calcext:value-type="float">
            <text:p>1</text:p>
          </table:table-cell>
        </table:table-row>
        <table:table-row table:style-name="ro23">
          <table:table-cell office:value-type="string" calcext:value-type="string">
            <text:p>(empty)</text:p>
          </table:table-cell>
          <table:table-cell table:style-name="ce12"/>
        </table:table-row>
        <table:table-row table:style-name="ro23">
          <table:table-cell table:style-name="ce8" office:value-type="string" calcext:value-type="string">
            <text:p>Total Result</text:p>
          </table:table-cell>
          <table:table-cell table:style-name="ce13" office:value-type="float" office:value="416" calcext:value-type="float">
            <text:p>416</text:p>
          </table:table-cell>
        </table:table-row>
      </table:table>
      <table:named-expressions/>
      <table:database-ranges>
        <table:database-range table:name="__Anonymous_Sheet_DB__0" table:target-range-address="Sheet1.A1:Sheet1.I417" table:display-filter-buttons="true" table:orientation="column"/>
        <table:database-range table:name="__Anonymous_Sheet_DB__1" table:target-range-address="Sheet2.G1:Sheet2.G418" table:display-filter-buttons="true">
          <table:filter>
            <table:filter-and>
              <table:filter-condition table:field-number="0" table:value="1" table:operator="=">
                <table:filter-set-item table:value="1"/>
                <table:filter-set-item table:value="US$1.2/ha/yr (after first 7 years) in Gambela and US$8/ha/yr (after first 6 years) in Bako"/>
                <table:filter-set-item table:value="US$1.3 billion"/>
                <table:filter-set-item table:value="US$1.6 billion"/>
                <table:filter-set-item table:value="US$4 million (lease cost for 25,000 ha)"/>
                <table:filter-set-item table:value="US$3.1 billion"/>
                <table:filter-set-item table:value="US$205 million (half of fund)"/>
                <table:filter-set-item table:value="US$4/ha/yr (lease)"/>
                <table:filter-set-item table:value="US$2 billion"/>
                <table:filter-set-item table:value="US$30-35 million"/>
                <table:filter-set-item table:value="US$57,600 (US$0.80/ha)"/>
                <table:filter-set-item table:value="US$8/ha/yr (lease)"/>
              </table:filter-condition>
            </table:filter-and>
          </table:filter>
        </table:database-range>
      </table:database-ranges>
      <table:data-pilot-tables>
        <table:data-pilot-table table:name="DataPilot1" table:application-data="" table:target-range-address="'Pivot Table_Sheet2_1'.A1:'Pivot Table_Sheet2_1'.B86" table:buttons="'Pivot Table_Sheet2_1'.A1" table:show-filter-button="false" table:drill-down-on-double-click="false">
          <table:source-cell-range table:cell-range-address="Sheet2.G1:Sheet2.G418"/>
          <table:data-pilot-field table:source-field-name="Data" table:orientation="column" table:used-hierarchy="0" table:function="auto">
            <table:data-pilot-level table:show-empty="false" calcext:repeat-item-labels="false">
              <table:data-pilot-display-info table:enabled="false" table:display-member-mode="from-top" table:member-count="0" table:data-field=""/>
              <table:data-pilot-sort-info table:order="descending" table:sort-mode="none"/>
              <table:data-pilot-layout-info table:add-empty-lines="false" table:layout-mode="tabular-layout"/>
            </table:data-pilot-level>
          </table:data-pilot-field>
          <table:data-pilot-field table:source-field-name="Projected investment" table:orientation="row" table:used-hierarchy="0" table:function="auto">
            <table:data-pilot-level table:show-empty="false" calcext:repeat-item-labels="false">
              <table:data-pilot-members>
                <table:data-pilot-member table:name="1" table:display="true" table:show-details="true"/>
                <table:data-pilot-member table:name="Missing" table:display="true" table:show-details="true"/>
                <table:data-pilot-member table:name="US$1,240 million" table:display="true" table:show-details="true"/>
                <table:data-pilot-member table:name="US$1,500 million" table:display="true" table:show-details="true"/>
                <table:data-pilot-member table:name="US$1,876 million" table:display="true" table:show-details="true"/>
                <table:data-pilot-member table:name="US$1.2/ha/yr (after first 7 years) in Gambela and US$8/ha/yr (after first 6 years) in Bako" table:display="true" table:show-details="true"/>
                <table:data-pilot-member table:name="US$1.3 billion" table:display="true" table:show-details="true"/>
                <table:data-pilot-member table:name="US$1.6 billion" table:display="true" table:show-details="true"/>
                <table:data-pilot-member table:name="US$10 million" table:display="true" table:show-details="true"/>
                <table:data-pilot-member table:name="US$100 million" table:display="true" table:show-details="true"/>
                <table:data-pilot-member table:name="US$111 million" table:display="true" table:show-details="true"/>
                <table:data-pilot-member table:name="US$12.5 million" table:display="true" table:show-details="true"/>
                <table:data-pilot-member table:name="US$120 million" table:display="true" table:show-details="true"/>
                <table:data-pilot-member table:name="US$136 million" table:display="true" table:show-details="true"/>
                <table:data-pilot-member table:name="US$15 million" table:display="true" table:show-details="true"/>
                <table:data-pilot-member table:name="US$16.3 million" table:display="true" table:show-details="true"/>
                <table:data-pilot-member table:name="US$16.7 million" table:display="true" table:show-details="true"/>
                <table:data-pilot-member table:name="US$160 million" table:display="true" table:show-details="true"/>
                <table:data-pilot-member table:name="US$166 million" table:display="true" table:show-details="true"/>
                <table:data-pilot-member table:name="US$18 million" table:display="true" table:show-details="true"/>
                <table:data-pilot-member table:name="US$18,400 million" table:display="true" table:show-details="true"/>
                <table:data-pilot-member table:name="US$2 billion" table:display="true" table:show-details="true"/>
                <table:data-pilot-member table:name="US$2,500 million" table:display="true" table:show-details="true"/>
                <table:data-pilot-member table:name="US$20 million" table:display="true" table:show-details="true"/>
                <table:data-pilot-member table:name="US$200 million" table:display="true" table:show-details="true"/>
                <table:data-pilot-member table:name="US$204 million" table:display="true" table:show-details="true"/>
                <table:data-pilot-member table:name="US$205 million (half of fund)" table:display="true" table:show-details="true"/>
                <table:data-pilot-member table:name="US$21 million" table:display="true" table:show-details="true"/>
                <table:data-pilot-member table:name="US$23 million" table:display="true" table:show-details="true"/>
                <table:data-pilot-member table:name="US$250 million" table:display="true" table:show-details="true"/>
                <table:data-pilot-member table:name="US$251 million" table:display="true" table:show-details="true"/>
                <table:data-pilot-member table:name="US$254 million" table:display="true" table:show-details="true"/>
                <table:data-pilot-member table:name="US$27 million" table:display="true" table:show-details="true"/>
                <table:data-pilot-member table:name="US$3.1 billion" table:display="true" table:show-details="true"/>
                <table:data-pilot-member table:name="US$30 million" table:display="true" table:show-details="true"/>
                <table:data-pilot-member table:name="US$30-35 million" table:display="true" table:show-details="true"/>
                <table:data-pilot-member table:name="US$300 million" table:display="true" table:show-details="true"/>
                <table:data-pilot-member table:name="US$320 million" table:display="true" table:show-details="true"/>
                <table:data-pilot-member table:name="US$328 million" table:display="true" table:show-details="true"/>
                <table:data-pilot-member table:name="US$33 million" table:display="true" table:show-details="true"/>
                <table:data-pilot-member table:name="US$336 million" table:display="true" table:show-details="true"/>
                <table:data-pilot-member table:name="US$34.1 million" table:display="true" table:show-details="true"/>
                <table:data-pilot-member table:name="US$35 million" table:display="true" table:show-details="true"/>
                <table:data-pilot-member table:name="US$350 million" table:display="true" table:show-details="true"/>
                <table:data-pilot-member table:name="US$375 million" table:display="true" table:show-details="true"/>
                <table:data-pilot-member table:name="US$39 million" table:display="true" table:show-details="true"/>
                <table:data-pilot-member table:name="US$4 million (lease cost for 25,000 ha)" table:display="true" table:show-details="true"/>
                <table:data-pilot-member table:name="US$4.8 million" table:display="true" table:show-details="true"/>
                <table:data-pilot-member table:name="US$4/ha/yr (lease)" table:display="true" table:show-details="true"/>
                <table:data-pilot-member table:name="US$40 million" table:display="true" table:show-details="true"/>
                <table:data-pilot-member table:name="US$400 million" table:display="true" table:show-details="true"/>
                <table:data-pilot-member table:name="US$41 million" table:display="true" table:show-details="true"/>
                <table:data-pilot-member table:name="US$415 million" table:display="true" table:show-details="true"/>
                <table:data-pilot-member table:name="US$42 million" table:display="true" table:show-details="true"/>
                <table:data-pilot-member table:name="US$43 million" table:display="true" table:show-details="true"/>
                <table:data-pilot-member table:name="US$45.3 million" table:display="true" table:show-details="true"/>
                <table:data-pilot-member table:name="US$456 million" table:display="true" table:show-details="true"/>
                <table:data-pilot-member table:name="US$5 million" table:display="true" table:show-details="true"/>
                <table:data-pilot-member table:name="US$5.49 million" table:display="true" table:show-details="true"/>
                <table:data-pilot-member table:name="US$50 million" table:display="true" table:show-details="true"/>
                <table:data-pilot-member table:name="US$500 million" table:display="true" table:show-details="true"/>
                <table:data-pilot-member table:name="US$53.2 million" table:display="true" table:show-details="true"/>
                <table:data-pilot-member table:name="US$55 million" table:display="true" table:show-details="true"/>
                <table:data-pilot-member table:name="US$569 million" table:display="true" table:show-details="true"/>
                <table:data-pilot-member table:name="US$57,600 (US$0.80/ha)" table:display="true" table:show-details="true"/>
                <table:data-pilot-member table:name="US$6.2 million" table:display="true" table:show-details="true"/>
                <table:data-pilot-member table:name="US$6.4 million" table:display="true" table:show-details="true"/>
                <table:data-pilot-member table:name="US$6.5 million" table:display="true" table:show-details="true"/>
                <table:data-pilot-member table:name="US$600 million" table:display="true" table:show-details="true"/>
                <table:data-pilot-member table:name="US$64 million" table:display="true" table:show-details="true"/>
                <table:data-pilot-member table:name="US$65 million" table:display="true" table:show-details="true"/>
                <table:data-pilot-member table:name="US$7 million" table:display="true" table:show-details="true"/>
                <table:data-pilot-member table:name="US$7.7 million" table:display="true" table:show-details="true"/>
                <table:data-pilot-member table:name="US$73 million" table:display="true" table:show-details="true"/>
                <table:data-pilot-member table:name="US$75 million" table:display="true" table:show-details="true"/>
                <table:data-pilot-member table:name="US$77 million" table:display="true" table:show-details="true"/>
                <table:data-pilot-member table:name="US$788 million" table:display="true" table:show-details="true"/>
                <table:data-pilot-member table:name="US$79 million" table:display="true" table:show-details="true"/>
                <table:data-pilot-member table:name="US$8/ha/yr (lease)" table:display="true" table:show-details="true"/>
                <table:data-pilot-member table:name="US$80 million" table:display="true" table:show-details="true"/>
                <table:data-pilot-member table:name="US$83 million" table:display="true" table:show-details="true"/>
                <table:data-pilot-member table:name="US$85 million" table:display="true" table:show-details="true"/>
                <table:data-pilot-member table:name="US$879 million"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Projected investment"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2.01pt" style:rotation-align="none" style:vertical-align="middl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3333"/>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fo:page-width="595.3pt" fo:page-height="841.89pt" style:num-format="1" style:print-orientation="portrait" fo:margin-top="70.84pt" fo:margin-bottom="70.84pt" fo:margin-left="53.86pt" fo:margin-right="53.86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5">00/00/0000</text:date>, <text:time style:data-style-name="N2" text:time-value="18:19:57.417000000">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5T20:10:11.016000000</dc:date>
    <meta:editing-duration>P4DT21H33M5S</meta:editing-duration>
    <meta:editing-cycles>2</meta:editing-cycles>
    <meta:generator>LibreOffice/5.0.1.2$Windows_x86 LibreOffice_project/81898c9f5c0d43f3473ba111d7b351050be20261</meta:generator>
    <meta:document-statistic meta:table-count="3" meta:cell-count="7745" meta:object-count="0"/>
  </office:meta>
</office:document-meta>
</file>